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83.13mm"/>
    </style:style>
    <style:style style:name="co8" style:family="table-column">
      <style:table-column-properties fo:break-before="auto" style:column-width="46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_for_genus_spec_subset_lat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CBI Accession</text:p>
          </table:table-cell>
          <table:table-cell table:style-name="ce1" office:value-type="string" calcext:value-type="string">
            <text:p>NCBI Tax ID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Phylum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NZ_JIAL01000001.1</text:p>
          </table:table-cell>
          <table:table-cell office:value-type="float" office:value="1382359" calcext:value-type="float">
            <text:p>13823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Acidobacterium</text:p>
          </table:table-cell>
          <table:table-cell office:value-type="string" calcext:value-type="string">
            <text:p>Acidobacterium ailaaui</text:p>
          </table:table-cell>
        </table:table-row>
        <table:table-row table:style-name="ro1">
          <table:table-cell office:value-type="string" calcext:value-type="string">
            <text:p>NZ_JQKI01000001.1</text:p>
          </table:table-cell>
          <table:table-cell office:value-type="float" office:value="1121860" calcext:value-type="float">
            <text:p>11218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Edaphobacter</text:p>
          </table:table-cell>
          <table:table-cell office:value-type="string" calcext:value-type="string">
            <text:p>Edaphobacter aggregans</text:p>
          </table:table-cell>
        </table:table-row>
        <table:table-row table:style-name="ro1">
          <table:table-cell office:value-type="string" calcext:value-type="string">
            <text:p>NC_015064.1</text:p>
          </table:table-cell>
          <table:table-cell office:value-type="float" office:value="1198114" calcext:value-type="float">
            <text:p>11981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</text:p>
          </table:table-cell>
          <table:table-cell office:value-type="string" calcext:value-type="string">
            <text:p>Granulicella tundricola</text:p>
          </table:table-cell>
        </table:table-row>
        <table:table-row table:style-name="ro1">
          <table:table-cell office:value-type="string" calcext:value-type="string">
            <text:p>NZ_LBHJ01000001.1</text:p>
          </table:table-cell>
          <table:table-cell office:value-type="float" office:value="1577686" calcext:value-type="float">
            <text:p>15776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Silvibacterium</text:p>
          </table:table-cell>
          <table:table-cell office:value-type="string" calcext:value-type="string">
            <text:p>Silvibacterium bohemicum</text:p>
          </table:table-cell>
        </table:table-row>
        <table:table-row table:style-name="ro1">
          <table:table-cell office:value-type="string" calcext:value-type="string">
            <text:p>NZ_LAIJ01000001.1</text:p>
          </table:table-cell>
          <table:table-cell office:value-type="float" office:value="1577687" calcext:value-type="float">
            <text:p>15776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 office:value-type="string" calcext:value-type="string">
            <text:p>Terracidiphilus gabretensis</text:p>
          </table:table-cell>
        </table:table-row>
        <table:table-row table:style-name="ro1">
          <table:table-cell office:value-type="string" calcext:value-type="string">
            <text:p>NZ_JUGR01000001.1</text:p>
          </table:table-cell>
          <table:table-cell office:value-type="float" office:value="278961" calcext:value-type="float">
            <text:p>2789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Acidobacteriia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iglobus</text:p>
          </table:table-cell>
          <table:table-cell/>
        </table:table-row>
        <table:table-row table:style-name="ro1">
          <table:table-cell office:value-type="string" calcext:value-type="string">
            <text:p>NC_016024.1</text:p>
          </table:table-cell>
          <table:table-cell office:value-type="float" office:value="981222" calcext:value-type="float">
            <text:p>9812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Blastocatell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loracidobacterium</text:p>
          </table:table-cell>
          <table:table-cell office:value-type="string" calcext:value-type="string">
            <text:p>Chloracidobacterium thermophilum</text:p>
          </table:table-cell>
        </table:table-row>
        <table:table-row table:style-name="ro1">
          <table:table-cell office:value-type="string" calcext:value-type="string">
            <text:p>NZ_CBXV010000001.1</text:p>
          </table:table-cell>
          <table:table-cell office:value-type="float" office:value="454194" calcext:value-type="float">
            <text:p>454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Blastocatell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inomonadaceae</text:p>
          </table:table-cell>
          <table:table-cell office:value-type="string" calcext:value-type="string">
            <text:p>Pyrinomonas</text:p>
          </table:table-cell>
          <table:table-cell office:value-type="string" calcext:value-type="string">
            <text:p>Pyrinomonas methylaliphatogenes</text:p>
          </table:table-cell>
        </table:table-row>
        <table:table-row table:style-name="ro1">
          <table:table-cell office:value-type="string" calcext:value-type="string">
            <text:p>NZ_KE386810.1</text:p>
          </table:table-cell>
          <table:table-cell office:value-type="float" office:value="1121920" calcext:value-type="float">
            <text:p>11219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Holophagae</text:p>
          </table:table-cell>
          <table:table-cell office:value-type="string" calcext:value-type="string">
            <text:p>Holophagales</text:p>
          </table:table-cell>
          <table:table-cell office:value-type="string" calcext:value-type="string">
            <text:p>Holophagaceae</text:p>
          </table:table-cell>
          <table:table-cell office:value-type="string" calcext:value-type="string">
            <text:p>Geothrix</text:p>
          </table:table-cell>
          <table:table-cell office:value-type="string" calcext:value-type="string">
            <text:p>Geothrix fermentans</text:p>
          </table:table-cell>
        </table:table-row>
        <table:table-row table:style-name="ro1">
          <table:table-cell office:value-type="string" calcext:value-type="string">
            <text:p>NZ_KI912268.1</text:p>
          </table:table-cell>
          <table:table-cell office:value-type="float" office:value="903818" calcext:value-type="float">
            <text:p>903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Holophagae</text:p>
          </table:table-cell>
          <table:table-cell office:value-type="string" calcext:value-type="string">
            <text:p>Holophagales</text:p>
          </table:table-cell>
          <table:table-cell office:value-type="string" calcext:value-type="string">
            <text:p>Holophagaceae</text:p>
          </table:table-cell>
          <table:table-cell office:value-type="string" calcext:value-type="string">
            <text:p>Holophaga</text:p>
          </table:table-cell>
          <table:table-cell office:value-type="string" calcext:value-type="string">
            <text:p>Holophaga foetida</text:p>
          </table:table-cell>
        </table:table-row>
        <table:table-row table:style-name="ro1">
          <table:table-cell office:value-type="string" calcext:value-type="string">
            <text:p>NZ_JMFG01000001.1</text:p>
          </table:table-cell>
          <table:table-cell office:value-type="float" office:value="1312852" calcext:value-type="float">
            <text:p>13128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hermoanaerobaculum</text:p>
          </table:table-cell>
          <table:table-cell office:value-type="string" calcext:value-type="string">
            <text:p>Thermoanaerobaculum aquaticum</text:p>
          </table:table-cell>
        </table:table-row>
        <table:table-row table:style-name="ro1">
          <table:table-cell office:value-type="string" calcext:value-type="string">
            <text:p>NZ_JNIF01000001.1</text:p>
          </table:table-cell>
          <table:table-cell office:value-type="float" office:value="1340493" calcext:value-type="float">
            <text:p>13404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Solibacteres</text:p>
          </table:table-cell>
          <table:table-cell office:value-type="string" calcext:value-type="string">
            <text:p>Solibacterales</text:p>
          </table:table-cell>
          <table:table-cell office:value-type="string" calcext:value-type="string">
            <text:p>Bryobacteraceae</text:p>
          </table:table-cell>
          <table:table-cell office:value-type="string" calcext:value-type="string">
            <text:p>Bryobacter</text:p>
          </table:table-cell>
          <table:table-cell office:value-type="string" calcext:value-type="string">
            <text:p>Bryobacter aggregatus</text:p>
          </table:table-cell>
        </table:table-row>
        <table:table-row table:style-name="ro1">
          <table:table-cell office:value-type="string" calcext:value-type="string">
            <text:p>NC_013124.1</text:p>
          </table:table-cell>
          <table:table-cell office:value-type="float" office:value="525909" calcext:value-type="float">
            <text:p>5259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Acidimicrobiaceae</text:p>
          </table:table-cell>
          <table:table-cell office:value-type="string" calcext:value-type="string">
            <text:p>Acidimicrobium</text:p>
          </table:table-cell>
          <table:table-cell office:value-type="string" calcext:value-type="string">
            <text:p>Acidimicrobium ferrooxidans</text:p>
          </table:table-cell>
        </table:table-row>
        <table:table-row table:style-name="ro1">
          <table:table-cell office:value-type="string" calcext:value-type="string">
            <text:p>NZ_JXYS01000001.1</text:p>
          </table:table-cell>
          <table:table-cell office:value-type="float" office:value="1280514" calcext:value-type="float">
            <text:p>12805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Acidimicrobiaceae</text:p>
          </table:table-cell>
          <table:table-cell office:value-type="string" calcext:value-type="string">
            <text:p>Acidithrix</text:p>
          </table:table-cell>
          <table:table-cell office:value-type="string" calcext:value-type="string">
            <text:p>Acidithrix ferrooxidans</text:p>
          </table:table-cell>
        </table:table-row>
        <table:table-row table:style-name="ro1">
          <table:table-cell office:value-type="string" calcext:value-type="string">
            <text:p>NZ_JQKF01000001.1</text:p>
          </table:table-cell>
          <table:table-cell office:value-type="float" office:value="1121877" calcext:value-type="float">
            <text:p>11218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Acidimicrobiaceae</text:p>
          </table:table-cell>
          <table:table-cell office:value-type="string" calcext:value-type="string">
            <text:p>Ferrimicrobium</text:p>
          </table:table-cell>
          <table:table-cell office:value-type="string" calcext:value-type="string">
            <text:p>Ferrimicrobium acidiphilum</text:p>
          </table:table-cell>
        </table:table-row>
        <table:table-row table:style-name="ro1">
          <table:table-cell office:value-type="string" calcext:value-type="string">
            <text:p>NZ_FQUL01000093.1</text:p>
          </table:table-cell>
          <table:table-cell office:value-type="float" office:value="1121881" calcext:value-type="float">
            <text:p>11218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Acidimicrobiaceae</text:p>
          </table:table-cell>
          <table:table-cell office:value-type="string" calcext:value-type="string">
            <text:p>Ferrithrix</text:p>
          </table:table-cell>
          <table:table-cell office:value-type="string" calcext:value-type="string">
            <text:p>Ferrithrix thermotolerans</text:p>
          </table:table-cell>
        </table:table-row>
        <table:table-row table:style-name="ro1">
          <table:table-cell office:value-type="string" calcext:value-type="string">
            <text:p>NZ_BAOL01000399.1</text:p>
          </table:table-cell>
          <table:table-cell office:value-type="float" office:value="1313171" calcext:value-type="float">
            <text:p>13131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Acidimicrobiaceae</text:p>
          </table:table-cell>
          <table:table-cell office:value-type="string" calcext:value-type="string">
            <text:p>Ilumatobacter</text:p>
          </table:table-cell>
          <table:table-cell office:value-type="string" calcext:value-type="string">
            <text:p>Ilumatobacter nonamiensis</text:p>
          </table:table-cell>
        </table:table-row>
        <table:table-row table:style-name="ro1">
          <table:table-cell office:value-type="string" calcext:value-type="string">
            <text:p>NC_008578.1</text:p>
          </table:table-cell>
          <table:table-cell office:value-type="float" office:value="351607" calcext:value-type="float">
            <text:p>35160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idothermales</text:p>
          </table:table-cell>
          <table:table-cell office:value-type="string" calcext:value-type="string">
            <text:p>Acidothermaceae</text:p>
          </table:table-cell>
          <table:table-cell office:value-type="string" calcext:value-type="string">
            <text:p>Acidothermus</text:p>
          </table:table-cell>
          <table:table-cell office:value-type="string" calcext:value-type="string">
            <text:p>Acidothermus cellulolyticus</text:p>
          </table:table-cell>
        </table:table-row>
        <table:table-row table:style-name="ro1">
          <table:table-cell office:value-type="string" calcext:value-type="string">
            <text:p>NZ_JH992955.1</text:p>
          </table:table-cell>
          <table:table-cell office:value-type="float" office:value="883066" calcext:value-type="float">
            <text:p>88306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Actinobaculum</text:p>
          </table:table-cell>
          <table:table-cell office:value-type="string" calcext:value-type="string">
            <text:p>Actinobaculum massiliense</text:p>
          </table:table-cell>
        </table:table-row>
        <table:table-row table:style-name="ro1">
          <table:table-cell office:value-type="string" calcext:value-type="string">
            <text:p>NZ_CP017812.1</text:p>
          </table:table-cell>
          <table:table-cell office:value-type="float" office:value="1912795" calcext:value-type="float">
            <text:p>191279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Actinomyces</text:p>
          </table:table-cell>
          <table:table-cell/>
        </table:table-row>
        <table:table-row table:style-name="ro1">
          <table:table-cell office:value-type="string" calcext:value-type="string">
            <text:p>NZ_LT706966.1</text:p>
          </table:table-cell>
          <table:table-cell office:value-type="float" office:value="1870995" calcext:value-type="float">
            <text:p>187099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Actinotignum</text:p>
          </table:table-cell>
          <table:table-cell office:value-type="string" calcext:value-type="string">
            <text:p>Actinotignum timonense</text:p>
          </table:table-cell>
        </table:table-row>
        <table:table-row table:style-name="ro1">
          <table:table-cell office:value-type="string" calcext:value-type="string">
            <text:p>NZ_JRMX01000001.1</text:p>
          </table:table-cell>
          <table:table-cell office:value-type="float" office:value="1219585" calcext:value-type="float">
            <text:p>121958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Arcanobacterium</text:p>
          </table:table-cell>
          <table:table-cell/>
        </table:table-row>
        <table:table-row table:style-name="ro1">
          <table:table-cell office:value-type="string" calcext:value-type="string">
            <text:p>NZ_LN831052.1</text:p>
          </table:table-cell>
          <table:table-cell office:value-type="float" office:value="1522309" calcext:value-type="float">
            <text:p>15223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Flaviflexus</text:p>
          </table:table-cell>
          <table:table-cell office:value-type="string" calcext:value-type="string">
            <text:p>Flaviflexus massiliensis</text:p>
          </table:table-cell>
        </table:table-row>
        <table:table-row table:style-name="ro1">
          <table:table-cell office:value-type="string" calcext:value-type="string">
            <text:p>NZ_GL405260.1</text:p>
          </table:table-cell>
          <table:table-cell office:value-type="float" office:value="871571" calcext:value-type="float">
            <text:p>8715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Mobiluncus</text:p>
          </table:table-cell>
          <table:table-cell office:value-type="string" calcext:value-type="string">
            <text:p>Mobiluncus mulieris</text:p>
          </table:table-cell>
        </table:table-row>
        <table:table-row table:style-name="ro1">
          <table:table-cell office:value-type="string" calcext:value-type="string">
            <text:p>NZ_LNIZ01000001.1</text:p>
          </table:table-cell>
          <table:table-cell office:value-type="float" office:value="59561" calcext:value-type="float">
            <text:p>5956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Trueperella</text:p>
          </table:table-cell>
          <table:table-cell office:value-type="string" calcext:value-type="string">
            <text:p>Trueperella bernardiae</text:p>
          </table:table-cell>
        </table:table-row>
        <table:table-row table:style-name="ro1">
          <table:table-cell office:value-type="string" calcext:value-type="string">
            <text:p>NZ_LT827016.1</text:p>
          </table:table-cell>
          <table:table-cell office:value-type="float" office:value="1964383" calcext:value-type="float">
            <text:p>196438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Actinomycetaceae</text:p>
          </table:table-cell>
          <table:table-cell office:value-type="string" calcext:value-type="string">
            <text:p>Varibaculum</text:p>
          </table:table-cell>
          <table:table-cell office:value-type="string" calcext:value-type="string">
            <text:p>Varibaculum timonense</text:p>
          </table:table-cell>
        </table:table-row>
        <table:table-row table:style-name="ro1">
          <table:table-cell office:value-type="string" calcext:value-type="string">
            <text:p>NZ_AQUI01000001.1</text:p>
          </table:table-cell>
          <table:table-cell office:value-type="float" office:value="1089546" calcext:value-type="float">
            <text:p>108954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Actinopolysporales</text:p>
          </table:table-cell>
          <table:table-cell office:value-type="string" calcext:value-type="string">
            <text:p>Actinopolysporaceae</text:p>
          </table:table-cell>
          <table:table-cell office:value-type="string" calcext:value-type="string">
            <text:p>Actinopolyspora</text:p>
          </table:table-cell>
          <table:table-cell office:value-type="string" calcext:value-type="string">
            <text:p>Actinopolyspora halophila</text:p>
          </table:table-cell>
        </table:table-row>
        <table:table-row table:style-name="ro1">
          <table:table-cell office:value-type="string" calcext:value-type="string">
            <text:p>NZ_MWWU01000001.1</text:p>
          </table:table-cell>
          <table:table-cell office:value-type="float" office:value="218139" calcext:value-type="float">
            <text:p>21813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Aeriscardovia</text:p>
          </table:table-cell>
          <table:table-cell office:value-type="string" calcext:value-type="string">
            <text:p>Aeriscardovia aeriphila</text:p>
          </table:table-cell>
        </table:table-row>
        <table:table-row table:style-name="ro1">
          <table:table-cell office:value-type="string" calcext:value-type="string">
            <text:p>NZ_NEKC01000010.1</text:p>
          </table:table-cell>
          <table:table-cell office:value-type="float" office:value="1160091" calcext:value-type="float">
            <text:p>116009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Alloscardovia</text:p>
          </table:table-cell>
          <table:table-cell office:value-type="string" calcext:value-type="string">
            <text:p>Alloscardovia macacae</text:p>
          </table:table-cell>
        </table:table-row>
        <table:table-row table:style-name="ro1">
          <table:table-cell office:value-type="string" calcext:value-type="string">
            <text:p>NZ_JDUQ01000001.1</text:p>
          </table:table-cell>
          <table:table-cell office:value-type="float" office:value="1435464" calcext:value-type="float">
            <text:p>143546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psychraerophilum</text:p>
          </table:table-cell>
        </table:table-row>
        <table:table-row table:style-name="ro1">
          <table:table-cell office:value-type="string" calcext:value-type="string">
            <text:p>NZ_MWWS01000001.1</text:p>
          </table:table-cell>
          <table:table-cell office:value-type="float" office:value="686666" calcext:value-type="float">
            <text:p>68666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ombiscardovia</text:p>
          </table:table-cell>
          <table:table-cell office:value-type="string" calcext:value-type="string">
            <text:p>Bombiscardovia coagulans</text:p>
          </table:table-cell>
        </table:table-row>
        <table:table-row table:style-name="ro1">
          <table:table-cell office:value-type="string" calcext:value-type="string">
            <text:p>NZ_ADEV01000001.1</text:p>
          </table:table-cell>
          <table:table-cell office:value-type="float" office:value="698960" calcext:value-type="float">
            <text:p>69896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Gardnerella</text:p>
          </table:table-cell>
          <table:table-cell office:value-type="string" calcext:value-type="string">
            <text:p>Gardnerella vaginalis</text:p>
          </table:table-cell>
        </table:table-row>
        <table:table-row table:style-name="ro1">
          <table:table-cell office:value-type="string" calcext:value-type="string">
            <text:p>NZ_GG770327.1</text:p>
          </table:table-cell>
          <table:table-cell office:value-type="float" office:value="641144" calcext:value-type="float">
            <text:p>64114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Parascardovia</text:p>
          </table:table-cell>
          <table:table-cell office:value-type="string" calcext:value-type="string">
            <text:p>Parascardovia denticolens</text:p>
          </table:table-cell>
        </table:table-row>
        <table:table-row table:style-name="ro1">
          <table:table-cell office:value-type="string" calcext:value-type="string">
            <text:p>NZ_MWWQ01000001.1</text:p>
          </table:table-cell>
          <table:table-cell office:value-type="float" office:value="987063" calcext:value-type="float">
            <text:p>98706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Pseudoscardovia</text:p>
          </table:table-cell>
          <table:table-cell office:value-type="string" calcext:value-type="string">
            <text:p>Pseudoscardovia suis</text:p>
          </table:table-cell>
        </table:table-row>
        <table:table-row table:style-name="ro1">
          <table:table-cell office:value-type="string" calcext:value-type="string">
            <text:p>NZ_AKCI01000001.1</text:p>
          </table:table-cell>
          <table:table-cell office:value-type="float" office:value="857290" calcext:value-type="float">
            <text:p>85729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Scardovia</text:p>
          </table:table-cell>
          <table:table-cell office:value-type="string" calcext:value-type="string">
            <text:p>Scardovia wiggsiae</text:p>
          </table:table-cell>
        </table:table-row>
        <table:table-row table:style-name="ro1">
          <table:table-cell office:value-type="string" calcext:value-type="string">
            <text:p>NZ_JNYX01000001.1</text:p>
          </table:table-cell>
          <table:table-cell office:value-type="float" office:value="304899" calcext:value-type="float">
            <text:p>30489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atenulisporales</text:p>
          </table:table-cell>
          <table:table-cell office:value-type="string" calcext:value-type="string">
            <text:p>Actinospicaceae</text:p>
          </table:table-cell>
          <table:table-cell office:value-type="string" calcext:value-type="string">
            <text:p>Actinospica</text:p>
          </table:table-cell>
          <table:table-cell office:value-type="string" calcext:value-type="string">
            <text:p>Actinospica acidiphila</text:p>
          </table:table-cell>
        </table:table-row>
        <table:table-row table:style-name="ro1">
          <table:table-cell office:value-type="string" calcext:value-type="string">
            <text:p>NC_013131.1</text:p>
          </table:table-cell>
          <table:table-cell office:value-type="float" office:value="479433" calcext:value-type="float">
            <text:p>47943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atenulisporales</text:p>
          </table:table-cell>
          <table:table-cell office:value-type="string" calcext:value-type="string">
            <text:p>Catenulisporaceae</text:p>
          </table:table-cell>
          <table:table-cell office:value-type="string" calcext:value-type="string">
            <text:p>Catenulispora</text:p>
          </table:table-cell>
          <table:table-cell office:value-type="string" calcext:value-type="string">
            <text:p>Catenulispora acidiphila</text:p>
          </table:table-cell>
        </table:table-row>
        <table:table-row table:style-name="ro1">
          <table:table-cell office:value-type="string" calcext:value-type="string">
            <text:p>NZ_MIYQ01000001.1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Corynebacteriaceae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um diphtheriae</text:p>
          </table:table-cell>
        </table:table-row>
        <table:table-row table:style-name="ro1">
          <table:table-cell office:value-type="string" calcext:value-type="string">
            <text:p>NZ_LBNF01000001.1</text:p>
          </table:table-cell>
          <table:table-cell office:value-type="float" office:value="29321" calcext:value-type="float">
            <text:p>2932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Corynebacteriaceae</text:p>
          </table:table-cell>
          <table:table-cell office:value-type="string" calcext:value-type="string">
            <text:p>Turicella</text:p>
          </table:table-cell>
          <table:table-cell office:value-type="string" calcext:value-type="string">
            <text:p>Turicella otitidis</text:p>
          </table:table-cell>
        </table:table-row>
        <table:table-row table:style-name="ro1">
          <table:table-cell office:value-type="string" calcext:value-type="string">
            <text:p>NZ_MDCG01000001.1</text:p>
          </table:table-cell>
          <table:table-cell office:value-type="float" office:value="665550" calcext:value-type="float">
            <text:p>66555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Dietziaceae</text:p>
          </table:table-cell>
          <table:table-cell office:value-type="string" calcext:value-type="string">
            <text:p>Dietzia</text:p>
          </table:table-cell>
          <table:table-cell office:value-type="string" calcext:value-type="string">
            <text:p>Dietzia alimentaria</text:p>
          </table:table-cell>
        </table:table-row>
        <table:table-row table:style-name="ro1">
          <table:table-cell office:value-type="string" calcext:value-type="string">
            <text:p>NZ_APHK02000001.1</text:p>
          </table:table-cell>
          <table:table-cell office:value-type="float" office:value="1241906" calcext:value-type="float">
            <text:p>124190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Gordoniaceae</text:p>
          </table:table-cell>
          <table:table-cell office:value-type="string" calcext:value-type="string">
            <text:p>Gordonia</text:p>
          </table:table-cell>
          <table:table-cell office:value-type="string" calcext:value-type="string">
            <text:p>Gordonia sp. NB4-1Y</text:p>
          </table:table-cell>
        </table:table-row>
        <table:table-row table:style-name="ro1">
          <table:table-cell office:value-type="string" calcext:value-type="string">
            <text:p>NZ_BCRN01000001.1</text:p>
          </table:table-cell>
          <table:table-cell office:value-type="float" office:value="1219361" calcext:value-type="float">
            <text:p>121936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Gordoniaceae</text:p>
          </table:table-cell>
          <table:table-cell office:value-type="string" calcext:value-type="string">
            <text:p>Millisia</text:p>
          </table:table-cell>
          <table:table-cell office:value-type="string" calcext:value-type="string">
            <text:p>Millisia brevis</text:p>
          </table:table-cell>
        </table:table-row>
        <table:table-row table:style-name="ro1">
          <table:table-cell office:value-type="string" calcext:value-type="string">
            <text:p>NZ_BCRV01000001.1</text:p>
          </table:table-cell>
          <table:table-cell office:value-type="float" office:value="1223536" calcext:value-type="float">
            <text:p>122353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Gordoniaceae</text:p>
          </table:table-cell>
          <table:table-cell office:value-type="string" calcext:value-type="string">
            <text:p>Skermania</text:p>
          </table:table-cell>
          <table:table-cell office:value-type="string" calcext:value-type="string">
            <text:p>Skermania piniformis</text:p>
          </table:table-cell>
        </table:table-row>
        <table:table-row table:style-name="ro1">
          <table:table-cell office:value-type="string" calcext:value-type="string">
            <text:p>NZ_BDDI01000001.1</text:p>
          </table:table-cell>
          <table:table-cell office:value-type="float" office:value="616997" calcext:value-type="float">
            <text:p>61699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Mycobacteriaceae</text:p>
          </table:table-cell>
          <table:table-cell office:value-type="string" calcext:value-type="string">
            <text:p>Hoyosella</text:p>
          </table:table-cell>
          <table:table-cell office:value-type="string" calcext:value-type="string">
            <text:p>Hoyosella altamirensis</text:p>
          </table:table-cell>
        </table:table-row>
        <table:table-row table:style-name="ro1">
          <table:table-cell office:value-type="string" calcext:value-type="string">
            <text:p>NZ_FPZI01000079.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Mycobacteriaceae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Mycobacterium tuberculosis</text:p>
          </table:table-cell>
        </table:table-row>
        <table:table-row table:style-name="ro1">
          <table:table-cell office:value-type="string" calcext:value-type="string">
            <text:p>NZ_CP012390.1</text:p>
          </table:table-cell>
          <table:table-cell office:value-type="float" office:value="1528099" calcext:value-type="float">
            <text:p>152809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wsonella</text:p>
          </table:table-cell>
          <table:table-cell office:value-type="string" calcext:value-type="string">
            <text:p>Lawsonella clevelandensis</text:p>
          </table:table-cell>
        </table:table-row>
        <table:table-row table:style-name="ro1">
          <table:table-cell office:value-type="string" calcext:value-type="string">
            <text:p>NZ_BAVQ01000113.1</text:p>
          </table:table-cell>
          <table:table-cell office:value-type="float" office:value="1448389" calcext:value-type="float">
            <text:p>144838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mitella</text:p>
          </table:table-cell>
          <table:table-cell office:value-type="string" calcext:value-type="string">
            <text:p>Tomitella biformata</text:p>
          </table:table-cell>
        </table:table-row>
        <table:table-row table:style-name="ro1">
          <table:table-cell office:value-type="string" calcext:value-type="string">
            <text:p>NZ_LGDY01000001.1</text:p>
          </table:table-cell>
          <table:table-cell office:value-type="float" office:value="1519492" calcext:value-type="float">
            <text:p>151949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Nocardiaceae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Nocardia sp. NRRL S-836</text:p>
          </table:table-cell>
        </table:table-row>
        <table:table-row table:style-name="ro1">
          <table:table-cell office:value-type="string" calcext:value-type="string">
            <text:p>NZ_JMEW01000001.1</text:p>
          </table:table-cell>
          <table:table-cell office:value-type="float" office:value="1443896" calcext:value-type="float">
            <text:p>144389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Nocardiaceae</text:p>
          </table:table-cell>
          <table:table-cell office:value-type="string" calcext:value-type="string">
            <text:p>Rhodococcus</text:p>
          </table:table-cell>
          <table:table-cell office:value-type="string" calcext:value-type="string">
            <text:p>Rhodococcus fascians</text:p>
          </table:table-cell>
        </table:table-row>
        <table:table-row table:style-name="ro1">
          <table:table-cell office:value-type="string" calcext:value-type="string">
            <text:p>NZ_AQXZ01000001.1</text:p>
          </table:table-cell>
          <table:table-cell office:value-type="float" office:value="1123258" calcext:value-type="float">
            <text:p>112325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Nocardiaceae</text:p>
          </table:table-cell>
          <table:table-cell office:value-type="string" calcext:value-type="string">
            <text:p>Smaragdicoccus</text:p>
          </table:table-cell>
          <table:table-cell office:value-type="string" calcext:value-type="string">
            <text:p>Smaragdicoccus niigatensis</text:p>
          </table:table-cell>
        </table:table-row>
        <table:table-row table:style-name="ro1">
          <table:table-cell office:value-type="string" calcext:value-type="string">
            <text:p>NZ_KI391953.1</text:p>
          </table:table-cell>
          <table:table-cell office:value-type="float" office:value="679197" calcext:value-type="float">
            <text:p>67919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Segniliparaceae</text:p>
          </table:table-cell>
          <table:table-cell office:value-type="string" calcext:value-type="string">
            <text:p>Segniliparus</text:p>
          </table:table-cell>
          <table:table-cell office:value-type="string" calcext:value-type="string">
            <text:p>Segniliparus rugosus</text:p>
          </table:table-cell>
        </table:table-row>
        <table:table-row table:style-name="ro1">
          <table:table-cell office:value-type="string" calcext:value-type="string">
            <text:p>NZ_HE997626.1</text:p>
          </table:table-cell>
          <table:table-cell office:value-type="float" office:value="1151061" calcext:value-type="float">
            <text:p>115106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Tsukamurellaceae</text:p>
          </table:table-cell>
          <table:table-cell office:value-type="string" calcext:value-type="string">
            <text:p>Tsukamurella</text:p>
          </table:table-cell>
          <table:table-cell/>
        </table:table-row>
        <table:table-row table:style-name="ro1">
          <table:table-cell office:value-type="string" calcext:value-type="string">
            <text:p>NZ_AYTE01000001.1</text:p>
          </table:table-cell>
          <table:table-cell office:value-type="float" office:value="1313067" calcext:value-type="float">
            <text:p>131306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Williamsiaceae</text:p>
          </table:table-cell>
          <table:table-cell office:value-type="string" calcext:value-type="string">
            <text:p>Williamsia</text:p>
          </table:table-cell>
          <table:table-cell office:value-type="string" calcext:value-type="string">
            <text:p>Williamsia sp. D3</text:p>
          </table:table-cell>
        </table:table-row>
        <table:table-row table:style-name="ro1">
          <table:table-cell office:value-type="string" calcext:value-type="string">
            <text:p>NZ_FRCS01000040.1</text:p>
          </table:table-cell>
          <table:table-cell office:value-type="float" office:value="134849" calcext:value-type="float">
            <text:p>13484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Frankiales</text:p>
          </table:table-cell>
          <table:table-cell office:value-type="string" calcext:value-type="string">
            <text:p>Cryptosporangiaceae</text:p>
          </table:table-cell>
          <table:table-cell office:value-type="string" calcext:value-type="string">
            <text:p>Cryptosporangium</text:p>
          </table:table-cell>
          <table:table-cell office:value-type="string" calcext:value-type="string">
            <text:p>Cryptosporangium aurantiacum</text:p>
          </table:table-cell>
        </table:table-row>
        <table:table-row table:style-name="ro1">
          <table:table-cell office:value-type="string" calcext:value-type="string">
            <text:p>NC_009921.1</text:p>
          </table:table-cell>
          <table:table-cell office:value-type="float" office:value="298653" calcext:value-type="float">
            <text:p>29865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Frankiales</text:p>
          </table:table-cell>
          <table:table-cell office:value-type="string" calcext:value-type="string">
            <text:p>Frankiaceae</text:p>
          </table:table-cell>
          <table:table-cell office:value-type="string" calcext:value-type="string">
            <text:p>Frankia</text:p>
          </table:table-cell>
          <table:table-cell office:value-type="string" calcext:value-type="string">
            <text:p>Frankia sp. EAN1pec</text:p>
          </table:table-cell>
        </table:table-row>
        <table:table-row table:style-name="ro1">
          <table:table-cell office:value-type="string" calcext:value-type="string">
            <text:p>NZ_FQVU01000009.1</text:p>
          </table:table-cell>
          <table:table-cell office:value-type="float" office:value="1206085" calcext:value-type="float">
            <text:p>120608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Frankiales</text:p>
          </table:table-cell>
          <table:table-cell office:value-type="string" calcext:value-type="string">
            <text:p>Frankiaceae</text:p>
          </table:table-cell>
          <table:table-cell office:value-type="string" calcext:value-type="string">
            <text:p>Jatrophihabitans</text:p>
          </table:table-cell>
          <table:table-cell office:value-type="string" calcext:value-type="string">
            <text:p>Jatrophihabitans endophyticus</text:p>
          </table:table-cell>
        </table:table-row>
        <table:table-row table:style-name="ro1">
          <table:table-cell office:value-type="string" calcext:value-type="string">
            <text:p>NZ_KB913029.1</text:p>
          </table:table-cell>
          <table:table-cell office:value-type="float" office:value="1048339" calcext:value-type="float">
            <text:p>104833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Frankiales</text:p>
          </table:table-cell>
          <table:table-cell office:value-type="string" calcext:value-type="string">
            <text:p>Sporichthyaceae</text:p>
          </table:table-cell>
          <table:table-cell office:value-type="string" calcext:value-type="string">
            <text:p>Sporichthya</text:p>
          </table:table-cell>
          <table:table-cell office:value-type="string" calcext:value-type="string">
            <text:p>Sporichthya polymorpha</text:p>
          </table:table-cell>
        </table:table-row>
        <table:table-row table:style-name="ro1">
          <table:table-cell office:value-type="string" calcext:value-type="string">
            <text:p>NZ_OCNK01000011.1</text:p>
          </table:table-cell>
          <table:table-cell office:value-type="float" office:value="1938745" calcext:value-type="float">
            <text:p>19387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eodermatophilales</text:p>
          </table:table-cell>
          <table:table-cell office:value-type="string" calcext:value-type="string">
            <text:p>Geodermatophilaceae</text:p>
          </table:table-cell>
          <table:table-cell office:value-type="string" calcext:value-type="string">
            <text:p>Blastococcus</text:p>
          </table:table-cell>
          <table:table-cell/>
        </table:table-row>
        <table:table-row table:style-name="ro1">
          <table:table-cell office:value-type="string" calcext:value-type="string">
            <text:p>NZ_FNCF01000012.1</text:p>
          </table:table-cell>
          <table:table-cell office:value-type="float" office:value="333142" calcext:value-type="float">
            <text:p>33314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eodermatophilales</text:p>
          </table:table-cell>
          <table:table-cell office:value-type="string" calcext:value-type="string">
            <text:p>Geodermatophilaceae</text:p>
          </table:table-cell>
          <table:table-cell office:value-type="string" calcext:value-type="string">
            <text:p>Geodermatophilus</text:p>
          </table:table-cell>
          <table:table-cell office:value-type="string" calcext:value-type="string">
            <text:p>Geodermatophilus brasiliensis</text:p>
          </table:table-cell>
        </table:table-row>
        <table:table-row table:style-name="ro1">
          <table:table-cell office:value-type="string" calcext:value-type="string">
            <text:p>NC_017955.1</text:p>
          </table:table-cell>
          <table:table-cell office:value-type="float" office:value="477641" calcext:value-type="float">
            <text:p>47764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eodermatophilales</text:p>
          </table:table-cell>
          <table:table-cell office:value-type="string" calcext:value-type="string">
            <text:p>Geodermatophilaceae</text:p>
          </table:table-cell>
          <table:table-cell office:value-type="string" calcext:value-type="string">
            <text:p>Modestobacter</text:p>
          </table:table-cell>
          <table:table-cell office:value-type="string" calcext:value-type="string">
            <text:p>Modestobacter marinus</text:p>
          </table:table-cell>
        </table:table-row>
        <table:table-row table:style-name="ro1">
          <table:table-cell office:value-type="string" calcext:value-type="string">
            <text:p>NZ_NYMS01000001.1</text:p>
          </table:table-cell>
          <table:table-cell office:value-type="float" office:value="1407559" calcext:value-type="float">
            <text:p>140755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lycomycetales</text:p>
          </table:table-cell>
          <table:table-cell office:value-type="string" calcext:value-type="string">
            <text:p>Glycomycetaceae</text:p>
          </table:table-cell>
          <table:table-cell office:value-type="string" calcext:value-type="string">
            <text:p>Glycomyces</text:p>
          </table:table-cell>
          <table:table-cell office:value-type="string" calcext:value-type="string">
            <text:p>Glycomyces fuscus</text:p>
          </table:table-cell>
        </table:table-row>
        <table:table-row table:style-name="ro1">
          <table:table-cell office:value-type="string" calcext:value-type="string">
            <text:p>NZ_AZUQ01000001.1</text:p>
          </table:table-cell>
          <table:table-cell office:value-type="float" office:value="1089549" calcext:value-type="float">
            <text:p>108954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lycomycetales</text:p>
          </table:table-cell>
          <table:table-cell office:value-type="string" calcext:value-type="string">
            <text:p>Glycomycetaceae</text:p>
          </table:table-cell>
          <table:table-cell office:value-type="string" calcext:value-type="string">
            <text:p>Haloglycomyces</text:p>
          </table:table-cell>
          <table:table-cell office:value-type="string" calcext:value-type="string">
            <text:p>Haloglycomyces albus</text:p>
          </table:table-cell>
        </table:table-row>
        <table:table-row table:style-name="ro1">
          <table:table-cell office:value-type="string" calcext:value-type="string">
            <text:p>NC_013947.1</text:p>
          </table:table-cell>
          <table:table-cell office:value-type="float" office:value="446470" calcext:value-type="float">
            <text:p>4464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Glycomycetales</text:p>
          </table:table-cell>
          <table:table-cell office:value-type="string" calcext:value-type="string">
            <text:p>Glycomycetaceae</text:p>
          </table:table-cell>
          <table:table-cell office:value-type="string" calcext:value-type="string">
            <text:p>Stackebrandtia</text:p>
          </table:table-cell>
          <table:table-cell office:value-type="string" calcext:value-type="string">
            <text:p>Stackebrandtia nassauensis</text:p>
          </table:table-cell>
        </table:table-row>
        <table:table-row table:style-name="ro1">
          <table:table-cell office:value-type="string" calcext:value-type="string">
            <text:p>NZ_KI911782.1</text:p>
          </table:table-cell>
          <table:table-cell office:value-type="float" office:value="987045" calcext:value-type="float">
            <text:p>9870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Jiangellales</text:p>
          </table:table-cell>
          <table:table-cell office:value-type="string" calcext:value-type="string">
            <text:p>Jiangellaceae</text:p>
          </table:table-cell>
          <table:table-cell office:value-type="string" calcext:value-type="string">
            <text:p>Jiangella</text:p>
          </table:table-cell>
          <table:table-cell office:value-type="string" calcext:value-type="string">
            <text:p>Jiangella gansuensis</text:p>
          </table:table-cell>
        </table:table-row>
        <table:table-row table:style-name="ro1">
          <table:table-cell office:value-type="string" calcext:value-type="string">
            <text:p>NZ_LMER01000001.1</text:p>
          </table:table-cell>
          <table:table-cell office:value-type="float" office:value="1736539" calcext:value-type="float">
            <text:p>173653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Kineosporiales</text:p>
          </table:table-cell>
          <table:table-cell office:value-type="string" calcext:value-type="string">
            <text:p>Kineosporiaceae</text:p>
          </table:table-cell>
          <table:table-cell office:value-type="string" calcext:value-type="string">
            <text:p>Angustibacter</text:p>
          </table:table-cell>
          <table:table-cell/>
        </table:table-row>
        <table:table-row table:style-name="ro1">
          <table:table-cell office:value-type="string" calcext:value-type="string">
            <text:p>NC_009664.2</text:p>
          </table:table-cell>
          <table:table-cell office:value-type="float" office:value="266940" calcext:value-type="float">
            <text:p>26694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Kineosporiales</text:p>
          </table:table-cell>
          <table:table-cell office:value-type="string" calcext:value-type="string">
            <text:p>Kineosporiaceae</text:p>
          </table:table-cell>
          <table:table-cell office:value-type="string" calcext:value-type="string">
            <text:p>Kineococcus</text:p>
          </table:table-cell>
          <table:table-cell office:value-type="string" calcext:value-type="string">
            <text:p>Kineococcus radiotolerans</text:p>
          </table:table-cell>
        </table:table-row>
        <table:table-row table:style-name="ro1">
          <table:table-cell office:value-type="string" calcext:value-type="string">
            <text:p>NZ_MWLL01000001.1</text:p>
          </table:table-cell>
          <table:table-cell office:value-type="float" office:value="1961848" calcext:value-type="float">
            <text:p>19618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Kineosporiales</text:p>
          </table:table-cell>
          <table:table-cell office:value-type="string" calcext:value-type="string">
            <text:p>Kineosporiaceae</text:p>
          </table:table-cell>
          <table:table-cell office:value-type="string" calcext:value-type="string">
            <text:p>Kineosporia</text:p>
          </table:table-cell>
          <table:table-cell/>
        </table:table-row>
        <table:table-row table:style-name="ro1">
          <table:table-cell office:value-type="string" calcext:value-type="string">
            <text:p>NZ_FNKA01000004.1</text:p>
          </table:table-cell>
          <table:table-cell office:value-type="float" office:value="1881057" calcext:value-type="float">
            <text:p>188105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Kineosporiales</text:p>
          </table:table-cell>
          <table:table-cell office:value-type="string" calcext:value-type="string">
            <text:p>Kineosporiaceae</text:p>
          </table:table-cell>
          <table:table-cell office:value-type="string" calcext:value-type="string">
            <text:p>Quadrisphaera</text:p>
          </table:table-cell>
          <table:table-cell/>
        </table:table-row>
        <table:table-row table:style-name="ro1">
          <table:table-cell office:value-type="string" calcext:value-type="string">
            <text:p>NC_012669.1</text:p>
          </table:table-cell>
          <table:table-cell office:value-type="float" office:value="471853" calcext:value-type="float">
            <text:p>47185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Beutenbergiaceae</text:p>
          </table:table-cell>
          <table:table-cell office:value-type="string" calcext:value-type="string">
            <text:p>Beutenbergia</text:p>
          </table:table-cell>
          <table:table-cell office:value-type="string" calcext:value-type="string">
            <text:p>Beutenbergia cavernae</text:p>
          </table:table-cell>
        </table:table-row>
        <table:table-row table:style-name="ro1">
          <table:table-cell office:value-type="string" calcext:value-type="string">
            <text:p>NZ_PDJD01000001.1</text:p>
          </table:table-cell>
          <table:table-cell office:value-type="float" office:value="556530" calcext:value-type="float">
            <text:p>55653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Beutenbergiaceae</text:p>
          </table:table-cell>
          <table:table-cell office:value-type="string" calcext:value-type="string">
            <text:p>Serinibacter</text:p>
          </table:table-cell>
          <table:table-cell office:value-type="string" calcext:value-type="string">
            <text:p>Serinibacter salmoneus</text:p>
          </table:table-cell>
        </table:table-row>
        <table:table-row table:style-name="ro1">
          <table:table-cell office:value-type="string" calcext:value-type="string">
            <text:p>NZ_PDJI01000001.1</text:p>
          </table:table-cell>
          <table:table-cell office:value-type="float" office:value="638953" calcext:value-type="float">
            <text:p>63895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Bogoriellaceae</text:p>
          </table:table-cell>
          <table:table-cell office:value-type="string" calcext:value-type="string">
            <text:p>Georgenia</text:p>
          </table:table-cell>
          <table:table-cell office:value-type="string" calcext:value-type="string">
            <text:p>Georgenia soli</text:p>
          </table:table-cell>
        </table:table-row>
        <table:table-row table:style-name="ro1">
          <table:table-cell office:value-type="string" calcext:value-type="string">
            <text:p>NZ_KE384526.1</text:p>
          </table:table-cell>
          <table:table-cell office:value-type="float" office:value="1121122" calcext:value-type="float">
            <text:p>112112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Brevibacteriaceae</text:p>
          </table:table-cell>
          <table:table-cell office:value-type="string" calcext:value-type="string">
            <text:p>Brevibacterium</text:p>
          </table:table-cell>
          <table:table-cell office:value-type="string" calcext:value-type="string">
            <text:p>Brevibacterium album</text:p>
          </table:table-cell>
        </table:table-row>
        <table:table-row table:style-name="ro1">
          <table:table-cell office:value-type="string" calcext:value-type="string">
            <text:p>NZ_AXCW01000001.1</text:p>
          </table:table-cell>
          <table:table-cell office:value-type="float" office:value="948458" calcext:value-type="float">
            <text:p>94845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Cellulomonadaceae</text:p>
          </table:table-cell>
          <table:table-cell office:value-type="string" calcext:value-type="string">
            <text:p>Actinotalea</text:p>
          </table:table-cell>
          <table:table-cell office:value-type="string" calcext:value-type="string">
            <text:p>Actinotalea ferrariae</text:p>
          </table:table-cell>
        </table:table-row>
        <table:table-row table:style-name="ro1">
          <table:table-cell office:value-type="string" calcext:value-type="string">
            <text:p>NZ_AXCZ01000092.1</text:p>
          </table:table-cell>
          <table:table-cell office:value-type="float" office:value="1386082" calcext:value-type="float">
            <text:p>13860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Cellulomonadaceae</text:p>
          </table:table-cell>
          <table:table-cell office:value-type="string" calcext:value-type="string">
            <text:p>Cellulomonas</text:p>
          </table:table-cell>
          <table:table-cell office:value-type="string" calcext:value-type="string">
            <text:p>Cellulomonas bogoriensis</text:p>
          </table:table-cell>
        </table:table-row>
        <table:table-row table:style-name="ro1">
          <table:table-cell office:value-type="string" calcext:value-type="string">
            <text:p>NZ_LMJG01000001.1</text:p>
          </table:table-cell>
          <table:table-cell office:value-type="float" office:value="1736607" calcext:value-type="float">
            <text:p>173660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Cellulomonadaceae</text:p>
          </table:table-cell>
          <table:table-cell office:value-type="string" calcext:value-type="string">
            <text:p>Oerskovia</text:p>
          </table:table-cell>
          <table:table-cell office:value-type="string" calcext:value-type="string">
            <text:p>Oerskovia sp. Root918</text:p>
          </table:table-cell>
        </table:table-row>
        <table:table-row table:style-name="ro1">
          <table:table-cell office:value-type="string" calcext:value-type="string">
            <text:p>NZ_JNIY01000001.1</text:p>
          </table:table-cell>
          <table:table-cell office:value-type="float" office:value="1122933" calcext:value-type="float">
            <text:p>112293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Cellulomonadaceae</text:p>
          </table:table-cell>
          <table:table-cell office:value-type="string" calcext:value-type="string">
            <text:p>Paraoerskovia</text:p>
          </table:table-cell>
          <table:table-cell office:value-type="string" calcext:value-type="string">
            <text:p>Paraoerskovia marina</text:p>
          </table:table-cell>
        </table:table-row>
        <table:table-row table:style-name="ro1">
          <table:table-cell office:value-type="string" calcext:value-type="string">
            <text:p>NZ_BBRD01000006.1</text:p>
          </table:table-cell>
          <table:table-cell office:value-type="float" office:value="327095" calcext:value-type="float">
            <text:p>32709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mequinaceae</text:p>
          </table:table-cell>
          <table:table-cell office:value-type="string" calcext:value-type="string">
            <text:p>Demequina</text:p>
          </table:table-cell>
          <table:table-cell office:value-type="string" calcext:value-type="string">
            <text:p>Demequina aestuarii</text:p>
          </table:table-cell>
        </table:table-row>
        <table:table-row table:style-name="ro1">
          <table:table-cell office:value-type="string" calcext:value-type="string">
            <text:p>NZ_BBMB01000023.1</text:p>
          </table:table-cell>
          <table:table-cell office:value-type="float" office:value="1638989" calcext:value-type="float">
            <text:p>163898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mequinaceae</text:p>
          </table:table-cell>
          <table:table-cell office:value-type="string" calcext:value-type="string">
            <text:p>Lysinimicrobium</text:p>
          </table:table-cell>
          <table:table-cell office:value-type="string" calcext:value-type="string">
            <text:p>Lysinimicrobium subtropicum</text:p>
          </table:table-cell>
        </table:table-row>
        <table:table-row table:style-name="ro1">
          <table:table-cell office:value-type="string" calcext:value-type="string">
            <text:p>NZ_AGBX01000008.1</text:p>
          </table:table-cell>
          <table:table-cell office:value-type="float" office:value="1074488" calcext:value-type="float">
            <text:p>107448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bacteraceae</text:p>
          </table:table-cell>
          <table:table-cell office:value-type="string" calcext:value-type="string">
            <text:p>Brachybacterium</text:p>
          </table:table-cell>
          <table:table-cell office:value-type="string" calcext:value-type="string">
            <text:p>Brachybacterium squillarum</text:p>
          </table:table-cell>
        </table:table-row>
        <table:table-row table:style-name="ro1">
          <table:table-cell office:value-type="string" calcext:value-type="string">
            <text:p>NZ_CP012117.1</text:p>
          </table:table-cell>
          <table:table-cell office:value-type="float" office:value="1630135" calcext:value-type="float">
            <text:p>163013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bacteraceae</text:p>
          </table:table-cell>
          <table:table-cell office:value-type="string" calcext:value-type="string">
            <text:p>Dermabacter</text:p>
          </table:table-cell>
          <table:table-cell office:value-type="string" calcext:value-type="string">
            <text:p>Dermabacter vaginalis</text:p>
          </table:table-cell>
        </table:table-row>
        <table:table-row table:style-name="ro1">
          <table:table-cell office:value-type="string" calcext:value-type="string">
            <text:p>NZ_LN849456.1</text:p>
          </table:table-cell>
          <table:table-cell office:value-type="float" office:value="472569" calcext:value-type="float">
            <text:p>47256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bacteraceae</text:p>
          </table:table-cell>
          <table:table-cell office:value-type="string" calcext:value-type="string">
            <text:p>Devriesea</text:p>
          </table:table-cell>
          <table:table-cell office:value-type="string" calcext:value-type="string">
            <text:p>Devriesea agamarum</text:p>
          </table:table-cell>
        </table:table-row>
        <table:table-row table:style-name="ro1">
          <table:table-cell office:value-type="string" calcext:value-type="string">
            <text:p>NZ_CYUG01000001.1</text:p>
          </table:table-cell>
          <table:table-cell office:value-type="float" office:value="521392" calcext:value-type="float">
            <text:p>52139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bacteraceae</text:p>
          </table:table-cell>
          <table:table-cell office:value-type="string" calcext:value-type="string">
            <text:p>Helcobacillus</text:p>
          </table:table-cell>
          <table:table-cell office:value-type="string" calcext:value-type="string">
            <text:p>Helcobacillus massiliensis</text:p>
          </table:table-cell>
        </table:table-row>
        <table:table-row table:style-name="ro1">
          <table:table-cell office:value-type="string" calcext:value-type="string">
            <text:p>NZ_AQXW01000001.1</text:p>
          </table:table-cell>
          <table:table-cell office:value-type="float" office:value="1121385" calcext:value-type="float">
            <text:p>112138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coccaceae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Demetria terragena</text:p>
          </table:table-cell>
        </table:table-row>
        <table:table-row table:style-name="ro1">
          <table:table-cell office:value-type="string" calcext:value-type="string">
            <text:p>NZ_LDCM01000001.1</text:p>
          </table:table-cell>
          <table:table-cell office:value-type="float" office:value="1641401" calcext:value-type="float">
            <text:p>164140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coccaceae</text:p>
          </table:table-cell>
          <table:table-cell office:value-type="string" calcext:value-type="string">
            <text:p>Dermacoccus</text:p>
          </table:table-cell>
          <table:table-cell office:value-type="string" calcext:value-type="string">
            <text:p>Dermacoccus sp. PE3</text:p>
          </table:table-cell>
        </table:table-row>
        <table:table-row table:style-name="ro1">
          <table:table-cell office:value-type="string" calcext:value-type="string">
            <text:p>NC_013169.1</text:p>
          </table:table-cell>
          <table:table-cell office:value-type="float" office:value="478801" calcext:value-type="float">
            <text:p>47880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coccaceae</text:p>
          </table:table-cell>
          <table:table-cell office:value-type="string" calcext:value-type="string">
            <text:p>Kytococcus</text:p>
          </table:table-cell>
          <table:table-cell office:value-type="string" calcext:value-type="string">
            <text:p>Kytococcus sedentarius</text:p>
          </table:table-cell>
        </table:table-row>
        <table:table-row table:style-name="ro1">
          <table:table-cell office:value-type="string" calcext:value-type="string">
            <text:p>NZ_CP011112.1</text:p>
          </table:table-cell>
          <table:table-cell office:value-type="float" office:value="571913" calcext:value-type="float">
            <text:p>57191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coccaceae</text:p>
          </table:table-cell>
          <table:table-cell office:value-type="string" calcext:value-type="string">
            <text:p>Luteipulveratus</text:p>
          </table:table-cell>
          <table:table-cell office:value-type="string" calcext:value-type="string">
            <text:p>Luteipulveratus mongoliensis</text:p>
          </table:table-cell>
        </table:table-row>
        <table:table-row table:style-name="ro1">
          <table:table-cell office:value-type="string" calcext:value-type="string">
            <text:p>NZ_BAGZ01000033.1</text:p>
          </table:table-cell>
          <table:table-cell office:value-type="float" office:value="1184607" calcext:value-type="float">
            <text:p>118460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tophilaceae</text:p>
          </table:table-cell>
          <table:table-cell office:value-type="string" calcext:value-type="string">
            <text:p>Austwickia</text:p>
          </table:table-cell>
          <table:table-cell office:value-type="string" calcext:value-type="string">
            <text:p>Austwickia chelonae</text:p>
          </table:table-cell>
        </table:table-row>
        <table:table-row table:style-name="ro1">
          <table:table-cell office:value-type="string" calcext:value-type="string">
            <text:p>NZ_LT906453.1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tophilaceae</text:p>
          </table:table-cell>
          <table:table-cell office:value-type="string" calcext:value-type="string">
            <text:p>Dermatophilus</text:p>
          </table:table-cell>
          <table:table-cell office:value-type="string" calcext:value-type="string">
            <text:p>Dermatophilus congolensis</text:p>
          </table:table-cell>
        </table:table-row>
        <table:table-row table:style-name="ro1">
          <table:table-cell office:value-type="string" calcext:value-type="string">
            <text:p>NZ_BAHD01000166.1</text:p>
          </table:table-cell>
          <table:table-cell office:value-type="float" office:value="1184609" calcext:value-type="float">
            <text:p>11846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tophilaceae</text:p>
          </table:table-cell>
          <table:table-cell office:value-type="string" calcext:value-type="string">
            <text:p>Kineosphaera</text:p>
          </table:table-cell>
          <table:table-cell office:value-type="string" calcext:value-type="string">
            <text:p>Kineosphaera limosa</text:p>
          </table:table-cell>
        </table:table-row>
        <table:table-row table:style-name="ro1">
          <table:table-cell office:value-type="string" calcext:value-type="string">
            <text:p>NZ_BAFE01000097.1</text:p>
          </table:table-cell>
          <table:table-cell office:value-type="float" office:value="1089455" calcext:value-type="float">
            <text:p>108945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tophilaceae</text:p>
          </table:table-cell>
          <table:table-cell office:value-type="string" calcext:value-type="string">
            <text:p>Mobilicoccus</text:p>
          </table:table-cell>
          <table:table-cell office:value-type="string" calcext:value-type="string">
            <text:p>Mobilicoccus pelagius</text:p>
          </table:table-cell>
        </table:table-row>
        <table:table-row table:style-name="ro1">
          <table:table-cell office:value-type="string" calcext:value-type="string">
            <text:p>NZ_BCNQ01000001.1</text:p>
          </table:table-cell>
          <table:table-cell office:value-type="float" office:value="1208313" calcext:value-type="float">
            <text:p>120831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Dermatophilaceae</text:p>
          </table:table-cell>
          <table:table-cell office:value-type="string" calcext:value-type="string">
            <text:p>Piscicoccus</text:p>
          </table:table-cell>
          <table:table-cell office:value-type="string" calcext:value-type="string">
            <text:p>Piscicoccus intestinalis</text:p>
          </table:table-cell>
        </table:table-row>
        <table:table-row table:style-name="ro1">
          <table:table-cell office:value-type="string" calcext:value-type="string">
            <text:p>NZ_CP012070.1</text:p>
          </table:table-cell>
          <table:table-cell office:value-type="float" office:value="1658671" calcext:value-type="float">
            <text:p>16586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Arsenicicoccus</text:p>
          </table:table-cell>
          <table:table-cell/>
        </table:table-row>
        <table:table-row table:style-name="ro1">
          <table:table-cell office:value-type="string" calcext:value-type="string">
            <text:p>NZ_MAST01000001.1</text:p>
          </table:table-cell>
          <table:table-cell office:value-type="float" office:value="1869167" calcext:value-type="float">
            <text:p>186916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Humibacillus</text:p>
          </table:table-cell>
          <table:table-cell/>
        </table:table-row>
        <table:table-row table:style-name="ro1">
          <table:table-cell office:value-type="string" calcext:value-type="string">
            <text:p>NC_014830.1</text:p>
          </table:table-cell>
          <table:table-cell office:value-type="float" office:value="710696" calcext:value-type="float">
            <text:p>71069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Intrasporangium</text:p>
          </table:table-cell>
          <table:table-cell office:value-type="string" calcext:value-type="string">
            <text:p>Intrasporangium calvum</text:p>
          </table:table-cell>
        </table:table-row>
        <table:table-row table:style-name="ro1">
          <table:table-cell office:value-type="string" calcext:value-type="string">
            <text:p>NZ_LMRZ01000001.1</text:p>
          </table:table-cell>
          <table:table-cell office:value-type="float" office:value="1736393" calcext:value-type="float">
            <text:p>173639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Janibacter</text:p>
          </table:table-cell>
          <table:table-cell/>
        </table:table-row>
        <table:table-row table:style-name="ro1">
          <table:table-cell office:value-type="string" calcext:value-type="string">
            <text:p>NZ_AVPL01000089.1</text:p>
          </table:table-cell>
          <table:table-cell office:value-type="float" office:value="1385519" calcext:value-type="float">
            <text:p>138551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Knoellia</text:p>
          </table:table-cell>
          <table:table-cell office:value-type="string" calcext:value-type="string">
            <text:p>Knoellia aerolata</text:p>
          </table:table-cell>
        </table:table-row>
        <table:table-row table:style-name="ro1">
          <table:table-cell office:value-type="string" calcext:value-type="string">
            <text:p>NZ_BCRE01000001.1</text:p>
          </table:table-cell>
          <table:table-cell office:value-type="float" office:value="1223526" calcext:value-type="float">
            <text:p>122352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Kribbia</text:p>
          </table:table-cell>
          <table:table-cell office:value-type="string" calcext:value-type="string">
            <text:p>Kribbia dieselivorans</text:p>
          </table:table-cell>
        </table:table-row>
        <table:table-row table:style-name="ro1">
          <table:table-cell office:value-type="string" calcext:value-type="string">
            <text:p>NZ_MLJO01000001.1</text:p>
          </table:table-cell>
          <table:table-cell office:value-type="float" office:value="1428657" calcext:value-type="float">
            <text:p>142865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Monashia</text:p>
          </table:table-cell>
          <table:table-cell office:value-type="string" calcext:value-type="string">
            <text:p>Monashia flava</text:p>
          </table:table-cell>
        </table:table-row>
        <table:table-row table:style-name="ro1">
          <table:table-cell office:value-type="string" calcext:value-type="string">
            <text:p>NZ_ATWJ01000001.1</text:p>
          </table:table-cell>
          <table:table-cell office:value-type="float" office:value="1122622" calcext:value-type="float">
            <text:p>112262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Ornithinimicrobium</text:p>
          </table:table-cell>
          <table:table-cell office:value-type="string" calcext:value-type="string">
            <text:p>Ornithinimicrobium pekingense</text:p>
          </table:table-cell>
        </table:table-row>
        <table:table-row table:style-name="ro1">
          <table:table-cell office:value-type="string" calcext:value-type="string">
            <text:p>NZ_FOHB01000018.1</text:p>
          </table:table-cell>
          <table:table-cell office:value-type="float" office:value="587636" calcext:value-type="float">
            <text:p>58763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Phycicoccus</text:p>
          </table:table-cell>
          <table:table-cell office:value-type="string" calcext:value-type="string">
            <text:p>Phycicoccus cremeus</text:p>
          </table:table-cell>
        </table:table-row>
        <table:table-row table:style-name="ro1">
          <table:table-cell office:value-type="string" calcext:value-type="string">
            <text:p>NZ_LQBL01000001.1</text:p>
          </table:table-cell>
          <table:table-cell office:value-type="float" office:value="767452" calcext:value-type="float">
            <text:p>76745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Serinicoccus</text:p>
          </table:table-cell>
          <table:table-cell office:value-type="string" calcext:value-type="string">
            <text:p>Serinicoccus chungangensis</text:p>
          </table:table-cell>
        </table:table-row>
        <table:table-row table:style-name="ro1">
          <table:table-cell office:value-type="string" calcext:value-type="string">
            <text:p>NZ_JYOE01000001.1</text:p>
          </table:table-cell>
          <table:table-cell office:value-type="float" office:value="1619947" calcext:value-type="float">
            <text:p>161994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Terrabacter</text:p>
          </table:table-cell>
          <table:table-cell office:value-type="string" calcext:value-type="string">
            <text:p>Terrabacter sp. 28</text:p>
          </table:table-cell>
        </table:table-row>
        <table:table-row table:style-name="ro1">
          <table:table-cell office:value-type="string" calcext:value-type="string">
            <text:p>NZ_KB911820.1</text:p>
          </table:table-cell>
          <table:table-cell office:value-type="float" office:value="1172188" calcext:value-type="float">
            <text:p>117218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Terracoccus</text:p>
          </table:table-cell>
          <table:table-cell/>
        </table:table-row>
        <table:table-row table:style-name="ro1">
          <table:table-cell office:value-type="string" calcext:value-type="string">
            <text:p>NZ_HG764815.1</text:p>
          </table:table-cell>
          <table:table-cell office:value-type="float" office:value="1193182" calcext:value-type="float">
            <text:p>11931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Intrasporangiaceae</text:p>
          </table:table-cell>
          <table:table-cell office:value-type="string" calcext:value-type="string">
            <text:p>Tetrasphaera</text:p>
          </table:table-cell>
          <table:table-cell office:value-type="string" calcext:value-type="string">
            <text:p>Tetrasphaera australiensis</text:p>
          </table:table-cell>
        </table:table-row>
        <table:table-row table:style-name="ro1">
          <table:table-cell office:value-type="string" calcext:value-type="string">
            <text:p>NC_013174.1</text:p>
          </table:table-cell>
          <table:table-cell office:value-type="float" office:value="471856" calcext:value-type="float">
            <text:p>47185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Jonesiaceae</text:p>
          </table:table-cell>
          <table:table-cell office:value-type="string" calcext:value-type="string">
            <text:p>Jonesia</text:p>
          </table:table-cell>
          <table:table-cell office:value-type="string" calcext:value-type="string">
            <text:p>Jonesia denitrificans</text:p>
          </table:table-cell>
        </table:table-row>
        <table:table-row table:style-name="ro1">
          <table:table-cell office:value-type="string" calcext:value-type="string">
            <text:p>NZ_JYFC01000001.1</text:p>
          </table:table-cell>
          <table:table-cell office:value-type="float" office:value="110935" calcext:value-type="float">
            <text:p>11093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Agreia</text:p>
          </table:table-cell>
          <table:table-cell office:value-type="string" calcext:value-type="string">
            <text:p>Agreia bicolorata</text:p>
          </table:table-cell>
        </table:table-row>
        <table:table-row table:style-name="ro1">
          <table:table-cell office:value-type="string" calcext:value-type="string">
            <text:p>NZ_FUHU01000048.1</text:p>
          </table:table-cell>
          <table:table-cell office:value-type="float" office:value="1255656" calcext:value-type="float">
            <text:p>125565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Agrococcus</text:p>
          </table:table-cell>
          <table:table-cell office:value-type="string" calcext:value-type="string">
            <text:p>Agrococcus casei</text:p>
          </table:table-cell>
        </table:table-row>
        <table:table-row table:style-name="ro1">
          <table:table-cell office:value-type="string" calcext:value-type="string">
            <text:p>NZ_ATXG01000001.1</text:p>
          </table:table-cell>
          <table:table-cell office:value-type="float" office:value="1120960" calcext:value-type="float">
            <text:p>112096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Agromyces</text:p>
          </table:table-cell>
          <table:table-cell office:value-type="string" calcext:value-type="string">
            <text:p>Agromyces subbeticus</text:p>
          </table:table-cell>
        </table:table-row>
        <table:table-row table:style-name="ro1">
          <table:table-cell office:value-type="string" calcext:value-type="string">
            <text:p>NZ_AP017457.1</text:p>
          </table:table-cell>
          <table:table-cell office:value-type="float" office:value="708131" calcext:value-type="float">
            <text:p>70813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Aurantimicrobium</text:p>
          </table:table-cell>
          <table:table-cell office:value-type="string" calcext:value-type="string">
            <text:p>Aurantimicrobium minutum</text:p>
          </table:table-cell>
        </table:table-row>
        <table:table-row table:style-name="ro1">
          <table:table-cell office:value-type="string" calcext:value-type="string">
            <text:p>NZ_AZQZ01000001.1</text:p>
          </table:table-cell>
          <table:table-cell office:value-type="float" office:value="1291006" calcext:value-type="float">
            <text:p>129100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Clavibacter</text:p>
          </table:table-cell>
          <table:table-cell/>
        </table:table-row>
        <table:table-row table:style-name="ro1">
          <table:table-cell office:value-type="string" calcext:value-type="string">
            <text:p>NZ_CP020715.1</text:p>
          </table:table-cell>
          <table:table-cell office:value-type="float" office:value="1619308" calcext:value-type="float">
            <text:p>161930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Cnuibacter</text:p>
          </table:table-cell>
          <table:table-cell office:value-type="string" calcext:value-type="string">
            <text:p>Cnuibacter physcomitrellae</text:p>
          </table:table-cell>
        </table:table-row>
        <table:table-row table:style-name="ro1">
          <table:table-cell office:value-type="string" calcext:value-type="string">
            <text:p>NZ_FNIB01000042.1</text:p>
          </table:table-cell>
          <table:table-cell office:value-type="float" office:value="1424659" calcext:value-type="float">
            <text:p>142465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Cryobacterium</text:p>
          </table:table-cell>
          <table:table-cell office:value-type="string" calcext:value-type="string">
            <text:p>Cryobacterium flavum</text:p>
          </table:table-cell>
        </table:table-row>
        <table:table-row table:style-name="ro1">
          <table:table-cell office:value-type="string" calcext:value-type="string">
            <text:p>NZ_KB911087.1</text:p>
          </table:table-cell>
          <table:table-cell office:value-type="float" office:value="1169145" calcext:value-type="float">
            <text:p>11691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Cryocola</text:p>
          </table:table-cell>
          <table:table-cell/>
        </table:table-row>
        <table:table-row table:style-name="ro1">
          <table:table-cell office:value-type="string" calcext:value-type="string">
            <text:p>NZ_MJGN01000001.1</text:p>
          </table:table-cell>
          <table:table-cell office:value-type="float" office:value="1898736" calcext:value-type="float">
            <text:p>189873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Curtobacterium</text:p>
          </table:table-cell>
          <table:table-cell/>
        </table:table-row>
        <table:table-row table:style-name="ro1">
          <table:table-cell office:value-type="string" calcext:value-type="string">
            <text:p>NZ_JXQZ01000001.1</text:p>
          </table:table-cell>
          <table:table-cell office:value-type="float" office:value="1589899" calcext:value-type="float">
            <text:p>158989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Frigoribacterium</text:p>
          </table:table-cell>
          <table:table-cell/>
        </table:table-row>
        <table:table-row table:style-name="ro1">
          <table:table-cell office:value-type="string" calcext:value-type="string">
            <text:p>NZ_CP014513.1</text:p>
          </table:table-cell>
          <table:table-cell office:value-type="float" office:value="1795630" calcext:value-type="float">
            <text:p>179563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Frondihabitans</text:p>
          </table:table-cell>
          <table:table-cell/>
        </table:table-row>
        <table:table-row table:style-name="ro1">
          <table:table-cell office:value-type="string" calcext:value-type="string">
            <text:p>NZ_ATWH01000001.1</text:p>
          </table:table-cell>
          <table:table-cell office:value-type="float" office:value="1121924" calcext:value-type="float">
            <text:p>112192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Glaciibacter</text:p>
          </table:table-cell>
          <table:table-cell office:value-type="string" calcext:value-type="string">
            <text:p>Glaciibacter superstes</text:p>
          </table:table-cell>
        </table:table-row>
        <table:table-row table:style-name="ro1">
          <table:table-cell office:value-type="string" calcext:value-type="string">
            <text:p>NZ_AULK01000001.1</text:p>
          </table:table-cell>
          <table:table-cell office:value-type="float" office:value="1121372" calcext:value-type="float">
            <text:p>112137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Gryllotalpicola</text:p>
          </table:table-cell>
          <table:table-cell office:value-type="string" calcext:value-type="string">
            <text:p>Gryllotalpicola ginsengisoli</text:p>
          </table:table-cell>
        </table:table-row>
        <table:table-row table:style-name="ro1">
          <table:table-cell office:value-type="string" calcext:value-type="string">
            <text:p>NZ_FUIC01000055.1</text:p>
          </table:table-cell>
          <table:table-cell office:value-type="float" office:value="1255570" calcext:value-type="float">
            <text:p>12555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Gulosibacter</text:p>
          </table:table-cell>
          <table:table-cell/>
        </table:table-row>
        <table:table-row table:style-name="ro1">
          <table:table-cell office:value-type="string" calcext:value-type="string">
            <text:p>NZ_BCST01000001.1</text:p>
          </table:table-cell>
          <table:table-cell office:value-type="float" office:value="1220584" calcext:value-type="float">
            <text:p>122058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Herbiconiux</text:p>
          </table:table-cell>
          <table:table-cell office:value-type="string" calcext:value-type="string">
            <text:p>Herbiconiux solani</text:p>
          </table:table-cell>
        </table:table-row>
        <table:table-row table:style-name="ro1">
          <table:table-cell office:value-type="string" calcext:value-type="string">
            <text:p>NZ_ATXT01000001.1</text:p>
          </table:table-cell>
          <table:table-cell office:value-type="float" office:value="1121952" calcext:value-type="float">
            <text:p>112195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Humibacter</text:p>
          </table:table-cell>
          <table:table-cell office:value-type="string" calcext:value-type="string">
            <text:p>Humibacter albus</text:p>
          </table:table-cell>
        </table:table-row>
        <table:table-row table:style-name="ro1">
          <table:table-cell office:value-type="string" calcext:value-type="string">
            <text:p>NZ_ATIA01000207.1</text:p>
          </table:table-cell>
          <table:table-cell office:value-type="float" office:value="1348338" calcext:value-type="float">
            <text:p>134833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Leifsonia</text:p>
          </table:table-cell>
          <table:table-cell office:value-type="string" calcext:value-type="string">
            <text:p>Leifsonia rubra</text:p>
          </table:table-cell>
        </table:table-row>
        <table:table-row table:style-name="ro1">
          <table:table-cell office:value-type="string" calcext:value-type="string">
            <text:p>NZ_LAYO01000055.1</text:p>
          </table:table-cell>
          <table:table-cell office:value-type="float" office:value="1642040" calcext:value-type="float">
            <text:p>164204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Leucobacter</text:p>
          </table:table-cell>
          <table:table-cell office:value-type="string" calcext:value-type="string">
            <text:p>Leucobacter sp. Ag1</text:p>
          </table:table-cell>
        </table:table-row>
        <table:table-row table:style-name="ro1">
          <table:table-cell office:value-type="string" calcext:value-type="string">
            <text:p>NZ_JAGG01000001.1</text:p>
          </table:table-cell>
          <table:table-cell office:value-type="float" office:value="1305732" calcext:value-type="float">
            <text:p>130573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Microbacterium</text:p>
          </table:table-cell>
          <table:table-cell/>
        </table:table-row>
        <table:table-row table:style-name="ro1">
          <table:table-cell office:value-type="string" calcext:value-type="string">
            <text:p>NZ_AP017315.1</text:p>
          </table:table-cell>
          <table:table-cell office:value-type="float" office:value="279828" calcext:value-type="float">
            <text:p>27982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Microcella</text:p>
          </table:table-cell>
          <table:table-cell office:value-type="string" calcext:value-type="string">
            <text:p>Microcella alkaliphila</text:p>
          </table:table-cell>
        </table:table-row>
        <table:table-row table:style-name="ro1">
          <table:table-cell office:value-type="string" calcext:value-type="string">
            <text:p>NZ_LT629742.1</text:p>
          </table:table-cell>
          <table:table-cell office:value-type="float" office:value="412690" calcext:value-type="float">
            <text:p>41269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Microterricola</text:p>
          </table:table-cell>
          <table:table-cell office:value-type="string" calcext:value-type="string">
            <text:p>Microterricola viridarii</text:p>
          </table:table-cell>
        </table:table-row>
        <table:table-row table:style-name="ro1">
          <table:table-cell office:value-type="string" calcext:value-type="string">
            <text:p>NZ_FOVM01000015.1</text:p>
          </table:table-cell>
          <table:table-cell office:value-type="float" office:value="995034" calcext:value-type="float">
            <text:p>99503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Mycetocola</text:p>
          </table:table-cell>
          <table:table-cell office:value-type="string" calcext:value-type="string">
            <text:p>Mycetocola miduiensis</text:p>
          </table:table-cell>
        </table:table-row>
        <table:table-row table:style-name="ro1">
          <table:table-cell office:value-type="string" calcext:value-type="string">
            <text:p>NZ_FUZP01000004.1</text:p>
          </table:table-cell>
          <table:table-cell office:value-type="float" office:value="123320" calcext:value-type="float">
            <text:p>12332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Okibacterium</text:p>
          </table:table-cell>
          <table:table-cell office:value-type="string" calcext:value-type="string">
            <text:p>Okibacterium fritillariae</text:p>
          </table:table-cell>
        </table:table-row>
        <table:table-row table:style-name="ro1">
          <table:table-cell office:value-type="string" calcext:value-type="string">
            <text:p>NZ_LMJX01000001.1</text:p>
          </table:table-cell>
          <table:table-cell office:value-type="float" office:value="1735669" calcext:value-type="float">
            <text:p>173566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Plantibacter</text:p>
          </table:table-cell>
          <table:table-cell/>
        </table:table-row>
        <table:table-row table:style-name="ro1">
          <table:table-cell office:value-type="string" calcext:value-type="string">
            <text:p>NZ_CZJS01000001.1</text:p>
          </table:table-cell>
          <table:table-cell office:value-type="float" office:value="255205" calcext:value-type="float">
            <text:p>25520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Pseudoclavibacter</text:p>
          </table:table-cell>
          <table:table-cell office:value-type="string" calcext:value-type="string">
            <text:p>Pseudoclavibacter helvolus</text:p>
          </table:table-cell>
        </table:table-row>
        <table:table-row table:style-name="ro1">
          <table:table-cell office:value-type="string" calcext:value-type="string">
            <text:p>NZ_CP015515.1</text:p>
          </table:table-cell>
          <table:table-cell office:value-type="float" office:value="33888" calcext:value-type="float">
            <text:p>3388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Rathayibacter</text:p>
          </table:table-cell>
          <table:table-cell office:value-type="string" calcext:value-type="string">
            <text:p>Rathayibacter tritici</text:p>
          </table:table-cell>
        </table:table-row>
        <table:table-row table:style-name="ro1">
          <table:table-cell office:value-type="string" calcext:value-type="string">
            <text:p>NZ_CP007490.1</text:p>
          </table:table-cell>
          <table:table-cell office:value-type="float" office:value="529884" calcext:value-type="float">
            <text:p>52988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Rhodoluna</text:p>
          </table:table-cell>
          <table:table-cell office:value-type="string" calcext:value-type="string">
            <text:p>Rhodoluna lacicola</text:p>
          </table:table-cell>
        </table:table-row>
        <table:table-row table:style-name="ro1">
          <table:table-cell office:value-type="string" calcext:value-type="string">
            <text:p>NZ_OCST01000008.1</text:p>
          </table:table-cell>
          <table:table-cell office:value-type="float" office:value="386302" calcext:value-type="float">
            <text:p>38630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Salinibacterium</text:p>
          </table:table-cell>
          <table:table-cell office:value-type="string" calcext:value-type="string">
            <text:p>Salinibacterium xinjiangense</text:p>
          </table:table-cell>
        </table:table-row>
        <table:table-row table:style-name="ro1">
          <table:table-cell office:value-type="string" calcext:value-type="string">
            <text:p>NZ_LMCX01000001.1</text:p>
          </table:table-cell>
          <table:table-cell office:value-type="float" office:value="1736516" calcext:value-type="float">
            <text:p>173651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bacteriaceae</text:p>
          </table:table-cell>
          <table:table-cell office:value-type="string" calcext:value-type="string">
            <text:p>Yonghaparkia</text:p>
          </table:table-cell>
          <table:table-cell/>
        </table:table-row>
        <table:table-row table:style-name="ro1">
          <table:table-cell office:value-type="string" calcext:value-type="string">
            <text:p>NZ_AQXM01000001.1</text:p>
          </table:table-cell>
          <table:table-cell office:value-type="float" office:value="1120917" calcext:value-type="float">
            <text:p>112091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Acaricomes</text:p>
          </table:table-cell>
          <table:table-cell office:value-type="string" calcext:value-type="string">
            <text:p>Acaricomes phytoseiuli</text:p>
          </table:table-cell>
        </table:table-row>
        <table:table-row table:style-name="ro1">
          <table:table-cell office:value-type="string" calcext:value-type="string">
            <text:p>NZ_FUHW01000053.1</text:p>
          </table:table-cell>
          <table:table-cell office:value-type="float" office:value="71253" calcext:value-type="float">
            <text:p>7125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Arthrobacter</text:p>
          </table:table-cell>
          <table:table-cell office:value-type="string" calcext:value-type="string">
            <text:p>Arthrobacter rhombi</text:p>
          </table:table-cell>
        </table:table-row>
        <table:table-row table:style-name="ro1">
          <table:table-cell office:value-type="string" calcext:value-type="string">
            <text:p>NZ_AFXQ01000067.1</text:p>
          </table:table-cell>
          <table:table-cell office:value-type="float" office:value="1045009" calcext:value-type="float">
            <text:p>10450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Citricoccus</text:p>
          </table:table-cell>
          <table:table-cell office:value-type="string" calcext:value-type="string">
            <text:p>Citricoccus sp. CH26A</text:p>
          </table:table-cell>
        </table:table-row>
        <table:table-row table:style-name="ro1">
          <table:table-cell office:value-type="string" calcext:value-type="string">
            <text:p>NZ_LXEY01000001.1</text:p>
          </table:table-cell>
          <table:table-cell office:value-type="float" office:value="1837282" calcext:value-type="float">
            <text:p>18372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Enteractinococcus</text:p>
          </table:table-cell>
          <table:table-cell office:value-type="string" calcext:value-type="string">
            <text:p>Enteractinococcus helveticum</text:p>
          </table:table-cell>
        </table:table-row>
        <table:table-row table:style-name="ro1">
          <table:table-cell office:value-type="string" calcext:value-type="string">
            <text:p>NZ_NRGU01000001.1</text:p>
          </table:table-cell>
          <table:table-cell office:value-type="float" office:value="2024403" calcext:value-type="float">
            <text:p>202440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Glutamicibacter</text:p>
          </table:table-cell>
          <table:table-cell/>
        </table:table-row>
        <table:table-row table:style-name="ro1">
          <table:table-cell office:value-type="string" calcext:value-type="string">
            <text:p>NZ_JIAG01000001.1</text:p>
          </table:table-cell>
          <table:table-cell office:value-type="float" office:value="1121020" calcext:value-type="float">
            <text:p>112102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Haematomicrobium</text:p>
          </table:table-cell>
          <table:table-cell office:value-type="string" calcext:value-type="string">
            <text:p>Haematomicrobium sanguinis</text:p>
          </table:table-cell>
        </table:table-row>
        <table:table-row table:style-name="ro1">
          <table:table-cell office:value-type="string" calcext:value-type="string">
            <text:p>NZ_CP012507.1</text:p>
          </table:table-cell>
          <table:table-cell office:value-type="float" office:value="71999" calcext:value-type="float">
            <text:p>7199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Kocuria</text:p>
          </table:table-cell>
          <table:table-cell office:value-type="string" calcext:value-type="string">
            <text:p>Kocuria palustris</text:p>
          </table:table-cell>
        </table:table-row>
        <table:table-row table:style-name="ro1">
          <table:table-cell office:value-type="string" calcext:value-type="string">
            <text:p>NZ_JFYP01000001.1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us luteus</text:p>
          </table:table-cell>
        </table:table-row>
        <table:table-row table:style-name="ro1">
          <table:table-cell office:value-type="string" calcext:value-type="string">
            <text:p>NZ_CP018135.1</text:p>
          </table:table-cell>
          <table:table-cell office:value-type="float" office:value="556325" calcext:value-type="float">
            <text:p>55632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Neomicrococcus</text:p>
          </table:table-cell>
          <table:table-cell office:value-type="string" calcext:value-type="string">
            <text:p>Neomicrococcus aestuarii</text:p>
          </table:table-cell>
        </table:table-row>
        <table:table-row table:style-name="ro1">
          <table:table-cell office:value-type="string" calcext:value-type="string">
            <text:p>NZ_LQBM01000001.1</text:p>
          </table:table-cell>
          <table:table-cell office:value-type="float" office:value="317018" calcext:value-type="float">
            <text:p>31701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Nesterenkonia</text:p>
          </table:table-cell>
          <table:table-cell office:value-type="string" calcext:value-type="string">
            <text:p>Nesterenkonia jeotgali</text:p>
          </table:table-cell>
        </table:table-row>
        <table:table-row table:style-name="ro1">
          <table:table-cell office:value-type="string" calcext:value-type="string">
            <text:p>NZ_BDDW01000001.1</text:p>
          </table:table-cell>
          <table:table-cell office:value-type="float" office:value="29320" calcext:value-type="float">
            <text:p>2932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Paenarthrobacter</text:p>
          </table:table-cell>
          <table:table-cell office:value-type="string" calcext:value-type="string">
            <text:p>Paenarthrobacter nicotinovorans</text:p>
          </table:table-cell>
        </table:table-row>
        <table:table-row table:style-name="ro1">
          <table:table-cell office:value-type="string" calcext:value-type="string">
            <text:p>NZ_CZJT01000001.1</text:p>
          </table:table-cell>
          <table:table-cell office:value-type="float" office:value="494023" calcext:value-type="float">
            <text:p>49402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Paeniglutamicibacter</text:p>
          </table:table-cell>
          <table:table-cell office:value-type="string" calcext:value-type="string">
            <text:p>Paeniglutamicibacter antarcticus</text:p>
          </table:table-cell>
        </table:table-row>
        <table:table-row table:style-name="ro1">
          <table:table-cell office:value-type="string" calcext:value-type="string">
            <text:p>NZ_CP013747.1</text:p>
          </table:table-cell>
          <table:table-cell office:value-type="float" office:value="121292" calcext:value-type="float">
            <text:p>12129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Pseudarthrobacter</text:p>
          </table:table-cell>
          <table:table-cell office:value-type="string" calcext:value-type="string">
            <text:p>Pseudarthrobacter sulfonivorans</text:p>
          </table:table-cell>
        </table:table-row>
        <table:table-row table:style-name="ro1">
          <table:table-cell office:value-type="string" calcext:value-type="string">
            <text:p>NZ_JRNH01000001.1</text:p>
          </table:table-cell>
          <table:table-cell office:value-type="float" office:value="1401063" calcext:value-type="float">
            <text:p>140106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Pseudoglutamicibacter</text:p>
          </table:table-cell>
          <table:table-cell office:value-type="string" calcext:value-type="string">
            <text:p>Pseudoglutamicibacter albus</text:p>
          </table:table-cell>
        </table:table-row>
        <table:table-row table:style-name="ro1">
          <table:table-cell office:value-type="string" calcext:value-type="string">
            <text:p>NC_010168.1</text:p>
          </table:table-cell>
          <table:table-cell office:value-type="float" office:value="288705" calcext:value-type="float">
            <text:p>28870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Renibacterium</text:p>
          </table:table-cell>
          <table:table-cell office:value-type="string" calcext:value-type="string">
            <text:p>Renibacterium salmoninarum</text:p>
          </table:table-cell>
        </table:table-row>
        <table:table-row table:style-name="ro1">
          <table:table-cell office:value-type="string" calcext:value-type="string">
            <text:p>NZ_KV801757.1</text:p>
          </table:table-cell>
          <table:table-cell office:value-type="float" office:value="1739253" calcext:value-type="float">
            <text:p>173925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Rothia sp. HMSC075F09</text:p>
          </table:table-cell>
        </table:table-row>
        <table:table-row table:style-name="ro1">
          <table:table-cell office:value-type="string" calcext:value-type="string">
            <text:p>NZ_KV908322.1</text:p>
          </table:table-cell>
          <table:table-cell office:value-type="float" office:value="1531955" calcext:value-type="float">
            <text:p>153195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Sinomonas</text:p>
          </table:table-cell>
          <table:table-cell office:value-type="string" calcext:value-type="string">
            <text:p>Sinomonas mesophila</text:p>
          </table:table-cell>
        </table:table-row>
        <table:table-row table:style-name="ro1">
          <table:table-cell office:value-type="string" calcext:value-type="string">
            <text:p>NZ_MIEU01000001.1</text:p>
          </table:table-cell>
          <table:table-cell office:value-type="float" office:value="1897634" calcext:value-type="float">
            <text:p>189763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Tersicoccus</text:p>
          </table:table-cell>
          <table:table-cell office:value-type="string" calcext:value-type="string">
            <text:p>Tersicoccus sp. Bi-70</text:p>
          </table:table-cell>
        </table:table-row>
        <table:table-row table:style-name="ro1">
          <table:table-cell office:value-type="string" calcext:value-type="string">
            <text:p>NZ_ATVQ01000001.1</text:p>
          </table:table-cell>
          <table:table-cell office:value-type="float" office:value="1123507" calcext:value-type="float">
            <text:p>112350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Micrococcaceae</text:p>
          </table:table-cell>
          <table:table-cell office:value-type="string" calcext:value-type="string">
            <text:p>Yaniella</text:p>
          </table:table-cell>
          <table:table-cell office:value-type="string" calcext:value-type="string">
            <text:p>Yaniella halotolerans</text:p>
          </table:table-cell>
        </table:table-row>
        <table:table-row table:style-name="ro1">
          <table:table-cell office:value-type="string" calcext:value-type="string">
            <text:p>NZ_HE978641.1</text:p>
          </table:table-cell>
          <table:table-cell office:value-type="float" office:value="1095772" calcext:value-type="float">
            <text:p>109577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imonella</text:p>
          </table:table-cell>
          <table:table-cell office:value-type="string" calcext:value-type="string">
            <text:p>Timonella senegalensis</text:p>
          </table:table-cell>
        </table:table-row>
        <table:table-row table:style-name="ro1">
          <table:table-cell office:value-type="string" calcext:value-type="string">
            <text:p>NZ_CAVB010000138.1</text:p>
          </table:table-cell>
          <table:table-cell office:value-type="float" office:value="1294039" calcext:value-type="float">
            <text:p>129403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opheryma</text:p>
          </table:table-cell>
          <table:table-cell office:value-type="string" calcext:value-type="string">
            <text:p>Tropheryma whipplei</text:p>
          </table:table-cell>
        </table:table-row>
        <table:table-row table:style-name="ro1">
          <table:table-cell office:value-type="string" calcext:value-type="string">
            <text:p>NZ_CAOI01000428.1</text:p>
          </table:table-cell>
          <table:table-cell office:value-type="float" office:value="1242247" calcext:value-type="float">
            <text:p>124224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Promicromonosporaceae</text:p>
          </table:table-cell>
          <table:table-cell office:value-type="string" calcext:value-type="string">
            <text:p>Cellulosimicrobium</text:p>
          </table:table-cell>
          <table:table-cell office:value-type="string" calcext:value-type="string">
            <text:p>Cellulosimicrobium cellulans</text:p>
          </table:table-cell>
        </table:table-row>
        <table:table-row table:style-name="ro1">
          <table:table-cell office:value-type="string" calcext:value-type="string">
            <text:p>NZ_LWGM01000001.1</text:p>
          </table:table-cell>
          <table:table-cell office:value-type="float" office:value="139208" calcext:value-type="float">
            <text:p>13920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Promicromonosporaceae</text:p>
          </table:table-cell>
          <table:table-cell office:value-type="string" calcext:value-type="string">
            <text:p>Isoptericola</text:p>
          </table:table-cell>
          <table:table-cell office:value-type="string" calcext:value-type="string">
            <text:p>Isoptericola variabilis</text:p>
          </table:table-cell>
        </table:table-row>
        <table:table-row table:style-name="ro1">
          <table:table-cell office:value-type="string" calcext:value-type="string">
            <text:p>NZ_FUZQ01000010.1</text:p>
          </table:table-cell>
          <table:table-cell office:value-type="float" office:value="526729" calcext:value-type="float">
            <text:p>52672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Promicromonosporaceae</text:p>
          </table:table-cell>
          <table:table-cell office:value-type="string" calcext:value-type="string">
            <text:p>Krasilnikoviella</text:p>
          </table:table-cell>
          <table:table-cell office:value-type="string" calcext:value-type="string">
            <text:p>Krasilnikoviella flava</text:p>
          </table:table-cell>
        </table:table-row>
        <table:table-row table:style-name="ro1">
          <table:table-cell office:value-type="string" calcext:value-type="string">
            <text:p>NZ_ARQM01000001.1</text:p>
          </table:table-cell>
          <table:table-cell office:value-type="float" office:value="1172178" calcext:value-type="float">
            <text:p>11721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Promicromonosporaceae</text:p>
          </table:table-cell>
          <table:table-cell office:value-type="string" calcext:value-type="string">
            <text:p>Promicromonospora</text:p>
          </table:table-cell>
          <table:table-cell office:value-type="string" calcext:value-type="string">
            <text:p>Promicromonospora sukumoe</text:p>
          </table:table-cell>
        </table:table-row>
        <table:table-row table:style-name="ro1">
          <table:table-cell office:value-type="string" calcext:value-type="string">
            <text:p>NC_013530.1</text:p>
          </table:table-cell>
          <table:table-cell office:value-type="float" office:value="446471" calcext:value-type="float">
            <text:p>4464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Promicromonosporaceae</text:p>
          </table:table-cell>
          <table:table-cell office:value-type="string" calcext:value-type="string">
            <text:p>Xylanimonas</text:p>
          </table:table-cell>
          <table:table-cell office:value-type="string" calcext:value-type="string">
            <text:p>Xylanimonas cellulosilytica</text:p>
          </table:table-cell>
        </table:table-row>
        <table:table-row table:style-name="ro1">
          <table:table-cell office:value-type="string" calcext:value-type="string">
            <text:p>NZ_FNTX01000002.1</text:p>
          </table:table-cell>
          <table:table-cell office:value-type="float" office:value="648782" calcext:value-type="float">
            <text:p>6487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Ruaniaceae</text:p>
          </table:table-cell>
          <table:table-cell office:value-type="string" calcext:value-type="string">
            <text:p>Haloactinobacterium</text:p>
          </table:table-cell>
          <table:table-cell office:value-type="string" calcext:value-type="string">
            <text:p>Haloactinobacterium album</text:p>
          </table:table-cell>
        </table:table-row>
        <table:table-row table:style-name="ro1">
          <table:table-cell office:value-type="string" calcext:value-type="string">
            <text:p>NZ_ATWL01000001.1</text:p>
          </table:table-cell>
          <table:table-cell office:value-type="float" office:value="1123065" calcext:value-type="float">
            <text:p>112306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Ruaniaceae</text:p>
          </table:table-cell>
          <table:table-cell office:value-type="string" calcext:value-type="string">
            <text:p>Ruania</text:p>
          </table:table-cell>
          <table:table-cell office:value-type="string" calcext:value-type="string">
            <text:p>Ruania albidiflava</text:p>
          </table:table-cell>
        </table:table-row>
        <table:table-row table:style-name="ro1">
          <table:table-cell office:value-type="string" calcext:value-type="string">
            <text:p>NZ_LMRH01000001.1</text:p>
          </table:table-cell>
          <table:table-cell office:value-type="float" office:value="1736209" calcext:value-type="float">
            <text:p>17362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Sanguibacteraceae</text:p>
          </table:table-cell>
          <table:table-cell office:value-type="string" calcext:value-type="string">
            <text:p>Sanguibacter</text:p>
          </table:table-cell>
          <table:table-cell/>
        </table:table-row>
        <table:table-row table:style-name="ro1">
          <table:table-cell office:value-type="string" calcext:value-type="string">
            <text:p>NZ_JOEG01000001.1</text:p>
          </table:table-cell>
          <table:table-cell office:value-type="float" office:value="390989" calcext:value-type="float">
            <text:p>39098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Actinocatenispora</text:p>
          </table:table-cell>
          <table:table-cell office:value-type="string" calcext:value-type="string">
            <text:p>Actinocatenispora sera</text:p>
          </table:table-cell>
        </table:table-row>
        <table:table-row table:style-name="ro1">
          <table:table-cell office:value-type="string" calcext:value-type="string">
            <text:p>NZ_LLZH01000001.1</text:p>
          </table:table-cell>
          <table:table-cell office:value-type="float" office:value="135947" calcext:value-type="float">
            <text:p>13594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Actinoplanes</text:p>
          </table:table-cell>
          <table:table-cell office:value-type="string" calcext:value-type="string">
            <text:p>Actinoplanes awajinensis</text:p>
          </table:table-cell>
        </table:table-row>
        <table:table-row table:style-name="ro1">
          <table:table-cell office:value-type="string" calcext:value-type="string">
            <text:p>NZ_FNQB01000011.1</text:p>
          </table:table-cell>
          <table:table-cell office:value-type="float" office:value="137265" calcext:value-type="float">
            <text:p>13726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Asanoa</text:p>
          </table:table-cell>
          <table:table-cell office:value-type="string" calcext:value-type="string">
            <text:p>Asanoa ishikariensis</text:p>
          </table:table-cell>
        </table:table-row>
        <table:table-row table:style-name="ro1">
          <table:table-cell office:value-type="string" calcext:value-type="string">
            <text:p>NZ_KB903249.1</text:p>
          </table:table-cell>
          <table:table-cell office:value-type="float" office:value="1121272" calcext:value-type="float">
            <text:p>112127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Catelliglobosispora</text:p>
          </table:table-cell>
          <table:table-cell office:value-type="string" calcext:value-type="string">
            <text:p>Catelliglobosispora koreensis</text:p>
          </table:table-cell>
        </table:table-row>
        <table:table-row table:style-name="ro1">
          <table:table-cell office:value-type="string" calcext:value-type="string">
            <text:p>NZ_JNXY01000001.1</text:p>
          </table:table-cell>
          <table:table-cell office:value-type="float" office:value="33876" calcext:value-type="float">
            <text:p>3387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Catenuloplanes</text:p>
          </table:table-cell>
          <table:table-cell office:value-type="string" calcext:value-type="string">
            <text:p>Catenuloplanes japonicus</text:p>
          </table:table-cell>
        </table:table-row>
        <table:table-row table:style-name="ro1">
          <table:table-cell office:value-type="string" calcext:value-type="string">
            <text:p>NZ_MEIA01000001.1</text:p>
          </table:table-cell>
          <table:table-cell office:value-type="float" office:value="56427" calcext:value-type="float">
            <text:p>5642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Couchioplanes</text:p>
          </table:table-cell>
          <table:table-cell office:value-type="string" calcext:value-type="string">
            <text:p>Couchioplanes caeruleus</text:p>
          </table:table-cell>
        </table:table-row>
        <table:table-row table:style-name="ro1">
          <table:table-cell office:value-type="string" calcext:value-type="string">
            <text:p>NZ_JNYJ01000001.1</text:p>
          </table:table-cell>
          <table:table-cell office:value-type="float" office:value="35754" calcext:value-type="float">
            <text:p>3575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Dactylosporangium</text:p>
          </table:table-cell>
          <table:table-cell office:value-type="string" calcext:value-type="string">
            <text:p>Dactylosporangium aurantiacum</text:p>
          </table:table-cell>
        </table:table-row>
        <table:table-row table:style-name="ro1">
          <table:table-cell office:value-type="string" calcext:value-type="string">
            <text:p>NZ_AUAX01000001.1</text:p>
          </table:table-cell>
          <table:table-cell office:value-type="float" office:value="1121946" calcext:value-type="float">
            <text:p>112194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Hamadaea</text:p>
          </table:table-cell>
          <table:table-cell office:value-type="string" calcext:value-type="string">
            <text:p>Hamadaea tsunoensis</text:p>
          </table:table-cell>
        </table:table-row>
        <table:table-row table:style-name="ro1">
          <table:table-cell office:value-type="string" calcext:value-type="string">
            <text:p>NZ_KB903813.1</text:p>
          </table:table-cell>
          <table:table-cell office:value-type="float" office:value="1122182" calcext:value-type="float">
            <text:p>11221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Longispora</text:p>
          </table:table-cell>
          <table:table-cell office:value-type="string" calcext:value-type="string">
            <text:p>Longispora albida</text:p>
          </table:table-cell>
        </table:table-row>
        <table:table-row table:style-name="ro1">
          <table:table-cell office:value-type="string" calcext:value-type="string">
            <text:p>NZ_LWLS01000001.1</text:p>
          </table:table-cell>
          <table:table-cell office:value-type="float" office:value="1718947" calcext:value-type="float">
            <text:p>171894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Micromonospora</text:p>
          </table:table-cell>
          <table:table-cell/>
        </table:table-row>
        <table:table-row table:style-name="ro1">
          <table:table-cell office:value-type="string" calcext:value-type="string">
            <text:p>NZ_JOFP01000001.1</text:p>
          </table:table-cell>
          <table:table-cell office:value-type="float" office:value="53371" calcext:value-type="float">
            <text:p>533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Pilimelia</text:p>
          </table:table-cell>
          <table:table-cell office:value-type="string" calcext:value-type="string">
            <text:p>Pilimelia anulata</text:p>
          </table:table-cell>
        </table:table-row>
        <table:table-row table:style-name="ro1">
          <table:table-cell office:value-type="string" calcext:value-type="string">
            <text:p>NZ_CP022961.1</text:p>
          </table:table-cell>
          <table:table-cell office:value-type="float" office:value="2024580" calcext:value-type="float">
            <text:p>202458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Plantactinospora</text:p>
          </table:table-cell>
          <table:table-cell/>
        </table:table-row>
        <table:table-row table:style-name="ro1">
          <table:table-cell office:value-type="string" calcext:value-type="string">
            <text:p>NZ_KB900614.1</text:p>
          </table:table-cell>
          <table:table-cell office:value-type="float" office:value="999545" calcext:value-type="float">
            <text:p>9995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Salinispora</text:p>
          </table:table-cell>
          <table:table-cell office:value-type="string" calcext:value-type="string">
            <text:p>Salinispora pacifica</text:p>
          </table:table-cell>
        </table:table-row>
        <table:table-row table:style-name="ro1">
          <table:table-cell office:value-type="string" calcext:value-type="string">
            <text:p>NC_015434.1</text:p>
          </table:table-cell>
          <table:table-cell office:value-type="float" office:value="263358" calcext:value-type="float">
            <text:p>26335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Verrucosispora</text:p>
          </table:table-cell>
          <table:table-cell office:value-type="string" calcext:value-type="string">
            <text:p>Verrucosispora maris</text:p>
          </table:table-cell>
        </table:table-row>
        <table:table-row table:style-name="ro1">
          <table:table-cell office:value-type="string" calcext:value-type="string">
            <text:p>NZ_FNYV01000029.1</text:p>
          </table:table-cell>
          <table:table-cell office:value-type="float" office:value="1144548" calcext:value-type="float">
            <text:p>11445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Xiangella</text:p>
          </table:table-cell>
          <table:table-cell office:value-type="string" calcext:value-type="string">
            <text:p>Xiangella phaseoli</text:p>
          </table:table-cell>
        </table:table-row>
        <table:table-row table:style-name="ro1">
          <table:table-cell office:value-type="string" calcext:value-type="string">
            <text:p>NC_014165.1</text:p>
          </table:table-cell>
          <table:table-cell office:value-type="float" office:value="469371" calcext:value-type="float">
            <text:p>4693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rmobispora</text:p>
          </table:table-cell>
          <table:table-cell office:value-type="string" calcext:value-type="string">
            <text:p>Thermobispora bispora</text:p>
          </table:table-cell>
        </table:table-row>
        <table:table-row table:style-name="ro1">
          <table:table-cell office:value-type="string" calcext:value-type="string">
            <text:p>NZ_AUFT01000001.1</text:p>
          </table:table-cell>
          <table:table-cell office:value-type="float" office:value="1123241" calcext:value-type="float">
            <text:p>112324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Nakamurellales</text:p>
          </table:table-cell>
          <table:table-cell office:value-type="string" calcext:value-type="string">
            <text:p>Nakamurellaceae</text:p>
          </table:table-cell>
          <table:table-cell office:value-type="string" calcext:value-type="string">
            <text:p>Nakamurella</text:p>
          </table:table-cell>
          <table:table-cell office:value-type="string" calcext:value-type="string">
            <text:p>Nakamurella lactea</text:p>
          </table:table-cell>
        </table:table-row>
        <table:table-row table:style-name="ro1">
          <table:table-cell office:value-type="string" calcext:value-type="string">
            <text:p>NZ_LT629732.1</text:p>
          </table:table-cell>
          <table:table-cell office:value-type="float" office:value="117157" calcext:value-type="float">
            <text:p>11715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Actinopolymorpha</text:p>
          </table:table-cell>
          <table:table-cell office:value-type="string" calcext:value-type="string">
            <text:p>Actinopolymorpha singaporensis</text:p>
          </table:table-cell>
        </table:table-row>
        <table:table-row table:style-name="ro1">
          <table:table-cell office:value-type="string" calcext:value-type="string">
            <text:p>NZ_LMDH01000001.1</text:p>
          </table:table-cell>
          <table:table-cell office:value-type="float" office:value="1736521" calcext:value-type="float">
            <text:p>173652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Aeromicrobium</text:p>
          </table:table-cell>
          <table:table-cell/>
        </table:table-row>
        <table:table-row table:style-name="ro1">
          <table:table-cell office:value-type="string" calcext:value-type="string">
            <text:p>NZ_LT629799.1</text:p>
          </table:table-cell>
          <table:table-cell office:value-type="float" office:value="546874" calcext:value-type="float">
            <text:p>54687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Friedmanniella</text:p>
          </table:table-cell>
          <table:table-cell office:value-type="string" calcext:value-type="string">
            <text:p>Friedmanniella sagamiharensis</text:p>
          </table:table-cell>
        </table:table-row>
        <table:table-row table:style-name="ro1">
          <table:table-cell office:value-type="string" calcext:value-type="string">
            <text:p>NC_013729.1</text:p>
          </table:table-cell>
          <table:table-cell office:value-type="float" office:value="479435" calcext:value-type="float">
            <text:p>47943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Kribbella</text:p>
          </table:table-cell>
          <table:table-cell office:value-type="string" calcext:value-type="string">
            <text:p>Kribbella flavida</text:p>
          </table:table-cell>
        </table:table-row>
        <table:table-row table:style-name="ro1">
          <table:table-cell office:value-type="string" calcext:value-type="string">
            <text:p>NZ_LMRF01000001.1</text:p>
          </table:table-cell>
          <table:table-cell office:value-type="float" office:value="1736379" calcext:value-type="float">
            <text:p>173637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Marmoricola</text:p>
          </table:table-cell>
          <table:table-cell/>
        </table:table-row>
        <table:table-row table:style-name="ro1">
          <table:table-cell office:value-type="string" calcext:value-type="string">
            <text:p>NZ_BCRJ01000001.1</text:p>
          </table:table-cell>
          <table:table-cell office:value-type="float" office:value="1303683" calcext:value-type="float">
            <text:p>130368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Nocardioides</text:p>
          </table:table-cell>
          <table:table-cell office:value-type="string" calcext:value-type="string">
            <text:p>Nocardioides jensenii</text:p>
          </table:table-cell>
        </table:table-row>
        <table:table-row table:style-name="ro1">
          <table:table-cell office:value-type="string" calcext:value-type="string">
            <text:p>NZ_CP009896.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Pimelobacter</text:p>
          </table:table-cell>
          <table:table-cell office:value-type="string" calcext:value-type="string">
            <text:p>Pimelobacter simplex</text:p>
          </table:table-cell>
        </table:table-row>
        <table:table-row table:style-name="ro1">
          <table:table-cell office:value-type="string" calcext:value-type="string">
            <text:p>NZ_KE384020.1</text:p>
          </table:table-cell>
          <table:table-cell office:value-type="float" office:value="1122999" calcext:value-type="float">
            <text:p>112299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Propionicicella</text:p>
          </table:table-cell>
          <table:table-cell office:value-type="string" calcext:value-type="string">
            <text:p>Propionicicella superfundia</text:p>
          </table:table-cell>
        </table:table-row>
        <table:table-row table:style-name="ro1">
          <table:table-cell office:value-type="string" calcext:value-type="string">
            <text:p>NZ_PDJC01000001.1</text:p>
          </table:table-cell>
          <table:table-cell office:value-type="float" office:value="185243" calcext:value-type="float">
            <text:p>18524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Nocardioidaceae</text:p>
          </table:table-cell>
          <table:table-cell office:value-type="string" calcext:value-type="string">
            <text:p>Propionicimonas</text:p>
          </table:table-cell>
          <table:table-cell office:value-type="string" calcext:value-type="string">
            <text:p>Propionicimonas paludicola</text:p>
          </table:table-cell>
        </table:table-row>
        <table:table-row table:style-name="ro1">
          <table:table-cell office:value-type="string" calcext:value-type="string">
            <text:p>NZ_AUDD01000001.1</text:p>
          </table:table-cell>
          <table:table-cell office:value-type="float" office:value="1122997" calcext:value-type="float">
            <text:p>112299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Acidipropionibacterium</text:p>
          </table:table-cell>
          <table:table-cell office:value-type="string" calcext:value-type="string">
            <text:p>Acidipropionibacterium jensenii</text:p>
          </table:table-cell>
        </table:table-row>
        <table:table-row table:style-name="ro1">
          <table:table-cell office:value-type="string" calcext:value-type="string">
            <text:p>NZ_ATXE01000001.1</text:p>
          </table:table-cell>
          <table:table-cell office:value-type="float" office:value="1120954" calcext:value-type="float">
            <text:p>112095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Aestuariimicrobium</text:p>
          </table:table-cell>
          <table:table-cell office:value-type="string" calcext:value-type="string">
            <text:p>Aestuariimicrobium kwangyangense</text:p>
          </table:table-cell>
        </table:table-row>
        <table:table-row table:style-name="ro1">
          <table:table-cell office:value-type="string" calcext:value-type="string">
            <text:p>NZ_LT629688.1</text:p>
          </table:table-cell>
          <table:table-cell office:value-type="float" office:value="675864" calcext:value-type="float">
            <text:p>67586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Auraticoccus</text:p>
          </table:table-cell>
          <table:table-cell office:value-type="string" calcext:value-type="string">
            <text:p>Auraticoccus monumenti</text:p>
          </table:table-cell>
        </table:table-row>
        <table:table-row table:style-name="ro1">
          <table:table-cell office:value-type="string" calcext:value-type="string">
            <text:p>NZ_CP016954.1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Cutibacterium avidum</text:p>
          </table:table-cell>
        </table:table-row>
        <table:table-row table:style-name="ro1">
          <table:table-cell office:value-type="string" calcext:value-type="string">
            <text:p>NZ_AUHH01000001.1</text:p>
          </table:table-cell>
          <table:table-cell office:value-type="float" office:value="1121933" calcext:value-type="float">
            <text:p>112193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Granulicoccus</text:p>
          </table:table-cell>
          <table:table-cell office:value-type="string" calcext:value-type="string">
            <text:p>Granulicoccus phenolivorans</text:p>
          </table:table-cell>
        </table:table-row>
        <table:table-row table:style-name="ro1">
          <table:table-cell office:value-type="string" calcext:value-type="string">
            <text:p>NZ_FUKQ01000063.1</text:p>
          </table:table-cell>
          <table:table-cell office:value-type="float" office:value="1255658" calcext:value-type="float">
            <text:p>125565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Luteococcus</text:p>
          </table:table-cell>
          <table:table-cell office:value-type="string" calcext:value-type="string">
            <text:p>Luteococcus japonicus</text:p>
          </table:table-cell>
        </table:table-row>
        <table:table-row table:style-name="ro1">
          <table:table-cell office:value-type="string" calcext:value-type="string">
            <text:p>NC_015635.1</text:p>
          </table:table-cell>
          <table:table-cell office:value-type="float" office:value="1032480" calcext:value-type="float">
            <text:p>103248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Microlunatus</text:p>
          </table:table-cell>
          <table:table-cell office:value-type="string" calcext:value-type="string">
            <text:p>Microlunatus phosphovorus</text:p>
          </table:table-cell>
        </table:table-row>
        <table:table-row table:style-name="ro1">
          <table:table-cell office:value-type="string" calcext:value-type="string">
            <text:p>NZ_CCYM01000001.1</text:p>
          </table:table-cell>
          <table:table-cell office:value-type="float" office:value="1522317" calcext:value-type="float">
            <text:p>152231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Nigerium</text:p>
          </table:table-cell>
          <table:table-cell office:value-type="string" calcext:value-type="string">
            <text:p>Nigerium massiliense</text:p>
          </table:table-cell>
        </table:table-row>
        <table:table-row table:style-name="ro1">
          <table:table-cell office:value-type="string" calcext:value-type="string">
            <text:p>NZ_CCYY01000001.1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um freudenreichii</text:p>
          </table:table-cell>
        </table:table-row>
        <table:table-row table:style-name="ro1">
          <table:table-cell office:value-type="string" calcext:value-type="string">
            <text:p>NZ_KE150269.1</text:p>
          </table:table-cell>
          <table:table-cell office:value-type="float" office:value="883161" calcext:value-type="float">
            <text:p>88316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Propionimicrobium</text:p>
          </table:table-cell>
          <table:table-cell office:value-type="string" calcext:value-type="string">
            <text:p>Propionimicrobium lymphophilum</text:p>
          </table:table-cell>
        </table:table-row>
        <table:table-row table:style-name="ro1">
          <table:table-cell office:value-type="string" calcext:value-type="string">
            <text:p>NZ_BCWS01000001.1</text:p>
          </table:table-cell>
          <table:table-cell office:value-type="float" office:value="1218109" calcext:value-type="float">
            <text:p>12181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Pseudopropionibacterium</text:p>
          </table:table-cell>
          <table:table-cell office:value-type="string" calcext:value-type="string">
            <text:p>Pseudopropionibacterium propionicum</text:p>
          </table:table-cell>
        </table:table-row>
        <table:table-row table:style-name="ro1">
          <table:table-cell office:value-type="string" calcext:value-type="string">
            <text:p>NZ_FMYF01000036.1</text:p>
          </table:table-cell>
          <table:table-cell office:value-type="float" office:value="1577474" calcext:value-type="float">
            <text:p>157747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Raineyella</text:p>
          </table:table-cell>
          <table:table-cell office:value-type="string" calcext:value-type="string">
            <text:p>Raineyella antarctica</text:p>
          </table:table-cell>
        </table:table-row>
        <table:table-row table:style-name="ro1">
          <table:table-cell office:value-type="string" calcext:value-type="string">
            <text:p>NZ_CP019606.1</text:p>
          </table:table-cell>
          <table:table-cell office:value-type="float" office:value="1332264" calcext:value-type="float">
            <text:p>133226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Propionibacteriaceae</text:p>
          </table:table-cell>
          <table:table-cell office:value-type="string" calcext:value-type="string">
            <text:p>Tessaracoccus</text:p>
          </table:table-cell>
          <table:table-cell/>
        </table:table-row>
        <table:table-row table:style-name="ro1">
          <table:table-cell office:value-type="string" calcext:value-type="string">
            <text:p>NZ_CP014859.1</text:p>
          </table:table-cell>
          <table:table-cell office:value-type="float" office:value="340345" calcext:value-type="float">
            <text:p>3403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ctinoalloteichus</text:p>
          </table:table-cell>
          <table:table-cell office:value-type="string" calcext:value-type="string">
            <text:p>Actinoalloteichus hymeniacidonis</text:p>
          </table:table-cell>
        </table:table-row>
        <table:table-row table:style-name="ro1">
          <table:table-cell office:value-type="string" calcext:value-type="string">
            <text:p>NZ_AYXG01000001.1</text:p>
          </table:table-cell>
          <table:table-cell office:value-type="float" office:value="909613" calcext:value-type="float">
            <text:p>90961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ctinokineospora</text:p>
          </table:table-cell>
          <table:table-cell office:value-type="string" calcext:value-type="string">
            <text:p>Actinokineospora spheciospongiae</text:p>
          </table:table-cell>
        </table:table-row>
        <table:table-row table:style-name="ro1">
          <table:table-cell office:value-type="string" calcext:value-type="string">
            <text:p>NZ_KB903217.1</text:p>
          </table:table-cell>
          <table:table-cell office:value-type="float" office:value="1120948" calcext:value-type="float">
            <text:p>11209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ctinomycetospora</text:p>
          </table:table-cell>
          <table:table-cell office:value-type="string" calcext:value-type="string">
            <text:p>Actinomycetospora chiangmaiensis</text:p>
          </table:table-cell>
        </table:table-row>
        <table:table-row table:style-name="ro1">
          <table:table-cell office:value-type="string" calcext:value-type="string">
            <text:p>NZ_MSIF01000001.1</text:p>
          </table:table-cell>
          <table:table-cell office:value-type="float" office:value="485602" calcext:value-type="float">
            <text:p>48560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ctinophytocola</text:p>
          </table:table-cell>
          <table:table-cell office:value-type="string" calcext:value-type="string">
            <text:p>Actinophytocola xinjiangensis</text:p>
          </table:table-cell>
        </table:table-row>
        <table:table-row table:style-name="ro1">
          <table:table-cell office:value-type="string" calcext:value-type="string">
            <text:p>NZ_CP023445.1</text:p>
          </table:table-cell>
          <table:table-cell office:value-type="float" office:value="42197" calcext:value-type="float">
            <text:p>4219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ctinosynnema</text:p>
          </table:table-cell>
          <table:table-cell office:value-type="string" calcext:value-type="string">
            <text:p>Actinosynnema pretiosum</text:p>
          </table:table-cell>
        </table:table-row>
        <table:table-row table:style-name="ro1">
          <table:table-cell office:value-type="string" calcext:value-type="string">
            <text:p>NZ_FNDV01000025.1</text:p>
          </table:table-cell>
          <table:table-cell office:value-type="float" office:value="504798" calcext:value-type="float">
            <text:p>50479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lloactinosynnema</text:p>
          </table:table-cell>
          <table:table-cell office:value-type="string" calcext:value-type="string">
            <text:p>Alloactinosynnema album</text:p>
          </table:table-cell>
        </table:table-row>
        <table:table-row table:style-name="ro1">
          <table:table-cell office:value-type="string" calcext:value-type="string">
            <text:p>NZ_JOEF01000001.1</text:p>
          </table:table-cell>
          <table:table-cell office:value-type="float" office:value="211114" calcext:value-type="float">
            <text:p>21111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llokutzneria</text:p>
          </table:table-cell>
          <table:table-cell office:value-type="string" calcext:value-type="string">
            <text:p>Allokutzneria albata</text:p>
          </table:table-cell>
        </table:table-row>
        <table:table-row table:style-name="ro1">
          <table:table-cell office:value-type="string" calcext:value-type="string">
            <text:p>NZ_FNSO01000003.1</text:p>
          </table:table-cell>
          <table:table-cell office:value-type="float" office:value="208445" calcext:value-type="float">
            <text:p>2084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Amycolatopsis</text:p>
          </table:table-cell>
          <table:table-cell office:value-type="string" calcext:value-type="string">
            <text:p>Amycolatopsis tolypomycina</text:p>
          </table:table-cell>
        </table:table-row>
        <table:table-row table:style-name="ro1">
          <table:table-cell office:value-type="string" calcext:value-type="string">
            <text:p>NZ_MUMG01000001.1</text:p>
          </table:table-cell>
          <table:table-cell office:value-type="float" office:value="130796" calcext:value-type="float">
            <text:p>13079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Crossiella</text:p>
          </table:table-cell>
          <table:table-cell office:value-type="string" calcext:value-type="string">
            <text:p>Crossiella equi</text:p>
          </table:table-cell>
        </table:table-row>
        <table:table-row table:style-name="ro1">
          <table:table-cell office:value-type="string" calcext:value-type="string">
            <text:p>NZ_FZNW01000078.1</text:p>
          </table:table-cell>
          <table:table-cell office:value-type="float" office:value="664784" calcext:value-type="float">
            <text:p>66478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Haloechinothrix</text:p>
          </table:table-cell>
          <table:table-cell office:value-type="string" calcext:value-type="string">
            <text:p>Haloechinothrix alba</text:p>
          </table:table-cell>
        </table:table-row>
        <table:table-row table:style-name="ro1">
          <table:table-cell office:value-type="string" calcext:value-type="string">
            <text:p>NZ_CP012752.1</text:p>
          </table:table-cell>
          <table:table-cell office:value-type="float" office:value="860235" calcext:value-type="float">
            <text:p>86023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Kibdelosporangium</text:p>
          </table:table-cell>
          <table:table-cell office:value-type="string" calcext:value-type="string">
            <text:p>Kibdelosporangium phytohabitans</text:p>
          </table:table-cell>
        </table:table-row>
        <table:table-row table:style-name="ro1">
          <table:table-cell office:value-type="string" calcext:value-type="string">
            <text:p>NZ_CP007155.1</text:p>
          </table:table-cell>
          <table:table-cell office:value-type="float" office:value="1449976" calcext:value-type="float">
            <text:p>144997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Kutzneria</text:p>
          </table:table-cell>
          <table:table-cell office:value-type="string" calcext:value-type="string">
            <text:p>Kutzneria albida</text:p>
          </table:table-cell>
        </table:table-row>
        <table:table-row table:style-name="ro1">
          <table:table-cell office:value-type="string" calcext:value-type="string">
            <text:p>NZ_JYJG01000001.1</text:p>
          </table:table-cell>
          <table:table-cell office:value-type="float" office:value="68170" calcext:value-type="float">
            <text:p>681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Lechevalieria</text:p>
          </table:table-cell>
          <table:table-cell office:value-type="string" calcext:value-type="string">
            <text:p>Lechevalieria aerocolonigenes</text:p>
          </table:table-cell>
        </table:table-row>
        <table:table-row table:style-name="ro1">
          <table:table-cell office:value-type="string" calcext:value-type="string">
            <text:p>NZ_JOEA01000001.1</text:p>
          </table:table-cell>
          <table:table-cell office:value-type="float" office:value="40571" calcext:value-type="float">
            <text:p>4057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Lentzea</text:p>
          </table:table-cell>
          <table:table-cell office:value-type="string" calcext:value-type="string">
            <text:p>Lentzea albidocapillata</text:p>
          </table:table-cell>
        </table:table-row>
        <table:table-row table:style-name="ro1">
          <table:table-cell office:value-type="string" calcext:value-type="string">
            <text:p>NZ_CP016353.1</text:p>
          </table:table-cell>
          <table:table-cell office:value-type="float" office:value="530584" calcext:value-type="float">
            <text:p>53058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Prauserella</text:p>
          </table:table-cell>
          <table:table-cell office:value-type="string" calcext:value-type="string">
            <text:p>Prauserella marina</text:p>
          </table:table-cell>
        </table:table-row>
        <table:table-row table:style-name="ro1">
          <table:table-cell office:value-type="string" calcext:value-type="string">
            <text:p>NZ_FRAP01000019.1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Pseudonocardia</text:p>
          </table:table-cell>
          <table:table-cell office:value-type="string" calcext:value-type="string">
            <text:p>Pseudonocardia thermophila</text:p>
          </table:table-cell>
        </table:table-row>
        <table:table-row table:style-name="ro1">
          <table:table-cell office:value-type="string" calcext:value-type="string">
            <text:p>NC_013159.1</text:p>
          </table:table-cell>
          <table:table-cell office:value-type="float" office:value="471857" calcext:value-type="float">
            <text:p>47185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Saccharomonospora</text:p>
          </table:table-cell>
          <table:table-cell office:value-type="string" calcext:value-type="string">
            <text:p>Saccharomonospora viridis</text:p>
          </table:table-cell>
        </table:table-row>
        <table:table-row table:style-name="ro1">
          <table:table-cell office:value-type="string" calcext:value-type="string">
            <text:p>NZ_JNVU01000001.1</text:p>
          </table:table-cell>
          <table:table-cell office:value-type="float" office:value="28042" calcext:value-type="float">
            <text:p>2804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Saccharopolyspora</text:p>
          </table:table-cell>
          <table:table-cell office:value-type="string" calcext:value-type="string">
            <text:p>Saccharopolyspora rectivirgula</text:p>
          </table:table-cell>
        </table:table-row>
        <table:table-row table:style-name="ro1">
          <table:table-cell office:value-type="string" calcext:value-type="string">
            <text:p>NZ_LGED01000001.1</text:p>
          </table:table-cell>
          <table:table-cell office:value-type="float" office:value="1415542" calcext:value-type="float">
            <text:p>141554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Saccharothrix</text:p>
          </table:table-cell>
          <table:table-cell/>
        </table:table-row>
        <table:table-row table:style-name="ro1">
          <table:table-cell office:value-type="string" calcext:value-type="string">
            <text:p>NZ_KB905380.1</text:p>
          </table:table-cell>
          <table:table-cell office:value-type="float" office:value="1123244" calcext:value-type="float">
            <text:p>112324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Sciscionella</text:p>
          </table:table-cell>
          <table:table-cell office:value-type="string" calcext:value-type="string">
            <text:p>Sciscionella marina</text:p>
          </table:table-cell>
        </table:table-row>
        <table:table-row table:style-name="ro1">
          <table:table-cell office:value-type="string" calcext:value-type="string">
            <text:p>NZ_FQVN0100003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Streptoalloteichus</text:p>
          </table:table-cell>
          <table:table-cell office:value-type="string" calcext:value-type="string">
            <text:p>Streptoalloteichus hindustanus</text:p>
          </table:table-cell>
        </table:table-row>
        <table:table-row table:style-name="ro1">
          <table:table-cell office:value-type="string" calcext:value-type="string">
            <text:p>NZ_KE386603.1</text:p>
          </table:table-cell>
          <table:table-cell office:value-type="float" office:value="1111738" calcext:value-type="float">
            <text:p>111173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Thermocrispum</text:p>
          </table:table-cell>
          <table:table-cell office:value-type="string" calcext:value-type="string">
            <text:p>Thermocrispum agreste</text:p>
          </table:table-cell>
        </table:table-row>
        <table:table-row table:style-name="ro1">
          <table:table-cell office:value-type="string" calcext:value-type="string">
            <text:p>NZ_FOWW01000023.1</text:p>
          </table:table-cell>
          <table:table-cell office:value-type="float" office:value="587909" calcext:value-type="float">
            <text:p>58790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Yuhushiella</text:p>
          </table:table-cell>
          <table:table-cell office:value-type="string" calcext:value-type="string">
            <text:p>Yuhushiella deserti</text:p>
          </table:table-cell>
        </table:table-row>
        <table:table-row table:style-name="ro1">
          <table:table-cell office:value-type="string" calcext:value-type="string">
            <text:p>NZ_LISX01000001.1</text:p>
          </table:table-cell>
          <table:table-cell office:value-type="float" office:value="1703930" calcext:value-type="float">
            <text:p>170393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mycetales</text:p>
          </table:table-cell>
          <table:table-cell office:value-type="string" calcext:value-type="string">
            <text:p>Streptomycetaceae</text:p>
          </table:table-cell>
          <table:table-cell office:value-type="string" calcext:value-type="string">
            <text:p>Kitasatospora</text:p>
          </table:table-cell>
          <table:table-cell/>
        </table:table-row>
        <table:table-row table:style-name="ro1">
          <table:table-cell office:value-type="string" calcext:value-type="string">
            <text:p>NZ_BBPQ01000153.1</text:p>
          </table:table-cell>
          <table:table-cell office:value-type="float" office:value="405782" calcext:value-type="float">
            <text:p>4057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mycetales</text:p>
          </table:table-cell>
          <table:table-cell office:value-type="string" calcext:value-type="string">
            <text:p>Streptomycetaceae</text:p>
          </table:table-cell>
          <table:table-cell office:value-type="string" calcext:value-type="string">
            <text:p>Streptacidiphilus</text:p>
          </table:table-cell>
          <table:table-cell office:value-type="string" calcext:value-type="string">
            <text:p>Streptacidiphilus anmyonensis</text:p>
          </table:table-cell>
        </table:table-row>
        <table:table-row table:style-name="ro1">
          <table:table-cell office:value-type="string" calcext:value-type="string">
            <text:p>NZ_LMWE01000001.1</text:p>
          </table:table-cell>
          <table:table-cell office:value-type="float" office:value="132473" calcext:value-type="float">
            <text:p>13247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mycetales</text:p>
          </table:table-cell>
          <table:table-cell office:value-type="string" calcext:value-type="string">
            <text:p>Streptomycetaceae</text:p>
          </table:table-cell>
          <table:table-cell office:value-type="string" calcext:value-type="string">
            <text:p>Streptomyces</text:p>
          </table:table-cell>
          <table:table-cell office:value-type="string" calcext:value-type="string">
            <text:p>Streptomyces alboniger</text:p>
          </table:table-cell>
        </table:table-row>
        <table:table-row table:style-name="ro1">
          <table:table-cell office:value-type="string" calcext:value-type="string">
            <text:p>NZ_LAJC01000001.1</text:p>
          </table:table-cell>
          <table:table-cell office:value-type="float" office:value="1352348" calcext:value-type="float">
            <text:p>13523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Nocardiopsaceae</text:p>
          </table:table-cell>
          <table:table-cell office:value-type="string" calcext:value-type="string">
            <text:p>Allosalinactinospora</text:p>
          </table:table-cell>
          <table:table-cell office:value-type="string" calcext:value-type="string">
            <text:p>Allosalinactinospora lopnorensis</text:p>
          </table:table-cell>
        </table:table-row>
        <table:table-row table:style-name="ro1">
          <table:table-cell office:value-type="string" calcext:value-type="string">
            <text:p>NZ_FUWS01000036.1</text:p>
          </table:table-cell>
          <table:table-cell office:value-type="float" office:value="1122192" calcext:value-type="float">
            <text:p>112219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Nocardiopsaceae</text:p>
          </table:table-cell>
          <table:table-cell office:value-type="string" calcext:value-type="string">
            <text:p>Marinactinospora</text:p>
          </table:table-cell>
          <table:table-cell office:value-type="string" calcext:value-type="string">
            <text:p>Marinactinospora thermotolerans</text:p>
          </table:table-cell>
        </table:table-row>
        <table:table-row table:style-name="ro1">
          <table:table-cell office:value-type="string" calcext:value-type="string">
            <text:p>NZ_ANAZ01000001.1</text:p>
          </table:table-cell>
          <table:table-cell office:value-type="float" office:value="1246448" calcext:value-type="float">
            <text:p>124644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Nocardiopsaceae</text:p>
          </table:table-cell>
          <table:table-cell office:value-type="string" calcext:value-type="string">
            <text:p>Nocardiopsis</text:p>
          </table:table-cell>
          <table:table-cell office:value-type="string" calcext:value-type="string">
            <text:p>Nocardiopsis valliformis</text:p>
          </table:table-cell>
        </table:table-row>
        <table:table-row table:style-name="ro1">
          <table:table-cell office:value-type="string" calcext:value-type="string">
            <text:p>NZ_JROO01000001.1</text:p>
          </table:table-cell>
          <table:table-cell office:value-type="float" office:value="183763" calcext:value-type="float">
            <text:p>18376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Nocardiopsaceae</text:p>
          </table:table-cell>
          <table:table-cell office:value-type="string" calcext:value-type="string">
            <text:p>Streptomonospora</text:p>
          </table:table-cell>
          <table:table-cell office:value-type="string" calcext:value-type="string">
            <text:p>Streptomonospora alba</text:p>
          </table:table-cell>
        </table:table-row>
        <table:table-row table:style-name="ro1">
          <table:table-cell office:value-type="string" calcext:value-type="string">
            <text:p>NC_007333.1</text:p>
          </table:table-cell>
          <table:table-cell office:value-type="float" office:value="269800" calcext:value-type="float">
            <text:p>26980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Nocardiopsaceae</text:p>
          </table:table-cell>
          <table:table-cell office:value-type="string" calcext:value-type="string">
            <text:p>Thermobifida</text:p>
          </table:table-cell>
          <table:table-cell office:value-type="string" calcext:value-type="string">
            <text:p>Thermobifida fusca</text:p>
          </table:table-cell>
        </table:table-row>
        <table:table-row table:style-name="ro1">
          <table:table-cell office:value-type="string" calcext:value-type="string">
            <text:p>NZ_BBXD01000001.1</text:p>
          </table:table-cell>
          <table:table-cell office:value-type="float" office:value="688067" calcext:value-type="float">
            <text:p>68806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Herbidospora</text:p>
          </table:table-cell>
          <table:table-cell office:value-type="string" calcext:value-type="string">
            <text:p>Herbidospora mongoliensis</text:p>
          </table:table-cell>
        </table:table-row>
        <table:table-row table:style-name="ro1">
          <table:table-cell office:value-type="string" calcext:value-type="string">
            <text:p>NZ_JOAF01000001.1</text:p>
          </table:table-cell>
          <table:table-cell office:value-type="float" office:value="1463823" calcext:value-type="float">
            <text:p>146382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Microbispora</text:p>
          </table:table-cell>
          <table:table-cell/>
        </table:table-row>
        <table:table-row table:style-name="ro1">
          <table:table-cell office:value-type="string" calcext:value-type="string">
            <text:p>NZ_JOFO01000001.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Microtetraspora</text:p>
          </table:table-cell>
          <table:table-cell office:value-type="string" calcext:value-type="string">
            <text:p>Microtetraspora glauca</text:p>
          </table:table-cell>
        </table:table-row>
        <table:table-row table:style-name="ro1">
          <table:table-cell office:value-type="string" calcext:value-type="string">
            <text:p>NZ_BBZG01000001.1</text:p>
          </table:table-cell>
          <table:table-cell office:value-type="float" office:value="1691891" calcext:value-type="float">
            <text:p>169189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Nonomuraea</text:p>
          </table:table-cell>
          <table:table-cell/>
        </table:table-row>
        <table:table-row table:style-name="ro1">
          <table:table-cell office:value-type="string" calcext:value-type="string">
            <text:p>NZ_JPMW01000001.1</text:p>
          </table:table-cell>
          <table:table-cell office:value-type="float" office:value="35762" calcext:value-type="float">
            <text:p>3576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Planobispora</text:p>
          </table:table-cell>
          <table:table-cell office:value-type="string" calcext:value-type="string">
            <text:p>Planobispora rosea</text:p>
          </table:table-cell>
        </table:table-row>
        <table:table-row table:style-name="ro1">
          <table:table-cell office:value-type="string" calcext:value-type="string">
            <text:p>NZ_BDCX01000001.1</text:p>
          </table:table-cell>
          <table:table-cell office:value-type="float" office:value="161355" calcext:value-type="float">
            <text:p>16135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Planomonospora</text:p>
          </table:table-cell>
          <table:table-cell office:value-type="string" calcext:value-type="string">
            <text:p>Planomonospora sphaerica</text:p>
          </table:table-cell>
        </table:table-row>
        <table:table-row table:style-name="ro1">
          <table:table-cell office:value-type="string" calcext:value-type="string">
            <text:p>NZ_FNCN01000098.1</text:p>
          </table:table-cell>
          <table:table-cell office:value-type="float" office:value="504805" calcext:value-type="float">
            <text:p>50480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Sinosporangium</text:p>
          </table:table-cell>
          <table:table-cell office:value-type="string" calcext:value-type="string">
            <text:p>Sinosporangium album</text:p>
          </table:table-cell>
        </table:table-row>
        <table:table-row table:style-name="ro1">
          <table:table-cell office:value-type="string" calcext:value-type="string">
            <text:p>NZ_FZOD01000180.1</text:p>
          </table:table-cell>
          <table:table-cell office:value-type="float" office:value="106412" calcext:value-type="float">
            <text:p>10641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Streptosporangium</text:p>
          </table:table-cell>
          <table:table-cell office:value-type="string" calcext:value-type="string">
            <text:p>Streptosporangium subroseum</text:p>
          </table:table-cell>
        </table:table-row>
        <table:table-row table:style-name="ro1">
          <table:table-cell office:value-type="string" calcext:value-type="string">
            <text:p>NZ_KZ084324.1</text:p>
          </table:table-cell>
          <table:table-cell office:value-type="float" office:value="1088767" calcext:value-type="float">
            <text:p>108876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Streptosporangiaceae</text:p>
          </table:table-cell>
          <table:table-cell office:value-type="string" calcext:value-type="string">
            <text:p>Thermoactinospora</text:p>
          </table:table-cell>
          <table:table-cell office:value-type="string" calcext:value-type="string">
            <text:p>Thermoactinospora rubra</text:p>
          </table:table-cell>
        </table:table-row>
        <table:table-row table:style-name="ro1">
          <table:table-cell office:value-type="string" calcext:value-type="string">
            <text:p>NZ_BCQR01000001.1</text:p>
          </table:table-cell>
          <table:table-cell office:value-type="float" office:value="1220561" calcext:value-type="float">
            <text:p>122056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Thermomonosporaceae</text:p>
          </table:table-cell>
          <table:table-cell office:value-type="string" calcext:value-type="string">
            <text:p>Actinomadura</text:p>
          </table:table-cell>
          <table:table-cell office:value-type="string" calcext:value-type="string">
            <text:p>Actinomadura kijaniata</text:p>
          </table:table-cell>
        </table:table-row>
        <table:table-row table:style-name="ro1">
          <table:table-cell office:value-type="string" calcext:value-type="string">
            <text:p>NZ_JOFJ01000001.1</text:p>
          </table:table-cell>
          <table:table-cell office:value-type="float" office:value="58123" calcext:value-type="float">
            <text:p>5812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Thermomonosporaceae</text:p>
          </table:table-cell>
          <table:table-cell office:value-type="string" calcext:value-type="string">
            <text:p>Spirillospora</text:p>
          </table:table-cell>
          <table:table-cell office:value-type="string" calcext:value-type="string">
            <text:p>Spirillospora albida</text:p>
          </table:table-cell>
        </table:table-row>
        <table:table-row table:style-name="ro1">
          <table:table-cell office:value-type="string" calcext:value-type="string">
            <text:p>NC_013510.1</text:p>
          </table:table-cell>
          <table:table-cell office:value-type="float" office:value="471852" calcext:value-type="float">
            <text:p>47185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Thermomonosporaceae</text:p>
          </table:table-cell>
          <table:table-cell office:value-type="string" calcext:value-type="string">
            <text:p>Thermomonospora</text:p>
          </table:table-cell>
          <table:table-cell office:value-type="string" calcext:value-type="string">
            <text:p>Thermomonospora curvata</text:p>
          </table:table-cell>
        </table:table-row>
        <table:table-row table:style-name="ro1">
          <table:table-cell office:value-type="string" calcext:value-type="string">
            <text:p>NZ_FNKK01000002.1</text:p>
          </table:table-cell>
          <table:table-cell office:value-type="float" office:value="35622" calcext:value-type="float">
            <text:p>3562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Streptosporangiales</text:p>
          </table:table-cell>
          <table:table-cell office:value-type="string" calcext:value-type="string">
            <text:p>Thermomonosporaceae</text:p>
          </table:table-cell>
          <table:table-cell office:value-type="string" calcext:value-type="string">
            <text:p>Thermostaphylospora</text:p>
          </table:table-cell>
          <table:table-cell office:value-type="string" calcext:value-type="string">
            <text:p>Thermostaphylospora chromogena</text:p>
          </table:table-cell>
        </table:table-row>
        <table:table-row table:style-name="ro1">
          <table:table-cell office:value-type="string" calcext:value-type="string">
            <text:p>NZ_JRND01000001.1</text:p>
          </table:table-cell>
          <table:table-cell office:value-type="float" office:value="1287474" calcext:value-type="float">
            <text:p>12874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Atopobiaceae</text:p>
          </table:table-cell>
          <table:table-cell office:value-type="string" calcext:value-type="string">
            <text:p>Atopobium</text:p>
          </table:table-cell>
          <table:table-cell office:value-type="string" calcext:value-type="string">
            <text:p>Atopobium parvulum</text:p>
          </table:table-cell>
        </table:table-row>
        <table:table-row table:style-name="ro1">
          <table:table-cell office:value-type="string" calcext:value-type="string">
            <text:p>NZ_LT671675.1</text:p>
          </table:table-cell>
          <table:table-cell office:value-type="float" office:value="1871022" calcext:value-type="float">
            <text:p>18710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Atopobiaceae</text:p>
          </table:table-cell>
          <table:table-cell office:value-type="string" calcext:value-type="string">
            <text:p>Libanicoccus</text:p>
          </table:table-cell>
          <table:table-cell office:value-type="string" calcext:value-type="string">
            <text:p>Libanicoccus massiliensis</text:p>
          </table:table-cell>
        </table:table-row>
        <table:table-row table:style-name="ro1">
          <table:table-cell office:value-type="string" calcext:value-type="string">
            <text:p>NZ_NFJF01000001.1</text:p>
          </table:table-cell>
          <table:table-cell office:value-type="float" office:value="1965615" calcext:value-type="float">
            <text:p>19656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Atopobiaceae</text:p>
          </table:table-cell>
          <table:table-cell office:value-type="string" calcext:value-type="string">
            <text:p>Olsenella</text:p>
          </table:table-cell>
          <table:table-cell office:value-type="string" calcext:value-type="string">
            <text:p>Olsenella sp. An270</text:p>
          </table:table-cell>
        </table:table-row>
        <table:table-row table:style-name="ro1">
          <table:table-cell office:value-type="string" calcext:value-type="string">
            <text:p>NZ_CDJG01000001.1</text:p>
          </table:table-cell>
          <table:table-cell office:value-type="float" office:value="1499681" calcext:value-type="float">
            <text:p>14996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/>
        </table:table-row>
        <table:table-row table:style-name="ro1">
          <table:table-cell office:value-type="string" calcext:value-type="string">
            <text:p>NC_015389.1</text:p>
          </table:table-cell>
          <table:table-cell office:value-type="float" office:value="700015" calcext:value-type="float">
            <text:p>7000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riobacterium</text:p>
          </table:table-cell>
          <table:table-cell office:value-type="string" calcext:value-type="string">
            <text:p>Coriobacterium glomerans</text:p>
          </table:table-cell>
        </table:table-row>
        <table:table-row table:style-name="ro1">
          <table:table-cell office:value-type="string" calcext:value-type="string">
            <text:p>NZ_NFHO01000001.1</text:p>
          </table:table-cell>
          <table:table-cell office:value-type="float" office:value="1472761" calcext:value-type="float">
            <text:p>14727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Enorma</text:p>
          </table:table-cell>
          <table:table-cell office:value-type="string" calcext:value-type="string">
            <text:p>Enorma massiliensis</text:p>
          </table:table-cell>
        </table:table-row>
        <table:table-row table:style-name="ro1">
          <table:table-cell office:value-type="string" calcext:value-type="string">
            <text:p>NZ_FLLS01000001.1</text:p>
          </table:table-cell>
          <table:table-cell office:value-type="float" office:value="1776381" calcext:value-type="float">
            <text:p>17763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Olegusella</text:p>
          </table:table-cell>
          <table:table-cell office:value-type="string" calcext:value-type="string">
            <text:p>Olegusella massiliensis</text:p>
          </table:table-cell>
        </table:table-row>
        <table:table-row table:style-name="ro1">
          <table:table-cell office:value-type="string" calcext:value-type="string">
            <text:p>NZ_HE611015.1</text:p>
          </table:table-cell>
          <table:table-cell office:value-type="float" office:value="1034345" calcext:value-type="float">
            <text:p>10343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Senegalimassilia</text:p>
          </table:table-cell>
          <table:table-cell office:value-type="string" calcext:value-type="string">
            <text:p>Senegalimassilia anaerobia</text:p>
          </table:table-cell>
        </table:table-row>
        <table:table-row table:style-name="ro1">
          <table:table-cell office:value-type="string" calcext:value-type="string">
            <text:p>NC_022567.1</text:p>
          </table:table-cell>
          <table:table-cell office:value-type="float" office:value="1384484" calcext:value-type="float">
            <text:p>13844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Adlercreutzia</text:p>
          </table:table-cell>
          <table:table-cell office:value-type="string" calcext:value-type="string">
            <text:p>Adlercreutzia equolifaciens</text:p>
          </table:table-cell>
        </table:table-row>
        <table:table-row table:style-name="ro1">
          <table:table-cell office:value-type="string" calcext:value-type="string">
            <text:p>NZ_LT827021.1</text:p>
          </table:table-cell>
          <table:table-cell office:value-type="float" office:value="1870985" calcext:value-type="float">
            <text:p>18709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Arabia massiliensis</text:p>
          </table:table-cell>
        </table:table-row>
        <table:table-row table:style-name="ro1">
          <table:table-cell office:value-type="string" calcext:value-type="string">
            <text:p>NC_013170.1</text:p>
          </table:table-cell>
          <table:table-cell office:value-type="float" office:value="469378" calcext:value-type="float">
            <text:p>4693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Cryptobacterium</text:p>
          </table:table-cell>
          <table:table-cell office:value-type="string" calcext:value-type="string">
            <text:p>Cryptobacterium curtum</text:p>
          </table:table-cell>
        </table:table-row>
        <table:table-row table:style-name="ro1">
          <table:table-cell office:value-type="string" calcext:value-type="string">
            <text:p>NZ_CP011402.1</text:p>
          </table:table-cell>
          <table:table-cell office:value-type="float" office:value="79604" calcext:value-type="float">
            <text:p>796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Denitrobacterium</text:p>
          </table:table-cell>
          <table:table-cell office:value-type="string" calcext:value-type="string">
            <text:p>Denitrobacterium detoxificans</text:p>
          </table:table-cell>
        </table:table-row>
        <table:table-row table:style-name="ro1">
          <table:table-cell office:value-type="string" calcext:value-type="string">
            <text:p>NC_015738.1</text:p>
          </table:table-cell>
          <table:table-cell office:value-type="float" office:value="502558" calcext:value-type="float">
            <text:p>5025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/>
        </table:table-row>
        <table:table-row table:style-name="ro1">
          <table:table-cell office:value-type="string" calcext:value-type="string">
            <text:p>NZ_KE159646.1</text:p>
          </table:table-cell>
          <table:table-cell office:value-type="float" office:value="1235794" calcext:value-type="float">
            <text:p>12357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nterorhabdus</text:p>
          </table:table-cell>
          <table:table-cell office:value-type="string" calcext:value-type="string">
            <text:p>Enterorhabdus caecimuris</text:p>
          </table:table-cell>
        </table:table-row>
        <table:table-row table:style-name="ro1">
          <table:table-cell office:value-type="string" calcext:value-type="string">
            <text:p>NZ_LT827128.1</text:p>
          </table:table-cell>
          <table:table-cell office:value-type="float" office:value="1841863" calcext:value-type="float">
            <text:p>18418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Gordonibacter</text:p>
          </table:table-cell>
          <table:table-cell office:value-type="string" calcext:value-type="string">
            <text:p>Gordonibacter massiliensis</text:p>
          </table:table-cell>
        </table:table-row>
        <table:table-row table:style-name="ro1">
          <table:table-cell office:value-type="string" calcext:value-type="string">
            <text:p>NZ_LT821227.1</text:p>
          </table:table-cell>
          <table:table-cell office:value-type="float" office:value="1944646" calcext:value-type="float">
            <text:p>19446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Phoenicibacter</text:p>
          </table:table-cell>
          <table:table-cell office:value-type="string" calcext:value-type="string">
            <text:p>Phoenicibacter massiliensis</text:p>
          </table:table-cell>
        </table:table-row>
        <table:table-row table:style-name="ro1">
          <table:table-cell office:value-type="string" calcext:value-type="string">
            <text:p>NZ_JH815198.1</text:p>
          </table:table-cell>
          <table:table-cell office:value-type="float" office:value="742818" calcext:value-type="float">
            <text:p>742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piriformis</text:p>
          </table:table-cell>
        </table:table-row>
        <table:table-row table:style-name="ro1">
          <table:table-cell office:value-type="string" calcext:value-type="string">
            <text:p>NZ_KQ033901.1</text:p>
          </table:table-cell>
          <table:table-cell office:value-type="float" office:value="1069448" calcext:value-type="float">
            <text:p>10694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Nitriliruptoria</text:p>
          </table:table-cell>
          <table:table-cell office:value-type="string" calcext:value-type="string">
            <text:p>Nitriliruptorales</text:p>
          </table:table-cell>
          <table:table-cell office:value-type="string" calcext:value-type="string">
            <text:p>Nitriliruptoraceae</text:p>
          </table:table-cell>
          <table:table-cell office:value-type="string" calcext:value-type="string">
            <text:p>Nitriliruptor</text:p>
          </table:table-cell>
          <table:table-cell office:value-type="string" calcext:value-type="string">
            <text:p>Nitriliruptor alkaliphilus</text:p>
          </table:table-cell>
        </table:table-row>
        <table:table-row table:style-name="ro1">
          <table:table-cell office:value-type="string" calcext:value-type="string">
            <text:p>NC_008148.1</text:p>
          </table:table-cell>
          <table:table-cell office:value-type="float" office:value="266117" calcext:value-type="float">
            <text:p>2661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Rubrobacteria</text:p>
          </table:table-cell>
          <table:table-cell office:value-type="string" calcext:value-type="string">
            <text:p>Rubrobacterales</text:p>
          </table:table-cell>
          <table:table-cell office:value-type="string" calcext:value-type="string">
            <text:p>Rubrobacteraceae</text:p>
          </table:table-cell>
          <table:table-cell office:value-type="string" calcext:value-type="string">
            <text:p>Rubrobacter</text:p>
          </table:table-cell>
          <table:table-cell office:value-type="string" calcext:value-type="string">
            <text:p>Rubrobacter xylanophilus</text:p>
          </table:table-cell>
        </table:table-row>
        <table:table-row table:style-name="ro1">
          <table:table-cell office:value-type="string" calcext:value-type="string">
            <text:p>NC_013739.1</text:p>
          </table:table-cell>
          <table:table-cell office:value-type="float" office:value="469383" calcext:value-type="float">
            <text:p>4693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Thermoleophilia</text:p>
          </table:table-cell>
          <table:table-cell office:value-type="string" calcext:value-type="string">
            <text:p>Solirubrobacterales</text:p>
          </table:table-cell>
          <table:table-cell office:value-type="string" calcext:value-type="string">
            <text:p>Conexibacteraceae</text:p>
          </table:table-cell>
          <table:table-cell office:value-type="string" calcext:value-type="string">
            <text:p>Conexibacter</text:p>
          </table:table-cell>
          <table:table-cell office:value-type="string" calcext:value-type="string">
            <text:p>Conexibacter woesei</text:p>
          </table:table-cell>
        </table:table-row>
        <table:table-row table:style-name="ro1">
          <table:table-cell office:value-type="string" calcext:value-type="string">
            <text:p>NZ_AGUD01000353.1</text:p>
          </table:table-cell>
          <table:table-cell office:value-type="float" office:value="1097667" calcext:value-type="float">
            <text:p>10976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Thermoleophilia</text:p>
          </table:table-cell>
          <table:table-cell office:value-type="string" calcext:value-type="string">
            <text:p>Solirubrobacterales</text:p>
          </table:table-cell>
          <table:table-cell office:value-type="string" calcext:value-type="string">
            <text:p>Patulibacteraceae</text:p>
          </table:table-cell>
          <table:table-cell office:value-type="string" calcext:value-type="string">
            <text:p>Patulibacter</text:p>
          </table:table-cell>
          <table:table-cell office:value-type="string" calcext:value-type="string">
            <text:p>Patulibacter medicamentivorans</text:p>
          </table:table-cell>
        </table:table-row>
        <table:table-row table:style-name="ro1">
          <table:table-cell office:value-type="string" calcext:value-type="string">
            <text:p>NZ_AUIK01000001.1</text:p>
          </table:table-cell>
          <table:table-cell office:value-type="float" office:value="1123262" calcext:value-type="float">
            <text:p>11232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Thermoleophilia</text:p>
          </table:table-cell>
          <table:table-cell office:value-type="string" calcext:value-type="string">
            <text:p>Solirubrobacterales</text:p>
          </table:table-cell>
          <table:table-cell office:value-type="string" calcext:value-type="string">
            <text:p>Solirubrobacteraceae</text:p>
          </table:table-cell>
          <table:table-cell office:value-type="string" calcext:value-type="string">
            <text:p>Solirubrobacter</text:p>
          </table:table-cell>
          <table:table-cell office:value-type="string" calcext:value-type="string">
            <text:p>Solirubrobacter soli</text:p>
          </table:table-cell>
        </table:table-row>
        <table:table-row table:style-name="ro1">
          <table:table-cell office:value-type="string" calcext:value-type="string">
            <text:p>NZ_FNWJ01000005.1</text:p>
          </table:table-cell>
          <table:table-cell office:value-type="float" office:value="29539" calcext:value-type="float">
            <text:p>295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Thermoleophilia</text:p>
          </table:table-cell>
          <table:table-cell office:value-type="string" calcext:value-type="string">
            <text:p>Thermoleophilales</text:p>
          </table:table-cell>
          <table:table-cell office:value-type="string" calcext:value-type="string">
            <text:p>Thermoleophilaceae</text:p>
          </table:table-cell>
          <table:table-cell office:value-type="string" calcext:value-type="string">
            <text:p>Thermoleophilum</text:p>
          </table:table-cell>
          <table:table-cell office:value-type="string" calcext:value-type="string">
            <text:p>Thermoleophilum album</text:p>
          </table:table-cell>
        </table:table-row>
        <table:table-row table:style-name="ro1">
          <table:table-cell office:value-type="string" calcext:value-type="string">
            <text:p>NC_000918.1</text:p>
          </table:table-cell>
          <table:table-cell office:value-type="float" office:value="224324" calcext:value-type="float">
            <text:p>22432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Aquificaceae</text:p>
          </table:table-cell>
          <table:table-cell office:value-type="string" calcext:value-type="string">
            <text:p>Aquifex</text:p>
          </table:table-cell>
          <table:table-cell office:value-type="string" calcext:value-type="string">
            <text:p>Aquifex aeolicus</text:p>
          </table:table-cell>
        </table:table-row>
        <table:table-row table:style-name="ro1">
          <table:table-cell office:value-type="string" calcext:value-type="string">
            <text:p>NZ_ABHJ01000551.1</text:p>
          </table:table-cell>
          <table:table-cell office:value-type="float" office:value="392423" calcext:value-type="float">
            <text:p>39242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Aquificaceae</text:p>
          </table:table-cell>
          <table:table-cell office:value-type="string" calcext:value-type="string">
            <text:p>Hydrogenivirga</text:p>
          </table:table-cell>
          <table:table-cell office:value-type="string" calcext:value-type="string">
            <text:p>Hydrogenivirga sp. 128-5-R1-1</text:p>
          </table:table-cell>
        </table:table-row>
        <table:table-row table:style-name="ro1">
          <table:table-cell office:value-type="string" calcext:value-type="string">
            <text:p>NZ_OBEN01000020.1</text:p>
          </table:table-cell>
          <table:table-cell office:value-type="float" office:value="35835" calcext:value-type="float">
            <text:p>3583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Aquificaceae</text:p>
          </table:table-cell>
          <table:table-cell office:value-type="string" calcext:value-type="string">
            <text:p>Hydrogenobacter</text:p>
          </table:table-cell>
          <table:table-cell office:value-type="string" calcext:value-type="string">
            <text:p>Hydrogenobacter hydrogenophilus</text:p>
          </table:table-cell>
        </table:table-row>
        <table:table-row table:style-name="ro1">
          <table:table-cell office:value-type="string" calcext:value-type="string">
            <text:p>NC_015557.1</text:p>
          </table:table-cell>
          <table:table-cell office:value-type="float" office:value="547143" calcext:value-type="float">
            <text:p>54714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Aquificaceae</text:p>
          </table:table-cell>
          <table:table-cell office:value-type="string" calcext:value-type="string">
            <text:p>Hydrogenobaculum</text:p>
          </table:table-cell>
          <table:table-cell office:value-type="string" calcext:value-type="string">
            <text:p>Hydrogenobaculum sp. 3684</text:p>
          </table:table-cell>
        </table:table-row>
        <table:table-row table:style-name="ro1">
          <table:table-cell office:value-type="string" calcext:value-type="string">
            <text:p>NZ_LT670846.1</text:p>
          </table:table-cell>
          <table:table-cell office:value-type="float" office:value="381751" calcext:value-type="float">
            <text:p>38175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Aquificaceae</text:p>
          </table:table-cell>
          <table:table-cell office:value-type="string" calcext:value-type="string">
            <text:p>Thermocrinis</text:p>
          </table:table-cell>
          <table:table-cell office:value-type="string" calcext:value-type="string">
            <text:p>Thermocrinis minervae</text:p>
          </table:table-cell>
        </table:table-row>
        <table:table-row table:style-name="ro1">
          <table:table-cell office:value-type="string" calcext:value-type="string">
            <text:p>NZ_JNLL01000001.1</text:p>
          </table:table-cell>
          <table:table-cell office:value-type="float" office:value="1158345" calcext:value-type="float">
            <text:p>115834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Hydrogenothermaceae</text:p>
          </table:table-cell>
          <table:table-cell office:value-type="string" calcext:value-type="string">
            <text:p>Persephonella</text:p>
          </table:table-cell>
          <table:table-cell/>
        </table:table-row>
        <table:table-row table:style-name="ro1">
          <table:table-cell office:value-type="string" calcext:value-type="string">
            <text:p>NZ_ABZS01000228.1</text:p>
          </table:table-cell>
          <table:table-cell office:value-type="float" office:value="432331" calcext:value-type="float">
            <text:p>43233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Hydrogenothermaceae</text:p>
          </table:table-cell>
          <table:table-cell office:value-type="string" calcext:value-type="string">
            <text:p>Sulfurihydrogenibium</text:p>
          </table:table-cell>
          <table:table-cell office:value-type="string" calcext:value-type="string">
            <text:p>Sulfurihydrogenibium yellowstonense</text:p>
          </table:table-cell>
        </table:table-row>
        <table:table-row table:style-name="ro1">
          <table:table-cell office:value-type="string" calcext:value-type="string">
            <text:p>NZ_AP013035.1</text:p>
          </table:table-cell>
          <table:table-cell office:value-type="float" office:value="1298851" calcext:value-type="float">
            <text:p>129885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Aquific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ermosulfidibacter</text:p>
          </table:table-cell>
          <table:table-cell office:value-type="string" calcext:value-type="string">
            <text:p>Thermosulfidibacter takaii</text:p>
          </table:table-cell>
        </table:table-row>
        <table:table-row table:style-name="ro1">
          <table:table-cell office:value-type="string" calcext:value-type="string">
            <text:p>NZ_FZOB01000007.1</text:p>
          </table:table-cell>
          <table:table-cell office:value-type="float" office:value="240169" calcext:value-type="float">
            <text:p>24016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Desulfurobacteriales</text:p>
          </table:table-cell>
          <table:table-cell office:value-type="string" calcext:value-type="string">
            <text:p>Desulfurobacteriaceae</text:p>
          </table:table-cell>
          <table:table-cell office:value-type="string" calcext:value-type="string">
            <text:p>Desulfurobacterium</text:p>
          </table:table-cell>
          <table:table-cell office:value-type="string" calcext:value-type="string">
            <text:p>Desulfurobacterium atlanticum</text:p>
          </table:table-cell>
        </table:table-row>
        <table:table-row table:style-name="ro1">
          <table:table-cell office:value-type="string" calcext:value-type="string">
            <text:p>NC_014926.1</text:p>
          </table:table-cell>
          <table:table-cell office:value-type="float" office:value="648996" calcext:value-type="float">
            <text:p>64899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quificae</text:p>
          </table:table-cell>
          <table:table-cell office:value-type="string" calcext:value-type="string">
            <text:p>Desulfurobacteriales</text:p>
          </table:table-cell>
          <table:table-cell office:value-type="string" calcext:value-type="string">
            <text:p>Desulfurobacteriaceae</text:p>
          </table:table-cell>
          <table:table-cell office:value-type="string" calcext:value-type="string">
            <text:p>Thermovibrio</text:p>
          </table:table-cell>
          <table:table-cell office:value-type="string" calcext:value-type="string">
            <text:p>Thermovibrio ammonificans</text:p>
          </table:table-cell>
        </table:table-row>
        <table:table-row table:style-name="ro1">
          <table:table-cell office:value-type="string" calcext:value-type="string">
            <text:p>NZ_CDLF01000001.1</text:p>
          </table:table-cell>
          <table:table-cell office:value-type="float" office:value="454171" calcext:value-type="float">
            <text:p>4541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rmatimonadetes</text:p>
          </table:table-cell>
          <table:table-cell office:value-type="string" calcext:value-type="string">
            <text:p>Chthonomonadetes</text:p>
          </table:table-cell>
          <table:table-cell office:value-type="string" calcext:value-type="string">
            <text:p>Chthonomonadales</text:p>
          </table:table-cell>
          <table:table-cell office:value-type="string" calcext:value-type="string">
            <text:p>Chthonomonadaceae</text:p>
          </table:table-cell>
          <table:table-cell office:value-type="string" calcext:value-type="string">
            <text:p>Chthonomonas</text:p>
          </table:table-cell>
          <table:table-cell office:value-type="string" calcext:value-type="string">
            <text:p>Chthonomonas calidirosea</text:p>
          </table:table-cell>
        </table:table-row>
        <table:table-row table:style-name="ro1">
          <table:table-cell office:value-type="string" calcext:value-type="string">
            <text:p>NZ_CP007139.1</text:p>
          </table:table-cell>
          <table:table-cell office:value-type="float" office:value="661478" calcext:value-type="float">
            <text:p>6614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rmatimonadetes</text:p>
          </table:table-cell>
          <table:table-cell office:value-type="string" calcext:value-type="string">
            <text:p>Fimbriimonadia</text:p>
          </table:table-cell>
          <table:table-cell office:value-type="string" calcext:value-type="string">
            <text:p>Fimbriimonadales</text:p>
          </table:table-cell>
          <table:table-cell office:value-type="string" calcext:value-type="string">
            <text:p>Fimbriimonadaceae</text:p>
          </table:table-cell>
          <table:table-cell office:value-type="string" calcext:value-type="string">
            <text:p>Fimbriimonas</text:p>
          </table:table-cell>
          <table:table-cell office:value-type="string" calcext:value-type="string">
            <text:p>Fimbriimonas ginsengisoli</text:p>
          </table:table-cell>
        </table:table-row>
        <table:table-row table:style-name="ro1">
          <table:table-cell office:value-type="string" calcext:value-type="string">
            <text:p>NZ_FUWY01000011.1</text:p>
          </table:table-cell>
          <table:table-cell office:value-type="float" office:value="118967" calcext:value-type="float">
            <text:p>1189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Anaerorhabdus</text:p>
          </table:table-cell>
          <table:table-cell office:value-type="string" calcext:value-type="string">
            <text:p>Anaerorhabdus furcosa</text:p>
          </table:table-cell>
        </table:table-row>
        <table:table-row table:style-name="ro1">
          <table:table-cell office:value-type="string" calcext:value-type="string">
            <text:p>NZ_FNVV01000014.1</text:p>
          </table:table-cell>
          <table:table-cell office:value-type="float" office:value="1903262" calcext:value-type="float">
            <text:p>19032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/>
        </table:table-row>
        <table:table-row table:style-name="ro1">
          <table:table-cell office:value-type="string" calcext:value-type="string">
            <text:p>NZ_LT635815.1</text:p>
          </table:table-cell>
          <table:table-cell office:value-type="float" office:value="1841865" calcext:value-type="float">
            <text:p>18418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Mediterranea</text:p>
          </table:table-cell>
          <table:table-cell office:value-type="string" calcext:value-type="string">
            <text:p>Mediterranea massiliensis</text:p>
          </table:table-cell>
        </table:table-row>
        <table:table-row table:style-name="ro1">
          <table:table-cell office:value-type="string" calcext:value-type="string">
            <text:p>NZ_CP007034.1</text:p>
          </table:table-cell>
          <table:table-cell office:value-type="float" office:value="880074" calcext:value-type="float">
            <text:p>8800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rnesiellaceae</text:p>
          </table:table-cell>
          <table:table-cell office:value-type="string" calcext:value-type="string">
            <text:p>Barnesiella</text:p>
          </table:table-cell>
          <table:table-cell office:value-type="string" calcext:value-type="string">
            <text:p>Barnesiella viscericola</text:p>
          </table:table-cell>
        </table:table-row>
        <table:table-row table:style-name="ro1">
          <table:table-cell office:value-type="string" calcext:value-type="string">
            <text:p>NZ_KI440778.1</text:p>
          </table:table-cell>
          <table:table-cell office:value-type="float" office:value="1349822" calcext:value-type="float">
            <text:p>13498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rnesiellaceae</text:p>
          </table:table-cell>
          <table:table-cell office:value-type="string" calcext:value-type="string">
            <text:p>Coprobacter</text:p>
          </table:table-cell>
          <table:table-cell office:value-type="string" calcext:value-type="string">
            <text:p>Coprobacter fastidiosus</text:p>
          </table:table-cell>
        </table:table-row>
        <table:table-row table:style-name="ro1">
          <table:table-cell office:value-type="string" calcext:value-type="string">
            <text:p>NZ_CVRU01000001.1</text:p>
          </table:table-cell>
          <table:table-cell office:value-type="float" office:value="1658009" calcext:value-type="float">
            <text:p>16580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Dysgonamonadaceae</text:p>
          </table:table-cell>
          <table:table-cell office:value-type="string" calcext:value-type="string">
            <text:p>Dysgonomonas</text:p>
          </table:table-cell>
          <table:table-cell office:value-type="string" calcext:value-type="string">
            <text:p>Dysgonomonas sp. HGC4</text:p>
          </table:table-cell>
        </table:table-row>
        <table:table-row table:style-name="ro1">
          <table:table-cell office:value-type="string" calcext:value-type="string">
            <text:p>NZ_KB905692.1</text:p>
          </table:table-cell>
          <table:table-cell office:value-type="float" office:value="1123008" calcext:value-type="float">
            <text:p>11230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Dysgonamonadaceae</text:p>
          </table:table-cell>
          <table:table-cell office:value-type="string" calcext:value-type="string">
            <text:p>Proteiniphilum</text:p>
          </table:table-cell>
          <table:table-cell office:value-type="string" calcext:value-type="string">
            <text:p>Proteiniphilum acetatigenes</text:p>
          </table:table-cell>
        </table:table-row>
        <table:table-row table:style-name="ro1">
          <table:table-cell office:value-type="string" calcext:value-type="string">
            <text:p>NZ_DF968182.1</text:p>
          </table:table-cell>
          <table:table-cell office:value-type="float" office:value="1678841" calcext:value-type="float">
            <text:p>1678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Lentimicrobiaceae</text:p>
          </table:table-cell>
          <table:table-cell office:value-type="string" calcext:value-type="string">
            <text:p>Lentimicrobium</text:p>
          </table:table-cell>
          <table:table-cell office:value-type="string" calcext:value-type="string">
            <text:p>Lentimicrobium saccharophilum</text:p>
          </table:table-cell>
        </table:table-row>
        <table:table-row table:style-name="ro1">
          <table:table-cell office:value-type="string" calcext:value-type="string">
            <text:p>NZ_CP021421.1</text:p>
          </table:table-cell>
          <table:table-cell office:value-type="float" office:value="1796646" calcext:value-type="float">
            <text:p>17966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Muribaculaceae</text:p>
          </table:table-cell>
          <table:table-cell office:value-type="string" calcext:value-type="string">
            <text:p>Muribaculum</text:p>
          </table:table-cell>
          <table:table-cell office:value-type="string" calcext:value-type="string">
            <text:p>Muribaculum intestinale</text:p>
          </table:table-cell>
        </table:table-row>
        <table:table-row table:style-name="ro1">
          <table:table-cell office:value-type="string" calcext:value-type="string">
            <text:p>NZ_HE997182.1</text:p>
          </table:table-cell>
          <table:table-cell office:value-type="float" office:value="1204719" calcext:value-type="float">
            <text:p>1204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ocaeicola</text:p>
          </table:table-cell>
          <table:table-cell office:value-type="string" calcext:value-type="string">
            <text:p>Phocaeicola abscessus</text:p>
          </table:table-cell>
        </table:table-row>
        <table:table-row table:style-name="ro1">
          <table:table-cell office:value-type="string" calcext:value-type="string">
            <text:p>NZ_NFHW01000001.1</text:p>
          </table:table-cell>
          <table:table-cell office:value-type="float" office:value="1965649" calcext:value-type="float">
            <text:p>19656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Odoribacteraceae</text:p>
          </table:table-cell>
          <table:table-cell office:value-type="string" calcext:value-type="string">
            <text:p>Butyricimonas</text:p>
          </table:table-cell>
          <table:table-cell office:value-type="string" calcext:value-type="string">
            <text:p>Butyricimonas sp. An62</text:p>
          </table:table-cell>
        </table:table-row>
        <table:table-row table:style-name="ro1">
          <table:table-cell office:value-type="string" calcext:value-type="string">
            <text:p>NZ_LT594611.1</text:p>
          </table:table-cell>
          <table:table-cell office:value-type="float" office:value="1841857" calcext:value-type="float">
            <text:p>18418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Odoribacteraceae</text:p>
          </table:table-cell>
          <table:table-cell office:value-type="string" calcext:value-type="string">
            <text:p>Culturomica</text:p>
          </table:table-cell>
          <table:table-cell office:value-type="string" calcext:value-type="string">
            <text:p>Culturomica massiliensis</text:p>
          </table:table-cell>
        </table:table-row>
        <table:table-row table:style-name="ro1">
          <table:table-cell office:value-type="string" calcext:value-type="string">
            <text:p>NZ_LT906459.1</text:p>
          </table:table-cell>
          <table:table-cell office:value-type="float" office:value="28118" calcext:value-type="float">
            <text:p>281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Odoribacteraceae</text:p>
          </table:table-cell>
          <table:table-cell office:value-type="string" calcext:value-type="string">
            <text:p>Odoribacter</text:p>
          </table:table-cell>
          <table:table-cell office:value-type="string" calcext:value-type="string">
            <text:p>Odoribacter splanchnicus</text:p>
          </table:table-cell>
        </table:table-row>
        <table:table-row table:style-name="ro1">
          <table:table-cell office:value-type="string" calcext:value-type="string">
            <text:p>NC_014734.1</text:p>
          </table:table-cell>
          <table:table-cell office:value-type="float" office:value="694427" calcext:value-type="float">
            <text:p>6944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aludibacteraceae</text:p>
          </table:table-cell>
          <table:table-cell office:value-type="string" calcext:value-type="string">
            <text:p>Paludibacter</text:p>
          </table:table-cell>
          <table:table-cell office:value-type="string" calcext:value-type="string">
            <text:p>Paludibacter propionicigenes</text:p>
          </table:table-cell>
        </table:table-row>
        <table:table-row table:style-name="ro1">
          <table:table-cell office:value-type="string" calcext:value-type="string">
            <text:p>NZ_LN515532.1</text:p>
          </table:table-cell>
          <table:table-cell office:value-type="float" office:value="1562970" calcext:value-type="float">
            <text:p>15629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Fermentimonas</text:p>
          </table:table-cell>
          <table:table-cell office:value-type="string" calcext:value-type="string">
            <text:p>Fermentimonas caenicola</text:p>
          </table:table-cell>
        </table:table-row>
        <table:table-row table:style-name="ro1">
          <table:table-cell office:value-type="string" calcext:value-type="string">
            <text:p>NZ_LN877922.1</text:p>
          </table:table-cell>
          <table:table-cell office:value-type="float" office:value="1686296" calcext:value-type="float">
            <text:p>16862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Gabonia</text:p>
          </table:table-cell>
          <table:table-cell office:value-type="string" calcext:value-type="string">
            <text:p>Gabonia massiliensis</text:p>
          </table:table-cell>
        </table:table-row>
        <table:table-row table:style-name="ro1">
          <table:table-cell office:value-type="string" calcext:value-type="string">
            <text:p>NZ_LN913007.1</text:p>
          </table:table-cell>
          <table:table-cell office:value-type="float" office:value="1720195" calcext:value-type="float">
            <text:p>1720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Gabonibacter</text:p>
          </table:table-cell>
          <table:table-cell office:value-type="string" calcext:value-type="string">
            <text:p>Gabonibacter massiliensis</text:p>
          </table:table-cell>
        </table:table-row>
        <table:table-row table:style-name="ro1">
          <table:table-cell office:value-type="string" calcext:value-type="string">
            <text:p>NZ_CTEJ01000001.1</text:p>
          </table:table-cell>
          <table:table-cell office:value-type="float" office:value="1627894" calcext:value-type="float">
            <text:p>16278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Lascolabacillus</text:p>
          </table:table-cell>
          <table:table-cell office:value-type="string" calcext:value-type="string">
            <text:p>Lascolabacillus massiliensis</text:p>
          </table:table-cell>
        </table:table-row>
        <table:table-row table:style-name="ro1">
          <table:table-cell office:value-type="string" calcext:value-type="string">
            <text:p>NZ_LZEK01000001.1</text:p>
          </table:table-cell>
          <table:table-cell office:value-type="float" office:value="1857568" calcext:value-type="float">
            <text:p>18575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Macellibacteroides</text:p>
          </table:table-cell>
          <table:table-cell/>
        </table:table-row>
        <table:table-row table:style-name="ro1">
          <table:table-cell office:value-type="string" calcext:value-type="string">
            <text:p>NZ_FXDJ01000008.1</text:p>
          </table:table-cell>
          <table:table-cell office:value-type="float" office:value="1673718" calcext:value-type="float">
            <text:p>16737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Massilibacteroides</text:p>
          </table:table-cell>
          <table:table-cell office:value-type="string" calcext:value-type="string">
            <text:p>Massilibacteroides vaginae</text:p>
          </table:table-cell>
        </table:table-row>
        <table:table-row table:style-name="ro1">
          <table:table-cell office:value-type="string" calcext:value-type="string">
            <text:p>NZ_LT608328.1</text:p>
          </table:table-cell>
          <table:table-cell office:value-type="float" office:value="1642646" calcext:value-type="float">
            <text:p>16426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Petrimonas</text:p>
          </table:table-cell>
          <table:table-cell office:value-type="string" calcext:value-type="string">
            <text:p>Petrimonas mucosa</text:p>
          </table:table-cell>
        </table:table-row>
        <table:table-row table:style-name="ro1">
          <table:table-cell office:value-type="string" calcext:value-type="string">
            <text:p>NZ_KI259220.1</text:p>
          </table:table-cell>
          <table:table-cell office:value-type="float" office:value="1227272" calcext:value-type="float">
            <text:p>12272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Porphyromonas</text:p>
          </table:table-cell>
          <table:table-cell/>
        </table:table-row>
        <table:table-row table:style-name="ro1">
          <table:table-cell office:value-type="string" calcext:value-type="string">
            <text:p>NZ_JPIT01000001.1</text:p>
          </table:table-cell>
          <table:table-cell office:value-type="float" office:value="1547597" calcext:value-type="float">
            <text:p>15475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office:value-type="string" calcext:value-type="string">
            <text:p>Sanguibacteroides</text:p>
          </table:table-cell>
          <table:table-cell office:value-type="string" calcext:value-type="string">
            <text:p>Sanguibacteroides justesenii</text:p>
          </table:table-cell>
        </table:table-row>
        <table:table-row table:style-name="ro1">
          <table:table-cell office:value-type="string" calcext:value-type="string">
            <text:p>NZ_JH376827.1</text:p>
          </table:table-cell>
          <table:table-cell office:value-type="float" office:value="679199" calcext:value-type="float">
            <text:p>6791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Alloprevotella</text:p>
          </table:table-cell>
          <table:table-cell office:value-type="string" calcext:value-type="string">
            <text:p>Alloprevotella rava</text:p>
          </table:table-cell>
        </table:table-row>
        <table:table-row table:style-name="ro1">
          <table:table-cell office:value-type="string" calcext:value-type="string">
            <text:p>NZ_JH376577.1</text:p>
          </table:table-cell>
          <table:table-cell office:value-type="float" office:value="762968" calcext:value-type="float">
            <text:p>7629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araprevotella</text:p>
          </table:table-cell>
          <table:table-cell office:value-type="string" calcext:value-type="string">
            <text:p>Paraprevotella clara</text:p>
          </table:table-cell>
        </table:table-row>
        <table:table-row table:style-name="ro1">
          <table:table-cell office:value-type="string" calcext:value-type="string">
            <text:p>NZ_JOMI01000001.1</text:p>
          </table:table-cell>
          <table:table-cell office:value-type="float" office:value="1158294" calcext:value-type="float">
            <text:p>11582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sp. 10(H)</text:p>
          </table:table-cell>
        </table:table-row>
        <table:table-row table:style-name="ro1">
          <table:table-cell office:value-type="string" calcext:value-type="string">
            <text:p>NZ_LT629829.1</text:p>
          </table:table-cell>
          <table:table-cell office:value-type="float" office:value="1852370" calcext:value-type="float">
            <text:p>18523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massilia</text:p>
          </table:table-cell>
          <table:table-cell office:value-type="string" calcext:value-type="string">
            <text:p>Prevotellamassilia timonensis</text:p>
          </table:table-cell>
        </table:table-row>
        <table:table-row table:style-name="ro1">
          <table:table-cell office:value-type="string" calcext:value-type="string">
            <text:p>NZ_NFIO01000001.1</text:p>
          </table:table-cell>
          <table:table-cell office:value-type="float" office:value="1965631" calcext:value-type="float">
            <text:p>19656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Rikenellaceae</text:p>
          </table:table-cell>
          <table:table-cell office:value-type="string" calcext:value-type="string">
            <text:p>Alistipes</text:p>
          </table:table-cell>
          <table:table-cell office:value-type="string" calcext:value-type="string">
            <text:p>Alistipes sp. An31A</text:p>
          </table:table-cell>
        </table:table-row>
        <table:table-row table:style-name="ro1">
          <table:table-cell office:value-type="string" calcext:value-type="string">
            <text:p>NZ_FNWD01000002.1</text:p>
          </table:table-cell>
          <table:table-cell office:value-type="float" office:value="1871023" calcext:value-type="float">
            <text:p>18710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Rikenellaceae</text:p>
          </table:table-cell>
          <table:table-cell office:value-type="string" calcext:value-type="string">
            <text:p>Millionella</text:p>
          </table:table-cell>
          <table:table-cell office:value-type="string" calcext:value-type="string">
            <text:p>Millionella massiliensis</text:p>
          </table:table-cell>
        </table:table-row>
        <table:table-row table:style-name="ro1">
          <table:table-cell office:value-type="string" calcext:value-type="string">
            <text:p>NZ_HG934468.1</text:p>
          </table:table-cell>
          <table:table-cell office:value-type="float" office:value="1433126" calcext:value-type="float">
            <text:p>14331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Rikenellaceae</text:p>
          </table:table-cell>
          <table:table-cell office:value-type="string" calcext:value-type="string">
            <text:p>Mucinivorans</text:p>
          </table:table-cell>
          <table:table-cell office:value-type="string" calcext:value-type="string">
            <text:p>Mucinivorans hirudinis</text:p>
          </table:table-cell>
        </table:table-row>
        <table:table-row table:style-name="ro1">
          <table:table-cell office:value-type="string" calcext:value-type="string">
            <text:p>NZ_ATXW01000001.1</text:p>
          </table:table-cell>
          <table:table-cell office:value-type="float" office:value="880526" calcext:value-type="float">
            <text:p>8805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Rikenellaceae</text:p>
          </table:table-cell>
          <table:table-cell office:value-type="string" calcext:value-type="string">
            <text:p>Rikenella</text:p>
          </table:table-cell>
          <table:table-cell office:value-type="string" calcext:value-type="string">
            <text:p>Rikenella microfusus</text:p>
          </table:table-cell>
        </table:table-row>
        <table:table-row table:style-name="ro1">
          <table:table-cell office:value-type="string" calcext:value-type="string">
            <text:p>NZ_LT629953.1</text:p>
          </table:table-cell>
          <table:table-cell office:value-type="float" office:value="1871003" calcext:value-type="float">
            <text:p>18710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Rikenellaceae</text:p>
          </table:table-cell>
          <table:table-cell office:value-type="string" calcext:value-type="string">
            <text:p>Tidjanibacter</text:p>
          </table:table-cell>
          <table:table-cell office:value-type="string" calcext:value-type="string">
            <text:p>Tidjanibacter massiliensis</text:p>
          </table:table-cell>
        </table:table-row>
        <table:table-row table:style-name="ro1">
          <table:table-cell office:value-type="string" calcext:value-type="string">
            <text:p>NZ_JH976471.1</text:p>
          </table:table-cell>
          <table:table-cell office:value-type="float" office:value="999418" calcext:value-type="float">
            <text:p>9994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Parabacteroides goldsteinii</text:p>
          </table:table-cell>
        </table:table-row>
        <table:table-row table:style-name="ro1">
          <table:table-cell office:value-type="string" calcext:value-type="string">
            <text:p>NZ_JH414766.1</text:p>
          </table:table-cell>
          <table:table-cell office:value-type="float" office:value="665949" calcext:value-type="float">
            <text:p>6659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sp. 6_1_58FAA_CT1</text:p>
          </table:table-cell>
        </table:table-row>
        <table:table-row table:style-name="ro1">
          <table:table-cell office:value-type="string" calcext:value-type="string">
            <text:p>NZ_FMYP01000185.1</text:p>
          </table:table-cell>
          <table:table-cell office:value-type="float" office:value="1640674" calcext:value-type="float">
            <text:p>16406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Williamwhitmaniaceae</text:p>
          </table:table-cell>
          <table:table-cell office:value-type="string" calcext:value-type="string">
            <text:p>Williamwhitmania</text:p>
          </table:table-cell>
          <table:table-cell office:value-type="string" calcext:value-type="string">
            <text:p>Williamwhitmania taraxaci</text:p>
          </table:table-cell>
        </table:table-row>
        <table:table-row table:style-name="ro1">
          <table:table-cell office:value-type="string" calcext:value-type="string">
            <text:p>NZ_BAZX01000001.1</text:p>
          </table:table-cell>
          <table:table-cell office:value-type="float" office:value="1236979" calcext:value-type="float">
            <text:p>12369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filaceae</text:p>
          </table:table-cell>
          <table:table-cell office:value-type="string" calcext:value-type="string">
            <text:p>Marinifilum</text:p>
          </table:table-cell>
          <table:table-cell office:value-type="string" calcext:value-type="string">
            <text:p>Marinifilum fragile</text:p>
          </table:table-cell>
        </table:table-row>
        <table:table-row table:style-name="ro1">
          <table:table-cell office:value-type="string" calcext:value-type="string">
            <text:p>NZ_KI912104.1</text:p>
          </table:table-cell>
          <table:table-cell office:value-type="float" office:value="927658" calcext:value-type="float">
            <text:p>9276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Alkaliflexus</text:p>
          </table:table-cell>
          <table:table-cell office:value-type="string" calcext:value-type="string">
            <text:p>Alkaliflexus imshenetskii</text:p>
          </table:table-cell>
        </table:table-row>
        <table:table-row table:style-name="ro1">
          <table:table-cell office:value-type="string" calcext:value-type="string">
            <text:p>NZ_CP021904.1</text:p>
          </table:table-cell>
          <table:table-cell office:value-type="float" office:value="889453" calcext:value-type="float">
            <text:p>8894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Alkalitalea</text:p>
          </table:table-cell>
          <table:table-cell office:value-type="string" calcext:value-type="string">
            <text:p>Alkalitalea saponilacus</text:p>
          </table:table-cell>
        </table:table-row>
        <table:table-row table:style-name="ro1">
          <table:table-cell office:value-type="string" calcext:value-type="string">
            <text:p>NZ_AHZV01000371.1</text:p>
          </table:table-cell>
          <table:table-cell office:value-type="float" office:value="1144273" calcext:value-type="float">
            <text:p>11442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Anaerophaga</text:p>
          </table:table-cell>
          <table:table-cell office:value-type="string" calcext:value-type="string">
            <text:p>Anaerophaga thermohalophila</text:p>
          </table:table-cell>
        </table:table-row>
        <table:table-row table:style-name="ro1">
          <table:table-cell office:value-type="string" calcext:value-type="string">
            <text:p>NZ_MWUJ01000001.1</text:p>
          </table:table-cell>
          <table:table-cell office:value-type="float" office:value="1965019" calcext:value-type="float">
            <text:p>19650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Geofilum</text:p>
          </table:table-cell>
          <table:table-cell office:value-type="string" calcext:value-type="string">
            <text:p>Geofilum rhodophaeum</text:p>
          </table:table-cell>
        </table:table-row>
        <table:table-row table:style-name="ro1">
          <table:table-cell office:value-type="string" calcext:value-type="string">
            <text:p>NZ_LXYE02000001.1</text:p>
          </table:table-cell>
          <table:table-cell office:value-type="float" office:value="1477105" calcext:value-type="float">
            <text:p>14771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Labilibacter</text:p>
          </table:table-cell>
          <table:table-cell office:value-type="string" calcext:value-type="string">
            <text:p>Labilibacter marinus</text:p>
          </table:table-cell>
        </table:table-row>
        <table:table-row table:style-name="ro1">
          <table:table-cell office:value-type="string" calcext:value-type="string">
            <text:p>NZ_AJKI01000001.1</text:p>
          </table:table-cell>
          <table:table-cell office:value-type="float" office:value="1168289" calcext:value-type="float">
            <text:p>11682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Marinilabilia</text:p>
          </table:table-cell>
          <table:table-cell office:value-type="string" calcext:value-type="string">
            <text:p>Marinilabilia salmonicolor</text:p>
          </table:table-cell>
        </table:table-row>
        <table:table-row table:style-name="ro1">
          <table:table-cell office:value-type="string" calcext:value-type="string">
            <text:p>NZ_AZYH01000001.1</text:p>
          </table:table-cell>
          <table:table-cell office:value-type="float" office:value="869213" calcext:value-type="float">
            <text:p>8692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Saccharicrinis</text:p>
          </table:table-cell>
          <table:table-cell office:value-type="string" calcext:value-type="string">
            <text:p>Saccharicrinis fermentans</text:p>
          </table:table-cell>
        </table:table-row>
        <table:table-row table:style-name="ro1">
          <table:table-cell office:value-type="string" calcext:value-type="string">
            <text:p>NZ_FONA01000058.1</text:p>
          </table:table-cell>
          <table:table-cell office:value-type="float" office:value="385682" calcext:value-type="float">
            <text:p>3856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Marinilabiliaceae</text:p>
          </table:table-cell>
          <table:table-cell office:value-type="string" calcext:value-type="string">
            <text:p>Thermophagus</text:p>
          </table:table-cell>
          <table:table-cell office:value-type="string" calcext:value-type="string">
            <text:p>Thermophagus xiamenensis</text:p>
          </table:table-cell>
        </table:table-row>
        <table:table-row table:style-name="ro1">
          <table:table-cell office:value-type="string" calcext:value-type="string">
            <text:p>NZ_JRHC01000001.1</text:p>
          </table:table-cell>
          <table:table-cell office:value-type="float" office:value="1544798" calcext:value-type="float">
            <text:p>15447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Prolixibacteraceae</text:p>
          </table:table-cell>
          <table:table-cell office:value-type="string" calcext:value-type="string">
            <text:p>Draconibacterium</text:p>
          </table:table-cell>
          <table:table-cell office:value-type="string" calcext:value-type="string">
            <text:p>Draconibacterium sediminis</text:p>
          </table:table-cell>
        </table:table-row>
        <table:table-row table:style-name="ro1">
          <table:table-cell office:value-type="string" calcext:value-type="string">
            <text:p>NZ_FQUM01000044.1</text:p>
          </table:table-cell>
          <table:table-cell office:value-type="float" office:value="1484053" calcext:value-type="float">
            <text:p>14840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Prolixibacteraceae</text:p>
          </table:table-cell>
          <table:table-cell office:value-type="string" calcext:value-type="string">
            <text:p>Mariniphaga</text:p>
          </table:table-cell>
          <table:table-cell office:value-type="string" calcext:value-type="string">
            <text:p>Mariniphaga anaerophila</text:p>
          </table:table-cell>
        </table:table-row>
        <table:table-row table:style-name="ro1">
          <table:table-cell office:value-type="string" calcext:value-type="string">
            <text:p>NZ_BALJ01000092.1</text:p>
          </table:table-cell>
          <table:table-cell office:value-type="float" office:value="1236540" calcext:value-type="float">
            <text:p>12365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Prolixibacteraceae</text:p>
          </table:table-cell>
          <table:table-cell office:value-type="string" calcext:value-type="string">
            <text:p>Prolixibacter</text:p>
          </table:table-cell>
          <table:table-cell office:value-type="string" calcext:value-type="string">
            <text:p>Prolixibacter bellariivorans</text:p>
          </table:table-cell>
        </table:table-row>
        <table:table-row table:style-name="ro1">
          <table:table-cell office:value-type="string" calcext:value-type="string">
            <text:p>NZ_LGIA01000001.1</text:p>
          </table:table-cell>
          <table:table-cell office:value-type="float" office:value="1409788" calcext:value-type="float">
            <text:p>14097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Prolixibacteraceae</text:p>
          </table:table-cell>
          <table:table-cell office:value-type="string" calcext:value-type="string">
            <text:p>Sunxiuqinia</text:p>
          </table:table-cell>
          <table:table-cell office:value-type="string" calcext:value-type="string">
            <text:p>Sunxiuqinia dokdonensis</text:p>
          </table:table-cell>
        </table:table-row>
        <table:table-row table:style-name="ro1">
          <table:table-cell office:value-type="string" calcext:value-type="string">
            <text:p>NZ_FQZE01000080.1</text:p>
          </table:table-cell>
          <table:table-cell office:value-type="float" office:value="1168035" calcext:value-type="float">
            <text:p>1168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Prolixibacteraceae</text:p>
          </table:table-cell>
          <table:table-cell office:value-type="string" calcext:value-type="string">
            <text:p>Tangfeifania</text:p>
          </table:table-cell>
          <table:table-cell office:value-type="string" calcext:value-type="string">
            <text:p>Tangfeifania diversioriginum</text:p>
          </table:table-cell>
        </table:table-row>
        <table:table-row table:style-name="ro1">
          <table:table-cell office:value-type="string" calcext:value-type="string">
            <text:p>NZ_CP013118.1</text:p>
          </table:table-cell>
          <table:table-cell office:value-type="float" office:value="1307839" calcext:value-type="float">
            <text:p>1307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Marinilabiliales</text:p>
          </table:table-cell>
          <table:table-cell office:value-type="string" calcext:value-type="string">
            <text:p>Salinivirgaceae</text:p>
          </table:table-cell>
          <table:table-cell office:value-type="string" calcext:value-type="string">
            <text:p>Salinivirga</text:p>
          </table:table-cell>
          <table:table-cell office:value-type="string" calcext:value-type="string">
            <text:p>Salinivirga cyanobacteriivorans</text:p>
          </table:table-cell>
        </table:table-row>
        <table:table-row table:style-name="ro1">
          <table:table-cell office:value-type="string" calcext:value-type="string">
            <text:p>NZ_CP015971.1</text:p>
          </table:table-cell>
          <table:table-cell office:value-type="float" office:value="1850526" calcext:value-type="float">
            <text:p>18505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Arachidicoccus</text:p>
          </table:table-cell>
          <table:table-cell/>
        </table:table-row>
        <table:table-row table:style-name="ro1">
          <table:table-cell office:value-type="string" calcext:value-type="string">
            <text:p>NZ_KI911562.1</text:p>
          </table:table-cell>
          <table:table-cell office:value-type="float" office:value="925409" calcext:value-type="float">
            <text:p>9254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Asinibacterium</text:p>
          </table:table-cell>
          <table:table-cell/>
        </table:table-row>
        <table:table-row table:style-name="ro1">
          <table:table-cell office:value-type="string" calcext:value-type="string">
            <text:p>NZ_FRBL01000023.1</text:p>
          </table:table-cell>
          <table:table-cell office:value-type="float" office:value="1419482" calcext:value-type="float">
            <text:p>14194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Chitinophaga</text:p>
          </table:table-cell>
          <table:table-cell office:value-type="string" calcext:value-type="string">
            <text:p>Chitinophaga jiangningensis</text:p>
          </table:table-cell>
        </table:table-row>
        <table:table-row table:style-name="ro1">
          <table:table-cell office:value-type="string" calcext:value-type="string">
            <text:p>NZ_MTFE01000010.1</text:p>
          </table:table-cell>
          <table:table-cell office:value-type="float" office:value="1302690" calcext:value-type="float">
            <text:p>13026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Cnuella</text:p>
          </table:table-cell>
          <table:table-cell office:value-type="string" calcext:value-type="string">
            <text:p>Cnuella takakiae</text:p>
          </table:table-cell>
        </table:table-row>
        <table:table-row table:style-name="ro1">
          <table:table-cell office:value-type="string" calcext:value-type="string">
            <text:p>NZ_FPCJ01000002.1</text:p>
          </table:table-cell>
          <table:table-cell office:value-type="float" office:value="1393122" calcext:value-type="float">
            <text:p>13931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Crenotalea</text:p>
          </table:table-cell>
          <table:table-cell office:value-type="string" calcext:value-type="string">
            <text:p>Crenotalea thermophila</text:p>
          </table:table-cell>
        </table:table-row>
        <table:table-row table:style-name="ro1">
          <table:table-cell office:value-type="string" calcext:value-type="string">
            <text:p>NZ_AP017422.1</text:p>
          </table:table-cell>
          <table:table-cell office:value-type="float" office:value="477680" calcext:value-type="float">
            <text:p>4776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Filimonas</text:p>
          </table:table-cell>
          <table:table-cell office:value-type="string" calcext:value-type="string">
            <text:p>Filimonas lacunae</text:p>
          </table:table-cell>
        </table:table-row>
        <table:table-row table:style-name="ro1">
          <table:table-cell office:value-type="string" calcext:value-type="string">
            <text:p>NZ_JSVC01000001.1</text:p>
          </table:table-cell>
          <table:table-cell office:value-type="float" office:value="1349421" calcext:value-type="float">
            <text:p>13494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Flavihumibacter</text:p>
          </table:table-cell>
          <table:table-cell office:value-type="string" calcext:value-type="string">
            <text:p>Flavihumibacter solisilvae</text:p>
          </table:table-cell>
        </table:table-row>
        <table:table-row table:style-name="ro1">
          <table:table-cell office:value-type="string" calcext:value-type="string">
            <text:p>NZ_CP011390.1</text:p>
          </table:table-cell>
          <table:table-cell office:value-type="float" office:value="1492898" calcext:value-type="float">
            <text:p>14928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Flavisolibacter</text:p>
          </table:table-cell>
          <table:table-cell office:value-type="string" calcext:value-type="string">
            <text:p>Flavisolibacter tropicus</text:p>
          </table:table-cell>
        </table:table-row>
        <table:table-row table:style-name="ro1">
          <table:table-cell office:value-type="string" calcext:value-type="string">
            <text:p>NZ_FNNO01000039.1</text:p>
          </table:table-cell>
          <table:table-cell office:value-type="float" office:value="1235997" calcext:value-type="float">
            <text:p>12359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Hydrobacter</text:p>
          </table:table-cell>
          <table:table-cell office:value-type="string" calcext:value-type="string">
            <text:p>Hydrobacter penzbergensis</text:p>
          </table:table-cell>
        </table:table-row>
        <table:table-row table:style-name="ro1">
          <table:table-cell office:value-type="string" calcext:value-type="string">
            <text:p>NZ_FLNS01000090.1</text:p>
          </table:table-cell>
          <table:table-cell office:value-type="float" office:value="714549" calcext:value-type="float">
            <text:p>7145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Hydrotalea</text:p>
          </table:table-cell>
          <table:table-cell office:value-type="string" calcext:value-type="string">
            <text:p>Hydrotalea flava</text:p>
          </table:table-cell>
        </table:table-row>
        <table:table-row table:style-name="ro1">
          <table:table-cell office:value-type="string" calcext:value-type="string">
            <text:p>NZ_CP007035.1</text:p>
          </table:table-cell>
          <table:table-cell office:value-type="float" office:value="929713" calcext:value-type="float">
            <text:p>9297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Niabella</text:p>
          </table:table-cell>
          <table:table-cell office:value-type="string" calcext:value-type="string">
            <text:p>Niabella soli</text:p>
          </table:table-cell>
        </table:table-row>
        <table:table-row table:style-name="ro1">
          <table:table-cell office:value-type="string" calcext:value-type="string">
            <text:p>NZ_LVXG01000001.1</text:p>
          </table:table-cell>
          <table:table-cell office:value-type="float" office:value="354355" calcext:value-type="float">
            <text:p>3543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Niastella</text:p>
          </table:table-cell>
          <table:table-cell office:value-type="string" calcext:value-type="string">
            <text:p>Niastella yeongjuensis</text:p>
          </table:table-cell>
        </table:table-row>
        <table:table-row table:style-name="ro1">
          <table:table-cell office:value-type="string" calcext:value-type="string">
            <text:p>NZ_FOXQ01000042.1</text:p>
          </table:table-cell>
          <table:table-cell office:value-type="float" office:value="1465490" calcext:value-type="float">
            <text:p>14654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Parafilimonas</text:p>
          </table:table-cell>
          <table:table-cell office:value-type="string" calcext:value-type="string">
            <text:p>Parafilimonas terrae</text:p>
          </table:table-cell>
        </table:table-row>
        <table:table-row table:style-name="ro1">
          <table:table-cell office:value-type="string" calcext:value-type="string">
            <text:p>NZ_KI866530.1</text:p>
          </table:table-cell>
          <table:table-cell office:value-type="float" office:value="1400522" calcext:value-type="float">
            <text:p>14005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Sediminibacterium</text:p>
          </table:table-cell>
          <table:table-cell office:value-type="string" calcext:value-type="string">
            <text:p>Sediminibacterium salmoneum</text:p>
          </table:table-cell>
        </table:table-row>
        <table:table-row table:style-name="ro1">
          <table:table-cell office:value-type="string" calcext:value-type="string">
            <text:p>NZ_KB893314.1</text:p>
          </table:table-cell>
          <table:table-cell office:value-type="float" office:value="1123248" calcext:value-type="float">
            <text:p>11232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Segetibacter</text:p>
          </table:table-cell>
          <table:table-cell office:value-type="string" calcext:value-type="string">
            <text:p>Segetibacter koreensis</text:p>
          </table:table-cell>
        </table:table-row>
        <table:table-row table:style-name="ro1">
          <table:table-cell office:value-type="string" calcext:value-type="string">
            <text:p>NZ_KE384398.1</text:p>
          </table:table-cell>
          <table:table-cell office:value-type="float" office:value="1123356" calcext:value-type="float">
            <text:p>11233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hitinophag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Terrimonas</text:p>
          </table:table-cell>
          <table:table-cell office:value-type="string" calcext:value-type="string">
            <text:p>Terrimonas ferruginea</text:p>
          </table:table-cell>
        </table:table-row>
        <table:table-row table:style-name="ro1">
          <table:table-cell office:value-type="string" calcext:value-type="string">
            <text:p>NC_018018.1</text:p>
          </table:table-cell>
          <table:table-cell office:value-type="float" office:value="880071" calcext:value-type="float">
            <text:p>8800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Bernardetiaceae</text:p>
          </table:table-cell>
          <table:table-cell office:value-type="string" calcext:value-type="string">
            <text:p>Bernardetia</text:p>
          </table:table-cell>
          <table:table-cell office:value-type="string" calcext:value-type="string">
            <text:p>Bernardetia litoralis</text:p>
          </table:table-cell>
        </table:table-row>
        <table:table-row table:style-name="ro1">
          <table:table-cell office:value-type="string" calcext:value-type="string">
            <text:p>NZ_KE383878.1</text:p>
          </table:table-cell>
          <table:table-cell office:value-type="float" office:value="1121903" calcext:value-type="float">
            <text:p>1121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Bernardetiaceae</text:p>
          </table:table-cell>
          <table:table-cell office:value-type="string" calcext:value-type="string">
            <text:p>Hugenholtzia</text:p>
          </table:table-cell>
          <table:table-cell office:value-type="string" calcext:value-type="string">
            <text:p>Hugenholtzia roseola</text:p>
          </table:table-cell>
        </table:table-row>
        <table:table-row table:style-name="ro1">
          <table:table-cell office:value-type="string" calcext:value-type="string">
            <text:p>NZ_FNFO01000038.1</text:p>
          </table:table-cell>
          <table:table-cell office:value-type="float" office:value="1075417" calcext:value-type="float">
            <text:p>10754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atalimonadaceae</text:p>
          </table:table-cell>
          <table:table-cell office:value-type="string" calcext:value-type="string">
            <text:p>Catalinimonas</text:p>
          </table:table-cell>
          <table:table-cell office:value-type="string" calcext:value-type="string">
            <text:p>Catalinimonas alkaloidigena</text:p>
          </table:table-cell>
        </table:table-row>
        <table:table-row table:style-name="ro1">
          <table:table-cell office:value-type="string" calcext:value-type="string">
            <text:p>NZ_AUBU01000001.1</text:p>
          </table:table-cell>
          <table:table-cell office:value-type="float" office:value="1120966" calcext:value-type="float">
            <text:p>11209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Algoriphagus</text:p>
          </table:table-cell>
          <table:table-cell office:value-type="string" calcext:value-type="string">
            <text:p>Algoriphagus marincola</text:p>
          </table:table-cell>
        </table:table-row>
        <table:table-row table:style-name="ro1">
          <table:table-cell office:value-type="string" calcext:value-type="string">
            <text:p>NZ_LT838813.1</text:p>
          </table:table-cell>
          <table:table-cell office:value-type="float" office:value="758820" calcext:value-type="float">
            <text:p>7588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Aquiflexum</text:p>
          </table:table-cell>
          <table:table-cell office:value-type="string" calcext:value-type="string">
            <text:p>Aquiflexum balticum</text:p>
          </table:table-cell>
        </table:table-row>
        <table:table-row table:style-name="ro1">
          <table:table-cell office:value-type="string" calcext:value-type="string">
            <text:p>NC_018010.1</text:p>
          </table:table-cell>
          <table:table-cell office:value-type="float" office:value="866536" calcext:value-type="float">
            <text:p>8665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Belliella</text:p>
          </table:table-cell>
          <table:table-cell office:value-type="string" calcext:value-type="string">
            <text:p>Belliella baltica</text:p>
          </table:table-cell>
        </table:table-row>
        <table:table-row table:style-name="ro1">
          <table:table-cell office:value-type="string" calcext:value-type="string">
            <text:p>NZ_AMGM01000001.1</text:p>
          </table:table-cell>
          <table:table-cell office:value-type="float" office:value="1225176" calcext:value-type="float">
            <text:p>12251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Cecembia</text:p>
          </table:table-cell>
          <table:table-cell office:value-type="string" calcext:value-type="string">
            <text:p>Cecembia lonarensis</text:p>
          </table:table-cell>
        </table:table-row>
        <table:table-row table:style-name="ro1">
          <table:table-cell office:value-type="string" calcext:value-type="string">
            <text:p>NZ_FNZH01000028.1</text:p>
          </table:table-cell>
          <table:table-cell office:value-type="float" office:value="1416801" calcext:value-type="float">
            <text:p>14168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Cyclobacterium</text:p>
          </table:table-cell>
          <table:table-cell office:value-type="string" calcext:value-type="string">
            <text:p>Cyclobacterium halophilum</text:p>
          </table:table-cell>
        </table:table-row>
        <table:table-row table:style-name="ro1">
          <table:table-cell office:value-type="string" calcext:value-type="string">
            <text:p>NC_019904.1</text:p>
          </table:table-cell>
          <table:table-cell office:value-type="float" office:value="926556" calcext:value-type="float">
            <text:p>9265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Echinicola</text:p>
          </table:table-cell>
          <table:table-cell office:value-type="string" calcext:value-type="string">
            <text:p>Echinicola vietnamensis</text:p>
          </table:table-cell>
        </table:table-row>
        <table:table-row table:style-name="ro1">
          <table:table-cell office:value-type="string" calcext:value-type="string">
            <text:p>NZ_ALWO02000056.1</text:p>
          </table:table-cell>
          <table:table-cell office:value-type="float" office:value="1189612" calcext:value-type="float">
            <text:p>11896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Indibacter</text:p>
          </table:table-cell>
          <table:table-cell office:value-type="string" calcext:value-type="string">
            <text:p>Indibacter alkaliphilus</text:p>
          </table:table-cell>
        </table:table-row>
        <table:table-row table:style-name="ro1">
          <table:table-cell office:value-type="string" calcext:value-type="string">
            <text:p>NZ_AQHR01000001.1</text:p>
          </table:table-cell>
          <table:table-cell office:value-type="float" office:value="1232681" calcext:value-type="float">
            <text:p>12326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Lunatimonas</text:p>
          </table:table-cell>
          <table:table-cell office:value-type="string" calcext:value-type="string">
            <text:p>Lunatimonas lonarensis</text:p>
          </table:table-cell>
        </table:table-row>
        <table:table-row table:style-name="ro1">
          <table:table-cell office:value-type="string" calcext:value-type="string">
            <text:p>NZ_AMZY02000039.1</text:p>
          </table:table-cell>
          <table:table-cell office:value-type="float" office:value="1239962" calcext:value-type="float">
            <text:p>12399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Mariniradius</text:p>
          </table:table-cell>
          <table:table-cell office:value-type="string" calcext:value-type="string">
            <text:p>Mariniradius saccharolyticus</text:p>
          </table:table-cell>
        </table:table-row>
        <table:table-row table:style-name="ro1">
          <table:table-cell office:value-type="string" calcext:value-type="string">
            <text:p>NZ_AJYA01000001.1</text:p>
          </table:table-cell>
          <table:table-cell office:value-type="float" office:value="1189621" calcext:value-type="float">
            <text:p>11896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clobacteriaceae</text:p>
          </table:table-cell>
          <table:table-cell office:value-type="string" calcext:value-type="string">
            <text:p>Nitritalea</text:p>
          </table:table-cell>
          <table:table-cell office:value-type="string" calcext:value-type="string">
            <text:p>Nitritalea halalkaliphila</text:p>
          </table:table-cell>
        </table:table-row>
        <table:table-row table:style-name="ro1">
          <table:table-cell office:value-type="string" calcext:value-type="string">
            <text:p>NZ_JMIH01000001.1</text:p>
          </table:table-cell>
          <table:table-cell office:value-type="float" office:value="1048983" calcext:value-type="float">
            <text:p>1048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Anditalea</text:p>
          </table:table-cell>
          <table:table-cell office:value-type="string" calcext:value-type="string">
            <text:p>Anditalea andensis</text:p>
          </table:table-cell>
        </table:table-row>
        <table:table-row table:style-name="ro1">
          <table:table-cell office:value-type="string" calcext:value-type="string">
            <text:p>NZ_MORL01000001.1</text:p>
          </table:table-cell>
          <table:table-cell office:value-type="float" office:value="1750698" calcext:value-type="float">
            <text:p>17506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Arsenicibacter</text:p>
          </table:table-cell>
          <table:table-cell office:value-type="string" calcext:value-type="string">
            <text:p>Arsenicibacter rosenii</text:p>
          </table:table-cell>
        </table:table-row>
        <table:table-row table:style-name="ro1">
          <table:table-cell office:value-type="string" calcext:value-type="string">
            <text:p>NZ_KB903620.1</text:p>
          </table:table-cell>
          <table:table-cell office:value-type="float" office:value="1121373" calcext:value-type="float">
            <text:p>11213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Cytophaga</text:p>
          </table:table-cell>
          <table:table-cell office:value-type="string" calcext:value-type="string">
            <text:p>Cytophaga aurantiaca</text:p>
          </table:table-cell>
        </table:table-row>
        <table:table-row table:style-name="ro1">
          <table:table-cell office:value-type="string" calcext:value-type="string">
            <text:p>NZ_AZQN01000001.1</text:p>
          </table:table-cell>
          <table:table-cell office:value-type="float" office:value="1434325" calcext:value-type="float">
            <text:p>14343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Dyadobacter</text:p>
          </table:table-cell>
          <table:table-cell office:value-type="string" calcext:value-type="string">
            <text:p>Dyadobacter tibetensis</text:p>
          </table:table-cell>
        </table:table-row>
        <table:table-row table:style-name="ro1">
          <table:table-cell office:value-type="string" calcext:value-type="string">
            <text:p>NZ_FZPD01000016.1</text:p>
          </table:table-cell>
          <table:table-cell office:value-type="float" office:value="447679" calcext:value-type="float">
            <text:p>4476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Ekhidna</text:p>
          </table:table-cell>
          <table:table-cell office:value-type="string" calcext:value-type="string">
            <text:p>Ekhidna lutea</text:p>
          </table:table-cell>
        </table:table-row>
        <table:table-row table:style-name="ro1">
          <table:table-cell office:value-type="string" calcext:value-type="string">
            <text:p>NZ_CP015317.1</text:p>
          </table:table-cell>
          <table:table-cell office:value-type="float" office:value="1834519" calcext:value-type="float">
            <text:p>18345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Fibrella</text:p>
          </table:table-cell>
          <table:table-cell office:value-type="string" calcext:value-type="string">
            <text:p>Fibrella sp. ES10-3-2-2</text:p>
          </table:table-cell>
        </table:table-row>
        <table:table-row table:style-name="ro1">
          <table:table-cell office:value-type="string" calcext:value-type="string">
            <text:p>NC_019017.1</text:p>
          </table:table-cell>
          <table:table-cell office:value-type="float" office:value="1185876" calcext:value-type="float">
            <text:p>11858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Fibrisoma</text:p>
          </table:table-cell>
          <table:table-cell office:value-type="string" calcext:value-type="string">
            <text:p>Fibrisoma limi</text:p>
          </table:table-cell>
        </table:table-row>
        <table:table-row table:style-name="ro1">
          <table:table-cell office:value-type="string" calcext:value-type="string">
            <text:p>NZ_ATXY01000001.1</text:p>
          </table:table-cell>
          <table:table-cell office:value-type="float" office:value="929703" calcext:value-type="float">
            <text:p>9297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Flectobacillus</text:p>
          </table:table-cell>
          <table:table-cell office:value-type="string" calcext:value-type="string">
            <text:p>Flectobacillus major</text:p>
          </table:table-cell>
        </table:table-row>
        <table:table-row table:style-name="ro1">
          <table:table-cell office:value-type="string" calcext:value-type="string">
            <text:p>NZ_FOLE01000048.1</text:p>
          </table:table-cell>
          <table:table-cell office:value-type="float" office:value="927664" calcext:value-type="float">
            <text:p>9276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Flexibacter</text:p>
          </table:table-cell>
          <table:table-cell office:value-type="string" calcext:value-type="string">
            <text:p>Flexibacter flexilis</text:p>
          </table:table-cell>
        </table:table-row>
        <table:table-row table:style-name="ro1">
          <table:table-cell office:value-type="string" calcext:value-type="string">
            <text:p>NZ_LGTQ01000001.1</text:p>
          </table:table-cell>
          <table:table-cell office:value-type="float" office:value="1605367" calcext:value-type="float">
            <text:p>16053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Jiulongibacter</text:p>
          </table:table-cell>
          <table:table-cell office:value-type="string" calcext:value-type="string">
            <text:p>Jiulongibacter sediminis</text:p>
          </table:table-cell>
        </table:table-row>
        <table:table-row table:style-name="ro1">
          <table:table-cell office:value-type="string" calcext:value-type="string">
            <text:p>NC_014655.1</text:p>
          </table:table-cell>
          <table:table-cell office:value-type="float" office:value="649349" calcext:value-type="float">
            <text:p>6493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Leadbetterella</text:p>
          </table:table-cell>
          <table:table-cell office:value-type="string" calcext:value-type="string">
            <text:p>Leadbetterella byssophila</text:p>
          </table:table-cell>
        </table:table-row>
        <table:table-row table:style-name="ro1">
          <table:table-cell office:value-type="string" calcext:value-type="string">
            <text:p>NZ_FUZU01000006.1</text:p>
          </table:table-cell>
          <table:table-cell office:value-type="float" office:value="688867" calcext:value-type="float">
            <text:p>6888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Ohtaekwangia</text:p>
          </table:table-cell>
          <table:table-cell office:value-type="string" calcext:value-type="string">
            <text:p>Ohtaekwangia koreensis</text:p>
          </table:table-cell>
        </table:table-row>
        <table:table-row table:style-name="ro1">
          <table:table-cell office:value-type="string" calcext:value-type="string">
            <text:p>NZ_FOXH01000036.1</text:p>
          </table:table-cell>
          <table:table-cell office:value-type="float" office:value="1079859" calcext:value-type="float">
            <text:p>10798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Pseudarcicella</text:p>
          </table:table-cell>
          <table:table-cell office:value-type="string" calcext:value-type="string">
            <text:p>Pseudarcicella hirudinis</text:p>
          </table:table-cell>
        </table:table-row>
        <table:table-row table:style-name="ro1">
          <table:table-cell office:value-type="string" calcext:value-type="string">
            <text:p>NZ_FNQC01000061.1</text:p>
          </table:table-cell>
          <table:table-cell office:value-type="float" office:value="336829" calcext:value-type="float">
            <text:p>3368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Rhodonellum</text:p>
          </table:table-cell>
          <table:table-cell office:value-type="string" calcext:value-type="string">
            <text:p>Rhodonellum ikkaensis</text:p>
          </table:table-cell>
        </table:table-row>
        <table:table-row table:style-name="ro1">
          <table:table-cell office:value-type="string" calcext:value-type="string">
            <text:p>NZ_KB913013.1</text:p>
          </table:table-cell>
          <table:table-cell office:value-type="float" office:value="1089547" calcext:value-type="float">
            <text:p>10895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Rudanella</text:p>
          </table:table-cell>
          <table:table-cell office:value-type="string" calcext:value-type="string">
            <text:p>Rudanella lutea</text:p>
          </table:table-cell>
        </table:table-row>
        <table:table-row table:style-name="ro1">
          <table:table-cell office:value-type="string" calcext:value-type="string">
            <text:p>NZ_KI519420.1</text:p>
          </table:table-cell>
          <table:table-cell office:value-type="float" office:value="1123077" calcext:value-type="float">
            <text:p>11230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Runella</text:p>
          </table:table-cell>
          <table:table-cell office:value-type="string" calcext:value-type="string">
            <text:p>Runella limosa</text:p>
          </table:table-cell>
        </table:table-row>
        <table:table-row table:style-name="ro1">
          <table:table-cell office:value-type="string" calcext:value-type="string">
            <text:p>NZ_FNGS01000019.1</text:p>
          </table:table-cell>
          <table:table-cell office:value-type="float" office:value="563176" calcext:value-type="float">
            <text:p>5631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Siphonobacter</text:p>
          </table:table-cell>
          <table:table-cell office:value-type="string" calcext:value-type="string">
            <text:p>Siphonobacter aquaeclarae</text:p>
          </table:table-cell>
        </table:table-row>
        <table:table-row table:style-name="ro1">
          <table:table-cell office:value-type="string" calcext:value-type="string">
            <text:p>NZ_KB893245.1</text:p>
          </table:table-cell>
          <table:table-cell office:value-type="float" office:value="1123276" calcext:value-type="float">
            <text:p>11232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Spirosoma</text:p>
          </table:table-cell>
          <table:table-cell office:value-type="string" calcext:value-type="string">
            <text:p>Spirosoma luteum</text:p>
          </table:table-cell>
        </table:table-row>
        <table:table-row table:style-name="ro1">
          <table:table-cell office:value-type="string" calcext:value-type="string">
            <text:p>NZ_BBLT01000037.1</text:p>
          </table:table-cell>
          <table:table-cell office:value-type="float" office:value="153721" calcext:value-type="float">
            <text:p>1537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Cytophagaceae</text:p>
          </table:table-cell>
          <table:table-cell office:value-type="string" calcext:value-type="string">
            <text:p>Sporocytophaga</text:p>
          </table:table-cell>
          <table:table-cell office:value-type="string" calcext:value-type="string">
            <text:p>Sporocytophaga myxococcoides</text:p>
          </table:table-cell>
        </table:table-row>
        <table:table-row table:style-name="ro1">
          <table:table-cell office:value-type="string" calcext:value-type="string">
            <text:p>NZ_AODQ01000001.1</text:p>
          </table:table-cell>
          <table:table-cell office:value-type="float" office:value="1279009" calcext:value-type="float">
            <text:p>12790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Cesiribacter</text:p>
          </table:table-cell>
          <table:table-cell office:value-type="string" calcext:value-type="string">
            <text:p>Cesiribacter andamanensis</text:p>
          </table:table-cell>
        </table:table-row>
        <table:table-row table:style-name="ro1">
          <table:table-cell office:value-type="string" calcext:value-type="string">
            <text:p>NZ_FOIR01000007.1</text:p>
          </table:table-cell>
          <table:table-cell office:value-type="float" office:value="1267423" calcext:value-type="float">
            <text:p>12674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Fabibacter</text:p>
          </table:table-cell>
          <table:table-cell office:value-type="string" calcext:value-type="string">
            <text:p>Fabibacter pacificus</text:p>
          </table:table-cell>
        </table:table-row>
        <table:table-row table:style-name="ro1">
          <table:table-cell office:value-type="string" calcext:value-type="string">
            <text:p>NZ_LQAQ01000001.1</text:p>
          </table:table-cell>
          <table:table-cell office:value-type="float" office:value="1775430" calcext:value-type="float">
            <text:p>17754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Flammeovirga</text:p>
          </table:table-cell>
          <table:table-cell office:value-type="string" calcext:value-type="string">
            <text:p>Flammeovirga sp. SJP92</text:p>
          </table:table-cell>
        </table:table-row>
        <table:table-row table:style-name="ro1">
          <table:table-cell office:value-type="string" calcext:value-type="string">
            <text:p>NZ_KB903430.1</text:p>
          </table:table-cell>
          <table:table-cell office:value-type="float" office:value="1121904" calcext:value-type="float">
            <text:p>1121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Flexithrix</text:p>
          </table:table-cell>
          <table:table-cell office:value-type="string" calcext:value-type="string">
            <text:p>Flexithrix dorotheae</text:p>
          </table:table-cell>
        </table:table-row>
        <table:table-row table:style-name="ro1">
          <table:table-cell office:value-type="string" calcext:value-type="string">
            <text:p>NZ_AMZN01000001.1</text:p>
          </table:table-cell>
          <table:table-cell office:value-type="float" office:value="1237149" calcext:value-type="float">
            <text:p>12371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Fulvivirga</text:p>
          </table:table-cell>
          <table:table-cell office:value-type="string" calcext:value-type="string">
            <text:p>Fulvivirga imtechensis</text:p>
          </table:table-cell>
        </table:table-row>
        <table:table-row table:style-name="ro1">
          <table:table-cell office:value-type="string" calcext:value-type="string">
            <text:p>NZ_FXAW01000025.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Marivirga</text:p>
          </table:table-cell>
          <table:table-cell office:value-type="string" calcext:value-type="string">
            <text:p>Marivirga sericea</text:p>
          </table:table-cell>
        </table:table-row>
        <table:table-row table:style-name="ro1">
          <table:table-cell office:value-type="string" calcext:value-type="string">
            <text:p>NZ_ANNU01000001.1</text:p>
          </table:table-cell>
          <table:table-cell office:value-type="float" office:value="1124780" calcext:value-type="float">
            <text:p>11247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Nafulsella</text:p>
          </table:table-cell>
          <table:table-cell office:value-type="string" calcext:value-type="string">
            <text:p>Nafulsella turpanensis</text:p>
          </table:table-cell>
        </table:table-row>
        <table:table-row table:style-name="ro1">
          <table:table-cell office:value-type="string" calcext:value-type="string">
            <text:p>NZ_MDGR01000001.1</text:p>
          </table:table-cell>
          <table:table-cell office:value-type="float" office:value="1889772" calcext:value-type="float">
            <text:p>18897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Reichenbachiella</text:p>
          </table:table-cell>
          <table:table-cell/>
        </table:table-row>
        <table:table-row table:style-name="ro1">
          <table:table-cell office:value-type="string" calcext:value-type="string">
            <text:p>NZ_JSVA01000001.1</text:p>
          </table:table-cell>
          <table:table-cell office:value-type="float" office:value="1566026" calcext:value-type="float">
            <text:p>15660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Flammeovirgaceae</text:p>
          </table:table-cell>
          <table:table-cell office:value-type="string" calcext:value-type="string">
            <text:p>Roseivirga</text:p>
          </table:table-cell>
          <table:table-cell office:value-type="string" calcext:value-type="string">
            <text:p>Roseivirga seohaensis</text:p>
          </table:table-cell>
        </table:table-row>
        <table:table-row table:style-name="ro1">
          <table:table-cell office:value-type="string" calcext:value-type="string">
            <text:p>NZ_KI421517.1</text:p>
          </table:table-cell>
          <table:table-cell office:value-type="float" office:value="926549" calcext:value-type="float">
            <text:p>9265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Hymenobacteraceae</text:p>
          </table:table-cell>
          <table:table-cell office:value-type="string" calcext:value-type="string">
            <text:p>Adhaeribacter</text:p>
          </table:table-cell>
          <table:table-cell office:value-type="string" calcext:value-type="string">
            <text:p>Adhaeribacter aquaticus</text:p>
          </table:table-cell>
        </table:table-row>
        <table:table-row table:style-name="ro1">
          <table:table-cell office:value-type="string" calcext:value-type="string">
            <text:p>NZ_FOQZ01000014.1</text:p>
          </table:table-cell>
          <table:table-cell office:value-type="float" office:value="1793723" calcext:value-type="float">
            <text:p>17937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Hymenobacteraceae</text:p>
          </table:table-cell>
          <table:table-cell office:value-type="string" calcext:value-type="string">
            <text:p>Hymenobacter</text:p>
          </table:table-cell>
          <table:table-cell/>
        </table:table-row>
        <table:table-row table:style-name="ro1">
          <table:table-cell office:value-type="string" calcext:value-type="string">
            <text:p>NZ_AKIS01000001.1</text:p>
          </table:table-cell>
          <table:table-cell office:value-type="float" office:value="1144253" calcext:value-type="float">
            <text:p>11442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Hymenobacteraceae</text:p>
          </table:table-cell>
          <table:table-cell office:value-type="string" calcext:value-type="string">
            <text:p>Pontibacter</text:p>
          </table:table-cell>
          <table:table-cell office:value-type="string" calcext:value-type="string">
            <text:p>Pontibacter sp. BAB1700</text:p>
          </table:table-cell>
        </table:table-row>
        <table:table-row table:style-name="ro1">
          <table:table-cell office:value-type="string" calcext:value-type="string">
            <text:p>NZ_LRML01000001.1</text:p>
          </table:table-cell>
          <table:table-cell office:value-type="float" office:value="1567108" calcext:value-type="float">
            <text:p>15671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Hymenobacteraceae</text:p>
          </table:table-cell>
          <table:table-cell office:value-type="string" calcext:value-type="string">
            <text:p>Rufibacter</text:p>
          </table:table-cell>
          <table:table-cell office:value-type="string" calcext:value-type="string">
            <text:p>Rufibacter roseus</text:p>
          </table:table-cell>
        </table:table-row>
        <table:table-row table:style-name="ro1">
          <table:table-cell office:value-type="string" calcext:value-type="string">
            <text:p>NZ_FOXS01000019.1</text:p>
          </table:table-cell>
          <table:table-cell office:value-type="float" office:value="1227077" calcext:value-type="float">
            <text:p>12270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Hymenobacteraceae</text:p>
          </table:table-cell>
          <table:table-cell office:value-type="string" calcext:value-type="string">
            <text:p>Siccationidurans</text:p>
          </table:table-cell>
          <table:table-cell office:value-type="string" calcext:value-type="string">
            <text:p>Siccationidurans arizonensis</text:p>
          </table:table-cell>
        </table:table-row>
        <table:table-row table:style-name="ro1">
          <table:table-cell office:value-type="string" calcext:value-type="string">
            <text:p>NZ_KE387152.1</text:p>
          </table:table-cell>
          <table:table-cell office:value-type="float" office:value="1121902" calcext:value-type="float">
            <text:p>11219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Microscillaceae</text:p>
          </table:table-cell>
          <table:table-cell office:value-type="string" calcext:value-type="string">
            <text:p>Eisenibacter</text:p>
          </table:table-cell>
          <table:table-cell office:value-type="string" calcext:value-type="string">
            <text:p>Eisenibacter elegans</text:p>
          </table:table-cell>
        </table:table-row>
        <table:table-row table:style-name="ro1">
          <table:table-cell office:value-type="string" calcext:value-type="string">
            <text:p>NZ_AAWS01000135.1</text:p>
          </table:table-cell>
          <table:table-cell office:value-type="float" office:value="313606" calcext:value-type="float">
            <text:p>3136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Microscillaceae</text:p>
          </table:table-cell>
          <table:table-cell office:value-type="string" calcext:value-type="string">
            <text:p>Microscilla</text:p>
          </table:table-cell>
          <table:table-cell office:value-type="string" calcext:value-type="string">
            <text:p>Microscilla marina</text:p>
          </table:table-cell>
        </table:table-row>
        <table:table-row table:style-name="ro1">
          <table:table-cell office:value-type="string" calcext:value-type="string">
            <text:p>NZ_FQWQ01000009.1</text:p>
          </table:table-cell>
          <table:table-cell office:value-type="float" office:value="947013" calcext:value-type="float">
            <text:p>9470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yseolinea</text:p>
          </table:table-cell>
          <table:table-cell office:value-type="string" calcext:value-type="string">
            <text:p>Chryseolinea serpens</text:p>
          </table:table-cell>
        </table:table-row>
        <table:table-row table:style-name="ro1">
          <table:table-cell office:value-type="string" calcext:value-type="string">
            <text:p>NZ_LNAL01000001.1</text:p>
          </table:table-cell>
          <table:table-cell office:value-type="float" office:value="1751427" calcext:value-type="float">
            <text:p>17514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lirubrum</text:p>
          </table:table-cell>
          <table:table-cell office:value-type="string" calcext:value-type="string">
            <text:p>Solirubrum puertoriconensis</text:p>
          </table:table-cell>
        </table:table-row>
        <table:table-row table:style-name="ro1">
          <table:table-cell office:value-type="string" calcext:value-type="string">
            <text:p>NZ_FONY01000120.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ermoflexibacter</text:p>
          </table:table-cell>
          <table:table-cell office:value-type="string" calcext:value-type="string">
            <text:p>Thermoflexibacter ruber</text:p>
          </table:table-cell>
        </table:table-row>
        <table:table-row table:style-name="ro1">
          <table:table-cell office:value-type="string" calcext:value-type="string">
            <text:p>NZ_LBGV01000001.1</text:p>
          </table:table-cell>
          <table:table-cell office:value-type="float" office:value="1561025" calcext:value-type="float">
            <text:p>1561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Cytophagales</text:p>
          </table:table-cell>
          <table:table-cell office:value-type="string" calcext:value-type="string">
            <text:p>Persicobacteraceae</text:p>
          </table:table-cell>
          <table:table-cell office:value-type="string" calcext:value-type="string">
            <text:p>Persicobacter</text:p>
          </table:table-cell>
          <table:table-cell/>
        </table:table-row>
        <table:table-row table:style-name="ro1">
          <table:table-cell office:value-type="string" calcext:value-type="string">
            <text:p>NC_017924.1</text:p>
          </table:table-cell>
          <table:table-cell office:value-type="float" office:value="1186051" calcext:value-type="float">
            <text:p>11860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Blattabacteriaceae</text:p>
          </table:table-cell>
          <table:table-cell office:value-type="string" calcext:value-type="string">
            <text:p>Blattabacterium</text:p>
          </table:table-cell>
          <table:table-cell/>
        </table:table-row>
        <table:table-row table:style-name="ro1">
          <table:table-cell office:value-type="string" calcext:value-type="string">
            <text:p>NZ_LYPF02000001.1</text:p>
          </table:table-cell>
          <table:table-cell office:value-type="float" office:value="1740263" calcext:value-type="float">
            <text:p>17402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Crocinitomicaceae</text:p>
          </table:table-cell>
          <table:table-cell office:value-type="string" calcext:value-type="string">
            <text:p>Crocinitomix</text:p>
          </table:table-cell>
          <table:table-cell office:value-type="string" calcext:value-type="string">
            <text:p>Crocinitomix algicola</text:p>
          </table:table-cell>
        </table:table-row>
        <table:table-row table:style-name="ro1">
          <table:table-cell office:value-type="string" calcext:value-type="string">
            <text:p>NC_015321.1</text:p>
          </table:table-cell>
          <table:table-cell office:value-type="float" office:value="755732" calcext:value-type="float">
            <text:p>7557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Crocinitomicaceae</text:p>
          </table:table-cell>
          <table:table-cell office:value-type="string" calcext:value-type="string">
            <text:p>Fluviicola</text:p>
          </table:table-cell>
          <table:table-cell office:value-type="string" calcext:value-type="string">
            <text:p>Fluviicola taffensis</text:p>
          </table:table-cell>
        </table:table-row>
        <table:table-row table:style-name="ro1">
          <table:table-cell office:value-type="string" calcext:value-type="string">
            <text:p>NZ_FPAS01000011.1</text:p>
          </table:table-cell>
          <table:table-cell office:value-type="float" office:value="477690" calcext:value-type="float">
            <text:p>4776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Crocinitomicaceae</text:p>
          </table:table-cell>
          <table:table-cell office:value-type="string" calcext:value-type="string">
            <text:p>Lishizhenia</text:p>
          </table:table-cell>
          <table:table-cell office:value-type="string" calcext:value-type="string">
            <text:p>Lishizhenia tianjinensis</text:p>
          </table:table-cell>
        </table:table-row>
        <table:table-row table:style-name="ro1">
          <table:table-cell office:value-type="string" calcext:value-type="string">
            <text:p>NC_016599.1</text:p>
          </table:table-cell>
          <table:table-cell office:value-type="float" office:value="926562" calcext:value-type="float">
            <text:p>9265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Cryomorphaceae</text:p>
          </table:table-cell>
          <table:table-cell office:value-type="string" calcext:value-type="string">
            <text:p>Owenweeksia</text:p>
          </table:table-cell>
          <table:table-cell office:value-type="string" calcext:value-type="string">
            <text:p>Owenweeksia hongkongensis</text:p>
          </table:table-cell>
        </table:table-row>
        <table:table-row table:style-name="ro1">
          <table:table-cell office:value-type="string" calcext:value-type="string">
            <text:p>NZ_FNNS01000059.1</text:p>
          </table:table-cell>
          <table:table-cell office:value-type="float" office:value="797419" calcext:value-type="float">
            <text:p>7974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equorivita</text:p>
          </table:table-cell>
          <table:table-cell office:value-type="string" calcext:value-type="string">
            <text:p>Aequorivita viscosa</text:p>
          </table:table-cell>
        </table:table-row>
        <table:table-row table:style-name="ro1">
          <table:table-cell office:value-type="string" calcext:value-type="string">
            <text:p>NZ_FOMI01000021.1</text:p>
          </table:table-cell>
          <table:table-cell office:value-type="float" office:value="870482" calcext:value-type="float">
            <text:p>8704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lgibacter</text:p>
          </table:table-cell>
          <table:table-cell office:value-type="string" calcext:value-type="string">
            <text:p>Algibacter pectinivorans</text:p>
          </table:table-cell>
        </table:table-row>
        <table:table-row table:style-name="ro1">
          <table:table-cell office:value-type="string" calcext:value-type="string">
            <text:p>NZ_FOUZ01000040.1</text:p>
          </table:table-cell>
          <table:table-cell office:value-type="float" office:value="684065" calcext:value-type="float">
            <text:p>6840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lgoriella</text:p>
          </table:table-cell>
          <table:table-cell office:value-type="string" calcext:value-type="string">
            <text:p>Algoriella xinjiangensis</text:p>
          </table:table-cell>
        </table:table-row>
        <table:table-row table:style-name="ro1">
          <table:table-cell office:value-type="string" calcext:value-type="string">
            <text:p>NZ_KN050846.1</text:p>
          </table:table-cell>
          <table:table-cell office:value-type="float" office:value="1223410" calcext:value-type="float">
            <text:p>12234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ltibacter</text:p>
          </table:table-cell>
          <table:table-cell office:value-type="string" calcext:value-type="string">
            <text:p>Altibacter lentus</text:p>
          </table:table-cell>
        </table:table-row>
        <table:table-row table:style-name="ro1">
          <table:table-cell office:value-type="string" calcext:value-type="string">
            <text:p>NZ_LIVM01000001.1</text:p>
          </table:table-cell>
          <table:table-cell office:value-type="float" office:value="1586267" calcext:value-type="float">
            <text:p>15862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pibacter</text:p>
          </table:table-cell>
          <table:table-cell office:value-type="string" calcext:value-type="string">
            <text:p>Apibacter mensalis</text:p>
          </table:table-cell>
        </table:table-row>
        <table:table-row table:style-name="ro1">
          <table:table-cell office:value-type="string" calcext:value-type="string">
            <text:p>NZ_LQRT01000001.1</text:p>
          </table:table-cell>
          <table:table-cell office:value-type="float" office:value="1642818" calcext:value-type="float">
            <text:p>1642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quimarina</text:p>
          </table:table-cell>
          <table:table-cell office:value-type="string" calcext:value-type="string">
            <text:p>Aquimarina aggregata</text:p>
          </table:table-cell>
        </table:table-row>
        <table:table-row table:style-name="ro1">
          <table:table-cell office:value-type="string" calcext:value-type="string">
            <text:p>NZ_CP022515.1</text:p>
          </table:table-cell>
          <table:table-cell office:value-type="float" office:value="616991" calcext:value-type="float">
            <text:p>6169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renibacter</text:p>
          </table:table-cell>
          <table:table-cell office:value-type="string" calcext:value-type="string">
            <text:p>Arenibacter algicola</text:p>
          </table:table-cell>
        </table:table-row>
        <table:table-row table:style-name="ro1">
          <table:table-cell office:value-type="string" calcext:value-type="string">
            <text:p>NZ_FQYK01000018.1</text:p>
          </table:table-cell>
          <table:table-cell office:value-type="float" office:value="1178825" calcext:value-type="float">
            <text:p>11788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Arenitalea</text:p>
          </table:table-cell>
          <table:table-cell office:value-type="string" calcext:value-type="string">
            <text:p>Arenitalea lutea</text:p>
          </table:table-cell>
        </table:table-row>
        <table:table-row table:style-name="ro1">
          <table:table-cell office:value-type="string" calcext:value-type="string">
            <text:p>NZ_JH932282.1</text:p>
          </table:table-cell>
          <table:table-cell office:value-type="float" office:value="883098" calcext:value-type="float">
            <text:p>8830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Bergeyella</text:p>
          </table:table-cell>
          <table:table-cell office:value-type="string" calcext:value-type="string">
            <text:p>Bergeyella zoohelcum</text:p>
          </table:table-cell>
        </table:table-row>
        <table:table-row table:style-name="ro1">
          <table:table-cell office:value-type="string" calcext:value-type="string">
            <text:p>NZ_LZRO01000001.1</text:p>
          </table:table-cell>
          <table:table-cell office:value-type="float" office:value="1861784" calcext:value-type="float">
            <text:p>18617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Bizionia</text:p>
          </table:table-cell>
          <table:table-cell office:value-type="string" calcext:value-type="string">
            <text:p>Bizionia sp. APA-3</text:p>
          </table:table-cell>
        </table:table-row>
        <table:table-row table:style-name="ro1">
          <table:table-cell office:value-type="string" calcext:value-type="string">
            <text:p>NZ_CP022382.1</text:p>
          </table:table-cell>
          <table:table-cell office:value-type="float" office:value="28188" calcext:value-type="float">
            <text:p>281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Capnocytophaga canimorsus</text:p>
          </table:table-cell>
        </table:table-row>
        <table:table-row table:style-name="ro1">
          <table:table-cell office:value-type="string" calcext:value-type="string">
            <text:p>NC_014934.1</text:p>
          </table:table-cell>
          <table:table-cell office:value-type="float" office:value="688270" calcext:value-type="float">
            <text:p>6882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ellulophaga</text:p>
          </table:table-cell>
          <table:table-cell office:value-type="string" calcext:value-type="string">
            <text:p>Cellulophaga algicola</text:p>
          </table:table-cell>
        </table:table-row>
        <table:table-row table:style-name="ro1">
          <table:table-cell office:value-type="string" calcext:value-type="string">
            <text:p>NZ_FRBH01000024.1</text:p>
          </table:table-cell>
          <table:table-cell office:value-type="float" office:value="1434701" calcext:value-type="float">
            <text:p>14347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hishuiella</text:p>
          </table:table-cell>
          <table:table-cell office:value-type="string" calcext:value-type="string">
            <text:p>Chishuiella changwenlii</text:p>
          </table:table-cell>
        </table:table-row>
        <table:table-row table:style-name="ro1">
          <table:table-cell office:value-type="string" calcext:value-type="string">
            <text:p>NZ_FTPE01000019.1</text:p>
          </table:table-cell>
          <table:table-cell office:value-type="float" office:value="1932669" calcext:value-type="float">
            <text:p>19326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hryseobacterium</text:p>
          </table:table-cell>
          <table:table-cell/>
        </table:table-row>
        <table:table-row table:style-name="ro1">
          <table:table-cell office:value-type="string" calcext:value-type="string">
            <text:p>NZ_MKGI01000001.1</text:p>
          </table:table-cell>
          <table:table-cell office:value-type="float" office:value="237258" calcext:value-type="float">
            <text:p>2372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loacibacterium</text:p>
          </table:table-cell>
          <table:table-cell office:value-type="string" calcext:value-type="string">
            <text:p>Cloacibacterium normanense</text:p>
          </table:table-cell>
        </table:table-row>
        <table:table-row table:style-name="ro1">
          <table:table-cell office:value-type="string" calcext:value-type="string">
            <text:p>NC_014230.1</text:p>
          </table:table-cell>
          <table:table-cell office:value-type="float" office:value="216432" calcext:value-type="float">
            <text:p>2164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roceibacter</text:p>
          </table:table-cell>
          <table:table-cell office:value-type="string" calcext:value-type="string">
            <text:p>Croceibacter atlanticus</text:p>
          </table:table-cell>
        </table:table-row>
        <table:table-row table:style-name="ro1">
          <table:table-cell office:value-type="string" calcext:value-type="string">
            <text:p>NZ_LDJX01000001.1</text:p>
          </table:table-cell>
          <table:table-cell office:value-type="float" office:value="1300341" calcext:value-type="float">
            <text:p>13003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roceitalea</text:p>
          </table:table-cell>
          <table:table-cell office:value-type="string" calcext:value-type="string">
            <text:p>Croceitalea dokdonensis</text:p>
          </table:table-cell>
        </table:table-row>
        <table:table-row table:style-name="ro1">
          <table:table-cell office:value-type="string" calcext:value-type="string">
            <text:p>NZ_MTBC01000001.1</text:p>
          </table:table-cell>
          <table:table-cell office:value-type="float" office:value="1929488" calcext:value-type="float">
            <text:p>19294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roceivirga</text:p>
          </table:table-cell>
          <table:table-cell office:value-type="string" calcext:value-type="string">
            <text:p>Croceivirga radicis</text:p>
          </table:table-cell>
        </table:table-row>
        <table:table-row table:style-name="ro1">
          <table:table-cell office:value-type="string" calcext:value-type="string">
            <text:p>NZ_FQYI01000029.1</text:p>
          </table:table-cell>
          <table:table-cell office:value-type="float" office:value="1118202" calcext:value-type="float">
            <text:p>11182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Cruoricaptor</text:p>
          </table:table-cell>
          <table:table-cell office:value-type="string" calcext:value-type="string">
            <text:p>Cruoricaptor ignavus</text:p>
          </table:table-cell>
        </table:table-row>
        <table:table-row table:style-name="ro1">
          <table:table-cell office:value-type="string" calcext:value-type="string">
            <text:p>NZ_FZNY01000030.1</text:p>
          </table:table-cell>
          <table:table-cell office:value-type="float" office:value="1627892" calcext:value-type="float">
            <text:p>16278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Dokdonia</text:p>
          </table:table-cell>
          <table:table-cell office:value-type="string" calcext:value-type="string">
            <text:p>Dokdonia pacifica</text:p>
          </table:table-cell>
        </table:table-row>
        <table:table-row table:style-name="ro1">
          <table:table-cell office:value-type="string" calcext:value-type="string">
            <text:p>NZ_MAHK01000001.1</text:p>
          </table:table-cell>
          <table:table-cell office:value-type="float" office:value="172045" calcext:value-type="float">
            <text:p>1720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Elizabethkingia</text:p>
          </table:table-cell>
          <table:table-cell office:value-type="string" calcext:value-type="string">
            <text:p>Elizabethkingia miricola</text:p>
          </table:table-cell>
        </table:table-row>
        <table:table-row table:style-name="ro1">
          <table:table-cell office:value-type="string" calcext:value-type="string">
            <text:p>NZ_JSYQ01000001.1</text:p>
          </table:table-cell>
          <table:table-cell office:value-type="float" office:value="343874" calcext:value-type="float">
            <text:p>3438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Empedobacter</text:p>
          </table:table-cell>
          <table:table-cell office:value-type="string" calcext:value-type="string">
            <text:p>Empedobacter falsenii</text:p>
          </table:table-cell>
        </table:table-row>
        <table:table-row table:style-name="ro1">
          <table:table-cell office:value-type="string" calcext:value-type="string">
            <text:p>NZ_KB907546.1</text:p>
          </table:table-cell>
          <table:table-cell office:value-type="float" office:value="1121875" calcext:value-type="float">
            <text:p>11218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Eudoraea</text:p>
          </table:table-cell>
          <table:table-cell office:value-type="string" calcext:value-type="string">
            <text:p>Eudoraea adriatica</text:p>
          </table:table-cell>
        </table:table-row>
        <table:table-row table:style-name="ro1">
          <table:table-cell office:value-type="string" calcext:value-type="string">
            <text:p>NZ_LCTZ01000002.1</text:p>
          </table:table-cell>
          <table:table-cell office:value-type="float" office:value="346185" calcext:value-type="float">
            <text:p>3461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Flagellimonas</text:p>
          </table:table-cell>
          <table:table-cell office:value-type="string" calcext:value-type="string">
            <text:p>Flagellimonas eckloniae</text:p>
          </table:table-cell>
        </table:table-row>
        <table:table-row table:style-name="ro1">
          <table:table-cell office:value-type="string" calcext:value-type="string">
            <text:p>NZ_FPKV01000031.1</text:p>
          </table:table-cell>
          <table:table-cell office:value-type="float" office:value="369401" calcext:value-type="float">
            <text:p>3694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Flaviramulus</text:p>
          </table:table-cell>
          <table:table-cell office:value-type="string" calcext:value-type="string">
            <text:p>Flaviramulus basaltis</text:p>
          </table:table-cell>
        </table:table-row>
        <table:table-row table:style-name="ro1">
          <table:table-cell office:value-type="string" calcext:value-type="string">
            <text:p>NZ_AVCS01000001.1</text:p>
          </table:table-cell>
          <table:table-cell office:value-type="float" office:value="1107311" calcext:value-type="float">
            <text:p>11073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Flavobacterium</text:p>
          </table:table-cell>
          <table:table-cell office:value-type="string" calcext:value-type="string">
            <text:p>Flavobacterium enshiense</text:p>
          </table:table-cell>
        </table:table-row>
        <table:table-row table:style-name="ro1">
          <table:table-cell office:value-type="string" calcext:value-type="string">
            <text:p>NZ_BDEL01000001.1</text:p>
          </table:table-cell>
          <table:table-cell office:value-type="float" office:value="1555194" calcext:value-type="float">
            <text:p>1555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mosa haliotis</text:p>
          </table:table-cell>
        </table:table-row>
        <table:table-row table:style-name="ro1">
          <table:table-cell office:value-type="string" calcext:value-type="string">
            <text:p>NZ_MDVN01000001.1</text:p>
          </table:table-cell>
          <table:table-cell office:value-type="float" office:value="1891971" calcext:value-type="float">
            <text:p>18919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aetbulibacter</text:p>
          </table:table-cell>
          <table:table-cell/>
        </table:table-row>
        <table:table-row table:style-name="ro1">
          <table:table-cell office:value-type="string" calcext:value-type="string">
            <text:p>NZ_AMSG01000001.1</text:p>
          </table:table-cell>
          <table:table-cell office:value-type="float" office:value="555500" calcext:value-type="float">
            <text:p>5555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albibacter</text:p>
          </table:table-cell>
          <table:table-cell office:value-type="string" calcext:value-type="string">
            <text:p>Galbibacter marinus</text:p>
          </table:table-cell>
        </table:table-row>
        <table:table-row table:style-name="ro1">
          <table:table-cell office:value-type="string" calcext:value-type="string">
            <text:p>NZ_AUHD01000001.1</text:p>
          </table:table-cell>
          <table:table-cell office:value-type="float" office:value="1121912" calcext:value-type="float">
            <text:p>11219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elidibacter</text:p>
          </table:table-cell>
          <table:table-cell office:value-type="string" calcext:value-type="string">
            <text:p>Gelidibacter mesophilus</text:p>
          </table:table-cell>
        </table:table-row>
        <table:table-row table:style-name="ro1">
          <table:table-cell office:value-type="string" calcext:value-type="string">
            <text:p>NZ_AJLT01000001.1</text:p>
          </table:table-cell>
          <table:table-cell office:value-type="float" office:value="1167637" calcext:value-type="float">
            <text:p>11676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illisia</text:p>
          </table:table-cell>
          <table:table-cell office:value-type="string" calcext:value-type="string">
            <text:p>Gillisia marina</text:p>
          </table:table-cell>
        </table:table-row>
        <table:table-row table:style-name="ro1">
          <table:table-cell office:value-type="string" calcext:value-type="string">
            <text:p>NZ_CP019333.1</text:p>
          </table:table-cell>
          <table:table-cell office:value-type="float" office:value="754429" calcext:value-type="float">
            <text:p>7544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ilvibacter</text:p>
          </table:table-cell>
          <table:table-cell/>
        </table:table-row>
        <table:table-row table:style-name="ro1">
          <table:table-cell office:value-type="string" calcext:value-type="string">
            <text:p>NZ_CP018153.1</text:p>
          </table:table-cell>
          <table:table-cell office:value-type="float" office:value="1913577" calcext:value-type="float">
            <text:p>19135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Gramella</text:p>
          </table:table-cell>
          <table:table-cell office:value-type="string" calcext:value-type="string">
            <text:p>Gramella sp. LPB0144</text:p>
          </table:table-cell>
        </table:table-row>
        <table:table-row table:style-name="ro1">
          <table:table-cell office:value-type="string" calcext:value-type="string">
            <text:p>NZ_FOFN01000011.1</text:p>
          </table:table-cell>
          <table:table-cell office:value-type="float" office:value="419940" calcext:value-type="float">
            <text:p>4199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Hyunsoonleella</text:p>
          </table:table-cell>
          <table:table-cell office:value-type="string" calcext:value-type="string">
            <text:p>Hyunsoonleella jejuensis</text:p>
          </table:table-cell>
        </table:table-row>
        <table:table-row table:style-name="ro1">
          <table:table-cell office:value-type="string" calcext:value-type="string">
            <text:p>NZ_AJJU01000044.1</text:p>
          </table:table-cell>
          <table:table-cell office:value-type="float" office:value="946077" calcext:value-type="float">
            <text:p>9460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Imtechella</text:p>
          </table:table-cell>
          <table:table-cell office:value-type="string" calcext:value-type="string">
            <text:p>Imtechella halotolerans</text:p>
          </table:table-cell>
        </table:table-row>
        <table:table-row table:style-name="ro1">
          <table:table-cell office:value-type="string" calcext:value-type="string">
            <text:p>NZ_BBNY01000098.1</text:p>
          </table:table-cell>
          <table:table-cell office:value-type="float" office:value="504487" calcext:value-type="float">
            <text:p>5044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Jejuia</text:p>
          </table:table-cell>
          <table:table-cell office:value-type="string" calcext:value-type="string">
            <text:p>Jejuia pallidilutea</text:p>
          </table:table-cell>
        </table:table-row>
        <table:table-row table:style-name="ro1">
          <table:table-cell office:value-type="string" calcext:value-type="string">
            <text:p>NZ_JH651379.1</text:p>
          </table:table-cell>
          <table:table-cell office:value-type="float" office:value="926559" calcext:value-type="float">
            <text:p>9265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Joostella</text:p>
          </table:table-cell>
          <table:table-cell office:value-type="string" calcext:value-type="string">
            <text:p>Joostella marina</text:p>
          </table:table-cell>
        </table:table-row>
        <table:table-row table:style-name="ro1">
          <table:table-cell office:value-type="string" calcext:value-type="string">
            <text:p>NZ_DS544873.1</text:p>
          </table:table-cell>
          <table:table-cell office:value-type="float" office:value="391587" calcext:value-type="float">
            <text:p>3915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Kordia</text:p>
          </table:table-cell>
          <table:table-cell office:value-type="string" calcext:value-type="string">
            <text:p>Kordia algicida</text:p>
          </table:table-cell>
        </table:table-row>
        <table:table-row table:style-name="ro1">
          <table:table-cell office:value-type="string" calcext:value-type="string">
            <text:p>NZ_FNGV01000048.1</text:p>
          </table:table-cell>
          <table:table-cell office:value-type="float" office:value="192904" calcext:value-type="float">
            <text:p>192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Kriegella</text:p>
          </table:table-cell>
          <table:table-cell office:value-type="string" calcext:value-type="string">
            <text:p>Kriegella aquimaris</text:p>
          </table:table-cell>
        </table:table-row>
        <table:table-row table:style-name="ro1">
          <table:table-cell office:value-type="string" calcext:value-type="string">
            <text:p>NZ_JSWF01000001.1</text:p>
          </table:table-cell>
          <table:table-cell office:value-type="float" office:value="1469557" calcext:value-type="float">
            <text:p>14695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Lacinutrix</text:p>
          </table:table-cell>
          <table:table-cell office:value-type="string" calcext:value-type="string">
            <text:p>Lacinutrix jangbogonensis</text:p>
          </table:table-cell>
        </table:table-row>
        <table:table-row table:style-name="ro1">
          <table:table-cell office:value-type="string" calcext:value-type="string">
            <text:p>NZ_JPOL01000001.1</text:p>
          </table:table-cell>
          <table:table-cell office:value-type="float" office:value="1392489" calcext:value-type="float">
            <text:p>13924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Leeuwenhoekiella</text:p>
          </table:table-cell>
          <table:table-cell/>
        </table:table-row>
        <table:table-row table:style-name="ro1">
          <table:table-cell office:value-type="string" calcext:value-type="string">
            <text:p>NZ_CP017478.1</text:p>
          </table:table-cell>
          <table:table-cell office:value-type="float" office:value="1850246" calcext:value-type="float">
            <text:p>18502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Lutibacter</text:p>
          </table:table-cell>
          <table:table-cell/>
        </table:table-row>
        <table:table-row table:style-name="ro1">
          <table:table-cell office:value-type="string" calcext:value-type="string">
            <text:p>NZ_LBIQ01000001.1</text:p>
          </table:table-cell>
          <table:table-cell office:value-type="float" office:value="1645916" calcext:value-type="float">
            <text:p>16459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angrovimonas</text:p>
          </table:table-cell>
          <table:table-cell/>
        </table:table-row>
        <table:table-row table:style-name="ro1">
          <table:table-cell office:value-type="string" calcext:value-type="string">
            <text:p>NZ_CP018760.1</text:p>
          </table:table-cell>
          <table:table-cell office:value-type="float" office:value="1836467" calcext:value-type="float">
            <text:p>18364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aribacter</text:p>
          </table:table-cell>
          <table:table-cell office:value-type="string" calcext:value-type="string">
            <text:p>Maribacter sp. T28</text:p>
          </table:table-cell>
        </table:table-row>
        <table:table-row table:style-name="ro1">
          <table:table-cell office:value-type="string" calcext:value-type="string">
            <text:p>NZ_AULQ01000001.1</text:p>
          </table:table-cell>
          <table:table-cell office:value-type="float" office:value="1122225" calcext:value-type="float">
            <text:p>11222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esoflavibacter</text:p>
          </table:table-cell>
          <table:table-cell office:value-type="string" calcext:value-type="string">
            <text:p>Mesoflavibacter zeaxanthinifaciens</text:p>
          </table:table-cell>
        </table:table-row>
        <table:table-row table:style-name="ro1">
          <table:table-cell office:value-type="string" calcext:value-type="string">
            <text:p>NZ_FQYY01000043.1</text:p>
          </table:table-cell>
          <table:table-cell office:value-type="float" office:value="579105" calcext:value-type="float">
            <text:p>5791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esonia</text:p>
          </table:table-cell>
          <table:table-cell office:value-type="string" calcext:value-type="string">
            <text:p>Mesonia phycicola</text:p>
          </table:table-cell>
        </table:table-row>
        <table:table-row table:style-name="ro1">
          <table:table-cell office:value-type="string" calcext:value-type="string">
            <text:p>NZ_FWXS01000027.1</text:p>
          </table:table-cell>
          <table:table-cell office:value-type="float" office:value="1434700" calcext:value-type="float">
            <text:p>14347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oheibacter</text:p>
          </table:table-cell>
          <table:table-cell office:value-type="string" calcext:value-type="string">
            <text:p>Moheibacter sediminis</text:p>
          </table:table-cell>
        </table:table-row>
        <table:table-row table:style-name="ro1">
          <table:table-cell office:value-type="string" calcext:value-type="string">
            <text:p>NZ_FOKU01000022.1</text:p>
          </table:table-cell>
          <table:table-cell office:value-type="float" office:value="1055723" calcext:value-type="float">
            <text:p>10557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uricauda</text:p>
          </table:table-cell>
          <table:table-cell office:value-type="string" calcext:value-type="string">
            <text:p>Muricauda antarctica</text:p>
          </table:table-cell>
        </table:table-row>
        <table:table-row table:style-name="ro1">
          <table:table-cell office:value-type="string" calcext:value-type="string">
            <text:p>NZ_FNDQ01000058.1</text:p>
          </table:table-cell>
          <table:table-cell office:value-type="float" office:value="702745" calcext:value-type="float">
            <text:p>7027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Myroides</text:p>
          </table:table-cell>
          <table:table-cell office:value-type="string" calcext:value-type="string">
            <text:p>Myroides phaeus</text:p>
          </table:table-cell>
        </table:table-row>
        <table:table-row table:style-name="ro1">
          <table:table-cell office:value-type="string" calcext:value-type="string">
            <text:p>NZ_CP019344.1</text:p>
          </table:table-cell>
          <table:table-cell office:value-type="float" office:value="331648" calcext:value-type="float">
            <text:p>3316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Nonlabens</text:p>
          </table:table-cell>
          <table:table-cell office:value-type="string" calcext:value-type="string">
            <text:p>Nonlabens spongiae</text:p>
          </table:table-cell>
        </table:table-row>
        <table:table-row table:style-name="ro1">
          <table:table-cell office:value-type="string" calcext:value-type="string">
            <text:p>NZ_AFPK01000077.1</text:p>
          </table:table-cell>
          <table:table-cell office:value-type="float" office:value="1042376" calcext:value-type="float">
            <text:p>10423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Ochrovirga</text:p>
          </table:table-cell>
          <table:table-cell office:value-type="string" calcext:value-type="string">
            <text:p>Ochrovirga pacifica</text:p>
          </table:table-cell>
        </table:table-row>
        <table:table-row table:style-name="ro1">
          <table:table-cell office:value-type="string" calcext:value-type="string">
            <text:p>NZ_FORM01000036.1</text:p>
          </table:table-cell>
          <table:table-cell office:value-type="float" office:value="1144750" calcext:value-type="float">
            <text:p>11447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Olleya</text:p>
          </table:table-cell>
          <table:table-cell office:value-type="string" calcext:value-type="string">
            <text:p>Olleya namhaensis</text:p>
          </table:table-cell>
        </table:table-row>
        <table:table-row table:style-name="ro1">
          <table:table-cell office:value-type="string" calcext:value-type="string">
            <text:p>NZ_CP006828.1</text:p>
          </table:table-cell>
          <table:table-cell office:value-type="float" office:value="1401325" calcext:value-type="float">
            <text:p>14013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Ornithobacterium</text:p>
          </table:table-cell>
          <table:table-cell office:value-type="string" calcext:value-type="string">
            <text:p>Ornithobacterium rhinotracheale</text:p>
          </table:table-cell>
        </table:table-row>
        <table:table-row table:style-name="ro1">
          <table:table-cell office:value-type="string" calcext:value-type="string">
            <text:p>NZ_CH724148.1</text:p>
          </table:table-cell>
          <table:table-cell office:value-type="float" office:value="313594" calcext:value-type="float">
            <text:p>3135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olaribacter</text:p>
          </table:table-cell>
          <table:table-cell office:value-type="string" calcext:value-type="string">
            <text:p>Polaribacter irgensii</text:p>
          </table:table-cell>
        </table:table-row>
        <table:table-row table:style-name="ro1">
          <table:table-cell office:value-type="string" calcext:value-type="string">
            <text:p>NZ_FNAO01000052.1</text:p>
          </table:table-cell>
          <table:table-cell office:value-type="float" office:value="641691" calcext:value-type="float">
            <text:p>6416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ricia</text:p>
          </table:table-cell>
          <table:table-cell office:value-type="string" calcext:value-type="string">
            <text:p>Pricia antarctica</text:p>
          </table:table-cell>
        </table:table-row>
        <table:table-row table:style-name="ro1">
          <table:table-cell office:value-type="string" calcext:value-type="string">
            <text:p>NZ_FQYU01000036.1</text:p>
          </table:table-cell>
          <table:table-cell office:value-type="float" office:value="192903" calcext:value-type="float">
            <text:p>192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seudozobellia</text:p>
          </table:table-cell>
          <table:table-cell office:value-type="string" calcext:value-type="string">
            <text:p>Pseudozobellia thermophila</text:p>
          </table:table-cell>
        </table:table-row>
        <table:table-row table:style-name="ro1">
          <table:table-cell office:value-type="string" calcext:value-type="string">
            <text:p>NZ_FQTW01000047.1</text:p>
          </table:table-cell>
          <table:table-cell office:value-type="float" office:value="1155689" calcext:value-type="float">
            <text:p>11556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sychroflexus</text:p>
          </table:table-cell>
          <table:table-cell office:value-type="string" calcext:value-type="string">
            <text:p>Psychroflexus salarius</text:p>
          </table:table-cell>
        </table:table-row>
        <table:table-row table:style-name="ro1">
          <table:table-cell office:value-type="string" calcext:value-type="string">
            <text:p>NZ_JSWG01000001.1</text:p>
          </table:table-cell>
          <table:table-cell office:value-type="float" office:value="1484460" calcext:value-type="float">
            <text:p>14844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sychroserpens</text:p>
          </table:table-cell>
          <table:table-cell office:value-type="string" calcext:value-type="string">
            <text:p>Psychroserpens jangbogonensis</text:p>
          </table:table-cell>
        </table:table-row>
        <table:table-row table:style-name="ro1">
          <table:table-cell office:value-type="string" calcext:value-type="string">
            <text:p>NZ_FPBK01000031.1</text:p>
          </table:table-cell>
          <table:table-cell office:value-type="float" office:value="1224947" calcext:value-type="float">
            <text:p>12249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Pustulibacterium</text:p>
          </table:table-cell>
          <table:table-cell office:value-type="string" calcext:value-type="string">
            <text:p>Pustulibacterium marinum</text:p>
          </table:table-cell>
        </table:table-row>
        <table:table-row table:style-name="ro1">
          <table:table-cell office:value-type="string" calcext:value-type="string">
            <text:p>NC_017569.1</text:p>
          </table:table-cell>
          <table:table-cell office:value-type="float" office:value="992406" calcext:value-type="float">
            <text:p>9924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Riemerella</text:p>
          </table:table-cell>
          <table:table-cell office:value-type="string" calcext:value-type="string">
            <text:p>Riemerella anatipestifer</text:p>
          </table:table-cell>
        </table:table-row>
        <table:table-row table:style-name="ro1">
          <table:table-cell office:value-type="string" calcext:value-type="string">
            <text:p>NC_013222.1</text:p>
          </table:table-cell>
          <table:table-cell office:value-type="float" office:value="313596" calcext:value-type="float">
            <text:p>3135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Robiginitalea</text:p>
          </table:table-cell>
          <table:table-cell office:value-type="string" calcext:value-type="string">
            <text:p>Robiginitalea biformata</text:p>
          </table:table-cell>
        </table:table-row>
        <table:table-row table:style-name="ro1">
          <table:table-cell office:value-type="string" calcext:value-type="string">
            <text:p>NZ_JQNQ01000001.1</text:p>
          </table:table-cell>
          <table:table-cell office:value-type="float" office:value="1250278" calcext:value-type="float">
            <text:p>12502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alegentibacter</text:p>
          </table:table-cell>
          <table:table-cell/>
        </table:table-row>
        <table:table-row table:style-name="ro1">
          <table:table-cell office:value-type="string" calcext:value-type="string">
            <text:p>NZ_OCMF01000008.1</text:p>
          </table:table-cell>
          <table:table-cell office:value-type="float" office:value="1343891" calcext:value-type="float">
            <text:p>13438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alinimicrobium</text:p>
          </table:table-cell>
          <table:table-cell office:value-type="string" calcext:value-type="string">
            <text:p>Salinimicrobium sediminis</text:p>
          </table:table-cell>
        </table:table-row>
        <table:table-row table:style-name="ro1">
          <table:table-cell office:value-type="string" calcext:value-type="string">
            <text:p>NZ_JHZX01000001.1</text:p>
          </table:table-cell>
          <table:table-cell office:value-type="float" office:value="1392490" calcext:value-type="float">
            <text:p>13924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ediminibacter</text:p>
          </table:table-cell>
          <table:table-cell/>
        </table:table-row>
        <table:table-row table:style-name="ro1">
          <table:table-cell office:value-type="string" calcext:value-type="string">
            <text:p>NZ_CP010535.1</text:p>
          </table:table-cell>
          <table:table-cell office:value-type="float" office:value="1453352" calcext:value-type="float">
            <text:p>14533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ediminicola</text:p>
          </table:table-cell>
          <table:table-cell/>
        </table:table-row>
        <table:table-row table:style-name="ro1">
          <table:table-cell office:value-type="string" calcext:value-type="string">
            <text:p>NZ_CP019389.1</text:p>
          </table:table-cell>
          <table:table-cell office:value-type="float" office:value="1936081" calcext:value-type="float">
            <text:p>1936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eonamhaeicola</text:p>
          </table:table-cell>
          <table:table-cell/>
        </table:table-row>
        <table:table-row table:style-name="ro1">
          <table:table-cell office:value-type="string" calcext:value-type="string">
            <text:p>NZ_CP007202.1</text:p>
          </table:table-cell>
          <table:table-cell office:value-type="float" office:value="1454006" calcext:value-type="float">
            <text:p>14540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iansivirga</text:p>
          </table:table-cell>
          <table:table-cell office:value-type="string" calcext:value-type="string">
            <text:p>Siansivirga zeaxanthinifaciens</text:p>
          </table:table-cell>
        </table:table-row>
        <table:table-row table:style-name="ro1">
          <table:table-cell office:value-type="string" calcext:value-type="string">
            <text:p>NZ_FPJE01000058.1</text:p>
          </table:table-cell>
          <table:table-cell office:value-type="float" office:value="1150368" calcext:value-type="float">
            <text:p>11503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inomicrobium</text:p>
          </table:table-cell>
          <table:table-cell office:value-type="string" calcext:value-type="string">
            <text:p>Sinomicrobium oceani</text:p>
          </table:table-cell>
        </table:table-row>
        <table:table-row table:style-name="ro1">
          <table:table-cell office:value-type="string" calcext:value-type="string">
            <text:p>NZ_FUYZ01000030.1</text:p>
          </table:table-cell>
          <table:table-cell office:value-type="float" office:value="619805" calcext:value-type="float">
            <text:p>6198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oonwooa</text:p>
          </table:table-cell>
          <table:table-cell office:value-type="string" calcext:value-type="string">
            <text:p>Soonwooa buanensis</text:p>
          </table:table-cell>
        </table:table-row>
        <table:table-row table:style-name="ro1">
          <table:table-cell office:value-type="string" calcext:value-type="string">
            <text:p>NZ_OBEH01000017.1</text:p>
          </table:table-cell>
          <table:table-cell office:value-type="float" office:value="1247520" calcext:value-type="float">
            <text:p>12475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Spongiibacterium</text:p>
          </table:table-cell>
          <table:table-cell office:value-type="string" calcext:value-type="string">
            <text:p>Spongiibacterium pacificum</text:p>
          </table:table-cell>
        </table:table-row>
        <table:table-row table:style-name="ro1">
          <table:table-cell office:value-type="string" calcext:value-type="string">
            <text:p>NZ_JTDV01000001.1</text:p>
          </table:table-cell>
          <table:table-cell office:value-type="float" office:value="1382798" calcext:value-type="float">
            <text:p>13827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Tamlana</text:p>
          </table:table-cell>
          <table:table-cell office:value-type="string" calcext:value-type="string">
            <text:p>Tamlana nanhaiensis</text:p>
          </table:table-cell>
        </table:table-row>
        <table:table-row table:style-name="ro1">
          <table:table-cell office:value-type="string" calcext:value-type="string">
            <text:p>NZ_CP013671.1</text:p>
          </table:table-cell>
          <table:table-cell office:value-type="float" office:value="669041" calcext:value-type="float">
            <text:p>6690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Tenacibaculum</text:p>
          </table:table-cell>
          <table:table-cell office:value-type="string" calcext:value-type="string">
            <text:p>Tenacibaculum dicentrarchi</text:p>
          </table:table-cell>
        </table:table-row>
        <table:table-row table:style-name="ro1">
          <table:table-cell office:value-type="string" calcext:value-type="string">
            <text:p>NZ_FNBA01000055.1</text:p>
          </table:table-cell>
          <table:table-cell office:value-type="float" office:value="227084" calcext:value-type="float">
            <text:p>2270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Ulvibacter</text:p>
          </table:table-cell>
          <table:table-cell office:value-type="string" calcext:value-type="string">
            <text:p>Ulvibacter litoralis</text:p>
          </table:table-cell>
        </table:table-row>
        <table:table-row table:style-name="ro1">
          <table:table-cell office:value-type="string" calcext:value-type="string">
            <text:p>NZ_LT593739.1</text:p>
          </table:table-cell>
          <table:table-cell office:value-type="float" office:value="1816680" calcext:value-type="float">
            <text:p>18166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Vaginella</text:p>
          </table:table-cell>
          <table:table-cell office:value-type="string" calcext:value-type="string">
            <text:p>Vaginella massiliensis</text:p>
          </table:table-cell>
        </table:table-row>
        <table:table-row table:style-name="ro1">
          <table:table-cell office:value-type="string" calcext:value-type="string">
            <text:p>NZ_CCMH01000001.1</text:p>
          </table:table-cell>
          <table:table-cell office:value-type="float" office:value="1461577" calcext:value-type="float">
            <text:p>14615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Weeksella</text:p>
          </table:table-cell>
          <table:table-cell office:value-type="string" calcext:value-type="string">
            <text:p>Weeksella massiliensis</text:p>
          </table:table-cell>
        </table:table-row>
        <table:table-row table:style-name="ro1">
          <table:table-cell office:value-type="string" calcext:value-type="string">
            <text:p>NZ_CP014224.1</text:p>
          </table:table-cell>
          <table:table-cell office:value-type="float" office:value="1790137" calcext:value-type="float">
            <text:p>17901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Wenyingzhuangia</text:p>
          </table:table-cell>
          <table:table-cell office:value-type="string" calcext:value-type="string">
            <text:p>Wenyingzhuangia fucanilytica</text:p>
          </table:table-cell>
        </table:table-row>
        <table:table-row table:style-name="ro1">
          <table:table-cell office:value-type="string" calcext:value-type="string">
            <text:p>NZ_FQWS01000012.1</text:p>
          </table:table-cell>
          <table:table-cell office:value-type="float" office:value="1089305" calcext:value-type="float">
            <text:p>10893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Winogradskyella</text:p>
          </table:table-cell>
          <table:table-cell office:value-type="string" calcext:value-type="string">
            <text:p>Winogradskyella jejuensis</text:p>
          </table:table-cell>
        </table:table-row>
        <table:table-row table:style-name="ro1">
          <table:table-cell office:value-type="string" calcext:value-type="string">
            <text:p>NZ_ANLA01000001.1</text:p>
          </table:table-cell>
          <table:table-cell office:value-type="float" office:value="1137281" calcext:value-type="float">
            <text:p>11372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Xanthomarina</text:p>
          </table:table-cell>
          <table:table-cell office:value-type="string" calcext:value-type="string">
            <text:p>Xanthomarina gelatinilytica</text:p>
          </table:table-cell>
        </table:table-row>
        <table:table-row table:style-name="ro1">
          <table:table-cell office:value-type="string" calcext:value-type="string">
            <text:p>NZ_AYXY01000001.1</text:p>
          </table:table-cell>
          <table:table-cell office:value-type="float" office:value="1286632" calcext:value-type="float">
            <text:p>12866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Zhouia</text:p>
          </table:table-cell>
          <table:table-cell office:value-type="string" calcext:value-type="string">
            <text:p>Zhouia amylolytica</text:p>
          </table:table-cell>
        </table:table-row>
        <table:table-row table:style-name="ro1">
          <table:table-cell office:value-type="string" calcext:value-type="string">
            <text:p>NC_015844.1</text:p>
          </table:table-cell>
          <table:table-cell office:value-type="float" office:value="63186" calcext:value-type="float">
            <text:p>631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Zobellia</text:p>
          </table:table-cell>
          <table:table-cell office:value-type="string" calcext:value-type="string">
            <text:p>Zobellia galactanivorans</text:p>
          </table:table-cell>
        </table:table-row>
        <table:table-row table:style-name="ro1">
          <table:table-cell office:value-type="string" calcext:value-type="string">
            <text:p>NC_014041.1</text:p>
          </table:table-cell>
          <table:table-cell office:value-type="float" office:value="655815" calcext:value-type="float">
            <text:p>6558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Zunongwangia</text:p>
          </table:table-cell>
          <table:table-cell office:value-type="string" calcext:value-type="string">
            <text:p>Zunongwangia profunda</text:p>
          </table:table-cell>
        </table:table-row>
        <table:table-row table:style-name="ro1">
          <table:table-cell office:value-type="string" calcext:value-type="string">
            <text:p>NZ_AP014564.1</text:p>
          </table:table-cell>
          <table:table-cell office:value-type="float" office:value="242600" calcext:value-type="float">
            <text:p>2426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Ichthyobacteriaceae</text:p>
          </table:table-cell>
          <table:table-cell office:value-type="string" calcext:value-type="string">
            <text:p>Ichthyobacterium</text:p>
          </table:table-cell>
          <table:table-cell office:value-type="string" calcext:value-type="string">
            <text:p>Ichthyobacterium seriolicida</text:p>
          </table:table-cell>
        </table:table-row>
        <table:table-row table:style-name="ro1">
          <table:table-cell office:value-type="string" calcext:value-type="string">
            <text:p>NZ_JDSI01000001.1</text:p>
          </table:table-cell>
          <table:table-cell office:value-type="float" office:value="1453500" calcext:value-type="float">
            <text:p>14535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Schleiferiaceae</text:p>
          </table:table-cell>
          <table:table-cell office:value-type="string" calcext:value-type="string">
            <text:p>Schleiferia</text:p>
          </table:table-cell>
          <table:table-cell office:value-type="string" calcext:value-type="string">
            <text:p>Schleiferia thermophila</text:p>
          </table:table-cell>
        </table:table-row>
        <table:table-row table:style-name="ro1">
          <table:table-cell office:value-type="string" calcext:value-type="string">
            <text:p>NC_007677.1</text:p>
          </table:table-cell>
          <table:table-cell office:value-type="float" office:value="309807" calcext:value-type="float">
            <text:p>3098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teroidetes Order II. Incertae sedis</text:p>
          </table:table-cell>
          <table:table-cell office:value-type="string" calcext:value-type="string">
            <text:p>Rhodothermaceae</text:p>
          </table:table-cell>
          <table:table-cell office:value-type="string" calcext:value-type="string">
            <text:p>Salinibacter</text:p>
          </table:table-cell>
          <table:table-cell office:value-type="string" calcext:value-type="string">
            <text:p>Salinibacter ruber</text:p>
          </table:table-cell>
        </table:table-row>
        <table:table-row table:style-name="ro1">
          <table:table-cell office:value-type="string" calcext:value-type="string">
            <text:p>NZ_ATTH01000001.1</text:p>
          </table:table-cell>
          <table:table-cell office:value-type="float" office:value="1089550" calcext:value-type="float">
            <text:p>10895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teroidetes Order II. Incertae sedis</text:p>
          </table:table-cell>
          <table:table-cell office:value-type="string" calcext:value-type="string">
            <text:p>Rhodothermaceae</text:p>
          </table:table-cell>
          <table:table-cell office:value-type="string" calcext:value-type="string">
            <text:p>Salisaeta</text:p>
          </table:table-cell>
          <table:table-cell office:value-type="string" calcext:value-type="string">
            <text:p>Salisaeta longa</text:p>
          </table:table-cell>
        </table:table-row>
        <table:table-row table:style-name="ro1">
          <table:table-cell office:value-type="string" calcext:value-type="string">
            <text:p>NZ_FRAU01000018.1</text:p>
          </table:table-cell>
          <table:table-cell office:value-type="float" office:value="633813" calcext:value-type="float">
            <text:p>6338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teroidetes Order II. Incertae sedis</text:p>
          </table:table-cell>
          <table:table-cell office:value-type="string" calcext:value-type="string">
            <text:p>Rhodothermaceae</text:p>
          </table:table-cell>
          <table:table-cell office:value-type="string" calcext:value-type="string">
            <text:p>Rhodothermus</text:p>
          </table:table-cell>
          <table:table-cell office:value-type="string" calcext:value-type="string">
            <text:p>Rhodothermus profundi</text:p>
          </table:table-cell>
        </table:table-row>
        <table:table-row table:style-name="ro1">
          <table:table-cell office:value-type="string" calcext:value-type="string">
            <text:p>NZ_PDEP01000001.1</text:p>
          </table:table-cell>
          <table:table-cell office:value-type="float" office:value="1469170" calcext:value-type="float">
            <text:p>14691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teroidetes Order II. Incertae sedis</text:p>
          </table:table-cell>
          <table:table-cell office:value-type="string" calcext:value-type="string">
            <text:p>Rhodothermaceae</text:p>
          </table:table-cell>
          <table:table-cell office:value-type="string" calcext:value-type="string">
            <text:p>Longimonas</text:p>
          </table:table-cell>
          <table:table-cell office:value-type="string" calcext:value-type="string">
            <text:p>Longimonas halophila</text:p>
          </table:table-cell>
        </table:table-row>
        <table:table-row table:style-name="ro1">
          <table:table-cell office:value-type="string" calcext:value-type="string">
            <text:p>NZ_PDEQ01000001.1</text:p>
          </table:table-cell>
          <table:table-cell office:value-type="float" office:value="1850348" calcext:value-type="float">
            <text:p>18503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teroidetes Order II. Incertae sedis</text:p>
          </table:table-cell>
          <table:table-cell office:value-type="string" calcext:value-type="string">
            <text:p>Rhodothermaceae</text:p>
          </table:table-cell>
          <table:table-cell office:value-type="string" calcext:value-type="string">
            <text:p>Longibacter</text:p>
          </table:table-cell>
          <table:table-cell office:value-type="string" calcext:value-type="string">
            <text:p>Longibacter salinarum</text:p>
          </table:table-cell>
        </table:table-row>
        <table:table-row table:style-name="ro1">
          <table:table-cell office:value-type="string" calcext:value-type="string">
            <text:p>NC_015510.1</text:p>
          </table:table-cell>
          <table:table-cell office:value-type="float" office:value="760192" calcext:value-type="float">
            <text:p>7601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aprospiria</text:p>
          </table:table-cell>
          <table:table-cell office:value-type="string" calcext:value-type="string">
            <text:p>Saprospirales</text:p>
          </table:table-cell>
          <table:table-cell office:value-type="string" calcext:value-type="string">
            <text:p>Haliscomenobacteraceae</text:p>
          </table:table-cell>
          <table:table-cell office:value-type="string" calcext:value-type="string">
            <text:p>Haliscomenobacter</text:p>
          </table:table-cell>
          <table:table-cell office:value-type="string" calcext:value-type="string">
            <text:p>Haliscomenobacter hydrossis</text:p>
          </table:table-cell>
        </table:table-row>
        <table:table-row table:style-name="ro1">
          <table:table-cell office:value-type="string" calcext:value-type="string">
            <text:p>NZ_JPOS01000001.1</text:p>
          </table:table-cell>
          <table:table-cell office:value-type="float" office:value="1524460" calcext:value-type="float">
            <text:p>15244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aprospiria</text:p>
          </table:table-cell>
          <table:table-cell office:value-type="string" calcext:value-type="string">
            <text:p>Saprospirales</text:p>
          </table:table-cell>
          <table:table-cell office:value-type="string" calcext:value-type="string">
            <text:p>Haliscomenobacteraceae</text:p>
          </table:table-cell>
          <table:table-cell office:value-type="string" calcext:value-type="string">
            <text:p>Phaeodactylibacter</text:p>
          </table:table-cell>
          <table:table-cell office:value-type="string" calcext:value-type="string">
            <text:p>Phaeodactylibacter xiamenensis</text:p>
          </table:table-cell>
        </table:table-row>
        <table:table-row table:style-name="ro1">
          <table:table-cell office:value-type="string" calcext:value-type="string">
            <text:p>NZ_PDUD01000001.1</text:p>
          </table:table-cell>
          <table:table-cell office:value-type="float" office:value="1122177" calcext:value-type="float">
            <text:p>11221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aprospiria</text:p>
          </table:table-cell>
          <table:table-cell office:value-type="string" calcext:value-type="string">
            <text:p>Saprospirales</text:p>
          </table:table-cell>
          <table:table-cell office:value-type="string" calcext:value-type="string">
            <text:p>Lewinellaceae</text:p>
          </table:table-cell>
          <table:table-cell office:value-type="string" calcext:value-type="string">
            <text:p>Lewinella</text:p>
          </table:table-cell>
          <table:table-cell office:value-type="string" calcext:value-type="string">
            <text:p>Lewinella nigricans</text:p>
          </table:table-cell>
        </table:table-row>
        <table:table-row table:style-name="ro1">
          <table:table-cell office:value-type="string" calcext:value-type="string">
            <text:p>NZ_JHBV01000001.1</text:p>
          </table:table-cell>
          <table:table-cell office:value-type="float" office:value="1313421" calcext:value-type="float">
            <text:p>13134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aprospiria</text:p>
          </table:table-cell>
          <table:table-cell office:value-type="string" calcext:value-type="string">
            <text:p>Saprospirales</text:p>
          </table:table-cell>
          <table:table-cell office:value-type="string" calcext:value-type="string">
            <text:p>Saprospiraceae</text:p>
          </table:table-cell>
          <table:table-cell office:value-type="string" calcext:value-type="string">
            <text:p>Aureispira</text:p>
          </table:table-cell>
          <table:table-cell office:value-type="string" calcext:value-type="string">
            <text:p>Aureispira sp. CCB-QB1</text:p>
          </table:table-cell>
        </table:table-row>
        <table:table-row table:style-name="ro1">
          <table:table-cell office:value-type="string" calcext:value-type="string">
            <text:p>NZ_JH719941.1</text:p>
          </table:table-cell>
          <table:table-cell office:value-type="float" office:value="694433" calcext:value-type="float">
            <text:p>6944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aprospiria</text:p>
          </table:table-cell>
          <table:table-cell office:value-type="string" calcext:value-type="string">
            <text:p>Saprospirales</text:p>
          </table:table-cell>
          <table:table-cell office:value-type="string" calcext:value-type="string">
            <text:p>Saprospiraceae</text:p>
          </table:table-cell>
          <table:table-cell office:value-type="string" calcext:value-type="string">
            <text:p>Saprospira</text:p>
          </table:table-cell>
          <table:table-cell office:value-type="string" calcext:value-type="string">
            <text:p>Saprospira grandis</text:p>
          </table:table-cell>
        </table:table-row>
        <table:table-row table:style-name="ro1">
          <table:table-cell office:value-type="string" calcext:value-type="string">
            <text:p>NZ_MDFN01000010.1</text:p>
          </table:table-cell>
          <table:table-cell office:value-type="float" office:value="1434752" calcext:value-type="float">
            <text:p>14347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Arcticibacter</text:p>
          </table:table-cell>
          <table:table-cell office:value-type="string" calcext:value-type="string">
            <text:p>Arcticibacter eurypsychrophilus</text:p>
          </table:table-cell>
        </table:table-row>
        <table:table-row table:style-name="ro1">
          <table:table-cell office:value-type="string" calcext:value-type="string">
            <text:p>NZ_LGEK01000019.1</text:p>
          </table:table-cell>
          <table:table-cell office:value-type="float" office:value="1643920" calcext:value-type="float">
            <text:p>16439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Mucilaginibacter</text:p>
          </table:table-cell>
          <table:table-cell/>
        </table:table-row>
        <table:table-row table:style-name="ro1">
          <table:table-cell office:value-type="string" calcext:value-type="string">
            <text:p>NZ_FOQO01000032.1</text:p>
          </table:table-cell>
          <table:table-cell office:value-type="float" office:value="1477437" calcext:value-type="float">
            <text:p>14774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Parapedobacter</text:p>
          </table:table-cell>
          <table:table-cell office:value-type="string" calcext:value-type="string">
            <text:p>Parapedobacter indicus</text:p>
          </table:table-cell>
        </table:table-row>
        <table:table-row table:style-name="ro1">
          <table:table-cell office:value-type="string" calcext:value-type="string">
            <text:p>NZ_MPZO01000001.1</text:p>
          </table:table-cell>
          <table:table-cell office:value-type="float" office:value="246796" calcext:value-type="float">
            <text:p>2467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Pedobacter</text:p>
          </table:table-cell>
          <table:table-cell office:value-type="string" calcext:value-type="string">
            <text:p>Pedobacter himalayensis</text:p>
          </table:table-cell>
        </table:table-row>
        <table:table-row table:style-name="ro1">
          <table:table-cell office:value-type="string" calcext:value-type="string">
            <text:p>NC_015177.1</text:p>
          </table:table-cell>
          <table:table-cell office:value-type="float" office:value="762903" calcext:value-type="float">
            <text:p>762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Pseudopedobacter</text:p>
          </table:table-cell>
          <table:table-cell office:value-type="string" calcext:value-type="string">
            <text:p>Pseudopedobacter saltans</text:p>
          </table:table-cell>
        </table:table-row>
        <table:table-row table:style-name="ro1">
          <table:table-cell office:value-type="string" calcext:value-type="string">
            <text:p>NC_017770.1</text:p>
          </table:table-cell>
          <table:table-cell office:value-type="float" office:value="929556" calcext:value-type="float">
            <text:p>9295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Solitalea</text:p>
          </table:table-cell>
          <table:table-cell office:value-type="string" calcext:value-type="string">
            <text:p>Solitalea canadensis</text:p>
          </table:table-cell>
        </table:table-row>
        <table:table-row table:style-name="ro1">
          <table:table-cell office:value-type="string" calcext:value-type="string">
            <text:p>NC_015277.1</text:p>
          </table:table-cell>
          <table:table-cell office:value-type="float" office:value="743722" calcext:value-type="float">
            <text:p>7437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Sphingobacterium</text:p>
          </table:table-cell>
          <table:table-cell/>
        </table:table-row>
        <table:table-row table:style-name="ro1">
          <table:table-cell office:value-type="string" calcext:value-type="string">
            <text:p>NZ_FQUS01000061.1</text:p>
          </table:table-cell>
          <table:table-cell office:value-type="float" office:value="1194090" calcext:value-type="float">
            <text:p>11940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lneolaeota</text:p>
          </table:table-cell>
          <table:table-cell office:value-type="string" calcext:value-type="string">
            <text:p>Balneolia</text:p>
          </table:table-cell>
          <table:table-cell office:value-type="string" calcext:value-type="string">
            <text:p>Balneolales</text:p>
          </table:table-cell>
          <table:table-cell office:value-type="string" calcext:value-type="string">
            <text:p>Balneolaceae</text:p>
          </table:table-cell>
          <table:table-cell office:value-type="string" calcext:value-type="string">
            <text:p>Aliifodinibius</text:p>
          </table:table-cell>
          <table:table-cell office:value-type="string" calcext:value-type="string">
            <text:p>Aliifodinibius roseus</text:p>
          </table:table-cell>
        </table:table-row>
        <table:table-row table:style-name="ro1">
          <table:table-cell office:value-type="string" calcext:value-type="string">
            <text:p>NZ_AQXH01000001.1</text:p>
          </table:table-cell>
          <table:table-cell office:value-type="float" office:value="1121104" calcext:value-type="float">
            <text:p>11211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lneolaeota</text:p>
          </table:table-cell>
          <table:table-cell office:value-type="string" calcext:value-type="string">
            <text:p>Balneolia</text:p>
          </table:table-cell>
          <table:table-cell office:value-type="string" calcext:value-type="string">
            <text:p>Balneolales</text:p>
          </table:table-cell>
          <table:table-cell office:value-type="string" calcext:value-type="string">
            <text:p>Balneolaceae</text:p>
          </table:table-cell>
          <table:table-cell office:value-type="string" calcext:value-type="string">
            <text:p>Balneola</text:p>
          </table:table-cell>
          <table:table-cell office:value-type="string" calcext:value-type="string">
            <text:p>Balneola vulgaris</text:p>
          </table:table-cell>
        </table:table-row>
        <table:table-row table:style-name="ro1">
          <table:table-cell office:value-type="string" calcext:value-type="string">
            <text:p>NZ_AQXG01000001.1</text:p>
          </table:table-cell>
          <table:table-cell office:value-type="float" office:value="1121930" calcext:value-type="float">
            <text:p>11219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lneolaeota</text:p>
          </table:table-cell>
          <table:table-cell office:value-type="string" calcext:value-type="string">
            <text:p>Balneolia</text:p>
          </table:table-cell>
          <table:table-cell office:value-type="string" calcext:value-type="string">
            <text:p>Balneolales</text:p>
          </table:table-cell>
          <table:table-cell office:value-type="string" calcext:value-type="string">
            <text:p>Balneolaceae</text:p>
          </table:table-cell>
          <table:table-cell office:value-type="string" calcext:value-type="string">
            <text:p>Gracilimonas</text:p>
          </table:table-cell>
          <table:table-cell office:value-type="string" calcext:value-type="string">
            <text:p>Gracilimonas tropica</text:p>
          </table:table-cell>
        </table:table-row>
        <table:table-row table:style-name="ro1">
          <table:table-cell office:value-type="string" calcext:value-type="string">
            <text:p>NC_017096.1</text:p>
          </table:table-cell>
          <table:table-cell office:value-type="float" office:value="511051" calcext:value-type="float">
            <text:p>5110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aldiserica</text:p>
          </table:table-cell>
          <table:table-cell office:value-type="string" calcext:value-type="string">
            <text:p>Caldisericia</text:p>
          </table:table-cell>
          <table:table-cell office:value-type="string" calcext:value-type="string">
            <text:p>Caldisericales</text:p>
          </table:table-cell>
          <table:table-cell office:value-type="string" calcext:value-type="string">
            <text:p>Caldisericaceae</text:p>
          </table:table-cell>
          <table:table-cell office:value-type="string" calcext:value-type="string">
            <text:p>Caldisericum</text:p>
          </table:table-cell>
          <table:table-cell office:value-type="string" calcext:value-type="string">
            <text:p>Caldisericum exile</text:p>
          </table:table-cell>
        </table:table-row>
        <table:table-row table:style-name="ro1">
          <table:table-cell office:value-type="string" calcext:value-type="string">
            <text:p>NZ_CM001402.1</text:p>
          </table:table-cell>
          <table:table-cell office:value-type="float" office:value="880073" calcext:value-type="float">
            <text:p>8800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alditrichaeota</text:p>
          </table:table-cell>
          <table:table-cell office:value-type="string" calcext:value-type="string">
            <text:p>Calditrichae</text:p>
          </table:table-cell>
          <table:table-cell office:value-type="string" calcext:value-type="string">
            <text:p>Calditrichales</text:p>
          </table:table-cell>
          <table:table-cell office:value-type="string" calcext:value-type="string">
            <text:p>Calditrichaceae</text:p>
          </table:table-cell>
          <table:table-cell office:value-type="string" calcext:value-type="string">
            <text:p>Caldithrix</text:p>
          </table:table-cell>
          <table:table-cell office:value-type="string" calcext:value-type="string">
            <text:p>Caldithrix abyssi</text:p>
          </table:table-cell>
        </table:table-row>
        <table:table-row table:style-name="ro1">
          <table:table-cell office:value-type="string" calcext:value-type="string">
            <text:p>NZ_LZSA01000009.1</text:p>
          </table:table-cell>
          <table:table-cell office:value-type="float" office:value="83554" calcext:value-type="float">
            <text:p>835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Chlamydiaceae</text:p>
          </table:table-cell>
          <table:table-cell office:value-type="string" calcext:value-type="string">
            <text:p>Chlamydia</text:p>
          </table:table-cell>
          <table:table-cell office:value-type="string" calcext:value-type="string">
            <text:p>Chlamydia psittaci</text:p>
          </table:table-cell>
        </table:table-row>
        <table:table-row table:style-name="ro1">
          <table:table-cell office:value-type="string" calcext:value-type="string">
            <text:p>NZ_CCEJ010000001.1</text:p>
          </table:table-cell>
          <table:table-cell office:value-type="float" office:value="1437425" calcext:value-type="float">
            <text:p>14374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Criblamydiaceae</text:p>
          </table:table-cell>
          <table:table-cell office:value-type="string" calcext:value-type="string">
            <text:p>Criblamydia</text:p>
          </table:table-cell>
          <table:table-cell office:value-type="string" calcext:value-type="string">
            <text:p>Criblamydia sequanensis</text:p>
          </table:table-cell>
        </table:table-row>
        <table:table-row table:style-name="ro1">
          <table:table-cell office:value-type="string" calcext:value-type="string">
            <text:p>NZ_LN867111.1</text:p>
          </table:table-cell>
          <table:table-cell office:value-type="float" office:value="483423" calcext:value-type="float">
            <text:p>4834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Criblamydiaceae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Estrella lausannensis</text:p>
          </table:table-cell>
        </table:table-row>
        <table:table-row table:style-name="ro1">
          <table:table-cell office:value-type="string" calcext:value-type="string">
            <text:p>NZ_BASK01001342.1</text:p>
          </table:table-cell>
          <table:table-cell office:value-type="float" office:value="1353976" calcext:value-type="float">
            <text:p>13539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Parachlamydiaceae</text:p>
          </table:table-cell>
          <table:table-cell office:value-type="string" calcext:value-type="string">
            <text:p>Neochlamydia</text:p>
          </table:table-cell>
          <table:table-cell office:value-type="string" calcext:value-type="string">
            <text:p>Neochlamydia sp. S13</text:p>
          </table:table-cell>
        </table:table-row>
        <table:table-row table:style-name="ro1">
          <table:table-cell office:value-type="string" calcext:value-type="string">
            <text:p>NC_015702.1</text:p>
          </table:table-cell>
          <table:table-cell office:value-type="float" office:value="765952" calcext:value-type="float">
            <text:p>7659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Parachlamydiaceae</text:p>
          </table:table-cell>
          <table:table-cell office:value-type="string" calcext:value-type="string">
            <text:p>Parachlamydia</text:p>
          </table:table-cell>
          <table:table-cell office:value-type="string" calcext:value-type="string">
            <text:p>Parachlamydia acanthamoebae</text:p>
          </table:table-cell>
        </table:table-row>
        <table:table-row table:style-name="ro1">
          <table:table-cell office:value-type="string" calcext:value-type="string">
            <text:p>NC_015713.1</text:p>
          </table:table-cell>
          <table:table-cell office:value-type="float" office:value="331113" calcext:value-type="float">
            <text:p>3311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Simkaniaceae</text:p>
          </table:table-cell>
          <table:table-cell office:value-type="string" calcext:value-type="string">
            <text:p>Simkania</text:p>
          </table:table-cell>
          <table:table-cell office:value-type="string" calcext:value-type="string">
            <text:p>Simkania negevensis</text:p>
          </table:table-cell>
        </table:table-row>
        <table:table-row table:style-name="ro1">
          <table:table-cell office:value-type="string" calcext:value-type="string">
            <text:p>NC_014225.1</text:p>
          </table:table-cell>
          <table:table-cell office:value-type="float" office:value="716544" calcext:value-type="float">
            <text:p>7165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e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Parachlamydiales</text:p>
          </table:table-cell>
          <table:table-cell office:value-type="string" calcext:value-type="string">
            <text:p>Waddliaceae</text:p>
          </table:table-cell>
          <table:table-cell office:value-type="string" calcext:value-type="string">
            <text:p>Waddlia</text:p>
          </table:table-cell>
          <table:table-cell office:value-type="string" calcext:value-type="string">
            <text:p>Waddlia chondrophila</text:p>
          </table:table-cell>
        </table:table-row>
        <table:table-row table:style-name="ro1">
          <table:table-cell office:value-type="string" calcext:value-type="string">
            <text:p>NC_011027.1</text:p>
          </table:table-cell>
          <table:table-cell office:value-type="float" office:value="517417" calcext:value-type="float">
            <text:p>5174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bi</text:p>
          </table:table-cell>
          <table:table-cell office:value-type="string" calcext:value-type="string">
            <text:p>Chlorobia</text:p>
          </table:table-cell>
          <table:table-cell office:value-type="string" calcext:value-type="string">
            <text:p>Chlorobiales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Chlorobaculum</text:p>
          </table:table-cell>
          <table:table-cell office:value-type="string" calcext:value-type="string">
            <text:p>Chlorobaculum parvum</text:p>
          </table:table-cell>
        </table:table-row>
        <table:table-row table:style-name="ro1">
          <table:table-cell office:value-type="string" calcext:value-type="string">
            <text:p>NC_008639.1</text:p>
          </table:table-cell>
          <table:table-cell office:value-type="float" office:value="290317" calcext:value-type="float">
            <text:p>2903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bi</text:p>
          </table:table-cell>
          <table:table-cell office:value-type="string" calcext:value-type="string">
            <text:p>Chlorobia</text:p>
          </table:table-cell>
          <table:table-cell office:value-type="string" calcext:value-type="string">
            <text:p>Chlorobiales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Chlorobium</text:p>
          </table:table-cell>
          <table:table-cell office:value-type="string" calcext:value-type="string">
            <text:p>Chlorobium phaeobacteroides</text:p>
          </table:table-cell>
        </table:table-row>
        <table:table-row table:style-name="ro1">
          <table:table-cell office:value-type="string" calcext:value-type="string">
            <text:p>NC_011026.1</text:p>
          </table:table-cell>
          <table:table-cell office:value-type="float" office:value="517418" calcext:value-type="float">
            <text:p>5174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bi</text:p>
          </table:table-cell>
          <table:table-cell office:value-type="string" calcext:value-type="string">
            <text:p>Chlorobia</text:p>
          </table:table-cell>
          <table:table-cell office:value-type="string" calcext:value-type="string">
            <text:p>Chlorobiales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Chloroherpeton</text:p>
          </table:table-cell>
          <table:table-cell office:value-type="string" calcext:value-type="string">
            <text:p>Chloroherpeton thalassium</text:p>
          </table:table-cell>
        </table:table-row>
        <table:table-row table:style-name="ro1">
          <table:table-cell office:value-type="string" calcext:value-type="string">
            <text:p>NC_011060.1</text:p>
          </table:table-cell>
          <table:table-cell office:value-type="float" office:value="324925" calcext:value-type="float">
            <text:p>3249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bi</text:p>
          </table:table-cell>
          <table:table-cell office:value-type="string" calcext:value-type="string">
            <text:p>Chlorobia</text:p>
          </table:table-cell>
          <table:table-cell office:value-type="string" calcext:value-type="string">
            <text:p>Chlorobiales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Pelodictyon</text:p>
          </table:table-cell>
          <table:table-cell office:value-type="string" calcext:value-type="string">
            <text:p>Pelodictyon phaeoclathratiforme</text:p>
          </table:table-cell>
        </table:table-row>
        <table:table-row table:style-name="ro1">
          <table:table-cell office:value-type="string" calcext:value-type="string">
            <text:p>NC_011059.1</text:p>
          </table:table-cell>
          <table:table-cell office:value-type="float" office:value="290512" calcext:value-type="float">
            <text:p>2905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bi</text:p>
          </table:table-cell>
          <table:table-cell office:value-type="string" calcext:value-type="string">
            <text:p>Chlorobia</text:p>
          </table:table-cell>
          <table:table-cell office:value-type="string" calcext:value-type="string">
            <text:p>Chlorobiales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Prosthecochloris</text:p>
          </table:table-cell>
          <table:table-cell office:value-type="string" calcext:value-type="string">
            <text:p>Prosthecochloris aestuarii</text:p>
          </table:table-cell>
        </table:table-row>
        <table:table-row table:style-name="ro1">
          <table:table-cell office:value-type="string" calcext:value-type="string">
            <text:p>NC_014960.1</text:p>
          </table:table-cell>
          <table:table-cell office:value-type="float" office:value="926569" calcext:value-type="float">
            <text:p>9265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NZ_BBXX01000001.1</text:p>
          </table:table-cell>
          <table:table-cell office:value-type="float" office:value="360411" calcext:value-type="float">
            <text:p>3604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Bellilinea</text:p>
          </table:table-cell>
          <table:table-cell office:value-type="string" calcext:value-type="string">
            <text:p>Bellilinea caldifistulae</text:p>
          </table:table-cell>
        </table:table-row>
        <table:table-row table:style-name="ro1">
          <table:table-cell office:value-type="string" calcext:value-type="string">
            <text:p>NZ_LT859958.1</text:p>
          </table:table-cell>
          <table:table-cell office:value-type="float" office:value="1986204" calcext:value-type="float">
            <text:p>19862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Brevefilum</text:p>
          </table:table-cell>
          <table:table-cell office:value-type="string" calcext:value-type="string">
            <text:p>Brevefilum fermentans</text:p>
          </table:table-cell>
        </table:table-row>
        <table:table-row table:style-name="ro1">
          <table:table-cell office:value-type="string" calcext:value-type="string">
            <text:p>NZ_DF968179.1</text:p>
          </table:table-cell>
          <table:table-cell office:value-type="float" office:value="1678840" calcext:value-type="float">
            <text:p>16788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Flexilinea</text:p>
          </table:table-cell>
          <table:table-cell office:value-type="string" calcext:value-type="string">
            <text:p>Flexilinea flocculi</text:p>
          </table:table-cell>
        </table:table-row>
        <table:table-row table:style-name="ro1">
          <table:table-cell office:value-type="string" calcext:value-type="string">
            <text:p>NZ_BBYA01000001.1</text:p>
          </table:table-cell>
          <table:table-cell office:value-type="float" office:value="229920" calcext:value-type="float">
            <text:p>2299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Leptolinea</text:p>
          </table:table-cell>
          <table:table-cell office:value-type="string" calcext:value-type="string">
            <text:p>Leptolinea tardivitalis</text:p>
          </table:table-cell>
        </table:table-row>
        <table:table-row table:style-name="ro1">
          <table:table-cell office:value-type="string" calcext:value-type="string">
            <text:p>NZ_BBXZ01000001.1</text:p>
          </table:table-cell>
          <table:table-cell office:value-type="float" office:value="229921" calcext:value-type="float">
            <text:p>2299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Levilinea</text:p>
          </table:table-cell>
          <table:table-cell office:value-type="string" calcext:value-type="string">
            <text:p>Levilinea saccharolytica</text:p>
          </table:table-cell>
        </table:table-row>
        <table:table-row table:style-name="ro1">
          <table:table-cell office:value-type="string" calcext:value-type="string">
            <text:p>NZ_DF967972.1</text:p>
          </table:table-cell>
          <table:table-cell office:value-type="float" office:value="360412" calcext:value-type="float">
            <text:p>3604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Longilinea</text:p>
          </table:table-cell>
          <table:table-cell office:value-type="string" calcext:value-type="string">
            <text:p>Longilinea arvoryzae</text:p>
          </table:table-cell>
        </table:table-row>
        <table:table-row table:style-name="ro1">
          <table:table-cell office:value-type="string" calcext:value-type="string">
            <text:p>NZ_LGCL01000015.1</text:p>
          </table:table-cell>
          <table:table-cell office:value-type="float" office:value="1134406" calcext:value-type="float">
            <text:p>11344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Ornatilinea</text:p>
          </table:table-cell>
          <table:table-cell office:value-type="string" calcext:value-type="string">
            <text:p>Ornatilinea apprima</text:p>
          </table:table-cell>
        </table:table-row>
        <table:table-row table:style-name="ro1">
          <table:table-cell office:value-type="string" calcext:value-type="string">
            <text:p>NZ_LGKO01000002.1</text:p>
          </table:table-cell>
          <table:table-cell office:value-type="float" office:value="869279" calcext:value-type="float">
            <text:p>869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Thermanaerothrix</text:p>
          </table:table-cell>
          <table:table-cell office:value-type="string" calcext:value-type="string">
            <text:p>Thermanaerothrix daxensis</text:p>
          </table:table-cell>
        </table:table-row>
        <table:table-row table:style-name="ro1">
          <table:table-cell office:value-type="string" calcext:value-type="string">
            <text:p>NZ_BBZA01000001.1</text:p>
          </table:table-cell>
          <table:table-cell office:value-type="float" office:value="872965" calcext:value-type="float">
            <text:p>8729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rdenticatenia</text:p>
          </table:table-cell>
          <table:table-cell office:value-type="string" calcext:value-type="string">
            <text:p>Ardenticatenales</text:p>
          </table:table-cell>
          <table:table-cell office:value-type="string" calcext:value-type="string">
            <text:p>Ardenticatenaceae</text:p>
          </table:table-cell>
          <table:table-cell office:value-type="string" calcext:value-type="string">
            <text:p>Ardenticatena</text:p>
          </table:table-cell>
          <table:table-cell office:value-type="string" calcext:value-type="string">
            <text:p>Ardenticatena maritima</text:p>
          </table:table-cell>
        </table:table-row>
        <table:table-row table:style-name="ro1">
          <table:table-cell office:value-type="string" calcext:value-type="string">
            <text:p>NC_017079.1</text:p>
          </table:table-cell>
          <table:table-cell office:value-type="float" office:value="926550" calcext:value-type="float">
            <text:p>9265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aldilineae</text:p>
          </table:table-cell>
          <table:table-cell office:value-type="string" calcext:value-type="string">
            <text:p>Caldilineales</text:p>
          </table:table-cell>
          <table:table-cell office:value-type="string" calcext:value-type="string">
            <text:p>Caldilineaceae</text:p>
          </table:table-cell>
          <table:table-cell office:value-type="string" calcext:value-type="string">
            <text:p>Caldilinea</text:p>
          </table:table-cell>
          <table:table-cell office:value-type="string" calcext:value-type="string">
            <text:p>Caldilinea aerophila</text:p>
          </table:table-cell>
        </table:table-row>
        <table:table-row table:style-name="ro1">
          <table:table-cell office:value-type="string" calcext:value-type="string">
            <text:p>NC_010175.1</text:p>
          </table:table-cell>
          <table:table-cell office:value-type="float" office:value="324602" calcext:value-type="float">
            <text:p>3246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hloroflexia</text:p>
          </table:table-cell>
          <table:table-cell office:value-type="string" calcext:value-type="string">
            <text:p>Chloroflexales</text:p>
          </table:table-cell>
          <table:table-cell office:value-type="string" calcext:value-type="string">
            <text:p>Chloroflexaceae</text:p>
          </table:table-cell>
          <table:table-cell office:value-type="string" calcext:value-type="string">
            <text:p>Chloroflexus</text:p>
          </table:table-cell>
          <table:table-cell office:value-type="string" calcext:value-type="string">
            <text:p>Chloroflexus aurantiacus</text:p>
          </table:table-cell>
        </table:table-row>
        <table:table-row table:style-name="ro1">
          <table:table-cell office:value-type="string" calcext:value-type="string">
            <text:p>NZ_GL501400.1</text:p>
          </table:table-cell>
          <table:table-cell office:value-type="float" office:value="765420" calcext:value-type="float">
            <text:p>7654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hloroflexia</text:p>
          </table:table-cell>
          <table:table-cell office:value-type="string" calcext:value-type="string">
            <text:p>Chloroflexales</text:p>
          </table:table-cell>
          <table:table-cell office:value-type="string" calcext:value-type="string">
            <text:p>Oscillochloridaceae</text:p>
          </table:table-cell>
          <table:table-cell office:value-type="string" calcext:value-type="string">
            <text:p>Oscillochloris</text:p>
          </table:table-cell>
          <table:table-cell office:value-type="string" calcext:value-type="string">
            <text:p>Oscillochloris trichoides</text:p>
          </table:table-cell>
        </table:table-row>
        <table:table-row table:style-name="ro1">
          <table:table-cell office:value-type="string" calcext:value-type="string">
            <text:p>NC_009767.1</text:p>
          </table:table-cell>
          <table:table-cell office:value-type="float" office:value="383372" calcext:value-type="float">
            <text:p>3833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hloroflexia</text:p>
          </table:table-cell>
          <table:table-cell office:value-type="string" calcext:value-type="string">
            <text:p>Chloroflexales</text:p>
          </table:table-cell>
          <table:table-cell office:value-type="string" calcext:value-type="string">
            <text:p>Roseiflexaceae</text:p>
          </table:table-cell>
          <table:table-cell office:value-type="string" calcext:value-type="string">
            <text:p>Roseiflexus</text:p>
          </table:table-cell>
          <table:table-cell office:value-type="string" calcext:value-type="string">
            <text:p>Roseiflexus castenholzii</text:p>
          </table:table-cell>
        </table:table-row>
        <table:table-row table:style-name="ro1">
          <table:table-cell office:value-type="string" calcext:value-type="string">
            <text:p>NC_009455.1</text:p>
          </table:table-cell>
          <table:table-cell office:value-type="float" office:value="216389" calcext:value-type="float">
            <text:p>2163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Dehalococcoidia</text:p>
          </table:table-cell>
          <table:table-cell office:value-type="string" calcext:value-type="string">
            <text:p>Dehalococcoidales</text:p>
          </table:table-cell>
          <table:table-cell office:value-type="string" calcext:value-type="string">
            <text:p>Dehalococcoidaceae</text:p>
          </table:table-cell>
          <table:table-cell office:value-type="string" calcext:value-type="string">
            <text:p>Dehalococcoides</text:p>
          </table:table-cell>
          <table:table-cell office:value-type="string" calcext:value-type="string">
            <text:p>Dehalococcoides mccartyi</text:p>
          </table:table-cell>
        </table:table-row>
        <table:table-row table:style-name="ro1">
          <table:table-cell office:value-type="string" calcext:value-type="string">
            <text:p>NC_014314.1</text:p>
          </table:table-cell>
          <table:table-cell office:value-type="float" office:value="552811" calcext:value-type="float">
            <text:p>5528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Dehalococcoid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halogenimonas</text:p>
          </table:table-cell>
          <table:table-cell office:value-type="string" calcext:value-type="string">
            <text:p>Dehalogenimonas lykanthroporepellens</text:p>
          </table:table-cell>
        </table:table-row>
        <table:table-row table:style-name="ro1">
          <table:table-cell office:value-type="string" calcext:value-type="string">
            <text:p>NZ_ADVG01000010.1</text:p>
          </table:table-cell>
          <table:table-cell office:value-type="float" office:value="485913" calcext:value-type="float">
            <text:p>4859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Ktedonobacteria</text:p>
          </table:table-cell>
          <table:table-cell office:value-type="string" calcext:value-type="string">
            <text:p>Ktedonobacterales</text:p>
          </table:table-cell>
          <table:table-cell office:value-type="string" calcext:value-type="string">
            <text:p>Ktedonobacteraceae</text:p>
          </table:table-cell>
          <table:table-cell office:value-type="string" calcext:value-type="string">
            <text:p>Ktedonobacter</text:p>
          </table:table-cell>
          <table:table-cell office:value-type="string" calcext:value-type="string">
            <text:p>Ktedonobacter racemifer</text:p>
          </table:table-cell>
        </table:table-row>
        <table:table-row table:style-name="ro1">
          <table:table-cell office:value-type="string" calcext:value-type="string">
            <text:p>NZ_JNIM01000001.1</text:p>
          </table:table-cell>
          <table:table-cell office:value-type="float" office:value="1382306" calcext:value-type="float">
            <text:p>13823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Ktedonobacteria</text:p>
          </table:table-cell>
          <table:table-cell office:value-type="string" calcext:value-type="string">
            <text:p>Thermogemmatisporales</text:p>
          </table:table-cell>
          <table:table-cell office:value-type="string" calcext:value-type="string">
            <text:p>Thermogemmatisporaceae</text:p>
          </table:table-cell>
          <table:table-cell office:value-type="string" calcext:value-type="string">
            <text:p>Thermogemmatispora</text:p>
          </table:table-cell>
          <table:table-cell office:value-type="string" calcext:value-type="string">
            <text:p>Thermogemmatispora carboxidivorans</text:p>
          </table:table-cell>
        </table:table-row>
        <table:table-row table:style-name="ro1">
          <table:table-cell office:value-type="string" calcext:value-type="string">
            <text:p>NZ_FYEK01000078.1</text:p>
          </table:table-cell>
          <table:table-cell office:value-type="float" office:value="877466" calcext:value-type="float">
            <text:p>8774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hermoflexia</text:p>
          </table:table-cell>
          <table:table-cell office:value-type="string" calcext:value-type="string">
            <text:p>Thermoflexales</text:p>
          </table:table-cell>
          <table:table-cell office:value-type="string" calcext:value-type="string">
            <text:p>Thermoflexaceae</text:p>
          </table:table-cell>
          <table:table-cell office:value-type="string" calcext:value-type="string">
            <text:p>Thermoflexus</text:p>
          </table:table-cell>
          <table:table-cell office:value-type="string" calcext:value-type="string">
            <text:p>Thermoflexus hugenholtzii</text:p>
          </table:table-cell>
        </table:table-row>
        <table:table-row table:style-name="ro1">
          <table:table-cell office:value-type="string" calcext:value-type="string">
            <text:p>NZ_JQMP01000001.1</text:p>
          </table:table-cell>
          <table:table-cell office:value-type="float" office:value="1382356" calcext:value-type="float">
            <text:p>13823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hermomicrob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rmorudis</text:p>
          </table:table-cell>
          <table:table-cell office:value-type="string" calcext:value-type="string">
            <text:p>Thermorudis peleae</text:p>
          </table:table-cell>
        </table:table-row>
        <table:table-row table:style-name="ro1">
          <table:table-cell office:value-type="string" calcext:value-type="string">
            <text:p>NZ_CAGS01000736.1</text:p>
          </table:table-cell>
          <table:table-cell office:value-type="float" office:value="1129897" calcext:value-type="float">
            <text:p>11298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hermomicrobia</text:p>
          </table:table-cell>
          <table:table-cell office:value-type="string" calcext:value-type="string">
            <text:p>Sphaerobacterales</text:p>
          </table:table-cell>
          <table:table-cell office:value-type="string" calcext:value-type="string">
            <text:p>Sphaerobacteraceae</text:p>
          </table:table-cell>
          <table:table-cell office:value-type="string" calcext:value-type="string">
            <text:p>Nitrolancea</text:p>
          </table:table-cell>
          <table:table-cell office:value-type="string" calcext:value-type="string">
            <text:p>Nitrolancea hollandica</text:p>
          </table:table-cell>
        </table:table-row>
        <table:table-row table:style-name="ro1">
          <table:table-cell office:value-type="string" calcext:value-type="string">
            <text:p>NC_013523.1</text:p>
          </table:table-cell>
          <table:table-cell office:value-type="float" office:value="479434" calcext:value-type="float">
            <text:p>4794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hermomicrobia</text:p>
          </table:table-cell>
          <table:table-cell office:value-type="string" calcext:value-type="string">
            <text:p>Sphaerobacterales</text:p>
          </table:table-cell>
          <table:table-cell office:value-type="string" calcext:value-type="string">
            <text:p>Sphaerobacteraceae</text:p>
          </table:table-cell>
          <table:table-cell office:value-type="string" calcext:value-type="string">
            <text:p>Sphaerobacter</text:p>
          </table:table-cell>
          <table:table-cell office:value-type="string" calcext:value-type="string">
            <text:p>Sphaerobacter thermophilus</text:p>
          </table:table-cell>
        </table:table-row>
        <table:table-row table:style-name="ro1">
          <table:table-cell office:value-type="string" calcext:value-type="string">
            <text:p>NC_011959.1</text:p>
          </table:table-cell>
          <table:table-cell office:value-type="float" office:value="309801" calcext:value-type="float">
            <text:p>3098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hermomicrobia</text:p>
          </table:table-cell>
          <table:table-cell office:value-type="string" calcext:value-type="string">
            <text:p>Thermomicrobiales</text:p>
          </table:table-cell>
          <table:table-cell office:value-type="string" calcext:value-type="string">
            <text:p>Thermomicrobiaceae</text:p>
          </table:table-cell>
          <table:table-cell office:value-type="string" calcext:value-type="string">
            <text:p>Thermomicrobium</text:p>
          </table:table-cell>
          <table:table-cell office:value-type="string" calcext:value-type="string">
            <text:p>Thermomicrobium roseum</text:p>
          </table:table-cell>
        </table:table-row>
        <table:table-row table:style-name="ro1">
          <table:table-cell office:value-type="string" calcext:value-type="string">
            <text:p>NZ_AWNK01000001.1</text:p>
          </table:table-cell>
          <table:table-cell office:value-type="float" office:value="118005" calcext:value-type="float">
            <text:p>11800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Chrysiogenetes</text:p>
          </table:table-cell>
          <table:table-cell office:value-type="string" calcext:value-type="string">
            <text:p>Chrysiogenales</text:p>
          </table:table-cell>
          <table:table-cell office:value-type="string" calcext:value-type="string">
            <text:p>Chrysiogenaceae</text:p>
          </table:table-cell>
          <table:table-cell office:value-type="string" calcext:value-type="string">
            <text:p>Chrysiogenes</text:p>
          </table:table-cell>
          <table:table-cell office:value-type="string" calcext:value-type="string">
            <text:p>Chrysiogenes arsenatis</text:p>
          </table:table-cell>
        </table:table-row>
        <table:table-row table:style-name="ro1">
          <table:table-cell office:value-type="string" calcext:value-type="string">
            <text:p>NC_014836.1</text:p>
          </table:table-cell>
          <table:table-cell office:value-type="float" office:value="653733" calcext:value-type="float">
            <text:p>65373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Chrysiogenetes</text:p>
          </table:table-cell>
          <table:table-cell office:value-type="string" calcext:value-type="string">
            <text:p>Chrysiogenales</text:p>
          </table:table-cell>
          <table:table-cell office:value-type="string" calcext:value-type="string">
            <text:p>Chrysiogenaceae</text:p>
          </table:table-cell>
          <table:table-cell office:value-type="string" calcext:value-type="string">
            <text:p>Desulfurispirillum</text:p>
          </table:table-cell>
          <table:table-cell office:value-type="string" calcext:value-type="string">
            <text:p>Desulfurispirillum indicum</text:p>
          </table:table-cell>
        </table:table-row>
        <table:table-row table:style-name="ro1">
          <table:table-cell office:value-type="string" calcext:value-type="string">
            <text:p>NC_022600.1</text:p>
          </table:table-cell>
          <table:table-cell office:value-type="float" office:value="1183438" calcext:value-type="float">
            <text:p>11834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Gloeobacteria</text:p>
          </table:table-cell>
          <table:table-cell office:value-type="string" calcext:value-type="string">
            <text:p>Gloeobacterales</text:p>
          </table:table-cell>
          <table:table-cell office:value-type="string" calcext:value-type="string">
            <text:p>Gloeobacteraceae</text:p>
          </table:table-cell>
          <table:table-cell office:value-type="string" calcext:value-type="string">
            <text:p>Gloeobacter</text:p>
          </table:table-cell>
          <table:table-cell office:value-type="string" calcext:value-type="string">
            <text:p>Gloeobacter kilaueensis</text:p>
          </table:table-cell>
        </table:table-row>
        <table:table-row table:style-name="ro1">
          <table:table-cell office:value-type="string" calcext:value-type="string">
            <text:p>NZ_AESD01001126.1</text:p>
          </table:table-cell>
          <table:table-cell office:value-type="float" office:value="423471" calcext:value-type="float">
            <text:p>4234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Aphanothecaceae</text:p>
          </table:table-cell>
          <table:table-cell office:value-type="string" calcext:value-type="string">
            <text:p>Crocosphaera</text:p>
          </table:table-cell>
          <table:table-cell office:value-type="string" calcext:value-type="string">
            <text:p>Crocosphaera watsonii</text:p>
          </table:table-cell>
        </table:table-row>
        <table:table-row table:style-name="ro1">
          <table:table-cell office:value-type="string" calcext:value-type="string">
            <text:p>NC_019779.1</text:p>
          </table:table-cell>
          <table:table-cell office:value-type="float" office:value="65093" calcext:value-type="float">
            <text:p>650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Aphanothecaceae</text:p>
          </table:table-cell>
          <table:table-cell office:value-type="string" calcext:value-type="string">
            <text:p>Halothece</text:p>
          </table:table-cell>
          <table:table-cell office:value-type="string" calcext:value-type="string">
            <text:p>Halothece sp. PCC 7418</text:p>
          </table:table-cell>
        </table:table-row>
        <table:table-row table:style-name="ro1">
          <table:table-cell office:value-type="string" calcext:value-type="string">
            <text:p>NZ_ASSJ01000001.1</text:p>
          </table:table-cell>
          <table:table-cell office:value-type="float" office:value="582515" calcext:value-type="float">
            <text:p>5825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Aphanothecaceae</text:p>
          </table:table-cell>
          <table:table-cell office:value-type="string" calcext:value-type="string">
            <text:p>Rubidibacter</text:p>
          </table:table-cell>
          <table:table-cell office:value-type="string" calcext:value-type="string">
            <text:p>Rubidibacter lacunae</text:p>
          </table:table-cell>
        </table:table-row>
        <table:table-row table:style-name="ro1">
          <table:table-cell office:value-type="string" calcext:value-type="string">
            <text:p>NZ_AP018281.1</text:p>
          </table:table-cell>
          <table:table-cell office:value-type="float" office:value="2005460" calcext:value-type="float">
            <text:p>20054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Chroococcaceae</text:p>
          </table:table-cell>
          <table:table-cell office:value-type="string" calcext:value-type="string">
            <text:p>Chondrocystis</text:p>
          </table:table-cell>
          <table:table-cell office:value-type="string" calcext:value-type="string">
            <text:p>Chondrocystis sp. NIES-4102</text:p>
          </table:table-cell>
        </table:table-row>
        <table:table-row table:style-name="ro1">
          <table:table-cell office:value-type="string" calcext:value-type="string">
            <text:p>NZ_MRCC01000001.1</text:p>
          </table:table-cell>
          <table:table-cell office:value-type="float" office:value="247279" calcext:value-type="float">
            <text:p>247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Chroococcaceae</text:p>
          </table:table-cell>
          <table:table-cell office:value-type="string" calcext:value-type="string">
            <text:p>Chroogloeocystis</text:p>
          </table:table-cell>
          <table:table-cell office:value-type="string" calcext:value-type="string">
            <text:p>Chroogloeocystis siderophila</text:p>
          </table:table-cell>
        </table:table-row>
        <table:table-row table:style-name="ro1">
          <table:table-cell office:value-type="string" calcext:value-type="string">
            <text:p>NZ_AP014815.1</text:p>
          </table:table-cell>
          <table:table-cell office:value-type="float" office:value="1615909" calcext:value-type="float">
            <text:p>16159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Chroococcaceae</text:p>
          </table:table-cell>
          <table:table-cell office:value-type="string" calcext:value-type="string">
            <text:p>Geminocystis</text:p>
          </table:table-cell>
          <table:table-cell office:value-type="string" calcext:value-type="string">
            <text:p>Geminocystis sp. NIES-3708</text:p>
          </table:table-cell>
        </table:table-row>
        <table:table-row table:style-name="ro1">
          <table:table-cell office:value-type="string" calcext:value-type="string">
            <text:p>NC_019745.1</text:p>
          </table:table-cell>
          <table:table-cell office:value-type="float" office:value="1173026" calcext:value-type="float">
            <text:p>11730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Chroococcaceae</text:p>
          </table:table-cell>
          <table:table-cell office:value-type="string" calcext:value-type="string">
            <text:p>Gloeocapsa</text:p>
          </table:table-cell>
          <table:table-cell office:value-type="string" calcext:value-type="string">
            <text:p>Gloeocapsa sp. PCC 7428</text:p>
          </table:table-cell>
        </table:table-row>
        <table:table-row table:style-name="ro1">
          <table:table-cell office:value-type="string" calcext:value-type="string">
            <text:p>NZ_LWHC01000001.1</text:p>
          </table:table-cell>
          <table:table-cell office:value-type="float" office:value="1562720" calcext:value-type="float">
            <text:p>15627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Cyanobacteriaceae</text:p>
          </table:table-cell>
          <table:table-cell office:value-type="string" calcext:value-type="string">
            <text:p>Cyanobacterium</text:p>
          </table:table-cell>
          <table:table-cell/>
        </table:table-row>
        <table:table-row table:style-name="ro1">
          <table:table-cell office:value-type="string" calcext:value-type="string">
            <text:p>NZ_CAIP01000449.1</text:p>
          </table:table-cell>
          <table:table-cell office:value-type="float" office:value="1160279" calcext:value-type="float">
            <text:p>1160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ales</text:p>
          </table:table-cell>
          <table:table-cell office:value-type="string" calcext:value-type="string">
            <text:p>Microcystaceae</text:p>
          </table:table-cell>
          <table:table-cell office:value-type="string" calcext:value-type="string">
            <text:p>Microcystis</text:p>
          </table:table-cell>
          <table:table-cell office:value-type="string" calcext:value-type="string">
            <text:p>Microcystis sp. T1-4</text:p>
          </table:table-cell>
        </table:table-row>
        <table:table-row table:style-name="ro1">
          <table:table-cell office:value-type="string" calcext:value-type="string">
            <text:p>NZ_JYON01000016.1</text:p>
          </table:table-cell>
          <table:table-cell office:value-type="float" office:value="1618023" calcext:value-type="float">
            <text:p>16180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idiopsidales</text:p>
          </table:table-cell>
          <table:table-cell office:value-type="string" calcext:value-type="string">
            <text:p>Chroococcidiopsidaceae</text:p>
          </table:table-cell>
          <table:table-cell office:value-type="string" calcext:value-type="string">
            <text:p>Aliterella</text:p>
          </table:table-cell>
          <table:table-cell office:value-type="string" calcext:value-type="string">
            <text:p>Aliterella atlantica</text:p>
          </table:table-cell>
        </table:table-row>
        <table:table-row table:style-name="ro1">
          <table:table-cell office:value-type="string" calcext:value-type="string">
            <text:p>NC_019695.1</text:p>
          </table:table-cell>
          <table:table-cell office:value-type="float" office:value="251229" calcext:value-type="float">
            <text:p>2512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roococcidiopsidales</text:p>
          </table:table-cell>
          <table:table-cell office:value-type="string" calcext:value-type="string">
            <text:p>Chroococcidiopsidaceae</text:p>
          </table:table-cell>
          <table:table-cell office:value-type="string" calcext:value-type="string">
            <text:p>Chroococcidiopsis</text:p>
          </table:table-cell>
          <table:table-cell office:value-type="string" calcext:value-type="string">
            <text:p>Chroococcidiopsis thermalis</text:p>
          </table:table-cell>
        </table:table-row>
        <table:table-row table:style-name="ro1">
          <table:table-cell office:value-type="string" calcext:value-type="string">
            <text:p>NZ_CP017675.1</text:p>
          </table:table-cell>
          <table:table-cell office:value-type="float" office:value="1188229" calcext:value-type="float">
            <text:p>11882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oeoemargaritales</text:p>
          </table:table-cell>
          <table:table-cell office:value-type="string" calcext:value-type="string">
            <text:p>Gloeomargaritaceae</text:p>
          </table:table-cell>
          <table:table-cell office:value-type="string" calcext:value-type="string">
            <text:p>Gloeomargarita</text:p>
          </table:table-cell>
          <table:table-cell office:value-type="string" calcext:value-type="string">
            <text:p>Gloeomargarita lithophora</text:p>
          </table:table-cell>
        </table:table-row>
        <table:table-row table:style-name="ro1">
          <table:table-cell office:value-type="string" calcext:value-type="string">
            <text:p>NZ_AP018174.1</text:p>
          </table:table-cell>
          <table:table-cell office:value-type="float" office:value="1085406" calcext:value-type="float">
            <text:p>10854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Anabaenopsis</text:p>
          </table:table-cell>
          <table:table-cell office:value-type="string" calcext:value-type="string">
            <text:p>Anabaenopsis circularis</text:p>
          </table:table-cell>
        </table:table-row>
        <table:table-row table:style-name="ro1">
          <table:table-cell office:value-type="string" calcext:value-type="string">
            <text:p>NZ_JSDP01000254.1</text:p>
          </table:table-cell>
          <table:table-cell office:value-type="float" office:value="1532906" calcext:value-type="float">
            <text:p>15329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Aphanizomenon</text:p>
          </table:table-cell>
          <table:table-cell office:value-type="string" calcext:value-type="string">
            <text:p>Aphanizomenon flos-aquae</text:p>
          </table:table-cell>
        </table:table-row>
        <table:table-row table:style-name="ro1">
          <table:table-cell office:value-type="string" calcext:value-type="string">
            <text:p>NZ_ACYA01000093.1</text:p>
          </table:table-cell>
          <table:table-cell office:value-type="float" office:value="533240" calcext:value-type="float">
            <text:p>5332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Cylindrospermopsis</text:p>
          </table:table-cell>
          <table:table-cell office:value-type="string" calcext:value-type="string">
            <text:p>Cylindrospermopsis raciborskii</text:p>
          </table:table-cell>
        </table:table-row>
        <table:table-row table:style-name="ro1">
          <table:table-cell office:value-type="string" calcext:value-type="string">
            <text:p>NZ_AP018316.1</text:p>
          </table:table-cell>
          <table:table-cell office:value-type="float" office:value="1973481" calcext:value-type="float">
            <text:p>19734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Dolichospermum</text:p>
          </table:table-cell>
          <table:table-cell office:value-type="string" calcext:value-type="string">
            <text:p>Dolichospermum compactum</text:p>
          </table:table-cell>
        </table:table-row>
        <table:table-row table:style-name="ro1">
          <table:table-cell office:value-type="string" calcext:value-type="string">
            <text:p>NZ_CP007203.1</text:p>
          </table:table-cell>
          <table:table-cell office:value-type="float" office:value="313624" calcext:value-type="float">
            <text:p>3136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Nodularia</text:p>
          </table:table-cell>
          <table:table-cell office:value-type="string" calcext:value-type="string">
            <text:p>Nodularia spumigena</text:p>
          </table:table-cell>
        </table:table-row>
        <table:table-row table:style-name="ro1">
          <table:table-cell office:value-type="string" calcext:value-type="string">
            <text:p>NZ_ACYB01000047.1</text:p>
          </table:table-cell>
          <table:table-cell office:value-type="float" office:value="533247" calcext:value-type="float">
            <text:p>533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Raphidiopsis</text:p>
          </table:table-cell>
          <table:table-cell office:value-type="string" calcext:value-type="string">
            <text:p>Raphidiopsis brookii</text:p>
          </table:table-cell>
        </table:table-row>
        <table:table-row table:style-name="ro1">
          <table:table-cell office:value-type="string" calcext:value-type="string">
            <text:p>NZ_AP018314.1</text:p>
          </table:table-cell>
          <table:table-cell office:value-type="float" office:value="1973480" calcext:value-type="float">
            <text:p>19734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Sphaerospermopsis</text:p>
          </table:table-cell>
          <table:table-cell office:value-type="string" calcext:value-type="string">
            <text:p>Sphaerospermopsis kisseleviana</text:p>
          </table:table-cell>
        </table:table-row>
        <table:table-row table:style-name="ro1">
          <table:table-cell office:value-type="string" calcext:value-type="string">
            <text:p>NZ_AJLM01000001.1</text:p>
          </table:table-cell>
          <table:table-cell office:value-type="float" office:value="184925" calcext:value-type="float">
            <text:p>1849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Chlorogloeopsidaceae</text:p>
          </table:table-cell>
          <table:table-cell office:value-type="string" calcext:value-type="string">
            <text:p>Chlorogloeopsis</text:p>
          </table:table-cell>
          <table:table-cell office:value-type="string" calcext:value-type="string">
            <text:p>Chlorogloeopsis fritschii</text:p>
          </table:table-cell>
        </table:table-row>
        <table:table-row table:style-name="ro1">
          <table:table-cell office:value-type="string" calcext:value-type="string">
            <text:p>NZ_AP018307.1</text:p>
          </table:table-cell>
          <table:table-cell office:value-type="float" office:value="1541988" calcext:value-type="float">
            <text:p>15419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Fortieaceae</text:p>
          </table:table-cell>
          <table:table-cell office:value-type="string" calcext:value-type="string">
            <text:p>Aulosira</text:p>
          </table:table-cell>
          <table:table-cell office:value-type="string" calcext:value-type="string">
            <text:p>Aulosira laxa</text:p>
          </table:table-cell>
        </table:table-row>
        <table:table-row table:style-name="ro1">
          <table:table-cell office:value-type="string" calcext:value-type="string">
            <text:p>NZ_KB235930.1</text:p>
          </table:table-cell>
          <table:table-cell office:value-type="float" office:value="643473" calcext:value-type="float">
            <text:p>6434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Fortieaceae</text:p>
          </table:table-cell>
          <table:table-cell office:value-type="string" calcext:value-type="string">
            <text:p>Fortiea</text:p>
          </table:table-cell>
          <table:table-cell office:value-type="string" calcext:value-type="string">
            <text:p>Fortiea contorta</text:p>
          </table:table-cell>
        </table:table-row>
        <table:table-row table:style-name="ro1">
          <table:table-cell office:value-type="string" calcext:value-type="string">
            <text:p>NZ_AGIZ01000034.1</text:p>
          </table:table-cell>
          <table:table-cell office:value-type="float" office:value="741277" calcext:value-type="float">
            <text:p>7412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Hapalosiphonaceae</text:p>
          </table:table-cell>
          <table:table-cell office:value-type="string" calcext:value-type="string">
            <text:p>Fischerella</text:p>
          </table:table-cell>
          <table:table-cell office:value-type="string" calcext:value-type="string">
            <text:p>Fischerella sp. JSC-11</text:p>
          </table:table-cell>
        </table:table-row>
        <table:table-row table:style-name="ro1">
          <table:table-cell office:value-type="string" calcext:value-type="string">
            <text:p>NZ_LIRN01000001.1</text:p>
          </table:table-cell>
          <table:table-cell office:value-type="float" office:value="1704290" calcext:value-type="float">
            <text:p>17042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Hapalosiphonaceae</text:p>
          </table:table-cell>
          <table:table-cell office:value-type="string" calcext:value-type="string">
            <text:p>Hapalosiphon</text:p>
          </table:table-cell>
          <table:table-cell office:value-type="string" calcext:value-type="string">
            <text:p>Hapalosiphon sp. MRB220</text:p>
          </table:table-cell>
        </table:table-row>
        <table:table-row table:style-name="ro1">
          <table:table-cell office:value-type="string" calcext:value-type="string">
            <text:p>NZ_LMTZ01000001.1</text:p>
          </table:table-cell>
          <table:table-cell office:value-type="float" office:value="371196" calcext:value-type="float">
            <text:p>3711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Hapalosiphonaceae</text:p>
          </table:table-cell>
          <table:table-cell office:value-type="string" calcext:value-type="string">
            <text:p>Mastigocoleus</text:p>
          </table:table-cell>
          <table:table-cell office:value-type="string" calcext:value-type="string">
            <text:p>Mastigocoleus testarum</text:p>
          </table:table-cell>
        </table:table-row>
        <table:table-row table:style-name="ro1">
          <table:table-cell office:value-type="string" calcext:value-type="string">
            <text:p>NZ_KB235895.1</text:p>
          </table:table-cell>
          <table:table-cell office:value-type="float" office:value="163908" calcext:value-type="float">
            <text:p>1639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Nostocaceae</text:p>
          </table:table-cell>
          <table:table-cell office:value-type="string" calcext:value-type="string">
            <text:p>Anabaena</text:p>
          </table:table-cell>
          <table:table-cell office:value-type="string" calcext:value-type="string">
            <text:p>Anabaena sp. PCC 7108</text:p>
          </table:table-cell>
        </table:table-row>
        <table:table-row table:style-name="ro1">
          <table:table-cell office:value-type="string" calcext:value-type="string">
            <text:p>NC_019757.1</text:p>
          </table:table-cell>
          <table:table-cell office:value-type="float" office:value="56107" calcext:value-type="float">
            <text:p>561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Nostocaceae</text:p>
          </table:table-cell>
          <table:table-cell office:value-type="string" calcext:value-type="string">
            <text:p>Cylindrospermum</text:p>
          </table:table-cell>
          <table:table-cell office:value-type="string" calcext:value-type="string">
            <text:p>Cylindrospermum stagnale</text:p>
          </table:table-cell>
        </table:table-row>
        <table:table-row table:style-name="ro1">
          <table:table-cell office:value-type="string" calcext:value-type="string">
            <text:p>NZ_KV757537.1</text:p>
          </table:table-cell>
          <table:table-cell office:value-type="float" office:value="457944" calcext:value-type="float">
            <text:p>4579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Nostocaceae</text:p>
          </table:table-cell>
          <table:table-cell office:value-type="string" calcext:value-type="string">
            <text:p>Nostoc</text:p>
          </table:table-cell>
          <table:table-cell office:value-type="string" calcext:value-type="string">
            <text:p>Nostoc sp. KVJ20</text:p>
          </table:table-cell>
        </table:table-row>
        <table:table-row table:style-name="ro1">
          <table:table-cell office:value-type="string" calcext:value-type="string">
            <text:p>NZ_CAIY01000090.1</text:p>
          </table:table-cell>
          <table:table-cell office:value-type="float" office:value="1165094" calcext:value-type="float">
            <text:p>11650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Nostocaceae</text:p>
          </table:table-cell>
          <table:table-cell office:value-type="string" calcext:value-type="string">
            <text:p>Richelia</text:p>
          </table:table-cell>
          <table:table-cell office:value-type="string" calcext:value-type="string">
            <text:p>Richelia intracellularis</text:p>
          </table:table-cell>
        </table:table-row>
        <table:table-row table:style-name="ro1">
          <table:table-cell office:value-type="string" calcext:value-type="string">
            <text:p>NZ_LZQD01000001.1</text:p>
          </table:table-cell>
          <table:table-cell office:value-type="float" office:value="1853259" calcext:value-type="float">
            <text:p>18532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Nostocaceae</text:p>
          </table:table-cell>
          <table:table-cell office:value-type="string" calcext:value-type="string">
            <text:p>Trichormus</text:p>
          </table:table-cell>
          <table:table-cell office:value-type="string" calcext:value-type="string">
            <text:p>Trichormus sp. NMC-1</text:p>
          </table:table-cell>
        </table:table-row>
        <table:table-row table:style-name="ro1">
          <table:table-cell office:value-type="string" calcext:value-type="string">
            <text:p>NC_019682.1</text:p>
          </table:table-cell>
          <table:table-cell office:value-type="float" office:value="99598" calcext:value-type="float">
            <text:p>995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Rivulariaceae</text:p>
          </table:table-cell>
          <table:table-cell office:value-type="string" calcext:value-type="string">
            <text:p>Calothrix</text:p>
          </table:table-cell>
          <table:table-cell office:value-type="string" calcext:value-type="string">
            <text:p>Calothrix sp. PCC 7507</text:p>
          </table:table-cell>
        </table:table-row>
        <table:table-row table:style-name="ro1">
          <table:table-cell office:value-type="string" calcext:value-type="string">
            <text:p>NZ_AP018233.1</text:p>
          </table:table-cell>
          <table:table-cell office:value-type="float" office:value="1973485" calcext:value-type="float">
            <text:p>19734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Rivulariaceae</text:p>
          </table:table-cell>
          <table:table-cell office:value-type="string" calcext:value-type="string">
            <text:p>Microchaete</text:p>
          </table:table-cell>
          <table:table-cell office:value-type="string" calcext:value-type="string">
            <text:p>Microchaete diplosiphon</text:p>
          </table:table-cell>
        </table:table-row>
        <table:table-row table:style-name="ro1">
          <table:table-cell office:value-type="string" calcext:value-type="string">
            <text:p>NC_019678.1</text:p>
          </table:table-cell>
          <table:table-cell office:value-type="float" office:value="373994" calcext:value-type="float">
            <text:p>3739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Rivulariaceae</text:p>
          </table:table-cell>
          <table:table-cell office:value-type="string" calcext:value-type="string">
            <text:p>Rivularia</text:p>
          </table:table-cell>
          <table:table-cell office:value-type="string" calcext:value-type="string">
            <text:p>Rivularia sp. PCC 7116</text:p>
          </table:table-cell>
        </table:table-row>
        <table:table-row table:style-name="ro1">
          <table:table-cell office:value-type="string" calcext:value-type="string">
            <text:p>NZ_AP018194.1</text:p>
          </table:table-cell>
          <table:table-cell office:value-type="float" office:value="1137095" calcext:value-type="float">
            <text:p>11370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Scytonemataceae</text:p>
          </table:table-cell>
          <table:table-cell office:value-type="string" calcext:value-type="string">
            <text:p>Scytonema</text:p>
          </table:table-cell>
          <table:table-cell office:value-type="string" calcext:value-type="string">
            <text:p>Scytonema sp. HK-05</text:p>
          </table:table-cell>
        </table:table-row>
        <table:table-row table:style-name="ro1">
          <table:table-cell office:value-type="string" calcext:value-type="string">
            <text:p>NZ_JH992899.1</text:p>
          </table:table-cell>
          <table:table-cell office:value-type="float" office:value="221288" calcext:value-type="float">
            <text:p>2212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Symphyonemataceae</text:p>
          </table:table-cell>
          <table:table-cell office:value-type="string" calcext:value-type="string">
            <text:p>Mastigocladopsis</text:p>
          </table:table-cell>
          <table:table-cell office:value-type="string" calcext:value-type="string">
            <text:p>Mastigocladopsis repens</text:p>
          </table:table-cell>
        </table:table-row>
        <table:table-row table:style-name="ro1">
          <table:table-cell office:value-type="string" calcext:value-type="string">
            <text:p>NZ_JXCB01000004.1</text:p>
          </table:table-cell>
          <table:table-cell office:value-type="float" office:value="1245935" calcext:value-type="float">
            <text:p>12459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Tolypothrichaceae</text:p>
          </table:table-cell>
          <table:table-cell office:value-type="string" calcext:value-type="string">
            <text:p>Tolypothrix</text:p>
          </table:table-cell>
          <table:table-cell office:value-type="string" calcext:value-type="string">
            <text:p>Tolypothrix campylonemoides</text:p>
          </table:table-cell>
        </table:table-row>
        <table:table-row table:style-name="ro1">
          <table:table-cell office:value-type="string" calcext:value-type="string">
            <text:p>NZ_DS989897.1</text:p>
          </table:table-cell>
          <table:table-cell office:value-type="float" office:value="118168" calcext:value-type="float">
            <text:p>1181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Coleofasciculaceae</text:p>
          </table:table-cell>
          <table:table-cell office:value-type="string" calcext:value-type="string">
            <text:p>Coleofasciculus</text:p>
          </table:table-cell>
          <table:table-cell office:value-type="string" calcext:value-type="string">
            <text:p>Coleofasciculus chthonoplastes</text:p>
          </table:table-cell>
        </table:table-row>
        <table:table-row table:style-name="ro1">
          <table:table-cell office:value-type="string" calcext:value-type="string">
            <text:p>NC_019703.1</text:p>
          </table:table-cell>
          <table:table-cell office:value-type="float" office:value="1173025" calcext:value-type="float">
            <text:p>1173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Coleofasciculaceae</text:p>
          </table:table-cell>
          <table:table-cell office:value-type="string" calcext:value-type="string">
            <text:p>Geitlerinema</text:p>
          </table:table-cell>
          <table:table-cell office:value-type="string" calcext:value-type="string">
            <text:p>Geitlerinema sp. PCC 7407</text:p>
          </table:table-cell>
        </table:table-row>
        <table:table-row table:style-name="ro1">
          <table:table-cell office:value-type="string" calcext:value-type="string">
            <text:p>NC_011884.1</text:p>
          </table:table-cell>
          <table:table-cell office:value-type="float" office:value="395961" calcext:value-type="float">
            <text:p>3959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Cyanothecaceae</text:p>
          </table:table-cell>
          <table:table-cell office:value-type="string" calcext:value-type="string">
            <text:p>Cyanothece</text:p>
          </table:table-cell>
          <table:table-cell office:value-type="string" calcext:value-type="string">
            <text:p>Cyanothece sp. PCC 7425</text:p>
          </table:table-cell>
        </table:table-row>
        <table:table-row table:style-name="ro1">
          <table:table-cell office:value-type="string" calcext:value-type="string">
            <text:p>NZ_MJGC01000001.1</text:p>
          </table:table-cell>
          <table:table-cell office:value-type="float" office:value="1781255" calcext:value-type="float">
            <text:p>17812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Desertifilaceae</text:p>
          </table:table-cell>
          <table:table-cell office:value-type="string" calcext:value-type="string">
            <text:p>Desertifilum</text:p>
          </table:table-cell>
          <table:table-cell office:value-type="string" calcext:value-type="string">
            <text:p>Desertifilum sp. IPPAS B-1220</text:p>
          </table:table-cell>
        </table:table-row>
        <table:table-row table:style-name="ro1">
          <table:table-cell office:value-type="string" calcext:value-type="string">
            <text:p>NC_019753.1</text:p>
          </table:table-cell>
          <table:table-cell office:value-type="float" office:value="1173022" calcext:value-type="float">
            <text:p>11730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Gomontiellaceae</text:p>
          </table:table-cell>
          <table:table-cell office:value-type="string" calcext:value-type="string">
            <text:p>Crinalium</text:p>
          </table:table-cell>
          <table:table-cell office:value-type="string" calcext:value-type="string">
            <text:p>Crinalium epipsammum</text:p>
          </table:table-cell>
        </table:table-row>
        <table:table-row table:style-name="ro1">
          <table:table-cell office:value-type="string" calcext:value-type="string">
            <text:p>NZ_ABYK01000129.1</text:p>
          </table:table-cell>
          <table:table-cell office:value-type="float" office:value="513049" calcext:value-type="float">
            <text:p>5130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Arthrospira</text:p>
          </table:table-cell>
          <table:table-cell office:value-type="string" calcext:value-type="string">
            <text:p>Arthrospira maxima</text:p>
          </table:table-cell>
        </table:table-row>
        <table:table-row table:style-name="ro1">
          <table:table-cell office:value-type="string" calcext:value-type="string">
            <text:p>NZ_CACA01000377.1</text:p>
          </table:table-cell>
          <table:table-cell office:value-type="float" office:value="272129" calcext:value-type="float">
            <text:p>2721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Kamptonema</text:p>
          </table:table-cell>
          <table:table-cell office:value-type="string" calcext:value-type="string">
            <text:p>[Oscillatoria] sp. PCC 6506</text:p>
          </table:table-cell>
        </table:table-row>
        <table:table-row table:style-name="ro1">
          <table:table-cell office:value-type="string" calcext:value-type="string">
            <text:p>NC_019738.1</text:p>
          </table:table-cell>
          <table:table-cell office:value-type="float" office:value="1173027" calcext:value-type="float">
            <text:p>11730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Microcoleus</text:p>
          </table:table-cell>
          <table:table-cell office:value-type="string" calcext:value-type="string">
            <text:p>Microcoleus sp. PCC 7113</text:p>
          </table:table-cell>
        </table:table-row>
        <table:table-row table:style-name="ro1">
          <table:table-cell office:value-type="string" calcext:value-type="string">
            <text:p>NZ_LIUQ01000054.1</text:p>
          </table:table-cell>
          <table:table-cell office:value-type="float" office:value="1705388" calcext:value-type="float">
            <text:p>17053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Planktothricoides</text:p>
          </table:table-cell>
          <table:table-cell/>
        </table:table-row>
        <table:table-row table:style-name="ro1">
          <table:table-cell office:value-type="string" calcext:value-type="string">
            <text:p>NZ_KE734694.1</text:p>
          </table:table-cell>
          <table:table-cell office:value-type="float" office:value="329553" calcext:value-type="float">
            <text:p>3295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Planktothrix</text:p>
          </table:table-cell>
          <table:table-cell office:value-type="string" calcext:value-type="string">
            <text:p>Planktothrix agardhii</text:p>
          </table:table-cell>
        </table:table-row>
        <table:table-row table:style-name="ro1">
          <table:table-cell office:value-type="string" calcext:value-type="string">
            <text:p>NC_008312.1</text:p>
          </table:table-cell>
          <table:table-cell office:value-type="float" office:value="203124" calcext:value-type="float">
            <text:p>2031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Trichodesmium</text:p>
          </table:table-cell>
          <table:table-cell office:value-type="string" calcext:value-type="string">
            <text:p>Trichodesmium erythraeum</text:p>
          </table:table-cell>
        </table:table-row>
        <table:table-row table:style-name="ro1">
          <table:table-cell office:value-type="string" calcext:value-type="string">
            <text:p>NZ_NXIB02000100.1</text:p>
          </table:table-cell>
          <table:table-cell office:value-type="float" office:value="2040638" calcext:value-type="float">
            <text:p>20406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Microcoleaceae</text:p>
          </table:table-cell>
          <table:table-cell office:value-type="string" calcext:value-type="string">
            <text:p>Tychonema</text:p>
          </table:table-cell>
          <table:table-cell office:value-type="string" calcext:value-type="string">
            <text:p>Tychonema bourrellyi</text:p>
          </table:table-cell>
        </table:table-row>
        <table:table-row table:style-name="ro1">
          <table:table-cell office:value-type="string" calcext:value-type="string">
            <text:p>NZ_LATL02000001.1</text:p>
          </table:table-cell>
          <table:table-cell office:value-type="float" office:value="1637645" calcext:value-type="float">
            <text:p>16376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Oscillatoriaceae</text:p>
          </table:table-cell>
          <table:table-cell office:value-type="string" calcext:value-type="string">
            <text:p>Limnoraphis</text:p>
          </table:table-cell>
          <table:table-cell office:value-type="string" calcext:value-type="string">
            <text:p>Limnoraphis robusta</text:p>
          </table:table-cell>
        </table:table-row>
        <table:table-row table:style-name="ro1">
          <table:table-cell office:value-type="string" calcext:value-type="string">
            <text:p>NZ_AAVU01000110.1</text:p>
          </table:table-cell>
          <table:table-cell office:value-type="float" office:value="313612" calcext:value-type="float">
            <text:p>3136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Oscillatoriaceae</text:p>
          </table:table-cell>
          <table:table-cell office:value-type="string" calcext:value-type="string">
            <text:p>Lyngbya</text:p>
          </table:table-cell>
          <table:table-cell office:value-type="string" calcext:value-type="string">
            <text:p>Lyngbya sp. PCC 8106</text:p>
          </table:table-cell>
        </table:table-row>
        <table:table-row table:style-name="ro1">
          <table:table-cell office:value-type="string" calcext:value-type="string">
            <text:p>NZ_CP017708.1</text:p>
          </table:table-cell>
          <table:table-cell office:value-type="float" office:value="1454205" calcext:value-type="float">
            <text:p>14542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Oscillatoriaceae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Moorea producens</text:p>
          </table:table-cell>
        </table:table-row>
        <table:table-row table:style-name="ro1">
          <table:table-cell office:value-type="string" calcext:value-type="string">
            <text:p>NC_019693.1</text:p>
          </table:table-cell>
          <table:table-cell office:value-type="float" office:value="56110" calcext:value-type="float">
            <text:p>56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Oscillatoriaceae</text:p>
          </table:table-cell>
          <table:table-cell office:value-type="string" calcext:value-type="string">
            <text:p>Oscillatoria</text:p>
          </table:table-cell>
          <table:table-cell office:value-type="string" calcext:value-type="string">
            <text:p>Oscillatoria acuminata</text:p>
          </table:table-cell>
        </table:table-row>
        <table:table-row table:style-name="ro1">
          <table:table-cell office:value-type="string" calcext:value-type="string">
            <text:p>NZ_FSSI02000104.1</text:p>
          </table:table-cell>
          <table:table-cell office:value-type="float" office:value="1765956" calcext:value-type="float">
            <text:p>17659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illatoriales</text:p>
          </table:table-cell>
          <table:table-cell office:value-type="string" calcext:value-type="string">
            <text:p>Oscillatoriaceae</text:p>
          </table:table-cell>
          <table:table-cell office:value-type="string" calcext:value-type="string">
            <text:p>Phormidium</text:p>
          </table:table-cell>
          <table:table-cell office:value-type="string" calcext:value-type="string">
            <text:p>Phormidium sp. HE10JO</text:p>
          </table:table-cell>
        </table:table-row>
        <table:table-row table:style-name="ro1">
          <table:table-cell office:value-type="string" calcext:value-type="string">
            <text:p>NC_019748.1</text:p>
          </table:table-cell>
          <table:table-cell office:value-type="float" office:value="111780" calcext:value-type="float">
            <text:p>1117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eurocapsales</text:p>
          </table:table-cell>
          <table:table-cell office:value-type="string" calcext:value-type="string">
            <text:p>Dermocarpellaceae</text:p>
          </table:table-cell>
          <table:table-cell office:value-type="string" calcext:value-type="string">
            <text:p>Stanieria</text:p>
          </table:table-cell>
          <table:table-cell office:value-type="string" calcext:value-type="string">
            <text:p>Stanieria cyanosphaera</text:p>
          </table:table-cell>
        </table:table-row>
        <table:table-row table:style-name="ro1">
          <table:table-cell office:value-type="string" calcext:value-type="string">
            <text:p>NZ_JRFE01000001.1</text:p>
          </table:table-cell>
          <table:table-cell office:value-type="float" office:value="1541065" calcext:value-type="float">
            <text:p>15410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eurocapsales</text:p>
          </table:table-cell>
          <table:table-cell office:value-type="string" calcext:value-type="string">
            <text:p>Hyellaceae</text:p>
          </table:table-cell>
          <table:table-cell office:value-type="string" calcext:value-type="string">
            <text:p>Myxosarcina</text:p>
          </table:table-cell>
          <table:table-cell office:value-type="string" calcext:value-type="string">
            <text:p>Myxosarcina sp. GI1</text:p>
          </table:table-cell>
        </table:table-row>
        <table:table-row table:style-name="ro1">
          <table:table-cell office:value-type="string" calcext:value-type="string">
            <text:p>NC_019689.1</text:p>
          </table:table-cell>
          <table:table-cell office:value-type="float" office:value="118163" calcext:value-type="float">
            <text:p>1181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eurocapsales</text:p>
          </table:table-cell>
          <table:table-cell office:value-type="string" calcext:value-type="string">
            <text:p>Hyellaceae</text:p>
          </table:table-cell>
          <table:table-cell office:value-type="string" calcext:value-type="string">
            <text:p>Pleurocapsa</text:p>
          </table:table-cell>
          <table:table-cell office:value-type="string" calcext:value-type="string">
            <text:p>Pleurocapsa minor</text:p>
          </table:table-cell>
        </table:table-row>
        <table:table-row table:style-name="ro1">
          <table:table-cell office:value-type="string" calcext:value-type="string">
            <text:p>NZ_ALVZ01000001.1</text:p>
          </table:table-cell>
          <table:table-cell office:value-type="float" office:value="102125" calcext:value-type="float">
            <text:p>1021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eurocapsales</text:p>
          </table:table-cell>
          <table:table-cell office:value-type="string" calcext:value-type="string">
            <text:p>Xenococcaceae</text:p>
          </table:table-cell>
          <table:table-cell office:value-type="string" calcext:value-type="string">
            <text:p>Xenococcus</text:p>
          </table:table-cell>
          <table:table-cell office:value-type="string" calcext:value-type="string">
            <text:p>Xenococcus sp. PCC 7305</text:p>
          </table:table-cell>
        </table:table-row>
        <table:table-row table:style-name="ro1">
          <table:table-cell office:value-type="string" calcext:value-type="string">
            <text:p>NZ_KV878782.1</text:p>
          </table:table-cell>
          <table:table-cell office:value-type="float" office:value="129961" calcext:value-type="float">
            <text:p>1299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irulinales</text:p>
          </table:table-cell>
          <table:table-cell office:value-type="string" calcext:value-type="string">
            <text:p>Spirulinaceae</text:p>
          </table:table-cell>
          <table:table-cell office:value-type="string" calcext:value-type="string">
            <text:p>Spirulina</text:p>
          </table:table-cell>
          <table:table-cell office:value-type="string" calcext:value-type="string">
            <text:p>Spirulina major</text:p>
          </table:table-cell>
        </table:table-row>
        <table:table-row table:style-name="ro1">
          <table:table-cell office:value-type="string" calcext:value-type="string">
            <text:p>NZ_AFEJ01000511.1</text:p>
          </table:table-cell>
          <table:table-cell office:value-type="float" office:value="310037" calcext:value-type="float">
            <text:p>3100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Acaryochloridaceae</text:p>
          </table:table-cell>
          <table:table-cell office:value-type="string" calcext:value-type="string">
            <text:p>Acaryochloris</text:p>
          </table:table-cell>
          <table:table-cell/>
        </table:table-row>
        <table:table-row table:style-name="ro1">
          <table:table-cell office:value-type="string" calcext:value-type="string">
            <text:p>NC_019697.1</text:p>
          </table:table-cell>
          <table:table-cell office:value-type="float" office:value="1173020" calcext:value-type="float">
            <text:p>11730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Chamaesiphonaceae</text:p>
          </table:table-cell>
          <table:table-cell office:value-type="string" calcext:value-type="string">
            <text:p>Chamaesiphon</text:p>
          </table:table-cell>
          <table:table-cell office:value-type="string" calcext:value-type="string">
            <text:p>Chamaesiphon minutus</text:p>
          </table:table-cell>
        </table:table-row>
        <table:table-row table:style-name="ro1">
          <table:table-cell office:value-type="string" calcext:value-type="string">
            <text:p>NZ_CP021983.1</text:p>
          </table:table-cell>
          <table:table-cell office:value-type="float" office:value="1641165" calcext:value-type="float">
            <text:p>16411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Leptolyngbyaceae</text:p>
          </table:table-cell>
          <table:table-cell office:value-type="string" calcext:value-type="string">
            <text:p>Halomicronema</text:p>
          </table:table-cell>
          <table:table-cell office:value-type="string" calcext:value-type="string">
            <text:p>Halomicronema hongdechloris</text:p>
          </table:table-cell>
        </table:table-row>
        <table:table-row table:style-name="ro1">
          <table:table-cell office:value-type="string" calcext:value-type="string">
            <text:p>NZ_KI913949.1</text:p>
          </table:table-cell>
          <table:table-cell office:value-type="float" office:value="1173264" calcext:value-type="float">
            <text:p>1173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Leptolyngbyaceae</text:p>
          </table:table-cell>
          <table:table-cell office:value-type="string" calcext:value-type="string">
            <text:p>Leptolyngbya</text:p>
          </table:table-cell>
          <table:table-cell office:value-type="string" calcext:value-type="string">
            <text:p>Leptolyngbya sp. PCC 6406</text:p>
          </table:table-cell>
        </table:table-row>
        <table:table-row table:style-name="ro1">
          <table:table-cell office:value-type="string" calcext:value-type="string">
            <text:p>NZ_JJML01000001.1</text:p>
          </table:table-cell>
          <table:table-cell office:value-type="float" office:value="1497020" calcext:value-type="float">
            <text:p>14970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Leptolyngbyaceae</text:p>
          </table:table-cell>
          <table:table-cell office:value-type="string" calcext:value-type="string">
            <text:p>Neosynechococcus</text:p>
          </table:table-cell>
          <table:table-cell office:value-type="string" calcext:value-type="string">
            <text:p>Neosynechococcus sphagnicola</text:p>
          </table:table-cell>
        </table:table-row>
        <table:table-row table:style-name="ro1">
          <table:table-cell office:value-type="string" calcext:value-type="string">
            <text:p>NZ_JH976537.1</text:p>
          </table:table-cell>
          <table:table-cell office:value-type="float" office:value="118166" calcext:value-type="float">
            <text:p>1181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Leptolyngbyaceae</text:p>
          </table:table-cell>
          <table:table-cell office:value-type="string" calcext:value-type="string">
            <text:p>Nodosilinea</text:p>
          </table:table-cell>
          <table:table-cell office:value-type="string" calcext:value-type="string">
            <text:p>Nodosilinea nodulosa</text:p>
          </table:table-cell>
        </table:table-row>
        <table:table-row table:style-name="ro1">
          <table:table-cell office:value-type="string" calcext:value-type="string">
            <text:p>NZ_MPPI01000095.1</text:p>
          </table:table-cell>
          <table:table-cell office:value-type="float" office:value="1920490" calcext:value-type="float">
            <text:p>19204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Leptolyngbyaceae</text:p>
          </table:table-cell>
          <table:table-cell office:value-type="string" calcext:value-type="string">
            <text:p>Phormidesmis</text:p>
          </table:table-cell>
          <table:table-cell office:value-type="string" calcext:value-type="string">
            <text:p>Phormidesmis priestleyi</text:p>
          </table:table-cell>
        </table:table-row>
        <table:table-row table:style-name="ro1">
          <table:table-cell office:value-type="string" calcext:value-type="string">
            <text:p>NC_000911.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Merismopediaceae</text:p>
          </table:table-cell>
          <table:table-cell office:value-type="string" calcext:value-type="string">
            <text:p>Synechocystis</text:p>
          </table:table-cell>
          <table:table-cell office:value-type="string" calcext:value-type="string">
            <text:p>Synechocystis sp. PCC 6803</text:p>
          </table:table-cell>
        </table:table-row>
        <table:table-row table:style-name="ro1">
          <table:table-cell office:value-type="string" calcext:value-type="string">
            <text:p>NZ_JNAI01000001.1</text:p>
          </table:table-cell>
          <table:table-cell office:value-type="float" office:value="59921" calcext:value-type="float">
            <text:p>599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Prochloraceae</text:p>
          </table:table-cell>
          <table:table-cell office:value-type="string" calcext:value-type="string">
            <text:p>Prochlorococcus</text:p>
          </table:table-cell>
          <table:table-cell office:value-type="string" calcext:value-type="string">
            <text:p>Prochlorococcus marinus</text:p>
          </table:table-cell>
        </table:table-row>
        <table:table-row table:style-name="ro1">
          <table:table-cell office:value-type="string" calcext:value-type="string">
            <text:p>NZ_CM007612.1</text:p>
          </table:table-cell>
          <table:table-cell office:value-type="float" office:value="454133" calcext:value-type="float">
            <text:p>4541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Pseudanabaenaceae</text:p>
          </table:table-cell>
          <table:table-cell office:value-type="string" calcext:value-type="string">
            <text:p>Limnothrix</text:p>
          </table:table-cell>
          <table:table-cell office:value-type="string" calcext:value-type="string">
            <text:p>Limnothrix rosea</text:p>
          </table:table-cell>
        </table:table-row>
        <table:table-row table:style-name="ro1">
          <table:table-cell office:value-type="string" calcext:value-type="string">
            <text:p>NZ_KB235933.1</text:p>
          </table:table-cell>
          <table:table-cell office:value-type="float" office:value="317619" calcext:value-type="float">
            <text:p>3176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Pseudanabaenaceae</text:p>
          </table:table-cell>
          <table:table-cell office:value-type="string" calcext:value-type="string">
            <text:p>Prochlorothrix</text:p>
          </table:table-cell>
          <table:table-cell office:value-type="string" calcext:value-type="string">
            <text:p>Prochlorothrix hollandica</text:p>
          </table:table-cell>
        </table:table-row>
        <table:table-row table:style-name="ro1">
          <table:table-cell office:value-type="string" calcext:value-type="string">
            <text:p>NZ_LIRE01000647.1</text:p>
          </table:table-cell>
          <table:table-cell office:value-type="float" office:value="1681830" calcext:value-type="float">
            <text:p>16818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Pseudanabaenaceae</text:p>
          </table:table-cell>
          <table:table-cell office:value-type="string" calcext:value-type="string">
            <text:p>Pseudanabaena</text:p>
          </table:table-cell>
          <table:table-cell/>
        </table:table-row>
        <table:table-row table:style-name="ro1">
          <table:table-cell office:value-type="string" calcext:value-type="string">
            <text:p>NC_019675.1</text:p>
          </table:table-cell>
          <table:table-cell office:value-type="float" office:value="292564" calcext:value-type="float">
            <text:p>2925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Cyanobium</text:p>
          </table:table-cell>
          <table:table-cell office:value-type="string" calcext:value-type="string">
            <text:p>Cyanobium gracile</text:p>
          </table:table-cell>
        </table:table-row>
        <table:table-row table:style-name="ro1">
          <table:table-cell office:value-type="string" calcext:value-type="string">
            <text:p>NC_019780.1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Dactylococcopsis</text:p>
          </table:table-cell>
          <table:table-cell office:value-type="string" calcext:value-type="string">
            <text:p>Dactylococcopsis salina</text:p>
          </table:table-cell>
        </table:table-row>
        <table:table-row table:style-name="ro1">
          <table:table-cell office:value-type="string" calcext:value-type="string">
            <text:p>NZ_NQKY01000001.1</text:p>
          </table:table-cell>
          <table:table-cell office:value-type="float" office:value="169670" calcext:value-type="float">
            <text:p>1696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Synechococcus</text:p>
          </table:table-cell>
          <table:table-cell office:value-type="string" calcext:value-type="string">
            <text:p>Synechococcus sp. BO 8801</text:p>
          </table:table-cell>
        </table:table-row>
        <table:table-row table:style-name="ro1">
          <table:table-cell office:value-type="string" calcext:value-type="string">
            <text:p>NC_023033.1</text:p>
          </table:table-cell>
          <table:table-cell office:value-type="float" office:value="1394889" calcext:value-type="float">
            <text:p>13948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Thermosynechococcus</text:p>
          </table:table-cell>
          <table:table-cell/>
        </table:table-row>
        <table:table-row table:style-name="ro1">
          <table:table-cell office:value-type="string" calcext:value-type="string">
            <text:p>NC_014758.1</text:p>
          </table:table-cell>
          <table:table-cell office:value-type="float" office:value="768670" calcext:value-type="float">
            <text:p>7686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Calditerrivibrio</text:p>
          </table:table-cell>
          <table:table-cell office:value-type="string" calcext:value-type="string">
            <text:p>Calditerrivibrio nitroreducens</text:p>
          </table:table-cell>
        </table:table-row>
        <table:table-row table:style-name="ro1">
          <table:table-cell office:value-type="string" calcext:value-type="string">
            <text:p>NC_013939.1</text:p>
          </table:table-cell>
          <table:table-cell office:value-type="float" office:value="639282" calcext:value-type="float">
            <text:p>63928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Deferribacter</text:p>
          </table:table-cell>
          <table:table-cell office:value-type="string" calcext:value-type="string">
            <text:p>Deferribacter desulfuricans</text:p>
          </table:table-cell>
        </table:table-row>
        <table:table-row table:style-name="ro1">
          <table:table-cell office:value-type="string" calcext:value-type="string">
            <text:p>NC_013943.1</text:p>
          </table:table-cell>
          <table:table-cell office:value-type="float" office:value="522772" calcext:value-type="float">
            <text:p>52277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Denitrovibrio</text:p>
          </table:table-cell>
          <table:table-cell office:value-type="string" calcext:value-type="string">
            <text:p>Denitrovibrio acetiphilus</text:p>
          </table:table-cell>
        </table:table-row>
        <table:table-row table:style-name="ro1">
          <table:table-cell office:value-type="string" calcext:value-type="string">
            <text:p>NC_015672.1</text:p>
          </table:table-cell>
          <table:table-cell office:value-type="float" office:value="717231" calcext:value-type="float">
            <text:p>71723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Flexistipes</text:p>
          </table:table-cell>
          <table:table-cell office:value-type="string" calcext:value-type="string">
            <text:p>Flexistipes sinusarabici</text:p>
          </table:table-cell>
        </table:table-row>
        <table:table-row table:style-name="ro1">
          <table:table-cell office:value-type="string" calcext:value-type="string">
            <text:p>NZ_ATWF01000001.1</text:p>
          </table:table-cell>
          <table:table-cell office:value-type="float" office:value="1304888" calcext:value-type="float">
            <text:p>130488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Geovibrio</text:p>
          </table:table-cell>
          <table:table-cell/>
        </table:table-row>
        <table:table-row table:style-name="ro1">
          <table:table-cell office:value-type="string" calcext:value-type="string">
            <text:p>NZ_KI530573.1</text:p>
          </table:table-cell>
          <table:table-cell office:value-type="float" office:value="1379858" calcext:value-type="float">
            <text:p>137985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Deferribacteres</text:p>
          </table:table-cell>
          <table:table-cell office:value-type="string" calcext:value-type="string">
            <text:p>Deferribacterales</text:p>
          </table:table-cell>
          <table:table-cell office:value-type="string" calcext:value-type="string">
            <text:p>Deferribacteraceae</text:p>
          </table:table-cell>
          <table:table-cell office:value-type="string" calcext:value-type="string">
            <text:p>Mucispirillum</text:p>
          </table:table-cell>
          <table:table-cell office:value-type="string" calcext:value-type="string">
            <text:p>Mucispirillum schaedleri</text:p>
          </table:table-cell>
        </table:table-row>
        <table:table-row table:style-name="ro1">
          <table:table-cell office:value-type="string" calcext:value-type="string">
            <text:p>NZ_APCS01000001.1</text:p>
          </table:table-cell>
          <table:table-cell office:value-type="float" office:value="1288484" calcext:value-type="float">
            <text:p>12884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Deinococcales</text:p>
          </table:table-cell>
          <table:table-cell office:value-type="string" calcext:value-type="string">
            <text:p>Deinococcaceae</text:p>
          </table:table-cell>
          <table:table-cell office:value-type="string" calcext:value-type="string">
            <text:p>Deinococcus</text:p>
          </table:table-cell>
          <table:table-cell office:value-type="string" calcext:value-type="string">
            <text:p>Deinococcus wulumuqiensis</text:p>
          </table:table-cell>
        </table:table-row>
        <table:table-row table:style-name="ro1">
          <table:table-cell office:value-type="string" calcext:value-type="string">
            <text:p>NC_014221.1</text:p>
          </table:table-cell>
          <table:table-cell office:value-type="float" office:value="649638" calcext:value-type="float">
            <text:p>6496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Deinococcales</text:p>
          </table:table-cell>
          <table:table-cell office:value-type="string" calcext:value-type="string">
            <text:p>Trueperaceae</text:p>
          </table:table-cell>
          <table:table-cell office:value-type="string" calcext:value-type="string">
            <text:p>Truepera</text:p>
          </table:table-cell>
          <table:table-cell office:value-type="string" calcext:value-type="string">
            <text:p>Truepera radiovictrix</text:p>
          </table:table-cell>
        </table:table-row>
        <table:table-row table:style-name="ro1">
          <table:table-cell office:value-type="string" calcext:value-type="string">
            <text:p>NC_015387.1</text:p>
          </table:table-cell>
          <table:table-cell office:value-type="float" office:value="869210" calcext:value-type="float">
            <text:p>869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Thermales</text:p>
          </table:table-cell>
          <table:table-cell office:value-type="string" calcext:value-type="string">
            <text:p>Thermaceae</text:p>
          </table:table-cell>
          <table:table-cell office:value-type="string" calcext:value-type="string">
            <text:p>Marinithermus</text:p>
          </table:table-cell>
          <table:table-cell office:value-type="string" calcext:value-type="string">
            <text:p>Marinithermus hydrothermalis</text:p>
          </table:table-cell>
        </table:table-row>
        <table:table-row table:style-name="ro1">
          <table:table-cell office:value-type="string" calcext:value-type="string">
            <text:p>NC_014212.1</text:p>
          </table:table-cell>
          <table:table-cell office:value-type="float" office:value="526227" calcext:value-type="float">
            <text:p>5262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Thermales</text:p>
          </table:table-cell>
          <table:table-cell office:value-type="string" calcext:value-type="string">
            <text:p>Thermaceae</text:p>
          </table:table-cell>
          <table:table-cell office:value-type="string" calcext:value-type="string">
            <text:p>Meiothermus</text:p>
          </table:table-cell>
          <table:table-cell office:value-type="string" calcext:value-type="string">
            <text:p>Meiothermus silvanus</text:p>
          </table:table-cell>
        </table:table-row>
        <table:table-row table:style-name="ro1">
          <table:table-cell office:value-type="string" calcext:value-type="string">
            <text:p>NC_014761.1</text:p>
          </table:table-cell>
          <table:table-cell office:value-type="float" office:value="670487" calcext:value-type="float">
            <text:p>6704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Thermales</text:p>
          </table:table-cell>
          <table:table-cell office:value-type="string" calcext:value-type="string">
            <text:p>Thermaceae</text:p>
          </table:table-cell>
          <table:table-cell office:value-type="string" calcext:value-type="string">
            <text:p>Oceanithermus</text:p>
          </table:table-cell>
          <table:table-cell office:value-type="string" calcext:value-type="string">
            <text:p>Oceanithermus profundus</text:p>
          </table:table-cell>
        </table:table-row>
        <table:table-row table:style-name="ro1">
          <table:table-cell office:value-type="string" calcext:value-type="string">
            <text:p>NC_014974.1</text:p>
          </table:table-cell>
          <table:table-cell office:value-type="float" office:value="743525" calcext:value-type="float">
            <text:p>7435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Thermales</text:p>
          </table:table-cell>
          <table:table-cell office:value-type="string" calcext:value-type="string">
            <text:p>Thermaceae</text:p>
          </table:table-cell>
          <table:table-cell office:value-type="string" calcext:value-type="string">
            <text:p>Thermus</text:p>
          </table:table-cell>
          <table:table-cell office:value-type="string" calcext:value-type="string">
            <text:p>Thermus scotoductus</text:p>
          </table:table-cell>
        </table:table-row>
        <table:table-row table:style-name="ro1">
          <table:table-cell office:value-type="string" calcext:value-type="string">
            <text:p>NC_011297.1</text:p>
          </table:table-cell>
          <table:table-cell office:value-type="float" office:value="309799" calcext:value-type="float">
            <text:p>3097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ictyoglomi</text:p>
          </table:table-cell>
          <table:table-cell office:value-type="string" calcext:value-type="string">
            <text:p>Dictyoglomia</text:p>
          </table:table-cell>
          <table:table-cell office:value-type="string" calcext:value-type="string">
            <text:p>Dictyoglomales</text:p>
          </table:table-cell>
          <table:table-cell office:value-type="string" calcext:value-type="string">
            <text:p>Dictyoglomaceae</text:p>
          </table:table-cell>
          <table:table-cell office:value-type="string" calcext:value-type="string">
            <text:p>Dictyoglomus</text:p>
          </table:table-cell>
          <table:table-cell office:value-type="string" calcext:value-type="string">
            <text:p>Dictyoglomus thermophilum</text:p>
          </table:table-cell>
        </table:table-row>
        <table:table-row table:style-name="ro1">
          <table:table-cell office:value-type="string" calcext:value-type="string">
            <text:p>NZ_NFJD01000001.1</text:p>
          </table:table-cell>
          <table:table-cell office:value-type="float" office:value="1965617" calcext:value-type="float">
            <text:p>1965617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Elusimicrobia</text:p>
          </table:table-cell>
          <table:table-cell office:value-type="string" calcext:value-type="string">
            <text:p>Elusimicrobiales</text:p>
          </table:table-cell>
          <table:table-cell office:value-type="string" calcext:value-type="string">
            <text:p>Elusimicrobiaceae</text:p>
          </table:table-cell>
          <table:table-cell office:value-type="string" calcext:value-type="string">
            <text:p>Elusimicrobium</text:p>
          </table:table-cell>
          <table:table-cell/>
        </table:table-row>
        <table:table-row table:style-name="ro1">
          <table:table-cell office:value-type="string" calcext:value-type="string">
            <text:p>NZ_CP009498.1</text:p>
          </table:table-cell>
          <table:table-cell office:value-type="float" office:value="1408281" calcext:value-type="float">
            <text:p>14082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lusimicrobia</text:p>
          </table:table-cell>
          <table:table-cell office:value-type="string" calcext:value-type="string">
            <text:p>Endomicrobia</text:p>
          </table:table-cell>
          <table:table-cell office:value-type="string" calcext:value-type="string">
            <text:p>Endomicrobiales</text:p>
          </table:table-cell>
          <table:table-cell office:value-type="string" calcext:value-type="string">
            <text:p>Endomicrobiaceae</text:p>
          </table:table-cell>
          <table:table-cell office:value-type="string" calcext:value-type="string">
            <text:p>Endomicrobium</text:p>
          </table:table-cell>
          <table:table-cell office:value-type="string" calcext:value-type="string">
            <text:p>Endomicrobium proavitum</text:p>
          </table:table-cell>
        </table:table-row>
        <table:table-row table:style-name="ro1">
          <table:table-cell office:value-type="string" calcext:value-type="string">
            <text:p>NZ_ASJR01000001.1</text:p>
          </table:table-cell>
          <table:table-cell office:value-type="float" office:value="1313304" calcext:value-type="float">
            <text:p>13133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brobacteres</text:p>
          </table:table-cell>
          <table:table-cell office:value-type="string" calcext:value-type="string">
            <text:p>Chitinivibrionia</text:p>
          </table:table-cell>
          <table:table-cell office:value-type="string" calcext:value-type="string">
            <text:p>Chitinivibrionales</text:p>
          </table:table-cell>
          <table:table-cell office:value-type="string" calcext:value-type="string">
            <text:p>Chitinivibrionaceae</text:p>
          </table:table-cell>
          <table:table-cell office:value-type="string" calcext:value-type="string">
            <text:p>Chitinivibrio</text:p>
          </table:table-cell>
          <table:table-cell office:value-type="string" calcext:value-type="string">
            <text:p>Chitinivibrio alkaliphilus</text:p>
          </table:table-cell>
        </table:table-row>
        <table:table-row table:style-name="ro1">
          <table:table-cell office:value-type="string" calcext:value-type="string">
            <text:p>NZ_FRBA01000028.1</text:p>
          </table:table-cell>
          <table:table-cell office:value-type="float" office:value="1896215" calcext:value-type="float">
            <text:p>18962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brobacteres</text:p>
          </table:table-cell>
          <table:table-cell office:value-type="string" calcext:value-type="string">
            <text:p>Fibrobacteria</text:p>
          </table:table-cell>
          <table:table-cell office:value-type="string" calcext:value-type="string">
            <text:p>Fibrobacterales</text:p>
          </table:table-cell>
          <table:table-cell office:value-type="string" calcext:value-type="string">
            <text:p>Fibrobacteraceae</text:p>
          </table:table-cell>
          <table:table-cell office:value-type="string" calcext:value-type="string">
            <text:p>Fibrobacter</text:p>
          </table:table-cell>
          <table:table-cell/>
        </table:table-row>
        <table:table-row table:style-name="ro1">
          <table:table-cell office:value-type="string" calcext:value-type="string">
            <text:p>NZ_AURB01000001.1</text:p>
          </table:table-cell>
          <table:table-cell office:value-type="float" office:value="1356854" calcext:value-type="float">
            <text:p>13568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Alicyclobacillaceae</text:p>
          </table:table-cell>
          <table:table-cell office:value-type="string" calcext:value-type="string">
            <text:p>Alicyclobacillus</text:p>
          </table:table-cell>
          <table:table-cell office:value-type="string" calcext:value-type="string">
            <text:p>Alicyclobacillus acidoterrestris</text:p>
          </table:table-cell>
        </table:table-row>
        <table:table-row table:style-name="ro1">
          <table:table-cell office:value-type="string" calcext:value-type="string">
            <text:p>NZ_BDUF01000001.1</text:p>
          </table:table-cell>
          <table:table-cell office:value-type="float" office:value="1348429" calcext:value-type="float">
            <text:p>13484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Alicyclobacillaceae</text:p>
          </table:table-cell>
          <table:table-cell office:value-type="string" calcext:value-type="string">
            <text:p>Effusibacillus</text:p>
          </table:table-cell>
          <table:table-cell office:value-type="string" calcext:value-type="string">
            <text:p>Effusibacillus lacus</text:p>
          </table:table-cell>
        </table:table-row>
        <table:table-row table:style-name="ro1">
          <table:table-cell office:value-type="string" calcext:value-type="string">
            <text:p>NC_014098.1</text:p>
          </table:table-cell>
          <table:table-cell office:value-type="float" office:value="562970" calcext:value-type="float">
            <text:p>5629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Alicyclobacillaceae</text:p>
          </table:table-cell>
          <table:table-cell office:value-type="string" calcext:value-type="string">
            <text:p>Kyrpidia</text:p>
          </table:table-cell>
          <table:table-cell office:value-type="string" calcext:value-type="string">
            <text:p>Kyrpidia tusciae</text:p>
          </table:table-cell>
        </table:table-row>
        <table:table-row table:style-name="ro1">
          <table:table-cell office:value-type="string" calcext:value-type="string">
            <text:p>NZ_CP021434.1</text:p>
          </table:table-cell>
          <table:table-cell office:value-type="float" office:value="1903704" calcext:value-type="float">
            <text:p>19037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Alicyclobacillaceae</text:p>
          </table:table-cell>
          <table:table-cell office:value-type="string" calcext:value-type="string">
            <text:p>Tumebacillus</text:p>
          </table:table-cell>
          <table:table-cell office:value-type="string" calcext:value-type="string">
            <text:p>Tumebacillus sp. AR23208</text:p>
          </table:table-cell>
        </table:table-row>
        <table:table-row table:style-name="ro1">
          <table:table-cell office:value-type="string" calcext:value-type="string">
            <text:p>NZ_JYCD01000001.1</text:p>
          </table:table-cell>
          <table:table-cell office:value-type="float" office:value="33936" calcext:value-type="float">
            <text:p>339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eribacillus</text:p>
          </table:table-cell>
          <table:table-cell office:value-type="string" calcext:value-type="string">
            <text:p>Aeribacillus pallidus</text:p>
          </table:table-cell>
        </table:table-row>
        <table:table-row table:style-name="ro1">
          <table:table-cell office:value-type="string" calcext:value-type="string">
            <text:p>NZ_AKIF01000001.1</text:p>
          </table:table-cell>
          <table:table-cell office:value-type="float" office:value="1193119" calcext:value-type="float">
            <text:p>11931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lkalibacillus</text:p>
          </table:table-cell>
          <table:table-cell office:value-type="string" calcext:value-type="string">
            <text:p>Alkalibacillus haloalkaliphilus</text:p>
          </table:table-cell>
        </table:table-row>
        <table:table-row table:style-name="ro1">
          <table:table-cell office:value-type="string" calcext:value-type="string">
            <text:p>NZ_FONT01000021.1</text:p>
          </table:table-cell>
          <table:table-cell office:value-type="float" office:value="930128" calcext:value-type="float">
            <text:p>9301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lteribacillus</text:p>
          </table:table-cell>
          <table:table-cell office:value-type="string" calcext:value-type="string">
            <text:p>Alteribacillus iranensis</text:p>
          </table:table-cell>
        </table:table-row>
        <table:table-row table:style-name="ro1">
          <table:table-cell office:value-type="string" calcext:value-type="string">
            <text:p>NC_018704.1</text:p>
          </table:table-cell>
          <table:table-cell office:value-type="float" office:value="698758" calcext:value-type="float">
            <text:p>6987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mphibacillus</text:p>
          </table:table-cell>
          <table:table-cell office:value-type="string" calcext:value-type="string">
            <text:p>Amphibacillus xylanus</text:p>
          </table:table-cell>
        </table:table-row>
        <table:table-row table:style-name="ro1">
          <table:table-cell office:value-type="string" calcext:value-type="string">
            <text:p>NZ_LELK01000011.1</text:p>
          </table:table-cell>
          <table:table-cell office:value-type="float" office:value="157733" calcext:value-type="float">
            <text:p>1577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aerobacillus</text:p>
          </table:table-cell>
          <table:table-cell office:value-type="string" calcext:value-type="string">
            <text:p>Anaerobacillus macyae</text:p>
          </table:table-cell>
        </table:table-row>
        <table:table-row table:style-name="ro1">
          <table:table-cell office:value-type="string" calcext:value-type="string">
            <text:p>NZ_APCD01000001.1</text:p>
          </table:table-cell>
          <table:table-cell office:value-type="float" office:value="1297581" calcext:value-type="float">
            <text:p>12975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</table:table-row>
        <table:table-row table:style-name="ro1">
          <table:table-cell office:value-type="string" calcext:value-type="string">
            <text:p>NZ_JJRY01000001.1</text:p>
          </table:table-cell>
          <table:table-cell office:value-type="float" office:value="1348973" calcext:value-type="float">
            <text:p>13489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us azotoformans</text:p>
          </table:table-cell>
        </table:table-row>
        <table:table-row table:style-name="ro1">
          <table:table-cell office:value-type="string" calcext:value-type="string">
            <text:p>NZ_AFCE01000251.1</text:p>
          </table:table-cell>
          <table:table-cell office:value-type="float" office:value="986075" calcext:value-type="float">
            <text:p>9860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Caldalkalibacillus</text:p>
          </table:table-cell>
          <table:table-cell office:value-type="string" calcext:value-type="string">
            <text:p>Caldalkalibacillus thermarum</text:p>
          </table:table-cell>
        </table:table-row>
        <table:table-row table:style-name="ro1">
          <table:table-cell office:value-type="string" calcext:value-type="string">
            <text:p>NZ_LQYT01000001.1</text:p>
          </table:table-cell>
          <table:table-cell office:value-type="float" office:value="301148" calcext:value-type="float">
            <text:p>3011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Caldibacillus</text:p>
          </table:table-cell>
          <table:table-cell office:value-type="string" calcext:value-type="string">
            <text:p>Caldibacillus debilis</text:p>
          </table:table-cell>
        </table:table-row>
        <table:table-row table:style-name="ro1">
          <table:table-cell office:value-type="string" calcext:value-type="string">
            <text:p>NZ_BBCF01000001.1</text:p>
          </table:table-cell>
          <table:table-cell office:value-type="float" office:value="1294024" calcext:value-type="float">
            <text:p>12940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Calditerricola</text:p>
          </table:table-cell>
          <table:table-cell office:value-type="string" calcext:value-type="string">
            <text:p>Calditerricola satsumensis</text:p>
          </table:table-cell>
        </table:table-row>
        <table:table-row table:style-name="ro1">
          <table:table-cell office:value-type="string" calcext:value-type="string">
            <text:p>NZ_LQWZ01000001.1</text:p>
          </table:table-cell>
          <table:table-cell office:value-type="float" office:value="29332" calcext:value-type="float">
            <text:p>293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Domibacillus</text:p>
          </table:table-cell>
          <table:table-cell office:value-type="string" calcext:value-type="string">
            <text:p>Domibacillus aminovorans</text:p>
          </table:table-cell>
        </table:table-row>
        <table:table-row table:style-name="ro1">
          <table:table-cell office:value-type="string" calcext:value-type="string">
            <text:p>NZ_FTPL01000007.1</text:p>
          </table:table-cell>
          <table:table-cell office:value-type="float" office:value="550447" calcext:value-type="float">
            <text:p>5504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Edaphobacillus</text:p>
          </table:table-cell>
          <table:table-cell office:value-type="string" calcext:value-type="string">
            <text:p>Edaphobacillus lindanitolerans</text:p>
          </table:table-cell>
        </table:table-row>
        <table:table-row table:style-name="ro1">
          <table:table-cell office:value-type="string" calcext:value-type="string">
            <text:p>NZ_NOII01000001.1</text:p>
          </table:table-cell>
          <table:table-cell office:value-type="float" office:value="2021314" calcext:value-type="float">
            <text:p>20213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Fictibacillus</text:p>
          </table:table-cell>
          <table:table-cell office:value-type="string" calcext:value-type="string">
            <text:p>Fictibacillus aquaticus</text:p>
          </table:table-cell>
        </table:table-row>
        <table:table-row table:style-name="ro1">
          <table:table-cell office:value-type="string" calcext:value-type="string">
            <text:p>NC_012793.1</text:p>
          </table:table-cell>
          <table:table-cell office:value-type="float" office:value="471223" calcext:value-type="float">
            <text:p>4712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Geobacillus</text:p>
          </table:table-cell>
          <table:table-cell office:value-type="string" calcext:value-type="string">
            <text:p>Geobacillus sp. WCH70</text:p>
          </table:table-cell>
        </table:table-row>
        <table:table-row table:style-name="ro1">
          <table:table-cell office:value-type="string" calcext:value-type="string">
            <text:p>NZ_FLKH01000001.1</text:p>
          </table:table-cell>
          <table:table-cell office:value-type="float" office:value="1816696" calcext:value-type="float">
            <text:p>18166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Gracilibacillus</text:p>
          </table:table-cell>
          <table:table-cell office:value-type="string" calcext:value-type="string">
            <text:p>Gracilibacillus timonensis</text:p>
          </table:table-cell>
        </table:table-row>
        <table:table-row table:style-name="ro1">
          <table:table-cell office:value-type="string" calcext:value-type="string">
            <text:p>NZ_LSOC01000001.1</text:p>
          </table:table-cell>
          <table:table-cell office:value-type="float" office:value="1793726" calcext:value-type="float">
            <text:p>17937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Halobacillus</text:p>
          </table:table-cell>
          <table:table-cell office:value-type="string" calcext:value-type="string">
            <text:p>Halobacillus sp. KGW1</text:p>
          </table:table-cell>
        </table:table-row>
        <table:table-row table:style-name="ro1">
          <table:table-cell office:value-type="string" calcext:value-type="string">
            <text:p>NZ_BAXD01000001.1</text:p>
          </table:table-cell>
          <table:table-cell office:value-type="float" office:value="1460638" calcext:value-type="float">
            <text:p>14606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Halolactibacillus</text:p>
          </table:table-cell>
          <table:table-cell office:value-type="string" calcext:value-type="string">
            <text:p>Halolactibacillus sp. JCM 19043</text:p>
          </table:table-cell>
        </table:table-row>
        <table:table-row table:style-name="ro1">
          <table:table-cell office:value-type="string" calcext:value-type="string">
            <text:p>NZ_JXBB01000001.1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Hydrogenibacillus</text:p>
          </table:table-cell>
          <table:table-cell office:value-type="string" calcext:value-type="string">
            <text:p>Hydrogenibacillus schlegelii</text:p>
          </table:table-cell>
        </table:table-row>
        <table:table-row table:style-name="ro1">
          <table:table-cell office:value-type="string" calcext:value-type="string">
            <text:p>NZ_CP013862.1</text:p>
          </table:table-cell>
          <table:table-cell office:value-type="float" office:value="1472767" calcext:value-type="float">
            <text:p>14727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Lentibacillus</text:p>
          </table:table-cell>
          <table:table-cell office:value-type="string" calcext:value-type="string">
            <text:p>Lentibacillus amyloliquefaciens</text:p>
          </table:table-cell>
        </table:table-row>
        <table:table-row table:style-name="ro1">
          <table:table-cell office:value-type="string" calcext:value-type="string">
            <text:p>NZ_OBMQ01000030.1</text:p>
          </table:table-cell>
          <table:table-cell office:value-type="float" office:value="614648" calcext:value-type="float">
            <text:p>6146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Lysinibacillus</text:p>
          </table:table-cell>
          <table:table-cell office:value-type="string" calcext:value-type="string">
            <text:p>Lysinibacillus xyleni</text:p>
          </table:table-cell>
        </table:table-row>
        <table:table-row table:style-name="ro1">
          <table:table-cell office:value-type="string" calcext:value-type="string">
            <text:p>NZ_FNNC01000015.1</text:p>
          </table:table-cell>
          <table:table-cell office:value-type="float" office:value="1122204" calcext:value-type="float">
            <text:p>11222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Marinococcus</text:p>
          </table:table-cell>
          <table:table-cell office:value-type="string" calcext:value-type="string">
            <text:p>Marinococcus luteus</text:p>
          </table:table-cell>
        </table:table-row>
        <table:table-row table:style-name="ro1">
          <table:table-cell office:value-type="string" calcext:value-type="string">
            <text:p>NZ_LN831777.1</text:p>
          </table:table-cell>
          <table:table-cell office:value-type="float" office:value="1632858" calcext:value-type="float">
            <text:p>16328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Massilibacterium</text:p>
          </table:table-cell>
          <table:table-cell office:value-type="string" calcext:value-type="string">
            <text:p>Massilibacterium senegalense</text:p>
          </table:table-cell>
        </table:table-row>
        <table:table-row table:style-name="ro1">
          <table:table-cell office:value-type="string" calcext:value-type="string">
            <text:p>NZ_CTDZ01000001.1</text:p>
          </table:table-cell>
          <table:table-cell office:value-type="float" office:value="1522315" calcext:value-type="float">
            <text:p>15223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Numidum</text:p>
          </table:table-cell>
          <table:table-cell office:value-type="string" calcext:value-type="string">
            <text:p>Numidum massiliense</text:p>
          </table:table-cell>
        </table:table-row>
        <table:table-row table:style-name="ro1">
          <table:table-cell office:value-type="string" calcext:value-type="string">
            <text:p>NC_004193.1</text:p>
          </table:table-cell>
          <table:table-cell office:value-type="float" office:value="221109" calcext:value-type="float">
            <text:p>2211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Oceanobacillus</text:p>
          </table:table-cell>
          <table:table-cell office:value-type="string" calcext:value-type="string">
            <text:p>Oceanobacillus iheyensis</text:p>
          </table:table-cell>
        </table:table-row>
        <table:table-row table:style-name="ro1">
          <table:table-cell office:value-type="string" calcext:value-type="string">
            <text:p>NZ_FQVW01000109.1</text:p>
          </table:table-cell>
          <table:table-cell office:value-type="float" office:value="930117" calcext:value-type="float">
            <text:p>9301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Ornithinibacillus</text:p>
          </table:table-cell>
          <table:table-cell office:value-type="string" calcext:value-type="string">
            <text:p>Ornithinibacillus halophilus</text:p>
          </table:table-cell>
        </table:table-row>
        <table:table-row table:style-name="ro1">
          <table:table-cell office:value-type="string" calcext:value-type="string">
            <text:p>NZ_BAWO01000130.1</text:p>
          </table:table-cell>
          <table:table-cell office:value-type="float" office:value="1220594" calcext:value-type="float">
            <text:p>12205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arageobacillus</text:p>
          </table:table-cell>
          <table:table-cell office:value-type="string" calcext:value-type="string">
            <text:p>Parageobacillus caldoxylosilyticus</text:p>
          </table:table-cell>
        </table:table-row>
        <table:table-row table:style-name="ro1">
          <table:table-cell office:value-type="string" calcext:value-type="string">
            <text:p>NZ_FVZO01000017.1</text:p>
          </table:table-cell>
          <table:table-cell office:value-type="float" office:value="200904" calcext:value-type="float">
            <text:p>200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araliobacillus</text:p>
          </table:table-cell>
          <table:table-cell office:value-type="string" calcext:value-type="string">
            <text:p>Paraliobacillus ryukyuensis</text:p>
          </table:table-cell>
        </table:table-row>
        <table:table-row table:style-name="ro1">
          <table:table-cell office:value-type="string" calcext:value-type="string">
            <text:p>NZ_CBYO010000001.1</text:p>
          </table:table-cell>
          <table:table-cell office:value-type="float" office:value="1347087" calcext:value-type="float">
            <text:p>13470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aucisalibacillus</text:p>
          </table:table-cell>
          <table:table-cell office:value-type="string" calcext:value-type="string">
            <text:p>Paucisalibacillus sp. EB02</text:p>
          </table:table-cell>
        </table:table-row>
        <table:table-row table:style-name="ro1">
          <table:table-cell office:value-type="string" calcext:value-type="string">
            <text:p>NZ_FMYI01000020.1</text:p>
          </table:table-cell>
          <table:table-cell office:value-type="float" office:value="1612202" calcext:value-type="float">
            <text:p>16122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elagirhabdus</text:p>
          </table:table-cell>
          <table:table-cell office:value-type="string" calcext:value-type="string">
            <text:p>Pelagirhabdus alkalitolerans</text:p>
          </table:table-cell>
        </table:table-row>
        <table:table-row table:style-name="ro1">
          <table:table-cell office:value-type="string" calcext:value-type="string">
            <text:p>NZ_AVPF01000001.1</text:p>
          </table:table-cell>
          <table:table-cell office:value-type="float" office:value="1385511" calcext:value-type="float">
            <text:p>1385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ontibacillus</text:p>
          </table:table-cell>
          <table:table-cell office:value-type="string" calcext:value-type="string">
            <text:p>Pontibacillus marinus</text:p>
          </table:table-cell>
        </table:table-row>
        <table:table-row table:style-name="ro1">
          <table:table-cell office:value-type="string" calcext:value-type="string">
            <text:p>NZ_FNHY01000018.1</text:p>
          </table:table-cell>
          <table:table-cell office:value-type="float" office:value="1884359" calcext:value-type="float">
            <text:p>18843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Psychrobacillus</text:p>
          </table:table-cell>
          <table:table-cell office:value-type="string" calcext:value-type="string">
            <text:p>Psychrobacillus sp. OK028</text:p>
          </table:table-cell>
        </table:table-row>
        <table:table-row table:style-name="ro1">
          <table:table-cell office:value-type="string" calcext:value-type="string">
            <text:p>NZ_JWIR02000001.1</text:p>
          </table:table-cell>
          <table:table-cell office:value-type="float" office:value="1221996" calcext:value-type="float">
            <text:p>12219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Quasibacillus</text:p>
          </table:table-cell>
          <table:table-cell office:value-type="string" calcext:value-type="string">
            <text:p>Quasibacillus thermotolerans</text:p>
          </table:table-cell>
        </table:table-row>
        <table:table-row table:style-name="ro1">
          <table:table-cell office:value-type="string" calcext:value-type="string">
            <text:p>NZ_CVPE01000001.1</text:p>
          </table:table-cell>
          <table:table-cell office:value-type="float" office:value="1631346" calcext:value-type="float">
            <text:p>16313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Rubeoparvulum</text:p>
          </table:table-cell>
          <table:table-cell office:value-type="string" calcext:value-type="string">
            <text:p>Rubeoparvulum massiliense</text:p>
          </table:table-cell>
        </table:table-row>
        <table:table-row table:style-name="ro1">
          <table:table-cell office:value-type="string" calcext:value-type="string">
            <text:p>NZ_FOXD01000053.1</text:p>
          </table:table-cell>
          <table:table-cell office:value-type="float" office:value="1884432" calcext:value-type="float">
            <text:p>18844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alibacterium</text:p>
          </table:table-cell>
          <table:table-cell office:value-type="string" calcext:value-type="string">
            <text:p>Salibacterium halotolerans</text:p>
          </table:table-cell>
        </table:table-row>
        <table:table-row table:style-name="ro1">
          <table:table-cell office:value-type="string" calcext:value-type="string">
            <text:p>NZ_CP011361.2</text:p>
          </table:table-cell>
          <table:table-cell office:value-type="float" office:value="1230341" calcext:value-type="float">
            <text:p>12303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alimicrobium</text:p>
          </table:table-cell>
          <table:table-cell office:value-type="string" calcext:value-type="string">
            <text:p>Salimicrobium jeotgali</text:p>
          </table:table-cell>
        </table:table-row>
        <table:table-row table:style-name="ro1">
          <table:table-cell office:value-type="string" calcext:value-type="string">
            <text:p>NZ_FOHJ01000023.1</text:p>
          </table:table-cell>
          <table:table-cell office:value-type="float" office:value="237682" calcext:value-type="float">
            <text:p>2376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alinibacillus</text:p>
          </table:table-cell>
          <table:table-cell office:value-type="string" calcext:value-type="string">
            <text:p>Salinibacillus kushneri</text:p>
          </table:table-cell>
        </table:table-row>
        <table:table-row table:style-name="ro1">
          <table:table-cell office:value-type="string" calcext:value-type="string">
            <text:p>NZ_FOGT01000041.1</text:p>
          </table:table-cell>
          <table:table-cell office:value-type="float" office:value="1601833" calcext:value-type="float">
            <text:p>16018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alipaludibacillus</text:p>
          </table:table-cell>
          <table:table-cell office:value-type="string" calcext:value-type="string">
            <text:p>Salipaludibacillus aurantiacus</text:p>
          </table:table-cell>
        </table:table-row>
        <table:table-row table:style-name="ro1">
          <table:table-cell office:value-type="string" calcext:value-type="string">
            <text:p>NZ_FOGV01000068.1</text:p>
          </table:table-cell>
          <table:table-cell office:value-type="float" office:value="1464123" calcext:value-type="float">
            <text:p>14641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alisediminibacterium</text:p>
          </table:table-cell>
          <table:table-cell office:value-type="string" calcext:value-type="string">
            <text:p>Salisediminibacterium haloalkalitolerans</text:p>
          </table:table-cell>
        </table:table-row>
        <table:table-row table:style-name="ro1">
          <table:table-cell office:value-type="string" calcext:value-type="string">
            <text:p>NZ_LT732530.1</text:p>
          </table:table-cell>
          <table:table-cell office:value-type="float" office:value="1926277" calcext:value-type="float">
            <text:p>19262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Sediminibacillus</text:p>
          </table:table-cell>
          <table:table-cell office:value-type="string" calcext:value-type="string">
            <text:p>Sediminibacillus massiliensis</text:p>
          </table:table-cell>
        </table:table-row>
        <table:table-row table:style-name="ro1">
          <table:table-cell office:value-type="string" calcext:value-type="string">
            <text:p>NZ_FNIG01000018.1</text:p>
          </table:table-cell>
          <table:table-cell office:value-type="float" office:value="237069" calcext:value-type="float">
            <text:p>2370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Tenuibacillus</text:p>
          </table:table-cell>
          <table:table-cell office:value-type="string" calcext:value-type="string">
            <text:p>Tenuibacillus multivorans</text:p>
          </table:table-cell>
        </table:table-row>
        <table:table-row table:style-name="ro1">
          <table:table-cell office:value-type="string" calcext:value-type="string">
            <text:p>NZ_BDGM01000001.1</text:p>
          </table:table-cell>
          <table:table-cell office:value-type="float" office:value="1883407" calcext:value-type="float">
            <text:p>18834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Tepidibacillus</text:p>
          </table:table-cell>
          <table:table-cell office:value-type="string" calcext:value-type="string">
            <text:p>Tepidibacillus sp. HK-1</text:p>
          </table:table-cell>
        </table:table-row>
        <table:table-row table:style-name="ro1">
          <table:table-cell office:value-type="string" calcext:value-type="string">
            <text:p>NZ_FMZB01000024.1</text:p>
          </table:table-cell>
          <table:table-cell office:value-type="float" office:value="361279" calcext:value-type="float">
            <text:p>361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Terribacillus</text:p>
          </table:table-cell>
          <table:table-cell office:value-type="string" calcext:value-type="string">
            <text:p>Terribacillus halophilus</text:p>
          </table:table-cell>
        </table:table-row>
        <table:table-row table:style-name="ro1">
          <table:table-cell office:value-type="string" calcext:value-type="string">
            <text:p>NZ_FNQR01000037.1</text:p>
          </table:table-cell>
          <table:table-cell office:value-type="float" office:value="571932" calcext:value-type="float">
            <text:p>5719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Thalassobacillus</text:p>
          </table:table-cell>
          <table:table-cell office:value-type="string" calcext:value-type="string">
            <text:p>Thalassobacillus cyri</text:p>
          </table:table-cell>
        </table:table-row>
        <table:table-row table:style-name="ro1">
          <table:table-cell office:value-type="string" calcext:value-type="string">
            <text:p>NZ_CP017962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Virgibacillus</text:p>
          </table:table-cell>
          <table:table-cell office:value-type="string" calcext:value-type="string">
            <text:p>Virgibacillus halodenitrificans</text:p>
          </table:table-cell>
        </table:table-row>
        <table:table-row table:style-name="ro1">
          <table:table-cell office:value-type="string" calcext:value-type="string">
            <text:p>NZ_MIJF01000001.1</text:p>
          </table:table-cell>
          <table:table-cell office:value-type="float" office:value="337097" calcext:value-type="float">
            <text:p>3370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Vulcanibacillus</text:p>
          </table:table-cell>
          <table:table-cell office:value-type="string" calcext:value-type="string">
            <text:p>Vulcanibacillus modesticaldus</text:p>
          </table:table-cell>
        </table:table-row>
        <table:table-row table:style-name="ro1">
          <table:table-cell office:value-type="string" calcext:value-type="string">
            <text:p>NZ_KI783301.1</text:p>
          </table:table-cell>
          <table:table-cell office:value-type="float" office:value="1089548" calcext:value-type="float">
            <text:p>10895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les Family X. Incertae Sedis</text:p>
          </table:table-cell>
          <table:table-cell office:value-type="string" calcext:value-type="string">
            <text:p>Thermicanus</text:p>
          </table:table-cell>
          <table:table-cell office:value-type="string" calcext:value-type="string">
            <text:p>Thermicanus aegyptius</text:p>
          </table:table-cell>
        </table:table-row>
        <table:table-row table:style-name="ro1">
          <table:table-cell office:value-type="string" calcext:value-type="string">
            <text:p>NZ_AODH01000001.1</text:p>
          </table:table-cell>
          <table:table-cell office:value-type="float" office:value="1265861" calcext:value-type="float">
            <text:p>12658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Listeriaceae</text:p>
          </table:table-cell>
          <table:table-cell office:value-type="string" calcext:value-type="string">
            <text:p>Brochothrix</text:p>
          </table:table-cell>
          <table:table-cell office:value-type="string" calcext:value-type="string">
            <text:p>Brochothrix campestris</text:p>
          </table:table-cell>
        </table:table-row>
        <table:table-row table:style-name="ro1">
          <table:table-cell office:value-type="string" calcext:value-type="string">
            <text:p>NZ_CP019623.1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Listeriaceae</text:p>
          </table:table-cell>
          <table:table-cell office:value-type="string" calcext:value-type="string">
            <text:p>Listeria</text:p>
          </table:table-cell>
          <table:table-cell office:value-type="string" calcext:value-type="string">
            <text:p>Listeria monocytogenes</text:p>
          </table:table-cell>
        </table:table-row>
        <table:table-row table:style-name="ro1">
          <table:table-cell office:value-type="string" calcext:value-type="string">
            <text:p>NZ_LVKL01000001.1</text:p>
          </table:table-cell>
          <table:table-cell office:value-type="float" office:value="1765683" calcext:value-type="float">
            <text:p>17656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idibacillus</text:p>
          </table:table-cell>
          <table:table-cell office:value-type="string" calcext:value-type="string">
            <text:p>Acidibacillus ferrooxidans</text:p>
          </table:table-cell>
        </table:table-row>
        <table:table-row table:style-name="ro1">
          <table:table-cell office:value-type="string" calcext:value-type="string">
            <text:p>NZ_MJAT01000001.1</text:p>
          </table:table-cell>
          <table:table-cell office:value-type="float" office:value="1390249" calcext:value-type="float">
            <text:p>13902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sulfuribacillus</text:p>
          </table:table-cell>
          <table:table-cell office:value-type="string" calcext:value-type="string">
            <text:p>Desulfuribacillus stibiiarsenatis</text:p>
          </table:table-cell>
        </table:table-row>
        <table:table-row table:style-name="ro1">
          <table:table-cell office:value-type="string" calcext:value-type="string">
            <text:p>NZ_KK211188.1</text:p>
          </table:table-cell>
          <table:table-cell office:value-type="float" office:value="1397695" calcext:value-type="float">
            <text:p>13976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iguobacterium</text:p>
          </table:table-cell>
          <table:table-cell office:value-type="string" calcext:value-type="string">
            <text:p>Exiguobacterium undae</text:p>
          </table:table-cell>
        </table:table-row>
        <table:table-row table:style-name="ro1">
          <table:table-cell office:value-type="string" calcext:value-type="string">
            <text:p>NZ_ACRY02000005.1</text:p>
          </table:table-cell>
          <table:table-cell office:value-type="float" office:value="562983" calcext:value-type="float">
            <text:p>562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mella</text:p>
          </table:table-cell>
          <table:table-cell office:value-type="string" calcext:value-type="string">
            <text:p>Gemella sanguinis</text:p>
          </table:table-cell>
        </table:table-row>
        <table:table-row table:style-name="ro1">
          <table:table-cell office:value-type="string" calcext:value-type="string">
            <text:p>NZ_LGUG01000012.1</text:p>
          </table:table-cell>
          <table:table-cell office:value-type="float" office:value="47500" calcext:value-type="float">
            <text:p>475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Aneurinibacillus</text:p>
          </table:table-cell>
          <table:table-cell office:value-type="string" calcext:value-type="string">
            <text:p>Aneurinibacillus migulanus</text:p>
          </table:table-cell>
        </table:table-row>
        <table:table-row table:style-name="ro1">
          <table:table-cell office:value-type="string" calcext:value-type="string">
            <text:p>NZ_CP017705.1</text:p>
          </table:table-cell>
          <table:table-cell office:value-type="float" office:value="1121121" calcext:value-type="float">
            <text:p>11211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Brevibacillus</text:p>
          </table:table-cell>
          <table:table-cell office:value-type="string" calcext:value-type="string">
            <text:p>Brevibacillus laterosporus</text:p>
          </table:table-cell>
        </table:table-row>
        <table:table-row table:style-name="ro1">
          <table:table-cell office:value-type="string" calcext:value-type="string">
            <text:p>NZ_KI911563.1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Cohnella</text:p>
          </table:table-cell>
          <table:table-cell office:value-type="string" calcext:value-type="string">
            <text:p>Cohnella panacarvi</text:p>
          </table:table-cell>
        </table:table-row>
        <table:table-row table:style-name="ro1">
          <table:table-cell office:value-type="string" calcext:value-type="string">
            <text:p>NZ_CBQR020000001.1</text:p>
          </table:table-cell>
          <table:table-cell office:value-type="float" office:value="1280390" calcext:value-type="float">
            <text:p>12803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Gorillibacterium</text:p>
          </table:table-cell>
          <table:table-cell office:value-type="string" calcext:value-type="string">
            <text:p>Gorillibacterium massiliense</text:p>
          </table:table-cell>
        </table:table-row>
        <table:table-row table:style-name="ro1">
          <table:table-cell office:value-type="string" calcext:value-type="string">
            <text:p>NZ_LMVB01000001.1</text:p>
          </table:table-cell>
          <table:table-cell office:value-type="float" office:value="1729691" calcext:value-type="float">
            <text:p>17296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Paenibacillus sp. FJAT-29882</text:p>
          </table:table-cell>
        </table:table-row>
        <table:table-row table:style-name="ro1">
          <table:table-cell office:value-type="string" calcext:value-type="string">
            <text:p>NZ_KK073875.1</text:p>
          </table:table-cell>
          <table:table-cell office:value-type="float" office:value="915437" calcext:value-type="float">
            <text:p>9154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Saccharibacillus</text:p>
          </table:table-cell>
          <table:table-cell office:value-type="string" calcext:value-type="string">
            <text:p>Saccharibacillus sacchari</text:p>
          </table:table-cell>
        </table:table-row>
        <table:table-row table:style-name="ro1">
          <table:table-cell office:value-type="string" calcext:value-type="string">
            <text:p>NC_019897.1</text:p>
          </table:table-cell>
          <table:table-cell office:value-type="float" office:value="717605" calcext:value-type="float">
            <text:p>7176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aenibacillaceae</text:p>
          </table:table-cell>
          <table:table-cell office:value-type="string" calcext:value-type="string">
            <text:p>Thermobacillus</text:p>
          </table:table-cell>
          <table:table-cell office:value-type="string" calcext:value-type="string">
            <text:p>Thermobacillus composti</text:p>
          </table:table-cell>
        </table:table-row>
        <table:table-row table:style-name="ro1">
          <table:table-cell office:value-type="string" calcext:value-type="string">
            <text:p>NZ_LN651371.1</text:p>
          </table:table-cell>
          <table:table-cell office:value-type="float" office:value="394098" calcext:value-type="float">
            <text:p>3940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Bhargavaea</text:p>
          </table:table-cell>
          <table:table-cell office:value-type="string" calcext:value-type="string">
            <text:p>Bhargavaea cecembensis</text:p>
          </table:table-cell>
        </table:table-row>
        <table:table-row table:style-name="ro1">
          <table:table-cell office:value-type="string" calcext:value-type="string">
            <text:p>NZ_MASJ01000001.1</text:p>
          </table:table-cell>
          <table:table-cell office:value-type="float" office:value="33978" calcext:value-type="float">
            <text:p>339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Caryophanon</text:p>
          </table:table-cell>
          <table:table-cell office:value-type="string" calcext:value-type="string">
            <text:p>Caryophanon tenue</text:p>
          </table:table-cell>
        </table:table-row>
        <table:table-row table:style-name="ro1">
          <table:table-cell office:value-type="string" calcext:value-type="string">
            <text:p>NZ_JXRR01000001.1</text:p>
          </table:table-cell>
          <table:table-cell office:value-type="float" office:value="220754" calcext:value-type="float">
            <text:p>2207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Jeotgalibacillus</text:p>
          </table:table-cell>
          <table:table-cell office:value-type="string" calcext:value-type="string">
            <text:p>Jeotgalibacillus campisalis</text:p>
          </table:table-cell>
        </table:table-row>
        <table:table-row table:style-name="ro1">
          <table:table-cell office:value-type="string" calcext:value-type="string">
            <text:p>NZ_CP013217.1</text:p>
          </table:table-cell>
          <table:table-cell office:value-type="float" office:value="1750719" calcext:value-type="float">
            <text:p>1750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Kurthia</text:p>
          </table:table-cell>
          <table:table-cell office:value-type="string" calcext:value-type="string">
            <text:p>Kurthia sp. 11kri321</text:p>
          </table:table-cell>
        </table:table-row>
        <table:table-row table:style-name="ro1">
          <table:table-cell office:value-type="string" calcext:value-type="string">
            <text:p>NZ_AMGD01000001.1</text:p>
          </table:table-cell>
          <table:table-cell office:value-type="float" office:value="1231057" calcext:value-type="float">
            <text:p>12310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Paenisporosarcina</text:p>
          </table:table-cell>
          <table:table-cell office:value-type="string" calcext:value-type="string">
            <text:p>Paenisporosarcina sp. TG-14</text:p>
          </table:table-cell>
        </table:table-row>
        <table:table-row table:style-name="ro1">
          <table:table-cell office:value-type="string" calcext:value-type="string">
            <text:p>NZ_CP013659.2</text:p>
          </table:table-cell>
          <table:table-cell office:value-type="float" office:value="200991" calcext:value-type="float">
            <text:p>2009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Planococcus</text:p>
          </table:table-cell>
          <table:table-cell office:value-type="string" calcext:value-type="string">
            <text:p>Planococcus rifietoensis</text:p>
          </table:table-cell>
        </table:table-row>
        <table:table-row table:style-name="ro1">
          <table:table-cell office:value-type="string" calcext:value-type="string">
            <text:p>NZ_AUYR01000001.1</text:p>
          </table:table-cell>
          <table:table-cell office:value-type="float" office:value="1273538" calcext:value-type="float">
            <text:p>12735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Planomicrobium</text:p>
          </table:table-cell>
          <table:table-cell office:value-type="string" calcext:value-type="string">
            <text:p>Planomicrobium glaciei</text:p>
          </table:table-cell>
        </table:table-row>
        <table:table-row table:style-name="ro1">
          <table:table-cell office:value-type="string" calcext:value-type="string">
            <text:p>NZ_CP014806.1</text:p>
          </table:table-cell>
          <table:table-cell office:value-type="float" office:value="241244" calcext:value-type="float">
            <text:p>2412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Rummeliibacillus</text:p>
          </table:table-cell>
          <table:table-cell office:value-type="string" calcext:value-type="string">
            <text:p>Rummeliibacillus stabekisii</text:p>
          </table:table-cell>
        </table:table-row>
        <table:table-row table:style-name="ro1">
          <table:table-cell office:value-type="string" calcext:value-type="string">
            <text:p>NZ_CP024123.1</text:p>
          </table:table-cell>
          <table:table-cell office:value-type="float" office:value="2048654" calcext:value-type="float">
            <text:p>20486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Solibacillus</text:p>
          </table:table-cell>
          <table:table-cell office:value-type="string" calcext:value-type="string">
            <text:p>Solibacillus sp. R5-41</text:p>
          </table:table-cell>
        </table:table-row>
        <table:table-row table:style-name="ro1">
          <table:table-cell office:value-type="string" calcext:value-type="string">
            <text:p>NZ_CP015027.1</text:p>
          </table:table-cell>
          <table:table-cell office:value-type="float" office:value="1930764" calcext:value-type="float">
            <text:p>19307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Sporosarcina</text:p>
          </table:table-cell>
          <table:table-cell office:value-type="string" calcext:value-type="string">
            <text:p>Sporosarcina sp. P33</text:p>
          </table:table-cell>
        </table:table-row>
        <table:table-row table:style-name="ro1">
          <table:table-cell office:value-type="string" calcext:value-type="string">
            <text:p>NZ_NOKQ01000120.1</text:p>
          </table:table-cell>
          <table:table-cell office:value-type="float" office:value="2020506" calcext:value-type="float">
            <text:p>20205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Tetzosporium</text:p>
          </table:table-cell>
          <table:table-cell office:value-type="string" calcext:value-type="string">
            <text:p>Tetzosporium hominis</text:p>
          </table:table-cell>
        </table:table-row>
        <table:table-row table:style-name="ro1">
          <table:table-cell office:value-type="string" calcext:value-type="string">
            <text:p>NZ_AP018335.1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Ureibacillus</text:p>
          </table:table-cell>
          <table:table-cell office:value-type="string" calcext:value-type="string">
            <text:p>Ureibacillus thermosphaericus</text:p>
          </table:table-cell>
        </table:table-row>
        <table:table-row table:style-name="ro1">
          <table:table-cell office:value-type="string" calcext:value-type="string">
            <text:p>NZ_ASQA01000001.1</text:p>
          </table:table-cell>
          <table:table-cell office:value-type="float" office:value="1227360" calcext:value-type="float">
            <text:p>12273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Viridibacillus</text:p>
          </table:table-cell>
          <table:table-cell office:value-type="string" calcext:value-type="string">
            <text:p>Viridibacillus arenosi</text:p>
          </table:table-cell>
        </table:table-row>
        <table:table-row table:style-name="ro1">
          <table:table-cell office:value-type="string" calcext:value-type="string">
            <text:p>NZ_BDDQ01000001.1</text:p>
          </table:table-cell>
          <table:table-cell office:value-type="float" office:value="1674942" calcext:value-type="float">
            <text:p>16749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porolactobacillaceae</text:p>
          </table:table-cell>
          <table:table-cell office:value-type="string" calcext:value-type="string">
            <text:p>Caenibacillus</text:p>
          </table:table-cell>
          <table:table-cell office:value-type="string" calcext:value-type="string">
            <text:p>Caenibacillus caldisaponilyticus</text:p>
          </table:table-cell>
        </table:table-row>
        <table:table-row table:style-name="ro1">
          <table:table-cell office:value-type="string" calcext:value-type="string">
            <text:p>NZ_AWTC01000001.1</text:p>
          </table:table-cell>
          <table:table-cell office:value-type="float" office:value="1395513" calcext:value-type="float">
            <text:p>13955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porolactobacillaceae</text:p>
          </table:table-cell>
          <table:table-cell office:value-type="string" calcext:value-type="string">
            <text:p>Sporolactobacillus</text:p>
          </table:table-cell>
          <table:table-cell office:value-type="string" calcext:value-type="string">
            <text:p>Sporolactobacillus laevolacticus</text:p>
          </table:table-cell>
        </table:table-row>
        <table:table-row table:style-name="ro1">
          <table:table-cell office:value-type="string" calcext:value-type="string">
            <text:p>NZ_FXBS01000006.1</text:p>
          </table:table-cell>
          <table:table-cell office:value-type="float" office:value="1965358" calcext:value-type="float">
            <text:p>19653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porolactobacillaceae</text:p>
          </table:table-cell>
          <table:table-cell office:value-type="string" calcext:value-type="string">
            <text:p>Tuberibacillus</text:p>
          </table:table-cell>
          <table:table-cell/>
        </table:table-row>
        <table:table-row table:style-name="ro1">
          <table:table-cell office:value-type="string" calcext:value-type="string">
            <text:p>NZ_CP019573.1</text:p>
          </table:table-cell>
          <table:table-cell office:value-type="float" office:value="1849491" calcext:value-type="float">
            <text:p>18494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Auricoccucs</text:p>
          </table:table-cell>
          <table:table-cell office:value-type="string" calcext:value-type="string">
            <text:p>Auricoccus indicus</text:p>
          </table:table-cell>
        </table:table-row>
        <table:table-row table:style-name="ro1">
          <table:table-cell office:value-type="string" calcext:value-type="string">
            <text:p>NZ_CCSE01000001.1</text:p>
          </table:table-cell>
          <table:table-cell office:value-type="float" office:value="1461582" calcext:value-type="float">
            <text:p>14615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Jeotgalicoccus</text:p>
          </table:table-cell>
          <table:table-cell office:value-type="string" calcext:value-type="string">
            <text:p>Jeotgalicoccus saudimassiliensis</text:p>
          </table:table-cell>
        </table:table-row>
        <table:table-row table:style-name="ro1">
          <table:table-cell office:value-type="string" calcext:value-type="string">
            <text:p>NZ_MJBI01000001.1</text:p>
          </table:table-cell>
          <table:table-cell office:value-type="float" office:value="1891097" calcext:value-type="float">
            <text:p>18910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Macrococcus</text:p>
          </table:table-cell>
          <table:table-cell office:value-type="string" calcext:value-type="string">
            <text:p>Macrococcus sp. CCM 4927</text:p>
          </table:table-cell>
        </table:table-row>
        <table:table-row table:style-name="ro1">
          <table:table-cell office:value-type="string" calcext:value-type="string">
            <text:p>NZ_CAVG010000001.1</text:p>
          </table:table-cell>
          <table:table-cell office:value-type="float" office:value="1232430" calcext:value-type="float">
            <text:p>12324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Nosocomiicoccus</text:p>
          </table:table-cell>
          <table:table-cell office:value-type="string" calcext:value-type="string">
            <text:p>Nosocomiicoccus massiliensis</text:p>
          </table:table-cell>
        </table:table-row>
        <table:table-row table:style-name="ro1">
          <table:table-cell office:value-type="string" calcext:value-type="string">
            <text:p>NZ_NPEZ01000001.1</text:p>
          </table:table-cell>
          <table:table-cell office:value-type="float" office:value="45670" calcext:value-type="float">
            <text:p>456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Salinicoccus</text:p>
          </table:table-cell>
          <table:table-cell office:value-type="string" calcext:value-type="string">
            <text:p>Salinicoccus roseus</text:p>
          </table:table-cell>
        </table:table-row>
        <table:table-row table:style-name="ro1">
          <table:table-cell office:value-type="string" calcext:value-type="string">
            <text:p>NZ_CUEO01000001.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Staphylococcus haemolyticus</text:p>
          </table:table-cell>
        </table:table-row>
        <table:table-row table:style-name="ro1">
          <table:table-cell office:value-type="string" calcext:value-type="string">
            <text:p>NZ_GL892032.1</text:p>
          </table:table-cell>
          <table:table-cell office:value-type="float" office:value="997346" calcext:value-type="float">
            <text:p>9973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Desmospora</text:p>
          </table:table-cell>
          <table:table-cell office:value-type="string" calcext:value-type="string">
            <text:p>Desmospora sp. 8437</text:p>
          </table:table-cell>
        </table:table-row>
        <table:table-row table:style-name="ro1">
          <table:table-cell office:value-type="string" calcext:value-type="string">
            <text:p>NZ_FTOD01000027.1</text:p>
          </table:table-cell>
          <table:table-cell office:value-type="float" office:value="714067" calcext:value-type="float">
            <text:p>7140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Kroppenstedtia</text:p>
          </table:table-cell>
          <table:table-cell office:value-type="string" calcext:value-type="string">
            <text:p>Kroppenstedtia eburnea</text:p>
          </table:table-cell>
        </table:table-row>
        <table:table-row table:style-name="ro1">
          <table:table-cell office:value-type="string" calcext:value-type="string">
            <text:p>NZ_FOCQ01000040.1</text:p>
          </table:table-cell>
          <table:table-cell office:value-type="float" office:value="1173111" calcext:value-type="float">
            <text:p>1173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Lihuaxuella</text:p>
          </table:table-cell>
          <table:table-cell office:value-type="string" calcext:value-type="string">
            <text:p>Lihuaxuella thermophila</text:p>
          </table:table-cell>
        </table:table-row>
        <table:table-row table:style-name="ro1">
          <table:table-cell office:value-type="string" calcext:value-type="string">
            <text:p>NZ_FNNQ01000040.1</text:p>
          </table:table-cell>
          <table:table-cell office:value-type="float" office:value="1048340" calcext:value-type="float">
            <text:p>10483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Marininema</text:p>
          </table:table-cell>
          <table:table-cell office:value-type="string" calcext:value-type="string">
            <text:p>Marininema mesophilum</text:p>
          </table:table-cell>
        </table:table-row>
        <table:table-row table:style-name="ro1">
          <table:table-cell office:value-type="string" calcext:value-type="string">
            <text:p>NZ_FMZA01000035.1</text:p>
          </table:table-cell>
          <table:table-cell office:value-type="float" office:value="1236220" calcext:value-type="float">
            <text:p>12362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Melghirimyces</text:p>
          </table:table-cell>
          <table:table-cell office:value-type="string" calcext:value-type="string">
            <text:p>Melghirimyces thermohalophilus</text:p>
          </table:table-cell>
        </table:table-row>
        <table:table-row table:style-name="ro1">
          <table:table-cell office:value-type="string" calcext:value-type="string">
            <text:p>NZ_CP019699.1</text:p>
          </table:table-cell>
          <table:table-cell office:value-type="float" office:value="1471761" calcext:value-type="float">
            <text:p>14717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Novibacillus</text:p>
          </table:table-cell>
          <table:table-cell office:value-type="string" calcext:value-type="string">
            <text:p>Novibacillus thermophilus</text:p>
          </table:table-cell>
        </table:table-row>
        <table:table-row table:style-name="ro1">
          <table:table-cell office:value-type="string" calcext:value-type="string">
            <text:p>NZ_NOWF01000100.1</text:p>
          </table:table-cell>
          <table:table-cell office:value-type="float" office:value="1642702" calcext:value-type="float">
            <text:p>1642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Paludifilum</text:p>
          </table:table-cell>
          <table:table-cell office:value-type="string" calcext:value-type="string">
            <text:p>Paludifilum halophilum</text:p>
          </table:table-cell>
        </table:table-row>
        <table:table-row table:style-name="ro1">
          <table:table-cell office:value-type="string" calcext:value-type="string">
            <text:p>NZ_LN812097.1</text:p>
          </table:table-cell>
          <table:table-cell office:value-type="float" office:value="1329796" calcext:value-type="float">
            <text:p>13297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Risungbinella</text:p>
          </table:table-cell>
          <table:table-cell office:value-type="string" calcext:value-type="string">
            <text:p>Risungbinella massiliensis</text:p>
          </table:table-cell>
        </table:table-row>
        <table:table-row table:style-name="ro1">
          <table:table-cell office:value-type="string" calcext:value-type="string">
            <text:p>NZ_FQVL01000041.1</text:p>
          </table:table-cell>
          <table:table-cell office:value-type="float" office:value="112248" calcext:value-type="float">
            <text:p>1122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Seinonella</text:p>
          </table:table-cell>
          <table:table-cell office:value-type="string" calcext:value-type="string">
            <text:p>Seinonella peptonophila</text:p>
          </table:table-cell>
        </table:table-row>
        <table:table-row table:style-name="ro1">
          <table:table-cell office:value-type="string" calcext:value-type="string">
            <text:p>NZ_JPZM01000001.1</text:p>
          </table:table-cell>
          <table:table-cell office:value-type="float" office:value="1535750" calcext:value-type="float">
            <text:p>15357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Thermoactinomyces</text:p>
          </table:table-cell>
          <table:table-cell/>
        </table:table-row>
        <table:table-row table:style-name="ro1">
          <table:table-cell office:value-type="string" calcext:value-type="string">
            <text:p>NZ_FORR01000076.1</text:p>
          </table:table-cell>
          <table:table-cell office:value-type="float" office:value="46223" calcext:value-type="float">
            <text:p>462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Thermoactinomycetaceae</text:p>
          </table:table-cell>
          <table:table-cell office:value-type="string" calcext:value-type="string">
            <text:p>Thermoflavimicrobium</text:p>
          </table:table-cell>
          <table:table-cell office:value-type="string" calcext:value-type="string">
            <text:p>Thermoflavimicrobium dichotomicum</text:p>
          </table:table-cell>
        </table:table-row>
        <table:table-row table:style-name="ro1">
          <table:table-cell office:value-type="string" calcext:value-type="string">
            <text:p>NZ_KV822186.1</text:p>
          </table:table-cell>
          <table:table-cell office:value-type="float" office:value="1581061" calcext:value-type="float">
            <text:p>15810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Abiotrophia</text:p>
          </table:table-cell>
          <table:table-cell office:value-type="string" calcext:value-type="string">
            <text:p>Abiotrophia sp. HMSC24B09</text:p>
          </table:table-cell>
        </table:table-row>
        <table:table-row table:style-name="ro1">
          <table:table-cell office:value-type="string" calcext:value-type="string">
            <text:p>NZ_CP014164.1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Aerococcus</text:p>
          </table:table-cell>
          <table:table-cell office:value-type="string" calcext:value-type="string">
            <text:p>Aerococcus viridans</text:p>
          </table:table-cell>
        </table:table-row>
        <table:table-row table:style-name="ro1">
          <table:table-cell office:value-type="string" calcext:value-type="string">
            <text:p>NZ_FNEL01000107.1</text:p>
          </table:table-cell>
          <table:table-cell office:value-type="float" office:value="84521" calcext:value-type="float">
            <text:p>845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Dolosicoccus</text:p>
          </table:table-cell>
          <table:table-cell office:value-type="string" calcext:value-type="string">
            <text:p>Dolosicoccus paucivorans</text:p>
          </table:table-cell>
        </table:table-row>
        <table:table-row table:style-name="ro1">
          <table:table-cell office:value-type="string" calcext:value-type="string">
            <text:p>NZ_AENN01000021.1</text:p>
          </table:table-cell>
          <table:table-cell office:value-type="float" office:value="908337" calcext:value-type="float">
            <text:p>9083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Eremococcus</text:p>
          </table:table-cell>
          <table:table-cell office:value-type="string" calcext:value-type="string">
            <text:p>Eremococcus coleocola</text:p>
          </table:table-cell>
        </table:table-row>
        <table:table-row table:style-name="ro1">
          <table:table-cell office:value-type="string" calcext:value-type="string">
            <text:p>NZ_FNCK01000022.1</text:p>
          </table:table-cell>
          <table:table-cell office:value-type="float" office:value="120956" calcext:value-type="float">
            <text:p>1209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Facklamia</text:p>
          </table:table-cell>
          <table:table-cell office:value-type="string" calcext:value-type="string">
            <text:p>Facklamia miroungae</text:p>
          </table:table-cell>
        </table:table-row>
        <table:table-row table:style-name="ro1">
          <table:table-cell office:value-type="string" calcext:value-type="string">
            <text:p>NZ_BCQX01000001.1</text:p>
          </table:table-cell>
          <table:table-cell office:value-type="float" office:value="1223493" calcext:value-type="float">
            <text:p>12234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Globicatella</text:p>
          </table:table-cell>
          <table:table-cell office:value-type="string" calcext:value-type="string">
            <text:p>Globicatella sanguinis</text:p>
          </table:table-cell>
        </table:table-row>
        <table:table-row table:style-name="ro1">
          <table:table-cell office:value-type="string" calcext:value-type="string">
            <text:p>NZ_FOEN01000032.1</text:p>
          </table:table-cell>
          <table:table-cell office:value-type="float" office:value="89093" calcext:value-type="float">
            <text:p>890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Aerococcaceae</text:p>
          </table:table-cell>
          <table:table-cell office:value-type="string" calcext:value-type="string">
            <text:p>Ignavigranum</text:p>
          </table:table-cell>
          <table:table-cell office:value-type="string" calcext:value-type="string">
            <text:p>Ignavigranum ruoffiae</text:p>
          </table:table-cell>
        </table:table-row>
        <table:table-row table:style-name="ro1">
          <table:table-cell office:value-type="string" calcext:value-type="string">
            <text:p>NZ_LSRN01000001.1</text:p>
          </table:table-cell>
          <table:table-cell office:value-type="float" office:value="1798803" calcext:value-type="float">
            <text:p>1798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Alkalibacterium</text:p>
          </table:table-cell>
          <table:table-cell office:value-type="string" calcext:value-type="string">
            <text:p>Alkalibacterium sp. 20</text:p>
          </table:table-cell>
        </table:table-row>
        <table:table-row table:style-name="ro1">
          <table:table-cell office:value-type="string" calcext:value-type="string">
            <text:p>NZ_KB894079.1</text:p>
          </table:table-cell>
          <table:table-cell office:value-type="float" office:value="1120978" calcext:value-type="float">
            <text:p>11209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Allofustis</text:p>
          </table:table-cell>
          <table:table-cell office:value-type="string" calcext:value-type="string">
            <text:p>Allofustis seminis</text:p>
          </table:table-cell>
        </table:table-row>
        <table:table-row table:style-name="ro1">
          <table:table-cell office:value-type="string" calcext:value-type="string">
            <text:p>NZ_JH992957.1</text:p>
          </table:table-cell>
          <table:table-cell office:value-type="float" office:value="883081" calcext:value-type="float">
            <text:p>883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Alloiococcus</text:p>
          </table:table-cell>
          <table:table-cell office:value-type="string" calcext:value-type="string">
            <text:p>Alloiococcus otitis</text:p>
          </table:table-cell>
        </table:table-row>
        <table:table-row table:style-name="ro1">
          <table:table-cell office:value-type="string" calcext:value-type="string">
            <text:p>NZ_FQUF01000051.1</text:p>
          </table:table-cell>
          <table:table-cell office:value-type="float" office:value="1121025" calcext:value-type="float">
            <text:p>1121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Atopostipes</text:p>
          </table:table-cell>
          <table:table-cell office:value-type="string" calcext:value-type="string">
            <text:p>Atopostipes suicloacalis</text:p>
          </table:table-cell>
        </table:table-row>
        <table:table-row table:style-name="ro1">
          <table:table-cell office:value-type="string" calcext:value-type="string">
            <text:p>NC_022606.1</text:p>
          </table:table-cell>
          <table:table-cell office:value-type="float" office:value="1266845" calcext:value-type="float">
            <text:p>12668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Carnobacterium</text:p>
          </table:table-cell>
          <table:table-cell office:value-type="string" calcext:value-type="string">
            <text:p>Carnobacterium inhibens</text:p>
          </table:table-cell>
        </table:table-row>
        <table:table-row table:style-name="ro1">
          <table:table-cell office:value-type="string" calcext:value-type="string">
            <text:p>NZ_MUYF01000003.1</text:p>
          </table:table-cell>
          <table:table-cell office:value-type="float" office:value="29394" calcext:value-type="float">
            <text:p>293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Dolosigranulum</text:p>
          </table:table-cell>
          <table:table-cell office:value-type="string" calcext:value-type="string">
            <text:p>Dolosigranulum pigrum</text:p>
          </table:table-cell>
        </table:table-row>
        <table:table-row table:style-name="ro1">
          <table:table-cell office:value-type="string" calcext:value-type="string">
            <text:p>NZ_JVBN01000001.1</text:p>
          </table:table-cell>
          <table:table-cell office:value-type="float" office:value="1725362" calcext:value-type="float">
            <text:p>17253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Granulicatella</text:p>
          </table:table-cell>
          <table:table-cell/>
        </table:table-row>
        <table:table-row table:style-name="ro1">
          <table:table-cell office:value-type="string" calcext:value-type="string">
            <text:p>NZ_FOHA01000044.1</text:p>
          </table:table-cell>
          <table:table-cell office:value-type="float" office:value="142588" calcext:value-type="float">
            <text:p>1425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Isobaculum</text:p>
          </table:table-cell>
          <table:table-cell office:value-type="string" calcext:value-type="string">
            <text:p>Isobaculum melis</text:p>
          </table:table-cell>
        </table:table-row>
        <table:table-row table:style-name="ro1">
          <table:table-cell office:value-type="string" calcext:value-type="string">
            <text:p>NZ_CP019433.1</text:p>
          </table:table-cell>
          <table:table-cell office:value-type="float" office:value="1903686" calcext:value-type="float">
            <text:p>19036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Jeotgalibaca</text:p>
          </table:table-cell>
          <table:table-cell office:value-type="string" calcext:value-type="string">
            <text:p>Jeotgalibaca sp. PTS2502</text:p>
          </table:table-cell>
        </table:table-row>
        <table:table-row table:style-name="ro1">
          <table:table-cell office:value-type="string" calcext:value-type="string">
            <text:p>NZ_CP017761.1</text:p>
          </table:table-cell>
          <table:table-cell office:value-type="float" office:value="1911586" calcext:value-type="float">
            <text:p>19115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Marinilactibacillus</text:p>
          </table:table-cell>
          <table:table-cell/>
        </table:table-row>
        <table:table-row table:style-name="ro1">
          <table:table-cell office:value-type="string" calcext:value-type="string">
            <text:p>NZ_FWEY01000018.1</text:p>
          </table:table-cell>
          <table:table-cell office:value-type="float" office:value="43064" calcext:value-type="float">
            <text:p>430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Carnobacteriaceae</text:p>
          </table:table-cell>
          <table:table-cell office:value-type="string" calcext:value-type="string">
            <text:p>Trichococcus</text:p>
          </table:table-cell>
          <table:table-cell office:value-type="string" calcext:value-type="string">
            <text:p>Trichococcus pasteurii</text:p>
          </table:table-cell>
        </table:table-row>
        <table:table-row table:style-name="ro1">
          <table:table-cell office:value-type="string" calcext:value-type="string">
            <text:p>NZ_ATXL01000001.1</text:p>
          </table:table-cell>
          <table:table-cell office:value-type="float" office:value="1121105" calcext:value-type="float">
            <text:p>11211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Bavariicoccus</text:p>
          </table:table-cell>
          <table:table-cell office:value-type="string" calcext:value-type="string">
            <text:p>Bavariicoccus seileri</text:p>
          </table:table-cell>
        </table:table-row>
        <table:table-row table:style-name="ro1">
          <table:table-cell office:value-type="string" calcext:value-type="string">
            <text:p>NZ_AMYT01000001.1</text:p>
          </table:table-cell>
          <table:table-cell office:value-type="float" office:value="1234409" calcext:value-type="float">
            <text:p>12344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Catellicoccus</text:p>
          </table:table-cell>
          <table:table-cell office:value-type="string" calcext:value-type="string">
            <text:p>Catellicoccus marimammalium</text:p>
          </table:table-cell>
        </table:table-row>
        <table:table-row table:style-name="ro1">
          <table:table-cell office:value-type="string" calcext:value-type="string">
            <text:p>NZ_NIBO01000001.1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ium</text:p>
          </table:table-cell>
        </table:table-row>
        <table:table-row table:style-name="ro1">
          <table:table-cell office:value-type="string" calcext:value-type="string">
            <text:p>NC_016938.1</text:p>
          </table:table-cell>
          <table:table-cell office:value-type="float" office:value="1090974" calcext:value-type="float">
            <text:p>10909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Melissococcus</text:p>
          </table:table-cell>
          <table:table-cell office:value-type="string" calcext:value-type="string">
            <text:p>Melissococcus plutonius</text:p>
          </table:table-cell>
        </table:table-row>
        <table:table-row table:style-name="ro1">
          <table:table-cell office:value-type="string" calcext:value-type="string">
            <text:p>NZ_CP012047.1</text:p>
          </table:table-cell>
          <table:table-cell office:value-type="float" office:value="51669" calcext:value-type="float">
            <text:p>516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Tetragenococcus</text:p>
          </table:table-cell>
          <table:table-cell office:value-type="string" calcext:value-type="string">
            <text:p>Tetragenococcus halophilus</text:p>
          </table:table-cell>
        </table:table-row>
        <table:table-row table:style-name="ro1">
          <table:table-cell office:value-type="string" calcext:value-type="string">
            <text:p>NZ_CP017267.1</text:p>
          </table:table-cell>
          <table:table-cell office:value-type="float" office:value="519472" calcext:value-type="float">
            <text:p>5194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Vagococcus</text:p>
          </table:table-cell>
          <table:table-cell office:value-type="string" calcext:value-type="string">
            <text:p>Vagococcus teuberi</text:p>
          </table:table-cell>
        </table:table-row>
        <table:table-row table:style-name="ro1">
          <table:table-cell office:value-type="string" calcext:value-type="string">
            <text:p>NZ_MCNR01000001.1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us animalis</text:p>
          </table:table-cell>
        </table:table-row>
        <table:table-row table:style-name="ro1">
          <table:table-cell office:value-type="string" calcext:value-type="string">
            <text:p>NZ_LQNM01000103.1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actobacillaceae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Pediococcus pentosaceus</text:p>
          </table:table-cell>
        </table:table-row>
        <table:table-row table:style-name="ro1">
          <table:table-cell office:value-type="string" calcext:value-type="string">
            <text:p>NZ_BBXT01000001.1</text:p>
          </table:table-cell>
          <table:table-cell office:value-type="float" office:value="709323" calcext:value-type="float">
            <text:p>7093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euconostocaceae</text:p>
          </table:table-cell>
          <table:table-cell office:value-type="string" calcext:value-type="string">
            <text:p>Fructobacillus</text:p>
          </table:table-cell>
          <table:table-cell office:value-type="string" calcext:value-type="string">
            <text:p>Fructobacillus tropaeoli</text:p>
          </table:table-cell>
        </table:table-row>
        <table:table-row table:style-name="ro1">
          <table:table-cell office:value-type="string" calcext:value-type="string">
            <text:p>NZ_CP016329.1</text:p>
          </table:table-cell>
          <table:table-cell office:value-type="float" office:value="255248" calcext:value-type="float">
            <text:p>2552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euconostocaceae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euconostoc garlicum</text:p>
          </table:table-cell>
        </table:table-row>
        <table:table-row table:style-name="ro1">
          <table:table-cell office:value-type="string" calcext:value-type="string">
            <text:p>NZ_MLPI01000070.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euconostocaceae</text:p>
          </table:table-cell>
          <table:table-cell office:value-type="string" calcext:value-type="string">
            <text:p>Oenococcus</text:p>
          </table:table-cell>
          <table:table-cell office:value-type="string" calcext:value-type="string">
            <text:p>Oenococcus oeni</text:p>
          </table:table-cell>
        </table:table-row>
        <table:table-row table:style-name="ro1">
          <table:table-cell office:value-type="string" calcext:value-type="string">
            <text:p>NZ_DF820484.1</text:p>
          </table:table-cell>
          <table:table-cell office:value-type="float" office:value="1329250" calcext:value-type="float">
            <text:p>13292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Leuconostocaceae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Weissella oryzae</text:p>
          </table:table-cell>
        </table:table-row>
        <table:table-row table:style-name="ro1">
          <table:table-cell office:value-type="string" calcext:value-type="string">
            <text:p>NZ_MKIR01000001.1</text:p>
          </table:table-cell>
          <table:table-cell office:value-type="float" office:value="1859473" calcext:value-type="float">
            <text:p>18594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Floricoccus</text:p>
          </table:table-cell>
          <table:table-cell office:value-type="string" calcext:value-type="string">
            <text:p>Floricoccus tropicus</text:p>
          </table:table-cell>
        </table:table-row>
        <table:table-row table:style-name="ro1">
          <table:table-cell office:value-type="string" calcext:value-type="string">
            <text:p>NZ_LITB01000003.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Lactococcus</text:p>
          </table:table-cell>
          <table:table-cell office:value-type="string" calcext:value-type="string">
            <text:p>Lactococcus lactis</text:p>
          </table:table-cell>
        </table:table-row>
        <table:table-row table:style-name="ro1">
          <table:table-cell office:value-type="string" calcext:value-type="string">
            <text:p>NZ_CLBT01000001.1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</table:table-row>
        <table:table-row table:style-name="ro1">
          <table:table-cell office:value-type="string" calcext:value-type="string">
            <text:p>NZ_FOXR01000086.1</text:p>
          </table:table-cell>
          <table:table-cell office:value-type="float" office:value="937334" calcext:value-type="float">
            <text:p>9373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aldicoprobacteraceae</text:p>
          </table:table-cell>
          <table:table-cell office:value-type="string" calcext:value-type="string">
            <text:p>Caldicoprobacter</text:p>
          </table:table-cell>
          <table:table-cell office:value-type="string" calcext:value-type="string">
            <text:p>Caldicoprobacter faecalis</text:p>
          </table:table-cell>
        </table:table-row>
        <table:table-row table:style-name="ro1">
          <table:table-cell office:value-type="string" calcext:value-type="string">
            <text:p>NZ_LAYJ01000078.1</text:p>
          </table:table-cell>
          <table:table-cell office:value-type="float" office:value="270498" calcext:value-type="float">
            <text:p>2704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atabacteriaceae</text:p>
          </table:table-cell>
          <table:table-cell office:value-type="string" calcext:value-type="string">
            <text:p>Catabacter</text:p>
          </table:table-cell>
          <table:table-cell office:value-type="string" calcext:value-type="string">
            <text:p>Catabacter hongkongensis</text:p>
          </table:table-cell>
        </table:table-row>
        <table:table-row table:style-name="ro1">
          <table:table-cell office:value-type="string" calcext:value-type="string">
            <text:p>NZ_MAIQ01000001.1</text:p>
          </table:table-cell>
          <table:table-cell office:value-type="float" office:value="1851429" calcext:value-type="float">
            <text:p>18514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hristensenellaceae</text:p>
          </table:table-cell>
          <table:table-cell office:value-type="string" calcext:value-type="string">
            <text:p>Christensenella</text:p>
          </table:table-cell>
          <table:table-cell/>
        </table:table-row>
        <table:table-row table:style-name="ro1">
          <table:table-cell office:value-type="string" calcext:value-type="string">
            <text:p>NC_009633.1</text:p>
          </table:table-cell>
          <table:table-cell office:value-type="float" office:value="293826" calcext:value-type="float">
            <text:p>2938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Alkaliphilus</text:p>
          </table:table-cell>
          <table:table-cell office:value-type="string" calcext:value-type="string">
            <text:p>Alkaliphilus metalliredigens</text:p>
          </table:table-cell>
        </table:table-row>
        <table:table-row table:style-name="ro1">
          <table:table-cell office:value-type="string" calcext:value-type="string">
            <text:p>NZ_CDPP01000001.1</text:p>
          </table:table-cell>
          <table:table-cell office:value-type="float" office:value="1585974" calcext:value-type="float">
            <text:p>15859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Beduini</text:p>
          </table:table-cell>
          <table:table-cell office:value-type="string" calcext:value-type="string">
            <text:p>Beduini massiliensis</text:p>
          </table:table-cell>
        </table:table-row>
        <table:table-row table:style-name="ro1">
          <table:table-cell office:value-type="string" calcext:value-type="string">
            <text:p>NZ_KB976103.1</text:p>
          </table:table-cell>
          <table:table-cell office:value-type="float" office:value="1203606" calcext:value-type="float">
            <text:p>12036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Butyricicoccus</text:p>
          </table:table-cell>
          <table:table-cell office:value-type="string" calcext:value-type="string">
            <text:p>Butyricicoccus pullicaecorum</text:p>
          </table:table-cell>
        </table:table-row>
        <table:table-row table:style-name="ro1">
          <table:table-cell office:value-type="string" calcext:value-type="string">
            <text:p>NZ_ARZA01000001.1</text:p>
          </table:table-cell>
          <table:table-cell office:value-type="float" office:value="1304284" calcext:value-type="float">
            <text:p>13042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Caldisalinibacter</text:p>
          </table:table-cell>
          <table:table-cell office:value-type="string" calcext:value-type="string">
            <text:p>Caldisalinibacter kiritimatiensis</text:p>
          </table:table-cell>
        </table:table-row>
        <table:table-row table:style-name="ro1">
          <table:table-cell office:value-type="string" calcext:value-type="string">
            <text:p>NZ_CAKP01000161.1</text:p>
          </table:table-cell>
          <table:table-cell office:value-type="float" office:value="857293" calcext:value-type="float">
            <text:p>8572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Caloramator</text:p>
          </table:table-cell>
          <table:table-cell office:value-type="string" calcext:value-type="string">
            <text:p>Caloramator australicus</text:p>
          </table:table-cell>
        </table:table-row>
        <table:table-row table:style-name="ro1">
          <table:table-cell office:value-type="string" calcext:value-type="string">
            <text:p>NZ_JXLL01000001.1</text:p>
          </table:table-cell>
          <table:table-cell office:value-type="float" office:value="1302151" calcext:value-type="float">
            <text:p>13021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Caloranaerobacter</text:p>
          </table:table-cell>
          <table:table-cell/>
        </table:table-row>
        <table:table-row table:style-name="ro1">
          <table:table-cell office:value-type="string" calcext:value-type="string">
            <text:p>NZ_FRAJ01000043.1</text:p>
          </table:table-cell>
          <table:table-cell office:value-type="float" office:value="1121266" calcext:value-type="float">
            <text:p>11212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Caminicella</text:p>
          </table:table-cell>
          <table:table-cell office:value-type="string" calcext:value-type="string">
            <text:p>Caminicella sporogenes</text:p>
          </table:table-cell>
        </table:table-row>
        <table:table-row table:style-name="ro1">
          <table:table-cell office:value-type="string" calcext:value-type="string">
            <text:p>NZ_JNLN01000001.1</text:p>
          </table:table-cell>
          <table:table-cell office:value-type="float" office:value="37659" calcext:value-type="float">
            <text:p>376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um algidicarnis</text:p>
          </table:table-cell>
        </table:table-row>
        <table:table-row table:style-name="ro1">
          <table:table-cell office:value-type="string" calcext:value-type="string">
            <text:p>NZ_LN879444.1</text:p>
          </table:table-cell>
          <table:table-cell office:value-type="float" office:value="1650662" calcext:value-type="float">
            <text:p>16506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Desnuesiella</text:p>
          </table:table-cell>
          <table:table-cell office:value-type="string" calcext:value-type="string">
            <text:p>Desnuesiella massiliensis</text:p>
          </table:table-cell>
        </table:table-row>
        <table:table-row table:style-name="ro1">
          <table:table-cell office:value-type="string" calcext:value-type="string">
            <text:p>NZ_AZQP01000001.1</text:p>
          </table:table-cell>
          <table:table-cell office:value-type="float" office:value="1403537" calcext:value-type="float">
            <text:p>14035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Fervidicella</text:p>
          </table:table-cell>
          <table:table-cell office:value-type="string" calcext:value-type="string">
            <text:p>Fervidicella metallireducens</text:p>
          </table:table-cell>
        </table:table-row>
        <table:table-row table:style-name="ro1">
          <table:table-cell office:value-type="string" calcext:value-type="string">
            <text:p>NZ_CP017269.1</text:p>
          </table:table-cell>
          <table:table-cell office:value-type="float" office:value="1424294" calcext:value-type="float">
            <text:p>14242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Geosporobacter</text:p>
          </table:table-cell>
          <table:table-cell office:value-type="string" calcext:value-type="string">
            <text:p>Geosporobacter ferrireducens</text:p>
          </table:table-cell>
        </table:table-row>
        <table:table-row table:style-name="ro1">
          <table:table-cell office:value-type="string" calcext:value-type="string">
            <text:p>NZ_FRAD01000042.1</text:p>
          </table:table-cell>
          <table:table-cell office:value-type="float" office:value="1121331" calcext:value-type="float">
            <text:p>11213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Hathewaya</text:p>
          </table:table-cell>
          <table:table-cell office:value-type="string" calcext:value-type="string">
            <text:p>Hathewaya proteolytica</text:p>
          </table:table-cell>
        </table:table-row>
        <table:table-row table:style-name="ro1">
          <table:table-cell office:value-type="string" calcext:value-type="string">
            <text:p>NZ_CYZE01000001.1</text:p>
          </table:table-cell>
          <table:table-cell office:value-type="float" office:value="154046" calcext:value-type="float">
            <text:p>1540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Hungatella</text:p>
          </table:table-cell>
          <table:table-cell office:value-type="string" calcext:value-type="string">
            <text:p>Hungatella hathewayi</text:p>
          </table:table-cell>
        </table:table-row>
        <table:table-row table:style-name="ro1">
          <table:table-cell office:value-type="string" calcext:value-type="string">
            <text:p>NZ_LN876574.1</text:p>
          </table:table-cell>
          <table:table-cell office:value-type="float" office:value="1658111" calcext:value-type="float">
            <text:p>1658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Inediibacterium</text:p>
          </table:table-cell>
          <table:table-cell office:value-type="string" calcext:value-type="string">
            <text:p>Inediibacterium massiliense</text:p>
          </table:table-cell>
        </table:table-row>
        <table:table-row table:style-name="ro1">
          <table:table-cell office:value-type="string" calcext:value-type="string">
            <text:p>NZ_FQVI01000076.1</text:p>
          </table:table-cell>
          <table:table-cell office:value-type="float" office:value="1122155" calcext:value-type="float">
            <text:p>11221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Lactonifactor</text:p>
          </table:table-cell>
          <table:table-cell office:value-type="string" calcext:value-type="string">
            <text:p>Lactonifactor longoviformis</text:p>
          </table:table-cell>
        </table:table-row>
        <table:table-row table:style-name="ro1">
          <table:table-cell office:value-type="string" calcext:value-type="string">
            <text:p>NZ_FQZS01000063.1</text:p>
          </table:table-cell>
          <table:table-cell office:value-type="float" office:value="1122184" calcext:value-type="float">
            <text:p>11221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Lutispora</text:p>
          </table:table-cell>
          <table:table-cell office:value-type="string" calcext:value-type="string">
            <text:p>Lutispora thermophila</text:p>
          </table:table-cell>
        </table:table-row>
        <table:table-row table:style-name="ro1">
          <table:table-cell office:value-type="string" calcext:value-type="string">
            <text:p>NZ_FUZT01000039.1</text:p>
          </table:table-cell>
          <table:table-cell office:value-type="float" office:value="36842" calcext:value-type="float">
            <text:p>368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Maledivibacter</text:p>
          </table:table-cell>
          <table:table-cell office:value-type="string" calcext:value-type="string">
            <text:p>Maledivibacter halophilus</text:p>
          </table:table-cell>
        </table:table-row>
        <table:table-row table:style-name="ro1">
          <table:table-cell office:value-type="string" calcext:value-type="string">
            <text:p>NZ_FMIZ01000007.1</text:p>
          </table:table-cell>
          <table:table-cell office:value-type="float" office:value="1870991" calcext:value-type="float">
            <text:p>18709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Massilioclostridium</text:p>
          </table:table-cell>
          <table:table-cell office:value-type="string" calcext:value-type="string">
            <text:p>Massilioclostridium coli</text:p>
          </table:table-cell>
        </table:table-row>
        <table:table-row table:style-name="ro1">
          <table:table-cell office:value-type="string" calcext:value-type="string">
            <text:p>NZ_FNFP01000024.1</text:p>
          </table:table-cell>
          <table:table-cell office:value-type="float" office:value="393762" calcext:value-type="float">
            <text:p>3937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Natronincola</text:p>
          </table:table-cell>
          <table:table-cell office:value-type="string" calcext:value-type="string">
            <text:p>Natronincola ferrireducens</text:p>
          </table:table-cell>
        </table:table-row>
        <table:table-row table:style-name="ro1">
          <table:table-cell office:value-type="string" calcext:value-type="string">
            <text:p>NZ_LKET01000001.1</text:p>
          </table:table-cell>
          <table:table-cell office:value-type="float" office:value="36849" calcext:value-type="float">
            <text:p>368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Oxobacter</text:p>
          </table:table-cell>
          <table:table-cell office:value-type="string" calcext:value-type="string">
            <text:p>Oxobacter pfennigii</text:p>
          </table:table-cell>
        </table:table-row>
        <table:table-row table:style-name="ro1">
          <table:table-cell office:value-type="string" calcext:value-type="string">
            <text:p>NZ_FOVK01000036.1</text:p>
          </table:table-cell>
          <table:table-cell office:value-type="float" office:value="398199" calcext:value-type="float">
            <text:p>3981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Proteiniclasticum</text:p>
          </table:table-cell>
          <table:table-cell office:value-type="string" calcext:value-type="string">
            <text:p>Proteiniclasticum ruminis</text:p>
          </table:table-cell>
        </table:table-row>
        <table:table-row table:style-name="ro1">
          <table:table-cell office:value-type="string" calcext:value-type="string">
            <text:p>NZ_HF951986.1</text:p>
          </table:table-cell>
          <table:table-cell office:value-type="float" office:value="941824" calcext:value-type="float">
            <text:p>9418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Thermobrachium</text:p>
          </table:table-cell>
          <table:table-cell office:value-type="string" calcext:value-type="string">
            <text:p>Thermobrachium celere</text:p>
          </table:table-cell>
        </table:table-row>
        <table:table-row table:style-name="ro1">
          <table:table-cell office:value-type="string" calcext:value-type="string">
            <text:p>NZ_LOEE01000001.1</text:p>
          </table:table-cell>
          <table:table-cell office:value-type="float" office:value="520762" calcext:value-type="float">
            <text:p>5207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Thermotalea</text:p>
          </table:table-cell>
          <table:table-cell office:value-type="string" calcext:value-type="string">
            <text:p>Thermotalea metallivorans</text:p>
          </table:table-cell>
        </table:table-row>
        <table:table-row table:style-name="ro1">
          <table:table-cell office:value-type="string" calcext:value-type="string">
            <text:p>NZ_FOQA01000031.1</text:p>
          </table:table-cell>
          <table:table-cell office:value-type="float" office:value="69895" calcext:value-type="float">
            <text:p>698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Tindallia</text:p>
          </table:table-cell>
          <table:table-cell office:value-type="string" calcext:value-type="string">
            <text:p>Tindallia magadiensis</text:p>
          </table:table-cell>
        </table:table-row>
        <table:table-row table:style-name="ro1">
          <table:table-cell office:value-type="string" calcext:value-type="string">
            <text:p>NZ_AXUN02000241.1</text:p>
          </table:table-cell>
          <table:table-cell office:value-type="float" office:value="994573" calcext:value-type="float">
            <text:p>9945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office:value-type="string" calcext:value-type="string">
            <text:p>Youngiibacter</text:p>
          </table:table-cell>
          <table:table-cell office:value-type="string" calcext:value-type="string">
            <text:p>Youngiibacter fragilis</text:p>
          </table:table-cell>
        </table:table-row>
        <table:table-row table:style-name="ro1">
          <table:table-cell office:value-type="string" calcext:value-type="string">
            <text:p>NZ_BDHH01000001.1</text:p>
          </table:table-cell>
          <table:table-cell office:value-type="float" office:value="1048380" calcext:value-type="float">
            <text:p>10483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. Incertae Sedis</text:p>
          </table:table-cell>
          <table:table-cell office:value-type="string" calcext:value-type="string">
            <text:p>Fusibacter</text:p>
          </table:table-cell>
          <table:table-cell/>
        </table:table-row>
        <table:table-row table:style-name="ro1">
          <table:table-cell office:value-type="string" calcext:value-type="string">
            <text:p>NZ_CP016199.1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I. Incertae Sedis</text:p>
          </table:table-cell>
          <table:table-cell office:value-type="string" calcext:value-type="string">
            <text:p>Mogibacterium</text:p>
          </table:table-cell>
          <table:table-cell office:value-type="string" calcext:value-type="string">
            <text:p>Mogibacterium pumilum</text:p>
          </table:table-cell>
        </table:table-row>
        <table:table-row table:style-name="ro1">
          <table:table-cell office:value-type="string" calcext:value-type="string">
            <text:p>NZ_FLKM01000001.1</text:p>
          </table:table-cell>
          <table:table-cell office:value-type="float" office:value="1776384" calcext:value-type="float">
            <text:p>17763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I. Incertae Sedis</text:p>
          </table:table-cell>
          <table:table-cell office:value-type="string" calcext:value-type="string">
            <text:p>Emergencia</text:p>
          </table:table-cell>
          <table:table-cell office:value-type="string" calcext:value-type="string">
            <text:p>Emergencia timonensis</text:p>
          </table:table-cell>
        </table:table-row>
        <table:table-row table:style-name="ro1">
          <table:table-cell office:value-type="string" calcext:value-type="string">
            <text:p>NZ_FNWE01000002.1</text:p>
          </table:table-cell>
          <table:table-cell office:value-type="float" office:value="1870997" calcext:value-type="float">
            <text:p>18709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I. Incertae Sedis</text:p>
          </table:table-cell>
          <table:table-cell office:value-type="string" calcext:value-type="string">
            <text:p>Ileibacterium</text:p>
          </table:table-cell>
          <table:table-cell office:value-type="string" calcext:value-type="string">
            <text:p>Ileibacterium massiliense</text:p>
          </table:table-cell>
        </table:table-row>
        <table:table-row table:style-name="ro1">
          <table:table-cell office:value-type="string" calcext:value-type="string">
            <text:p>NZ_FUHN01000008.1</text:p>
          </table:table-cell>
          <table:table-cell office:value-type="float" office:value="1871012" calcext:value-type="float">
            <text:p>18710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I. Incertae Sedis</text:p>
          </table:table-cell>
          <table:table-cell office:value-type="string" calcext:value-type="string">
            <text:p>Mobilibacterium</text:p>
          </table:table-cell>
          <table:table-cell office:value-type="string" calcext:value-type="string">
            <text:p>Mobilibacterium timonense</text:p>
          </table:table-cell>
        </table:table-row>
        <table:table-row table:style-name="ro1">
          <table:table-cell office:value-type="string" calcext:value-type="string">
            <text:p>NZ_HE997581.1</text:p>
          </table:table-cell>
          <table:table-cell office:value-type="float" office:value="938278" calcext:value-type="float">
            <text:p>9382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III. Incertae Sedis</text:p>
          </table:table-cell>
          <table:table-cell office:value-type="string" calcext:value-type="string">
            <text:p>Casaltella</text:p>
          </table:table-cell>
          <table:table-cell office:value-type="string" calcext:value-type="string">
            <text:p>Casaltella massiliensis</text:p>
          </table:table-cell>
        </table:table-row>
        <table:table-row table:style-name="ro1">
          <table:table-cell office:value-type="string" calcext:value-type="string">
            <text:p>NZ_FUXM01000082.1</text:p>
          </table:table-cell>
          <table:table-cell office:value-type="float" office:value="1121270" calcext:value-type="float">
            <text:p>11212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VI. Incertae Sedis</text:p>
          </table:table-cell>
          <table:table-cell office:value-type="string" calcext:value-type="string">
            <text:p>Carboxydocella</text:p>
          </table:table-cell>
          <table:table-cell office:value-type="string" calcext:value-type="string">
            <text:p>Carboxydocella sporoproducens</text:p>
          </table:table-cell>
        </table:table-row>
        <table:table-row table:style-name="ro1">
          <table:table-cell office:value-type="string" calcext:value-type="string">
            <text:p>NC_014831.1</text:p>
          </table:table-cell>
          <table:table-cell office:value-type="float" office:value="644966" calcext:value-type="float">
            <text:p>6449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VII. Incertae Sedis</text:p>
          </table:table-cell>
          <table:table-cell office:value-type="string" calcext:value-type="string">
            <text:p>Thermaerobacter</text:p>
          </table:table-cell>
          <table:table-cell office:value-type="string" calcext:value-type="string">
            <text:p>Thermaerobacter marianensis</text:p>
          </table:table-cell>
        </table:table-row>
        <table:table-row table:style-name="ro1">
          <table:table-cell office:value-type="string" calcext:value-type="string">
            <text:p>NZ_FWWY01000002.1</text:p>
          </table:table-cell>
          <table:table-cell office:value-type="float" office:value="929705" calcext:value-type="float">
            <text:p>9297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les Family XVII. Incertae Sedis</text:p>
          </table:table-cell>
          <table:table-cell office:value-type="string" calcext:value-type="string">
            <text:p>Sulfobacillus</text:p>
          </table:table-cell>
          <table:table-cell office:value-type="string" calcext:value-type="string">
            <text:p>Sulfobacillus thermosulfidooxidans</text:p>
          </table:table-cell>
        </table:table-row>
        <table:table-row table:style-name="ro1">
          <table:table-cell office:value-type="string" calcext:value-type="string">
            <text:p>NZ_LGYO01000001.1</text:p>
          </table:table-cell>
          <table:table-cell office:value-type="float" office:value="52689" calcext:value-type="float">
            <text:p>526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Acetobacterium</text:p>
          </table:table-cell>
          <table:table-cell office:value-type="string" calcext:value-type="string">
            <text:p>Acetobacterium bakii</text:p>
          </table:table-cell>
        </table:table-row>
        <table:table-row table:style-name="ro1">
          <table:table-cell office:value-type="string" calcext:value-type="string">
            <text:p>NZ_FQTU01000035.1</text:p>
          </table:table-cell>
          <table:table-cell office:value-type="float" office:value="1120975" calcext:value-type="float">
            <text:p>11209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Alkalibacter</text:p>
          </table:table-cell>
          <table:table-cell office:value-type="string" calcext:value-type="string">
            <text:p>Alkalibacter saccharofermentans</text:p>
          </table:table-cell>
        </table:table-row>
        <table:table-row table:style-name="ro1">
          <table:table-cell office:value-type="string" calcext:value-type="string">
            <text:p>NZ_DS560019.1</text:p>
          </table:table-cell>
          <table:table-cell office:value-type="float" office:value="445971" calcext:value-type="float">
            <text:p>4459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Anaerofustis</text:p>
          </table:table-cell>
          <table:table-cell office:value-type="string" calcext:value-type="string">
            <text:p>Anaerofustis stercorihominis</text:p>
          </table:table-cell>
        </table:table-row>
        <table:table-row table:style-name="ro1">
          <table:table-cell office:value-type="string" calcext:value-type="string">
            <text:p>NZ_LN865145.1</text:p>
          </table:table-cell>
          <table:table-cell office:value-type="float" office:value="1658112" calcext:value-type="float">
            <text:p>165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Eubacterium sp. SB2</text:p>
          </table:table-cell>
        </table:table-row>
        <table:table-row table:style-name="ro1">
          <table:table-cell office:value-type="string" calcext:value-type="string">
            <text:p>NZ_FUWV01000023.1</text:p>
          </table:table-cell>
          <table:table-cell office:value-type="float" office:value="1121911" calcext:value-type="float">
            <text:p>11219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Garciella</text:p>
          </table:table-cell>
          <table:table-cell office:value-type="string" calcext:value-type="string">
            <text:p>Garciella nitratireducens</text:p>
          </table:table-cell>
        </table:table-row>
        <table:table-row table:style-name="ro1">
          <table:table-cell office:value-type="string" calcext:value-type="string">
            <text:p>NZ_LT707026.1</text:p>
          </table:table-cell>
          <table:table-cell office:value-type="float" office:value="1871029" calcext:value-type="float">
            <text:p>18710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Intestinibacillus</text:p>
          </table:table-cell>
          <table:table-cell office:value-type="string" calcext:value-type="string">
            <text:p>Intestinibacillus massiliensis</text:p>
          </table:table-cell>
        </table:table-row>
        <table:table-row table:style-name="ro1">
          <table:table-cell office:value-type="string" calcext:value-type="string">
            <text:p>NZ_GL622359.1</text:p>
          </table:table-cell>
          <table:table-cell office:value-type="float" office:value="887929" calcext:value-type="float">
            <text:p>8879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Eubacteriaceae</text:p>
          </table:table-cell>
          <table:table-cell office:value-type="string" calcext:value-type="string">
            <text:p>Pseudoramibacter</text:p>
          </table:table-cell>
          <table:table-cell office:value-type="string" calcext:value-type="string">
            <text:p>Pseudoramibacter alactolyticus</text:p>
          </table:table-cell>
        </table:table-row>
        <table:table-row table:style-name="ro1">
          <table:table-cell office:value-type="string" calcext:value-type="string">
            <text:p>NC_010337.2</text:p>
          </table:table-cell>
          <table:table-cell office:value-type="float" office:value="498761" calcext:value-type="float">
            <text:p>4987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Heliobacteriaceae</text:p>
          </table:table-cell>
          <table:table-cell office:value-type="string" calcext:value-type="string">
            <text:p>Heliobacterium</text:p>
          </table:table-cell>
          <table:table-cell office:value-type="string" calcext:value-type="string">
            <text:p>Heliobacterium modesticaldum</text:p>
          </table:table-cell>
        </table:table-row>
        <table:table-row table:style-name="ro1">
          <table:table-cell office:value-type="string" calcext:value-type="string">
            <text:p>NZ_FOJY01000054.1</text:p>
          </table:table-cell>
          <table:table-cell office:value-type="float" office:value="1120918" calcext:value-type="float">
            <text:p>11209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cetitomaculum</text:p>
          </table:table-cell>
          <table:table-cell office:value-type="string" calcext:value-type="string">
            <text:p>Acetitomaculum ruminis</text:p>
          </table:table-cell>
        </table:table-row>
        <table:table-row table:style-name="ro1">
          <table:table-cell office:value-type="string" calcext:value-type="string">
            <text:p>NZ_PDYG01000001.1</text:p>
          </table:table-cell>
          <table:table-cell office:value-type="float" office:value="1712665" calcext:value-type="float">
            <text:p>17126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gathobacter</text:p>
          </table:table-cell>
          <table:table-cell office:value-type="string" calcext:value-type="string">
            <text:p>Agathobacter ruminis</text:p>
          </table:table-cell>
        </table:table-row>
        <table:table-row table:style-name="ro1">
          <table:table-cell office:value-type="string" calcext:value-type="string">
            <text:p>NZ_FMKA01000104.1</text:p>
          </table:table-cell>
          <table:table-cell office:value-type="float" office:value="1619234" calcext:value-type="float">
            <text:p>16192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naerobium</text:p>
          </table:table-cell>
          <table:table-cell office:value-type="string" calcext:value-type="string">
            <text:p>Anaerobium acetethylicum</text:p>
          </table:table-cell>
        </table:table-row>
        <table:table-row table:style-name="ro1">
          <table:table-cell office:value-type="string" calcext:value-type="string">
            <text:p>NZ_OAOG01000111.1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naerocolumna</text:p>
          </table:table-cell>
          <table:table-cell office:value-type="string" calcext:value-type="string">
            <text:p>Anaerocolumna aminovalerica</text:p>
          </table:table-cell>
        </table:table-row>
        <table:table-row table:style-name="ro1">
          <table:table-cell office:value-type="string" calcext:value-type="string">
            <text:p>NZ_DS499744.1</text:p>
          </table:table-cell>
          <table:table-cell office:value-type="float" office:value="411490" calcext:value-type="float">
            <text:p>4114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naerostipes</text:p>
          </table:table-cell>
          <table:table-cell office:value-type="string" calcext:value-type="string">
            <text:p>Anaerostipes caccae</text:p>
          </table:table-cell>
        </table:table-row>
        <table:table-row table:style-name="ro1">
          <table:table-cell office:value-type="string" calcext:value-type="string">
            <text:p>NZ_LRVM01000001.1</text:p>
          </table:table-cell>
          <table:table-cell office:value-type="float" office:value="36847" calcext:value-type="float">
            <text:p>368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Anaerotignum</text:p>
          </table:table-cell>
          <table:table-cell office:value-type="string" calcext:value-type="string">
            <text:p>Anaerotignum neopropionicum</text:p>
          </table:table-cell>
        </table:table-row>
        <table:table-row table:style-name="ro1">
          <table:table-cell office:value-type="string" calcext:value-type="string">
            <text:p>NZ_LT574828.1</text:p>
          </table:table-cell>
          <table:table-cell office:value-type="float" office:value="1745713" calcext:value-type="float">
            <text:p>17457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ariatricus</text:p>
          </table:table-cell>
          <table:table-cell office:value-type="string" calcext:value-type="string">
            <text:p>Bariatricus massiliensis</text:p>
          </table:table-cell>
        </table:table-row>
        <table:table-row table:style-name="ro1">
          <table:table-cell office:value-type="string" calcext:value-type="string">
            <text:p>NZ_KI669414.1</text:p>
          </table:table-cell>
          <table:table-cell office:value-type="float" office:value="1073375" calcext:value-type="float">
            <text:p>10733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[Ruminococcus] gnavus</text:p>
          </table:table-cell>
        </table:table-row>
        <table:table-row table:style-name="ro1">
          <table:table-cell office:value-type="string" calcext:value-type="string">
            <text:p>NZ_GG663534.1</text:p>
          </table:table-cell>
          <table:table-cell office:value-type="float" office:value="511680" calcext:value-type="float">
            <text:p>5116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utyrivibrio</text:p>
          </table:table-cell>
          <table:table-cell office:value-type="string" calcext:value-type="string">
            <text:p>Butyrivibrio crossotus</text:p>
          </table:table-cell>
        </table:table-row>
        <table:table-row table:style-name="ro1">
          <table:table-cell office:value-type="string" calcext:value-type="string">
            <text:p>NZ_KI535366.1</text:p>
          </table:table-cell>
          <table:table-cell office:value-type="float" office:value="592026" calcext:value-type="float">
            <text:p>5920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Catonella</text:p>
          </table:table-cell>
          <table:table-cell office:value-type="string" calcext:value-type="string">
            <text:p>Catonella morbi</text:p>
          </table:table-cell>
        </table:table-row>
        <table:table-row table:style-name="ro1">
          <table:table-cell office:value-type="string" calcext:value-type="string">
            <text:p>NC_015275.1</text:p>
          </table:table-cell>
          <table:table-cell office:value-type="float" office:value="642492" calcext:value-type="float">
            <text:p>6424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Cellulosilyticum</text:p>
          </table:table-cell>
          <table:table-cell office:value-type="string" calcext:value-type="string">
            <text:p>Cellulosilyticum lentocellum</text:p>
          </table:table-cell>
        </table:table-row>
        <table:table-row table:style-name="ro1">
          <table:table-cell office:value-type="string" calcext:value-type="string">
            <text:p>NZ_KE150441.1</text:p>
          </table:table-cell>
          <table:table-cell office:value-type="float" office:value="1078091" calcext:value-type="float">
            <text:p>10780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Coprococcus</text:p>
          </table:table-cell>
          <table:table-cell office:value-type="string" calcext:value-type="string">
            <text:p>Coprococcus sp. HPP0048</text:p>
          </table:table-cell>
        </table:table-row>
        <table:table-row table:style-name="ro1">
          <table:table-cell office:value-type="string" calcext:value-type="string">
            <text:p>NZ_CYXO01000001.1</text:p>
          </table:table-cell>
          <table:table-cell office:value-type="float" office:value="88431" calcext:value-type="float">
            <text:p>884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Dorea</text:p>
          </table:table-cell>
          <table:table-cell office:value-type="string" calcext:value-type="string">
            <text:p>Dorea longicatena</text:p>
          </table:table-cell>
        </table:table-row>
        <table:table-row table:style-name="ro1">
          <table:table-cell office:value-type="string" calcext:value-type="string">
            <text:p>NZ_MCGH01000001.1</text:p>
          </table:table-cell>
          <table:table-cell office:value-type="float" office:value="1432052" calcext:value-type="float">
            <text:p>14320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Eisenbergiella</text:p>
          </table:table-cell>
          <table:table-cell office:value-type="string" calcext:value-type="string">
            <text:p>Eisenbergiella tayi</text:p>
          </table:table-cell>
        </table:table-row>
        <table:table-row table:style-name="ro1">
          <table:table-cell office:value-type="string" calcext:value-type="string">
            <text:p>NZ_LDAQ01000001.1</text:p>
          </table:table-cell>
          <table:table-cell office:value-type="float" office:value="290055" calcext:value-type="float">
            <text:p>2900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Faecalicatena</text:p>
          </table:table-cell>
          <table:table-cell office:value-type="string" calcext:value-type="string">
            <text:p>Faecalicatena fissicatena</text:p>
          </table:table-cell>
        </table:table-row>
        <table:table-row table:style-name="ro1">
          <table:table-cell office:value-type="string" calcext:value-type="string">
            <text:p>NZ_CZBC01000078.1</text:p>
          </table:table-cell>
          <table:table-cell office:value-type="float" office:value="1806509" calcext:value-type="float">
            <text:p>18065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Fusicatenibacter</text:p>
          </table:table-cell>
          <table:table-cell/>
        </table:table-row>
        <table:table-row table:style-name="ro1">
          <table:table-cell office:value-type="string" calcext:value-type="string">
            <text:p>NZ_LN879430.1</text:p>
          </table:table-cell>
          <table:table-cell office:value-type="float" office:value="1679721" calcext:value-type="float">
            <text:p>16797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Herbinix</text:p>
          </table:table-cell>
          <table:table-cell office:value-type="string" calcext:value-type="string">
            <text:p>Herbinix luporum</text:p>
          </table:table-cell>
        </table:table-row>
        <table:table-row table:style-name="ro1">
          <table:table-cell office:value-type="string" calcext:value-type="string">
            <text:p>NZ_FQZY01000159.1</text:p>
          </table:table-cell>
          <table:table-cell office:value-type="float" office:value="1121950" calcext:value-type="float">
            <text:p>1121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Hespellia</text:p>
          </table:table-cell>
          <table:table-cell office:value-type="string" calcext:value-type="string">
            <text:p>Hespellia stercorisuis</text:p>
          </table:table-cell>
        </table:table-row>
        <table:table-row table:style-name="ro1">
          <table:table-cell office:value-type="string" calcext:value-type="string">
            <text:p>NZ_JH378829.1</text:p>
          </table:table-cell>
          <table:table-cell office:value-type="float" office:value="679200" calcext:value-type="float">
            <text:p>6792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Johnsonella</text:p>
          </table:table-cell>
          <table:table-cell office:value-type="string" calcext:value-type="string">
            <text:p>Johnsonella ignava</text:p>
          </table:table-cell>
        </table:table-row>
        <table:table-row table:style-name="ro1">
          <table:table-cell office:value-type="string" calcext:value-type="string">
            <text:p>NZ_JH815185.1</text:p>
          </table:table-cell>
          <table:table-cell office:value-type="float" office:value="936595" calcext:value-type="float">
            <text:p>9365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anaerobaculum</text:p>
          </table:table-cell>
          <table:table-cell/>
        </table:table-row>
        <table:table-row table:style-name="ro1">
          <table:table-cell office:value-type="string" calcext:value-type="string">
            <text:p>NZ_JHWB01000001.1</text:p>
          </table:table-cell>
          <table:table-cell office:value-type="float" office:value="140626" calcext:value-type="float">
            <text:p>140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bacterium</text:p>
          </table:table-cell>
          <table:table-cell office:value-type="string" calcext:value-type="string">
            <text:p>Lachnobacterium bovis</text:p>
          </table:table-cell>
        </table:table-row>
        <table:table-row table:style-name="ro1">
          <table:table-cell office:value-type="string" calcext:value-type="string">
            <text:p>NZ_LT635479.1</text:p>
          </table:table-cell>
          <table:table-cell office:value-type="float" office:value="1871021" calcext:value-type="float">
            <text:p>18710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Lachnoclostridium phocaeense</text:p>
          </table:table-cell>
        </table:table-row>
        <table:table-row table:style-name="ro1">
          <table:table-cell office:value-type="string" calcext:value-type="string">
            <text:p>NZ_CZBT01000001.1</text:p>
          </table:table-cell>
          <table:table-cell office:value-type="float" office:value="28052" calcext:value-type="float">
            <text:p>280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spira</text:p>
          </table:table-cell>
          <table:table-cell office:value-type="string" calcext:value-type="string">
            <text:p>Lachnospira pectinoschiza</text:p>
          </table:table-cell>
        </table:table-row>
        <table:table-row table:style-name="ro1">
          <table:table-cell office:value-type="string" calcext:value-type="string">
            <text:p>NZ_NOKA01000001.1</text:p>
          </table:table-cell>
          <table:table-cell office:value-type="float" office:value="1763509" calcext:value-type="float">
            <text:p>17635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talea</text:p>
          </table:table-cell>
          <table:table-cell office:value-type="string" calcext:value-type="string">
            <text:p>Lachnotalea glycerini</text:p>
          </table:table-cell>
        </table:table-row>
        <table:table-row table:style-name="ro1">
          <table:table-cell office:value-type="string" calcext:value-type="string">
            <text:p>NZ_ACCL02000058.1</text:p>
          </table:table-cell>
          <table:table-cell office:value-type="float" office:value="478749" calcext:value-type="float">
            <text:p>4787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Marvinbryantia</text:p>
          </table:table-cell>
          <table:table-cell office:value-type="string" calcext:value-type="string">
            <text:p>Marvinbryantia formatexigens</text:p>
          </table:table-cell>
        </table:table-row>
        <table:table-row table:style-name="ro1">
          <table:table-cell office:value-type="string" calcext:value-type="string">
            <text:p>NZ_LN875025.1</text:p>
          </table:table-cell>
          <table:table-cell office:value-type="float" office:value="1658108" calcext:value-type="float">
            <text:p>16581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Niameybacter</text:p>
          </table:table-cell>
          <table:table-cell office:value-type="string" calcext:value-type="string">
            <text:p>Niameybacter massiliensis</text:p>
          </table:table-cell>
        </table:table-row>
        <table:table-row table:style-name="ro1">
          <table:table-cell office:value-type="string" calcext:value-type="string">
            <text:p>NZ_KE148312.1</text:p>
          </table:table-cell>
          <table:table-cell office:value-type="float" office:value="796943" calcext:value-type="float">
            <text:p>7969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Oribacterium</text:p>
          </table:table-cell>
          <table:table-cell office:value-type="string" calcext:value-type="string">
            <text:p>Oribacterium parvum</text:p>
          </table:table-cell>
        </table:table-row>
        <table:table-row table:style-name="ro1">
          <table:table-cell office:value-type="string" calcext:value-type="string">
            <text:p>NZ_FQYT01000053.1</text:p>
          </table:table-cell>
          <table:table-cell office:value-type="float" office:value="1122934" calcext:value-type="float">
            <text:p>1122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Parasporobacterium</text:p>
          </table:table-cell>
          <table:table-cell office:value-type="string" calcext:value-type="string">
            <text:p>Parasporobacterium paucivorans</text:p>
          </table:table-cell>
        </table:table-row>
        <table:table-row table:style-name="ro1">
          <table:table-cell office:value-type="string" calcext:value-type="string">
            <text:p>NZ_JNLH01000001.1</text:p>
          </table:table-cell>
          <table:table-cell office:value-type="float" office:value="1458469" calcext:value-type="float">
            <text:p>14584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Pseudobutyrivibrio</text:p>
          </table:table-cell>
          <table:table-cell office:value-type="string" calcext:value-type="string">
            <text:p>Pseudobutyrivibrio ruminis</text:p>
          </table:table-cell>
        </table:table-row>
        <table:table-row table:style-name="ro1">
          <table:table-cell office:value-type="string" calcext:value-type="string">
            <text:p>NZ_JMLZ01000001.1</text:p>
          </table:table-cell>
          <table:table-cell office:value-type="float" office:value="1469950" calcext:value-type="float">
            <text:p>1469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binsoniella</text:p>
          </table:table-cell>
          <table:table-cell office:value-type="string" calcext:value-type="string">
            <text:p>Robinsoniella sp. KNHs210</text:p>
          </table:table-cell>
        </table:table-row>
        <table:table-row table:style-name="ro1">
          <table:table-cell office:value-type="string" calcext:value-type="string">
            <text:p>NZ_MJHW01000001.1</text:p>
          </table:table-cell>
          <table:table-cell office:value-type="float" office:value="1261635" calcext:value-type="float">
            <text:p>12616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sp. 831b</text:p>
          </table:table-cell>
        </table:table-row>
        <table:table-row table:style-name="ro1">
          <table:table-cell office:value-type="string" calcext:value-type="string">
            <text:p>NZ_LGAJ01000001.1</text:p>
          </table:table-cell>
          <table:table-cell office:value-type="float" office:value="1653434" calcext:value-type="float">
            <text:p>16534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Sellimonas</text:p>
          </table:table-cell>
          <table:table-cell office:value-type="string" calcext:value-type="string">
            <text:p>Sellimonas intestinalis</text:p>
          </table:table-cell>
        </table:table-row>
        <table:table-row table:style-name="ro1">
          <table:table-cell office:value-type="string" calcext:value-type="string">
            <text:p>NZ_GG665870.1</text:p>
          </table:table-cell>
          <table:table-cell office:value-type="float" office:value="626523" calcext:value-type="float">
            <text:p>6265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Shuttleworthia</text:p>
          </table:table-cell>
          <table:table-cell office:value-type="string" calcext:value-type="string">
            <text:p>Shuttleworthia satelles</text:p>
          </table:table-cell>
        </table:table-row>
        <table:table-row table:style-name="ro1">
          <table:table-cell office:value-type="string" calcext:value-type="string">
            <text:p>NZ_JH590861.1</text:p>
          </table:table-cell>
          <table:table-cell office:value-type="float" office:value="796942" calcext:value-type="float">
            <text:p>7969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Stomatobaculum</text:p>
          </table:table-cell>
          <table:table-cell office:value-type="string" calcext:value-type="string">
            <text:p>Stomatobaculum longum</text:p>
          </table:table-cell>
        </table:table-row>
        <table:table-row table:style-name="ro1">
          <table:table-cell office:value-type="string" calcext:value-type="string">
            <text:p>NZ_NFLT01000001.1</text:p>
          </table:table-cell>
          <table:table-cell office:value-type="float" office:value="1965545" calcext:value-type="float">
            <text:p>19655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Tyzzerella</text:p>
          </table:table-cell>
          <table:table-cell office:value-type="string" calcext:value-type="string">
            <text:p>Tyzzerella sp. An114</text:p>
          </table:table-cell>
        </table:table-row>
        <table:table-row table:style-name="ro1">
          <table:table-cell office:value-type="string" calcext:value-type="string">
            <text:p>NZ_FZOJ01000105.1</text:p>
          </table:table-cell>
          <table:table-cell office:value-type="float" office:value="312168" calcext:value-type="float">
            <text:p>3121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aerovirgula</text:p>
          </table:table-cell>
          <table:table-cell office:value-type="string" calcext:value-type="string">
            <text:p>Anaerovirgula multivorans</text:p>
          </table:table-cell>
        </table:table-row>
        <table:table-row table:style-name="ro1">
          <table:table-cell office:value-type="string" calcext:value-type="string">
            <text:p>NZ_ABEQ01000092.3</text:p>
          </table:table-cell>
          <table:table-cell office:value-type="float" office:value="420336" calcext:value-type="float">
            <text:p>4203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ulopiscium</text:p>
          </table:table-cell>
          <table:table-cell office:value-type="string" calcext:value-type="string">
            <text:p>Epulopiscium sp. 'N.t. morphotype B'</text:p>
          </table:table-cell>
        </table:table-row>
        <table:table-row table:style-name="ro1">
          <table:table-cell office:value-type="string" calcext:value-type="string">
            <text:p>NZ_HG326224.1</text:p>
          </table:table-cell>
          <table:table-cell office:value-type="float" office:value="938288" calcext:value-type="float">
            <text:p>9382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nollaria</text:p>
          </table:table-cell>
          <table:table-cell office:value-type="string" calcext:value-type="string">
            <text:p>Fenollaria massiliensis</text:p>
          </table:table-cell>
        </table:table-row>
        <table:table-row table:style-name="ro1">
          <table:table-cell office:value-type="string" calcext:value-type="string">
            <text:p>NZ_NFMA01000001.1</text:p>
          </table:table-cell>
          <table:table-cell office:value-type="float" office:value="1965538" calcext:value-type="float">
            <text:p>19655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lavonifractor</text:p>
          </table:table-cell>
          <table:table-cell office:value-type="string" calcext:value-type="string">
            <text:p>Flavonifractor sp. An100</text:p>
          </table:table-cell>
        </table:table-row>
        <table:table-row table:style-name="ro1">
          <table:table-cell office:value-type="string" calcext:value-type="string">
            <text:p>NZ_JPJD01000001.1</text:p>
          </table:table-cell>
          <table:table-cell office:value-type="float" office:value="1297617" calcext:value-type="float">
            <text:p>12976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stinimonas</text:p>
          </table:table-cell>
          <table:table-cell office:value-type="string" calcext:value-type="string">
            <text:p>Intestinimonas butyriciproducens</text:p>
          </table:table-cell>
        </table:table-row>
        <table:table-row table:style-name="ro1">
          <table:table-cell office:value-type="string" calcext:value-type="string">
            <text:p>NZ_HG529490.1</text:p>
          </table:table-cell>
          <table:table-cell office:value-type="float" office:value="938289" calcext:value-type="float">
            <text:p>9382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vyella</text:p>
          </table:table-cell>
          <table:table-cell office:value-type="string" calcext:value-type="string">
            <text:p>Levyella massiliensis</text:p>
          </table:table-cell>
        </table:table-row>
        <table:table-row table:style-name="ro1">
          <table:table-cell office:value-type="string" calcext:value-type="string">
            <text:p>NZ_CYUJ01000001.1</text:p>
          </table:table-cell>
          <table:table-cell office:value-type="float" office:value="1673724" calcext:value-type="float">
            <text:p>16737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ofamilia</text:p>
          </table:table-cell>
          <table:table-cell office:value-type="string" calcext:value-type="string">
            <text:p>Neofamilia massiliensis</text:p>
          </table:table-cell>
        </table:table-row>
        <table:table-row table:style-name="ro1">
          <table:table-cell office:value-type="string" calcext:value-type="string">
            <text:p>NZ_FMDO01000062.1</text:p>
          </table:table-cell>
          <table:table-cell office:value-type="float" office:value="1889883" calcext:value-type="float">
            <text:p>18898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teiniborus</text:p>
          </table:table-cell>
          <table:table-cell office:value-type="string" calcext:value-type="string">
            <text:p>Proteiniborus sp. DW1</text:p>
          </table:table-cell>
        </table:table-row>
        <table:table-row table:style-name="ro1">
          <table:table-cell office:value-type="string" calcext:value-type="string">
            <text:p>NZ_NFHE01000001.1</text:p>
          </table:table-cell>
          <table:table-cell office:value-type="float" office:value="1965661" calcext:value-type="float">
            <text:p>19656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flavonifractor</text:p>
          </table:table-cell>
          <table:table-cell office:value-type="string" calcext:value-type="string">
            <text:p>Pseudoflavonifractor sp. An85</text:p>
          </table:table-cell>
        </table:table-row>
        <table:table-row table:style-name="ro1">
          <table:table-cell office:value-type="string" calcext:value-type="string">
            <text:p>NZ_KE159703.1</text:p>
          </table:table-cell>
          <table:table-cell office:value-type="float" office:value="1235797" calcext:value-type="float">
            <text:p>12357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Oscillospiraceae</text:p>
          </table:table-cell>
          <table:table-cell office:value-type="string" calcext:value-type="string">
            <text:p>Oscillibacter</text:p>
          </table:table-cell>
          <table:table-cell office:value-type="string" calcext:value-type="string">
            <text:p>Oscillibacter sp. 1-3</text:p>
          </table:table-cell>
        </table:table-row>
        <table:table-row table:style-name="ro1">
          <table:table-cell office:value-type="string" calcext:value-type="string">
            <text:p>NC_018866.1</text:p>
          </table:table-cell>
          <table:table-cell office:value-type="float" office:value="1147129" calcext:value-type="float">
            <text:p>11471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halobacter</text:p>
          </table:table-cell>
          <table:table-cell office:value-type="string" calcext:value-type="string">
            <text:p>Dehalobacter sp. DCA</text:p>
          </table:table-cell>
        </table:table-row>
        <table:table-row table:style-name="ro1">
          <table:table-cell office:value-type="string" calcext:value-type="string">
            <text:p>NZ_CP022121.1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halobacterium</text:p>
          </table:table-cell>
          <table:table-cell office:value-type="string" calcext:value-type="string">
            <text:p>Dehalobacterium formicoaceticum</text:p>
          </table:table-cell>
        </table:table-row>
        <table:table-row table:style-name="ro1">
          <table:table-cell office:value-type="string" calcext:value-type="string">
            <text:p>NZ_KK211100.1</text:p>
          </table:table-cell>
          <table:table-cell office:value-type="float" office:value="1304884" calcext:value-type="float">
            <text:p>13048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sulfitibacter</text:p>
          </table:table-cell>
          <table:table-cell office:value-type="string" calcext:value-type="string">
            <text:p>Desulfitibacter alkalitolerans</text:p>
          </table:table-cell>
        </table:table-row>
        <table:table-row table:style-name="ro1">
          <table:table-cell office:value-type="string" calcext:value-type="string">
            <text:p>NZ_KB913023.1</text:p>
          </table:table-cell>
          <table:table-cell office:value-type="float" office:value="146907" calcext:value-type="float">
            <text:p>1469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sulfitobacterium</text:p>
          </table:table-cell>
          <table:table-cell/>
        </table:table-row>
        <table:table-row table:style-name="ro1">
          <table:table-cell office:value-type="string" calcext:value-type="string">
            <text:p>NZ_FWWT01000031.1</text:p>
          </table:table-cell>
          <table:table-cell office:value-type="float" office:value="656914" calcext:value-type="float">
            <text:p>6569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sulfonispora</text:p>
          </table:table-cell>
          <table:table-cell office:value-type="string" calcext:value-type="string">
            <text:p>Desulfonispora thiosulfatigenes</text:p>
          </table:table-cell>
        </table:table-row>
        <table:table-row table:style-name="ro1">
          <table:table-cell office:value-type="string" calcext:value-type="string">
            <text:p>NC_018515.1</text:p>
          </table:table-cell>
          <table:table-cell office:value-type="float" office:value="768704" calcext:value-type="float">
            <text:p>7687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sulfosporosinus</text:p>
          </table:table-cell>
          <table:table-cell office:value-type="string" calcext:value-type="string">
            <text:p>Desulfosporosinus meridiei</text:p>
          </table:table-cell>
        </table:table-row>
        <table:table-row table:style-name="ro1">
          <table:table-cell office:value-type="string" calcext:value-type="string">
            <text:p>NC_021184.1</text:p>
          </table:table-cell>
          <table:table-cell office:value-type="float" office:value="767817" calcext:value-type="float">
            <text:p>7678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Desulfotomaculum</text:p>
          </table:table-cell>
          <table:table-cell office:value-type="string" calcext:value-type="string">
            <text:p>Desulfotomaculum gibsoniae</text:p>
          </table:table-cell>
        </table:table-row>
        <table:table-row table:style-name="ro1">
          <table:table-cell office:value-type="string" calcext:value-type="string">
            <text:p>NC_015172.1</text:p>
          </table:table-cell>
          <table:table-cell office:value-type="float" office:value="645991" calcext:value-type="float">
            <text:p>6459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Syntrophobotulus</text:p>
          </table:table-cell>
          <table:table-cell office:value-type="string" calcext:value-type="string">
            <text:p>Syntrophobotulus glycolicus</text:p>
          </table:table-cell>
        </table:table-row>
        <table:table-row table:style-name="ro1">
          <table:table-cell office:value-type="string" calcext:value-type="string">
            <text:p>NC_014152.1</text:p>
          </table:table-cell>
          <table:table-cell office:value-type="float" office:value="635013" calcext:value-type="float">
            <text:p>6350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coccaceae</text:p>
          </table:table-cell>
          <table:table-cell office:value-type="string" calcext:value-type="string">
            <text:p>Thermincola</text:p>
          </table:table-cell>
          <table:table-cell office:value-type="string" calcext:value-type="string">
            <text:p>Thermincola potens</text:p>
          </table:table-cell>
        </table:table-row>
        <table:table-row table:style-name="ro1">
          <table:table-cell office:value-type="string" calcext:value-type="string">
            <text:p>NC_014614.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Acetoanaerobium</text:p>
          </table:table-cell>
          <table:table-cell office:value-type="string" calcext:value-type="string">
            <text:p>Acetoanaerobium sticklandii</text:p>
          </table:table-cell>
        </table:table-row>
        <table:table-row table:style-name="ro1">
          <table:table-cell office:value-type="string" calcext:value-type="string">
            <text:p>NZ_AVJC01000001.1</text:p>
          </table:table-cell>
          <table:table-cell office:value-type="float" office:value="1151328" calcext:value-type="float">
            <text:p>11513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Clostridioides</text:p>
          </table:table-cell>
          <table:table-cell office:value-type="string" calcext:value-type="string">
            <text:p>Clostridioides difficile</text:p>
          </table:table-cell>
        </table:table-row>
        <table:table-row table:style-name="ro1">
          <table:table-cell office:value-type="string" calcext:value-type="string">
            <text:p>NZ_MBEW01000001.1</text:p>
          </table:table-cell>
          <table:table-cell office:value-type="float" office:value="1871336" calcext:value-type="float">
            <text:p>18713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Criibacterium</text:p>
          </table:table-cell>
          <table:table-cell office:value-type="string" calcext:value-type="string">
            <text:p>Criibacterium bergeronii</text:p>
          </table:table-cell>
        </table:table-row>
        <table:table-row table:style-name="ro1">
          <table:table-cell office:value-type="string" calcext:value-type="string">
            <text:p>NC_016630.1</text:p>
          </table:table-cell>
          <table:table-cell office:value-type="float" office:value="546269" calcext:value-type="float">
            <text:p>5462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Filifactor</text:p>
          </table:table-cell>
          <table:table-cell office:value-type="string" calcext:value-type="string">
            <text:p>Filifactor alocis</text:p>
          </table:table-cell>
        </table:table-row>
        <table:table-row table:style-name="ro1">
          <table:table-cell office:value-type="string" calcext:value-type="string">
            <text:p>NZ_DS499569.1</text:p>
          </table:table-cell>
          <table:table-cell office:value-type="float" office:value="445973" calcext:value-type="float">
            <text:p>4459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Intestinibacter</text:p>
          </table:table-cell>
          <table:table-cell office:value-type="string" calcext:value-type="string">
            <text:p>Intestinibacter bartlettii</text:p>
          </table:table-cell>
        </table:table-row>
        <table:table-row table:style-name="ro1">
          <table:table-cell office:value-type="string" calcext:value-type="string">
            <text:p>NZ_CDNJ01000001.1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Paeniclostridium</text:p>
          </table:table-cell>
          <table:table-cell office:value-type="string" calcext:value-type="string">
            <text:p>Paeniclostridium sordellii</text:p>
          </table:table-cell>
        </table:table-row>
        <table:table-row table:style-name="ro1">
          <table:table-cell office:value-type="string" calcext:value-type="string">
            <text:p>NZ_AVSU01000001.1</text:p>
          </table:table-cell>
          <table:table-cell office:value-type="float" office:value="1391646" calcext:value-type="float">
            <text:p>13916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Paraclostridium</text:p>
          </table:table-cell>
          <table:table-cell office:value-type="string" calcext:value-type="string">
            <text:p>Paraclostridium bifermentans</text:p>
          </table:table-cell>
        </table:table-row>
        <table:table-row table:style-name="ro1">
          <table:table-cell office:value-type="string" calcext:value-type="string">
            <text:p>NZ_FUZS01000038.1</text:p>
          </table:table-cell>
          <table:table-cell office:value-type="float" office:value="39498" calcext:value-type="float">
            <text:p>394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Peptoanaerobacter</text:p>
          </table:table-cell>
          <table:table-cell office:value-type="string" calcext:value-type="string">
            <text:p>[Eubacterium] yurii</text:p>
          </table:table-cell>
        </table:table-row>
        <table:table-row table:style-name="ro1">
          <table:table-cell office:value-type="string" calcext:value-type="string">
            <text:p>NZ_JJMM01000001.1</text:p>
          </table:table-cell>
          <table:table-cell office:value-type="float" office:value="1121324" calcext:value-type="float">
            <text:p>11213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Peptoclostridium</text:p>
          </table:table-cell>
          <table:table-cell office:value-type="string" calcext:value-type="string">
            <text:p>Peptoclostridium litorale</text:p>
          </table:table-cell>
        </table:table-row>
        <table:table-row table:style-name="ro1">
          <table:table-cell office:value-type="string" calcext:value-type="string">
            <text:p>NZ_ADGQ01000074.1</text:p>
          </table:table-cell>
          <table:table-cell office:value-type="float" office:value="596315" calcext:value-type="float">
            <text:p>5963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Peptostreptococcus</text:p>
          </table:table-cell>
          <table:table-cell office:value-type="string" calcext:value-type="string">
            <text:p>Peptostreptococcus stomatis</text:p>
          </table:table-cell>
        </table:table-row>
        <table:table-row table:style-name="ro1">
          <table:table-cell office:value-type="string" calcext:value-type="string">
            <text:p>NZ_FJTZ01000001.1</text:p>
          </table:table-cell>
          <table:table-cell office:value-type="float" office:value="1720299" calcext:value-type="float">
            <text:p>17202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Romboutsia</text:p>
          </table:table-cell>
          <table:table-cell office:value-type="string" calcext:value-type="string">
            <text:p>Romboutsia sp. MT17</text:p>
          </table:table-cell>
        </table:table-row>
        <table:table-row table:style-name="ro1">
          <table:table-cell office:value-type="string" calcext:value-type="string">
            <text:p>NZ_BDQY01000001.1</text:p>
          </table:table-cell>
          <table:table-cell office:value-type="float" office:value="655607" calcext:value-type="float">
            <text:p>6556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Tepidibacter</text:p>
          </table:table-cell>
          <table:table-cell office:value-type="string" calcext:value-type="string">
            <text:p>Tepidibacter mesophilus</text:p>
          </table:table-cell>
        </table:table-row>
        <table:table-row table:style-name="ro1">
          <table:table-cell office:value-type="string" calcext:value-type="string">
            <text:p>NZ_JWHR01000001.1</text:p>
          </table:table-cell>
          <table:table-cell office:value-type="float" office:value="1577792" calcext:value-type="float">
            <text:p>15777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Terrisporobacter</text:p>
          </table:table-cell>
          <table:table-cell office:value-type="string" calcext:value-type="string">
            <text:p>Terrisporobacter othiniensis</text:p>
          </table:table-cell>
        </table:table-row>
        <table:table-row table:style-name="ro1">
          <table:table-cell office:value-type="string" calcext:value-type="string">
            <text:p>NZ_FRAI01000051.1</text:p>
          </table:table-cell>
          <table:table-cell office:value-type="float" office:value="1120989" calcext:value-type="float">
            <text:p>11209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roteinivoraceae</text:p>
          </table:table-cell>
          <table:table-cell office:value-type="string" calcext:value-type="string">
            <text:p>Anaerobranca</text:p>
          </table:table-cell>
          <table:table-cell office:value-type="string" calcext:value-type="string">
            <text:p>Anaerobranca californiensis</text:p>
          </table:table-cell>
        </table:table-row>
        <table:table-row table:style-name="ro1">
          <table:table-cell office:value-type="string" calcext:value-type="string">
            <text:p>NZ_JH556651.1</text:p>
          </table:table-cell>
          <table:table-cell office:value-type="float" office:value="509191" calcext:value-type="float">
            <text:p>5091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cetivibrio</text:p>
          </table:table-cell>
          <table:table-cell office:value-type="string" calcext:value-type="string">
            <text:p>Acetivibrio cellulolyticus</text:p>
          </table:table-cell>
        </table:table-row>
        <table:table-row table:style-name="ro1">
          <table:table-cell office:value-type="string" calcext:value-type="string">
            <text:p>NZ_CP021422.1</text:p>
          </table:table-cell>
          <table:table-cell office:value-type="float" office:value="1796620" calcext:value-type="float">
            <text:p>17966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cutalibacter</text:p>
          </table:table-cell>
          <table:table-cell office:value-type="string" calcext:value-type="string">
            <text:p>Acutalibacter muris</text:p>
          </table:table-cell>
        </table:table-row>
        <table:table-row table:style-name="ro1">
          <table:table-cell office:value-type="string" calcext:value-type="string">
            <text:p>NZ_NFJT01000001.1</text:p>
          </table:table-cell>
          <table:table-cell office:value-type="float" office:value="1965588" calcext:value-type="float">
            <text:p>19655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naerofilum</text:p>
          </table:table-cell>
          <table:table-cell office:value-type="string" calcext:value-type="string">
            <text:p>Anaerofilum sp. An201</text:p>
          </table:table-cell>
        </table:table-row>
        <table:table-row table:style-name="ro1">
          <table:table-cell office:value-type="string" calcext:value-type="string">
            <text:p>NZ_LN868527.1</text:p>
          </table:table-cell>
          <table:table-cell office:value-type="float" office:value="1673717" calcext:value-type="float">
            <text:p>16737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naeromassilibacillus</text:p>
          </table:table-cell>
          <table:table-cell office:value-type="string" calcext:value-type="string">
            <text:p>Anaeromassilibacillus senegalensis</text:p>
          </table:table-cell>
        </table:table-row>
        <table:table-row table:style-name="ro1">
          <table:table-cell office:value-type="string" calcext:value-type="string">
            <text:p>NZ_NFJJ01000001.1</text:p>
          </table:table-cell>
          <table:table-cell office:value-type="float" office:value="169435" calcext:value-type="float">
            <text:p>1694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naerotruncus</text:p>
          </table:table-cell>
          <table:table-cell office:value-type="string" calcext:value-type="string">
            <text:p>Anaerotruncus colihominis</text:p>
          </table:table-cell>
        </table:table-row>
        <table:table-row table:style-name="ro1">
          <table:table-cell office:value-type="string" calcext:value-type="string">
            <text:p>NZ_LT629940.1</text:p>
          </table:table-cell>
          <table:table-cell office:value-type="float" office:value="1871018" calcext:value-type="float">
            <text:p>18710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Angelakisella</text:p>
          </table:table-cell>
          <table:table-cell office:value-type="string" calcext:value-type="string">
            <text:p>Angelakisella massiliensis</text:p>
          </table:table-cell>
        </table:table-row>
        <table:table-row table:style-name="ro1">
          <table:table-cell office:value-type="string" calcext:value-type="string">
            <text:p>NZ_LN908969.1</text:p>
          </table:table-cell>
          <table:table-cell office:value-type="float" office:value="1720313" calcext:value-type="float">
            <text:p>1720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Bittarella</text:p>
          </table:table-cell>
          <table:table-cell office:value-type="string" calcext:value-type="string">
            <text:p>Bittarella massiliensis</text:p>
          </table:table-cell>
        </table:table-row>
        <table:table-row table:style-name="ro1">
          <table:table-cell office:value-type="string" calcext:value-type="string">
            <text:p>NZ_NFJS01000001.1</text:p>
          </table:table-cell>
          <table:table-cell office:value-type="float" office:value="1965589" calcext:value-type="float">
            <text:p>19655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Drancourtella</text:p>
          </table:table-cell>
          <table:table-cell office:value-type="string" calcext:value-type="string">
            <text:p>Drancourtella sp. An210</text:p>
          </table:table-cell>
        </table:table-row>
        <table:table-row table:style-name="ro1">
          <table:table-cell office:value-type="string" calcext:value-type="string">
            <text:p>NC_014828.1</text:p>
          </table:table-cell>
          <table:table-cell office:value-type="float" office:value="663278" calcext:value-type="float">
            <text:p>6632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Ethanoligenens</text:p>
          </table:table-cell>
          <table:table-cell office:value-type="string" calcext:value-type="string">
            <text:p>Ethanoligenens harbinense</text:p>
          </table:table-cell>
        </table:table-row>
        <table:table-row table:style-name="ro1">
          <table:table-cell office:value-type="string" calcext:value-type="string">
            <text:p>NZ_NMTR01000002.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Faecalibacterium</text:p>
          </table:table-cell>
          <table:table-cell office:value-type="string" calcext:value-type="string">
            <text:p>Faecalibacterium prausnitzii</text:p>
          </table:table-cell>
        </table:table-row>
        <table:table-row table:style-name="ro1">
          <table:table-cell office:value-type="string" calcext:value-type="string">
            <text:p>NZ_LN908946.1</text:p>
          </table:table-cell>
          <table:table-cell office:value-type="float" office:value="1650663" calcext:value-type="float">
            <text:p>16506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Fournierella</text:p>
          </table:table-cell>
          <table:table-cell office:value-type="string" calcext:value-type="string">
            <text:p>Fournierella massiliensis</text:p>
          </table:table-cell>
        </table:table-row>
        <table:table-row table:style-name="ro1">
          <table:table-cell office:value-type="string" calcext:value-type="string">
            <text:p>NZ_NFKA01000001.1</text:p>
          </table:table-cell>
          <table:table-cell office:value-type="float" office:value="1965582" calcext:value-type="float">
            <text:p>19655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Gemmiger</text:p>
          </table:table-cell>
          <table:table-cell office:value-type="string" calcext:value-type="string">
            <text:p>Gemmiger sp. An194</text:p>
          </table:table-cell>
        </table:table-row>
        <table:table-row table:style-name="ro1">
          <table:table-cell office:value-type="string" calcext:value-type="string">
            <text:p>NZ_FOCG01000012.1</text:p>
          </table:table-cell>
          <table:table-cell office:value-type="float" office:value="474960" calcext:value-type="float">
            <text:p>4749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Hydrogenoanaerobacterium</text:p>
          </table:table-cell>
          <table:table-cell office:value-type="string" calcext:value-type="string">
            <text:p>Hydrogenoanaerobacterium saccharovorans</text:p>
          </table:table-cell>
        </table:table-row>
        <table:table-row table:style-name="ro1">
          <table:table-cell office:value-type="string" calcext:value-type="string">
            <text:p>NC_013895.2</text:p>
          </table:table-cell>
          <table:table-cell office:value-type="float" office:value="699246" calcext:value-type="float">
            <text:p>6992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Mageeibacillus</text:p>
          </table:table-cell>
          <table:table-cell office:value-type="string" calcext:value-type="string">
            <text:p>Mageeibacillus indolicus</text:p>
          </table:table-cell>
        </table:table-row>
        <table:table-row table:style-name="ro1">
          <table:table-cell office:value-type="string" calcext:value-type="string">
            <text:p>NZ_FYDD01000004.1</text:p>
          </table:table-cell>
          <table:table-cell office:value-type="float" office:value="1987501" calcext:value-type="float">
            <text:p>19875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Massilimaliae</text:p>
          </table:table-cell>
          <table:table-cell office:value-type="string" calcext:value-type="string">
            <text:p>Massilimaliae timonensis</text:p>
          </table:table-cell>
        </table:table-row>
        <table:table-row table:style-name="ro1">
          <table:table-cell office:value-type="string" calcext:value-type="string">
            <text:p>NZ_FTRU01000008.1</text:p>
          </table:table-cell>
          <table:table-cell office:value-type="float" office:value="1871035" calcext:value-type="float">
            <text:p>1871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Negativibacillus</text:p>
          </table:table-cell>
          <table:table-cell office:value-type="string" calcext:value-type="string">
            <text:p>Negativibacillus massiliensis</text:p>
          </table:table-cell>
        </table:table-row>
        <table:table-row table:style-name="ro1">
          <table:table-cell office:value-type="string" calcext:value-type="string">
            <text:p>NZ_FZLO01000012.1</text:p>
          </table:table-cell>
          <table:table-cell office:value-type="float" office:value="2014781" calcext:value-type="float">
            <text:p>20147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Neglecta</text:p>
          </table:table-cell>
          <table:table-cell office:value-type="string" calcext:value-type="string">
            <text:p>Neglecta sp. Marseille-P3890</text:p>
          </table:table-cell>
        </table:table-row>
        <table:table-row table:style-name="ro1">
          <table:table-cell office:value-type="string" calcext:value-type="string">
            <text:p>NZ_FWXW01000019.1</text:p>
          </table:table-cell>
          <table:table-cell office:value-type="float" office:value="1122930" calcext:value-type="float">
            <text:p>11229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Papillibacter</text:p>
          </table:table-cell>
          <table:table-cell office:value-type="string" calcext:value-type="string">
            <text:p>Papillibacter cinnamivorans</text:p>
          </table:table-cell>
        </table:table-row>
        <table:table-row table:style-name="ro1">
          <table:table-cell office:value-type="string" calcext:value-type="string">
            <text:p>NZ_LT629937.1</text:p>
          </table:table-cell>
          <table:table-cell office:value-type="float" office:value="1841867" calcext:value-type="float">
            <text:p>18418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Phocea</text:p>
          </table:table-cell>
          <table:table-cell office:value-type="string" calcext:value-type="string">
            <text:p>Phocea massiliensis</text:p>
          </table:table-cell>
        </table:table-row>
        <table:table-row table:style-name="ro1">
          <table:table-cell office:value-type="string" calcext:value-type="string">
            <text:p>NZ_FWCH01000011.1</text:p>
          </table:table-cell>
          <table:table-cell office:value-type="float" office:value="1841868" calcext:value-type="float">
            <text:p>18418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Provencibacterium</text:p>
          </table:table-cell>
          <table:table-cell office:value-type="string" calcext:value-type="string">
            <text:p>Provencibacterium massiliense</text:p>
          </table:table-cell>
        </table:table-row>
        <table:table-row table:style-name="ro1">
          <table:table-cell office:value-type="string" calcext:value-type="string">
            <text:p>NZ_LGTC01000001.1</text:p>
          </table:table-cell>
          <table:table-cell office:value-type="float" office:value="398512" calcext:value-type="float">
            <text:p>3985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Pseudobacteroides</text:p>
          </table:table-cell>
          <table:table-cell office:value-type="string" calcext:value-type="string">
            <text:p>Pseudobacteroides cellulosolvens</text:p>
          </table:table-cell>
        </table:table-row>
        <table:table-row table:style-name="ro1">
          <table:table-cell office:value-type="string" calcext:value-type="string">
            <text:p>NZ_CBQO010000001.1</text:p>
          </table:table-cell>
          <table:table-cell office:value-type="float" office:value="1349417" calcext:value-type="float">
            <text:p>13494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iclostridium</text:p>
          </table:table-cell>
          <table:table-cell office:value-type="string" calcext:value-type="string">
            <text:p>Ruminiclostridium thermocellum</text:p>
          </table:table-cell>
        </table:table-row>
        <table:table-row table:style-name="ro1">
          <table:table-cell office:value-type="string" calcext:value-type="string">
            <text:p>NZ_FOKQ01000103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</table:table-row>
        <table:table-row table:style-name="ro1">
          <table:table-cell office:value-type="string" calcext:value-type="string">
            <text:p>NZ_LMUA01000001.1</text:p>
          </table:table-cell>
          <table:table-cell office:value-type="float" office:value="1550024" calcext:value-type="float">
            <text:p>15500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thenibacterium</text:p>
          </table:table-cell>
          <table:table-cell office:value-type="string" calcext:value-type="string">
            <text:p>Ruthenibacterium lactatiformans</text:p>
          </table:table-cell>
        </table:table-row>
        <table:table-row table:style-name="ro1">
          <table:table-cell office:value-type="string" calcext:value-type="string">
            <text:p>NZ_FQXV01000034.1</text:p>
          </table:table-cell>
          <table:table-cell office:value-type="float" office:value="1123282" calcext:value-type="float">
            <text:p>11232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Sporobacter</text:p>
          </table:table-cell>
          <table:table-cell office:value-type="string" calcext:value-type="string">
            <text:p>Sporobacter termitidis</text:p>
          </table:table-cell>
        </table:table-row>
        <table:table-row table:style-name="ro1">
          <table:table-cell office:value-type="string" calcext:value-type="string">
            <text:p>NZ_JH414698.1</text:p>
          </table:table-cell>
          <table:table-cell office:value-type="float" office:value="665956" calcext:value-type="float">
            <text:p>6659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Subdoligranulum</text:p>
          </table:table-cell>
          <table:table-cell/>
        </table:table-row>
        <table:table-row table:style-name="ro1">
          <table:table-cell office:value-type="string" calcext:value-type="string">
            <text:p>NC_006177.1</text:p>
          </table:table-cell>
          <table:table-cell office:value-type="float" office:value="292459" calcext:value-type="float">
            <text:p>2924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Symbiobacteriaceae</text:p>
          </table:table-cell>
          <table:table-cell office:value-type="string" calcext:value-type="string">
            <text:p>Symbiobacterium</text:p>
          </table:table-cell>
          <table:table-cell office:value-type="string" calcext:value-type="string">
            <text:p>Symbiobacterium thermophilum</text:p>
          </table:table-cell>
        </table:table-row>
        <table:table-row table:style-name="ro1">
          <table:table-cell office:value-type="string" calcext:value-type="string">
            <text:p>NZ_ACJM01000034.1</text:p>
          </table:table-cell>
          <table:table-cell office:value-type="float" office:value="555088" calcext:value-type="float">
            <text:p>5550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Syntrophomonadaceae</text:p>
          </table:table-cell>
          <table:table-cell office:value-type="string" calcext:value-type="string">
            <text:p>Dethiobacter</text:p>
          </table:table-cell>
          <table:table-cell office:value-type="string" calcext:value-type="string">
            <text:p>Dethiobacter alkaliphilus</text:p>
          </table:table-cell>
        </table:table-row>
        <table:table-row table:style-name="ro1">
          <table:table-cell office:value-type="string" calcext:value-type="string">
            <text:p>NC_008346.1</text:p>
          </table:table-cell>
          <table:table-cell office:value-type="float" office:value="335541" calcext:value-type="float">
            <text:p>3355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Syntrophomonadaceae</text:p>
          </table:table-cell>
          <table:table-cell office:value-type="string" calcext:value-type="string">
            <text:p>Syntrophomonas</text:p>
          </table:table-cell>
          <table:table-cell office:value-type="string" calcext:value-type="string">
            <text:p>Syntrophomonas wolfei</text:p>
          </table:table-cell>
        </table:table-row>
        <table:table-row table:style-name="ro1">
          <table:table-cell office:value-type="string" calcext:value-type="string">
            <text:p>NC_014220.1</text:p>
          </table:table-cell>
          <table:table-cell office:value-type="float" office:value="643648" calcext:value-type="float">
            <text:p>6436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Syntrophomonadaceae</text:p>
          </table:table-cell>
          <table:table-cell office:value-type="string" calcext:value-type="string">
            <text:p>Syntrophothermus</text:p>
          </table:table-cell>
          <table:table-cell office:value-type="string" calcext:value-type="string">
            <text:p>Syntrophothermus lipocalidus</text:p>
          </table:table-cell>
        </table:table-row>
        <table:table-row table:style-name="ro1">
          <table:table-cell office:value-type="string" calcext:value-type="string">
            <text:p>NZ_FQWY01000095.1</text:p>
          </table:table-cell>
          <table:table-cell office:value-type="float" office:value="1123382" calcext:value-type="float">
            <text:p>11233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Syntrophomonadaceae</text:p>
          </table:table-cell>
          <table:table-cell office:value-type="string" calcext:value-type="string">
            <text:p>Thermosyntropha</text:p>
          </table:table-cell>
          <table:table-cell office:value-type="string" calcext:value-type="string">
            <text:p>Thermosyntropha lipolytica</text:p>
          </table:table-cell>
        </table:table-row>
        <table:table-row table:style-name="ro1">
          <table:table-cell office:value-type="string" calcext:value-type="string">
            <text:p>NC_014654.1</text:p>
          </table:table-cell>
          <table:table-cell office:value-type="float" office:value="656519" calcext:value-type="float">
            <text:p>6565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anaerobiaceae</text:p>
          </table:table-cell>
          <table:table-cell office:value-type="string" calcext:value-type="string">
            <text:p>Halanaerobium</text:p>
          </table:table-cell>
          <table:table-cell office:value-type="string" calcext:value-type="string">
            <text:p>Halanaerobium hydrogeniformans</text:p>
          </table:table-cell>
        </table:table-row>
        <table:table-row table:style-name="ro1">
          <table:table-cell office:value-type="string" calcext:value-type="string">
            <text:p>NZ_FNGO01000068.1</text:p>
          </table:table-cell>
          <table:table-cell office:value-type="float" office:value="321763" calcext:value-type="float">
            <text:p>3217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anaerobiaceae</text:p>
          </table:table-cell>
          <table:table-cell office:value-type="string" calcext:value-type="string">
            <text:p>Halarsenatibacter</text:p>
          </table:table-cell>
          <table:table-cell office:value-type="string" calcext:value-type="string">
            <text:p>Halarsenatibacter silvermanii</text:p>
          </table:table-cell>
        </table:table-row>
        <table:table-row table:style-name="ro1">
          <table:table-cell office:value-type="string" calcext:value-type="string">
            <text:p>NC_011899.1</text:p>
          </table:table-cell>
          <table:table-cell office:value-type="float" office:value="373903" calcext:value-type="float">
            <text:p>373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anaerobiaceae</text:p>
          </table:table-cell>
          <table:table-cell office:value-type="string" calcext:value-type="string">
            <text:p>Halothermothrix</text:p>
          </table:table-cell>
          <table:table-cell office:value-type="string" calcext:value-type="string">
            <text:p>Halothermothrix orenii</text:p>
          </table:table-cell>
        </table:table-row>
        <table:table-row table:style-name="ro1">
          <table:table-cell office:value-type="string" calcext:value-type="string">
            <text:p>NC_014378.1</text:p>
          </table:table-cell>
          <table:table-cell office:value-type="float" office:value="574087" calcext:value-type="float">
            <text:p>5740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obacteroidaceae</text:p>
          </table:table-cell>
          <table:table-cell office:value-type="string" calcext:value-type="string">
            <text:p>Acetohalobium</text:p>
          </table:table-cell>
          <table:table-cell office:value-type="string" calcext:value-type="string">
            <text:p>Acetohalobium arabaticum</text:p>
          </table:table-cell>
        </table:table-row>
        <table:table-row table:style-name="ro1">
          <table:table-cell office:value-type="string" calcext:value-type="string">
            <text:p>NC_019978.1</text:p>
          </table:table-cell>
          <table:table-cell office:value-type="float" office:value="748449" calcext:value-type="float">
            <text:p>7484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obacteroidaceae</text:p>
          </table:table-cell>
          <table:table-cell office:value-type="string" calcext:value-type="string">
            <text:p>Halobacteroides</text:p>
          </table:table-cell>
          <table:table-cell office:value-type="string" calcext:value-type="string">
            <text:p>Halobacteroides halobius</text:p>
          </table:table-cell>
        </table:table-row>
        <table:table-row table:style-name="ro1">
          <table:table-cell office:value-type="string" calcext:value-type="string">
            <text:p>NZ_AZYG01000001.1</text:p>
          </table:table-cell>
          <table:table-cell office:value-type="float" office:value="926692" calcext:value-type="float">
            <text:p>9266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obacteroidaceae</text:p>
          </table:table-cell>
          <table:table-cell office:value-type="string" calcext:value-type="string">
            <text:p>Halonatronum</text:p>
          </table:table-cell>
          <table:table-cell office:value-type="string" calcext:value-type="string">
            <text:p>Halonatronum saccharophilum</text:p>
          </table:table-cell>
        </table:table-row>
        <table:table-row table:style-name="ro1">
          <table:table-cell office:value-type="string" calcext:value-type="string">
            <text:p>NZ_OBDZ01000089.1</text:p>
          </table:table-cell>
          <table:table-cell office:value-type="float" office:value="1413210" calcext:value-type="float">
            <text:p>1413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obacteroidaceae</text:p>
          </table:table-cell>
          <table:table-cell office:value-type="string" calcext:value-type="string">
            <text:p>Orenia</text:p>
          </table:table-cell>
          <table:table-cell office:value-type="string" calcext:value-type="string">
            <text:p>Orenia metallireducens</text:p>
          </table:table-cell>
        </table:table-row>
        <table:table-row table:style-name="ro1">
          <table:table-cell office:value-type="string" calcext:value-type="string">
            <text:p>NZ_FUWM01000054.1</text:p>
          </table:table-cell>
          <table:table-cell office:value-type="float" office:value="142842" calcext:value-type="float">
            <text:p>1428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Halanaerobiales</text:p>
          </table:table-cell>
          <table:table-cell office:value-type="string" calcext:value-type="string">
            <text:p>Halobacteroidaceae</text:p>
          </table:table-cell>
          <table:table-cell office:value-type="string" calcext:value-type="string">
            <text:p>Selenihalanaerobacter</text:p>
          </table:table-cell>
          <table:table-cell office:value-type="string" calcext:value-type="string">
            <text:p>Selenihalanaerobacter shriftii</text:p>
          </table:table-cell>
        </table:table-row>
        <table:table-row table:style-name="ro1">
          <table:table-cell office:value-type="string" calcext:value-type="string">
            <text:p>NZ_NIQC01000001.1</text:p>
          </table:table-cell>
          <table:table-cell office:value-type="float" office:value="759412" calcext:value-type="float">
            <text:p>7594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Natranaerobiales</text:p>
          </table:table-cell>
          <table:table-cell office:value-type="string" calcext:value-type="string">
            <text:p>Natranaerobiaceae</text:p>
          </table:table-cell>
          <table:table-cell office:value-type="string" calcext:value-type="string">
            <text:p>Natranaerobius</text:p>
          </table:table-cell>
          <table:table-cell office:value-type="string" calcext:value-type="string">
            <text:p>Natranaerobius trueperi</text:p>
          </table:table-cell>
        </table:table-row>
        <table:table-row table:style-name="ro1">
          <table:table-cell office:value-type="string" calcext:value-type="string">
            <text:p>NC_013385.1</text:p>
          </table:table-cell>
          <table:table-cell office:value-type="float" office:value="429009" calcext:value-type="float">
            <text:p>4290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Ammonifex</text:p>
          </table:table-cell>
          <table:table-cell office:value-type="string" calcext:value-type="string">
            <text:p>Ammonifex degensii</text:p>
          </table:table-cell>
        </table:table-row>
        <table:table-row table:style-name="ro1">
          <table:table-cell office:value-type="string" calcext:value-type="string">
            <text:p>NZ_ABXP02000001.1</text:p>
          </table:table-cell>
          <table:table-cell office:value-type="float" office:value="391606" calcext:value-type="float">
            <text:p>3916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Caldanaerobacter</text:p>
          </table:table-cell>
          <table:table-cell office:value-type="string" calcext:value-type="string">
            <text:p>Caldanaerobacter subterraneus</text:p>
          </table:table-cell>
        </table:table-row>
        <table:table-row table:style-name="ro1">
          <table:table-cell office:value-type="string" calcext:value-type="string">
            <text:p>NZ_KE386493.1</text:p>
          </table:table-cell>
          <table:table-cell office:value-type="float" office:value="935948" calcext:value-type="float">
            <text:p>935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Caldanaerobius</text:p>
          </table:table-cell>
          <table:table-cell office:value-type="string" calcext:value-type="string">
            <text:p>Caldanaerobius polysaccharolyticus</text:p>
          </table:table-cell>
        </table:table-row>
        <table:table-row table:style-name="ro1">
          <table:table-cell office:value-type="string" calcext:value-type="string">
            <text:p>NZ_BDGJ01000001.1</text:p>
          </table:table-cell>
          <table:table-cell office:value-type="float" office:value="1246530" calcext:value-type="float">
            <text:p>12465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Calderihabitans</text:p>
          </table:table-cell>
          <table:table-cell office:value-type="string" calcext:value-type="string">
            <text:p>Calderihabitans maritimus</text:p>
          </table:table-cell>
        </table:table-row>
        <table:table-row table:style-name="ro1">
          <table:table-cell office:value-type="string" calcext:value-type="string">
            <text:p>NC_007503.1</text:p>
          </table:table-cell>
          <table:table-cell office:value-type="float" office:value="246194" calcext:value-type="float">
            <text:p>246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Carboxydothermus</text:p>
          </table:table-cell>
          <table:table-cell office:value-type="string" calcext:value-type="string">
            <text:p>Carboxydothermus hydrogenoformans</text:p>
          </table:table-cell>
        </table:table-row>
        <table:table-row table:style-name="ro1">
          <table:table-cell office:value-type="string" calcext:value-type="string">
            <text:p>NZ_LOED01000001.1</text:p>
          </table:table-cell>
          <table:table-cell office:value-type="float" office:value="520764" calcext:value-type="float">
            <text:p>5207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Fervidicola</text:p>
          </table:table-cell>
          <table:table-cell office:value-type="string" calcext:value-type="string">
            <text:p>Fervidicola ferrireducens</text:p>
          </table:table-cell>
        </table:table-row>
        <table:table-row table:style-name="ro1">
          <table:table-cell office:value-type="string" calcext:value-type="string">
            <text:p>NZ_MDDC01000001.1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Moorella</text:p>
          </table:table-cell>
          <table:table-cell office:value-type="string" calcext:value-type="string">
            <text:p>Moorella thermoacetica</text:p>
          </table:table-cell>
        </table:table-row>
        <table:table-row table:style-name="ro1">
          <table:table-cell office:value-type="string" calcext:value-type="string">
            <text:p>NZ_BCMU01000001.1</text:p>
          </table:table-cell>
          <table:table-cell office:value-type="float" office:value="224999" calcext:value-type="float">
            <text:p>2249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Tepidanaerobacter</text:p>
          </table:table-cell>
          <table:table-cell office:value-type="string" calcext:value-type="string">
            <text:p>Tepidanaerobacter syntrophicus</text:p>
          </table:table-cell>
        </table:table-row>
        <table:table-row table:style-name="ro1">
          <table:table-cell office:value-type="string" calcext:value-type="string">
            <text:p>NC_018870.1</text:p>
          </table:table-cell>
          <table:table-cell office:value-type="float" office:value="1089553" calcext:value-type="float">
            <text:p>10895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Thermacetogenium</text:p>
          </table:table-cell>
          <table:table-cell office:value-type="string" calcext:value-type="string">
            <text:p>Thermacetogenium phaeum</text:p>
          </table:table-cell>
        </table:table-row>
        <table:table-row table:style-name="ro1">
          <table:table-cell office:value-type="string" calcext:value-type="string">
            <text:p>NZ_LT838272.1</text:p>
          </table:table-cell>
          <table:table-cell office:value-type="float" office:value="698762" calcext:value-type="float">
            <text:p>6987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Thermanaeromonas</text:p>
          </table:table-cell>
          <table:table-cell office:value-type="string" calcext:value-type="string">
            <text:p>Thermanaeromonas toyohensis</text:p>
          </table:table-cell>
        </table:table-row>
        <table:table-row table:style-name="ro1">
          <table:table-cell office:value-type="string" calcext:value-type="string">
            <text:p>NC_010320.1</text:p>
          </table:table-cell>
          <table:table-cell office:value-type="float" office:value="399726" calcext:value-type="float">
            <text:p>3997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ceae</text:p>
          </table:table-cell>
          <table:table-cell office:value-type="string" calcext:value-type="string">
            <text:p>Thermoanaerobacter</text:p>
          </table:table-cell>
          <table:table-cell/>
        </table:table-row>
        <table:table-row table:style-name="ro1">
          <table:table-cell office:value-type="string" calcext:value-type="string">
            <text:p>NC_014377.1</text:p>
          </table:table-cell>
          <table:table-cell office:value-type="float" office:value="555079" calcext:value-type="float">
            <text:p>5550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II. Incertae Sedis</text:p>
          </table:table-cell>
          <table:table-cell office:value-type="string" calcext:value-type="string">
            <text:p>Thermosediminibacter</text:p>
          </table:table-cell>
          <table:table-cell office:value-type="string" calcext:value-type="string">
            <text:p>Thermosediminibacter oceani</text:p>
          </table:table-cell>
        </table:table-row>
        <table:table-row table:style-name="ro1">
          <table:table-cell office:value-type="string" calcext:value-type="string">
            <text:p>NC_014720.1</text:p>
          </table:table-cell>
          <table:table-cell office:value-type="float" office:value="632348" calcext:value-type="float">
            <text:p>6323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II. Incertae Sedis</text:p>
          </table:table-cell>
          <table:table-cell office:value-type="string" calcext:value-type="string">
            <text:p>Caldicellulosiruptor</text:p>
          </table:table-cell>
          <table:table-cell office:value-type="string" calcext:value-type="string">
            <text:p>Caldicellulosiruptor kronotskyensis</text:p>
          </table:table-cell>
        </table:table-row>
        <table:table-row table:style-name="ro1">
          <table:table-cell office:value-type="string" calcext:value-type="string">
            <text:p>NZ_CDRZ01000001.1</text:p>
          </table:table-cell>
          <table:table-cell office:value-type="float" office:value="499207" calcext:value-type="float">
            <text:p>4992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II. Incertae Sedis</text:p>
          </table:table-cell>
          <table:table-cell office:value-type="string" calcext:value-type="string">
            <text:p>Syntrophaceticus</text:p>
          </table:table-cell>
          <table:table-cell office:value-type="string" calcext:value-type="string">
            <text:p>Syntrophaceticus schinkii</text:p>
          </table:table-cell>
        </table:table-row>
        <table:table-row table:style-name="ro1">
          <table:table-cell office:value-type="string" calcext:value-type="string">
            <text:p>NZ_LOHZ01000001.1</text:p>
          </table:table-cell>
          <table:table-cell office:value-type="float" office:value="520767" calcext:value-type="float">
            <text:p>5207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II. Incertae Sedis</text:p>
          </table:table-cell>
          <table:table-cell office:value-type="string" calcext:value-type="string">
            <text:p>Thermovenabulum</text:p>
          </table:table-cell>
          <table:table-cell office:value-type="string" calcext:value-type="string">
            <text:p>Thermovenabulum gondwanense</text:p>
          </table:table-cell>
        </table:table-row>
        <table:table-row table:style-name="ro1">
          <table:table-cell office:value-type="string" calcext:value-type="string">
            <text:p>NZ_LT906662.1</text:p>
          </table:table-cell>
          <table:table-cell office:value-type="float" office:value="1550240" calcext:value-type="float">
            <text:p>15502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II. Incertae Sedis</text:p>
          </table:table-cell>
          <table:table-cell office:value-type="string" calcext:value-type="string">
            <text:p>Thermoanaerobacterium</text:p>
          </table:table-cell>
          <table:table-cell office:value-type="string" calcext:value-type="string">
            <text:p>Thermoanaerobacterium sp. RBIITD</text:p>
          </table:table-cell>
        </table:table-row>
        <table:table-row table:style-name="ro1">
          <table:table-cell office:value-type="string" calcext:value-type="string">
            <text:p>NC_015520.1</text:p>
          </table:table-cell>
          <table:table-cell office:value-type="float" office:value="697281" calcext:value-type="float">
            <text:p>6972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anaerobacterales Family IV. Incertae Sedis</text:p>
          </table:table-cell>
          <table:table-cell office:value-type="string" calcext:value-type="string">
            <text:p>Mahella</text:p>
          </table:table-cell>
          <table:table-cell office:value-type="string" calcext:value-type="string">
            <text:p>Mahella australiensis</text:p>
          </table:table-cell>
        </table:table-row>
        <table:table-row table:style-name="ro1">
          <table:table-cell office:value-type="string" calcext:value-type="string">
            <text:p>NC_011295.1</text:p>
          </table:table-cell>
          <table:table-cell office:value-type="float" office:value="309798" calcext:value-type="float">
            <text:p>3097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desulfobiaceae</text:p>
          </table:table-cell>
          <table:table-cell office:value-type="string" calcext:value-type="string">
            <text:p>Coprothermobacter</text:p>
          </table:table-cell>
          <table:table-cell office:value-type="string" calcext:value-type="string">
            <text:p>Coprothermobacter proteolyticus</text:p>
          </table:table-cell>
        </table:table-row>
        <table:table-row table:style-name="ro1">
          <table:table-cell office:value-type="string" calcext:value-type="string">
            <text:p>NC_015499.1</text:p>
          </table:table-cell>
          <table:table-cell office:value-type="float" office:value="747365" calcext:value-type="float">
            <text:p>7473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Thermoanaerobacterales</text:p>
          </table:table-cell>
          <table:table-cell office:value-type="string" calcext:value-type="string">
            <text:p>Thermodesulfobiaceae</text:p>
          </table:table-cell>
          <table:table-cell office:value-type="string" calcext:value-type="string">
            <text:p>Thermodesulfobium</text:p>
          </table:table-cell>
          <table:table-cell office:value-type="string" calcext:value-type="string">
            <text:p>Thermodesulfobium narugense</text:p>
          </table:table-cell>
        </table:table-row>
        <table:table-row table:style-name="ro1">
          <table:table-cell office:value-type="string" calcext:value-type="string">
            <text:p>NZ_DS483478.1</text:p>
          </table:table-cell>
          <table:table-cell office:value-type="float" office:value="428127" calcext:value-type="float">
            <text:p>4281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Absiella</text:p>
          </table:table-cell>
          <table:table-cell office:value-type="string" calcext:value-type="string">
            <text:p>Absiella dolichum</text:p>
          </table:table-cell>
        </table:table-row>
        <table:table-row table:style-name="ro1">
          <table:table-cell office:value-type="string" calcext:value-type="string">
            <text:p>NZ_KB913034.1</text:p>
          </table:table-cell>
          <table:table-cell office:value-type="float" office:value="1050201" calcext:value-type="float">
            <text:p>10502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Allobaculum</text:p>
          </table:table-cell>
          <table:table-cell office:value-type="string" calcext:value-type="string">
            <text:p>Allobaculum stercoricanis</text:p>
          </table:table-cell>
        </table:table-row>
        <table:table-row table:style-name="ro1">
          <table:table-cell office:value-type="string" calcext:value-type="string">
            <text:p>NZ_ADFR01000016.1</text:p>
          </table:table-cell>
          <table:table-cell office:value-type="float" office:value="679192" calcext:value-type="float">
            <text:p>6791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Bulleidia</text:p>
          </table:table-cell>
          <table:table-cell office:value-type="string" calcext:value-type="string">
            <text:p>Bulleidia extructa</text:p>
          </table:table-cell>
        </table:table-row>
        <table:table-row table:style-name="ro1">
          <table:table-cell office:value-type="string" calcext:value-type="string">
            <text:p>NZ_CYZB01000001.1</text:p>
          </table:table-cell>
          <table:table-cell office:value-type="float" office:value="100886" calcext:value-type="float">
            <text:p>1008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Catenibacterium</text:p>
          </table:table-cell>
          <table:table-cell office:value-type="string" calcext:value-type="string">
            <text:p>Catenibacterium mitsuokai</text:p>
          </table:table-cell>
        </table:table-row>
        <table:table-row table:style-name="ro1">
          <table:table-cell office:value-type="string" calcext:value-type="string">
            <text:p>NZ_KI391993.1</text:p>
          </table:table-cell>
          <table:table-cell office:value-type="float" office:value="556270" calcext:value-type="float">
            <text:p>5562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Coprobacillus</text:p>
          </table:table-cell>
          <table:table-cell/>
        </table:table-row>
        <table:table-row table:style-name="ro1">
          <table:table-cell office:value-type="string" calcext:value-type="string">
            <text:p>NZ_HE578923.1</text:p>
          </table:table-cell>
          <table:table-cell office:value-type="float" office:value="1034346" calcext:value-type="float">
            <text:p>10343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Dielma</text:p>
          </table:table-cell>
          <table:table-cell office:value-type="string" calcext:value-type="string">
            <text:p>Dielma fastidiosa</text:p>
          </table:table-cell>
        </table:table-row>
        <table:table-row table:style-name="ro1">
          <table:table-cell office:value-type="string" calcext:value-type="string">
            <text:p>NZ_MPKA01000006.1</text:p>
          </table:table-cell>
          <table:table-cell office:value-type="float" office:value="1862672" calcext:value-type="float">
            <text:p>18626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Dubosiella</text:p>
          </table:table-cell>
          <table:table-cell office:value-type="string" calcext:value-type="string">
            <text:p>Dubosiella newyorkensis</text:p>
          </table:table-cell>
        </table:table-row>
        <table:table-row table:style-name="ro1">
          <table:table-cell office:value-type="string" calcext:value-type="string">
            <text:p>NZ_KB446646.1</text:p>
          </table:table-cell>
          <table:table-cell office:value-type="float" office:value="999415" calcext:value-type="float">
            <text:p>9994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Eggerthia</text:p>
          </table:table-cell>
          <table:table-cell office:value-type="string" calcext:value-type="string">
            <text:p>Eggerthia catenaformis</text:p>
          </table:table-cell>
        </table:table-row>
        <table:table-row table:style-name="ro1">
          <table:table-cell office:value-type="string" calcext:value-type="string">
            <text:p>NZ_CP022722.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Erysipelatoclostridium</text:p>
          </table:table-cell>
          <table:table-cell/>
        </table:table-row>
        <table:table-row table:style-name="ro1">
          <table:table-cell office:value-type="string" calcext:value-type="string">
            <text:p>NZ_CP013213.1</text:p>
          </table:table-cell>
          <table:table-cell office:value-type="float" office:value="1514105" calcext:value-type="float">
            <text:p>15141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Erysipelothrix</text:p>
          </table:table-cell>
          <table:table-cell office:value-type="string" calcext:value-type="string">
            <text:p>Erysipelothrix larvae</text:p>
          </table:table-cell>
        </table:table-row>
        <table:table-row table:style-name="ro1">
          <table:table-cell office:value-type="string" calcext:value-type="string">
            <text:p>NZ_CP011391.1</text:p>
          </table:table-cell>
          <table:table-cell office:value-type="float" office:value="1702221" calcext:value-type="float">
            <text:p>17022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Faecalibaculum</text:p>
          </table:table-cell>
          <table:table-cell office:value-type="string" calcext:value-type="string">
            <text:p>Faecalibaculum rodentium</text:p>
          </table:table-cell>
        </table:table-row>
        <table:table-row table:style-name="ro1">
          <table:table-cell office:value-type="string" calcext:value-type="string">
            <text:p>NZ_ATUT01000001.1</text:p>
          </table:table-cell>
          <table:table-cell office:value-type="float" office:value="1123313" calcext:value-type="float">
            <text:p>1123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Faecalicoccus</text:p>
          </table:table-cell>
          <table:table-cell office:value-type="string" calcext:value-type="string">
            <text:p>Faecalicoccus pleomorphus</text:p>
          </table:table-cell>
        </table:table-row>
        <table:table-row table:style-name="ro1">
          <table:table-cell office:value-type="string" calcext:value-type="string">
            <text:p>NZ_NFHU01000001.1</text:p>
          </table:table-cell>
          <table:table-cell office:value-type="float" office:value="39483" calcext:value-type="float">
            <text:p>394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Faecalitalea</text:p>
          </table:table-cell>
          <table:table-cell office:value-type="string" calcext:value-type="string">
            <text:p>Faecalitalea cylindroides</text:p>
          </table:table-cell>
        </table:table-row>
        <table:table-row table:style-name="ro1">
          <table:table-cell office:value-type="string" calcext:value-type="string">
            <text:p>NZ_DS996879.1</text:p>
          </table:table-cell>
          <table:table-cell office:value-type="float" office:value="518637" calcext:value-type="float">
            <text:p>5186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Holdemanella</text:p>
          </table:table-cell>
          <table:table-cell office:value-type="string" calcext:value-type="string">
            <text:p>Holdemanella biformis</text:p>
          </table:table-cell>
        </table:table-row>
        <table:table-row table:style-name="ro1">
          <table:table-cell office:value-type="string" calcext:value-type="string">
            <text:p>NZ_LT635438.1</text:p>
          </table:table-cell>
          <table:table-cell office:value-type="float" office:value="1852366" calcext:value-type="float">
            <text:p>18523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Holdemania</text:p>
          </table:table-cell>
          <table:table-cell/>
        </table:table-row>
        <table:table-row table:style-name="ro1">
          <table:table-cell office:value-type="string" calcext:value-type="string">
            <text:p>NZ_FNZD01000037.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Kandleria</text:p>
          </table:table-cell>
          <table:table-cell office:value-type="string" calcext:value-type="string">
            <text:p>Kandleria vitulina</text:p>
          </table:table-cell>
        </table:table-row>
        <table:table-row table:style-name="ro1">
          <table:table-cell office:value-type="string" calcext:value-type="string">
            <text:p>NZ_FQLU01000002.1</text:p>
          </table:table-cell>
          <table:table-cell office:value-type="float" office:value="1776392" calcext:value-type="float">
            <text:p>17763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Massiliomicrobiota</text:p>
          </table:table-cell>
          <table:table-cell office:value-type="string" calcext:value-type="string">
            <text:p>Massiliomicrobiota timonensis</text:p>
          </table:table-cell>
        </table:table-row>
        <table:table-row table:style-name="ro1">
          <table:table-cell office:value-type="string" calcext:value-type="string">
            <text:p>NZ_LT699706.1</text:p>
          </table:table-cell>
          <table:table-cell office:value-type="float" office:value="1871030" calcext:value-type="float">
            <text:p>18710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Merdibacter</text:p>
          </table:table-cell>
          <table:table-cell office:value-type="string" calcext:value-type="string">
            <text:p>Merdibacter massiliensis</text:p>
          </table:table-cell>
        </table:table-row>
        <table:table-row table:style-name="ro1">
          <table:table-cell office:value-type="string" calcext:value-type="string">
            <text:p>NZ_GL637642.1</text:p>
          </table:table-cell>
          <table:table-cell office:value-type="float" office:value="706433" calcext:value-type="float">
            <text:p>7064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Solobacterium</text:p>
          </table:table-cell>
          <table:table-cell office:value-type="string" calcext:value-type="string">
            <text:p>Solobacterium moorei</text:p>
          </table:table-cell>
        </table:table-row>
        <table:table-row table:style-name="ro1">
          <table:table-cell office:value-type="string" calcext:value-type="string">
            <text:p>NZ_LT629961.1</text:p>
          </table:table-cell>
          <table:table-cell office:value-type="float" office:value="1903263" calcext:value-type="float">
            <text:p>19032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Traorella</text:p>
          </table:table-cell>
          <table:table-cell office:value-type="string" calcext:value-type="string">
            <text:p>Traorella massiliensis</text:p>
          </table:table-cell>
        </table:table-row>
        <table:table-row table:style-name="ro1">
          <table:table-cell office:value-type="string" calcext:value-type="string">
            <text:p>NZ_CYXW01000001.1</text:p>
          </table:table-cell>
          <table:table-cell office:value-type="float" office:value="154288" calcext:value-type="float">
            <text:p>1542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Erysipelotrichia</text:p>
          </table:table-cell>
          <table:table-cell office:value-type="string" calcext:value-type="string">
            <text:p>Erysipelotrichales</text:p>
          </table:table-cell>
          <table:table-cell office:value-type="string" calcext:value-type="string">
            <text:p>Erysipelotrichaceae</text:p>
          </table:table-cell>
          <table:table-cell office:value-type="string" calcext:value-type="string">
            <text:p>Turicibacter</text:p>
          </table:table-cell>
          <table:table-cell office:value-type="string" calcext:value-type="string">
            <text:p>Turicibacter sanguinis</text:p>
          </table:table-cell>
        </table:table-row>
        <table:table-row table:style-name="ro1">
          <table:table-cell office:value-type="string" calcext:value-type="string">
            <text:p>NZ_AP014924.1</text:p>
          </table:table-cell>
          <table:table-cell office:value-type="float" office:value="1555112" calcext:value-type="float">
            <text:p>1555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Limnochordia</text:p>
          </table:table-cell>
          <table:table-cell office:value-type="string" calcext:value-type="string">
            <text:p>Limnochordales</text:p>
          </table:table-cell>
          <table:table-cell office:value-type="string" calcext:value-type="string">
            <text:p>Limnochordaceae</text:p>
          </table:table-cell>
          <table:table-cell office:value-type="string" calcext:value-type="string">
            <text:p>Limnochorda</text:p>
          </table:table-cell>
          <table:table-cell office:value-type="string" calcext:value-type="string">
            <text:p>Limnochorda pilosa</text:p>
          </table:table-cell>
        </table:table-row>
        <table:table-row table:style-name="ro1">
          <table:table-cell office:value-type="string" calcext:value-type="string">
            <text:p>NZ_LT635480.1</text:p>
          </table:table-cell>
          <table:table-cell office:value-type="float" office:value="1871025" calcext:value-type="float">
            <text:p>1871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dongobacter</text:p>
          </table:table-cell>
          <table:table-cell office:value-type="string" calcext:value-type="string">
            <text:p>Ndongobacter massiliensis</text:p>
          </table:table-cell>
        </table:table-row>
        <table:table-row table:style-name="ro1">
          <table:table-cell office:value-type="string" calcext:value-type="string">
            <text:p>NC_013740.1</text:p>
          </table:table-cell>
          <table:table-cell office:value-type="float" office:value="591001" calcext:value-type="float">
            <text:p>5910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fermentans</text:p>
          </table:table-cell>
        </table:table-row>
        <table:table-row table:style-name="ro1">
          <table:table-cell office:value-type="string" calcext:value-type="string">
            <text:p>NZ_GL830843.1</text:p>
          </table:table-cell>
          <table:table-cell office:value-type="float" office:value="626939" calcext:value-type="float">
            <text:p>6269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Phascolarctobacterium</text:p>
          </table:table-cell>
          <table:table-cell office:value-type="string" calcext:value-type="string">
            <text:p>Phascolarctobacterium succinatutens</text:p>
          </table:table-cell>
        </table:table-row>
        <table:table-row table:style-name="ro1">
          <table:table-cell office:value-type="string" calcext:value-type="string">
            <text:p>NZ_FONL01000039.1</text:p>
          </table:table-cell>
          <table:table-cell office:value-type="float" office:value="1123323" calcext:value-type="float">
            <text:p>11233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Succiniclasticum</text:p>
          </table:table-cell>
          <table:table-cell office:value-type="string" calcext:value-type="string">
            <text:p>Succiniclasticum ruminis</text:p>
          </table:table-cell>
        </table:table-row>
        <table:table-row table:style-name="ro1">
          <table:table-cell office:value-type="string" calcext:value-type="string">
            <text:p>NZ_KB913028.1</text:p>
          </table:table-cell>
          <table:table-cell office:value-type="float" office:value="1069080" calcext:value-type="float">
            <text:p>10690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Succinispira</text:p>
          </table:table-cell>
          <table:table-cell office:value-type="string" calcext:value-type="string">
            <text:p>Succinispira mobilis</text:p>
          </table:table-cell>
        </table:table-row>
        <table:table-row table:style-name="ro1">
          <table:table-cell office:value-type="string" calcext:value-type="string">
            <text:p>NZ_ANBM01000001.1</text:p>
          </table:table-cell>
          <table:table-cell office:value-type="float" office:value="1240085" calcext:value-type="float">
            <text:p>12400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elenomonadaceae</text:p>
          </table:table-cell>
          <table:table-cell office:value-type="string" calcext:value-type="string">
            <text:p>Anaerovibrio</text:p>
          </table:table-cell>
          <table:table-cell office:value-type="string" calcext:value-type="string">
            <text:p>Anaerovibrio sp. JC8</text:p>
          </table:table-cell>
        </table:table-row>
        <table:table-row table:style-name="ro1">
          <table:table-cell office:value-type="string" calcext:value-type="string">
            <text:p>NZ_FOCY01000066.1</text:p>
          </table:table-cell>
          <table:table-cell office:value-type="float" office:value="1855330" calcext:value-type="float">
            <text:p>18553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elenomonadaceae</text:p>
          </table:table-cell>
          <table:table-cell office:value-type="string" calcext:value-type="string">
            <text:p>Megamonas</text:p>
          </table:table-cell>
          <table:table-cell office:value-type="string" calcext:value-type="string">
            <text:p>Megamonas sp. Calf98-2</text:p>
          </table:table-cell>
        </table:table-row>
        <table:table-row table:style-name="ro1">
          <table:table-cell office:value-type="string" calcext:value-type="string">
            <text:p>NZ_GG697146.2</text:p>
          </table:table-cell>
          <table:table-cell office:value-type="float" office:value="500635" calcext:value-type="float">
            <text:p>5006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elenomonadaceae</text:p>
          </table:table-cell>
          <table:table-cell office:value-type="string" calcext:value-type="string">
            <text:p>Mitsuokella</text:p>
          </table:table-cell>
          <table:table-cell office:value-type="string" calcext:value-type="string">
            <text:p>Mitsuokella multacida</text:p>
          </table:table-cell>
        </table:table-row>
        <table:table-row table:style-name="ro1">
          <table:table-cell office:value-type="string" calcext:value-type="string">
            <text:p>NZ_FQUG01000019.1</text:p>
          </table:table-cell>
          <table:table-cell office:value-type="float" office:value="1123243" calcext:value-type="float">
            <text:p>11232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elenomonadaceae</text:p>
          </table:table-cell>
          <table:table-cell office:value-type="string" calcext:value-type="string">
            <text:p>Schwartzia</text:p>
          </table:table-cell>
          <table:table-cell office:value-type="string" calcext:value-type="string">
            <text:p>Schwartzia succinivorans</text:p>
          </table:table-cell>
        </table:table-row>
        <table:table-row table:style-name="ro1">
          <table:table-cell office:value-type="string" calcext:value-type="string">
            <text:p>NC_017068.1</text:p>
          </table:table-cell>
          <table:table-cell office:value-type="float" office:value="927704" calcext:value-type="float">
            <text:p>9277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elenomonadaceae</text:p>
          </table:table-cell>
          <table:table-cell office:value-type="string" calcext:value-type="string">
            <text:p>Selenomonas</text:p>
          </table:table-cell>
          <table:table-cell office:value-type="string" calcext:value-type="string">
            <text:p>Selenomonas ruminantium</text:p>
          </table:table-cell>
        </table:table-row>
        <table:table-row table:style-name="ro1">
          <table:table-cell office:value-type="string" calcext:value-type="string">
            <text:p>NZ_AFGF01000296.1</text:p>
          </table:table-cell>
          <table:table-cell office:value-type="float" office:value="1009370" calcext:value-type="float">
            <text:p>10093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Acetonema</text:p>
          </table:table-cell>
          <table:table-cell office:value-type="string" calcext:value-type="string">
            <text:p>Acetonema longum</text:p>
          </table:table-cell>
        </table:table-row>
        <table:table-row table:style-name="ro1">
          <table:table-cell office:value-type="string" calcext:value-type="string">
            <text:p>NZ_LSGP01000001.1</text:p>
          </table:table-cell>
          <table:table-cell office:value-type="float" office:value="1794912" calcext:value-type="float">
            <text:p>17949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Anaerosporomusa</text:p>
          </table:table-cell>
          <table:table-cell office:value-type="string" calcext:value-type="string">
            <text:p>Anaerosporomusa subterranea</text:p>
          </table:table-cell>
        </table:table-row>
        <table:table-row table:style-name="ro1">
          <table:table-cell office:value-type="string" calcext:value-type="string">
            <text:p>NZ_FNHB01000028.1</text:p>
          </table:table-cell>
          <table:table-cell office:value-type="float" office:value="146817" calcext:value-type="float">
            <text:p>1468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Dendrosporobacter</text:p>
          </table:table-cell>
          <table:table-cell office:value-type="string" calcext:value-type="string">
            <text:p>Dendrosporobacter quercicolus</text:p>
          </table:table-cell>
        </table:table-row>
        <table:table-row table:style-name="ro1">
          <table:table-cell office:value-type="string" calcext:value-type="string">
            <text:p>NZ_CP010978.1</text:p>
          </table:table-cell>
          <table:table-cell office:value-type="float" office:value="1192197" calcext:value-type="float">
            <text:p>11921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Pelosinus</text:p>
          </table:table-cell>
          <table:table-cell office:value-type="string" calcext:value-type="string">
            <text:p>Pelosinus fermentans</text:p>
          </table:table-cell>
        </table:table-row>
        <table:table-row table:style-name="ro1">
          <table:table-cell office:value-type="string" calcext:value-type="string">
            <text:p>NZ_CYSP01000001.1</text:p>
          </table:table-cell>
          <table:table-cell office:value-type="float" office:value="1677858" calcext:value-type="float">
            <text:p>16778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Propionispora</text:p>
          </table:table-cell>
          <table:table-cell office:value-type="string" calcext:value-type="string">
            <text:p>Propionispora sp. 2/2-37</text:p>
          </table:table-cell>
        </table:table-row>
        <table:table-row table:style-name="ro1">
          <table:table-cell office:value-type="string" calcext:value-type="string">
            <text:p>NZ_LSLJ01000001.1</text:p>
          </table:table-cell>
          <table:table-cell office:value-type="float" office:value="1337886" calcext:value-type="float">
            <text:p>13378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elenomonadales</text:p>
          </table:table-cell>
          <table:table-cell office:value-type="string" calcext:value-type="string">
            <text:p>Sporomusaceae</text:p>
          </table:table-cell>
          <table:table-cell office:value-type="string" calcext:value-type="string">
            <text:p>Sporomusa</text:p>
          </table:table-cell>
          <table:table-cell office:value-type="string" calcext:value-type="string">
            <text:p>Sporomusa sphaeroides</text:p>
          </table:table-cell>
        </table:table-row>
        <table:table-row table:style-name="ro1">
          <table:table-cell office:value-type="string" calcext:value-type="string">
            <text:p>NZ_FMXA01000040.1</text:p>
          </table:table-cell>
          <table:table-cell office:value-type="float" office:value="209880" calcext:value-type="float">
            <text:p>2098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Allisonella</text:p>
          </table:table-cell>
          <table:table-cell office:value-type="string" calcext:value-type="string">
            <text:p>Allisonella histaminiformans</text:p>
          </table:table-cell>
        </table:table-row>
        <table:table-row table:style-name="ro1">
          <table:table-cell office:value-type="string" calcext:value-type="string">
            <text:p>NZ_JH417560.1</text:p>
          </table:table-cell>
          <table:table-cell office:value-type="float" office:value="861450" calcext:value-type="float">
            <text:p>8614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Anaeroglobus</text:p>
          </table:table-cell>
          <table:table-cell office:value-type="string" calcext:value-type="string">
            <text:p>Anaeroglobus geminatus</text:p>
          </table:table-cell>
        </table:table-row>
        <table:table-row table:style-name="ro1">
          <table:table-cell office:value-type="string" calcext:value-type="string">
            <text:p>NZ_LT608310.1</text:p>
          </table:table-cell>
          <table:table-cell office:value-type="float" office:value="1852378" calcext:value-type="float">
            <text:p>18523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Caecibacter</text:p>
          </table:table-cell>
          <table:table-cell office:value-type="string" calcext:value-type="string">
            <text:p>Caecibacter massiliensis</text:p>
          </table:table-cell>
        </table:table-row>
        <table:table-row table:style-name="ro1">
          <table:table-cell office:value-type="string" calcext:value-type="string">
            <text:p>NZ_FMIY01000002.1</text:p>
          </table:table-cell>
          <table:table-cell office:value-type="float" office:value="1852379" calcext:value-type="float">
            <text:p>18523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Colibacter</text:p>
          </table:table-cell>
          <table:table-cell office:value-type="string" calcext:value-type="string">
            <text:p>Colibacter massiliensis</text:p>
          </table:table-cell>
        </table:table-row>
        <table:table-row table:style-name="ro1">
          <table:table-cell office:value-type="string" calcext:value-type="string">
            <text:p>NZ_CP017037.1</text:p>
          </table:table-cell>
          <table:table-cell office:value-type="float" office:value="39950" calcext:value-type="float">
            <text:p>39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Dialister pneumosintes</text:p>
          </table:table-cell>
        </table:table-row>
        <table:table-row table:style-name="ro1">
          <table:table-cell office:value-type="string" calcext:value-type="string">
            <text:p>NZ_HF954532.1</text:p>
          </table:table-cell>
          <table:table-cell office:value-type="float" office:value="1232428" calcext:value-type="float">
            <text:p>12324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Megasphaera</text:p>
          </table:table-cell>
          <table:table-cell office:value-type="string" calcext:value-type="string">
            <text:p>Megasphaera massiliensis</text:p>
          </table:table-cell>
        </table:table-row>
        <table:table-row table:style-name="ro1">
          <table:table-cell office:value-type="string" calcext:value-type="string">
            <text:p>NZ_LT700188.1</text:p>
          </table:table-cell>
          <table:table-cell office:value-type="float" office:value="1702287" calcext:value-type="float">
            <text:p>17022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Negativicoccus</text:p>
          </table:table-cell>
          <table:table-cell office:value-type="string" calcext:value-type="string">
            <text:p>Negativicoccus massiliensis</text:p>
          </table:table-cell>
        </table:table-row>
        <table:table-row table:style-name="ro1">
          <table:table-cell office:value-type="string" calcext:value-type="string">
            <text:p>NZ_KQ958049.1</text:p>
          </table:table-cell>
          <table:table-cell office:value-type="float" office:value="39777" calcext:value-type="float">
            <text:p>397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Veillonella atypica</text:p>
          </table:table-cell>
        </table:table-row>
        <table:table-row table:style-name="ro1">
          <table:table-cell office:value-type="string" calcext:value-type="string">
            <text:p>NZ_FQZL01000080.1</text:p>
          </table:table-cell>
          <table:table-cell office:value-type="float" office:value="1121476" calcext:value-type="float">
            <text:p>11214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thiosulfatibacter</text:p>
          </table:table-cell>
          <table:table-cell office:value-type="string" calcext:value-type="string">
            <text:p>Dethiosulfatibacter aminovorans</text:p>
          </table:table-cell>
        </table:table-row>
        <table:table-row table:style-name="ro1">
          <table:table-cell office:value-type="string" calcext:value-type="string">
            <text:p>NZ_LT635475.1</text:p>
          </table:table-cell>
          <table:table-cell office:value-type="float" office:value="1852374" calcext:value-type="float">
            <text:p>18523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Ezakiella</text:p>
          </table:table-cell>
          <table:table-cell office:value-type="string" calcext:value-type="string">
            <text:p>Ezakiella massiliensis</text:p>
          </table:table-cell>
        </table:table-row>
        <table:table-row table:style-name="ro1">
          <table:table-cell office:value-type="string" calcext:value-type="string">
            <text:p>NZ_CXYV01000001.1</text:p>
          </table:table-cell>
          <table:table-cell office:value-type="float" office:value="1686287" calcext:value-type="float">
            <text:p>16862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lipyga</text:p>
          </table:table-cell>
          <table:table-cell office:value-type="string" calcext:value-type="string">
            <text:p>Kallipyga gabonensis</text:p>
          </table:table-cell>
        </table:table-row>
        <table:table-row table:style-name="ro1">
          <table:table-cell office:value-type="string" calcext:value-type="string">
            <text:p>NZ_MKIE01000001.1</text:p>
          </table:table-cell>
          <table:table-cell office:value-type="float" office:value="39480" calcext:value-type="float">
            <text:p>394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Gottschalkiaceae</text:p>
          </table:table-cell>
          <table:table-cell office:value-type="string" calcext:value-type="string">
            <text:p>Andreesenia</text:p>
          </table:table-cell>
          <table:table-cell office:value-type="string" calcext:value-type="string">
            <text:p>Andreesenia angusta</text:p>
          </table:table-cell>
        </table:table-row>
        <table:table-row table:style-name="ro1">
          <table:table-cell office:value-type="string" calcext:value-type="string">
            <text:p>NC_018664.1</text:p>
          </table:table-cell>
          <table:table-cell office:value-type="float" office:value="1128398" calcext:value-type="float">
            <text:p>11283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Gottschalkiaceae</text:p>
          </table:table-cell>
          <table:table-cell office:value-type="string" calcext:value-type="string">
            <text:p>Gottschalkia</text:p>
          </table:table-cell>
          <table:table-cell office:value-type="string" calcext:value-type="string">
            <text:p>Gottschalkia acidurici</text:p>
          </table:table-cell>
        </table:table-row>
        <table:table-row table:style-name="ro1">
          <table:table-cell office:value-type="string" calcext:value-type="string">
            <text:p>NZ_FMIF01000051.1</text:p>
          </table:table-cell>
          <table:table-cell office:value-type="float" office:value="1891289" calcext:value-type="float">
            <text:p>18912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anaerobacter</text:p>
          </table:table-cell>
          <table:table-cell office:value-type="string" calcext:value-type="string">
            <text:p>Sporanaerobacter sp. PP17-6a</text:p>
          </table:table-cell>
        </table:table-row>
        <table:table-row table:style-name="ro1">
          <table:table-cell office:value-type="string" calcext:value-type="string">
            <text:p>NZ_KQ955314.1</text:p>
          </table:table-cell>
          <table:table-cell office:value-type="float" office:value="33029" calcext:value-type="float">
            <text:p>330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Anaerococcus</text:p>
          </table:table-cell>
          <table:table-cell office:value-type="string" calcext:value-type="string">
            <text:p>Anaerococcus hydrogenalis</text:p>
          </table:table-cell>
        </table:table-row>
        <table:table-row table:style-name="ro1">
          <table:table-cell office:value-type="string" calcext:value-type="string">
            <text:p>NZ_KV804653.1</text:p>
          </table:table-cell>
          <table:table-cell office:value-type="float" office:value="1739304" calcext:value-type="float">
            <text:p>17393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Anaerosphaera</text:p>
          </table:table-cell>
          <table:table-cell/>
        </table:table-row>
        <table:table-row table:style-name="ro1">
          <table:table-cell office:value-type="string" calcext:value-type="string">
            <text:p>NZ_KQ956462.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Finegoldia</text:p>
          </table:table-cell>
          <table:table-cell office:value-type="string" calcext:value-type="string">
            <text:p>Finegoldia magna</text:p>
          </table:table-cell>
        </table:table-row>
        <table:table-row table:style-name="ro1">
          <table:table-cell office:value-type="string" calcext:value-type="string">
            <text:p>NZ_JH601088.1</text:p>
          </table:table-cell>
          <table:table-cell office:value-type="float" office:value="883114" calcext:value-type="float">
            <text:p>8831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Helcococcus</text:p>
          </table:table-cell>
          <table:table-cell office:value-type="string" calcext:value-type="string">
            <text:p>Helcococcus kunzii</text:p>
          </table:table-cell>
        </table:table-row>
        <table:table-row table:style-name="ro1">
          <table:table-cell office:value-type="string" calcext:value-type="string">
            <text:p>NZ_CYUO01000001.1</text:p>
          </table:table-cell>
          <table:table-cell office:value-type="float" office:value="1689303" calcext:value-type="float">
            <text:p>16893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Lagierella</text:p>
          </table:table-cell>
          <table:table-cell office:value-type="string" calcext:value-type="string">
            <text:p>Lagierella massiliensis</text:p>
          </table:table-cell>
        </table:table-row>
        <table:table-row table:style-name="ro1">
          <table:table-cell office:value-type="string" calcext:value-type="string">
            <text:p>NZ_FIZW01000001.1</text:p>
          </table:table-cell>
          <table:table-cell office:value-type="float" office:value="1673723" calcext:value-type="float">
            <text:p>16737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Murdochiella</text:p>
          </table:table-cell>
          <table:table-cell office:value-type="string" calcext:value-type="string">
            <text:p>Murdochiella massiliensis</text:p>
          </table:table-cell>
        </table:table-row>
        <table:table-row table:style-name="ro1">
          <table:table-cell office:value-type="string" calcext:value-type="string">
            <text:p>NZ_AFII01000002.1</text:p>
          </table:table-cell>
          <table:table-cell office:value-type="float" office:value="767100" calcext:value-type="float">
            <text:p>7671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Parvimonas</text:p>
          </table:table-cell>
          <table:table-cell/>
        </table:table-row>
        <table:table-row table:style-name="ro1">
          <table:table-cell office:value-type="string" calcext:value-type="string">
            <text:p>NZ_KQ960154.1</text:p>
          </table:table-cell>
          <table:table-cell office:value-type="float" office:value="755172" calcext:value-type="float">
            <text:p>7551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Peptoniphilus</text:p>
          </table:table-cell>
          <table:table-cell office:value-type="string" calcext:value-type="string">
            <text:p>Peptoniphilus coxii</text:p>
          </table:table-cell>
        </table:table-row>
        <table:table-row table:style-name="ro1">
          <table:table-cell office:value-type="string" calcext:value-type="string">
            <text:p>NZ_OCTU01000012.1</text:p>
          </table:table-cell>
          <table:table-cell office:value-type="float" office:value="2024205" calcext:value-type="float">
            <text:p>20242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Peptoniphilaceae</text:p>
          </table:table-cell>
          <table:table-cell office:value-type="string" calcext:value-type="string">
            <text:p>Urinacoccus</text:p>
          </table:table-cell>
          <table:table-cell/>
        </table:table-row>
        <table:table-row table:style-name="ro1">
          <table:table-cell office:value-type="string" calcext:value-type="string">
            <text:p>NZ_FUHM01000002.1</text:p>
          </table:table-cell>
          <table:table-cell office:value-type="float" office:value="1871005" calcext:value-type="float">
            <text:p>18710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Tissierellaceae</text:p>
          </table:table-cell>
          <table:table-cell office:value-type="string" calcext:value-type="string">
            <text:p>Anaerosalibacter</text:p>
          </table:table-cell>
          <table:table-cell/>
        </table:table-row>
        <table:table-row table:style-name="ro1">
          <table:table-cell office:value-type="string" calcext:value-type="string">
            <text:p>NZ_NPMN01000001.1</text:p>
          </table:table-cell>
          <table:table-cell office:value-type="float" office:value="1280483" calcext:value-type="float">
            <text:p>12804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Tissierellaceae</text:p>
          </table:table-cell>
          <table:table-cell office:value-type="string" calcext:value-type="string">
            <text:p>Tissierella</text:p>
          </table:table-cell>
          <table:table-cell office:value-type="string" calcext:value-type="string">
            <text:p>Tissierella sp. P1</text:p>
          </table:table-cell>
        </table:table-row>
        <table:table-row table:style-name="ro1">
          <table:table-cell office:value-type="string" calcext:value-type="string">
            <text:p>NZ_FQLW01000005.1</text:p>
          </table:table-cell>
          <table:table-cell office:value-type="float" office:value="1870994" calcext:value-type="float">
            <text:p>18709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Tissierellia</text:p>
          </table:table-cell>
          <table:table-cell office:value-type="string" calcext:value-type="string">
            <text:p>Tissierellales</text:p>
          </table:table-cell>
          <table:table-cell office:value-type="string" calcext:value-type="string">
            <text:p>Tissierellaceae</text:p>
          </table:table-cell>
          <table:table-cell office:value-type="string" calcext:value-type="string">
            <text:p>Urmitella</text:p>
          </table:table-cell>
          <table:table-cell office:value-type="string" calcext:value-type="string">
            <text:p>Urmitella timonensis</text:p>
          </table:table-cell>
        </table:table-row>
        <table:table-row table:style-name="ro1">
          <table:table-cell office:value-type="string" calcext:value-type="string">
            <text:p>NZ_JTLI01000001.1</text:p>
          </table:table-cell>
          <table:table-cell office:value-type="float" office:value="1339239" calcext:value-type="float">
            <text:p>13392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Cetobacterium</text:p>
          </table:table-cell>
          <table:table-cell/>
        </table:table-row>
        <table:table-row table:style-name="ro1">
          <table:table-cell office:value-type="string" calcext:value-type="string">
            <text:p>NZ_GL987987.1</text:p>
          </table:table-cell>
          <table:table-cell office:value-type="float" office:value="469616" calcext:value-type="float">
            <text:p>4696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mortiferum</text:p>
          </table:table-cell>
        </table:table-row>
        <table:table-row table:style-name="ro1">
          <table:table-cell office:value-type="string" calcext:value-type="string">
            <text:p>NC_014632.1</text:p>
          </table:table-cell>
          <table:table-cell office:value-type="float" office:value="572544" calcext:value-type="float">
            <text:p>5725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Ilyobacter</text:p>
          </table:table-cell>
          <table:table-cell office:value-type="string" calcext:value-type="string">
            <text:p>Ilyobacter polytropus</text:p>
          </table:table-cell>
        </table:table-row>
        <table:table-row table:style-name="ro1">
          <table:table-cell office:value-type="string" calcext:value-type="string">
            <text:p>NZ_KE384547.1</text:p>
          </table:table-cell>
          <table:table-cell office:value-type="float" office:value="1123032" calcext:value-type="float">
            <text:p>11230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Psychrilyobacter</text:p>
          </table:table-cell>
          <table:table-cell office:value-type="string" calcext:value-type="string">
            <text:p>Psychrilyobacter atlanticus</text:p>
          </table:table-cell>
        </table:table-row>
        <table:table-row table:style-name="ro1">
          <table:table-cell office:value-type="string" calcext:value-type="string">
            <text:p>NZ_LOQG01000001.1</text:p>
          </table:table-cell>
          <table:table-cell office:value-type="float" office:value="1766719" calcext:value-type="float">
            <text:p>1766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Caviibacter</text:p>
          </table:table-cell>
          <table:table-cell office:value-type="string" calcext:value-type="string">
            <text:p>Caviibacter abscessus</text:p>
          </table:table-cell>
        </table:table-row>
        <table:table-row table:style-name="ro1">
          <table:table-cell office:value-type="string" calcext:value-type="string">
            <text:p>NC_013192.1</text:p>
          </table:table-cell>
          <table:table-cell office:value-type="float" office:value="523794" calcext:value-type="float">
            <text:p>5237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Leptotrichia buccalis</text:p>
          </table:table-cell>
        </table:table-row>
        <table:table-row table:style-name="ro1">
          <table:table-cell office:value-type="string" calcext:value-type="string">
            <text:p>NZ_LOQI01000198.1</text:p>
          </table:table-cell>
          <table:table-cell office:value-type="float" office:value="1769291" calcext:value-type="float">
            <text:p>17692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Oceanivirga</text:p>
          </table:table-cell>
          <table:table-cell office:value-type="string" calcext:value-type="string">
            <text:p>Oceanivirga salmonicida</text:p>
          </table:table-cell>
        </table:table-row>
        <table:table-row table:style-name="ro1">
          <table:table-cell office:value-type="string" calcext:value-type="string">
            <text:p>NC_013517.1</text:p>
          </table:table-cell>
          <table:table-cell office:value-type="float" office:value="526218" calcext:value-type="float">
            <text:p>5262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Sebaldella</text:p>
          </table:table-cell>
          <table:table-cell office:value-type="string" calcext:value-type="string">
            <text:p>Sebaldella termitidis</text:p>
          </table:table-cell>
        </table:table-row>
        <table:table-row table:style-name="ro1">
          <table:table-cell office:value-type="string" calcext:value-type="string">
            <text:p>NZ_CP011280.1</text:p>
          </table:table-cell>
          <table:table-cell office:value-type="float" office:value="187101" calcext:value-type="float">
            <text:p>1871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Sneathia</text:p>
          </table:table-cell>
          <table:table-cell office:value-type="string" calcext:value-type="string">
            <text:p>Sneathia amnii</text:p>
          </table:table-cell>
        </table:table-row>
        <table:table-row table:style-name="ro1">
          <table:table-cell office:value-type="string" calcext:value-type="string">
            <text:p>NZ_LKKW01000008.1</text:p>
          </table:table-cell>
          <table:table-cell office:value-type="float" office:value="1720557" calcext:value-type="float">
            <text:p>17205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Leptotrichiaceae</text:p>
          </table:table-cell>
          <table:table-cell office:value-type="string" calcext:value-type="string">
            <text:p>Streptobacillus</text:p>
          </table:table-cell>
          <table:table-cell office:value-type="string" calcext:value-type="string">
            <text:p>Streptobacillus ratti</text:p>
          </table:table-cell>
        </table:table-row>
        <table:table-row table:style-name="ro1">
          <table:table-cell office:value-type="string" calcext:value-type="string">
            <text:p>NC_012489.1</text:p>
          </table:table-cell>
          <table:table-cell office:value-type="float" office:value="379066" calcext:value-type="float">
            <text:p>37906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Gemmatimonas</text:p>
          </table:table-cell>
          <table:table-cell office:value-type="string" calcext:value-type="string">
            <text:p>Gemmatimonas aurantiaca</text:p>
          </table:table-cell>
        </table:table-row>
        <table:table-row table:style-name="ro1">
          <table:table-cell office:value-type="string" calcext:value-type="string">
            <text:p>NC_017464.1</text:p>
          </table:table-cell>
          <table:table-cell office:value-type="float" office:value="945713" calcext:value-type="float">
            <text:p>9457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Ignavibacteriae</text:p>
          </table:table-cell>
          <table:table-cell office:value-type="string" calcext:value-type="string">
            <text:p>Ignavibacteria</text:p>
          </table:table-cell>
          <table:table-cell office:value-type="string" calcext:value-type="string">
            <text:p>Ignavibacteriales</text:p>
          </table:table-cell>
          <table:table-cell office:value-type="string" calcext:value-type="string">
            <text:p>Ignavibacteriaceae</text:p>
          </table:table-cell>
          <table:table-cell office:value-type="string" calcext:value-type="string">
            <text:p>Ignavibacterium</text:p>
          </table:table-cell>
          <table:table-cell office:value-type="string" calcext:value-type="string">
            <text:p>Ignavibacterium album</text:p>
          </table:table-cell>
        </table:table-row>
        <table:table-row table:style-name="ro1">
          <table:table-cell office:value-type="string" calcext:value-type="string">
            <text:p>NC_018178.1</text:p>
          </table:table-cell>
          <table:table-cell office:value-type="float" office:value="1191523" calcext:value-type="float">
            <text:p>11915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Ignavibacteriae</text:p>
          </table:table-cell>
          <table:table-cell office:value-type="string" calcext:value-type="string">
            <text:p>Ignavibacteria</text:p>
          </table:table-cell>
          <table:table-cell office:value-type="string" calcext:value-type="string">
            <text:p>Ignavibacteriales</text:p>
          </table:table-cell>
          <table:table-cell office:value-type="string" calcext:value-type="string">
            <text:p>Melioribacteraceae</text:p>
          </table:table-cell>
          <table:table-cell office:value-type="string" calcext:value-type="string">
            <text:p>Melioribacter</text:p>
          </table:table-cell>
          <table:table-cell office:value-type="string" calcext:value-type="string">
            <text:p>Melioribacter roseus</text:p>
          </table:table-cell>
        </table:table-row>
        <table:table-row table:style-name="ro1">
          <table:table-cell office:value-type="string" calcext:value-type="string">
            <text:p>NZ_CP010904.1</text:p>
          </table:table-cell>
          <table:table-cell office:value-type="float" office:value="1307763" calcext:value-type="float">
            <text:p>13077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Kiritimatiellaeota</text:p>
          </table:table-cell>
          <table:table-cell office:value-type="string" calcext:value-type="string">
            <text:p>Kiritimatiellae</text:p>
          </table:table-cell>
          <table:table-cell office:value-type="string" calcext:value-type="string">
            <text:p>Kiritimatiellales</text:p>
          </table:table-cell>
          <table:table-cell office:value-type="string" calcext:value-type="string">
            <text:p>Kiritimatiellaceae</text:p>
          </table:table-cell>
          <table:table-cell office:value-type="string" calcext:value-type="string">
            <text:p>Kiritimatiella</text:p>
          </table:table-cell>
          <table:table-cell office:value-type="string" calcext:value-type="string">
            <text:p>Kiritimatiella glycovorans</text:p>
          </table:table-cell>
        </table:table-row>
        <table:table-row table:style-name="ro1">
          <table:table-cell office:value-type="string" calcext:value-type="string">
            <text:p>NZ_ABCK01000081.1</text:p>
          </table:table-cell>
          <table:table-cell office:value-type="float" office:value="313628" calcext:value-type="float">
            <text:p>3136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Lentisphaerae</text:p>
          </table:table-cell>
          <table:table-cell office:value-type="string" calcext:value-type="string">
            <text:p>Lentisphaeria</text:p>
          </table:table-cell>
          <table:table-cell office:value-type="string" calcext:value-type="string">
            <text:p>Lentisphaerales</text:p>
          </table:table-cell>
          <table:table-cell office:value-type="string" calcext:value-type="string">
            <text:p>Lentisphaeraceae</text:p>
          </table:table-cell>
          <table:table-cell office:value-type="string" calcext:value-type="string">
            <text:p>Lentisphaera</text:p>
          </table:table-cell>
          <table:table-cell office:value-type="string" calcext:value-type="string">
            <text:p>Lentisphaera araneosa</text:p>
          </table:table-cell>
        </table:table-row>
        <table:table-row table:style-name="ro1">
          <table:table-cell office:value-type="string" calcext:value-type="string">
            <text:p>NZ_AFNU02000034.1</text:p>
          </table:table-cell>
          <table:table-cell office:value-type="float" office:value="1033810" calcext:value-type="float">
            <text:p>103381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plasmatales</text:p>
          </table:table-cell>
          <table:table-cell office:value-type="string" calcext:value-type="string">
            <text:p>Haloplasmataceae</text:p>
          </table:table-cell>
          <table:table-cell office:value-type="string" calcext:value-type="string">
            <text:p>Haloplasma</text:p>
          </table:table-cell>
          <table:table-cell office:value-type="string" calcext:value-type="string">
            <text:p>Haloplasma contractile</text:p>
          </table:table-cell>
        </table:table-row>
        <table:table-row table:style-name="ro1">
          <table:table-cell office:value-type="string" calcext:value-type="string">
            <text:p>NC_013525.1</text:p>
          </table:table-cell>
          <table:table-cell office:value-type="float" office:value="525904" calcext:value-type="float">
            <text:p>525904</text:p>
          </table:table-cell>
          <table:table-cell office:value-type="string" calcext:value-type="string">
            <text:p>Bacteri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Thermobaculum</text:p>
          </table:table-cell>
          <table:table-cell office:value-type="string" calcext:value-type="string">
            <text:p>Thermobaculum terrenum</text:p>
          </table:table-cell>
        </table:table-row>
        <table:table-row table:style-name="ro1">
          <table:table-cell office:value-type="string" calcext:value-type="string">
            <text:p>NZ_HG422173.1</text:p>
          </table:table-cell>
          <table:table-cell office:value-type="float" office:value="1266370" calcext:value-type="float">
            <text:p>12663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Nitrospinae</text:p>
          </table:table-cell>
          <table:table-cell office:value-type="string" calcext:value-type="string">
            <text:p>Nitrospinia</text:p>
          </table:table-cell>
          <table:table-cell office:value-type="string" calcext:value-type="string">
            <text:p>Nitrospinales</text:p>
          </table:table-cell>
          <table:table-cell office:value-type="string" calcext:value-type="string">
            <text:p>Nitrospinaceae</text:p>
          </table:table-cell>
          <table:table-cell office:value-type="string" calcext:value-type="string">
            <text:p>Nitrospina</text:p>
          </table:table-cell>
          <table:table-cell office:value-type="string" calcext:value-type="string">
            <text:p>Nitrospina gracilis</text:p>
          </table:table-cell>
        </table:table-row>
        <table:table-row table:style-name="ro1">
          <table:table-cell office:value-type="string" calcext:value-type="string">
            <text:p>NZ_LIEB01000001.1</text:p>
          </table:table-cell>
          <table:table-cell office:value-type="float" office:value="1502095" calcext:value-type="float">
            <text:p>15020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Nitrospirae</text:p>
          </table:table-cell>
          <table:table-cell office:value-type="string" calcext:value-type="string">
            <text:p>Nitrospira</text:p>
          </table:table-cell>
          <table:table-cell office:value-type="string" calcext:value-type="string">
            <text:p>Nitrospirales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Leptospirillum</text:p>
          </table:table-cell>
          <table:table-cell office:value-type="string" calcext:value-type="string">
            <text:p>Leptospirillum sp. YQP-1</text:p>
          </table:table-cell>
        </table:table-row>
        <table:table-row table:style-name="ro1">
          <table:table-cell office:value-type="string" calcext:value-type="string">
            <text:p>NC_014355.1</text:p>
          </table:table-cell>
          <table:table-cell office:value-type="float" office:value="330214" calcext:value-type="float">
            <text:p>3302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Nitrospirae</text:p>
          </table:table-cell>
          <table:table-cell office:value-type="string" calcext:value-type="string">
            <text:p>Nitrospira</text:p>
          </table:table-cell>
          <table:table-cell office:value-type="string" calcext:value-type="string">
            <text:p>Nitrospirales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Nitrospira</text:p>
          </table:table-cell>
          <table:table-cell office:value-type="string" calcext:value-type="string">
            <text:p>Nitrospira defluvii</text:p>
          </table:table-cell>
        </table:table-row>
        <table:table-row table:style-name="ro1">
          <table:table-cell office:value-type="string" calcext:value-type="string">
            <text:p>NZ_BCNO01000001.1</text:p>
          </table:table-cell>
          <table:table-cell office:value-type="float" office:value="86166" calcext:value-type="float">
            <text:p>861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Nitrospirae</text:p>
          </table:table-cell>
          <table:table-cell office:value-type="string" calcext:value-type="string">
            <text:p>Nitrospira</text:p>
          </table:table-cell>
          <table:table-cell office:value-type="string" calcext:value-type="string">
            <text:p>Nitrospirales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Thermodesulfovibrio</text:p>
          </table:table-cell>
          <table:table-cell office:value-type="string" calcext:value-type="string">
            <text:p>Thermodesulfovibrio aggregans</text:p>
          </table:table-cell>
        </table:table-row>
        <table:table-row table:style-name="ro1">
          <table:table-cell office:value-type="string" calcext:value-type="string">
            <text:p>NC_017080.1</text:p>
          </table:table-cell>
          <table:table-cell office:value-type="float" office:value="1142394" calcext:value-type="float">
            <text:p>11423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hycisphaerae</text:p>
          </table:table-cell>
          <table:table-cell office:value-type="string" calcext:value-type="string">
            <text:p>Phycisphaerales</text:p>
          </table:table-cell>
          <table:table-cell office:value-type="string" calcext:value-type="string">
            <text:p>Phycisphaeraceae</text:p>
          </table:table-cell>
          <table:table-cell office:value-type="string" calcext:value-type="string">
            <text:p>Phycisphaera</text:p>
          </table:table-cell>
          <table:table-cell office:value-type="string" calcext:value-type="string">
            <text:p>Phycisphaera mikurensis</text:p>
          </table:table-cell>
        </table:table-row>
        <table:table-row table:style-name="ro1">
          <table:table-cell office:value-type="string" calcext:value-type="string">
            <text:p>NZ_NIDE01000001.1</text:p>
          </table:table-cell>
          <table:table-cell office:value-type="float" office:value="1908690" calcext:value-type="float">
            <text:p>19086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Gemmataceae</text:p>
          </table:table-cell>
          <table:table-cell office:value-type="string" calcext:value-type="string">
            <text:p>Fimbriiglobus</text:p>
          </table:table-cell>
          <table:table-cell office:value-type="string" calcext:value-type="string">
            <text:p>Fimbriiglobus ruber</text:p>
          </table:table-cell>
        </table:table-row>
        <table:table-row table:style-name="ro1">
          <table:table-cell office:value-type="string" calcext:value-type="string">
            <text:p>NZ_CP011271.1</text:p>
          </table:table-cell>
          <table:table-cell office:value-type="float" office:value="1630693" calcext:value-type="float">
            <text:p>16306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Gemmataceae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Gemmata sp. SH-PL17</text:p>
          </table:table-cell>
        </table:table-row>
        <table:table-row table:style-name="ro1">
          <table:table-cell office:value-type="string" calcext:value-type="string">
            <text:p>NZ_JH636439.1</text:p>
          </table:table-cell>
          <table:table-cell office:value-type="float" office:value="1123508" calcext:value-type="float">
            <text:p>11235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Gemmataceae</text:p>
          </table:table-cell>
          <table:table-cell office:value-type="string" calcext:value-type="string">
            <text:p>Zavarzinella</text:p>
          </table:table-cell>
          <table:table-cell office:value-type="string" calcext:value-type="string">
            <text:p>Zavarzinella formosa</text:p>
          </table:table-cell>
        </table:table-row>
        <table:table-row table:style-name="ro1">
          <table:table-cell office:value-type="string" calcext:value-type="string">
            <text:p>NC_014962.1</text:p>
          </table:table-cell>
          <table:table-cell office:value-type="float" office:value="575540" calcext:value-type="float">
            <text:p>5755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Isosphaeraceae</text:p>
          </table:table-cell>
          <table:table-cell office:value-type="string" calcext:value-type="string">
            <text:p>Isosphaera</text:p>
          </table:table-cell>
          <table:table-cell office:value-type="string" calcext:value-type="string">
            <text:p>Isosphaera pallida</text:p>
          </table:table-cell>
        </table:table-row>
        <table:table-row table:style-name="ro1">
          <table:table-cell office:value-type="string" calcext:value-type="string">
            <text:p>NZ_CP019082.1</text:p>
          </table:table-cell>
          <table:table-cell office:value-type="float" office:value="1387353" calcext:value-type="float">
            <text:p>13873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Isosphaeraceae</text:p>
          </table:table-cell>
          <table:table-cell office:value-type="string" calcext:value-type="string">
            <text:p>Paludisphaera</text:p>
          </table:table-cell>
          <table:table-cell office:value-type="string" calcext:value-type="string">
            <text:p>Paludisphaera borealis</text:p>
          </table:table-cell>
        </table:table-row>
        <table:table-row table:style-name="ro1">
          <table:table-cell office:value-type="string" calcext:value-type="string">
            <text:p>NZ_FSRB01000005.1</text:p>
          </table:table-cell>
          <table:table-cell office:value-type="float" office:value="1882752" calcext:value-type="float">
            <text:p>18827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Isosphaeraceae</text:p>
          </table:table-cell>
          <table:table-cell office:value-type="string" calcext:value-type="string">
            <text:p>Singulisphaera</text:p>
          </table:table-cell>
          <table:table-cell/>
        </table:table-row>
        <table:table-row table:style-name="ro1">
          <table:table-cell office:value-type="string" calcext:value-type="string">
            <text:p>NZ_CH672377.1</text:p>
          </table:table-cell>
          <table:table-cell office:value-type="float" office:value="314230" calcext:value-type="float">
            <text:p>3142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Blastopirellula</text:p>
          </table:table-cell>
          <table:table-cell office:value-type="string" calcext:value-type="string">
            <text:p>Blastopirellula marina</text:p>
          </table:table-cell>
        </table:table-row>
        <table:table-row table:style-name="ro1">
          <table:table-cell office:value-type="string" calcext:value-type="string">
            <text:p>NZ_CP017641.1</text:p>
          </table:table-cell>
          <table:table-cell office:value-type="float" office:value="1891926" calcext:value-type="float">
            <text:p>18919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Fuerstia</text:p>
          </table:table-cell>
          <table:table-cell office:value-type="string" calcext:value-type="string">
            <text:p>Fuerstia marisgermanicae</text:p>
          </table:table-cell>
        </table:table-row>
        <table:table-row table:style-name="ro1">
          <table:table-cell office:value-type="string" calcext:value-type="string">
            <text:p>NZ_ABCE01000125.1</text:p>
          </table:table-cell>
          <table:table-cell office:value-type="float" office:value="344747" calcext:value-type="float">
            <text:p>3447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Gimesia</text:p>
          </table:table-cell>
          <table:table-cell office:value-type="string" calcext:value-type="string">
            <text:p>Gimesia maris</text:p>
          </table:table-cell>
        </table:table-row>
        <table:table-row table:style-name="ro1">
          <table:table-cell office:value-type="string" calcext:value-type="string">
            <text:p>NZ_LWSI01000001.1</text:p>
          </table:table-cell>
          <table:table-cell office:value-type="float" office:value="980251" calcext:value-type="float">
            <text:p>9802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Mariniblastus</text:p>
          </table:table-cell>
          <table:table-cell office:value-type="string" calcext:value-type="string">
            <text:p>Mariniblastus fucicola</text:p>
          </table:table-cell>
        </table:table-row>
        <table:table-row table:style-name="ro1">
          <table:table-cell office:value-type="string" calcext:value-type="string">
            <text:p>NC_013720.1</text:p>
          </table:table-cell>
          <table:table-cell office:value-type="float" office:value="530564" calcext:value-type="float">
            <text:p>5305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Pirellula</text:p>
          </table:table-cell>
          <table:table-cell office:value-type="string" calcext:value-type="string">
            <text:p>Pirellula staleyi</text:p>
          </table:table-cell>
        </table:table-row>
        <table:table-row table:style-name="ro1">
          <table:table-cell office:value-type="string" calcext:value-type="string">
            <text:p>NZ_FOQD01000041.1</text:p>
          </table:table-cell>
          <table:table-cell office:value-type="float" office:value="1576369" calcext:value-type="float">
            <text:p>15763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Planctomicrobium</text:p>
          </table:table-cell>
          <table:table-cell office:value-type="string" calcext:value-type="string">
            <text:p>Planctomicrobium piriforme</text:p>
          </table:table-cell>
        </table:table-row>
        <table:table-row table:style-name="ro1">
          <table:table-cell office:value-type="string" calcext:value-type="string">
            <text:p>NZ_CP011270.1</text:p>
          </table:table-cell>
          <table:table-cell office:value-type="float" office:value="1632864" calcext:value-type="float">
            <text:p>16328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Planctomyces</text:p>
          </table:table-cell>
          <table:table-cell/>
        </table:table-row>
        <table:table-row table:style-name="ro1">
          <table:table-cell office:value-type="string" calcext:value-type="string">
            <text:p>NC_014148.1</text:p>
          </table:table-cell>
          <table:table-cell office:value-type="float" office:value="521674" calcext:value-type="float">
            <text:p>5216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Planctopirus</text:p>
          </table:table-cell>
          <table:table-cell office:value-type="string" calcext:value-type="string">
            <text:p>Planctopirus limnophila</text:p>
          </table:table-cell>
        </table:table-row>
        <table:table-row table:style-name="ro1">
          <table:table-cell office:value-type="string" calcext:value-type="string">
            <text:p>NZ_ANOG01000001.1</text:p>
          </table:table-cell>
          <table:table-cell office:value-type="float" office:value="1265738" calcext:value-type="float">
            <text:p>12657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Rhodopirellula</text:p>
          </table:table-cell>
          <table:table-cell office:value-type="string" calcext:value-type="string">
            <text:p>Rhodopirellula maiorica</text:p>
          </table:table-cell>
        </table:table-row>
        <table:table-row table:style-name="ro1">
          <table:table-cell office:value-type="string" calcext:value-type="string">
            <text:p>NZ_LWSJ01000001.1</text:p>
          </table:table-cell>
          <table:table-cell office:value-type="float" office:value="980254" calcext:value-type="float">
            <text:p>9802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Roseimaritima</text:p>
          </table:table-cell>
          <table:table-cell office:value-type="string" calcext:value-type="string">
            <text:p>Roseimaritima ulvae</text:p>
          </table:table-cell>
        </table:table-row>
        <table:table-row table:style-name="ro1">
          <table:table-cell office:value-type="string" calcext:value-type="string">
            <text:p>NC_015174.1</text:p>
          </table:table-cell>
          <table:table-cell office:value-type="float" office:value="756272" calcext:value-type="float">
            <text:p>7562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Rubinisphaera</text:p>
          </table:table-cell>
          <table:table-cell office:value-type="string" calcext:value-type="string">
            <text:p>Rubinisphaera brasiliensis</text:p>
          </table:table-cell>
        </table:table-row>
        <table:table-row table:style-name="ro1">
          <table:table-cell office:value-type="string" calcext:value-type="string">
            <text:p>NZ_LWSK01000001.1</text:p>
          </table:table-cell>
          <table:table-cell office:value-type="float" office:value="406547" calcext:value-type="float">
            <text:p>4065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Rubripirellula</text:p>
          </table:table-cell>
          <table:table-cell office:value-type="string" calcext:value-type="string">
            <text:p>Rubripirellula obstinata</text:p>
          </table:table-cell>
        </table:table-row>
        <table:table-row table:style-name="ro1">
          <table:table-cell office:value-type="string" calcext:value-type="string">
            <text:p>NZ_JH636434.1</text:p>
          </table:table-cell>
          <table:table-cell office:value-type="float" office:value="1123242" calcext:value-type="float">
            <text:p>11232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Schlesneria</text:p>
          </table:table-cell>
          <table:table-cell office:value-type="string" calcext:value-type="string">
            <text:p>Schlesneria paludicola</text:p>
          </table:table-cell>
        </table:table-row>
        <table:table-row table:style-name="ro1">
          <table:table-cell office:value-type="string" calcext:value-type="string">
            <text:p>NZ_CP018477.1</text:p>
          </table:table-cell>
          <table:table-cell office:value-type="float" office:value="1331910" calcext:value-type="float">
            <text:p>13319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ia</text:p>
          </table:table-cell>
          <table:table-cell office:value-type="string" calcext:value-type="string">
            <text:p>Planctomycetales</text:p>
          </table:table-cell>
          <table:table-cell office:value-type="string" calcext:value-type="string">
            <text:p>Planctomycetaceae</text:p>
          </table:table-cell>
          <table:table-cell office:value-type="string" calcext:value-type="string">
            <text:p>Thermogutta</text:p>
          </table:table-cell>
          <table:table-cell office:value-type="string" calcext:value-type="string">
            <text:p>Thermogutta terrifontis</text:p>
          </table:table-cell>
        </table:table-row>
        <table:table-row table:style-name="ro1">
          <table:table-cell office:value-type="string" calcext:value-type="string">
            <text:p>NZ_CCCS020000001.1</text:p>
          </table:table-cell>
          <table:table-cell office:value-type="float" office:value="160808" calcext:value-type="float">
            <text:p>1608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cidithiobacillia</text:p>
          </table:table-cell>
          <table:table-cell office:value-type="string" calcext:value-type="string">
            <text:p>Acidithiobacillales</text:p>
          </table:table-cell>
          <table:table-cell office:value-type="string" calcext:value-type="string">
            <text:p>Acidithiobacillaceae</text:p>
          </table:table-cell>
          <table:table-cell office:value-type="string" calcext:value-type="string">
            <text:p>Acidithiobacillus</text:p>
          </table:table-cell>
          <table:table-cell office:value-type="string" calcext:value-type="string">
            <text:p>Acidithiobacillus ferrivorans</text:p>
          </table:table-cell>
        </table:table-row>
        <table:table-row table:style-name="ro1">
          <table:table-cell office:value-type="string" calcext:value-type="string">
            <text:p>NZ_KE384096.1</text:p>
          </table:table-cell>
          <table:table-cell office:value-type="float" office:value="1123368" calcext:value-type="float">
            <text:p>11233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cidithiobacillia</text:p>
          </table:table-cell>
          <table:table-cell office:value-type="string" calcext:value-type="string">
            <text:p>Acidithiobacillales</text:p>
          </table:table-cell>
          <table:table-cell office:value-type="string" calcext:value-type="string">
            <text:p>Thermithiobacillaceae</text:p>
          </table:table-cell>
          <table:table-cell office:value-type="string" calcext:value-type="string">
            <text:p>Thermithiobacillus</text:p>
          </table:table-cell>
          <table:table-cell office:value-type="string" calcext:value-type="string">
            <text:p>Thermithiobacillus tepidarius</text:p>
          </table:table-cell>
        </table:table-row>
        <table:table-row table:style-name="ro1">
          <table:table-cell office:value-type="string" calcext:value-type="string">
            <text:p>NZ_NCSQ01000089.1</text:p>
          </table:table-cell>
          <table:table-cell office:value-type="float" office:value="1978549" calcext:value-type="float">
            <text:p>19785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Aquidulcibacter</text:p>
          </table:table-cell>
          <table:table-cell office:value-type="string" calcext:value-type="string">
            <text:p>Aquidulcibacter paucihalophilus</text:p>
          </table:table-cell>
        </table:table-row>
        <table:table-row table:style-name="ro1">
          <table:table-cell office:value-type="string" calcext:value-type="string">
            <text:p>NC_014816.1</text:p>
          </table:table-cell>
          <table:table-cell office:value-type="float" office:value="573065" calcext:value-type="float">
            <text:p>5730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Asticcacaulis</text:p>
          </table:table-cell>
          <table:table-cell office:value-type="string" calcext:value-type="string">
            <text:p>Asticcacaulis excentricus</text:p>
          </table:table-cell>
        </table:table-row>
        <table:table-row table:style-name="ro1">
          <table:table-cell office:value-type="string" calcext:value-type="string">
            <text:p>NZ_AUAO01000001.1</text:p>
          </table:table-cell>
          <table:table-cell office:value-type="float" office:value="1121123" calcext:value-type="float">
            <text:p>11211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Brevundimonas</text:p>
          </table:table-cell>
          <table:table-cell office:value-type="string" calcext:value-type="string">
            <text:p>Brevundimonas aveniformis</text:p>
          </table:table-cell>
        </table:table-row>
        <table:table-row table:style-name="ro1">
          <table:table-cell office:value-type="string" calcext:value-type="string">
            <text:p>NZ_JONW01000001.1</text:p>
          </table:table-cell>
          <table:table-cell office:value-type="float" office:value="1449049" calcext:value-type="float">
            <text:p>14490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Caulobacter</text:p>
          </table:table-cell>
          <table:table-cell/>
        </table:table-row>
        <table:table-row table:style-name="ro1">
          <table:table-cell office:value-type="string" calcext:value-type="string">
            <text:p>NZ_CVJQ01000001.1</text:p>
          </table:table-cell>
          <table:table-cell office:value-type="float" office:value="31967" calcext:value-type="float">
            <text:p>319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Phenylobacterium</text:p>
          </table:table-cell>
          <table:table-cell office:value-type="string" calcext:value-type="string">
            <text:p>Phenylobacterium immobile</text:p>
          </table:table-cell>
        </table:table-row>
        <table:table-row table:style-name="ro1">
          <table:table-cell office:value-type="string" calcext:value-type="string">
            <text:p>NZ_KB908056.1</text:p>
          </table:table-cell>
          <table:table-cell office:value-type="float" office:value="1123503" calcext:value-type="float">
            <text:p>11235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Caulobacteraceae</text:p>
          </table:table-cell>
          <table:table-cell office:value-type="string" calcext:value-type="string">
            <text:p>Woodsholea</text:p>
          </table:table-cell>
          <table:table-cell office:value-type="string" calcext:value-type="string">
            <text:p>Woodsholea maritima</text:p>
          </table:table-cell>
        </table:table-row>
        <table:table-row table:style-name="ro1">
          <table:table-cell office:value-type="string" calcext:value-type="string">
            <text:p>NZ_ARPM03000203.1</text:p>
          </table:table-cell>
          <table:table-cell office:value-type="float" office:value="1321371" calcext:value-type="float">
            <text:p>13213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Holosporales</text:p>
          </table:table-cell>
          <table:table-cell office:value-type="string" calcext:value-type="string">
            <text:p>Holosporaceae</text:p>
          </table:table-cell>
          <table:table-cell office:value-type="string" calcext:value-type="string">
            <text:p>Holospora</text:p>
          </table:table-cell>
          <table:table-cell office:value-type="string" calcext:value-type="string">
            <text:p>Holospora undulata</text:p>
          </table:table-cell>
        </table:table-row>
        <table:table-row table:style-name="ro1">
          <table:table-cell office:value-type="string" calcext:value-type="string">
            <text:p>NZ_MTSX01000001.1</text:p>
          </table:table-cell>
          <table:table-cell office:value-type="float" office:value="1938558" calcext:value-type="float">
            <text:p>19385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Kiloniellales</text:p>
          </table:table-cell>
          <table:table-cell office:value-type="string" calcext:value-type="string">
            <text:p>Kiloniellaceae</text:p>
          </table:table-cell>
          <table:table-cell office:value-type="string" calcext:value-type="string">
            <text:p>Kiloniella</text:p>
          </table:table-cell>
          <table:table-cell office:value-type="string" calcext:value-type="string">
            <text:p>Kiloniella majae</text:p>
          </table:table-cell>
        </table:table-row>
        <table:table-row table:style-name="ro1">
          <table:table-cell office:value-type="string" calcext:value-type="string">
            <text:p>NZ_LRUB01000001.1</text:p>
          </table:table-cell>
          <table:table-cell office:value-type="float" office:value="1662421" calcext:value-type="float">
            <text:p>16624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Kordiimonadales</text:p>
          </table:table-cell>
          <table:table-cell office:value-type="string" calcext:value-type="string">
            <text:p>Kordiimonadaceae</text:p>
          </table:table-cell>
          <table:table-cell office:value-type="string" calcext:value-type="string">
            <text:p>Kordiimonas</text:p>
          </table:table-cell>
          <table:table-cell office:value-type="string" calcext:value-type="string">
            <text:p>Kordiimonas lipolytica</text:p>
          </table:table-cell>
        </table:table-row>
        <table:table-row table:style-name="ro1">
          <table:table-cell office:value-type="string" calcext:value-type="string">
            <text:p>NC_008576.1</text:p>
          </table:table-cell>
          <table:table-cell office:value-type="float" office:value="156889" calcext:value-type="float">
            <text:p>1568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agnetococcales</text:p>
          </table:table-cell>
          <table:table-cell office:value-type="string" calcext:value-type="string">
            <text:p>Magnetococcaceae</text:p>
          </table:table-cell>
          <table:table-cell office:value-type="string" calcext:value-type="string">
            <text:p>Magnetococcus</text:p>
          </table:table-cell>
          <table:table-cell office:value-type="string" calcext:value-type="string">
            <text:p>Magnetococcus marinus</text:p>
          </table:table-cell>
        </table:table-row>
        <table:table-row table:style-name="ro1">
          <table:table-cell office:value-type="string" calcext:value-type="string">
            <text:p>NZ_LVJN01000001.1</text:p>
          </table:table-cell>
          <table:table-cell office:value-type="float" office:value="1434232" calcext:value-type="float">
            <text:p>14342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agnetococcales</text:p>
          </table:table-cell>
          <table:table-cell office:value-type="string" calcext:value-type="string">
            <text:p>Magnetococcaceae</text:p>
          </table:table-cell>
          <table:table-cell office:value-type="string" calcext:value-type="string">
            <text:p>Magnetofaba</text:p>
          </table:table-cell>
          <table:table-cell office:value-type="string" calcext:value-type="string">
            <text:p>Magnetofaba australis</text:p>
          </table:table-cell>
        </table:table-row>
        <table:table-row table:style-name="ro1">
          <table:table-cell office:value-type="string" calcext:value-type="string">
            <text:p>NZ_PDEM01000001.1</text:p>
          </table:table-cell>
          <table:table-cell office:value-type="float" office:value="2043170" calcext:value-type="float">
            <text:p>20431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Emcibacter</text:p>
          </table:table-cell>
          <table:table-cell office:value-type="string" calcext:value-type="string">
            <text:p>Emcibacter sp. ZYL</text:p>
          </table:table-cell>
        </table:table-row>
        <table:table-row table:style-name="ro1">
          <table:table-cell office:value-type="string" calcext:value-type="string">
            <text:p>NC_020812.1</text:p>
          </table:table-cell>
          <table:table-cell office:value-type="float" office:value="349215" calcext:value-type="float">
            <text:p>3492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cavibrio</text:p>
          </table:table-cell>
          <table:table-cell office:value-type="string" calcext:value-type="string">
            <text:p>Micavibrio aeruginosavorus</text:p>
          </table:table-cell>
        </table:table-row>
        <table:table-row table:style-name="ro1">
          <table:table-cell office:value-type="string" calcext:value-type="string">
            <text:p>NC_015259.1</text:p>
          </table:table-cell>
          <table:table-cell office:value-type="float" office:value="991905" calcext:value-type="float">
            <text:p>9919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lymorphum</text:p>
          </table:table-cell>
          <table:table-cell office:value-type="string" calcext:value-type="string">
            <text:p>Polymorphum gilvum</text:p>
          </table:table-cell>
        </table:table-row>
        <table:table-row table:style-name="ro1">
          <table:table-cell office:value-type="string" calcext:value-type="string">
            <text:p>NZ_JQKX01000001.1</text:p>
          </table:table-cell>
          <table:table-cell office:value-type="float" office:value="1495045" calcext:value-type="float">
            <text:p>14950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rmopetrobacter</text:p>
          </table:table-cell>
          <table:table-cell office:value-type="string" calcext:value-type="string">
            <text:p>Thermopetrobacter sp. TC1</text:p>
          </table:table-cell>
        </table:table-row>
        <table:table-row table:style-name="ro1">
          <table:table-cell office:value-type="string" calcext:value-type="string">
            <text:p>NZ_FZQA01000015.1</text:p>
          </table:table-cell>
          <table:table-cell office:value-type="float" office:value="1519374" calcext:value-type="float">
            <text:p>15193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Parvularculales</text:p>
          </table:table-cell>
          <table:table-cell office:value-type="string" calcext:value-type="string">
            <text:p>Parvularculaceae</text:p>
          </table:table-cell>
          <table:table-cell office:value-type="string" calcext:value-type="string">
            <text:p>Amphiplicatus</text:p>
          </table:table-cell>
          <table:table-cell office:value-type="string" calcext:value-type="string">
            <text:p>Amphiplicatus metriothermophilus</text:p>
          </table:table-cell>
        </table:table-row>
        <table:table-row table:style-name="ro1">
          <table:table-cell office:value-type="string" calcext:value-type="string">
            <text:p>NZ_JPHU01000001.1</text:p>
          </table:table-cell>
          <table:table-cell office:value-type="float" office:value="1247963" calcext:value-type="float">
            <text:p>12479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Parvularculales</text:p>
          </table:table-cell>
          <table:table-cell office:value-type="string" calcext:value-type="string">
            <text:p>Parvularculaceae</text:p>
          </table:table-cell>
          <table:table-cell office:value-type="string" calcext:value-type="string">
            <text:p>Parvularcula</text:p>
          </table:table-cell>
          <table:table-cell office:value-type="string" calcext:value-type="string">
            <text:p>Parvularcula oceani</text:p>
          </table:table-cell>
        </table:table-row>
        <table:table-row table:style-name="ro1">
          <table:table-cell office:value-type="string" calcext:value-type="string">
            <text:p>NZ_FOOA01000060.1</text:p>
          </table:table-cell>
          <table:table-cell office:value-type="float" office:value="1166078" calcext:value-type="float">
            <text:p>11660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Aurantimonadaceae</text:p>
          </table:table-cell>
          <table:table-cell office:value-type="string" calcext:value-type="string">
            <text:p>Aurantimonas</text:p>
          </table:table-cell>
          <table:table-cell office:value-type="string" calcext:value-type="string">
            <text:p>Aureimonas phyllosphaerae</text:p>
          </table:table-cell>
        </table:table-row>
        <table:table-row table:style-name="ro1">
          <table:table-cell office:value-type="string" calcext:value-type="string">
            <text:p>NZ_BBWQ01000001.1</text:p>
          </table:table-cell>
          <table:table-cell office:value-type="float" office:value="370622" calcext:value-type="float">
            <text:p>3706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Aurantimonadaceae</text:p>
          </table:table-cell>
          <table:table-cell office:value-type="string" calcext:value-type="string">
            <text:p>Aureimonas</text:p>
          </table:table-cell>
          <table:table-cell office:value-type="string" calcext:value-type="string">
            <text:p>Aureimonas altamirensis</text:p>
          </table:table-cell>
        </table:table-row>
        <table:table-row table:style-name="ro1">
          <table:table-cell office:value-type="string" calcext:value-type="string">
            <text:p>NZ_BBWO01000001.1</text:p>
          </table:table-cell>
          <table:table-cell office:value-type="float" office:value="217511" calcext:value-type="float">
            <text:p>217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Aurantimonadaceae</text:p>
          </table:table-cell>
          <table:table-cell office:value-type="string" calcext:value-type="string">
            <text:p>Fulvimarina</text:p>
          </table:table-cell>
          <table:table-cell office:value-type="string" calcext:value-type="string">
            <text:p>Fulvimarina pelagi</text:p>
          </table:table-cell>
        </table:table-row>
        <table:table-row table:style-name="ro1">
          <table:table-cell office:value-type="string" calcext:value-type="string">
            <text:p>NZ_AQWH01000001.1</text:p>
          </table:table-cell>
          <table:table-cell office:value-type="float" office:value="1122214" calcext:value-type="float">
            <text:p>11222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Aurantimonadaceae</text:p>
          </table:table-cell>
          <table:table-cell office:value-type="string" calcext:value-type="string">
            <text:p>Martelella</text:p>
          </table:table-cell>
          <table:table-cell office:value-type="string" calcext:value-type="string">
            <text:p>Martelella mediterranea</text:p>
          </table:table-cell>
        </table:table-row>
        <table:table-row table:style-name="ro1">
          <table:table-cell office:value-type="string" calcext:value-type="string">
            <text:p>NZ_JH725147.1</text:p>
          </table:table-cell>
          <table:table-cell office:value-type="float" office:value="1094558" calcext:value-type="float">
            <text:p>10945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artonellaceae</text:p>
          </table:table-cell>
          <table:table-cell office:value-type="string" calcext:value-type="string">
            <text:p>Bartonella</text:p>
          </table:table-cell>
          <table:table-cell office:value-type="string" calcext:value-type="string">
            <text:p>Bartonella tamiae</text:p>
          </table:table-cell>
        </table:table-row>
        <table:table-row table:style-name="ro1">
          <table:table-cell office:value-type="string" calcext:value-type="string">
            <text:p>NZ_FNSI01000002.1</text:p>
          </table:table-cell>
          <table:table-cell office:value-type="float" office:value="1882748" calcext:value-type="float">
            <text:p>18827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Beijerinckia</text:p>
          </table:table-cell>
          <table:table-cell/>
        </table:table-row>
        <table:table-row table:style-name="ro1">
          <table:table-cell office:value-type="string" calcext:value-type="string">
            <text:p>NZ_JQKO01000001.1</text:p>
          </table:table-cell>
          <table:table-cell office:value-type="float" office:value="663610" calcext:value-type="float">
            <text:p>6636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Methylocapsa</text:p>
          </table:table-cell>
          <table:table-cell office:value-type="string" calcext:value-type="string">
            <text:p>Methylocapsa aurea</text:p>
          </table:table-cell>
        </table:table-row>
        <table:table-row table:style-name="ro1">
          <table:table-cell office:value-type="string" calcext:value-type="string">
            <text:p>NC_011666.1</text:p>
          </table:table-cell>
          <table:table-cell office:value-type="float" office:value="395965" calcext:value-type="float">
            <text:p>3959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Methylocella</text:p>
          </table:table-cell>
          <table:table-cell office:value-type="string" calcext:value-type="string">
            <text:p>Methylocella silvestris</text:p>
          </table:table-cell>
        </table:table-row>
        <table:table-row table:style-name="ro1">
          <table:table-cell office:value-type="string" calcext:value-type="string">
            <text:p>NZ_ARWA01000001.1</text:p>
          </table:table-cell>
          <table:table-cell office:value-type="float" office:value="876269" calcext:value-type="float">
            <text:p>8762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Methyloferula</text:p>
          </table:table-cell>
          <table:table-cell office:value-type="string" calcext:value-type="string">
            <text:p>Methyloferula stellata</text:p>
          </table:table-cell>
        </table:table-row>
        <table:table-row table:style-name="ro1">
          <table:table-cell office:value-type="string" calcext:value-type="string">
            <text:p>NZ_FYDG01000074.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Rhodoblastus</text:p>
          </table:table-cell>
          <table:table-cell office:value-type="string" calcext:value-type="string">
            <text:p>Rhodoblastus acidophilus</text:p>
          </table:table-cell>
        </table:table-row>
        <table:table-row table:style-name="ro1">
          <table:table-cell office:value-type="string" calcext:value-type="string">
            <text:p>NZ_KB375281.1</text:p>
          </table:table-cell>
          <table:table-cell office:value-type="float" office:value="883079" calcext:value-type="float">
            <text:p>8830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Afipia</text:p>
          </table:table-cell>
          <table:table-cell office:value-type="string" calcext:value-type="string">
            <text:p>Afipia clevelandensis</text:p>
          </table:table-cell>
        </table:table-row>
        <table:table-row table:style-name="ro1">
          <table:table-cell office:value-type="string" calcext:value-type="string">
            <text:p>NZ_JNLC01000001.1</text:p>
          </table:table-cell>
          <table:table-cell office:value-type="float" office:value="1125973" calcext:value-type="float">
            <text:p>11259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Bosea</text:p>
          </table:table-cell>
          <table:table-cell office:value-type="string" calcext:value-type="string">
            <text:p>Bosea sp. 117</text:p>
          </table:table-cell>
        </table:table-row>
        <table:table-row table:style-name="ro1">
          <table:table-cell office:value-type="string" calcext:value-type="string">
            <text:p>NZ_CAFK01000350.1</text:p>
          </table:table-cell>
          <table:table-cell office:value-type="float" office:value="551947" calcext:value-type="float">
            <text:p>5519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Bradyrhizobium</text:p>
          </table:table-cell>
          <table:table-cell/>
        </table:table-row>
        <table:table-row table:style-name="ro1">
          <table:table-cell office:value-type="string" calcext:value-type="string">
            <text:p>NC_007964.1</text:p>
          </table:table-cell>
          <table:table-cell office:value-type="float" office:value="323097" calcext:value-type="float">
            <text:p>3230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Nitrobacter</text:p>
          </table:table-cell>
          <table:table-cell office:value-type="string" calcext:value-type="string">
            <text:p>Nitrobacter hamburgensis</text:p>
          </table:table-cell>
        </table:table-row>
        <table:table-row table:style-name="ro1">
          <table:table-cell office:value-type="string" calcext:value-type="string">
            <text:p>NC_011386.1</text:p>
          </table:table-cell>
          <table:table-cell office:value-type="float" office:value="504832" calcext:value-type="float">
            <text:p>5048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Oligotropha</text:p>
          </table:table-cell>
          <table:table-cell office:value-type="string" calcext:value-type="string">
            <text:p>Oligotropha carboxidovorans</text:p>
          </table:table-cell>
        </table:table-row>
        <table:table-row table:style-name="ro1">
          <table:table-cell office:value-type="string" calcext:value-type="string">
            <text:p>NC_007778.1</text:p>
          </table:table-cell>
          <table:table-cell office:value-type="float" office:value="316058" calcext:value-type="float">
            <text:p>3160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Rhodopseudomonas</text:p>
          </table:table-cell>
          <table:table-cell office:value-type="string" calcext:value-type="string">
            <text:p>Rhodopseudomonas palustris</text:p>
          </table:table-cell>
        </table:table-row>
        <table:table-row table:style-name="ro1">
          <table:table-cell office:value-type="string" calcext:value-type="string">
            <text:p>NZ_AUBC01000001.1</text:p>
          </table:table-cell>
          <table:table-cell office:value-type="float" office:value="1123229" calcext:value-type="float">
            <text:p>11232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Salinarimonas</text:p>
          </table:table-cell>
          <table:table-cell office:value-type="string" calcext:value-type="string">
            <text:p>Salinarimonas rosea</text:p>
          </table:table-cell>
        </table:table-row>
        <table:table-row table:style-name="ro1">
          <table:table-cell office:value-type="string" calcext:value-type="string">
            <text:p>NZ_FNWZ01000012.1</text:p>
          </table:table-cell>
          <table:table-cell office:value-type="float" office:value="1855306" calcext:value-type="float">
            <text:p>18553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Tardiphaga</text:p>
          </table:table-cell>
          <table:table-cell/>
        </table:table-row>
        <table:table-row table:style-name="ro1">
          <table:table-cell office:value-type="string" calcext:value-type="string">
            <text:p>NZ_AP014946.1</text:p>
          </table:table-cell>
          <table:table-cell office:value-type="float" office:value="1333996" calcext:value-type="float">
            <text:p>13339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adyrhizobiaceae</text:p>
          </table:table-cell>
          <table:table-cell office:value-type="string" calcext:value-type="string">
            <text:p>Variibacter</text:p>
          </table:table-cell>
          <table:table-cell office:value-type="string" calcext:value-type="string">
            <text:p>Variibacter gotjawalensis</text:p>
          </table:table-cell>
        </table:table-row>
        <table:table-row table:style-name="ro1">
          <table:table-cell office:value-type="string" calcext:value-type="string">
            <text:p>NZ_ADFA01000174.1</text:p>
          </table:table-cell>
          <table:table-cell office:value-type="float" office:value="693750" calcext:value-type="float">
            <text:p>6937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ucellaceae</text:p>
          </table:table-cell>
          <table:table-cell office:value-type="string" calcext:value-type="string">
            <text:p>Brucella</text:p>
          </table:table-cell>
          <table:table-cell office:value-type="string" calcext:value-type="string">
            <text:p>Brucella sp. BO2</text:p>
          </table:table-cell>
        </table:table-row>
        <table:table-row table:style-name="ro1">
          <table:table-cell office:value-type="string" calcext:value-type="string">
            <text:p>NZ_NNRL01000001.1</text:p>
          </table:table-cell>
          <table:table-cell office:value-type="float" office:value="94627" calcext:value-type="float">
            <text:p>946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ucellaceae</text:p>
          </table:table-cell>
          <table:table-cell office:value-type="string" calcext:value-type="string">
            <text:p>Ochrobactrum</text:p>
          </table:table-cell>
          <table:table-cell office:value-type="string" calcext:value-type="string">
            <text:p>Ochrobactrum grignonense</text:p>
          </table:table-cell>
        </table:table-row>
        <table:table-row table:style-name="ro1">
          <table:table-cell office:value-type="string" calcext:value-type="string">
            <text:p>NZ_ANNO01000001.1</text:p>
          </table:table-cell>
          <table:table-cell office:value-type="float" office:value="1201036" calcext:value-type="float">
            <text:p>12010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rucellaceae</text:p>
          </table:table-cell>
          <table:table-cell office:value-type="string" calcext:value-type="string">
            <text:p>Pseudochrobactrum</text:p>
          </table:table-cell>
          <table:table-cell/>
        </table:table-row>
        <table:table-row table:style-name="ro1">
          <table:table-cell office:value-type="string" calcext:value-type="string">
            <text:p>NZ_LIOL01000001.1</text:p>
          </table:table-cell>
          <table:table-cell office:value-type="float" office:value="363953" calcext:value-type="float">
            <text:p>3639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Chelatococcaceae</text:p>
          </table:table-cell>
          <table:table-cell office:value-type="string" calcext:value-type="string">
            <text:p>Chelatococcus</text:p>
          </table:table-cell>
          <table:table-cell office:value-type="string" calcext:value-type="string">
            <text:p>Chelatococcus sambhunathii</text:p>
          </table:table-cell>
        </table:table-row>
        <table:table-row table:style-name="ro1">
          <table:table-cell office:value-type="string" calcext:value-type="string">
            <text:p>NZ_OBEL01000014.1</text:p>
          </table:table-cell>
          <table:table-cell office:value-type="float" office:value="372072" calcext:value-type="float">
            <text:p>3720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Cohaesibacteraceae</text:p>
          </table:table-cell>
          <table:table-cell office:value-type="string" calcext:value-type="string">
            <text:p>Cohaesibacter</text:p>
          </table:table-cell>
          <table:table-cell office:value-type="string" calcext:value-type="string">
            <text:p>Cohaesibacter gelatinilyticus</text:p>
          </table:table-cell>
        </table:table-row>
        <table:table-row table:style-name="ro1">
          <table:table-cell office:value-type="string" calcext:value-type="string">
            <text:p>NZ_CP012946.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Blastochloris</text:p>
          </table:table-cell>
          <table:table-cell office:value-type="string" calcext:value-type="string">
            <text:p>Blastochloris viridis</text:p>
          </table:table-cell>
        </table:table-row>
        <table:table-row table:style-name="ro1">
          <table:table-cell office:value-type="string" calcext:value-type="string">
            <text:p>NZ_AUCR01000001.1</text:p>
          </table:table-cell>
          <table:table-cell office:value-type="float" office:value="422296" calcext:value-type="float">
            <text:p>4222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Cucumibacter</text:p>
          </table:table-cell>
          <table:table-cell office:value-type="string" calcext:value-type="string">
            <text:p>Cucumibacter marinus</text:p>
          </table:table-cell>
        </table:table-row>
        <table:table-row table:style-name="ro1">
          <table:table-cell office:value-type="string" calcext:value-type="string">
            <text:p>NZ_JZEX01000001.1</text:p>
          </table:table-cell>
          <table:table-cell office:value-type="float" office:value="443610" calcext:value-type="float">
            <text:p>4436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Devosia</text:p>
          </table:table-cell>
          <table:table-cell office:value-type="string" calcext:value-type="string">
            <text:p>Devosia geojensis</text:p>
          </table:table-cell>
        </table:table-row>
        <table:table-row table:style-name="ro1">
          <table:table-cell office:value-type="string" calcext:value-type="string">
            <text:p>NZ_LN829119.1</text:p>
          </table:table-cell>
          <table:table-cell office:value-type="float" office:value="1608628" calcext:value-type="float">
            <text:p>16086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Filomicrobium</text:p>
          </table:table-cell>
          <table:table-cell office:value-type="string" calcext:value-type="string">
            <text:p>Candidatus Filomicrobium marinum</text:p>
          </table:table-cell>
        </table:table-row>
        <table:table-row table:style-name="ro1">
          <table:table-cell office:value-type="string" calcext:value-type="string">
            <text:p>NZ_FPEJ01000016.1</text:p>
          </table:table-cell>
          <table:table-cell office:value-type="float" office:value="1892846" calcext:value-type="float">
            <text:p>18928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Hyphomicrobium</text:p>
          </table:table-cell>
          <table:table-cell/>
        </table:table-row>
        <table:table-row table:style-name="ro1">
          <table:table-cell office:value-type="string" calcext:value-type="string">
            <text:p>NZ_AUHV01000002.1</text:p>
          </table:table-cell>
          <table:table-cell office:value-type="float" office:value="1122213" calcext:value-type="float">
            <text:p>11222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Maritalea</text:p>
          </table:table-cell>
          <table:table-cell office:value-type="string" calcext:value-type="string">
            <text:p>Maritalea myrionectae</text:p>
          </table:table-cell>
        </table:table-row>
        <table:table-row table:style-name="ro1">
          <table:table-cell office:value-type="string" calcext:value-type="string">
            <text:p>NZ_FNCS01000048.1</text:p>
          </table:table-cell>
          <table:table-cell office:value-type="float" office:value="440168" calcext:value-type="float">
            <text:p>4401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Pelagibacterium</text:p>
          </table:table-cell>
          <table:table-cell office:value-type="string" calcext:value-type="string">
            <text:p>Pelagibacterium luteolum</text:p>
          </table:table-cell>
        </table:table-row>
        <table:table-row table:style-name="ro1">
          <table:table-cell office:value-type="string" calcext:value-type="string">
            <text:p>NC_014664.1</text:p>
          </table:table-cell>
          <table:table-cell office:value-type="float" office:value="648757" calcext:value-type="float">
            <text:p>6487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Rhodomicrobium</text:p>
          </table:table-cell>
          <table:table-cell office:value-type="string" calcext:value-type="string">
            <text:p>Rhodomicrobium vannielii</text:p>
          </table:table-cell>
        </table:table-row>
        <table:table-row table:style-name="ro1">
          <table:table-cell office:value-type="string" calcext:value-type="string">
            <text:p>NZ_CP007440.1</text:p>
          </table:table-cell>
          <table:table-cell office:value-type="float" office:value="674703" calcext:value-type="float">
            <text:p>6747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Hyphomicrobiaceae</text:p>
          </table:table-cell>
          <table:table-cell office:value-type="string" calcext:value-type="string">
            <text:p>Rhodoplanes</text:p>
          </table:table-cell>
          <table:table-cell/>
        </table:table-row>
        <table:table-row table:style-name="ro1">
          <table:table-cell office:value-type="string" calcext:value-type="string">
            <text:p>NZ_LMNL01000001.1</text:p>
          </table:table-cell>
          <table:table-cell office:value-type="float" office:value="1736260" calcext:value-type="float">
            <text:p>17362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bacteriaceae</text:p>
          </table:table-cell>
          <table:table-cell office:value-type="string" calcext:value-type="string">
            <text:p>Methylobacterium</text:p>
          </table:table-cell>
          <table:table-cell/>
        </table:table-row>
        <table:table-row table:style-name="ro1">
          <table:table-cell office:value-type="string" calcext:value-type="string">
            <text:p>NZ_CP016616.1</text:p>
          </table:table-cell>
          <table:table-cell office:value-type="float" office:value="1882682" calcext:value-type="float">
            <text:p>18826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bacteriaceae</text:p>
          </table:table-cell>
          <table:table-cell office:value-type="string" calcext:value-type="string">
            <text:p>Microvirga</text:p>
          </table:table-cell>
          <table:table-cell office:value-type="string" calcext:value-type="string">
            <text:p>Microvirga ossetica</text:p>
          </table:table-cell>
        </table:table-row>
        <table:table-row table:style-name="ro1">
          <table:table-cell office:value-type="string" calcext:value-type="string">
            <text:p>NZ_KB893653.1</text:p>
          </table:table-cell>
          <table:table-cell office:value-type="float" office:value="1122218" calcext:value-type="float">
            <text:p>11222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bacteriaceae</text:p>
          </table:table-cell>
          <table:table-cell office:value-type="string" calcext:value-type="string">
            <text:p>Neomegalonema</text:p>
          </table:table-cell>
          <table:table-cell office:value-type="string" calcext:value-type="string">
            <text:p>Neomegalonema perideroedes</text:p>
          </table:table-cell>
        </table:table-row>
        <table:table-row table:style-name="ro1">
          <table:table-cell office:value-type="string" calcext:value-type="string">
            <text:p>NZ_CP019948.1</text:p>
          </table:table-cell>
          <table:table-cell office:value-type="float" office:value="655015" calcext:value-type="float">
            <text:p>6550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cystaceae</text:p>
          </table:table-cell>
          <table:table-cell office:value-type="string" calcext:value-type="string">
            <text:p>Methylocystis</text:p>
          </table:table-cell>
          <table:table-cell office:value-type="string" calcext:value-type="string">
            <text:p>Methylocystis bryophila</text:p>
          </table:table-cell>
        </table:table-row>
        <table:table-row table:style-name="ro1">
          <table:table-cell office:value-type="string" calcext:value-type="string">
            <text:p>NZ_ARWB01000001.1</text:p>
          </table:table-cell>
          <table:table-cell office:value-type="float" office:value="1101190" calcext:value-type="float">
            <text:p>11011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cystaceae</text:p>
          </table:table-cell>
          <table:table-cell office:value-type="string" calcext:value-type="string">
            <text:p>Methylopila</text:p>
          </table:table-cell>
          <table:table-cell/>
        </table:table-row>
        <table:table-row table:style-name="ro1">
          <table:table-cell office:value-type="string" calcext:value-type="string">
            <text:p>NZ_ADVE02000003.1</text:p>
          </table:table-cell>
          <table:table-cell office:value-type="float" office:value="595536" calcext:value-type="float">
            <text:p>5955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cystaceae</text:p>
          </table:table-cell>
          <table:table-cell office:value-type="string" calcext:value-type="string">
            <text:p>Methylosinus</text:p>
          </table:table-cell>
          <table:table-cell office:value-type="string" calcext:value-type="string">
            <text:p>Methylosinus trichosporium</text:p>
          </table:table-cell>
        </table:table-row>
        <table:table-row table:style-name="ro1">
          <table:table-cell office:value-type="string" calcext:value-type="string">
            <text:p>NZ_AUHB01000001.1</text:p>
          </table:table-cell>
          <table:table-cell office:value-type="float" office:value="1122963" calcext:value-type="float">
            <text:p>11229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cystaceae</text:p>
          </table:table-cell>
          <table:table-cell office:value-type="string" calcext:value-type="string">
            <text:p>Pleomorphomonas</text:p>
          </table:table-cell>
          <table:table-cell office:value-type="string" calcext:value-type="string">
            <text:p>Pleomorphomonas oryzae</text:p>
          </table:table-cell>
        </table:table-row>
        <table:table-row table:style-name="ro1">
          <table:table-cell office:value-type="string" calcext:value-type="string">
            <text:p>NZ_FLYE01000048.1</text:p>
          </table:table-cell>
          <table:table-cell office:value-type="float" office:value="1867952" calcext:value-type="float">
            <text:p>18679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Methylocystaceae</text:p>
          </table:table-cell>
          <table:table-cell office:value-type="string" calcext:value-type="string">
            <text:p>Terasakiella</text:p>
          </table:table-cell>
          <table:table-cell/>
        </table:table-row>
        <table:table-row table:style-name="ro1">
          <table:table-cell office:value-type="string" calcext:value-type="string">
            <text:p>NZ_FMXQ01000029.1</text:p>
          </table:table-cell>
          <table:table-cell office:value-type="float" office:value="665467" calcext:value-type="float">
            <text:p>6654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uldia</text:p>
          </table:table-cell>
          <table:table-cell office:value-type="string" calcext:value-type="string">
            <text:p>Bauldia litoralis</text:p>
          </table:table-cell>
        </table:table-row>
        <table:table-row table:style-name="ro1">
          <table:table-cell office:value-type="string" calcext:value-type="string">
            <text:p>NZ_LT960614.1</text:p>
          </table:table-cell>
          <table:table-cell office:value-type="float" office:value="1482074" calcext:value-type="float">
            <text:p>14820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rtmannibacter</text:p>
          </table:table-cell>
          <table:table-cell office:value-type="string" calcext:value-type="string">
            <text:p>Hartmannibacter diazotrophicus</text:p>
          </table:table-cell>
        </table:table-row>
        <table:table-row table:style-name="ro1">
          <table:table-cell office:value-type="string" calcext:value-type="string">
            <text:p>NZ_LPWE01000001.1</text:p>
          </table:table-cell>
          <table:table-cell office:value-type="float" office:value="1774970" calcext:value-type="float">
            <text:p>17749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yloceanibacter</text:p>
          </table:table-cell>
          <table:table-cell office:value-type="string" calcext:value-type="string">
            <text:p>Methyloceanibacter stevinii</text:p>
          </table:table-cell>
        </table:table-row>
        <table:table-row table:style-name="ro1">
          <table:table-cell office:value-type="string" calcext:value-type="string">
            <text:p>NZ_MASI01000001.1</text:p>
          </table:table-cell>
          <table:table-cell office:value-type="float" office:value="1177755" calcext:value-type="float">
            <text:p>11777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yloligella</text:p>
          </table:table-cell>
          <table:table-cell office:value-type="string" calcext:value-type="string">
            <text:p>Methyloligella halotolerans</text:p>
          </table:table-cell>
        </table:table-row>
        <table:table-row table:style-name="ro1">
          <table:table-cell office:value-type="string" calcext:value-type="string">
            <text:p>NZ_MSIG01000001.1</text:p>
          </table:table-cell>
          <table:table-cell office:value-type="float" office:value="1709001" calcext:value-type="float">
            <text:p>17090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goliimonas</text:p>
          </table:table-cell>
          <table:table-cell office:value-type="string" calcext:value-type="string">
            <text:p>Mongoliimonas terrestris</text:p>
          </table:table-cell>
        </table:table-row>
        <table:table-row table:style-name="ro1">
          <table:table-cell office:value-type="string" calcext:value-type="string">
            <text:p>NZ_CP021112.1</text:p>
          </table:table-cell>
          <table:table-cell office:value-type="float" office:value="1235591" calcext:value-type="float">
            <text:p>12355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rhodoplanes</text:p>
          </table:table-cell>
          <table:table-cell office:value-type="string" calcext:value-type="string">
            <text:p>Pseudorhodoplanes sinuspersici</text:p>
          </table:table-cell>
        </table:table-row>
        <table:table-row table:style-name="ro1">
          <table:table-cell office:value-type="string" calcext:value-type="string">
            <text:p>NZ_NBYO01000001.1</text:p>
          </table:table-cell>
          <table:table-cell office:value-type="float" office:value="1876515" calcext:value-type="float">
            <text:p>18765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Notoacmeibacteraceae</text:p>
          </table:table-cell>
          <table:table-cell office:value-type="string" calcext:value-type="string">
            <text:p>Notoacmeibacter</text:p>
          </table:table-cell>
          <table:table-cell office:value-type="string" calcext:value-type="string">
            <text:p>Notoacmeibacter marinus</text:p>
          </table:table-cell>
        </table:table-row>
        <table:table-row table:style-name="ro1">
          <table:table-cell office:value-type="string" calcext:value-type="string">
            <text:p>NZ_AYOD01000001.1</text:p>
          </table:table-cell>
          <table:table-cell office:value-type="float" office:value="1381123" calcext:value-type="float">
            <text:p>13811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Aliihoeflea</text:p>
          </table:table-cell>
          <table:table-cell/>
        </table:table-row>
        <table:table-row table:style-name="ro1">
          <table:table-cell office:value-type="string" calcext:value-type="string">
            <text:p>NZ_CP015005.1</text:p>
          </table:table-cell>
          <table:table-cell office:value-type="float" office:value="83263" calcext:value-type="float">
            <text:p>832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Aminobacter</text:p>
          </table:table-cell>
          <table:table-cell office:value-type="string" calcext:value-type="string">
            <text:p>Aminobacter aminovorans</text:p>
          </table:table-cell>
        </table:table-row>
        <table:table-row table:style-name="ro1">
          <table:table-cell office:value-type="string" calcext:value-type="string">
            <text:p>NZ_KK073877.1</text:p>
          </table:table-cell>
          <table:table-cell office:value-type="float" office:value="69279" calcext:value-type="float">
            <text:p>69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Aquamicrobium</text:p>
          </table:table-cell>
          <table:table-cell office:value-type="string" calcext:value-type="string">
            <text:p>Aquamicrobium defluvii</text:p>
          </table:table-cell>
        </table:table-row>
        <table:table-row table:style-name="ro1">
          <table:table-cell office:value-type="string" calcext:value-type="string">
            <text:p>NC_008254.1</text:p>
          </table:table-cell>
          <table:table-cell office:value-type="float" office:value="266779" calcext:value-type="float">
            <text:p>2667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Chelativorans</text:p>
          </table:table-cell>
          <table:table-cell/>
        </table:table-row>
        <table:table-row table:style-name="ro1">
          <table:table-cell office:value-type="string" calcext:value-type="string">
            <text:p>NZ_CM002917.1</text:p>
          </table:table-cell>
          <table:table-cell office:value-type="float" office:value="411684" calcext:value-type="float">
            <text:p>4116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Hoeflea</text:p>
          </table:table-cell>
          <table:table-cell office:value-type="string" calcext:value-type="string">
            <text:p>Hoeflea phototrophica</text:p>
          </table:table-cell>
        </table:table-row>
        <table:table-row table:style-name="ro1">
          <table:table-cell office:value-type="string" calcext:value-type="string">
            <text:p>NZ_JTGD01000015.1</text:p>
          </table:table-cell>
          <table:table-cell office:value-type="float" office:value="1574409" calcext:value-type="float">
            <text:p>15744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Mesorhizobium</text:p>
          </table:table-cell>
          <table:table-cell/>
        </table:table-row>
        <table:table-row table:style-name="ro1">
          <table:table-cell office:value-type="string" calcext:value-type="string">
            <text:p>NZ_LFVY01000001.1</text:p>
          </table:table-cell>
          <table:table-cell office:value-type="float" office:value="1670619" calcext:value-type="float">
            <text:p>16706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Nitratireductor</text:p>
          </table:table-cell>
          <table:table-cell office:value-type="string" calcext:value-type="string">
            <text:p>Nitratireductor soli</text:p>
          </table:table-cell>
        </table:table-row>
        <table:table-row table:style-name="ro1">
          <table:table-cell office:value-type="string" calcext:value-type="string">
            <text:p>NZ_LNTU01000001.1</text:p>
          </table:table-cell>
          <table:table-cell office:value-type="float" office:value="1494590" calcext:value-type="float">
            <text:p>1494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Paramesorhizobium</text:p>
          </table:table-cell>
          <table:table-cell office:value-type="string" calcext:value-type="string">
            <text:p>Paramesorhizobium deserti</text:p>
          </table:table-cell>
        </table:table-row>
        <table:table-row table:style-name="ro1">
          <table:table-cell office:value-type="string" calcext:value-type="string">
            <text:p>NZ_JMLL01000001.1</text:p>
          </table:table-cell>
          <table:table-cell office:value-type="float" office:value="1449065" calcext:value-type="float">
            <text:p>14490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Phyllobacterium</text:p>
          </table:table-cell>
          <table:table-cell/>
        </table:table-row>
        <table:table-row table:style-name="ro1">
          <table:table-cell office:value-type="string" calcext:value-type="string">
            <text:p>NZ_MDET01000001.1</text:p>
          </table:table-cell>
          <table:table-cell office:value-type="float" office:value="1873176" calcext:value-type="float">
            <text:p>18731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Phyllobacteriaceae</text:p>
          </table:table-cell>
          <table:table-cell office:value-type="string" calcext:value-type="string">
            <text:p>Pseudaminobacter</text:p>
          </table:table-cell>
          <table:table-cell office:value-type="string" calcext:value-type="string">
            <text:p>Pseudaminobacter manganicus</text:p>
          </table:table-cell>
        </table:table-row>
        <table:table-row table:style-name="ro1">
          <table:table-cell office:value-type="string" calcext:value-type="string">
            <text:p>NZ_JUHG01000011.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Agrobacterium</text:p>
          </table:table-cell>
          <table:table-cell office:value-type="string" calcext:value-type="string">
            <text:p>Agrobacterium rhizogenes</text:p>
          </table:table-cell>
        </table:table-row>
        <table:table-row table:style-name="ro1">
          <table:table-cell office:value-type="string" calcext:value-type="string">
            <text:p>NZ_MBFK01000123.1</text:p>
          </table:table-cell>
          <table:table-cell office:value-type="float" office:value="1850094" calcext:value-type="float">
            <text:p>18500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Ensifer</text:p>
          </table:table-cell>
          <table:table-cell office:value-type="string" calcext:value-type="string">
            <text:p>Ensifer shofinae</text:p>
          </table:table-cell>
        </table:table-row>
        <table:table-row table:style-name="ro1">
          <table:table-cell office:value-type="string" calcext:value-type="string">
            <text:p>NZ_FQUP01000015.1</text:p>
          </table:table-cell>
          <table:table-cell office:value-type="float" office:value="1122133" calcext:value-type="float">
            <text:p>11221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Kaistia</text:p>
          </table:table-cell>
          <table:table-cell office:value-type="string" calcext:value-type="string">
            <text:p>Kaistia soli</text:p>
          </table:table-cell>
        </table:table-row>
        <table:table-row table:style-name="ro1">
          <table:table-cell office:value-type="string" calcext:value-type="string">
            <text:p>NC_022793.1</text:p>
          </table:table-cell>
          <table:table-cell office:value-type="float" office:value="1261131" calcext:value-type="float">
            <text:p>12611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Liberibacter</text:p>
          </table:table-cell>
          <table:table-cell office:value-type="string" calcext:value-type="string">
            <text:p>Candidatus Liberibacter americanus</text:p>
          </table:table-cell>
        </table:table-row>
        <table:table-row table:style-name="ro1">
          <table:table-cell office:value-type="string" calcext:value-type="string">
            <text:p>NZ_HG938355.1</text:p>
          </table:table-cell>
          <table:table-cell office:value-type="float" office:value="1028801" calcext:value-type="float">
            <text:p>10288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Neorhizobium</text:p>
          </table:table-cell>
          <table:table-cell office:value-type="string" calcext:value-type="string">
            <text:p>Neorhizobium galegae</text:p>
          </table:table-cell>
        </table:table-row>
        <table:table-row table:style-name="ro1">
          <table:table-cell office:value-type="string" calcext:value-type="string">
            <text:p>NZ_CM004502.1</text:p>
          </table:table-cell>
          <table:table-cell office:value-type="float" office:value="1612624" calcext:value-type="float">
            <text:p>16126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Pararhizobium</text:p>
          </table:table-cell>
          <table:table-cell office:value-type="string" calcext:value-type="string">
            <text:p>Pararhizobium polonicum</text:p>
          </table:table-cell>
        </table:table-row>
        <table:table-row table:style-name="ro1">
          <table:table-cell office:value-type="string" calcext:value-type="string">
            <text:p>NZ_JOKI01000001.1</text:p>
          </table:table-cell>
          <table:table-cell office:value-type="float" office:value="1509405" calcext:value-type="float">
            <text:p>15094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Pseudorhizobium</text:p>
          </table:table-cell>
          <table:table-cell office:value-type="string" calcext:value-type="string">
            <text:p>Pseudorhizobium pelagicum</text:p>
          </table:table-cell>
        </table:table-row>
        <table:table-row table:style-name="ro1">
          <table:table-cell office:value-type="string" calcext:value-type="string">
            <text:p>NZ_MPVZ01000100.1</text:p>
          </table:table-cell>
          <table:table-cell office:value-type="float" office:value="1921145" calcext:value-type="float">
            <text:p>19211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Rhizobium</text:p>
          </table:table-cell>
          <table:table-cell/>
        </table:table-row>
        <table:table-row table:style-name="ro1">
          <table:table-cell office:value-type="string" calcext:value-type="string">
            <text:p>NZ_CP015736.1</text:p>
          </table:table-cell>
          <table:table-cell office:value-type="float" office:value="879274" calcext:value-type="float">
            <text:p>8792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Shinella</text:p>
          </table:table-cell>
          <table:table-cell office:value-type="string" calcext:value-type="string">
            <text:p>Shinella sp. HZN7</text:p>
          </table:table-cell>
        </table:table-row>
        <table:table-row table:style-name="ro1">
          <table:table-cell office:value-type="string" calcext:value-type="string">
            <text:p>NZ_ATYB01000014.1</text:p>
          </table:table-cell>
          <table:table-cell office:value-type="float" office:value="935557" calcext:value-type="float">
            <text:p>9355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Sinorhizobium</text:p>
          </table:table-cell>
          <table:table-cell office:value-type="string" calcext:value-type="string">
            <text:p>Sinorhizobium arboris</text:p>
          </table:table-cell>
        </table:table-row>
        <table:table-row table:style-name="ro1">
          <table:table-cell office:value-type="string" calcext:value-type="string">
            <text:p>NZ_JHZK01000001.1</text:p>
          </table:table-cell>
          <table:table-cell office:value-type="float" office:value="1120956" calcext:value-type="float">
            <text:p>11209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Afifella</text:p>
          </table:table-cell>
          <table:table-cell office:value-type="string" calcext:value-type="string">
            <text:p>Afifella pfennigii</text:p>
          </table:table-cell>
        </table:table-row>
        <table:table-row table:style-name="ro1">
          <table:table-cell office:value-type="string" calcext:value-type="string">
            <text:p>NZ_KB894570.1</text:p>
          </table:table-cell>
          <table:table-cell office:value-type="float" office:value="1120983" calcext:value-type="float">
            <text:p>1120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Amorphus</text:p>
          </table:table-cell>
          <table:table-cell office:value-type="string" calcext:value-type="string">
            <text:p>Amorphus coralli</text:p>
          </table:table-cell>
        </table:table-row>
        <table:table-row table:style-name="ro1">
          <table:table-cell office:value-type="string" calcext:value-type="string">
            <text:p>NZ_AWXZ01000001.1</text:p>
          </table:table-cell>
          <table:table-cell office:value-type="float" office:value="631454" calcext:value-type="float">
            <text:p>6314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Lutibaculum</text:p>
          </table:table-cell>
          <table:table-cell office:value-type="string" calcext:value-type="string">
            <text:p>Lutibaculum baratangense</text:p>
          </table:table-cell>
        </table:table-row>
        <table:table-row table:style-name="ro1">
          <table:table-cell office:value-type="string" calcext:value-type="string">
            <text:p>NC_009719.1</text:p>
          </table:table-cell>
          <table:table-cell office:value-type="float" office:value="402881" calcext:value-type="float">
            <text:p>4028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Parvibaculum</text:p>
          </table:table-cell>
          <table:table-cell office:value-type="string" calcext:value-type="string">
            <text:p>Parvibaculum lavamentivorans</text:p>
          </table:table-cell>
        </table:table-row>
        <table:table-row table:style-name="ro1">
          <table:table-cell office:value-type="string" calcext:value-type="string">
            <text:p>NZ_FNCV01000036.1</text:p>
          </table:table-cell>
          <table:table-cell office:value-type="float" office:value="83401" calcext:value-type="float">
            <text:p>834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Roseospirillum</text:p>
          </table:table-cell>
          <table:table-cell office:value-type="string" calcext:value-type="string">
            <text:p>Roseospirillum parvum</text:p>
          </table:table-cell>
        </table:table-row>
        <table:table-row table:style-name="ro1">
          <table:table-cell office:value-type="string" calcext:value-type="string">
            <text:p>NZ_BBIO01000046.1</text:p>
          </table:table-cell>
          <table:table-cell office:value-type="float" office:value="1333998" calcext:value-type="float">
            <text:p>13339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iaceae</text:p>
          </table:table-cell>
          <table:table-cell office:value-type="string" calcext:value-type="string">
            <text:p>Tepidicaulis</text:p>
          </table:table-cell>
          <table:table-cell office:value-type="string" calcext:value-type="string">
            <text:p>Tepidicaulis marinus</text:p>
          </table:table-cell>
        </table:table-row>
        <table:table-row table:style-name="ro1">
          <table:table-cell office:value-type="string" calcext:value-type="string">
            <text:p>NZ_KB904818.1</text:p>
          </table:table-cell>
          <table:table-cell office:value-type="float" office:value="1111106" calcext:value-type="float">
            <text:p>1111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Ancylobacter</text:p>
          </table:table-cell>
          <table:table-cell/>
        </table:table-row>
        <table:table-row table:style-name="ro1">
          <table:table-cell office:value-type="string" calcext:value-type="string">
            <text:p>NC_009937.1</text:p>
          </table:table-cell>
          <table:table-cell office:value-type="float" office:value="438753" calcext:value-type="float">
            <text:p>4387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Azorhizobium</text:p>
          </table:table-cell>
          <table:table-cell office:value-type="string" calcext:value-type="string">
            <text:p>Azorhizobium caulinodans</text:p>
          </table:table-cell>
        </table:table-row>
        <table:table-row table:style-name="ro1">
          <table:table-cell office:value-type="string" calcext:value-type="string">
            <text:p>NZ_LYXZ01000001.1</text:p>
          </table:table-cell>
          <table:table-cell office:value-type="float" office:value="1737983" calcext:value-type="float">
            <text:p>1737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Labrys</text:p>
          </table:table-cell>
          <table:table-cell office:value-type="string" calcext:value-type="string">
            <text:p>Labrys sp. WJW</text:p>
          </table:table-cell>
        </table:table-row>
        <table:table-row table:style-name="ro1">
          <table:table-cell office:value-type="string" calcext:value-type="string">
            <text:p>NZ_LMFS01000001.1</text:p>
          </table:table-cell>
          <table:table-cell office:value-type="float" office:value="1736466" calcext:value-type="float">
            <text:p>17364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Pseudolabrys</text:p>
          </table:table-cell>
          <table:table-cell/>
        </table:table-row>
        <table:table-row table:style-name="ro1">
          <table:table-cell office:value-type="string" calcext:value-type="string">
            <text:p>NZ_FRXO01000026.1</text:p>
          </table:table-cell>
          <table:table-cell office:value-type="float" office:value="1123029" calcext:value-type="float">
            <text:p>11230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Pseudoxanthobacter</text:p>
          </table:table-cell>
          <table:table-cell office:value-type="string" calcext:value-type="string">
            <text:p>Pseudoxanthobacter soli</text:p>
          </table:table-cell>
        </table:table-row>
        <table:table-row table:style-name="ro1">
          <table:table-cell office:value-type="string" calcext:value-type="string">
            <text:p>NC_014217.1</text:p>
          </table:table-cell>
          <table:table-cell office:value-type="float" office:value="639283" calcext:value-type="float">
            <text:p>6392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Starkeya</text:p>
          </table:table-cell>
          <table:table-cell office:value-type="string" calcext:value-type="string">
            <text:p>Starkeya novella</text:p>
          </table:table-cell>
        </table:table-row>
        <table:table-row table:style-name="ro1">
          <table:table-cell office:value-type="string" calcext:value-type="string">
            <text:p>NZ_JAFO01000001.1</text:p>
          </table:table-cell>
          <table:table-cell office:value-type="float" office:value="1131814" calcext:value-type="float">
            <text:p>11318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Xanthobacter</text:p>
          </table:table-cell>
          <table:table-cell/>
        </table:table-row>
        <table:table-row table:style-name="ro1">
          <table:table-cell office:value-type="string" calcext:value-type="string">
            <text:p>NZ_ASJA01000001.1</text:p>
          </table:table-cell>
          <table:table-cell office:value-type="float" office:value="1161401" calcext:value-type="float">
            <text:p>11614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Euryhalocaulis</text:p>
          </table:table-cell>
          <table:table-cell office:value-type="string" calcext:value-type="string">
            <text:p>Euryhalocaulis caribicus</text:p>
          </table:table-cell>
        </table:table-row>
        <table:table-row table:style-name="ro1">
          <table:table-cell office:value-type="string" calcext:value-type="string">
            <text:p>NZ_AUAC01000002.1</text:p>
          </table:table-cell>
          <table:table-cell office:value-type="float" office:value="1121948" calcext:value-type="float">
            <text:p>1121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Hellea</text:p>
          </table:table-cell>
          <table:table-cell office:value-type="string" calcext:value-type="string">
            <text:p>Hellea balneolensis</text:p>
          </table:table-cell>
        </table:table-row>
        <table:table-row table:style-name="ro1">
          <table:table-cell office:value-type="string" calcext:value-type="string">
            <text:p>NZ_NCST01000009.1</text:p>
          </table:table-cell>
          <table:table-cell office:value-type="float" office:value="545261" calcext:value-type="float">
            <text:p>5452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Henriciella</text:p>
          </table:table-cell>
          <table:table-cell office:value-type="string" calcext:value-type="string">
            <text:p>Henriciella aquimarina</text:p>
          </table:table-cell>
        </table:table-row>
        <table:table-row table:style-name="ro1">
          <table:table-cell office:value-type="string" calcext:value-type="string">
            <text:p>NC_012982.1</text:p>
          </table:table-cell>
          <table:table-cell office:value-type="float" office:value="582402" calcext:value-type="float">
            <text:p>5824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Hirschia</text:p>
          </table:table-cell>
          <table:table-cell office:value-type="string" calcext:value-type="string">
            <text:p>Hirschia baltica</text:p>
          </table:table-cell>
        </table:table-row>
        <table:table-row table:style-name="ro1">
          <table:table-cell office:value-type="string" calcext:value-type="string">
            <text:p>NZ_ARYK01000001.1</text:p>
          </table:table-cell>
          <table:table-cell office:value-type="float" office:value="1280950" calcext:value-type="float">
            <text:p>1280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Hyphomonas</text:p>
          </table:table-cell>
          <table:table-cell office:value-type="string" calcext:value-type="string">
            <text:p>Hyphomonas johnsonii</text:p>
          </table:table-cell>
        </table:table-row>
        <table:table-row table:style-name="ro1">
          <table:table-cell office:value-type="string" calcext:value-type="string">
            <text:p>NZ_FNHG01000036.1</text:p>
          </table:table-cell>
          <table:table-cell office:value-type="float" office:value="144026" calcext:value-type="float">
            <text:p>1440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Maricaulis</text:p>
          </table:table-cell>
          <table:table-cell office:value-type="string" calcext:value-type="string">
            <text:p>Maricaulis salignorans</text:p>
          </table:table-cell>
        </table:table-row>
        <table:table-row table:style-name="ro1">
          <table:table-cell office:value-type="string" calcext:value-type="string">
            <text:p>NZ_ATUP01000001.1</text:p>
          </table:table-cell>
          <table:table-cell office:value-type="float" office:value="1122613" calcext:value-type="float">
            <text:p>11226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Oceanicaulis</text:p>
          </table:table-cell>
          <table:table-cell office:value-type="string" calcext:value-type="string">
            <text:p>Oceanicaulis alexandrii</text:p>
          </table:table-cell>
        </table:table-row>
        <table:table-row table:style-name="ro1">
          <table:table-cell office:value-type="string" calcext:value-type="string">
            <text:p>NZ_ATVJ01000001.1</text:p>
          </table:table-cell>
          <table:table-cell office:value-type="float" office:value="551789" calcext:value-type="float">
            <text:p>5517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Ponticaulis</text:p>
          </table:table-cell>
          <table:table-cell office:value-type="string" calcext:value-type="string">
            <text:p>Ponticaulis koreensis</text:p>
          </table:table-cell>
        </table:table-row>
        <table:table-row table:style-name="ro1">
          <table:table-cell office:value-type="string" calcext:value-type="string">
            <text:p>NZ_KB823011.1</text:p>
          </table:table-cell>
          <table:table-cell office:value-type="float" office:value="1123059" calcext:value-type="float">
            <text:p>11230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Hyphomonadaceae</text:p>
          </table:table-cell>
          <table:table-cell office:value-type="string" calcext:value-type="string">
            <text:p>Robiginitomaculum</text:p>
          </table:table-cell>
          <table:table-cell office:value-type="string" calcext:value-type="string">
            <text:p>Robiginitomaculum antarcticum</text:p>
          </table:table-cell>
        </table:table-row>
        <table:table-row table:style-name="ro1">
          <table:table-cell office:value-type="string" calcext:value-type="string">
            <text:p>NZ_NSBU01000001.1</text:p>
          </table:table-cell>
          <table:table-cell office:value-type="float" office:value="2029103" calcext:value-type="float">
            <text:p>20291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ctibacterium</text:p>
          </table:table-cell>
          <table:table-cell office:value-type="string" calcext:value-type="string">
            <text:p>Actibacterium pelagium</text:p>
          </table:table-cell>
        </table:table-row>
        <table:table-row table:style-name="ro1">
          <table:table-cell office:value-type="string" calcext:value-type="string">
            <text:p>NZ_MJUX01000010.1</text:p>
          </table:table-cell>
          <table:table-cell office:value-type="float" office:value="1443441" calcext:value-type="float">
            <text:p>14434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cuticoccus</text:p>
          </table:table-cell>
          <table:table-cell office:value-type="string" calcext:value-type="string">
            <text:p>Acuticoccus yangtzensis</text:p>
          </table:table-cell>
        </table:table-row>
        <table:table-row table:style-name="ro1">
          <table:table-cell office:value-type="string" calcext:value-type="string">
            <text:p>NZ_AQQZ01000001.1</text:p>
          </table:table-cell>
          <table:table-cell office:value-type="float" office:value="1317121" calcext:value-type="float">
            <text:p>13171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estuariivita</text:p>
          </table:table-cell>
          <table:table-cell office:value-type="string" calcext:value-type="string">
            <text:p>Aestuariivita atlantica</text:p>
          </table:table-cell>
        </table:table-row>
        <table:table-row table:style-name="ro1">
          <table:table-cell office:value-type="string" calcext:value-type="string">
            <text:p>NZ_KB894528.1</text:p>
          </table:table-cell>
          <table:table-cell office:value-type="float" office:value="1120961" calcext:value-type="float">
            <text:p>11209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hrensia</text:p>
          </table:table-cell>
          <table:table-cell office:value-type="string" calcext:value-type="string">
            <text:p>Ahrensia kielensis</text:p>
          </table:table-cell>
        </table:table-row>
        <table:table-row table:style-name="ro1">
          <table:table-cell office:value-type="string" calcext:value-type="string">
            <text:p>NZ_FNFV01000024.1</text:p>
          </table:table-cell>
          <table:table-cell office:value-type="float" office:value="990712" calcext:value-type="float">
            <text:p>9907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lbidovulum</text:p>
          </table:table-cell>
          <table:table-cell office:value-type="string" calcext:value-type="string">
            <text:p>Albidovulum xiamenense</text:p>
          </table:table-cell>
        </table:table-row>
        <table:table-row table:style-name="ro1">
          <table:table-cell office:value-type="string" calcext:value-type="string">
            <text:p>NZ_FNMZ01000029.1</text:p>
          </table:table-cell>
          <table:table-cell office:value-type="float" office:value="356660" calcext:value-type="float">
            <text:p>3566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lbimonas</text:p>
          </table:table-cell>
          <table:table-cell office:value-type="string" calcext:value-type="string">
            <text:p>Albimonas donghaensis</text:p>
          </table:table-cell>
        </table:table-row>
        <table:table-row table:style-name="ro1">
          <table:table-cell office:value-type="string" calcext:value-type="string">
            <text:p>NZ_FOJB01000006.1</text:p>
          </table:table-cell>
          <table:table-cell office:value-type="float" office:value="1173584" calcext:value-type="float">
            <text:p>11735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liiroseovarius</text:p>
          </table:table-cell>
          <table:table-cell office:value-type="string" calcext:value-type="string">
            <text:p>Aliiroseovarius sediminilitoris</text:p>
          </table:table-cell>
        </table:table-row>
        <table:table-row table:style-name="ro1">
          <table:table-cell office:value-type="string" calcext:value-type="string">
            <text:p>NZ_NIWB01000001.1</text:p>
          </table:table-cell>
          <table:table-cell office:value-type="float" office:value="1463601" calcext:value-type="float">
            <text:p>14636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lkalimicrobium</text:p>
          </table:table-cell>
          <table:table-cell office:value-type="string" calcext:value-type="string">
            <text:p>Alkalimicrobium pacificum</text:p>
          </table:table-cell>
        </table:table-row>
        <table:table-row table:style-name="ro1">
          <table:table-cell office:value-type="string" calcext:value-type="string">
            <text:p>NZ_MDGM01000001.1</text:p>
          </table:table-cell>
          <table:table-cell office:value-type="float" office:value="1889778" calcext:value-type="float">
            <text:p>18897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mylibacter</text:p>
          </table:table-cell>
          <table:table-cell/>
        </table:table-row>
        <table:table-row table:style-name="ro1">
          <table:table-cell office:value-type="string" calcext:value-type="string">
            <text:p>NZ_CP022540.1</text:p>
          </table:table-cell>
          <table:table-cell office:value-type="float" office:value="74033" calcext:value-type="float">
            <text:p>740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ntarctobacter</text:p>
          </table:table-cell>
          <table:table-cell office:value-type="string" calcext:value-type="string">
            <text:p>Antarctobacter heliothermus</text:p>
          </table:table-cell>
        </table:table-row>
        <table:table-row table:style-name="ro1">
          <table:table-cell office:value-type="string" calcext:value-type="string">
            <text:p>NZ_FWFS01000032.1</text:p>
          </table:table-cell>
          <table:table-cell office:value-type="float" office:value="1519096" calcext:value-type="float">
            <text:p>15190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Aquimixticola</text:p>
          </table:table-cell>
          <table:table-cell office:value-type="string" calcext:value-type="string">
            <text:p>Aquimixticola soesokkakensis</text:p>
          </table:table-cell>
        </table:table-row>
        <table:table-row table:style-name="ro1">
          <table:table-cell office:value-type="string" calcext:value-type="string">
            <text:p>NZ_FXXQ01000065.1</text:p>
          </table:table-cell>
          <table:table-cell office:value-type="float" office:value="1470561" calcext:value-type="float">
            <text:p>14705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Boseongicola</text:p>
          </table:table-cell>
          <table:table-cell office:value-type="string" calcext:value-type="string">
            <text:p>Boseongicola aestuarii</text:p>
          </table:table-cell>
        </table:table-row>
        <table:table-row table:style-name="ro1">
          <table:table-cell office:value-type="string" calcext:value-type="string">
            <text:p>NZ_MTCO01000001.1</text:p>
          </table:table-cell>
          <table:table-cell office:value-type="float" office:value="1267768" calcext:value-type="float">
            <text:p>12677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Brevirhabdus</text:p>
          </table:table-cell>
          <table:table-cell office:value-type="string" calcext:value-type="string">
            <text:p>Brevirhabdus pacifica</text:p>
          </table:table-cell>
        </table:table-row>
        <table:table-row table:style-name="ro1">
          <table:table-cell office:value-type="string" calcext:value-type="string">
            <text:p>NZ_CP021404.1</text:p>
          </table:table-cell>
          <table:table-cell office:value-type="float" office:value="1411902" calcext:value-type="float">
            <text:p>14119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Celeribacter</text:p>
          </table:table-cell>
          <table:table-cell office:value-type="string" calcext:value-type="string">
            <text:p>Celeribacter manganoxidans</text:p>
          </table:table-cell>
        </table:table-row>
        <table:table-row table:style-name="ro1">
          <table:table-cell office:value-type="string" calcext:value-type="string">
            <text:p>NZ_AJKJ01000001.1</text:p>
          </table:table-cell>
          <table:table-cell office:value-type="float" office:value="766499" calcext:value-type="float">
            <text:p>7664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Citreicella</text:p>
          </table:table-cell>
          <table:table-cell/>
        </table:table-row>
        <table:table-row table:style-name="ro1">
          <table:table-cell office:value-type="string" calcext:value-type="string">
            <text:p>NZ_FNPF01000062.1</text:p>
          </table:table-cell>
          <table:table-cell office:value-type="float" office:value="321339" calcext:value-type="float">
            <text:p>3213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Citreimonas</text:p>
          </table:table-cell>
          <table:table-cell office:value-type="string" calcext:value-type="string">
            <text:p>Citreimonas salinaria</text:p>
          </table:table-cell>
        </table:table-row>
        <table:table-row table:style-name="ro1">
          <table:table-cell office:value-type="string" calcext:value-type="string">
            <text:p>NZ_CP010869.1</text:p>
          </table:table-cell>
          <table:table-cell office:value-type="float" office:value="1609966" calcext:value-type="float">
            <text:p>16099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Confluentimicrobium</text:p>
          </table:table-cell>
          <table:table-cell/>
        </table:table-row>
        <table:table-row table:style-name="ro1">
          <table:table-cell office:value-type="string" calcext:value-type="string">
            <text:p>NZ_FNYD01000032.1</text:p>
          </table:table-cell>
          <table:table-cell office:value-type="float" office:value="1227549" calcext:value-type="float">
            <text:p>12275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Cribrihabitans</text:p>
          </table:table-cell>
          <table:table-cell office:value-type="string" calcext:value-type="string">
            <text:p>Cribrihabitans marinus</text:p>
          </table:table-cell>
        </table:table-row>
        <table:table-row table:style-name="ro1">
          <table:table-cell office:value-type="string" calcext:value-type="string">
            <text:p>NZ_AYXI01000001.1</text:p>
          </table:table-cell>
          <table:table-cell office:value-type="float" office:value="1417296" calcext:value-type="float">
            <text:p>14172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Defluviimonas</text:p>
          </table:table-cell>
          <table:table-cell/>
        </table:table-row>
        <table:table-row table:style-name="ro1">
          <table:table-cell office:value-type="string" calcext:value-type="string">
            <text:p>NC_009952.1</text:p>
          </table:table-cell>
          <table:table-cell office:value-type="float" office:value="398580" calcext:value-type="float">
            <text:p>3985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Dinoroseobacter</text:p>
          </table:table-cell>
          <table:table-cell office:value-type="string" calcext:value-type="string">
            <text:p>Dinoroseobacter shibae</text:p>
          </table:table-cell>
        </table:table-row>
        <table:table-row table:style-name="ro1">
          <table:table-cell office:value-type="string" calcext:value-type="string">
            <text:p>NZ_FOXY01000059.1</text:p>
          </table:table-cell>
          <table:table-cell office:value-type="float" office:value="393278" calcext:value-type="float">
            <text:p>3932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Donghicola</text:p>
          </table:table-cell>
          <table:table-cell office:value-type="string" calcext:value-type="string">
            <text:p>Donghicola eburneus</text:p>
          </table:table-cell>
        </table:table-row>
        <table:table-row table:style-name="ro1">
          <table:table-cell office:value-type="string" calcext:value-type="string">
            <text:p>NZ_FMWG01000029.1</text:p>
          </table:table-cell>
          <table:table-cell office:value-type="float" office:value="1156985" calcext:value-type="float">
            <text:p>11569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Epibacterium</text:p>
          </table:table-cell>
          <table:table-cell office:value-type="string" calcext:value-type="string">
            <text:p>Epibacterium ulvae</text:p>
          </table:table-cell>
        </table:table-row>
        <table:table-row table:style-name="ro1">
          <table:table-cell office:value-type="string" calcext:value-type="string">
            <text:p>NZ_BBJC02000001.1</text:p>
          </table:table-cell>
          <table:table-cell office:value-type="float" office:value="1472418" calcext:value-type="float">
            <text:p>14724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Falsirhodobacter</text:p>
          </table:table-cell>
          <table:table-cell/>
        </table:table-row>
        <table:table-row table:style-name="ro1">
          <table:table-cell office:value-type="string" calcext:value-type="string">
            <text:p>NZ_FOCE01000034.1</text:p>
          </table:table-cell>
          <table:table-cell office:value-type="float" office:value="933059" calcext:value-type="float">
            <text:p>9330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Gemmobacter</text:p>
          </table:table-cell>
          <table:table-cell office:value-type="string" calcext:value-type="string">
            <text:p>Gemmobacter aquatilis</text:p>
          </table:table-cell>
        </table:table-row>
        <table:table-row table:style-name="ro1">
          <table:table-cell office:value-type="string" calcext:value-type="string">
            <text:p>NZ_NIPW01000001.1</text:p>
          </table:table-cell>
          <table:table-cell office:value-type="float" office:value="366618" calcext:value-type="float">
            <text:p>3666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Haematobacter</text:p>
          </table:table-cell>
          <table:table-cell/>
        </table:table-row>
        <table:table-row table:style-name="ro1">
          <table:table-cell office:value-type="string" calcext:value-type="string">
            <text:p>NZ_CP014327.1</text:p>
          </table:table-cell>
          <table:table-cell office:value-type="float" office:value="1579316" calcext:value-type="float">
            <text:p>15793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Halocynthiibacter</text:p>
          </table:table-cell>
          <table:table-cell office:value-type="string" calcext:value-type="string">
            <text:p>Halocynthiibacter arcticus</text:p>
          </table:table-cell>
        </table:table-row>
        <table:table-row table:style-name="ro1">
          <table:table-cell office:value-type="string" calcext:value-type="string">
            <text:p>NZ_CXPG01000001.1</text:p>
          </table:table-cell>
          <table:table-cell office:value-type="float" office:value="282197" calcext:value-type="float">
            <text:p>2821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Jannaschia</text:p>
          </table:table-cell>
          <table:table-cell office:value-type="string" calcext:value-type="string">
            <text:p>Jannaschia rubra</text:p>
          </table:table-cell>
        </table:table-row>
        <table:table-row table:style-name="ro1">
          <table:table-cell office:value-type="string" calcext:value-type="string">
            <text:p>NZ_CP019937.1</text:p>
          </table:table-cell>
          <table:table-cell office:value-type="float" office:value="92947" calcext:value-type="float">
            <text:p>929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Ketogulonicigenium</text:p>
          </table:table-cell>
          <table:table-cell office:value-type="string" calcext:value-type="string">
            <text:p>Ketogulonicigenium robustum</text:p>
          </table:table-cell>
        </table:table-row>
        <table:table-row table:style-name="ro1">
          <table:table-cell office:value-type="string" calcext:value-type="string">
            <text:p>NZ_AAUW01000048.1</text:p>
          </table:table-cell>
          <table:table-cell office:value-type="float" office:value="384765" calcext:value-type="float">
            <text:p>3847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abrenzia</text:p>
          </table:table-cell>
          <table:table-cell office:value-type="string" calcext:value-type="string">
            <text:p>Labrenzia aggregata</text:p>
          </table:table-cell>
        </table:table-row>
        <table:table-row table:style-name="ro1">
          <table:table-cell office:value-type="string" calcext:value-type="string">
            <text:p>NZ_CYSR01000001.1</text:p>
          </table:table-cell>
          <table:table-cell office:value-type="float" office:value="1396826" calcext:value-type="float">
            <text:p>13968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eisingera</text:p>
          </table:table-cell>
          <table:table-cell office:value-type="string" calcext:value-type="string">
            <text:p>Leisingera aquaemixtae</text:p>
          </table:table-cell>
        </table:table-row>
        <table:table-row table:style-name="ro1">
          <table:table-cell office:value-type="string" calcext:value-type="string">
            <text:p>NZ_FNPR01000018.1</text:p>
          </table:table-cell>
          <table:table-cell office:value-type="float" office:value="576131" calcext:value-type="float">
            <text:p>5761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entibacter</text:p>
          </table:table-cell>
          <table:table-cell office:value-type="string" calcext:value-type="string">
            <text:p>Lentibacter algarum</text:p>
          </table:table-cell>
        </table:table-row>
        <table:table-row table:style-name="ro1">
          <table:table-cell office:value-type="string" calcext:value-type="string">
            <text:p>NZ_FNOI01000012.1</text:p>
          </table:table-cell>
          <table:table-cell office:value-type="float" office:value="670155" calcext:value-type="float">
            <text:p>6701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itoreibacter</text:p>
          </table:table-cell>
          <table:table-cell office:value-type="string" calcext:value-type="string">
            <text:p>Litoreibacter albidus</text:p>
          </table:table-cell>
        </table:table-row>
        <table:table-row table:style-name="ro1">
          <table:table-cell office:value-type="string" calcext:value-type="string">
            <text:p>NZ_FOEP01000037.1</text:p>
          </table:table-cell>
          <table:table-cell office:value-type="float" office:value="657014" calcext:value-type="float">
            <text:p>6570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itorimicrobium</text:p>
          </table:table-cell>
          <table:table-cell office:value-type="string" calcext:value-type="string">
            <text:p>Litorimicrobium taeanense</text:p>
          </table:table-cell>
        </table:table-row>
        <table:table-row table:style-name="ro1">
          <table:table-cell office:value-type="string" calcext:value-type="string">
            <text:p>NZ_FXZK01000056.1</text:p>
          </table:table-cell>
          <table:table-cell office:value-type="float" office:value="1819565" calcext:value-type="float">
            <text:p>18195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oktanella</text:p>
          </table:table-cell>
          <table:table-cell office:value-type="string" calcext:value-type="string">
            <text:p>Loktanella marina</text:p>
          </table:table-cell>
        </table:table-row>
        <table:table-row table:style-name="ro1">
          <table:table-cell office:value-type="string" calcext:value-type="string">
            <text:p>NZ_FNEB01000049.1</text:p>
          </table:table-cell>
          <table:table-cell office:value-type="float" office:value="490829" calcext:value-type="float">
            <text:p>4908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Lutimaribacter</text:p>
          </table:table-cell>
          <table:table-cell office:value-type="string" calcext:value-type="string">
            <text:p>Lutimaribacter saemankumensis</text:p>
          </table:table-cell>
        </table:table-row>
        <table:table-row table:style-name="ro1">
          <table:table-cell office:value-type="string" calcext:value-type="string">
            <text:p>NZ_FXYF01000056.1</text:p>
          </table:table-cell>
          <table:table-cell office:value-type="float" office:value="1673631" calcext:value-type="float">
            <text:p>16736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liponia</text:p>
          </table:table-cell>
          <table:table-cell office:value-type="string" calcext:value-type="string">
            <text:p>Maliponia aquimaris</text:p>
          </table:table-cell>
        </table:table-row>
        <table:table-row table:style-name="ro1">
          <table:table-cell office:value-type="string" calcext:value-type="string">
            <text:p>NZ_JSUQ01000001.1</text:p>
          </table:table-cell>
          <table:table-cell office:value-type="float" office:value="561184" calcext:value-type="float">
            <text:p>5611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meliella</text:p>
          </table:table-cell>
          <table:table-cell office:value-type="string" calcext:value-type="string">
            <text:p>Mameliella alba</text:p>
          </table:table-cell>
        </table:table-row>
        <table:table-row table:style-name="ro1">
          <table:table-cell office:value-type="string" calcext:value-type="string">
            <text:p>NZ_FOCM01000010.1</text:p>
          </table:table-cell>
          <table:table-cell office:value-type="float" office:value="387096" calcext:value-type="float">
            <text:p>3870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bius</text:p>
          </table:table-cell>
          <table:table-cell office:value-type="string" calcext:value-type="string">
            <text:p>Maribius pelagius</text:p>
          </table:table-cell>
        </table:table-row>
        <table:table-row table:style-name="ro1">
          <table:table-cell office:value-type="string" calcext:value-type="string">
            <text:p>NZ_AQQR01000001.1</text:p>
          </table:table-cell>
          <table:table-cell office:value-type="float" office:value="1679460" calcext:value-type="float">
            <text:p>16794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nibacterium</text:p>
          </table:table-cell>
          <table:table-cell office:value-type="string" calcext:value-type="string">
            <text:p>Marinibacterium profundimaris</text:p>
          </table:table-cell>
        </table:table-row>
        <table:table-row table:style-name="ro1">
          <table:table-cell office:value-type="string" calcext:value-type="string">
            <text:p>NZ_CP010855.1</text:p>
          </table:table-cell>
          <table:table-cell office:value-type="float" office:value="988812" calcext:value-type="float">
            <text:p>9888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novum</text:p>
          </table:table-cell>
          <table:table-cell office:value-type="string" calcext:value-type="string">
            <text:p>Marinovum algicola</text:p>
          </table:table-cell>
        </table:table-row>
        <table:table-row table:style-name="ro1">
          <table:table-cell office:value-type="string" calcext:value-type="string">
            <text:p>NZ_CH902581.1</text:p>
          </table:table-cell>
          <table:table-cell office:value-type="float" office:value="314271" calcext:value-type="float">
            <text:p>3142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timibacter</text:p>
          </table:table-cell>
          <table:table-cell office:value-type="string" calcext:value-type="string">
            <text:p>Maritimibacter alkaliphilus</text:p>
          </table:table-cell>
        </table:table-row>
        <table:table-row table:style-name="ro1">
          <table:table-cell office:value-type="string" calcext:value-type="string">
            <text:p>NZ_JFKC01000001.1</text:p>
          </table:table-cell>
          <table:table-cell office:value-type="float" office:value="1123756" calcext:value-type="float">
            <text:p>11237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vita</text:p>
          </table:table-cell>
          <table:table-cell office:value-type="string" calcext:value-type="string">
            <text:p>Marivita geojedonensis</text:p>
          </table:table-cell>
        </table:table-row>
        <table:table-row table:style-name="ro1">
          <table:table-cell office:value-type="string" calcext:value-type="string">
            <text:p>NZ_CP018572.1</text:p>
          </table:table-cell>
          <table:table-cell office:value-type="float" office:value="1920883" calcext:value-type="float">
            <text:p>19208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arivivens</text:p>
          </table:table-cell>
          <table:table-cell/>
        </table:table-row>
        <table:table-row table:style-name="ro1">
          <table:table-cell office:value-type="string" calcext:value-type="string">
            <text:p>NZ_OCTN01000027.1</text:p>
          </table:table-cell>
          <table:table-cell office:value-type="float" office:value="1690039" calcext:value-type="float">
            <text:p>16900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Monaibacterium</text:p>
          </table:table-cell>
          <table:table-cell office:value-type="string" calcext:value-type="string">
            <text:p>Monaibacterium marinum</text:p>
          </table:table-cell>
        </table:table-row>
        <table:table-row table:style-name="ro1">
          <table:table-cell office:value-type="string" calcext:value-type="string">
            <text:p>NZ_MJAP01000039.1</text:p>
          </table:table-cell>
          <table:table-cell office:value-type="float" office:value="87172" calcext:value-type="float">
            <text:p>871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Natronohydrobacter</text:p>
          </table:table-cell>
          <table:table-cell office:value-type="string" calcext:value-type="string">
            <text:p>Natronohydrobacter thiooxidans</text:p>
          </table:table-cell>
        </table:table-row>
        <table:table-row table:style-name="ro1">
          <table:table-cell office:value-type="string" calcext:value-type="string">
            <text:p>NZ_LAUK01000001.1</text:p>
          </table:table-cell>
          <table:table-cell office:value-type="float" office:value="1638950" calcext:value-type="float">
            <text:p>1638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Nautella</text:p>
          </table:table-cell>
          <table:table-cell/>
        </table:table-row>
        <table:table-row table:style-name="ro1">
          <table:table-cell office:value-type="string" calcext:value-type="string">
            <text:p>NZ_CVPC01000001.1</text:p>
          </table:table-cell>
          <table:table-cell office:value-type="float" office:value="282199" calcext:value-type="float">
            <text:p>2821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Nereida ignava</text:p>
          </table:table-cell>
        </table:table-row>
        <table:table-row table:style-name="ro1">
          <table:table-cell office:value-type="string" calcext:value-type="string">
            <text:p>NZ_LVVZ01000001.1</text:p>
          </table:table-cell>
          <table:table-cell office:value-type="float" office:value="197461" calcext:value-type="float">
            <text:p>1974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Nesiotobacter</text:p>
          </table:table-cell>
          <table:table-cell office:value-type="string" calcext:value-type="string">
            <text:p>Nesiotobacter exalbescens</text:p>
          </table:table-cell>
        </table:table-row>
        <table:table-row table:style-name="ro1">
          <table:table-cell office:value-type="string" calcext:value-type="string">
            <text:p>NZ_MNBW01000001.1</text:p>
          </table:table-cell>
          <table:table-cell office:value-type="float" office:value="1287720" calcext:value-type="float">
            <text:p>12877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Nioella</text:p>
          </table:table-cell>
          <table:table-cell office:value-type="string" calcext:value-type="string">
            <text:p>Nioella nitratireducens</text:p>
          </table:table-cell>
        </table:table-row>
        <table:table-row table:style-name="ro1">
          <table:table-cell office:value-type="string" calcext:value-type="string">
            <text:p>NZ_ABID01000105.1</text:p>
          </table:table-cell>
          <table:table-cell office:value-type="float" office:value="391624" calcext:value-type="float">
            <text:p>3916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eanibulbus</text:p>
          </table:table-cell>
          <table:table-cell office:value-type="string" calcext:value-type="string">
            <text:p>Oceanibulbus indolifex</text:p>
          </table:table-cell>
        </table:table-row>
        <table:table-row table:style-name="ro1">
          <table:table-cell office:value-type="string" calcext:value-type="string">
            <text:p>NZ_FOHL01000029.1</text:p>
          </table:table-cell>
          <table:table-cell office:value-type="float" office:value="1189325" calcext:value-type="float">
            <text:p>11893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eanicella</text:p>
          </table:table-cell>
          <table:table-cell office:value-type="string" calcext:value-type="string">
            <text:p>Oceanicella actignis</text:p>
          </table:table-cell>
        </table:table-row>
        <table:table-row table:style-name="ro1">
          <table:table-cell office:value-type="string" calcext:value-type="string">
            <text:p>NZ_AFPM01000339.1</text:p>
          </table:table-cell>
          <table:table-cell office:value-type="float" office:value="1042378" calcext:value-type="float">
            <text:p>10423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eanicola</text:p>
          </table:table-cell>
          <table:table-cell/>
        </table:table-row>
        <table:table-row table:style-name="ro1">
          <table:table-cell office:value-type="string" calcext:value-type="string">
            <text:p>NZ_NMZM01000010.1</text:p>
          </table:table-cell>
          <table:table-cell office:value-type="float" office:value="2047749" calcext:value-type="float">
            <text:p>20477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eaniglobus</text:p>
          </table:table-cell>
          <table:table-cell office:value-type="string" calcext:value-type="string">
            <text:p>Oceaniglobus indicus</text:p>
          </table:table-cell>
        </table:table-row>
        <table:table-row table:style-name="ro1">
          <table:table-cell office:value-type="string" calcext:value-type="string">
            <text:p>NZ_AMGO01000001.1</text:p>
          </table:table-cell>
          <table:table-cell office:value-type="float" office:value="1231392" calcext:value-type="float">
            <text:p>12313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eaniovalibus</text:p>
          </table:table-cell>
          <table:table-cell office:value-type="string" calcext:value-type="string">
            <text:p>Oceaniovalibus guishaninsula</text:p>
          </table:table-cell>
        </table:table-row>
        <table:table-row table:style-name="ro1">
          <table:table-cell office:value-type="string" calcext:value-type="string">
            <text:p>NC_020911.1</text:p>
          </table:table-cell>
          <table:table-cell office:value-type="float" office:value="391626" calcext:value-type="float">
            <text:p>391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Octadecabacter</text:p>
          </table:table-cell>
          <table:table-cell office:value-type="string" calcext:value-type="string">
            <text:p>Octadecabacter antarcticus</text:p>
          </table:table-cell>
        </table:table-row>
        <table:table-row table:style-name="ro1">
          <table:table-cell office:value-type="string" calcext:value-type="string">
            <text:p>NZ_FNZV01000043.1</text:p>
          </table:table-cell>
          <table:table-cell office:value-type="float" office:value="658057" calcext:value-type="float">
            <text:p>6580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acificibacter</text:p>
          </table:table-cell>
          <table:table-cell office:value-type="string" calcext:value-type="string">
            <text:p>Pacificibacter marinus</text:p>
          </table:table-cell>
        </table:table-row>
        <table:table-row table:style-name="ro1">
          <table:table-cell office:value-type="string" calcext:value-type="string">
            <text:p>NZ_BDDO01000001.1</text:p>
          </table:table-cell>
          <table:table-cell office:value-type="float" office:value="1662865" calcext:value-type="float">
            <text:p>16628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aenirhodobacter</text:p>
          </table:table-cell>
          <table:table-cell/>
        </table:table-row>
        <table:table-row table:style-name="ro1">
          <table:table-cell office:value-type="string" calcext:value-type="string">
            <text:p>NZ_FOPF01000026.1</text:p>
          </table:table-cell>
          <table:table-cell office:value-type="float" office:value="315423" calcext:value-type="float">
            <text:p>3154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alleronia</text:p>
          </table:table-cell>
          <table:table-cell office:value-type="string" calcext:value-type="string">
            <text:p>Palleronia marisminoris</text:p>
          </table:table-cell>
        </table:table-row>
        <table:table-row table:style-name="ro1">
          <table:table-cell office:value-type="string" calcext:value-type="string">
            <text:p>NZ_KB908215.1</text:p>
          </table:table-cell>
          <table:table-cell office:value-type="float" office:value="1122929" calcext:value-type="float">
            <text:p>11229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annonibacter</text:p>
          </table:table-cell>
          <table:table-cell office:value-type="string" calcext:value-type="string">
            <text:p>Pannonibacter phragmitetus</text:p>
          </table:table-cell>
        </table:table-row>
        <table:table-row table:style-name="ro1">
          <table:table-cell office:value-type="string" calcext:value-type="string">
            <text:p>NZ_FXAQ01000078.1</text:p>
          </table:table-cell>
          <table:table-cell office:value-type="float" office:value="935850" calcext:value-type="float">
            <text:p>9358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aracoccus</text:p>
          </table:table-cell>
          <table:table-cell/>
        </table:table-row>
        <table:table-row table:style-name="ro1">
          <table:table-cell office:value-type="string" calcext:value-type="string">
            <text:p>NZ_DS022281.1</text:p>
          </table:table-cell>
          <table:table-cell office:value-type="float" office:value="314265" calcext:value-type="float">
            <text:p>3142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elagibaca</text:p>
          </table:table-cell>
          <table:table-cell office:value-type="string" calcext:value-type="string">
            <text:p>Pelagibaca bermudensis</text:p>
          </table:table-cell>
        </table:table-row>
        <table:table-row table:style-name="ro1">
          <table:table-cell office:value-type="string" calcext:value-type="string">
            <text:p>NZ_FWFL01000038.1</text:p>
          </table:table-cell>
          <table:table-cell office:value-type="float" office:value="1312363" calcext:value-type="float">
            <text:p>13123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elagicola</text:p>
          </table:table-cell>
          <table:table-cell office:value-type="string" calcext:value-type="string">
            <text:p>Pelagicola litorisediminis</text:p>
          </table:table-cell>
        </table:table-row>
        <table:table-row table:style-name="ro1">
          <table:table-cell office:value-type="string" calcext:value-type="string">
            <text:p>NZ_AQQP01000001.1</text:p>
          </table:table-cell>
          <table:table-cell office:value-type="float" office:value="1317111" calcext:value-type="float">
            <text:p>1317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haeobacter</text:p>
          </table:table-cell>
          <table:table-cell/>
        </table:table-row>
        <table:table-row table:style-name="ro1">
          <table:table-cell office:value-type="string" calcext:value-type="string">
            <text:p>NZ_CP003984.1</text:p>
          </table:table-cell>
          <table:table-cell office:value-type="float" office:value="666509" calcext:value-type="float">
            <text:p>6665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lanktomarina</text:p>
          </table:table-cell>
          <table:table-cell office:value-type="string" calcext:value-type="string">
            <text:p>Planktomarina temperata</text:p>
          </table:table-cell>
        </table:table-row>
        <table:table-row table:style-name="ro1">
          <table:table-cell office:value-type="string" calcext:value-type="string">
            <text:p>NZ_MUHR01000001.1</text:p>
          </table:table-cell>
          <table:table-cell office:value-type="float" office:value="1481893" calcext:value-type="float">
            <text:p>14818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lanktotalea</text:p>
          </table:table-cell>
          <table:table-cell office:value-type="string" calcext:value-type="string">
            <text:p>Planktotalea arctica</text:p>
          </table:table-cell>
        </table:table-row>
        <table:table-row table:style-name="ro1">
          <table:table-cell office:value-type="string" calcext:value-type="string">
            <text:p>NZ_FTPS01000006.1</text:p>
          </table:table-cell>
          <table:table-cell office:value-type="float" office:value="515897" calcext:value-type="float">
            <text:p>5158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ontibaca</text:p>
          </table:table-cell>
          <table:table-cell office:value-type="string" calcext:value-type="string">
            <text:p>Pontibaca methylaminivorans</text:p>
          </table:table-cell>
        </table:table-row>
        <table:table-row table:style-name="ro1">
          <table:table-cell office:value-type="string" calcext:value-type="string">
            <text:p>NZ_LPXO01000001.1</text:p>
          </table:table-cell>
          <table:table-cell office:value-type="float" office:value="1685382" calcext:value-type="float">
            <text:p>16853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onticoccus</text:p>
          </table:table-cell>
          <table:table-cell office:value-type="string" calcext:value-type="string">
            <text:p>Ponticoccus marisrubri</text:p>
          </table:table-cell>
        </table:table-row>
        <table:table-row table:style-name="ro1">
          <table:table-cell office:value-type="string" calcext:value-type="string">
            <text:p>NZ_FOJU01000011.1</text:p>
          </table:table-cell>
          <table:table-cell office:value-type="float" office:value="871651" calcext:value-type="float">
            <text:p>8716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oseidonocella</text:p>
          </table:table-cell>
          <table:table-cell office:value-type="string" calcext:value-type="string">
            <text:p>Poseidonocella pacifica</text:p>
          </table:table-cell>
        </table:table-row>
        <table:table-row table:style-name="ro1">
          <table:table-cell office:value-type="string" calcext:value-type="string">
            <text:p>NZ_OBEA01000014.1</text:p>
          </table:table-cell>
          <table:table-cell office:value-type="float" office:value="1247613" calcext:value-type="float">
            <text:p>12476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oceanicola</text:p>
          </table:table-cell>
          <table:table-cell office:value-type="string" calcext:value-type="string">
            <text:p>Pseudooceanicola antarcticus</text:p>
          </table:table-cell>
        </table:table-row>
        <table:table-row table:style-name="ro1">
          <table:table-cell office:value-type="string" calcext:value-type="string">
            <text:p>NZ_FWFT01000015.1</text:p>
          </table:table-cell>
          <table:table-cell office:value-type="float" office:value="1391910" calcext:value-type="float">
            <text:p>13919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octadecabacter</text:p>
          </table:table-cell>
          <table:table-cell office:value-type="string" calcext:value-type="string">
            <text:p>Pseudooctadecabacter jejudonensis</text:p>
          </table:table-cell>
        </table:table-row>
        <table:table-row table:style-name="ro1">
          <table:table-cell office:value-type="string" calcext:value-type="string">
            <text:p>NZ_FQZQ01000077.1</text:p>
          </table:table-cell>
          <table:table-cell office:value-type="float" office:value="1470563" calcext:value-type="float">
            <text:p>14705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pelagicola</text:p>
          </table:table-cell>
          <table:table-cell office:value-type="string" calcext:value-type="string">
            <text:p>Pseudopelagicola gijangensis</text:p>
          </table:table-cell>
        </table:table-row>
        <table:table-row table:style-name="ro1">
          <table:table-cell office:value-type="string" calcext:value-type="string">
            <text:p>NZ_KI421507.1</text:p>
          </table:table-cell>
          <table:table-cell office:value-type="float" office:value="999550" calcext:value-type="float">
            <text:p>9995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phaeobacter</text:p>
          </table:table-cell>
          <table:table-cell office:value-type="string" calcext:value-type="string">
            <text:p>Pseudophaeobacter arcticus</text:p>
          </table:table-cell>
        </table:table-row>
        <table:table-row table:style-name="ro1">
          <table:table-cell office:value-type="string" calcext:value-type="string">
            <text:p>NZ_FOCO01000115.1</text:p>
          </table:table-cell>
          <table:table-cell office:value-type="float" office:value="1077947" calcext:value-type="float">
            <text:p>10779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rhodobacter</text:p>
          </table:table-cell>
          <table:table-cell office:value-type="string" calcext:value-type="string">
            <text:p>Pseudorhodobacter antarcticus</text:p>
          </table:table-cell>
        </table:table-row>
        <table:table-row table:style-name="ro1">
          <table:table-cell office:value-type="string" calcext:value-type="string">
            <text:p>NZ_MTBG01000001.1</text:p>
          </table:table-cell>
          <table:table-cell office:value-type="float" office:value="1933035" calcext:value-type="float">
            <text:p>1933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ruegeria</text:p>
          </table:table-cell>
          <table:table-cell/>
        </table:table-row>
        <table:table-row table:style-name="ro1">
          <table:table-cell office:value-type="string" calcext:value-type="string">
            <text:p>NZ_MIEL01000026.1</text:p>
          </table:table-cell>
          <table:table-cell office:value-type="float" office:value="1898042" calcext:value-type="float">
            <text:p>18980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seudovibrio</text:p>
          </table:table-cell>
          <table:table-cell/>
        </table:table-row>
        <table:table-row table:style-name="ro1">
          <table:table-cell office:value-type="string" calcext:value-type="string">
            <text:p>NZ_AWWI01000001.1</text:p>
          </table:table-cell>
          <table:table-cell office:value-type="float" office:value="1206336" calcext:value-type="float">
            <text:p>12063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Puniceibacterium</text:p>
          </table:table-cell>
          <table:table-cell office:value-type="string" calcext:value-type="string">
            <text:p>Puniceibacterium antarcticum</text:p>
          </table:table-cell>
        </table:table-row>
        <table:table-row table:style-name="ro1">
          <table:table-cell office:value-type="string" calcext:value-type="string">
            <text:p>NZ_FNSK01000007.1</text:p>
          </table:table-cell>
          <table:table-cell office:value-type="float" office:value="1884310" calcext:value-type="float">
            <text:p>18843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hodobacter</text:p>
          </table:table-cell>
          <table:table-cell/>
        </table:table-row>
        <table:table-row table:style-name="ro1">
          <table:table-cell office:value-type="string" calcext:value-type="string">
            <text:p>NZ_AKZI01000001.1</text:p>
          </table:table-cell>
          <table:table-cell office:value-type="float" office:value="1187851" calcext:value-type="float">
            <text:p>1187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hodovulum</text:p>
          </table:table-cell>
          <table:table-cell/>
        </table:table-row>
        <table:table-row table:style-name="ro1">
          <table:table-cell office:value-type="string" calcext:value-type="string">
            <text:p>NZ_FBYC01000001.1</text:p>
          </table:table-cell>
          <table:table-cell office:value-type="float" office:value="1666912" calcext:value-type="float">
            <text:p>16669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baca</text:p>
          </table:table-cell>
          <table:table-cell office:value-type="string" calcext:value-type="string">
            <text:p>Roseibaca calidilacus</text:p>
          </table:table-cell>
        </table:table-row>
        <table:table-row table:style-name="ro1">
          <table:table-cell office:value-type="string" calcext:value-type="string">
            <text:p>NZ_CP004372.1</text:p>
          </table:table-cell>
          <table:table-cell office:value-type="float" office:value="1294273" calcext:value-type="float">
            <text:p>12942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bacterium</text:p>
          </table:table-cell>
          <table:table-cell office:value-type="string" calcext:value-type="string">
            <text:p>Roseibacterium elongatum</text:p>
          </table:table-cell>
        </table:table-row>
        <table:table-row table:style-name="ro1">
          <table:table-cell office:value-type="string" calcext:value-type="string">
            <text:p>NZ_GL476300.1</text:p>
          </table:table-cell>
          <table:table-cell office:value-type="float" office:value="744980" calcext:value-type="float">
            <text:p>7449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bium</text:p>
          </table:table-cell>
          <table:table-cell/>
        </table:table-row>
        <table:table-row table:style-name="ro1">
          <table:table-cell office:value-type="string" calcext:value-type="string">
            <text:p>NZ_FNOM01000077.1</text:p>
          </table:table-cell>
          <table:table-cell office:value-type="float" office:value="564137" calcext:value-type="float">
            <text:p>5641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citreum</text:p>
          </table:table-cell>
          <table:table-cell office:value-type="string" calcext:value-type="string">
            <text:p>Roseicitreum antarcticum</text:p>
          </table:table-cell>
        </table:table-row>
        <table:table-row table:style-name="ro1">
          <table:table-cell office:value-type="string" calcext:value-type="string">
            <text:p>NZ_MEHT01000001.1</text:p>
          </table:table-cell>
          <table:table-cell office:value-type="float" office:value="121821" calcext:value-type="float">
            <text:p>1218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natronobacter</text:p>
          </table:table-cell>
          <table:table-cell office:value-type="string" calcext:value-type="string">
            <text:p>Roseinatronobacter thiooxidans</text:p>
          </table:table-cell>
        </table:table-row>
        <table:table-row table:style-name="ro1">
          <table:table-cell office:value-type="string" calcext:value-type="string">
            <text:p>NZ_FWFZ01000155.1</text:p>
          </table:table-cell>
          <table:table-cell office:value-type="float" office:value="254357" calcext:value-type="float">
            <text:p>2543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salinus</text:p>
          </table:table-cell>
          <table:table-cell office:value-type="string" calcext:value-type="string">
            <text:p>Roseisalinus antarcticus</text:p>
          </table:table-cell>
        </table:table-row>
        <table:table-row table:style-name="ro1">
          <table:table-cell office:value-type="string" calcext:value-type="string">
            <text:p>NZ_FTOQ01000043.1</text:p>
          </table:table-cell>
          <table:table-cell office:value-type="float" office:value="633194" calcext:value-type="float">
            <text:p>633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ivivax</text:p>
          </table:table-cell>
          <table:table-cell office:value-type="string" calcext:value-type="string">
            <text:p>Roseivivax lentus</text:p>
          </table:table-cell>
        </table:table-row>
        <table:table-row table:style-name="ro1">
          <table:table-cell office:value-type="string" calcext:value-type="string">
            <text:p>NZ_AAYB01000011.1</text:p>
          </table:table-cell>
          <table:table-cell office:value-type="float" office:value="391593" calcext:value-type="float">
            <text:p>3915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obacter</text:p>
          </table:table-cell>
          <table:table-cell/>
        </table:table-row>
        <table:table-row table:style-name="ro1">
          <table:table-cell office:value-type="string" calcext:value-type="string">
            <text:p>NZ_LGVV01000001.1</text:p>
          </table:table-cell>
          <table:table-cell office:value-type="float" office:value="74031" calcext:value-type="float">
            <text:p>740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oseovarius</text:p>
          </table:table-cell>
          <table:table-cell office:value-type="string" calcext:value-type="string">
            <text:p>Roseovarius tolerans</text:p>
          </table:table-cell>
        </table:table-row>
        <table:table-row table:style-name="ro1">
          <table:table-cell office:value-type="string" calcext:value-type="string">
            <text:p>NZ_KE557318.1</text:p>
          </table:table-cell>
          <table:table-cell office:value-type="float" office:value="1123069" calcext:value-type="float">
            <text:p>11230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ubellimicrobium</text:p>
          </table:table-cell>
          <table:table-cell office:value-type="string" calcext:value-type="string">
            <text:p>Rubellimicrobium thermophilum</text:p>
          </table:table-cell>
        </table:table-row>
        <table:table-row table:style-name="ro1">
          <table:table-cell office:value-type="string" calcext:value-type="string">
            <text:p>NZ_FNQM01000098.1</text:p>
          </table:table-cell>
          <table:table-cell office:value-type="float" office:value="89524" calcext:value-type="float">
            <text:p>895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ubrimonas</text:p>
          </table:table-cell>
          <table:table-cell office:value-type="string" calcext:value-type="string">
            <text:p>Rubrimonas cliftonensis</text:p>
          </table:table-cell>
        </table:table-row>
        <table:table-row table:style-name="ro1">
          <table:table-cell office:value-type="string" calcext:value-type="string">
            <text:p>NZ_CYPS01000001.1</text:p>
          </table:table-cell>
          <table:table-cell office:value-type="float" office:value="81569" calcext:value-type="float">
            <text:p>815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uegeria</text:p>
          </table:table-cell>
          <table:table-cell office:value-type="string" calcext:value-type="string">
            <text:p>Ruegeria atlantica</text:p>
          </table:table-cell>
        </table:table-row>
        <table:table-row table:style-name="ro1">
          <table:table-cell office:value-type="string" calcext:value-type="string">
            <text:p>NZ_AAYA01000039.1</text:p>
          </table:table-cell>
          <table:table-cell office:value-type="float" office:value="388399" calcext:value-type="float">
            <text:p>3883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agittula</text:p>
          </table:table-cell>
          <table:table-cell office:value-type="string" calcext:value-type="string">
            <text:p>Sagittula stellata</text:p>
          </table:table-cell>
        </table:table-row>
        <table:table-row table:style-name="ro1">
          <table:table-cell office:value-type="string" calcext:value-type="string">
            <text:p>NZ_FODS01000084.1</text:p>
          </table:table-cell>
          <table:table-cell office:value-type="float" office:value="569882" calcext:value-type="float">
            <text:p>5698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alinihabitans</text:p>
          </table:table-cell>
          <table:table-cell office:value-type="string" calcext:value-type="string">
            <text:p>Salinihabitans flavidus</text:p>
          </table:table-cell>
        </table:table-row>
        <table:table-row table:style-name="ro1">
          <table:table-cell office:value-type="string" calcext:value-type="string">
            <text:p>NZ_KE557273.1</text:p>
          </table:table-cell>
          <table:table-cell office:value-type="float" office:value="1123237" calcext:value-type="float">
            <text:p>11232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alipiger</text:p>
          </table:table-cell>
          <table:table-cell office:value-type="string" calcext:value-type="string">
            <text:p>Salipiger mucosus</text:p>
          </table:table-cell>
        </table:table-row>
        <table:table-row table:style-name="ro1">
          <table:table-cell office:value-type="string" calcext:value-type="string">
            <text:p>NZ_AXBG01000001.1</text:p>
          </table:table-cell>
          <table:table-cell office:value-type="float" office:value="571166" calcext:value-type="float">
            <text:p>5711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edimentitalea</text:p>
          </table:table-cell>
          <table:table-cell office:value-type="string" calcext:value-type="string">
            <text:p>Sedimentitalea nanhaiensis</text:p>
          </table:table-cell>
        </table:table-row>
        <table:table-row table:style-name="ro1">
          <table:table-cell office:value-type="string" calcext:value-type="string">
            <text:p>NZ_AUIJ01000001.1</text:p>
          </table:table-cell>
          <table:table-cell office:value-type="float" office:value="1123247" calcext:value-type="float">
            <text:p>1123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ediminimonas</text:p>
          </table:table-cell>
          <table:table-cell office:value-type="string" calcext:value-type="string">
            <text:p>Sediminimonas qiaohouensis</text:p>
          </table:table-cell>
        </table:table-row>
        <table:table-row table:style-name="ro1">
          <table:table-cell office:value-type="string" calcext:value-type="string">
            <text:p>NZ_LAJH01000001.1</text:p>
          </table:table-cell>
          <table:table-cell office:value-type="float" office:value="1389006" calcext:value-type="float">
            <text:p>13890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himia</text:p>
          </table:table-cell>
          <table:table-cell office:value-type="string" calcext:value-type="string">
            <text:p>Shimia sp. SK013</text:p>
          </table:table-cell>
        </table:table-row>
        <table:table-row table:style-name="ro1">
          <table:table-cell office:value-type="string" calcext:value-type="string">
            <text:p>NZ_MBQE01000010.1</text:p>
          </table:table-cell>
          <table:table-cell office:value-type="float" office:value="538381" calcext:value-type="float">
            <text:p>5383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tappia</text:p>
          </table:table-cell>
          <table:table-cell office:value-type="string" calcext:value-type="string">
            <text:p>Stappia indica</text:p>
          </table:table-cell>
        </table:table-row>
        <table:table-row table:style-name="ro1">
          <table:table-cell office:value-type="string" calcext:value-type="string">
            <text:p>NZ_FPAJ01000001.1</text:p>
          </table:table-cell>
          <table:table-cell office:value-type="float" office:value="394264" calcext:value-type="float">
            <text:p>394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Sulfitobacter</text:p>
          </table:table-cell>
          <table:table-cell office:value-type="string" calcext:value-type="string">
            <text:p>Sulfitobacter marinus</text:p>
          </table:table-cell>
        </table:table-row>
        <table:table-row table:style-name="ro1">
          <table:table-cell office:value-type="string" calcext:value-type="string">
            <text:p>NZ_CP019312.1</text:p>
          </table:table-cell>
          <table:table-cell office:value-type="float" office:value="299262" calcext:value-type="float">
            <text:p>2992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ateyamaria</text:p>
          </table:table-cell>
          <table:table-cell office:value-type="string" calcext:value-type="string">
            <text:p>Tateyamaria omphalii</text:p>
          </table:table-cell>
        </table:table-row>
        <table:table-row table:style-name="ro1">
          <table:table-cell office:value-type="string" calcext:value-type="string">
            <text:p>NZ_JGVS01000001.1</text:p>
          </table:table-cell>
          <table:table-cell office:value-type="float" office:value="266809" calcext:value-type="float">
            <text:p>2668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halassobacter</text:p>
          </table:table-cell>
          <table:table-cell office:value-type="string" calcext:value-type="string">
            <text:p>Thalassobacter stenotrophicus</text:p>
          </table:table-cell>
        </table:table-row>
        <table:table-row table:style-name="ro1">
          <table:table-cell office:value-type="string" calcext:value-type="string">
            <text:p>NZ_GG697169.2</text:p>
          </table:table-cell>
          <table:table-cell office:value-type="float" office:value="633131" calcext:value-type="float">
            <text:p>6331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halassobium</text:p>
          </table:table-cell>
          <table:table-cell/>
        </table:table-row>
        <table:table-row table:style-name="ro1">
          <table:table-cell office:value-type="string" calcext:value-type="string">
            <text:p>NZ_CYSA01000001.1</text:p>
          </table:table-cell>
          <table:table-cell office:value-type="float" office:value="53501" calcext:value-type="float">
            <text:p>535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halassobius</text:p>
          </table:table-cell>
          <table:table-cell office:value-type="string" calcext:value-type="string">
            <text:p>Thalassobius gelatinovorus</text:p>
          </table:table-cell>
        </table:table-row>
        <table:table-row table:style-name="ro1">
          <table:table-cell office:value-type="string" calcext:value-type="string">
            <text:p>NZ_CP014796.1</text:p>
          </table:table-cell>
          <table:table-cell office:value-type="float" office:value="1229727" calcext:value-type="float">
            <text:p>12297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hiobacimonas</text:p>
          </table:table-cell>
          <table:table-cell office:value-type="string" calcext:value-type="string">
            <text:p>Thiobacimonas profunda</text:p>
          </table:table-cell>
        </table:table-row>
        <table:table-row table:style-name="ro1">
          <table:table-cell office:value-type="string" calcext:value-type="string">
            <text:p>NZ_MDHA01000001.1</text:p>
          </table:table-cell>
          <table:table-cell office:value-type="float" office:value="1889770" calcext:value-type="float">
            <text:p>18897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hioclava</text:p>
          </table:table-cell>
          <table:table-cell/>
        </table:table-row>
        <table:table-row table:style-name="ro1">
          <table:table-cell office:value-type="string" calcext:value-type="string">
            <text:p>NZ_LPUY01000001.1</text:p>
          </table:table-cell>
          <table:table-cell office:value-type="float" office:value="1768241" calcext:value-type="float">
            <text:p>17682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ritonibacter</text:p>
          </table:table-cell>
          <table:table-cell office:value-type="string" calcext:value-type="string">
            <text:p>Tritonibacter horizontis</text:p>
          </table:table-cell>
        </table:table-row>
        <table:table-row table:style-name="ro1">
          <table:table-cell office:value-type="string" calcext:value-type="string">
            <text:p>NZ_FXXP01000017.1</text:p>
          </table:table-cell>
          <table:table-cell office:value-type="float" office:value="1037362" calcext:value-type="float">
            <text:p>10373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ropicibacter</text:p>
          </table:table-cell>
          <table:table-cell office:value-type="string" calcext:value-type="string">
            <text:p>Tropicibacter phthalicicus</text:p>
          </table:table-cell>
        </table:table-row>
        <table:table-row table:style-name="ro1">
          <table:table-cell office:value-type="string" calcext:value-type="string">
            <text:p>NZ_FOLG01000050.1</text:p>
          </table:table-cell>
          <table:table-cell office:value-type="float" office:value="441112" calcext:value-type="float">
            <text:p>441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Tropicimonas</text:p>
          </table:table-cell>
          <table:table-cell office:value-type="string" calcext:value-type="string">
            <text:p>Tropicimonas isoalkanivorans</text:p>
          </table:table-cell>
        </table:table-row>
        <table:table-row table:style-name="ro1">
          <table:table-cell office:value-type="string" calcext:value-type="string">
            <text:p>NZ_FQYO01000017.1</text:p>
          </table:table-cell>
          <table:table-cell office:value-type="float" office:value="1447782" calcext:value-type="float">
            <text:p>14477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Wenxinia</text:p>
          </table:table-cell>
          <table:table-cell office:value-type="string" calcext:value-type="string">
            <text:p>Wenxinia saemankumensis</text:p>
          </table:table-cell>
        </table:table-row>
        <table:table-row table:style-name="ro1">
          <table:table-cell office:value-type="string" calcext:value-type="string">
            <text:p>NZ_CP019124.1</text:p>
          </table:table-cell>
          <table:table-cell office:value-type="float" office:value="1411903" calcext:value-type="float">
            <text:p>1411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Xuhuaishuia</text:p>
          </table:table-cell>
          <table:table-cell office:value-type="string" calcext:value-type="string">
            <text:p>Xuhuaishuia manganoxidans</text:p>
          </table:table-cell>
        </table:table-row>
        <table:table-row table:style-name="ro1">
          <table:table-cell office:value-type="string" calcext:value-type="string">
            <text:p>NZ_NTHN01000001.1</text:p>
          </table:table-cell>
          <table:table-cell office:value-type="float" office:value="1779329" calcext:value-type="float">
            <text:p>17793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Yangia</text:p>
          </table:table-cell>
          <table:table-cell/>
        </table:table-row>
        <table:table-row table:style-name="ro1">
          <table:table-cell office:value-type="string" calcext:value-type="string">
            <text:p>NZ_PEBQ01000069.1</text:p>
          </table:table-cell>
          <table:table-cell office:value-type="float" office:value="65959" calcext:value-type="float">
            <text:p>659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etobacter</text:p>
          </table:table-cell>
          <table:table-cell office:value-type="string" calcext:value-type="string">
            <text:p>Acetobacter pomorum</text:p>
          </table:table-cell>
        </table:table-row>
        <table:table-row table:style-name="ro1">
          <table:table-cell office:value-type="string" calcext:value-type="string">
            <text:p>NZ_JNJH01000001.1</text:p>
          </table:table-cell>
          <table:table-cell office:value-type="float" office:value="1408418" calcext:value-type="float">
            <text:p>14084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iphilium</text:p>
          </table:table-cell>
          <table:table-cell office:value-type="string" calcext:value-type="string">
            <text:p>Acidiphilium angustum</text:p>
          </table:table-cell>
        </table:table-row>
        <table:table-row table:style-name="ro1">
          <table:table-cell office:value-type="string" calcext:value-type="string">
            <text:p>NZ_BANB01001239.1</text:p>
          </table:table-cell>
          <table:table-cell office:value-type="float" office:value="1231350" calcext:value-type="float">
            <text:p>12313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isphaera</text:p>
          </table:table-cell>
          <table:table-cell office:value-type="string" calcext:value-type="string">
            <text:p>Acidisphaera rubrifaciens</text:p>
          </table:table-cell>
        </table:table-row>
        <table:table-row table:style-name="ro1">
          <table:table-cell office:value-type="string" calcext:value-type="string">
            <text:p>NZ_JH976207.1</text:p>
          </table:table-cell>
          <table:table-cell office:value-type="float" office:value="1214225" calcext:value-type="float">
            <text:p>12142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ocella</text:p>
          </table:table-cell>
          <table:table-cell/>
        </table:table-row>
        <table:table-row table:style-name="ro1">
          <table:table-cell office:value-type="string" calcext:value-type="string">
            <text:p>NZ_BAND01000546.1</text:p>
          </table:table-cell>
          <table:table-cell office:value-type="float" office:value="1231351" calcext:value-type="float">
            <text:p>123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omonas</text:p>
          </table:table-cell>
          <table:table-cell office:value-type="string" calcext:value-type="string">
            <text:p>Acidomonas methanolica</text:p>
          </table:table-cell>
        </table:table-row>
        <table:table-row table:style-name="ro1">
          <table:table-cell office:value-type="string" calcext:value-type="string">
            <text:p>NZ_BAJV01000038.1</text:p>
          </table:table-cell>
          <table:table-cell office:value-type="float" office:value="1236502" calcext:value-type="float">
            <text:p>12365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saia</text:p>
          </table:table-cell>
          <table:table-cell office:value-type="string" calcext:value-type="string">
            <text:p>Asaia prunellae</text:p>
          </table:table-cell>
        </table:table-row>
        <table:table-row table:style-name="ro1">
          <table:table-cell office:value-type="string" calcext:value-type="string">
            <text:p>NZ_KN676113.1</text:p>
          </table:table-cell>
          <table:table-cell office:value-type="float" office:value="1545443" calcext:value-type="float">
            <text:p>15454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Belnapia</text:p>
          </table:table-cell>
          <table:table-cell/>
        </table:table-row>
        <table:table-row table:style-name="ro1">
          <table:table-cell office:value-type="string" calcext:value-type="string">
            <text:p>NZ_JATM01000005.1</text:p>
          </table:table-cell>
          <table:table-cell office:value-type="float" office:value="1539051" calcext:value-type="float">
            <text:p>15390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Bombella</text:p>
          </table:table-cell>
          <table:table-cell office:value-type="string" calcext:value-type="string">
            <text:p>Bombella intestini</text:p>
          </table:table-cell>
        </table:table-row>
        <table:table-row table:style-name="ro1">
          <table:table-cell office:value-type="string" calcext:value-type="string">
            <text:p>NZ_JOPB01000009.1</text:p>
          </table:table-cell>
          <table:table-cell office:value-type="float" office:value="479936" calcext:value-type="float">
            <text:p>4799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Commensalibacter</text:p>
          </table:table-cell>
          <table:table-cell office:value-type="string" calcext:value-type="string">
            <text:p>Commensalibacter intestini</text:p>
          </table:table-cell>
        </table:table-row>
        <table:table-row table:style-name="ro1">
          <table:table-cell office:value-type="string" calcext:value-type="string">
            <text:p>NZ_AFCH01000064.1</text:p>
          </table:table-cell>
          <table:table-cell office:value-type="float" office:value="1004836" calcext:value-type="float">
            <text:p>10048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Gluconacetobacter</text:p>
          </table:table-cell>
          <table:table-cell/>
        </table:table-row>
        <table:table-row table:style-name="ro1">
          <table:table-cell office:value-type="string" calcext:value-type="string">
            <text:p>NZ_BEWP01000001.1</text:p>
          </table:table-cell>
          <table:table-cell office:value-type="float" office:value="941463" calcext:value-type="float">
            <text:p>9414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Gluconobacter</text:p>
          </table:table-cell>
          <table:table-cell office:value-type="string" calcext:value-type="string">
            <text:p>Gluconobacter kondonii</text:p>
          </table:table-cell>
        </table:table-row>
        <table:table-row table:style-name="ro1">
          <table:table-cell office:value-type="string" calcext:value-type="string">
            <text:p>NZ_CP018192.1</text:p>
          </table:table-cell>
          <table:table-cell office:value-type="float" office:value="364410" calcext:value-type="float">
            <text:p>3644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Granulibacter</text:p>
          </table:table-cell>
          <table:table-cell office:value-type="string" calcext:value-type="string">
            <text:p>Granulibacter bethesdensis</text:p>
          </table:table-cell>
        </table:table-row>
        <table:table-row table:style-name="ro1">
          <table:table-cell office:value-type="string" calcext:value-type="string">
            <text:p>NZ_LHUQ01000001.1</text:p>
          </table:table-cell>
          <table:table-cell office:value-type="float" office:value="33995" calcext:value-type="float">
            <text:p>339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Komagataeibacter</text:p>
          </table:table-cell>
          <table:table-cell office:value-type="string" calcext:value-type="string">
            <text:p>Komagataeibacter europaeus</text:p>
          </table:table-cell>
        </table:table-row>
        <table:table-row table:style-name="ro1">
          <table:table-cell office:value-type="string" calcext:value-type="string">
            <text:p>NZ_JNAB01000001.1</text:p>
          </table:table-cell>
          <table:table-cell office:value-type="float" office:value="153496" calcext:value-type="float">
            <text:p>153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Kozakia</text:p>
          </table:table-cell>
          <table:table-cell office:value-type="string" calcext:value-type="string">
            <text:p>Kozakia baliensis</text:p>
          </table:table-cell>
        </table:table-row>
        <table:table-row table:style-name="ro1">
          <table:table-cell office:value-type="string" calcext:value-type="string">
            <text:p>NZ_CP014691.1</text:p>
          </table:table-cell>
          <table:table-cell office:value-type="float" office:value="320497" calcext:value-type="float">
            <text:p>3204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Neoasaia</text:p>
          </table:table-cell>
          <table:table-cell office:value-type="string" calcext:value-type="string">
            <text:p>Neoasaia chiangmaiensis</text:p>
          </table:table-cell>
        </table:table-row>
        <table:table-row table:style-name="ro1">
          <table:table-cell office:value-type="string" calcext:value-type="string">
            <text:p>NZ_BCZB01000001.1</text:p>
          </table:table-cell>
          <table:table-cell office:value-type="float" office:value="1223520" calcext:value-type="float">
            <text:p>12235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Neokomagataea</text:p>
          </table:table-cell>
          <table:table-cell office:value-type="string" calcext:value-type="string">
            <text:p>Neokomagataea thailandica</text:p>
          </table:table-cell>
        </table:table-row>
        <table:table-row table:style-name="ro1">
          <table:table-cell office:value-type="string" calcext:value-type="string">
            <text:p>NZ_CP020554.1</text:p>
          </table:table-cell>
          <table:table-cell office:value-type="float" office:value="1510841" calcext:value-type="float">
            <text:p>1510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Parasaccharibacter</text:p>
          </table:table-cell>
          <table:table-cell office:value-type="string" calcext:value-type="string">
            <text:p>Parasaccharibacter apium</text:p>
          </table:table-cell>
        </table:table-row>
        <table:table-row table:style-name="ro1">
          <table:table-cell office:value-type="string" calcext:value-type="string">
            <text:p>NZ_PDNU01000001.1</text:p>
          </table:table-cell>
          <table:table-cell office:value-type="float" office:value="1335062" calcext:value-type="float">
            <text:p>13350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Roseomonas</text:p>
          </table:table-cell>
          <table:table-cell office:value-type="string" calcext:value-type="string">
            <text:p>Roseomonas rhizosphaerae</text:p>
          </table:table-cell>
        </table:table-row>
        <table:table-row table:style-name="ro1">
          <table:table-cell office:value-type="string" calcext:value-type="string">
            <text:p>NZ_AUDH01000001.1</text:p>
          </table:table-cell>
          <table:table-cell office:value-type="float" office:value="1123072" calcext:value-type="float">
            <text:p>11230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Rubritepida</text:p>
          </table:table-cell>
          <table:table-cell office:value-type="string" calcext:value-type="string">
            <text:p>Rubritepida flocculans</text:p>
          </table:table-cell>
        </table:table-row>
        <table:table-row table:style-name="ro1">
          <table:table-cell office:value-type="string" calcext:value-type="string">
            <text:p>NZ_KB899333.1</text:p>
          </table:table-cell>
          <table:table-cell office:value-type="float" office:value="1123227" calcext:value-type="float">
            <text:p>11232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Saccharibacter</text:p>
          </table:table-cell>
          <table:table-cell office:value-type="string" calcext:value-type="string">
            <text:p>Saccharibacter floricola</text:p>
          </table:table-cell>
        </table:table-row>
        <table:table-row table:style-name="ro1">
          <table:table-cell office:value-type="string" calcext:value-type="string">
            <text:p>NZ_BALE01000094.1</text:p>
          </table:table-cell>
          <table:table-cell office:value-type="float" office:value="1231623" calcext:value-type="float">
            <text:p>12316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Tanticharoenia</text:p>
          </table:table-cell>
          <table:table-cell office:value-type="string" calcext:value-type="string">
            <text:p>Tanticharoenia sakaeratensis</text:p>
          </table:table-cell>
        </table:table-row>
        <table:table-row table:style-name="ro1">
          <table:table-cell office:value-type="string" calcext:value-type="string">
            <text:p>NZ_FYEH01000028.1</text:p>
          </table:table-cell>
          <table:table-cell office:value-type="float" office:value="1963835" calcext:value-type="float">
            <text:p>19638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Geminicoccaceae</text:p>
          </table:table-cell>
          <table:table-cell office:value-type="string" calcext:value-type="string">
            <text:p>Arboriscoccus</text:p>
          </table:table-cell>
          <table:table-cell office:value-type="string" calcext:value-type="string">
            <text:p>Arboriscoccus pini</text:p>
          </table:table-cell>
        </table:table-row>
        <table:table-row table:style-name="ro1">
          <table:table-cell office:value-type="string" calcext:value-type="string">
            <text:p>NZ_KE386572.1</text:p>
          </table:table-cell>
          <table:table-cell office:value-type="float" office:value="1089551" calcext:value-type="float">
            <text:p>10895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Geminicoccaceae</text:p>
          </table:table-cell>
          <table:table-cell office:value-type="string" calcext:value-type="string">
            <text:p>Geminicoccus</text:p>
          </table:table-cell>
          <table:table-cell office:value-type="string" calcext:value-type="string">
            <text:p>Geminicoccus roseus</text:p>
          </table:table-cell>
        </table:table-row>
        <table:table-row table:style-name="ro1">
          <table:table-cell office:value-type="string" calcext:value-type="string">
            <text:p>NZ_KB899910.1</text:p>
          </table:table-cell>
          <table:table-cell office:value-type="float" office:value="1121861" calcext:value-type="float">
            <text:p>11218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lioraea</text:p>
          </table:table-cell>
          <table:table-cell office:value-type="string" calcext:value-type="string">
            <text:p>Elioraea tepidiphila</text:p>
          </table:table-cell>
        </table:table-row>
        <table:table-row table:style-name="ro1">
          <table:table-cell office:value-type="string" calcext:value-type="string">
            <text:p>NZ_FUWJ01000028.1</text:p>
          </table:table-cell>
          <table:table-cell office:value-type="float" office:value="225324" calcext:value-type="float">
            <text:p>2253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hydrobacter</text:p>
          </table:table-cell>
          <table:table-cell office:value-type="string" calcext:value-type="string">
            <text:p>Enhydrobacter aerosaccus</text:p>
          </table:table-cell>
        </table:table-row>
        <table:table-row table:style-name="ro1">
          <table:table-cell office:value-type="string" calcext:value-type="string">
            <text:p>NZ_HE997181.1</text:p>
          </table:table-cell>
          <table:table-cell office:value-type="float" office:value="1205680" calcext:value-type="float">
            <text:p>12056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yranella</text:p>
          </table:table-cell>
          <table:table-cell office:value-type="string" calcext:value-type="string">
            <text:p>Reyranella massiliensis</text:p>
          </table:table-cell>
        </table:table-row>
        <table:table-row table:style-name="ro1">
          <table:table-cell office:value-type="string" calcext:value-type="string">
            <text:p>NZ_BACU01000744.1</text:p>
          </table:table-cell>
          <table:table-cell office:value-type="float" office:value="95605" calcext:value-type="float">
            <text:p>956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Azospirillum</text:p>
          </table:table-cell>
          <table:table-cell/>
        </table:table-row>
        <table:table-row table:style-name="ro1">
          <table:table-cell office:value-type="string" calcext:value-type="string">
            <text:p>NZ_ANHY01000001.1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Caenispirillum</text:p>
          </table:table-cell>
          <table:table-cell office:value-type="string" calcext:value-type="string">
            <text:p>Caenispirillum salinarum</text:p>
          </table:table-cell>
        </table:table-row>
        <table:table-row table:style-name="ro1">
          <table:table-cell office:value-type="string" calcext:value-type="string">
            <text:p>NZ_JIAS01000001.1</text:p>
          </table:table-cell>
          <table:table-cell office:value-type="float" office:value="1380391" calcext:value-type="float">
            <text:p>13803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Dongia</text:p>
          </table:table-cell>
          <table:table-cell/>
        </table:table-row>
        <table:table-row table:style-name="ro1">
          <table:table-cell office:value-type="string" calcext:value-type="string">
            <text:p>NZ_NOXS01000007.1</text:p>
          </table:table-cell>
          <table:table-cell office:value-type="float" office:value="2022747" calcext:value-type="float">
            <text:p>20227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Elstera</text:p>
          </table:table-cell>
          <table:table-cell office:value-type="string" calcext:value-type="string">
            <text:p>Elstera cyanobacteriorum</text:p>
          </table:table-cell>
        </table:table-row>
        <table:table-row table:style-name="ro1">
          <table:table-cell office:value-type="string" calcext:value-type="string">
            <text:p>NZ_JMLV01000001.1</text:p>
          </table:table-cell>
          <table:table-cell office:value-type="float" office:value="570967" calcext:value-type="float">
            <text:p>5709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Fodinicurvata</text:p>
          </table:table-cell>
          <table:table-cell office:value-type="string" calcext:value-type="string">
            <text:p>Fodinicurvata fenggangensis</text:p>
          </table:table-cell>
        </table:table-row>
        <table:table-row table:style-name="ro1">
          <table:table-cell office:value-type="string" calcext:value-type="string">
            <text:p>NZ_CP014525.1</text:p>
          </table:table-cell>
          <table:table-cell office:value-type="float" office:value="1549855" calcext:value-type="float">
            <text:p>15498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Haematospirillum</text:p>
          </table:table-cell>
          <table:table-cell office:value-type="string" calcext:value-type="string">
            <text:p>Haematospirillum jordaniae</text:p>
          </table:table-cell>
        </table:table-row>
        <table:table-row table:style-name="ro1">
          <table:table-cell office:value-type="string" calcext:value-type="string">
            <text:p>NZ_JANX01000001.1</text:p>
          </table:table-cell>
          <table:table-cell office:value-type="float" office:value="1398085" calcext:value-type="float">
            <text:p>13980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Inquilinus</text:p>
          </table:table-cell>
          <table:table-cell office:value-type="string" calcext:value-type="string">
            <text:p>Inquilinus limosus</text:p>
          </table:table-cell>
        </table:table-row>
        <table:table-row table:style-name="ro1">
          <table:table-cell office:value-type="string" calcext:value-type="string">
            <text:p>NZ_FTOA01000025.1</text:p>
          </table:table-cell>
          <table:table-cell office:value-type="float" office:value="80876" calcext:value-type="float">
            <text:p>808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Insolitispirillum</text:p>
          </table:table-cell>
          <table:table-cell office:value-type="string" calcext:value-type="string">
            <text:p>Insolitispirillum peregrinum</text:p>
          </table:table-cell>
        </table:table-row>
        <table:table-row table:style-name="ro1">
          <table:table-cell office:value-type="string" calcext:value-type="string">
            <text:p>NZ_FNCE01000023.1</text:p>
          </table:table-cell>
          <table:table-cell office:value-type="float" office:value="1082479" calcext:value-type="float">
            <text:p>10824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Limimonas</text:p>
          </table:table-cell>
          <table:table-cell office:value-type="string" calcext:value-type="string">
            <text:p>Limimonas halophila</text:p>
          </table:table-cell>
        </table:table-row>
        <table:table-row table:style-name="ro1">
          <table:table-cell office:value-type="string" calcext:value-type="string">
            <text:p>NZ_FO538765.1</text:p>
          </table:table-cell>
          <table:table-cell office:value-type="float" office:value="1288970" calcext:value-type="float">
            <text:p>12889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Magnetospira</text:p>
          </table:table-cell>
          <table:table-cell/>
        </table:table-row>
        <table:table-row table:style-name="ro1">
          <table:table-cell office:value-type="string" calcext:value-type="string">
            <text:p>NC_007626.1</text:p>
          </table:table-cell>
          <table:table-cell office:value-type="float" office:value="342108" calcext:value-type="float">
            <text:p>3421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Magnetospirillum</text:p>
          </table:table-cell>
          <table:table-cell office:value-type="string" calcext:value-type="string">
            <text:p>Magnetospirillum magneticum</text:p>
          </table:table-cell>
        </table:table-row>
        <table:table-row table:style-name="ro1">
          <table:table-cell office:value-type="string" calcext:value-type="string">
            <text:p>NZ_MCGG01000001.1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Magnetovibrio</text:p>
          </table:table-cell>
          <table:table-cell office:value-type="string" calcext:value-type="string">
            <text:p>Magnetovibrio blakemorei</text:p>
          </table:table-cell>
        </table:table-row>
        <table:table-row table:style-name="ro1">
          <table:table-cell office:value-type="string" calcext:value-type="string">
            <text:p>NZ_AUFM01000011.1</text:p>
          </table:table-cell>
          <table:table-cell office:value-type="float" office:value="1122607" calcext:value-type="float">
            <text:p>11226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Nisaea</text:p>
          </table:table-cell>
          <table:table-cell office:value-type="string" calcext:value-type="string">
            <text:p>Nisaea denitrificans</text:p>
          </table:table-cell>
        </table:table-row>
        <table:table-row table:style-name="ro1">
          <table:table-cell office:value-type="string" calcext:value-type="string">
            <text:p>NZ_CP022110.1</text:p>
          </table:table-cell>
          <table:table-cell office:value-type="float" office:value="1441467" calcext:value-type="float">
            <text:p>14414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Nitrospirillum</text:p>
          </table:table-cell>
          <table:table-cell office:value-type="string" calcext:value-type="string">
            <text:p>Nitrospirillum amazonense</text:p>
          </table:table-cell>
        </table:table-row>
        <table:table-row table:style-name="ro1">
          <table:table-cell office:value-type="string" calcext:value-type="string">
            <text:p>NZ_NOXU01000002.1</text:p>
          </table:table-cell>
          <table:table-cell office:value-type="float" office:value="1981099" calcext:value-type="float">
            <text:p>19810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Niveispirillum</text:p>
          </table:table-cell>
          <table:table-cell office:value-type="string" calcext:value-type="string">
            <text:p>Niveispirillum lacus</text:p>
          </table:table-cell>
        </table:table-row>
        <table:table-row table:style-name="ro1">
          <table:table-cell office:value-type="string" calcext:value-type="string">
            <text:p>NZ_MPOB01000001.1</text:p>
          </table:table-cell>
          <table:table-cell office:value-type="float" office:value="1909734" calcext:value-type="float">
            <text:p>19097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Oceanibaculum</text:p>
          </table:table-cell>
          <table:table-cell office:value-type="string" calcext:value-type="string">
            <text:p>Oceanibaculum nanhaiense</text:p>
          </table:table-cell>
        </table:table-row>
        <table:table-row table:style-name="ro1">
          <table:table-cell office:value-type="string" calcext:value-type="string">
            <text:p>NC_017059.1</text:p>
          </table:table-cell>
          <table:table-cell office:value-type="float" office:value="1150469" calcext:value-type="float">
            <text:p>11504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Pararhodospirillum</text:p>
          </table:table-cell>
          <table:table-cell office:value-type="string" calcext:value-type="string">
            <text:p>Pararhodospirillum photometricum</text:p>
          </table:table-cell>
        </table:table-row>
        <table:table-row table:style-name="ro1">
          <table:table-cell office:value-type="string" calcext:value-type="string">
            <text:p>NZ_CAHP01000001.1</text:p>
          </table:table-cell>
          <table:table-cell office:value-type="float" office:value="1150626" calcext:value-type="float">
            <text:p>1150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Phaeospirillum</text:p>
          </table:table-cell>
          <table:table-cell office:value-type="string" calcext:value-type="string">
            <text:p>Phaeospirillum molischianum</text:p>
          </table:table-cell>
        </table:table-row>
        <table:table-row table:style-name="ro1">
          <table:table-cell office:value-type="string" calcext:value-type="string">
            <text:p>NZ_FNAP01000050.1</text:p>
          </table:table-cell>
          <table:table-cell office:value-type="float" office:value="69960" calcext:value-type="float">
            <text:p>699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Rhodospira</text:p>
          </table:table-cell>
          <table:table-cell office:value-type="string" calcext:value-type="string">
            <text:p>Rhodospira trueperi</text:p>
          </table:table-cell>
        </table:table-row>
        <table:table-row table:style-name="ro1">
          <table:table-cell office:value-type="string" calcext:value-type="string">
            <text:p>NC_007643.1</text:p>
          </table:table-cell>
          <table:table-cell office:value-type="float" office:value="269796" calcext:value-type="float">
            <text:p>2697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Rhodospirillum</text:p>
          </table:table-cell>
          <table:table-cell office:value-type="string" calcext:value-type="string">
            <text:p>Rhodospirillum rubrum</text:p>
          </table:table-cell>
        </table:table-row>
        <table:table-row table:style-name="ro1">
          <table:table-cell office:value-type="string" calcext:value-type="string">
            <text:p>NZ_KI911559.1</text:p>
          </table:table-cell>
          <table:table-cell office:value-type="float" office:value="1089552" calcext:value-type="float">
            <text:p>10895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Rhodovibrio</text:p>
          </table:table-cell>
          <table:table-cell office:value-type="string" calcext:value-type="string">
            <text:p>Rhodovibrio salinarum</text:p>
          </table:table-cell>
        </table:table-row>
        <table:table-row table:style-name="ro1">
          <table:table-cell office:value-type="string" calcext:value-type="string">
            <text:p>NZ_KE384093.1</text:p>
          </table:table-cell>
          <table:table-cell office:value-type="float" office:value="1123364" calcext:value-type="float">
            <text:p>11233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Thalassobaculum</text:p>
          </table:table-cell>
          <table:table-cell office:value-type="string" calcext:value-type="string">
            <text:p>Thalassobaculum salexigens</text:p>
          </table:table-cell>
        </table:table-row>
        <table:table-row table:style-name="ro1">
          <table:table-cell office:value-type="string" calcext:value-type="string">
            <text:p>NZ_OBMM01000018.1</text:p>
          </table:table-cell>
          <table:table-cell office:value-type="float" office:value="220697" calcext:value-type="float">
            <text:p>2206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Thalassospira</text:p>
          </table:table-cell>
          <table:table-cell office:value-type="string" calcext:value-type="string">
            <text:p>Thalassospira xiamenensis</text:p>
          </table:table-cell>
        </table:table-row>
        <table:table-row table:style-name="ro1">
          <table:table-cell office:value-type="string" calcext:value-type="string">
            <text:p>NZ_FZNU01000089.1</text:p>
          </table:table-cell>
          <table:table-cell office:value-type="float" office:value="1321365" calcext:value-type="float">
            <text:p>13213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Tistlia</text:p>
          </table:table-cell>
          <table:table-cell office:value-type="string" calcext:value-type="string">
            <text:p>Tistlia consotensis</text:p>
          </table:table-cell>
        </table:table-row>
        <table:table-row table:style-name="ro1">
          <table:table-cell office:value-type="string" calcext:value-type="string">
            <text:p>NC_017956.1</text:p>
          </table:table-cell>
          <table:table-cell office:value-type="float" office:value="1110502" calcext:value-type="float">
            <text:p>11105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hodospirillaceae</text:p>
          </table:table-cell>
          <table:table-cell office:value-type="string" calcext:value-type="string">
            <text:p>Tistrella</text:p>
          </table:table-cell>
          <table:table-cell office:value-type="string" calcext:value-type="string">
            <text:p>Tistrella mobilis</text:p>
          </table:table-cell>
        </table:table-row>
        <table:table-row table:style-name="ro1">
          <table:table-cell office:value-type="string" calcext:value-type="string">
            <text:p>NZ_APHI01000002.1</text:p>
          </table:table-cell>
          <table:table-cell office:value-type="float" office:value="1269275" calcext:value-type="float">
            <text:p>1269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Anaplasmataceae</text:p>
          </table:table-cell>
          <table:table-cell office:value-type="string" calcext:value-type="string">
            <text:p>Anaplasma</text:p>
          </table:table-cell>
          <table:table-cell office:value-type="string" calcext:value-type="string">
            <text:p>Anaplasma phagocytophilum</text:p>
          </table:table-cell>
        </table:table-row>
        <table:table-row table:style-name="ro1">
          <table:table-cell office:value-type="string" calcext:value-type="string">
            <text:p>NC_006831.1</text:p>
          </table:table-cell>
          <table:table-cell office:value-type="float" office:value="302409" calcext:value-type="float">
            <text:p>3024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Anaplasmataceae</text:p>
          </table:table-cell>
          <table:table-cell office:value-type="string" calcext:value-type="string">
            <text:p>Ehrlichia</text:p>
          </table:table-cell>
          <table:table-cell office:value-type="string" calcext:value-type="string">
            <text:p>Ehrlichia ruminantium</text:p>
          </table:table-cell>
        </table:table-row>
        <table:table-row table:style-name="ro1">
          <table:table-cell office:value-type="string" calcext:value-type="string">
            <text:p>NZ_CP007481.1</text:p>
          </table:table-cell>
          <table:table-cell office:value-type="float" office:value="1286528" calcext:value-type="float">
            <text:p>12865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Anaplasmataceae</text:p>
          </table:table-cell>
          <table:table-cell office:value-type="string" calcext:value-type="string">
            <text:p>Neorickettsia</text:p>
          </table:table-cell>
          <table:table-cell office:value-type="string" calcext:value-type="string">
            <text:p>Neorickettsia helminthoeca</text:p>
          </table:table-cell>
        </table:table-row>
        <table:table-row table:style-name="ro1">
          <table:table-cell office:value-type="string" calcext:value-type="string">
            <text:p>NZ_NWVJ01000115.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Anaplasmataceae</text:p>
          </table:table-cell>
          <table:table-cell office:value-type="string" calcext:value-type="string">
            <text:p>Wolbachia</text:p>
          </table:table-cell>
          <table:table-cell office:value-type="string" calcext:value-type="string">
            <text:p>Wolbachia pipientis</text:p>
          </table:table-cell>
        </table:table-row>
        <table:table-row table:style-name="ro1">
          <table:table-cell office:value-type="string" calcext:value-type="string">
            <text:p>NZ_CANJ01000301.1</text:p>
          </table:table-cell>
          <table:table-cell office:value-type="float" office:value="752179" calcext:value-type="float">
            <text:p>7521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Rickettsiaceae</text:p>
          </table:table-cell>
          <table:table-cell office:value-type="string" calcext:value-type="string">
            <text:p>Occidentia</text:p>
          </table:table-cell>
          <table:table-cell office:value-type="string" calcext:value-type="string">
            <text:p>Occidentia massiliensis</text:p>
          </table:table-cell>
        </table:table-row>
        <table:table-row table:style-name="ro1">
          <table:table-cell office:value-type="string" calcext:value-type="string">
            <text:p>NZ_LYMB01000001.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Rickettsiaceae</text:p>
          </table:table-cell>
          <table:table-cell office:value-type="string" calcext:value-type="string">
            <text:p>Orientia</text:p>
          </table:table-cell>
          <table:table-cell office:value-type="string" calcext:value-type="string">
            <text:p>Orientia tsutsugamushi</text:p>
          </table:table-cell>
        </table:table-row>
        <table:table-row table:style-name="ro1">
          <table:table-cell office:value-type="string" calcext:value-type="string">
            <text:p>NC_016931.1</text:p>
          </table:table-cell>
          <table:table-cell office:value-type="float" office:value="1105112" calcext:value-type="float">
            <text:p>1105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Rickettsiaceae</text:p>
          </table:table-cell>
          <table:table-cell office:value-type="string" calcext:value-type="string">
            <text:p>Rickettsia</text:p>
          </table:table-cell>
          <table:table-cell office:value-type="string" calcext:value-type="string">
            <text:p>Rickettsia massiliae</text:p>
          </table:table-cell>
        </table:table-row>
        <table:table-row table:style-name="ro1">
          <table:table-cell office:value-type="string" calcext:value-type="string">
            <text:p>NZ_FWFR01000013.1</text:p>
          </table:table-cell>
          <table:table-cell office:value-type="float" office:value="745714" calcext:value-type="float">
            <text:p>7457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neathiellales</text:p>
          </table:table-cell>
          <table:table-cell office:value-type="string" calcext:value-type="string">
            <text:p>Sneathiellaceae</text:p>
          </table:table-cell>
          <table:table-cell office:value-type="string" calcext:value-type="string">
            <text:p>Oceanibacterium</text:p>
          </table:table-cell>
          <table:table-cell office:value-type="string" calcext:value-type="string">
            <text:p>Oceanibacterium hippocampi</text:p>
          </table:table-cell>
        </table:table-row>
        <table:table-row table:style-name="ro1">
          <table:table-cell office:value-type="string" calcext:value-type="string">
            <text:p>NZ_BAMS01000012.1</text:p>
          </table:table-cell>
          <table:table-cell office:value-type="float" office:value="1236958" calcext:value-type="float">
            <text:p>12369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neathiellales</text:p>
          </table:table-cell>
          <table:table-cell office:value-type="string" calcext:value-type="string">
            <text:p>Sneathiellaceae</text:p>
          </table:table-cell>
          <table:table-cell office:value-type="string" calcext:value-type="string">
            <text:p>Sneathiella</text:p>
          </table:table-cell>
          <table:table-cell office:value-type="string" calcext:value-type="string">
            <text:p>Sneathiella glossodoripedis</text:p>
          </table:table-cell>
        </table:table-row>
        <table:table-row table:style-name="ro1">
          <table:table-cell office:value-type="string" calcext:value-type="string">
            <text:p>NZ_JRQQ01000001.1</text:p>
          </table:table-cell>
          <table:table-cell office:value-type="float" office:value="1172626" calcext:value-type="float">
            <text:p>1172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Erythrobacteraceae</text:p>
          </table:table-cell>
          <table:table-cell office:value-type="string" calcext:value-type="string">
            <text:p>Altererythrobacter</text:p>
          </table:table-cell>
          <table:table-cell/>
        </table:table-row>
        <table:table-row table:style-name="ro1">
          <table:table-cell office:value-type="string" calcext:value-type="string">
            <text:p>NZ_CP011770.1</text:p>
          </table:table-cell>
          <table:table-cell office:value-type="float" office:value="1348774" calcext:value-type="float">
            <text:p>13487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Erythrobacteraceae</text:p>
          </table:table-cell>
          <table:table-cell office:value-type="string" calcext:value-type="string">
            <text:p>Croceicoccus</text:p>
          </table:table-cell>
          <table:table-cell office:value-type="string" calcext:value-type="string">
            <text:p>Croceicoccus naphthovorans</text:p>
          </table:table-cell>
        </table:table-row>
        <table:table-row table:style-name="ro1">
          <table:table-cell office:value-type="string" calcext:value-type="string">
            <text:p>NZ_LT629743.1</text:p>
          </table:table-cell>
          <table:table-cell office:value-type="float" office:value="1798193" calcext:value-type="float">
            <text:p>17981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Erythrobacteraceae</text:p>
          </table:table-cell>
          <table:table-cell office:value-type="string" calcext:value-type="string">
            <text:p>Erythrobacter</text:p>
          </table:table-cell>
          <table:table-cell/>
        </table:table-row>
        <table:table-row table:style-name="ro1">
          <table:table-cell office:value-type="string" calcext:value-type="string">
            <text:p>NZ_LZYB01000001.1</text:p>
          </table:table-cell>
          <table:table-cell office:value-type="float" office:value="1300349" calcext:value-type="float">
            <text:p>13003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Erythrobacteraceae</text:p>
          </table:table-cell>
          <table:table-cell office:value-type="string" calcext:value-type="string">
            <text:p>Porphyrobacter</text:p>
          </table:table-cell>
          <table:table-cell office:value-type="string" calcext:value-type="string">
            <text:p>Porphyrobacter dokdonensis</text:p>
          </table:table-cell>
        </table:table-row>
        <table:table-row table:style-name="ro1">
          <table:table-cell office:value-type="string" calcext:value-type="string">
            <text:p>NZ_ANFZ01000001.1</text:p>
          </table:table-cell>
          <table:table-cell office:value-type="float" office:value="1248760" calcext:value-type="float">
            <text:p>12487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Blastomonas</text:p>
          </table:table-cell>
          <table:table-cell/>
        </table:table-row>
        <table:table-row table:style-name="ro1">
          <table:table-cell office:value-type="string" calcext:value-type="string">
            <text:p>NZ_ADAE01000068.1</text:p>
          </table:table-cell>
          <table:table-cell office:value-type="float" office:value="685035" calcext:value-type="float">
            <text:p>685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Citromicrobium</text:p>
          </table:table-cell>
          <table:table-cell office:value-type="string" calcext:value-type="string">
            <text:p>Citromicrobium bathyomarinum</text:p>
          </table:table-cell>
        </table:table-row>
        <table:table-row table:style-name="ro1">
          <table:table-cell office:value-type="string" calcext:value-type="string">
            <text:p>NZ_KQ954244.1</text:p>
          </table:table-cell>
          <table:table-cell office:value-type="float" office:value="1117702" calcext:value-type="float">
            <text:p>1117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Novosphingobium</text:p>
          </table:table-cell>
          <table:table-cell office:value-type="string" calcext:value-type="string">
            <text:p>Novosphingobium fuchskuhlense</text:p>
          </table:table-cell>
        </table:table-row>
        <table:table-row table:style-name="ro1">
          <table:table-cell office:value-type="string" calcext:value-type="string">
            <text:p>NZ_NFZT01000001.1</text:p>
          </table:table-cell>
          <table:table-cell office:value-type="float" office:value="1234595" calcext:value-type="float">
            <text:p>12345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Pacificimonas</text:p>
          </table:table-cell>
          <table:table-cell office:value-type="string" calcext:value-type="string">
            <text:p>Pacificimonas flava</text:p>
          </table:table-cell>
        </table:table-row>
        <table:table-row table:style-name="ro1">
          <table:table-cell office:value-type="string" calcext:value-type="string">
            <text:p>NZ_CP023449.1</text:p>
          </table:table-cell>
          <table:table-cell office:value-type="float" office:value="1850238" calcext:value-type="float">
            <text:p>18502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Rhizorhabdus</text:p>
          </table:table-cell>
          <table:table-cell office:value-type="string" calcext:value-type="string">
            <text:p>Rhizorhabdus dicambivorans</text:p>
          </table:table-cell>
        </table:table-row>
        <table:table-row table:style-name="ro1">
          <table:table-cell office:value-type="string" calcext:value-type="string">
            <text:p>NZ_ATVO01000001.1</text:p>
          </table:table-cell>
          <table:table-cell office:value-type="float" office:value="1123240" calcext:value-type="float">
            <text:p>11232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andarakinorhabdus</text:p>
          </table:table-cell>
          <table:table-cell office:value-type="string" calcext:value-type="string">
            <text:p>Sandarakinorhabdus limnophila</text:p>
          </table:table-cell>
        </table:table-row>
        <table:table-row table:style-name="ro1">
          <table:table-cell office:value-type="string" calcext:value-type="string">
            <text:p>NC_015976.1</text:p>
          </table:table-cell>
          <table:table-cell office:value-type="float" office:value="627192" calcext:value-type="float">
            <text:p>6271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bium</text:p>
          </table:table-cell>
          <table:table-cell/>
        </table:table-row>
        <table:table-row table:style-name="ro1">
          <table:table-cell office:value-type="string" calcext:value-type="string">
            <text:p>NZ_LSKG01000001.1</text:p>
          </table:table-cell>
          <table:table-cell office:value-type="float" office:value="1768785" calcext:value-type="float">
            <text:p>17687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monas</text:p>
          </table:table-cell>
          <table:table-cell/>
        </table:table-row>
        <table:table-row table:style-name="ro1">
          <table:table-cell office:value-type="string" calcext:value-type="string">
            <text:p>NZ_LNRZ01000001.1</text:p>
          </table:table-cell>
          <table:table-cell office:value-type="float" office:value="1759072" calcext:value-type="float">
            <text:p>17590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pyxis</text:p>
          </table:table-cell>
          <table:table-cell/>
        </table:table-row>
        <table:table-row table:style-name="ro1">
          <table:table-cell office:value-type="string" calcext:value-type="string">
            <text:p>NZ_FSQW01000002.1</text:p>
          </table:table-cell>
          <table:table-cell office:value-type="float" office:value="1123272" calcext:value-type="float">
            <text:p>11232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rhabdus</text:p>
          </table:table-cell>
          <table:table-cell office:value-type="string" calcext:value-type="string">
            <text:p>Sphingorhabdus marina</text:p>
          </table:table-cell>
        </table:table-row>
        <table:table-row table:style-name="ro1">
          <table:table-cell office:value-type="string" calcext:value-type="string">
            <text:p>NZ_KQ961402.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Zymomonas</text:p>
          </table:table-cell>
          <table:table-cell office:value-type="string" calcext:value-type="string">
            <text:p>Zymomonas mobilis</text:p>
          </table:table-cell>
        </table:table-row>
        <table:table-row table:style-name="ro1">
          <table:table-cell office:value-type="string" calcext:value-type="string">
            <text:p>NZ_LYQL01000001.1</text:p>
          </table:table-cell>
          <table:table-cell office:value-type="float" office:value="85698" calcext:value-type="float">
            <text:p>856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Achromobacter xylosoxidans</text:p>
          </table:table-cell>
        </table:table-row>
        <table:table-row table:style-name="ro1">
          <table:table-cell office:value-type="string" calcext:value-type="string">
            <text:p>NZ_KI650979.1</text:p>
          </table:table-cell>
          <table:table-cell office:value-type="float" office:value="1424334" calcext:value-type="float">
            <text:p>14243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Advenella</text:p>
          </table:table-cell>
          <table:table-cell office:value-type="string" calcext:value-type="string">
            <text:p>Advenella kashmirensis</text:p>
          </table:table-cell>
        </table:table-row>
        <table:table-row table:style-name="ro1">
          <table:table-cell office:value-type="string" calcext:value-type="string">
            <text:p>NZ_KQ954447.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Alcaligenes</text:p>
          </table:table-cell>
          <table:table-cell office:value-type="string" calcext:value-type="string">
            <text:p>Alcaligenes faecalis</text:p>
          </table:table-cell>
        </table:table-row>
        <table:table-row table:style-name="ro1">
          <table:table-cell office:value-type="string" calcext:value-type="string">
            <text:p>NZ_KE387203.1</text:p>
          </table:table-cell>
          <table:table-cell office:value-type="float" office:value="1121030" calcext:value-type="float">
            <text:p>11210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Azohydromonas</text:p>
          </table:table-cell>
          <table:table-cell office:value-type="string" calcext:value-type="string">
            <text:p>Azohydromonas australica</text:p>
          </table:table-cell>
        </table:table-row>
        <table:table-row table:style-name="ro1">
          <table:table-cell office:value-type="string" calcext:value-type="string">
            <text:p>NZ_CP009238.1</text:p>
          </table:table-cell>
          <table:table-cell office:value-type="float" office:value="1072685" calcext:value-type="float">
            <text:p>10726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Basilea</text:p>
          </table:table-cell>
          <table:table-cell office:value-type="string" calcext:value-type="string">
            <text:p>Basilea psittacipulmonis</text:p>
          </table:table-cell>
        </table:table-row>
        <table:table-row table:style-name="ro1">
          <table:table-cell office:value-type="string" calcext:value-type="string">
            <text:p>NC_010645.1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Bordetella avium</text:p>
          </table:table-cell>
        </table:table-row>
        <table:table-row table:style-name="ro1">
          <table:table-cell office:value-type="string" calcext:value-type="string">
            <text:p>NZ_KK211205.1</text:p>
          </table:table-cell>
          <table:table-cell office:value-type="float" office:value="1121118" calcext:value-type="float">
            <text:p>11211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Brackiella</text:p>
          </table:table-cell>
          <table:table-cell office:value-type="string" calcext:value-type="string">
            <text:p>Brackiella oedipodis</text:p>
          </table:table-cell>
        </table:table-row>
        <table:table-row table:style-name="ro1">
          <table:table-cell office:value-type="string" calcext:value-type="string">
            <text:p>NZ_NJIH01000012.1</text:p>
          </table:table-cell>
          <table:table-cell office:value-type="float" office:value="683354" calcext:value-type="float">
            <text:p>6833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Candidimonas</text:p>
          </table:table-cell>
          <table:table-cell office:value-type="string" calcext:value-type="string">
            <text:p>Candidimonas nitroreducens</text:p>
          </table:table-cell>
        </table:table-row>
        <table:table-row table:style-name="ro1">
          <table:table-cell office:value-type="string" calcext:value-type="string">
            <text:p>NZ_BCWN01000001.1</text:p>
          </table:table-cell>
          <table:table-cell office:value-type="float" office:value="1349760" calcext:value-type="float">
            <text:p>13497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Castellaniella</text:p>
          </table:table-cell>
          <table:table-cell office:value-type="string" calcext:value-type="string">
            <text:p>Castellaniella caeni</text:p>
          </table:table-cell>
        </table:table-row>
        <table:table-row table:style-name="ro1">
          <table:table-cell office:value-type="string" calcext:value-type="string">
            <text:p>NZ_MUHU01000001.1</text:p>
          </table:table-cell>
          <table:table-cell office:value-type="float" office:value="764842" calcext:value-type="float">
            <text:p>7648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Derxia</text:p>
          </table:table-cell>
          <table:table-cell office:value-type="string" calcext:value-type="string">
            <text:p>Derxia lacustris</text:p>
          </table:table-cell>
        </table:table-row>
        <table:table-row table:style-name="ro1">
          <table:table-cell office:value-type="string" calcext:value-type="string">
            <text:p>NZ_CM004382.1</text:p>
          </table:table-cell>
          <table:table-cell office:value-type="float" office:value="206506" calcext:value-type="float">
            <text:p>2065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Kerstersia</text:p>
          </table:table-cell>
          <table:table-cell office:value-type="string" calcext:value-type="string">
            <text:p>Kerstersia gyiorum</text:p>
          </table:table-cell>
        </table:table-row>
        <table:table-row table:style-name="ro1">
          <table:table-cell office:value-type="string" calcext:value-type="string">
            <text:p>NZ_KB892279.1</text:p>
          </table:table-cell>
          <table:table-cell office:value-type="float" office:value="1122619" calcext:value-type="float">
            <text:p>11226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Oligella</text:p>
          </table:table-cell>
          <table:table-cell office:value-type="string" calcext:value-type="string">
            <text:p>Oligella ureolytica</text:p>
          </table:table-cell>
        </table:table-row>
        <table:table-row table:style-name="ro1">
          <table:table-cell office:value-type="string" calcext:value-type="string">
            <text:p>NZ_LT907988.1</text:p>
          </table:table-cell>
          <table:table-cell office:value-type="float" office:value="1851544" calcext:value-type="float">
            <text:p>18515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Orrella</text:p>
          </table:table-cell>
          <table:table-cell office:value-type="string" calcext:value-type="string">
            <text:p>Orrella dioscoreae</text:p>
          </table:table-cell>
        </table:table-row>
        <table:table-row table:style-name="ro1">
          <table:table-cell office:value-type="string" calcext:value-type="string">
            <text:p>NZ_CP019697.1</text:p>
          </table:table-cell>
          <table:table-cell office:value-type="float" office:value="643674" calcext:value-type="float">
            <text:p>6436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Paenalcaligenes</text:p>
          </table:table-cell>
          <table:table-cell office:value-type="string" calcext:value-type="string">
            <text:p>Paenalcaligenes hominis</text:p>
          </table:table-cell>
        </table:table-row>
        <table:table-row table:style-name="ro1">
          <table:table-cell office:value-type="string" calcext:value-type="string">
            <text:p>NZ_LT628269.1</text:p>
          </table:table-cell>
          <table:table-cell office:value-type="float" office:value="1720297" calcext:value-type="float">
            <text:p>17202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Pelistega</text:p>
          </table:table-cell>
          <table:table-cell office:value-type="string" calcext:value-type="string">
            <text:p>Pelistega sp. MC2</text:p>
          </table:table-cell>
        </table:table-row>
        <table:table-row table:style-name="ro1">
          <table:table-cell office:value-type="string" calcext:value-type="string">
            <text:p>NZ_NINX01000033.1</text:p>
          </table:table-cell>
          <table:table-cell office:value-type="float" office:value="2008676" calcext:value-type="float">
            <text:p>20086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Pigmentiphaga</text:p>
          </table:table-cell>
          <table:table-cell/>
        </table:table-row>
        <table:table-row table:style-name="ro1">
          <table:table-cell office:value-type="string" calcext:value-type="string">
            <text:p>NZ_NIQA01000001.1</text:p>
          </table:table-cell>
          <table:table-cell office:value-type="float" office:value="1548123" calcext:value-type="float">
            <text:p>15481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Pusillimonas</text:p>
          </table:table-cell>
          <table:table-cell/>
        </table:table-row>
        <table:table-row table:style-name="ro1">
          <table:table-cell office:value-type="string" calcext:value-type="string">
            <text:p>NC_014914.1</text:p>
          </table:table-cell>
          <table:table-cell office:value-type="float" office:value="937774" calcext:value-type="float">
            <text:p>9377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Alcaligenaceae</text:p>
          </table:table-cell>
          <table:table-cell office:value-type="string" calcext:value-type="string">
            <text:p>Taylorella</text:p>
          </table:table-cell>
          <table:table-cell office:value-type="string" calcext:value-type="string">
            <text:p>Taylorella equigenitalis</text:p>
          </table:table-cell>
        </table:table-row>
        <table:table-row table:style-name="ro1">
          <table:table-cell office:value-type="string" calcext:value-type="string">
            <text:p>NZ_MDTW01000001.1</text:p>
          </table:table-cell>
          <table:table-cell office:value-type="float" office:value="1836045" calcext:value-type="float">
            <text:p>18360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Burkholderia</text:p>
          </table:table-cell>
          <table:table-cell/>
        </table:table-row>
        <table:table-row table:style-name="ro1">
          <table:table-cell office:value-type="string" calcext:value-type="string">
            <text:p>NZ_FCNW02000001.1</text:p>
          </table:table-cell>
          <table:table-cell office:value-type="float" office:value="326474" calcext:value-type="float">
            <text:p>3264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Caballeronia</text:p>
          </table:table-cell>
          <table:table-cell office:value-type="string" calcext:value-type="string">
            <text:p>Caballeronia humi</text:p>
          </table:table-cell>
        </table:table-row>
        <table:table-row table:style-name="ro1">
          <table:table-cell office:value-type="string" calcext:value-type="string">
            <text:p>NZ_KE386746.1</text:p>
          </table:table-cell>
          <table:table-cell office:value-type="float" office:value="1121278" calcext:value-type="float">
            <text:p>11212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Chitinimonas</text:p>
          </table:table-cell>
          <table:table-cell office:value-type="string" calcext:value-type="string">
            <text:p>Chitinimonas koreensis</text:p>
          </table:table-cell>
        </table:table-row>
        <table:table-row table:style-name="ro1">
          <table:table-cell office:value-type="string" calcext:value-type="string">
            <text:p>NZ_CP017754.1</text:p>
          </table:table-cell>
          <table:table-cell office:value-type="float" office:value="367825" calcext:value-type="float">
            <text:p>3678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Cupriavidus</text:p>
          </table:table-cell>
          <table:table-cell/>
        </table:table-row>
        <table:table-row table:style-name="ro1">
          <table:table-cell office:value-type="string" calcext:value-type="string">
            <text:p>NZ_GL636062.1</text:p>
          </table:table-cell>
          <table:table-cell office:value-type="float" office:value="887898" calcext:value-type="float">
            <text:p>8878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Lautropia</text:p>
          </table:table-cell>
          <table:table-cell office:value-type="string" calcext:value-type="string">
            <text:p>Lautropia mirabilis</text:p>
          </table:table-cell>
        </table:table-row>
        <table:table-row table:style-name="ro1">
          <table:table-cell office:value-type="string" calcext:value-type="string">
            <text:p>NZ_ABCT01000046.1</text:p>
          </table:table-cell>
          <table:table-cell office:value-type="float" office:value="391597" calcext:value-type="float">
            <text:p>3915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Limnobacter</text:p>
          </table:table-cell>
          <table:table-cell/>
        </table:table-row>
        <table:table-row table:style-name="ro1">
          <table:table-cell office:value-type="string" calcext:value-type="string">
            <text:p>NC_023018.2</text:p>
          </table:table-cell>
          <table:table-cell office:value-type="float" office:value="93220" calcext:value-type="float">
            <text:p>932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andoraea</text:p>
          </table:table-cell>
          <table:table-cell office:value-type="string" calcext:value-type="string">
            <text:p>Pandoraea pnomenusa</text:p>
          </table:table-cell>
        </table:table-row>
        <table:table-row table:style-name="ro1">
          <table:table-cell office:value-type="string" calcext:value-type="string">
            <text:p>NZ_FPBH01000103.1</text:p>
          </table:table-cell>
          <table:table-cell office:value-type="float" office:value="1324617" calcext:value-type="float">
            <text:p>13246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araburkholderia</text:p>
          </table:table-cell>
          <table:table-cell office:value-type="string" calcext:value-type="string">
            <text:p>Paraburkholderia aspalathi</text:p>
          </table:table-cell>
        </table:table-row>
        <table:table-row table:style-name="ro1">
          <table:table-cell office:value-type="string" calcext:value-type="string">
            <text:p>NZ_FWXJ01000035.1</text:p>
          </table:table-cell>
          <table:table-cell office:value-type="float" office:value="1938817" calcext:value-type="float">
            <text:p>19388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olynucleobacter</text:p>
          </table:table-cell>
          <table:table-cell/>
        </table:table-row>
        <table:table-row table:style-name="ro1">
          <table:table-cell office:value-type="string" calcext:value-type="string">
            <text:p>NZ_AFWL01000499.1</text:p>
          </table:table-cell>
          <table:table-cell office:value-type="float" office:value="1072575" calcext:value-type="float">
            <text:p>10725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Ralstonia</text:p>
          </table:table-cell>
          <table:table-cell office:value-type="string" calcext:value-type="string">
            <text:p>Ralstonia solanacearum</text:p>
          </table:table-cell>
        </table:table-row>
        <table:table-row table:style-name="ro1">
          <table:table-cell office:value-type="string" calcext:value-type="string">
            <text:p>NZ_AYSW01000001.1</text:p>
          </table:table-cell>
          <table:table-cell office:value-type="float" office:value="1423893" calcext:value-type="float">
            <text:p>14238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Robbsia</text:p>
          </table:table-cell>
          <table:table-cell office:value-type="string" calcext:value-type="string">
            <text:p>Robbsia andropogonis</text:p>
          </table:table-cell>
        </table:table-row>
        <table:table-row table:style-name="ro1">
          <table:table-cell office:value-type="string" calcext:value-type="string">
            <text:p>NZ_LSHP01000001.1</text:p>
          </table:table-cell>
          <table:table-cell office:value-type="float" office:value="47920" calcext:value-type="float">
            <text:p>479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Acidovorax</text:p>
          </table:table-cell>
          <table:table-cell office:value-type="string" calcext:value-type="string">
            <text:p>Acidovorax delafieldii</text:p>
          </table:table-cell>
        </table:table-row>
        <table:table-row table:style-name="ro1">
          <table:table-cell office:value-type="string" calcext:value-type="string">
            <text:p>NZ_NKDB01000002.1</text:p>
          </table:table-cell>
          <table:table-cell office:value-type="float" office:value="449664" calcext:value-type="float">
            <text:p>4496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Alicycliphilus</text:p>
          </table:table-cell>
          <table:table-cell/>
        </table:table-row>
        <table:table-row table:style-name="ro1">
          <table:table-cell office:value-type="string" calcext:value-type="string">
            <text:p>NZ_FOCW01000021.1</text:p>
          </table:table-cell>
          <table:table-cell office:value-type="float" office:value="1121117" calcext:value-type="float">
            <text:p>11211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Brachymonas</text:p>
          </table:table-cell>
          <table:table-cell office:value-type="string" calcext:value-type="string">
            <text:p>Brachymonas denitrificans</text:p>
          </table:table-cell>
        </table:table-row>
        <table:table-row table:style-name="ro1">
          <table:table-cell office:value-type="string" calcext:value-type="string">
            <text:p>NZ_JANU01000001.1</text:p>
          </table:table-cell>
          <table:table-cell office:value-type="float" office:value="1450524" calcext:value-type="float">
            <text:p>14505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Caenimonas</text:p>
          </table:table-cell>
          <table:table-cell/>
        </table:table-row>
        <table:table-row table:style-name="ro1">
          <table:table-cell office:value-type="string" calcext:value-type="string">
            <text:p>NZ_BCWK01000001.1</text:p>
          </table:table-cell>
          <table:table-cell office:value-type="float" office:value="1349753" calcext:value-type="float">
            <text:p>13497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Caldimonas</text:p>
          </table:table-cell>
          <table:table-cell office:value-type="string" calcext:value-type="string">
            <text:p>Caldimonas taiwanensis</text:p>
          </table:table-cell>
        </table:table-row>
        <table:table-row table:style-name="ro1">
          <table:table-cell office:value-type="string" calcext:value-type="string">
            <text:p>NZ_AWOR01000001.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Comamonas</text:p>
          </table:table-cell>
          <table:table-cell office:value-type="string" calcext:value-type="string">
            <text:p>Comamonas testosteroni</text:p>
          </table:table-cell>
        </table:table-row>
        <table:table-row table:style-name="ro1">
          <table:table-cell office:value-type="string" calcext:value-type="string">
            <text:p>NZ_KQ483358.1</text:p>
          </table:table-cell>
          <table:table-cell office:value-type="float" office:value="1714344" calcext:value-type="float">
            <text:p>17143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Curvibacter</text:p>
          </table:table-cell>
          <table:table-cell/>
        </table:table-row>
        <table:table-row table:style-name="ro1">
          <table:table-cell office:value-type="string" calcext:value-type="string">
            <text:p>NC_015563.1</text:p>
          </table:table-cell>
          <table:table-cell office:value-type="float" office:value="742013" calcext:value-type="float">
            <text:p>7420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Delftia sp. Cs1-4</text:p>
          </table:table-cell>
        </table:table-row>
        <table:table-row table:style-name="ro1">
          <table:table-cell office:value-type="string" calcext:value-type="string">
            <text:p>NZ_JSYI01000001.1</text:p>
          </table:table-cell>
          <table:table-cell office:value-type="float" office:value="680496" calcext:value-type="float">
            <text:p>680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Diaphorobacter</text:p>
          </table:table-cell>
          <table:table-cell/>
        </table:table-row>
        <table:table-row table:style-name="ro1">
          <table:table-cell office:value-type="string" calcext:value-type="string">
            <text:p>NZ_FOGD01000033.1</text:p>
          </table:table-cell>
          <table:table-cell office:value-type="float" office:value="180197" calcext:value-type="float">
            <text:p>1801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Giesbergeria</text:p>
          </table:table-cell>
          <table:table-cell office:value-type="string" calcext:value-type="string">
            <text:p>Giesbergeria anulus</text:p>
          </table:table-cell>
        </table:table-row>
        <table:table-row table:style-name="ro1">
          <table:table-cell office:value-type="string" calcext:value-type="string">
            <text:p>NZ_LVWD01000001.1</text:p>
          </table:table-cell>
          <table:table-cell office:value-type="float" office:value="1763535" calcext:value-type="float">
            <text:p>17635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Hydrogenophaga</text:p>
          </table:table-cell>
          <table:table-cell office:value-type="string" calcext:value-type="string">
            <text:p>Hydrogenophaga crassostreae</text:p>
          </table:table-cell>
        </table:table-row>
        <table:table-row table:style-name="ro1">
          <table:table-cell office:value-type="string" calcext:value-type="string">
            <text:p>NZ_AEGR01000115.1</text:p>
          </table:table-cell>
          <table:table-cell office:value-type="float" office:value="887062" calcext:value-type="float">
            <text:p>8870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Hylemonella</text:p>
          </table:table-cell>
          <table:table-cell office:value-type="string" calcext:value-type="string">
            <text:p>Hylemonella gracilis</text:p>
          </table:table-cell>
        </table:table-row>
        <table:table-row table:style-name="ro1">
          <table:table-cell office:value-type="string" calcext:value-type="string">
            <text:p>NZ_FQUZ01000055.1</text:p>
          </table:table-cell>
          <table:table-cell office:value-type="float" office:value="1122156" calcext:value-type="float">
            <text:p>11221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Lampropedia</text:p>
          </table:table-cell>
          <table:table-cell office:value-type="string" calcext:value-type="string">
            <text:p>Lampropedia hyalina</text:p>
          </table:table-cell>
        </table:table-row>
        <table:table-row table:style-name="ro1">
          <table:table-cell office:value-type="string" calcext:value-type="string">
            <text:p>NZ_CXOM01000001.1</text:p>
          </table:table-cell>
          <table:table-cell office:value-type="float" office:value="1100719" calcext:value-type="float">
            <text:p>1100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Limnohabitans</text:p>
          </table:table-cell>
          <table:table-cell/>
        </table:table-row>
        <table:table-row table:style-name="ro1">
          <table:table-cell office:value-type="string" calcext:value-type="string">
            <text:p>NZ_ALEE01000001.1</text:p>
          </table:table-cell>
          <table:table-cell office:value-type="float" office:value="1165852" calcext:value-type="float">
            <text:p>11658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Melaminivora</text:p>
          </table:table-cell>
          <table:table-cell office:value-type="string" calcext:value-type="string">
            <text:p>Melaminivora alkalimesophila</text:p>
          </table:table-cell>
        </table:table-row>
        <table:table-row table:style-name="ro1">
          <table:table-cell office:value-type="string" calcext:value-type="string">
            <text:p>NZ_FNHP01000023.1</text:p>
          </table:table-cell>
          <table:table-cell office:value-type="float" office:value="1527607" calcext:value-type="float">
            <text:p>15276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Oryzisolibacter</text:p>
          </table:table-cell>
          <table:table-cell office:value-type="string" calcext:value-type="string">
            <text:p>Oryzisolibacter propanilivorax</text:p>
          </table:table-cell>
        </table:table-row>
        <table:table-row table:style-name="ro1">
          <table:table-cell office:value-type="string" calcext:value-type="string">
            <text:p>NZ_AUGX01000001.1</text:p>
          </table:table-cell>
          <table:table-cell office:value-type="float" office:value="1122623" calcext:value-type="float">
            <text:p>11226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Ottowia</text:p>
          </table:table-cell>
          <table:table-cell office:value-type="string" calcext:value-type="string">
            <text:p>Ottowia thiooxydans</text:p>
          </table:table-cell>
        </table:table-row>
        <table:table-row table:style-name="ro1">
          <table:table-cell office:value-type="string" calcext:value-type="string">
            <text:p>NZ_LMDC01000001.1</text:p>
          </table:table-cell>
          <table:table-cell office:value-type="float" office:value="1736430" calcext:value-type="float">
            <text:p>17364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Pelomonas</text:p>
          </table:table-cell>
          <table:table-cell/>
        </table:table-row>
        <table:table-row table:style-name="ro1">
          <table:table-cell office:value-type="string" calcext:value-type="string">
            <text:p>NC_007948.1</text:p>
          </table:table-cell>
          <table:table-cell office:value-type="float" office:value="296591" calcext:value-type="float">
            <text:p>2965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Polaromonas</text:p>
          </table:table-cell>
          <table:table-cell/>
        </table:table-row>
        <table:table-row table:style-name="ro1">
          <table:table-cell office:value-type="string" calcext:value-type="string">
            <text:p>NZ_LDSL01000001.1</text:p>
          </table:table-cell>
          <table:table-cell office:value-type="float" office:value="433924" calcext:value-type="float">
            <text:p>4339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Pseudacidovorax</text:p>
          </table:table-cell>
          <table:table-cell office:value-type="string" calcext:value-type="string">
            <text:p>Pseudacidovorax intermedius</text:p>
          </table:table-cell>
        </table:table-row>
        <table:table-row table:style-name="ro1">
          <table:table-cell office:value-type="string" calcext:value-type="string">
            <text:p>NZ_LMMT01000001.1</text:p>
          </table:table-cell>
          <table:table-cell office:value-type="float" office:value="1736315" calcext:value-type="float">
            <text:p>17363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Pseudorhodoferax</text:p>
          </table:table-cell>
          <table:table-cell/>
        </table:table-row>
        <table:table-row table:style-name="ro1">
          <table:table-cell office:value-type="string" calcext:value-type="string">
            <text:p>NZ_LMQL01000001.1</text:p>
          </table:table-cell>
          <table:table-cell office:value-type="float" office:value="1736365" calcext:value-type="float">
            <text:p>17363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Ramlibacter</text:p>
          </table:table-cell>
          <table:table-cell/>
        </table:table-row>
        <table:table-row table:style-name="ro1">
          <table:table-cell office:value-type="string" calcext:value-type="string">
            <text:p>NZ_AWQR01000001.1</text:p>
          </table:table-cell>
          <table:table-cell office:value-type="float" office:value="614083" calcext:value-type="float">
            <text:p>6140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Rhodoferax</text:p>
          </table:table-cell>
          <table:table-cell office:value-type="string" calcext:value-type="string">
            <text:p>Rhodoferax saidenbachensis</text:p>
          </table:table-cell>
        </table:table-row>
        <table:table-row table:style-name="ro1">
          <table:table-cell office:value-type="string" calcext:value-type="string">
            <text:p>NZ_JHYS01000001.1</text:p>
          </table:table-cell>
          <table:table-cell office:value-type="float" office:value="1123255" calcext:value-type="float">
            <text:p>11232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Simplicispira</text:p>
          </table:table-cell>
          <table:table-cell office:value-type="string" calcext:value-type="string">
            <text:p>Simplicispira psychrophila</text:p>
          </table:table-cell>
        </table:table-row>
        <table:table-row table:style-name="ro1">
          <table:table-cell office:value-type="string" calcext:value-type="string">
            <text:p>NZ_FOUG01000061.1</text:p>
          </table:table-cell>
          <table:table-cell office:value-type="float" office:value="1882825" calcext:value-type="float">
            <text:p>18828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Variovorax</text:p>
          </table:table-cell>
          <table:table-cell/>
        </table:table-row>
        <table:table-row table:style-name="ro1">
          <table:table-cell office:value-type="string" calcext:value-type="string">
            <text:p>NZ_AFAL01001082.1</text:p>
          </table:table-cell>
          <table:table-cell office:value-type="float" office:value="565443" calcext:value-type="float">
            <text:p>5654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Verminephrobacter</text:p>
          </table:table-cell>
          <table:table-cell office:value-type="string" calcext:value-type="string">
            <text:p>Verminephrobacter aporrectodeae</text:p>
          </table:table-cell>
        </table:table-row>
        <table:table-row table:style-name="ro1">
          <table:table-cell office:value-type="string" calcext:value-type="string">
            <text:p>NZ_NJIE01000005.1</text:p>
          </table:table-cell>
          <table:table-cell office:value-type="float" office:value="2014876" calcext:value-type="float">
            <text:p>20148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Comamonadaceae</text:p>
          </table:table-cell>
          <table:table-cell office:value-type="string" calcext:value-type="string">
            <text:p>Xenophilus</text:p>
          </table:table-cell>
          <table:table-cell/>
        </table:table-row>
        <table:table-row table:style-name="ro1">
          <table:table-cell office:value-type="string" calcext:value-type="string">
            <text:p>NZ_JRKM01000001.1</text:p>
          </table:table-cell>
          <table:table-cell office:value-type="float" office:value="1538295" calcext:value-type="float">
            <text:p>15382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quabacterium</text:p>
          </table:table-cell>
          <table:table-cell office:value-type="string" calcext:value-type="string">
            <text:p>Aquabacterium sp. NJ1</text:p>
          </table:table-cell>
        </table:table-row>
        <table:table-row table:style-name="ro1">
          <table:table-cell office:value-type="string" calcext:value-type="string">
            <text:p>NZ_JZUE01000001.1</text:p>
          </table:table-cell>
          <table:table-cell office:value-type="float" office:value="391953" calcext:value-type="float">
            <text:p>3919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quincola</text:p>
          </table:table-cell>
          <table:table-cell office:value-type="string" calcext:value-type="string">
            <text:p>Aquincola tertiaricarbonis</text:p>
          </table:table-cell>
        </table:table-row>
        <table:table-row table:style-name="ro1">
          <table:table-cell office:value-type="string" calcext:value-type="string">
            <text:p>NZ_MWLO01000001.1</text:p>
          </table:table-cell>
          <table:table-cell office:value-type="float" office:value="1962181" calcext:value-type="float">
            <text:p>19621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deonella</text:p>
          </table:table-cell>
          <table:table-cell office:value-type="string" calcext:value-type="string">
            <text:p>Ideonella sp. A 288</text:p>
          </table:table-cell>
        </table:table-row>
        <table:table-row table:style-name="ro1">
          <table:table-cell office:value-type="string" calcext:value-type="string">
            <text:p>NC_010524.1</text:p>
          </table:table-cell>
          <table:table-cell office:value-type="float" office:value="395495" calcext:value-type="float">
            <text:p>3954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tothrix</text:p>
          </table:table-cell>
          <table:table-cell office:value-type="string" calcext:value-type="string">
            <text:p>Leptothrix cholodnii</text:p>
          </table:table-cell>
        </table:table-row>
        <table:table-row table:style-name="ro1">
          <table:table-cell office:value-type="string" calcext:value-type="string">
            <text:p>NZ_KN549091.1</text:p>
          </table:table-cell>
          <table:table-cell office:value-type="float" office:value="1500261" calcext:value-type="float">
            <text:p>15002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ylibium</text:p>
          </table:table-cell>
          <table:table-cell office:value-type="string" calcext:value-type="string">
            <text:p>Methylibium sp. CF059</text:p>
          </table:table-cell>
        </table:table-row>
        <table:table-row table:style-name="ro1">
          <table:table-cell office:value-type="string" calcext:value-type="string">
            <text:p>NZ_CP011514.1</text:p>
          </table:table-cell>
          <table:table-cell office:value-type="float" office:value="1658665" calcext:value-type="float">
            <text:p>16586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tsuaria</text:p>
          </table:table-cell>
          <table:table-cell office:value-type="string" calcext:value-type="string">
            <text:p>Mitsuaria sp. 7</text:p>
          </table:table-cell>
        </table:table-row>
        <table:table-row table:style-name="ro1">
          <table:table-cell office:value-type="string" calcext:value-type="string">
            <text:p>NZ_CP013692.1</text:p>
          </table:table-cell>
          <table:table-cell office:value-type="float" office:value="1768242" calcext:value-type="float">
            <text:p>17682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ucibacter</text:p>
          </table:table-cell>
          <table:table-cell office:value-type="string" calcext:value-type="string">
            <text:p>Paucibacter sp. KCTC 42545</text:p>
          </table:table-cell>
        </table:table-row>
        <table:table-row table:style-name="ro1">
          <table:table-cell office:value-type="string" calcext:value-type="string">
            <text:p>NZ_LMDI01000001.1</text:p>
          </table:table-cell>
          <table:table-cell office:value-type="float" office:value="1736433" calcext:value-type="float">
            <text:p>17364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izobacter</text:p>
          </table:table-cell>
          <table:table-cell office:value-type="string" calcext:value-type="string">
            <text:p>Rhizobacter sp. Root1221</text:p>
          </table:table-cell>
        </table:table-row>
        <table:table-row table:style-name="ro1">
          <table:table-cell office:value-type="string" calcext:value-type="string">
            <text:p>NZ_NIOG01000011.1</text:p>
          </table:table-cell>
          <table:table-cell office:value-type="float" office:value="431060" calcext:value-type="float">
            <text:p>4310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seateles</text:p>
          </table:table-cell>
          <table:table-cell office:value-type="string" calcext:value-type="string">
            <text:p>Roseateles terrae</text:p>
          </table:table-cell>
        </table:table-row>
        <table:table-row table:style-name="ro1">
          <table:table-cell office:value-type="string" calcext:value-type="string">
            <text:p>NZ_AJFF01000001.1</text:p>
          </table:table-cell>
          <table:table-cell office:value-type="float" office:value="1154769" calcext:value-type="float">
            <text:p>11547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brivivax</text:p>
          </table:table-cell>
          <table:table-cell office:value-type="string" calcext:value-type="string">
            <text:p>Rubrivivax gelatinosus</text:p>
          </table:table-cell>
        </table:table-row>
        <table:table-row table:style-name="ro1">
          <table:table-cell office:value-type="string" calcext:value-type="string">
            <text:p>NZ_AZRA01000001.1</text:p>
          </table:table-cell>
          <table:table-cell office:value-type="float" office:value="1286631" calcext:value-type="float">
            <text:p>12866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aerotilus</text:p>
          </table:table-cell>
          <table:table-cell office:value-type="string" calcext:value-type="string">
            <text:p>Sphaerotilus natans</text:p>
          </table:table-cell>
        </table:table-row>
        <table:table-row table:style-name="ro1">
          <table:table-cell office:value-type="string" calcext:value-type="string">
            <text:p>NZ_LOQE01000001.1</text:p>
          </table:table-cell>
          <table:table-cell office:value-type="float" office:value="307486" calcext:value-type="float">
            <text:p>3074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pidimonas</text:p>
          </table:table-cell>
          <table:table-cell office:value-type="string" calcext:value-type="string">
            <text:p>Tepidimonas taiwanensis</text:p>
          </table:table-cell>
        </table:table-row>
        <table:table-row table:style-name="ro1">
          <table:table-cell office:value-type="string" calcext:value-type="string">
            <text:p>NZ_CP020046.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omonas</text:p>
          </table:table-cell>
          <table:table-cell office:value-type="string" calcext:value-type="string">
            <text:p>Thiomonas intermedia</text:p>
          </table:table-cell>
        </table:table-row>
        <table:table-row table:style-name="ro1">
          <table:table-cell office:value-type="string" calcext:value-type="string">
            <text:p>NZ_LSJH01000001.1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ylophilus</text:p>
          </table:table-cell>
          <table:table-cell office:value-type="string" calcext:value-type="string">
            <text:p>Xylophilus ampelinus</text:p>
          </table:table-cell>
        </table:table-row>
        <table:table-row table:style-name="ro1">
          <table:table-cell office:value-type="string" calcext:value-type="string">
            <text:p>NZ_FOKF01000087.1</text:p>
          </table:table-cell>
          <table:table-cell office:value-type="float" office:value="1798194" calcext:value-type="float">
            <text:p>1798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Collimonas</text:p>
          </table:table-cell>
          <table:table-cell/>
        </table:table-row>
        <table:table-row table:style-name="ro1">
          <table:table-cell office:value-type="string" calcext:value-type="string">
            <text:p>NZ_FOOF01000061.1</text:p>
          </table:table-cell>
          <table:table-cell office:value-type="float" office:value="1884368" calcext:value-type="float">
            <text:p>18843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Duganella</text:p>
          </table:table-cell>
          <table:table-cell/>
        </table:table-row>
        <table:table-row table:style-name="ro1">
          <table:table-cell office:value-type="string" calcext:value-type="string">
            <text:p>NZ_KV880769.1</text:p>
          </table:table-cell>
          <table:table-cell office:value-type="float" office:value="1892903" calcext:value-type="float">
            <text:p>1892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Herbaspirillum</text:p>
          </table:table-cell>
          <table:table-cell/>
        </table:table-row>
        <table:table-row table:style-name="ro1">
          <table:table-cell office:value-type="string" calcext:value-type="string">
            <text:p>NZ_AVCC01000001.1</text:p>
          </table:table-cell>
          <table:table-cell office:value-type="float" office:value="1349818" calcext:value-type="float">
            <text:p>1349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Herminiimonas</text:p>
          </table:table-cell>
          <table:table-cell/>
        </table:table-row>
        <table:table-row table:style-name="ro1">
          <table:table-cell office:value-type="string" calcext:value-type="string">
            <text:p>NZ_CP014222.1</text:p>
          </table:table-cell>
          <table:table-cell office:value-type="float" office:value="1236179" calcext:value-type="float">
            <text:p>12361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Janthinobacterium</text:p>
          </table:table-cell>
          <table:table-cell/>
        </table:table-row>
        <table:table-row table:style-name="ro1">
          <table:table-cell office:value-type="string" calcext:value-type="string">
            <text:p>NZ_LELH02000001.1</text:p>
          </table:table-cell>
          <table:table-cell office:value-type="float" office:value="1406431" calcext:value-type="float">
            <text:p>14064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Massilia</text:p>
          </table:table-cell>
          <table:table-cell office:value-type="string" calcext:value-type="string">
            <text:p>Massilia sp. WF1</text:p>
          </table:table-cell>
        </table:table-row>
        <table:table-row table:style-name="ro1">
          <table:table-cell office:value-type="string" calcext:value-type="string">
            <text:p>NZ_JWJG01000002.1</text:p>
          </table:table-cell>
          <table:table-cell office:value-type="float" office:value="709839" calcext:value-type="float">
            <text:p>709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Noviherbaspirillum</text:p>
          </table:table-cell>
          <table:table-cell office:value-type="string" calcext:value-type="string">
            <text:p>Noviherbaspirillum autotrophicum</text:p>
          </table:table-cell>
        </table:table-row>
        <table:table-row table:style-name="ro1">
          <table:table-cell office:value-type="string" calcext:value-type="string">
            <text:p>NZ_GG658178.1</text:p>
          </table:table-cell>
          <table:table-cell office:value-type="float" office:value="556269" calcext:value-type="float">
            <text:p>5562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Oxalobacteraceae</text:p>
          </table:table-cell>
          <table:table-cell office:value-type="string" calcext:value-type="string">
            <text:p>Oxalobacter</text:p>
          </table:table-cell>
          <table:table-cell office:value-type="string" calcext:value-type="string">
            <text:p>Oxalobacter formigenes</text:p>
          </table:table-cell>
        </table:table-row>
        <table:table-row table:style-name="ro1">
          <table:table-cell office:value-type="string" calcext:value-type="string">
            <text:p>NZ_CVTY01000001.1</text:p>
          </table:table-cell>
          <table:table-cell office:value-type="float" office:value="1506471" calcext:value-type="float">
            <text:p>15064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Sutterellaceae</text:p>
          </table:table-cell>
          <table:table-cell office:value-type="string" calcext:value-type="string">
            <text:p>Dakarella</text:p>
          </table:table-cell>
          <table:table-cell office:value-type="string" calcext:value-type="string">
            <text:p>Dakarella massiliensis</text:p>
          </table:table-cell>
        </table:table-row>
        <table:table-row table:style-name="ro1">
          <table:table-cell office:value-type="string" calcext:value-type="string">
            <text:p>NZ_LT635840.1</text:p>
          </table:table-cell>
          <table:table-cell office:value-type="float" office:value="1852381" calcext:value-type="float">
            <text:p>18523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Sutterellaceae</text:p>
          </table:table-cell>
          <table:table-cell office:value-type="string" calcext:value-type="string">
            <text:p>Duodenibacillus</text:p>
          </table:table-cell>
          <table:table-cell office:value-type="string" calcext:value-type="string">
            <text:p>Duodenibacillus massiliensis</text:p>
          </table:table-cell>
        </table:table-row>
        <table:table-row table:style-name="ro1">
          <table:table-cell office:value-type="string" calcext:value-type="string">
            <text:p>NZ_GL883674.1</text:p>
          </table:table-cell>
          <table:table-cell office:value-type="float" office:value="762966" calcext:value-type="float">
            <text:p>7629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Sutterellaceae</text:p>
          </table:table-cell>
          <table:table-cell office:value-type="string" calcext:value-type="string">
            <text:p>Parasutterella</text:p>
          </table:table-cell>
          <table:table-cell office:value-type="string" calcext:value-type="string">
            <text:p>Parasutterella excrementihominis</text:p>
          </table:table-cell>
        </table:table-row>
        <table:table-row table:style-name="ro1">
          <table:table-cell office:value-type="string" calcext:value-type="string">
            <text:p>NZ_KE150480.1</text:p>
          </table:table-cell>
          <table:table-cell office:value-type="float" office:value="1203554" calcext:value-type="float">
            <text:p>12035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Sutterellaceae</text:p>
          </table:table-cell>
          <table:table-cell office:value-type="string" calcext:value-type="string">
            <text:p>Sutterella</text:p>
          </table:table-cell>
          <table:table-cell office:value-type="string" calcext:value-type="string">
            <text:p>Sutterella wadsworthensis</text:p>
          </table:table-cell>
        </table:table-row>
        <table:table-row table:style-name="ro1">
          <table:table-cell office:value-type="string" calcext:value-type="string">
            <text:p>NZ_NHMP01000010.1</text:p>
          </table:table-cell>
          <table:table-cell office:value-type="float" office:value="1796652" calcext:value-type="float">
            <text:p>17966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Sutterellaceae</text:p>
          </table:table-cell>
          <table:table-cell office:value-type="string" calcext:value-type="string">
            <text:p>Turicimonas</text:p>
          </table:table-cell>
          <table:table-cell office:value-type="string" calcext:value-type="string">
            <text:p>Turicimonas muris</text:p>
          </table:table-cell>
        </table:table-row>
        <table:table-row table:style-name="ro1">
          <table:table-cell office:value-type="string" calcext:value-type="string">
            <text:p>NZ_LJWX01000001.1</text:p>
          </table:table-cell>
          <table:table-cell office:value-type="float" office:value="1356299" calcext:value-type="float">
            <text:p>13562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Ferrovales</text:p>
          </table:table-cell>
          <table:table-cell office:value-type="string" calcext:value-type="string">
            <text:p>Ferrovaceae</text:p>
          </table:table-cell>
          <table:table-cell office:value-type="string" calcext:value-type="string">
            <text:p>Ferrovum</text:p>
          </table:table-cell>
          <table:table-cell office:value-type="string" calcext:value-type="string">
            <text:p>Ferrovum sp. JA12</text:p>
          </table:table-cell>
        </table:table-row>
        <table:table-row table:style-name="ro1">
          <table:table-cell office:value-type="string" calcext:value-type="string">
            <text:p>NC_019815.1</text:p>
          </table:table-cell>
          <table:table-cell office:value-type="float" office:value="1267577" calcext:value-type="float">
            <text:p>12675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inetoplastibacterium</text:p>
          </table:table-cell>
          <table:table-cell office:value-type="string" calcext:value-type="string">
            <text:p>Candidatus Kinetoplastibacterium crithidii</text:p>
          </table:table-cell>
        </table:table-row>
        <table:table-row table:style-name="ro1">
          <table:table-cell office:value-type="string" calcext:value-type="string">
            <text:p>NZ_FWXD01000083.1</text:p>
          </table:table-cell>
          <table:table-cell office:value-type="float" office:value="1121001" calcext:value-type="float">
            <text:p>11210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Andreprevotia</text:p>
          </table:table-cell>
          <table:table-cell office:value-type="string" calcext:value-type="string">
            <text:p>Andreprevotia lacus</text:p>
          </table:table-cell>
        </table:table-row>
        <table:table-row table:style-name="ro1">
          <table:table-cell office:value-type="string" calcext:value-type="string">
            <text:p>NZ_CP019509.1</text:p>
          </table:table-cell>
          <table:table-cell office:value-type="float" office:value="1938604" calcext:value-type="float">
            <text:p>19386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Aquaspirillum</text:p>
          </table:table-cell>
          <table:table-cell/>
        </table:table-row>
        <table:table-row table:style-name="ro1">
          <table:table-cell office:value-type="string" calcext:value-type="string">
            <text:p>NZ_JZRC01000001.1</text:p>
          </table:table-cell>
          <table:table-cell office:value-type="float" office:value="332411" calcext:value-type="float">
            <text:p>3324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Aquitalea</text:p>
          </table:table-cell>
          <table:table-cell office:value-type="string" calcext:value-type="string">
            <text:p>Aquitalea magnusonii</text:p>
          </table:table-cell>
        </table:table-row>
        <table:table-row table:style-name="ro1">
          <table:table-cell office:value-type="string" calcext:value-type="string">
            <text:p>NZ_LDUI01000001.1</text:p>
          </table:table-cell>
          <table:table-cell office:value-type="float" office:value="1628193" calcext:value-type="float">
            <text:p>16281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Chromobacterium</text:p>
          </table:table-cell>
          <table:table-cell/>
        </table:table-row>
        <table:table-row table:style-name="ro1">
          <table:table-cell office:value-type="string" calcext:value-type="string">
            <text:p>NZ_FOVE01000040.1</text:p>
          </table:table-cell>
          <table:table-cell office:value-type="float" office:value="83765" calcext:value-type="float">
            <text:p>837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Formivibrio</text:p>
          </table:table-cell>
          <table:table-cell office:value-type="string" calcext:value-type="string">
            <text:p>Formivibrio citricus</text:p>
          </table:table-cell>
        </table:table-row>
        <table:table-row table:style-name="ro1">
          <table:table-cell office:value-type="string" calcext:value-type="string">
            <text:p>NZ_LIVN01000001.1</text:p>
          </table:table-cell>
          <table:table-cell office:value-type="float" office:value="397457" calcext:value-type="float">
            <text:p>3974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Gulbenkiania</text:p>
          </table:table-cell>
          <table:table-cell office:value-type="string" calcext:value-type="string">
            <text:p>Gulbenkiania mobilis</text:p>
          </table:table-cell>
        </table:table-row>
        <table:table-row table:style-name="ro1">
          <table:table-cell office:value-type="string" calcext:value-type="string">
            <text:p>NZ_PDZG01000100.1</text:p>
          </table:table-cell>
          <table:table-cell office:value-type="float" office:value="1506510" calcext:value-type="float">
            <text:p>15065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Iodobacter</text:p>
          </table:table-cell>
          <table:table-cell/>
        </table:table-row>
        <table:table-row table:style-name="ro1">
          <table:table-cell office:value-type="string" calcext:value-type="string">
            <text:p>NZ_CP017668.1</text:p>
          </table:table-cell>
          <table:table-cell office:value-type="float" office:value="1906741" calcext:value-type="float">
            <text:p>19067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Jeongeupia</text:p>
          </table:table-cell>
          <table:table-cell/>
        </table:table-row>
        <table:table-row table:style-name="ro1">
          <table:table-cell office:value-type="string" calcext:value-type="string">
            <text:p>NZ_CP022115.1</text:p>
          </table:table-cell>
          <table:table-cell office:value-type="float" office:value="168471" calcext:value-type="float">
            <text:p>1684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Laribacter</text:p>
          </table:table-cell>
          <table:table-cell office:value-type="string" calcext:value-type="string">
            <text:p>Laribacter hongkongensis</text:p>
          </table:table-cell>
        </table:table-row>
        <table:table-row table:style-name="ro1">
          <table:table-cell office:value-type="string" calcext:value-type="string">
            <text:p>NZ_AQXU01000001.1</text:p>
          </table:table-cell>
          <table:table-cell office:value-type="float" office:value="1122158" calcext:value-type="float">
            <text:p>1122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Leeia</text:p>
          </table:table-cell>
          <table:table-cell office:value-type="string" calcext:value-type="string">
            <text:p>Leeia oryzae</text:p>
          </table:table-cell>
        </table:table-row>
        <table:table-row table:style-name="ro1">
          <table:table-cell office:value-type="string" calcext:value-type="string">
            <text:p>NZ_JHVK01000001.1</text:p>
          </table:table-cell>
          <table:table-cell office:value-type="float" office:value="1122240" calcext:value-type="float">
            <text:p>11222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Microvirgula</text:p>
          </table:table-cell>
          <table:table-cell office:value-type="string" calcext:value-type="string">
            <text:p>Microvirgula aerodenitrificans</text:p>
          </table:table-cell>
        </table:table-row>
        <table:table-row table:style-name="ro1">
          <table:table-cell office:value-type="string" calcext:value-type="string">
            <text:p>NZ_AVPH01000001.1</text:p>
          </table:table-cell>
          <table:table-cell office:value-type="float" office:value="1388764" calcext:value-type="float">
            <text:p>13887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Pseudogulbenkiania</text:p>
          </table:table-cell>
          <table:table-cell office:value-type="string" calcext:value-type="string">
            <text:p>Pseudogulbenkiania ferrooxidans</text:p>
          </table:table-cell>
        </table:table-row>
        <table:table-row table:style-name="ro1">
          <table:table-cell office:value-type="string" calcext:value-type="string">
            <text:p>NZ_LT607802.1</text:p>
          </table:table-cell>
          <table:table-cell office:value-type="float" office:value="1192162" calcext:value-type="float">
            <text:p>11921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Chromobacteriaceae</text:p>
          </table:table-cell>
          <table:table-cell office:value-type="string" calcext:value-type="string">
            <text:p>Vogesella</text:p>
          </table:table-cell>
          <table:table-cell/>
        </table:table-row>
        <table:table-row table:style-name="ro1">
          <table:table-cell office:value-type="string" calcext:value-type="string">
            <text:p>NZ_KN050786.1</text:p>
          </table:table-cell>
          <table:table-cell office:value-type="float" office:value="1120980" calcext:value-type="float">
            <text:p>11209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Alysiella</text:p>
          </table:table-cell>
          <table:table-cell office:value-type="string" calcext:value-type="string">
            <text:p>Alysiella crassa</text:p>
          </table:table-cell>
        </table:table-row>
        <table:table-row table:style-name="ro1">
          <table:table-cell office:value-type="string" calcext:value-type="string">
            <text:p>NZ_LAQT01000001.1</text:p>
          </table:table-cell>
          <table:table-cell office:value-type="float" office:value="857265" calcext:value-type="float">
            <text:p>8572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Amantichitinum</text:p>
          </table:table-cell>
          <table:table-cell office:value-type="string" calcext:value-type="string">
            <text:p>Amantichitinum ursilacus</text:p>
          </table:table-cell>
        </table:table-row>
        <table:table-row table:style-name="ro1">
          <table:table-cell office:value-type="string" calcext:value-type="string">
            <text:p>NZ_BCWL01000001.1</text:p>
          </table:table-cell>
          <table:table-cell office:value-type="float" office:value="1349758" calcext:value-type="float">
            <text:p>13497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Bergeriella</text:p>
          </table:table-cell>
          <table:table-cell office:value-type="string" calcext:value-type="string">
            <text:p>Bergeriella denitrificans</text:p>
          </table:table-cell>
        </table:table-row>
        <table:table-row table:style-name="ro1">
          <table:table-cell office:value-type="string" calcext:value-type="string">
            <text:p>NZ_AUAP01000001.1</text:p>
          </table:table-cell>
          <table:table-cell office:value-type="float" office:value="1121351" calcext:value-type="float">
            <text:p>112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Conchiformibius</text:p>
          </table:table-cell>
          <table:table-cell office:value-type="string" calcext:value-type="string">
            <text:p>Conchiformibius kuhniae</text:p>
          </table:table-cell>
        </table:table-row>
        <table:table-row table:style-name="ro1">
          <table:table-cell office:value-type="string" calcext:value-type="string">
            <text:p>NZ_LQQU01000001.1</text:p>
          </table:table-cell>
          <table:table-cell office:value-type="float" office:value="1452487" calcext:value-type="float">
            <text:p>14524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Crenobacter</text:p>
          </table:table-cell>
          <table:table-cell office:value-type="string" calcext:value-type="string">
            <text:p>Crenobacter luteus</text:p>
          </table:table-cell>
        </table:table-row>
        <table:table-row table:style-name="ro1">
          <table:table-cell office:value-type="string" calcext:value-type="string">
            <text:p>NZ_LXSM01000001.1</text:p>
          </table:table-cell>
          <table:table-cell office:value-type="float" office:value="1795828" calcext:value-type="float">
            <text:p>17958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Eikenella</text:p>
          </table:table-cell>
          <table:table-cell/>
        </table:table-row>
        <table:table-row table:style-name="ro1">
          <table:table-cell office:value-type="string" calcext:value-type="string">
            <text:p>NZ_CCNJ01000001.1</text:p>
          </table:table-cell>
          <table:table-cell office:value-type="float" office:value="1522312" calcext:value-type="float">
            <text:p>15223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Kingella negevensis</text:p>
          </table:table-cell>
        </table:table-row>
        <table:table-row table:style-name="ro1">
          <table:table-cell office:value-type="string" calcext:value-type="string">
            <text:p>NZ_JVFL01000007.1</text:p>
          </table:table-cell>
          <table:table-cell office:value-type="float" office:value="1056807" calcext:value-type="float">
            <text:p>10568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Morococcus</text:p>
          </table:table-cell>
          <table:table-cell office:value-type="string" calcext:value-type="string">
            <text:p>Morococcus cerebrosus</text:p>
          </table:table-cell>
        </table:table-row>
        <table:table-row table:style-name="ro1">
          <table:table-cell office:value-type="string" calcext:value-type="string">
            <text:p>NZ_JVVT01000021.1</text:p>
          </table:table-cell>
          <table:table-cell office:value-type="float" office:value="88719" calcext:value-type="float">
            <text:p>88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 elongata</text:p>
          </table:table-cell>
        </table:table-row>
        <table:table-row table:style-name="ro1">
          <table:table-cell office:value-type="string" calcext:value-type="string">
            <text:p>NZ_JH815300.1</text:p>
          </table:table-cell>
          <table:table-cell office:value-type="float" office:value="641147" calcext:value-type="float">
            <text:p>6411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Simonsiella</text:p>
          </table:table-cell>
          <table:table-cell office:value-type="string" calcext:value-type="string">
            <text:p>Simonsiella muelleri</text:p>
          </table:table-cell>
        </table:table-row>
        <table:table-row table:style-name="ro1">
          <table:table-cell office:value-type="string" calcext:value-type="string">
            <text:p>NZ_LQXR01000001.1</text:p>
          </table:table-cell>
          <table:table-cell office:value-type="float" office:value="1775559" calcext:value-type="float">
            <text:p>17755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Snodgrassella</text:p>
          </table:table-cell>
          <table:table-cell/>
        </table:table-row>
        <table:table-row table:style-name="ro1">
          <table:table-cell office:value-type="string" calcext:value-type="string">
            <text:p>NZ_KN050771.1</text:p>
          </table:table-cell>
          <table:table-cell office:value-type="float" office:value="1123296" calcext:value-type="float">
            <text:p>11232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Stenoxybacter</text:p>
          </table:table-cell>
          <table:table-cell office:value-type="string" calcext:value-type="string">
            <text:p>Stenoxybacter acetivorans</text:p>
          </table:table-cell>
        </table:table-row>
        <table:table-row table:style-name="ro1">
          <table:table-cell office:value-type="string" calcext:value-type="string">
            <text:p>NZ_KB908018.1</text:p>
          </table:table-cell>
          <table:table-cell office:value-type="float" office:value="1123499" calcext:value-type="float">
            <text:p>11234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Neisseriaceae</text:p>
          </table:table-cell>
          <table:table-cell office:value-type="string" calcext:value-type="string">
            <text:p>Vitreoscilla</text:p>
          </table:table-cell>
          <table:table-cell office:value-type="string" calcext:value-type="string">
            <text:p>Vitreoscilla stercoraria</text:p>
          </table:table-cell>
        </table:table-row>
        <table:table-row table:style-name="ro1">
          <table:table-cell office:value-type="string" calcext:value-type="string">
            <text:p>NZ_BBTH01000023.1</text:p>
          </table:table-cell>
          <table:table-cell office:value-type="float" office:value="1188319" calcext:value-type="float">
            <text:p>11883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Gallionellaceae</text:p>
          </table:table-cell>
          <table:table-cell office:value-type="string" calcext:value-type="string">
            <text:p>Ferriphaselus</text:p>
          </table:table-cell>
          <table:table-cell office:value-type="string" calcext:value-type="string">
            <text:p>Ferriphaselus amnicola</text:p>
          </table:table-cell>
        </table:table-row>
        <table:table-row table:style-name="ro1">
          <table:table-cell office:value-type="string" calcext:value-type="string">
            <text:p>NC_014394.1</text:p>
          </table:table-cell>
          <table:table-cell office:value-type="float" office:value="395494" calcext:value-type="float">
            <text:p>3954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Gallionellaceae</text:p>
          </table:table-cell>
          <table:table-cell office:value-type="string" calcext:value-type="string">
            <text:p>Gallionella</text:p>
          </table:table-cell>
          <table:table-cell office:value-type="string" calcext:value-type="string">
            <text:p>Gallionella capsiferriformans</text:p>
          </table:table-cell>
        </table:table-row>
        <table:table-row table:style-name="ro1">
          <table:table-cell office:value-type="string" calcext:value-type="string">
            <text:p>NC_013959.1</text:p>
          </table:table-cell>
          <table:table-cell office:value-type="float" office:value="580332" calcext:value-type="float">
            <text:p>5803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Gallionellaceae</text:p>
          </table:table-cell>
          <table:table-cell office:value-type="string" calcext:value-type="string">
            <text:p>Sideroxydans</text:p>
          </table:table-cell>
          <table:table-cell office:value-type="string" calcext:value-type="string">
            <text:p>Sideroxydans lithotrophicus</text:p>
          </table:table-cell>
        </table:table-row>
        <table:table-row table:style-name="ro1">
          <table:table-cell office:value-type="string" calcext:value-type="string">
            <text:p>NC_022357.1</text:p>
          </table:table-cell>
          <table:table-cell office:value-type="float" office:value="1163617" calcext:value-type="float">
            <text:p>11636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Gallionellaceae</text:p>
          </table:table-cell>
          <table:table-cell office:value-type="string" calcext:value-type="string">
            <text:p>Sulfuricella</text:p>
          </table:table-cell>
          <table:table-cell office:value-type="string" calcext:value-type="string">
            <text:p>Sulfuricella denitrificans</text:p>
          </table:table-cell>
        </table:table-row>
        <table:table-row table:style-name="ro1">
          <table:table-cell office:value-type="string" calcext:value-type="string">
            <text:p>NZ_CP021138.1</text:p>
          </table:table-cell>
          <table:table-cell office:value-type="float" office:value="1985873" calcext:value-type="float">
            <text:p>19858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Gallionellaceae</text:p>
          </table:table-cell>
          <table:table-cell office:value-type="string" calcext:value-type="string">
            <text:p>Sulfuriferula</text:p>
          </table:table-cell>
          <table:table-cell/>
        </table:table-row>
        <table:table-row table:style-name="ro1">
          <table:table-cell office:value-type="string" calcext:value-type="string">
            <text:p>NZ_LXTQ01000001.1</text:p>
          </table:table-cell>
          <table:table-cell office:value-type="float" office:value="1848039" calcext:value-type="float">
            <text:p>18480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Methylophilaceae</text:p>
          </table:table-cell>
          <table:table-cell office:value-type="string" calcext:value-type="string">
            <text:p>Methylobacillus</text:p>
          </table:table-cell>
          <table:table-cell/>
        </table:table-row>
        <table:table-row table:style-name="ro1">
          <table:table-cell office:value-type="string" calcext:value-type="string">
            <text:p>NZ_KI911560.1</text:p>
          </table:table-cell>
          <table:table-cell office:value-type="float" office:value="1112274" calcext:value-type="float">
            <text:p>11122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Methylophilaceae</text:p>
          </table:table-cell>
          <table:table-cell office:value-type="string" calcext:value-type="string">
            <text:p>Methylophilus</text:p>
          </table:table-cell>
          <table:table-cell/>
        </table:table-row>
        <table:table-row table:style-name="ro1">
          <table:table-cell office:value-type="string" calcext:value-type="string">
            <text:p>NC_012968.1</text:p>
          </table:table-cell>
          <table:table-cell office:value-type="float" office:value="583345" calcext:value-type="float">
            <text:p>5833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Methylophilaceae</text:p>
          </table:table-cell>
          <table:table-cell office:value-type="string" calcext:value-type="string">
            <text:p>Methylotenera</text:p>
          </table:table-cell>
          <table:table-cell office:value-type="string" calcext:value-type="string">
            <text:p>Methylotenera mobilis</text:p>
          </table:table-cell>
        </table:table-row>
        <table:table-row table:style-name="ro1">
          <table:table-cell office:value-type="string" calcext:value-type="string">
            <text:p>NZ_LXUF01000001.1</text:p>
          </table:table-cell>
          <table:table-cell office:value-type="float" office:value="1848038" calcext:value-type="float">
            <text:p>18480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Methylophilaceae</text:p>
          </table:table-cell>
          <table:table-cell office:value-type="string" calcext:value-type="string">
            <text:p>Methylovorus</text:p>
          </table:table-cell>
          <table:table-cell/>
        </table:table-row>
        <table:table-row table:style-name="ro1">
          <table:table-cell office:value-type="string" calcext:value-type="string">
            <text:p>NZ_FOCP01000068.1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Nitrosomonadaceae</text:p>
          </table:table-cell>
          <table:table-cell office:value-type="string" calcext:value-type="string">
            <text:p>Nitrosomonas</text:p>
          </table:table-cell>
          <table:table-cell office:value-type="string" calcext:value-type="string">
            <text:p>Nitrosomonas marina</text:p>
          </table:table-cell>
        </table:table-row>
        <table:table-row table:style-name="ro1">
          <table:table-cell office:value-type="string" calcext:value-type="string">
            <text:p>NZ_CP021106.3</text:p>
          </table:table-cell>
          <table:table-cell office:value-type="float" office:value="1288494" calcext:value-type="float">
            <text:p>12884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Nitrosomonadaceae</text:p>
          </table:table-cell>
          <table:table-cell office:value-type="string" calcext:value-type="string">
            <text:p>Nitrosospira</text:p>
          </table:table-cell>
          <table:table-cell office:value-type="string" calcext:value-type="string">
            <text:p>Nitrosospira lacus</text:p>
          </table:table-cell>
        </table:table-row>
        <table:table-row table:style-name="ro1">
          <table:table-cell office:value-type="string" calcext:value-type="string">
            <text:p>NZ_FOBH01000032.1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Nitrosomonadaceae</text:p>
          </table:table-cell>
          <table:table-cell office:value-type="string" calcext:value-type="string">
            <text:p>Nitrosovibrio</text:p>
          </table:table-cell>
          <table:table-cell office:value-type="string" calcext:value-type="string">
            <text:p>Nitrosovibrio tenuis</text:p>
          </table:table-cell>
        </table:table-row>
        <table:table-row table:style-name="ro1">
          <table:table-cell office:value-type="string" calcext:value-type="string">
            <text:p>NZ_AFHG01000060.1</text:p>
          </table:table-cell>
          <table:table-cell office:value-type="float" office:value="1000565" calcext:value-type="float">
            <text:p>10005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Sterolibacteriaceae</text:p>
          </table:table-cell>
          <table:table-cell office:value-type="string" calcext:value-type="string">
            <text:p>Methyloversatilis</text:p>
          </table:table-cell>
          <table:table-cell office:value-type="string" calcext:value-type="string">
            <text:p>Methyloversatilis universalis</text:p>
          </table:table-cell>
        </table:table-row>
        <table:table-row table:style-name="ro1">
          <table:table-cell office:value-type="string" calcext:value-type="string">
            <text:p>NZ_AP012547.1</text:p>
          </table:table-cell>
          <table:table-cell office:value-type="float" office:value="1223802" calcext:value-type="float">
            <text:p>1223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Sterolibacteriaceae</text:p>
          </table:table-cell>
          <table:table-cell office:value-type="string" calcext:value-type="string">
            <text:p>Sulfuritalea</text:p>
          </table:table-cell>
          <table:table-cell office:value-type="string" calcext:value-type="string">
            <text:p>Sulfuritalea hydrogenivorans</text:p>
          </table:table-cell>
        </table:table-row>
        <table:table-row table:style-name="ro1">
          <table:table-cell office:value-type="string" calcext:value-type="string">
            <text:p>NC_007404.1</text:p>
          </table:table-cell>
          <table:table-cell office:value-type="float" office:value="292415" calcext:value-type="float">
            <text:p>2924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Nitrosomonadales</text:p>
          </table:table-cell>
          <table:table-cell office:value-type="string" calcext:value-type="string">
            <text:p>Thiobacillaceae</text:p>
          </table:table-cell>
          <table:table-cell office:value-type="string" calcext:value-type="string">
            <text:p>Thiobacillus</text:p>
          </table:table-cell>
          <table:table-cell office:value-type="string" calcext:value-type="string">
            <text:p>Thiobacillus denitrificans</text:p>
          </table:table-cell>
        </table:table-row>
        <table:table-row table:style-name="ro1">
          <table:table-cell office:value-type="string" calcext:value-type="string">
            <text:p>NZ_MTHD01000010.1</text:p>
          </table:table-cell>
          <table:table-cell office:value-type="float" office:value="418702" calcext:value-type="float">
            <text:p>418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Azonexaceae</text:p>
          </table:table-cell>
          <table:table-cell office:value-type="string" calcext:value-type="string">
            <text:p>Azonexus</text:p>
          </table:table-cell>
          <table:table-cell office:value-type="string" calcext:value-type="string">
            <text:p>Azonexus hydrophilus</text:p>
          </table:table-cell>
        </table:table-row>
        <table:table-row table:style-name="ro1">
          <table:table-cell office:value-type="string" calcext:value-type="string">
            <text:p>NZ_KI912532.1</text:p>
          </table:table-cell>
          <table:table-cell office:value-type="float" office:value="1304883" calcext:value-type="float">
            <text:p>13048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Azonexaceae</text:p>
          </table:table-cell>
          <table:table-cell office:value-type="string" calcext:value-type="string">
            <text:p>Dechloromonas</text:p>
          </table:table-cell>
          <table:table-cell office:value-type="string" calcext:value-type="string">
            <text:p>Dechloromonas agitata</text:p>
          </table:table-cell>
        </table:table-row>
        <table:table-row table:style-name="ro1">
          <table:table-cell office:value-type="string" calcext:value-type="string">
            <text:p>NC_006513.1</text:p>
          </table:table-cell>
          <table:table-cell office:value-type="float" office:value="76114" calcext:value-type="float">
            <text:p>761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Aromatoleum</text:p>
          </table:table-cell>
          <table:table-cell office:value-type="string" calcext:value-type="string">
            <text:p>Aromatoleum aromaticum</text:p>
          </table:table-cell>
        </table:table-row>
        <table:table-row table:style-name="ro1">
          <table:table-cell office:value-type="string" calcext:value-type="string">
            <text:p>NC_016616.1</text:p>
          </table:table-cell>
          <table:table-cell office:value-type="float" office:value="640081" calcext:value-type="float">
            <text:p>640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Azospira</text:p>
          </table:table-cell>
          <table:table-cell office:value-type="string" calcext:value-type="string">
            <text:p>Azospira oryzae</text:p>
          </table:table-cell>
        </table:table-row>
        <table:table-row table:style-name="ro1">
          <table:table-cell office:value-type="string" calcext:value-type="string">
            <text:p>NZ_AUCH01000001.1</text:p>
          </table:table-cell>
          <table:table-cell office:value-type="float" office:value="1121035" calcext:value-type="float">
            <text:p>11210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Azovibrio</text:p>
          </table:table-cell>
          <table:table-cell office:value-type="string" calcext:value-type="string">
            <text:p>Azovibrio restrictus</text:p>
          </table:table-cell>
        </table:table-row>
        <table:table-row table:style-name="ro1">
          <table:table-cell office:value-type="string" calcext:value-type="string">
            <text:p>NZ_FNCY01000043.1</text:p>
          </table:table-cell>
          <table:table-cell office:value-type="float" office:value="83767" calcext:value-type="float">
            <text:p>837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Propionivibrio</text:p>
          </table:table-cell>
          <table:table-cell office:value-type="string" calcext:value-type="string">
            <text:p>Propionivibrio dicarboxylicus</text:p>
          </table:table-cell>
        </table:table-row>
        <table:table-row table:style-name="ro1">
          <table:table-cell office:value-type="string" calcext:value-type="string">
            <text:p>NC_020516.1</text:p>
          </table:table-cell>
          <table:table-cell office:value-type="float" office:value="748247" calcext:value-type="float">
            <text:p>748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Zoogloeaceae</text:p>
          </table:table-cell>
          <table:table-cell office:value-type="string" calcext:value-type="string">
            <text:p>Azoarcus</text:p>
          </table:table-cell>
          <table:table-cell office:value-type="string" calcext:value-type="string">
            <text:p>Azoarcus sp. KH32C</text:p>
          </table:table-cell>
        </table:table-row>
        <table:table-row table:style-name="ro1">
          <table:table-cell office:value-type="string" calcext:value-type="string">
            <text:p>NZ_AMXC01000001.1</text:p>
          </table:table-cell>
          <table:table-cell office:value-type="float" office:value="497321" calcext:value-type="float">
            <text:p>4973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Zoogloeaceae</text:p>
          </table:table-cell>
          <table:table-cell office:value-type="string" calcext:value-type="string">
            <text:p>Thauera</text:p>
          </table:table-cell>
          <table:table-cell office:value-type="string" calcext:value-type="string">
            <text:p>Thauera sp. 63</text:p>
          </table:table-cell>
        </table:table-row>
        <table:table-row table:style-name="ro1">
          <table:table-cell office:value-type="string" calcext:value-type="string">
            <text:p>NZ_MWUM01000100.1</text:p>
          </table:table-cell>
          <table:table-cell office:value-type="float" office:value="1965277" calcext:value-type="float">
            <text:p>19652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Betaproteobacteria</text:p>
          </table:table-cell>
          <table:table-cell office:value-type="string" calcext:value-type="string">
            <text:p>Rhodocyclales</text:p>
          </table:table-cell>
          <table:table-cell office:value-type="string" calcext:value-type="string">
            <text:p>Zoogloeaceae</text:p>
          </table:table-cell>
          <table:table-cell office:value-type="string" calcext:value-type="string">
            <text:p>Zoogloea</text:p>
          </table:table-cell>
          <table:table-cell office:value-type="string" calcext:value-type="string">
            <text:p>Zoogloea sp. LCSB751</text:p>
          </table:table-cell>
        </table:table-row>
        <table:table-row table:style-name="ro1">
          <table:table-cell office:value-type="string" calcext:value-type="string">
            <text:p>NC_014365.1</text:p>
          </table:table-cell>
          <table:table-cell office:value-type="float" office:value="644282" calcext:value-type="float">
            <text:p>6442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arculales</text:p>
          </table:table-cell>
          <table:table-cell office:value-type="string" calcext:value-type="string">
            <text:p>Desulfarculaceae</text:p>
          </table:table-cell>
          <table:table-cell office:value-type="string" calcext:value-type="string">
            <text:p>Desulfarculus</text:p>
          </table:table-cell>
          <table:table-cell office:value-type="string" calcext:value-type="string">
            <text:p>Desulfarculus baarsii</text:p>
          </table:table-cell>
        </table:table-row>
        <table:table-row table:style-name="ro1">
          <table:table-cell office:value-type="string" calcext:value-type="string">
            <text:p>NZ_LBMP01000001.1</text:p>
          </table:table-cell>
          <table:table-cell office:value-type="float" office:value="1348163" calcext:value-type="float">
            <text:p>13481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arculales</text:p>
          </table:table-cell>
          <table:table-cell office:value-type="string" calcext:value-type="string">
            <text:p>Desulfarculaceae</text:p>
          </table:table-cell>
          <table:table-cell office:value-type="string" calcext:value-type="string">
            <text:p>Desulfocarbo</text:p>
          </table:table-cell>
          <table:table-cell office:value-type="string" calcext:value-type="string">
            <text:p>Desulfocarbo indianensis</text:p>
          </table:table-cell>
        </table:table-row>
        <table:table-row table:style-name="ro1">
          <table:table-cell office:value-type="string" calcext:value-type="string">
            <text:p>NZ_AZAC01000001.1</text:p>
          </table:table-cell>
          <table:table-cell office:value-type="float" office:value="1429043" calcext:value-type="float">
            <text:p>14290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arculales</text:p>
          </table:table-cell>
          <table:table-cell office:value-type="string" calcext:value-type="string">
            <text:p>Desulfarculaceae</text:p>
          </table:table-cell>
          <table:table-cell office:value-type="string" calcext:value-type="string">
            <text:p>Dethiosulfatarculus</text:p>
          </table:table-cell>
          <table:table-cell office:value-type="string" calcext:value-type="string">
            <text:p>Dethiosulfatarculus sandiegensis</text:p>
          </table:table-cell>
        </table:table-row>
        <table:table-row table:style-name="ro1">
          <table:table-cell office:value-type="string" calcext:value-type="string">
            <text:p>NZ_LT828540.1</text:p>
          </table:table-cell>
          <table:table-cell office:value-type="float" office:value="1246637" calcext:value-type="float">
            <text:p>12466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amplus</text:p>
          </table:table-cell>
          <table:table-cell office:value-type="string" calcext:value-type="string">
            <text:p>Desulfamplus magnetovallimortis</text:p>
          </table:table-cell>
        </table:table-row>
        <table:table-row table:style-name="ro1">
          <table:table-cell office:value-type="string" calcext:value-type="string">
            <text:p>NC_011768.1</text:p>
          </table:table-cell>
          <table:table-cell office:value-type="float" office:value="439235" calcext:value-type="float">
            <text:p>4392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atibacillum</text:p>
          </table:table-cell>
          <table:table-cell office:value-type="string" calcext:value-type="string">
            <text:p>Desulfatibacillum alkenivorans</text:p>
          </table:table-cell>
        </table:table-row>
        <table:table-row table:style-name="ro1">
          <table:table-cell office:value-type="string" calcext:value-type="string">
            <text:p>NZ_AULM01000001.1</text:p>
          </table:table-cell>
          <table:table-cell office:value-type="float" office:value="1121399" calcext:value-type="float">
            <text:p>11213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atiglans</text:p>
          </table:table-cell>
          <table:table-cell office:value-type="string" calcext:value-type="string">
            <text:p>Desulfatiglans anilini</text:p>
          </table:table-cell>
        </table:table-row>
        <table:table-row table:style-name="ro1">
          <table:table-cell office:value-type="string" calcext:value-type="string">
            <text:p>NZ_KE386985.1</text:p>
          </table:table-cell>
          <table:table-cell office:value-type="float" office:value="1121394" calcext:value-type="float">
            <text:p>11213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atirhabdium</text:p>
          </table:table-cell>
          <table:table-cell office:value-type="string" calcext:value-type="string">
            <text:p>Desulfatirhabdium butyrativorans</text:p>
          </table:table-cell>
        </table:table-row>
        <table:table-row table:style-name="ro1">
          <table:table-cell office:value-type="string" calcext:value-type="string">
            <text:p>NZ_BCAG01000001.1</text:p>
          </table:table-cell>
          <table:table-cell office:value-type="float" office:value="1185843" calcext:value-type="float">
            <text:p>11858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atitalea</text:p>
          </table:table-cell>
          <table:table-cell office:value-type="string" calcext:value-type="string">
            <text:p>Desulfatitalea tepidiphila</text:p>
          </table:table-cell>
        </table:table-row>
        <table:table-row table:style-name="ro1">
          <table:table-cell office:value-type="string" calcext:value-type="string">
            <text:p>NZ_CM001488.1</text:p>
          </table:table-cell>
          <table:table-cell office:value-type="float" office:value="879212" calcext:value-type="float">
            <text:p>8792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bacter</text:p>
          </table:table-cell>
          <table:table-cell office:value-type="string" calcext:value-type="string">
            <text:p>Desulfobacter postgatei</text:p>
          </table:table-cell>
        </table:table-row>
        <table:table-row table:style-name="ro1">
          <table:table-cell office:value-type="string" calcext:value-type="string">
            <text:p>NC_012108.1</text:p>
          </table:table-cell>
          <table:table-cell office:value-type="float" office:value="177437" calcext:value-type="float">
            <text:p>1774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bacterium</text:p>
          </table:table-cell>
          <table:table-cell office:value-type="string" calcext:value-type="string">
            <text:p>Desulfobacterium autotrophicum</text:p>
          </table:table-cell>
        </table:table-row>
        <table:table-row table:style-name="ro1">
          <table:table-cell office:value-type="string" calcext:value-type="string">
            <text:p>NC_018645.1</text:p>
          </table:table-cell>
          <table:table-cell office:value-type="float" office:value="651182" calcext:value-type="float">
            <text:p>6511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bacula</text:p>
          </table:table-cell>
          <table:table-cell office:value-type="string" calcext:value-type="string">
            <text:p>Desulfobacula toluolica</text:p>
          </table:table-cell>
        </table:table-row>
        <table:table-row table:style-name="ro1">
          <table:table-cell office:value-type="string" calcext:value-type="string">
            <text:p>NC_009943.1</text:p>
          </table:table-cell>
          <table:table-cell office:value-type="float" office:value="96561" calcext:value-type="float">
            <text:p>965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coccus</text:p>
          </table:table-cell>
          <table:table-cell office:value-type="string" calcext:value-type="string">
            <text:p>Desulfococcus oleovorans</text:p>
          </table:table-cell>
        </table:table-row>
        <table:table-row table:style-name="ro1">
          <table:table-cell office:value-type="string" calcext:value-type="string">
            <text:p>NZ_AUEY01000001.1</text:p>
          </table:table-cell>
          <table:table-cell office:value-type="float" office:value="1304885" calcext:value-type="float">
            <text:p>13048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regula</text:p>
          </table:table-cell>
          <table:table-cell office:value-type="string" calcext:value-type="string">
            <text:p>Desulforegula conservatrix</text:p>
          </table:table-cell>
        </table:table-row>
        <table:table-row table:style-name="ro1">
          <table:table-cell office:value-type="string" calcext:value-type="string">
            <text:p>NZ_AXAM01000001.1</text:p>
          </table:table-cell>
          <table:table-cell office:value-type="float" office:value="933262" calcext:value-type="float">
            <text:p>9332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sarcina</text:p>
          </table:table-cell>
          <table:table-cell/>
        </table:table-row>
        <table:table-row table:style-name="ro1">
          <table:table-cell office:value-type="string" calcext:value-type="string">
            <text:p>NZ_ATWO01000001.1</text:p>
          </table:table-cell>
          <table:table-cell office:value-type="float" office:value="1304886" calcext:value-type="float">
            <text:p>13048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acteraceae</text:p>
          </table:table-cell>
          <table:table-cell office:value-type="string" calcext:value-type="string">
            <text:p>Desulfotignum</text:p>
          </table:table-cell>
          <table:table-cell office:value-type="string" calcext:value-type="string">
            <text:p>Desulfotignum balticum</text:p>
          </table:table-cell>
        </table:table-row>
        <table:table-row table:style-name="ro1">
          <table:table-cell office:value-type="string" calcext:value-type="string">
            <text:p>NZ_JHZB01000001.1</text:p>
          </table:table-cell>
          <table:table-cell office:value-type="float" office:value="1121402" calcext:value-type="float">
            <text:p>11214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bulbus</text:p>
          </table:table-cell>
          <table:table-cell office:value-type="string" calcext:value-type="string">
            <text:p>Desulfobulbus elongatus</text:p>
          </table:table-cell>
        </table:table-row>
        <table:table-row table:style-name="ro1">
          <table:table-cell office:value-type="string" calcext:value-type="string">
            <text:p>NC_020304.1</text:p>
          </table:table-cell>
          <table:table-cell office:value-type="float" office:value="1167006" calcext:value-type="float">
            <text:p>11670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capsa</text:p>
          </table:table-cell>
          <table:table-cell office:value-type="string" calcext:value-type="string">
            <text:p>Desulfocapsa sulfexigens</text:p>
          </table:table-cell>
        </table:table-row>
        <table:table-row table:style-name="ro1">
          <table:table-cell office:value-type="string" calcext:value-type="string">
            <text:p>NZ_FQXS01000100.1</text:p>
          </table:table-cell>
          <table:table-cell office:value-type="float" office:value="1121409" calcext:value-type="float">
            <text:p>11214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fustis</text:p>
          </table:table-cell>
          <table:table-cell office:value-type="string" calcext:value-type="string">
            <text:p>Desulfofustis glycolicus</text:p>
          </table:table-cell>
        </table:table-row>
        <table:table-row table:style-name="ro1">
          <table:table-cell office:value-type="string" calcext:value-type="string">
            <text:p>NZ_FRFE01000103.1</text:p>
          </table:table-cell>
          <table:table-cell office:value-type="float" office:value="1121416" calcext:value-type="float">
            <text:p>11214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pila</text:p>
          </table:table-cell>
          <table:table-cell office:value-type="string" calcext:value-type="string">
            <text:p>Desulfopila aestuarii</text:p>
          </table:table-cell>
        </table:table-row>
        <table:table-row table:style-name="ro1">
          <table:table-cell office:value-type="string" calcext:value-type="string">
            <text:p>NZ_FNJI01000124.1</text:p>
          </table:table-cell>
          <table:table-cell office:value-type="float" office:value="91360" calcext:value-type="float">
            <text:p>913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rhopalus</text:p>
          </table:table-cell>
          <table:table-cell office:value-type="string" calcext:value-type="string">
            <text:p>Desulforhopalus singaporensis</text:p>
          </table:table-cell>
        </table:table-row>
        <table:table-row table:style-name="ro1">
          <table:table-cell office:value-type="string" calcext:value-type="string">
            <text:p>NC_006138.1</text:p>
          </table:table-cell>
          <table:table-cell office:value-type="float" office:value="177439" calcext:value-type="float">
            <text:p>1774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otalea</text:p>
          </table:table-cell>
          <table:table-cell office:value-type="string" calcext:value-type="string">
            <text:p>Desulfotalea psychrophila</text:p>
          </table:table-cell>
        </table:table-row>
        <table:table-row table:style-name="ro1">
          <table:table-cell office:value-type="string" calcext:value-type="string">
            <text:p>NC_014216.1</text:p>
          </table:table-cell>
          <table:table-cell office:value-type="float" office:value="589865" calcext:value-type="float">
            <text:p>5898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bacterales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Desulfurivibrio</text:p>
          </table:table-cell>
          <table:table-cell office:value-type="string" calcext:value-type="string">
            <text:p>Desulfurivibrio alkaliphilus</text:p>
          </table:table-cell>
        </table:table-row>
        <table:table-row table:style-name="ro1">
          <table:table-cell office:value-type="string" calcext:value-type="string">
            <text:p>NC_013223.1</text:p>
          </table:table-cell>
          <table:table-cell office:value-type="float" office:value="485915" calcext:value-type="float">
            <text:p>4859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halobiaceae</text:p>
          </table:table-cell>
          <table:table-cell office:value-type="string" calcext:value-type="string">
            <text:p>Desulfohalobium</text:p>
          </table:table-cell>
          <table:table-cell office:value-type="string" calcext:value-type="string">
            <text:p>Desulfohalobium retbaense</text:p>
          </table:table-cell>
        </table:table-row>
        <table:table-row table:style-name="ro1">
          <table:table-cell office:value-type="string" calcext:value-type="string">
            <text:p>NZ_ACJN02000005.1</text:p>
          </table:table-cell>
          <table:table-cell office:value-type="float" office:value="555779" calcext:value-type="float">
            <text:p>5557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halobiaceae</text:p>
          </table:table-cell>
          <table:table-cell office:value-type="string" calcext:value-type="string">
            <text:p>Desulfonatronospira</text:p>
          </table:table-cell>
          <table:table-cell office:value-type="string" calcext:value-type="string">
            <text:p>Desulfonatronospira thiodismutans</text:p>
          </table:table-cell>
        </table:table-row>
        <table:table-row table:style-name="ro1">
          <table:table-cell office:value-type="string" calcext:value-type="string">
            <text:p>NZ_KN882175.1</text:p>
          </table:table-cell>
          <table:table-cell office:value-type="float" office:value="698827" calcext:value-type="float">
            <text:p>6988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halobiaceae</text:p>
          </table:table-cell>
          <table:table-cell office:value-type="string" calcext:value-type="string">
            <text:p>Desulfonatronovibrio</text:p>
          </table:table-cell>
          <table:table-cell office:value-type="string" calcext:value-type="string">
            <text:p>Desulfonatronovibrio magnus</text:p>
          </table:table-cell>
        </table:table-row>
        <table:table-row table:style-name="ro1">
          <table:table-cell office:value-type="string" calcext:value-type="string">
            <text:p>NZ_FNIN01000023.1</text:p>
          </table:table-cell>
          <table:table-cell office:value-type="float" office:value="206665" calcext:value-type="float">
            <text:p>2066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halobiaceae</text:p>
          </table:table-cell>
          <table:table-cell office:value-type="string" calcext:value-type="string">
            <text:p>Desulfonauticus</text:p>
          </table:table-cell>
          <table:table-cell office:value-type="string" calcext:value-type="string">
            <text:p>Desulfonauticus submarinus</text:p>
          </table:table-cell>
        </table:table-row>
        <table:table-row table:style-name="ro1">
          <table:table-cell office:value-type="string" calcext:value-type="string">
            <text:p>NZ_KK211185.1</text:p>
          </table:table-cell>
          <table:table-cell office:value-type="float" office:value="1121433" calcext:value-type="float">
            <text:p>11214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halobiaceae</text:p>
          </table:table-cell>
          <table:table-cell office:value-type="string" calcext:value-type="string">
            <text:p>Desulfovermiculus</text:p>
          </table:table-cell>
          <table:table-cell office:value-type="string" calcext:value-type="string">
            <text:p>Desulfovermiculus halophilus</text:p>
          </table:table-cell>
        </table:table-row>
        <table:table-row table:style-name="ro1">
          <table:table-cell office:value-type="string" calcext:value-type="string">
            <text:p>NC_013173.1</text:p>
          </table:table-cell>
          <table:table-cell office:value-type="float" office:value="525897" calcext:value-type="float">
            <text:p>5258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microbiaceae</text:p>
          </table:table-cell>
          <table:table-cell office:value-type="string" calcext:value-type="string">
            <text:p>Desulfomicrobium</text:p>
          </table:table-cell>
          <table:table-cell office:value-type="string" calcext:value-type="string">
            <text:p>Desulfomicrobium baculatum</text:p>
          </table:table-cell>
        </table:table-row>
        <table:table-row table:style-name="ro1">
          <table:table-cell office:value-type="string" calcext:value-type="string">
            <text:p>NZ_BDFE01000001.1</text:p>
          </table:table-cell>
          <table:table-cell office:value-type="float" office:value="1592317" calcext:value-type="float">
            <text:p>15923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microbiaceae</text:p>
          </table:table-cell>
          <table:table-cell office:value-type="string" calcext:value-type="string">
            <text:p>Desulfoplanes</text:p>
          </table:table-cell>
          <table:table-cell office:value-type="string" calcext:value-type="string">
            <text:p>Desulfoplanes formicivorans</text:p>
          </table:table-cell>
        </table:table-row>
        <table:table-row table:style-name="ro1">
          <table:table-cell office:value-type="string" calcext:value-type="string">
            <text:p>NZ_JPIK01000001.1</text:p>
          </table:table-cell>
          <table:table-cell office:value-type="float" office:value="159290" calcext:value-type="float">
            <text:p>1592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natronaceae</text:p>
          </table:table-cell>
          <table:table-cell office:value-type="string" calcext:value-type="string">
            <text:p>Desulfonatronum</text:p>
          </table:table-cell>
          <table:table-cell office:value-type="string" calcext:value-type="string">
            <text:p>Desulfonatronum thiodismutans</text:p>
          </table:table-cell>
        </table:table-row>
        <table:table-row table:style-name="ro1">
          <table:table-cell office:value-type="string" calcext:value-type="string">
            <text:p>NZ_JNJP01000001.1</text:p>
          </table:table-cell>
          <table:table-cell office:value-type="float" office:value="1408428" calcext:value-type="float">
            <text:p>14084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Bilophila</text:p>
          </table:table-cell>
          <table:table-cell office:value-type="string" calcext:value-type="string">
            <text:p>Bilophila wadsworthia</text:p>
          </table:table-cell>
        </table:table-row>
        <table:table-row table:style-name="ro1">
          <table:table-cell office:value-type="string" calcext:value-type="string">
            <text:p>NZ_JAEX01000001.1</text:p>
          </table:table-cell>
          <table:table-cell office:value-type="float" office:value="1121406" calcext:value-type="float">
            <text:p>11214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Desulfocurvus</text:p>
          </table:table-cell>
          <table:table-cell office:value-type="string" calcext:value-type="string">
            <text:p>Desulfocurvus vexinensis</text:p>
          </table:table-cell>
        </table:table-row>
        <table:table-row table:style-name="ro1">
          <table:table-cell office:value-type="string" calcext:value-type="string">
            <text:p>NZ_AUBO01000001.1</text:p>
          </table:table-cell>
          <table:table-cell office:value-type="float" office:value="1121448" calcext:value-type="float">
            <text:p>11214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Desulfovibrio</text:p>
          </table:table-cell>
          <table:table-cell office:value-type="string" calcext:value-type="string">
            <text:p>Desulfovibrio gigas</text:p>
          </table:table-cell>
        </table:table-row>
        <table:table-row table:style-name="ro1">
          <table:table-cell office:value-type="string" calcext:value-type="string">
            <text:p>NZ_FSRG01000013.1</text:p>
          </table:table-cell>
          <table:table-cell office:value-type="float" office:value="1121457" calcext:value-type="float">
            <text:p>11214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Halodesulfovibrio</text:p>
          </table:table-cell>
          <table:table-cell office:value-type="string" calcext:value-type="string">
            <text:p>Halodesulfovibrio marinisediminis</text:p>
          </table:table-cell>
        </table:table-row>
        <table:table-row table:style-name="ro1">
          <table:table-cell office:value-type="string" calcext:value-type="string">
            <text:p>NC_008011.1</text:p>
          </table:table-cell>
          <table:table-cell office:value-type="float" office:value="363253" calcext:value-type="float">
            <text:p>3632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Lawsonia</text:p>
          </table:table-cell>
          <table:table-cell office:value-type="string" calcext:value-type="string">
            <text:p>Lawsonia intracellularis</text:p>
          </table:table-cell>
        </table:table-row>
        <table:table-row table:style-name="ro1">
          <table:table-cell office:value-type="string" calcext:value-type="string">
            <text:p>NZ_LT706925.1</text:p>
          </table:table-cell>
          <table:table-cell office:value-type="float" office:value="1903261" calcext:value-type="float">
            <text:p>19032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Mailhella</text:p>
          </table:table-cell>
          <table:table-cell office:value-type="string" calcext:value-type="string">
            <text:p>Mailhella massiliensis</text:p>
          </table:table-cell>
        </table:table-row>
        <table:table-row table:style-name="ro1">
          <table:table-cell office:value-type="string" calcext:value-type="string">
            <text:p>NZ_LT907975.1</text:p>
          </table:table-cell>
          <table:table-cell office:value-type="float" office:value="57320" calcext:value-type="float">
            <text:p>573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ovibrionales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Pseudodesulfovibrio</text:p>
          </table:table-cell>
          <table:table-cell office:value-type="string" calcext:value-type="string">
            <text:p>Pseudodesulfovibrio profundus</text:p>
          </table:table-cell>
        </table:table-row>
        <table:table-row table:style-name="ro1">
          <table:table-cell office:value-type="string" calcext:value-type="string">
            <text:p>NZ_FMYU01000024.1</text:p>
          </table:table-cell>
          <table:table-cell office:value-type="float" office:value="79269" calcext:value-type="float">
            <text:p>792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ellales</text:p>
          </table:table-cell>
          <table:table-cell office:value-type="string" calcext:value-type="string">
            <text:p>Desulfurellaceae</text:p>
          </table:table-cell>
          <table:table-cell office:value-type="string" calcext:value-type="string">
            <text:p>Desulfurella</text:p>
          </table:table-cell>
          <table:table-cell office:value-type="string" calcext:value-type="string">
            <text:p>Desulfurella multipotens</text:p>
          </table:table-cell>
        </table:table-row>
        <table:table-row table:style-name="ro1">
          <table:table-cell office:value-type="string" calcext:value-type="string">
            <text:p>NZ_JAFP01000001.1</text:p>
          </table:table-cell>
          <table:table-cell office:value-type="float" office:value="944481" calcext:value-type="float">
            <text:p>9444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ellales</text:p>
          </table:table-cell>
          <table:table-cell office:value-type="string" calcext:value-type="string">
            <text:p>Desulfurellaceae</text:p>
          </table:table-cell>
          <table:table-cell office:value-type="string" calcext:value-type="string">
            <text:p>Hippea</text:p>
          </table:table-cell>
          <table:table-cell office:value-type="string" calcext:value-type="string">
            <text:p>Hippea sp. KM1</text:p>
          </table:table-cell>
        </table:table-row>
        <table:table-row table:style-name="ro1">
          <table:table-cell office:value-type="string" calcext:value-type="string">
            <text:p>NZ_CP015080.1</text:p>
          </table:table-cell>
          <table:table-cell office:value-type="float" office:value="1823759" calcext:value-type="float">
            <text:p>18237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Desulfuromonadaceae</text:p>
          </table:table-cell>
          <table:table-cell office:value-type="string" calcext:value-type="string">
            <text:p>Desulfuromonas</text:p>
          </table:table-cell>
          <table:table-cell/>
        </table:table-row>
        <table:table-row table:style-name="ro1">
          <table:table-cell office:value-type="string" calcext:value-type="string">
            <text:p>NZ_FNQN01000027.1</text:p>
          </table:table-cell>
          <table:table-cell office:value-type="float" office:value="37625" calcext:value-type="float">
            <text:p>376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Desulfuromonadaceae</text:p>
          </table:table-cell>
          <table:table-cell office:value-type="string" calcext:value-type="string">
            <text:p>Desulfuromusa</text:p>
          </table:table-cell>
          <table:table-cell office:value-type="string" calcext:value-type="string">
            <text:p>Desulfuromusa kysingii</text:p>
          </table:table-cell>
        </table:table-row>
        <table:table-row table:style-name="ro1">
          <table:table-cell office:value-type="string" calcext:value-type="string">
            <text:p>NZ_FQZT01000042.1</text:p>
          </table:table-cell>
          <table:table-cell office:value-type="float" office:value="1122189" calcext:value-type="float">
            <text:p>11221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Desulfuromonadaceae</text:p>
          </table:table-cell>
          <table:table-cell office:value-type="string" calcext:value-type="string">
            <text:p>Malonomonas</text:p>
          </table:table-cell>
          <table:table-cell office:value-type="string" calcext:value-type="string">
            <text:p>Malonomonas rubra</text:p>
          </table:table-cell>
        </table:table-row>
        <table:table-row table:style-name="ro1">
          <table:table-cell office:value-type="string" calcext:value-type="string">
            <text:p>NZ_JOMG01000001.1</text:p>
          </table:table-cell>
          <table:table-cell office:value-type="float" office:value="1122946" calcext:value-type="float">
            <text:p>11229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Desulfuromonadaceae</text:p>
          </table:table-cell>
          <table:table-cell office:value-type="string" calcext:value-type="string">
            <text:p>Pelobacter</text:p>
          </table:table-cell>
          <table:table-cell office:value-type="string" calcext:value-type="string">
            <text:p>Pelobacter seleniigenes</text:p>
          </table:table-cell>
        </table:table-row>
        <table:table-row table:style-name="ro1">
          <table:table-cell office:value-type="string" calcext:value-type="string">
            <text:p>NZ_JWJD01000001.1</text:p>
          </table:table-cell>
          <table:table-cell office:value-type="float" office:value="1121915" calcext:value-type="float">
            <text:p>11219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Geoalkalibacter</text:p>
          </table:table-cell>
          <table:table-cell office:value-type="string" calcext:value-type="string">
            <text:p>Geoalkalibacter ferrihydriticus</text:p>
          </table:table-cell>
        </table:table-row>
        <table:table-row table:style-name="ro1">
          <table:table-cell office:value-type="string" calcext:value-type="string">
            <text:p>NC_011979.1</text:p>
          </table:table-cell>
          <table:table-cell office:value-type="float" office:value="316067" calcext:value-type="float">
            <text:p>3160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Geobacter</text:p>
          </table:table-cell>
          <table:table-cell office:value-type="string" calcext:value-type="string">
            <text:p>Geobacter daltonii</text:p>
          </table:table-cell>
        </table:table-row>
        <table:table-row table:style-name="ro1">
          <table:table-cell office:value-type="string" calcext:value-type="string">
            <text:p>NZ_ARWE01000001.1</text:p>
          </table:table-cell>
          <table:table-cell office:value-type="float" office:value="1121918" calcext:value-type="float">
            <text:p>11219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Geopsychrobacter</text:p>
          </table:table-cell>
          <table:table-cell office:value-type="string" calcext:value-type="string">
            <text:p>Geopsychrobacter electrodiphilus</text:p>
          </table:table-cell>
        </table:table-row>
        <table:table-row table:style-name="ro1">
          <table:table-cell office:value-type="string" calcext:value-type="string">
            <text:p>NZ_NAAD01000001.1</text:p>
          </table:table-cell>
          <table:table-cell office:value-type="float" office:value="1969733" calcext:value-type="float">
            <text:p>19697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Desulfuromonadales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Geothermobacter</text:p>
          </table:table-cell>
          <table:table-cell/>
        </table:table-row>
        <table:table-row table:style-name="ro1">
          <table:table-cell office:value-type="string" calcext:value-type="string">
            <text:p>NC_009675.1</text:p>
          </table:table-cell>
          <table:table-cell office:value-type="float" office:value="404589" calcext:value-type="float">
            <text:p>4045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naeromyxobacteraceae</text:p>
          </table:table-cell>
          <table:table-cell office:value-type="string" calcext:value-type="string">
            <text:p>Anaeromyxobacter</text:p>
          </table:table-cell>
          <table:table-cell/>
        </table:table-row>
        <table:table-row table:style-name="ro1">
          <table:table-cell office:value-type="string" calcext:value-type="string">
            <text:p>NZ_JPMI01000001.1</text:p>
          </table:table-cell>
          <table:table-cell office:value-type="float" office:value="1406225" calcext:value-type="float">
            <text:p>14062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rchangiaceae</text:p>
          </table:table-cell>
          <table:table-cell office:value-type="string" calcext:value-type="string">
            <text:p>Archangium</text:p>
          </table:table-cell>
          <table:table-cell office:value-type="string" calcext:value-type="string">
            <text:p>Archangium violaceum</text:p>
          </table:table-cell>
        </table:table-row>
        <table:table-row table:style-name="ro1">
          <table:table-cell office:value-type="string" calcext:value-type="string">
            <text:p>NZ_ANAH02000076.1</text:p>
          </table:table-cell>
          <table:table-cell office:value-type="float" office:value="1242864" calcext:value-type="float">
            <text:p>12428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rchangiaceae</text:p>
          </table:table-cell>
          <table:table-cell office:value-type="string" calcext:value-type="string">
            <text:p>Cystobacter</text:p>
          </table:table-cell>
          <table:table-cell office:value-type="string" calcext:value-type="string">
            <text:p>Cystobacter fuscus</text:p>
          </table:table-cell>
        </table:table-row>
        <table:table-row table:style-name="ro1">
          <table:table-cell office:value-type="string" calcext:value-type="string">
            <text:p>NZ_JMCB01000001.1</text:p>
          </table:table-cell>
          <table:table-cell office:value-type="float" office:value="394096" calcext:value-type="float">
            <text:p>3940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rchangiaceae</text:p>
          </table:table-cell>
          <table:table-cell office:value-type="string" calcext:value-type="string">
            <text:p>Hyalangium</text:p>
          </table:table-cell>
          <table:table-cell office:value-type="string" calcext:value-type="string">
            <text:p>Hyalangium minutum</text:p>
          </table:table-cell>
        </table:table-row>
        <table:table-row table:style-name="ro1">
          <table:table-cell office:value-type="string" calcext:value-type="string">
            <text:p>NZ_CP022163.1</text:p>
          </table:table-cell>
          <table:table-cell office:value-type="float" office:value="1294270" calcext:value-type="float">
            <text:p>12942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rchangiaceae</text:p>
          </table:table-cell>
          <table:table-cell office:value-type="string" calcext:value-type="string">
            <text:p>Melittangium</text:p>
          </table:table-cell>
          <table:table-cell office:value-type="string" calcext:value-type="string">
            <text:p>Melittangium boletus</text:p>
          </table:table-cell>
        </table:table-row>
        <table:table-row table:style-name="ro1">
          <table:table-cell office:value-type="string" calcext:value-type="string">
            <text:p>NC_014623.1</text:p>
          </table:table-cell>
          <table:table-cell office:value-type="float" office:value="378806" calcext:value-type="float">
            <text:p>3788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Archangiaceae</text:p>
          </table:table-cell>
          <table:table-cell office:value-type="string" calcext:value-type="string">
            <text:p>Stigmatella</text:p>
          </table:table-cell>
          <table:table-cell office:value-type="string" calcext:value-type="string">
            <text:p>Stigmatella aurantiaca</text:p>
          </table:table-cell>
        </table:table-row>
        <table:table-row table:style-name="ro1">
          <table:table-cell office:value-type="string" calcext:value-type="string">
            <text:p>NC_013440.1</text:p>
          </table:table-cell>
          <table:table-cell office:value-type="float" office:value="502025" calcext:value-type="float">
            <text:p>502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Kofleriaceae</text:p>
          </table:table-cell>
          <table:table-cell office:value-type="string" calcext:value-type="string">
            <text:p>Haliangium</text:p>
          </table:table-cell>
          <table:table-cell office:value-type="string" calcext:value-type="string">
            <text:p>Haliangium ochraceum</text:p>
          </table:table-cell>
        </table:table-row>
        <table:table-row table:style-name="ro1">
          <table:table-cell office:value-type="string" calcext:value-type="string">
            <text:p>NC_017030.1</text:p>
          </table:table-cell>
          <table:table-cell office:value-type="float" office:value="1144275" calcext:value-type="float">
            <text:p>1144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Myxococcaceae</text:p>
          </table:table-cell>
          <table:table-cell office:value-type="string" calcext:value-type="string">
            <text:p>Corallococcus</text:p>
          </table:table-cell>
          <table:table-cell office:value-type="string" calcext:value-type="string">
            <text:p>Corallococcus coralloides</text:p>
          </table:table-cell>
        </table:table-row>
        <table:table-row table:style-name="ro1">
          <table:table-cell office:value-type="string" calcext:value-type="string">
            <text:p>NC_015711.1</text:p>
          </table:table-cell>
          <table:table-cell office:value-type="float" office:value="483219" calcext:value-type="float">
            <text:p>4832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Myxococcaceae</text:p>
          </table:table-cell>
          <table:table-cell office:value-type="string" calcext:value-type="string">
            <text:p>Myxococcus</text:p>
          </table:table-cell>
          <table:table-cell office:value-type="string" calcext:value-type="string">
            <text:p>Myxococcus fulvus</text:p>
          </table:table-cell>
        </table:table-row>
        <table:table-row table:style-name="ro1">
          <table:table-cell office:value-type="string" calcext:value-type="string">
            <text:p>NZ_NETK01000001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Nannocystaceae</text:p>
          </table:table-cell>
          <table:table-cell office:value-type="string" calcext:value-type="string">
            <text:p>Nannocystis</text:p>
          </table:table-cell>
          <table:table-cell office:value-type="string" calcext:value-type="string">
            <text:p>Nannocystis exedens</text:p>
          </table:table-cell>
        </table:table-row>
        <table:table-row table:style-name="ro1">
          <table:table-cell office:value-type="string" calcext:value-type="string">
            <text:p>NZ_ABCS01000237.1</text:p>
          </table:table-cell>
          <table:table-cell office:value-type="float" office:value="391625" calcext:value-type="float">
            <text:p>3916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Nannocystaceae</text:p>
          </table:table-cell>
          <table:table-cell office:value-type="string" calcext:value-type="string">
            <text:p>Plesiocystis</text:p>
          </table:table-cell>
          <table:table-cell office:value-type="string" calcext:value-type="string">
            <text:p>Plesiocystis pacifica</text:p>
          </table:table-cell>
        </table:table-row>
        <table:table-row table:style-name="ro1">
          <table:table-cell office:value-type="string" calcext:value-type="string">
            <text:p>NZ_CP012159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Polyangiaceae</text:p>
          </table:table-cell>
          <table:table-cell office:value-type="string" calcext:value-type="string">
            <text:p>Chondromyces</text:p>
          </table:table-cell>
          <table:table-cell office:value-type="string" calcext:value-type="string">
            <text:p>Chondromyces crocatus</text:p>
          </table:table-cell>
        </table:table-row>
        <table:table-row table:style-name="ro1">
          <table:table-cell office:value-type="string" calcext:value-type="string">
            <text:p>NZ_CP016908.1</text:p>
          </table:table-cell>
          <table:table-cell office:value-type="float" office:value="1882918" calcext:value-type="float">
            <text:p>18829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Polyangiaceae</text:p>
          </table:table-cell>
          <table:table-cell office:value-type="string" calcext:value-type="string">
            <text:p>Pajaroellobacter</text:p>
          </table:table-cell>
          <table:table-cell office:value-type="string" calcext:value-type="string">
            <text:p>Pajaroellobacter abortibovis</text:p>
          </table:table-cell>
        </table:table-row>
        <table:table-row table:style-name="ro1">
          <table:table-cell office:value-type="string" calcext:value-type="string">
            <text:p>NC_010162.1</text:p>
          </table:table-cell>
          <table:table-cell office:value-type="float" office:value="448385" calcext:value-type="float">
            <text:p>4483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Polyangiaceae</text:p>
          </table:table-cell>
          <table:table-cell office:value-type="string" calcext:value-type="string">
            <text:p>Sorangium</text:p>
          </table:table-cell>
          <table:table-cell office:value-type="string" calcext:value-type="string">
            <text:p>Sorangium cellulosum</text:p>
          </table:table-cell>
        </table:table-row>
        <table:table-row table:style-name="ro1">
          <table:table-cell office:value-type="string" calcext:value-type="string">
            <text:p>NZ_CP011125.1</text:p>
          </table:table-cell>
          <table:table-cell office:value-type="float" office:value="927083" calcext:value-type="float">
            <text:p>9270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Sandaracinaceae</text:p>
          </table:table-cell>
          <table:table-cell office:value-type="string" calcext:value-type="string">
            <text:p>Sandaracinus</text:p>
          </table:table-cell>
          <table:table-cell office:value-type="string" calcext:value-type="string">
            <text:p>Sandaracinus amylolyticus</text:p>
          </table:table-cell>
        </table:table-row>
        <table:table-row table:style-name="ro1">
          <table:table-cell office:value-type="string" calcext:value-type="string">
            <text:p>NZ_CP012332.1</text:p>
          </table:table-cell>
          <table:table-cell office:value-type="float" office:value="1391653" calcext:value-type="float">
            <text:p>13916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Myxococcales</text:p>
          </table:table-cell>
          <table:table-cell office:value-type="string" calcext:value-type="string">
            <text:p>Vulgatibacteraceae</text:p>
          </table:table-cell>
          <table:table-cell office:value-type="string" calcext:value-type="string">
            <text:p>Vulgatibacter</text:p>
          </table:table-cell>
          <table:table-cell office:value-type="string" calcext:value-type="string">
            <text:p>Vulgatibacter incomptus</text:p>
          </table:table-cell>
        </table:table-row>
        <table:table-row table:style-name="ro1">
          <table:table-cell office:value-type="string" calcext:value-type="string">
            <text:p>NZ_CP013015.1</text:p>
          </table:table-cell>
          <table:table-cell office:value-type="float" office:value="1621989" calcext:value-type="float">
            <text:p>16219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didatus Desulfofervidaceae</text:p>
          </table:table-cell>
          <table:table-cell office:value-type="string" calcext:value-type="string">
            <text:p>Candidatus Desulfofervidus</text:p>
          </table:table-cell>
          <table:table-cell office:value-type="string" calcext:value-type="string">
            <text:p>Candidatus Desulfofervidus auxilii</text:p>
          </table:table-cell>
        </table:table-row>
        <table:table-row table:style-name="ro1">
          <table:table-cell office:value-type="string" calcext:value-type="string">
            <text:p>NZ_JAFN01000001.1</text:p>
          </table:table-cell>
          <table:table-cell office:value-type="float" office:value="1125863" calcext:value-type="float">
            <text:p>11258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ferrisoma</text:p>
          </table:table-cell>
          <table:table-cell office:value-type="string" calcext:value-type="string">
            <text:p>Deferrisoma camini</text:p>
          </table:table-cell>
        </table:table-row>
        <table:table-row table:style-name="ro1">
          <table:table-cell office:value-type="string" calcext:value-type="string">
            <text:p>NZ_MAGO01000001.1</text:p>
          </table:table-cell>
          <table:table-cell office:value-type="float" office:value="1156395" calcext:value-type="float">
            <text:p>11563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ssulfuribacter</text:p>
          </table:table-cell>
          <table:table-cell office:value-type="string" calcext:value-type="string">
            <text:p>Dissulfuribacter thermophilus</text:p>
          </table:table-cell>
        </table:table-row>
        <table:table-row table:style-name="ro1">
          <table:table-cell office:value-type="string" calcext:value-type="string">
            <text:p>NC_015388.1</text:p>
          </table:table-cell>
          <table:table-cell office:value-type="float" office:value="880072" calcext:value-type="float">
            <text:p>8800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aceae</text:p>
          </table:table-cell>
          <table:table-cell office:value-type="string" calcext:value-type="string">
            <text:p>Desulfobacca</text:p>
          </table:table-cell>
          <table:table-cell office:value-type="string" calcext:value-type="string">
            <text:p>Desulfobacca acetoxidans</text:p>
          </table:table-cell>
        </table:table-row>
        <table:table-row table:style-name="ro1">
          <table:table-cell office:value-type="string" calcext:value-type="string">
            <text:p>NC_018025.1</text:p>
          </table:table-cell>
          <table:table-cell office:value-type="float" office:value="706587" calcext:value-type="float">
            <text:p>7065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aceae</text:p>
          </table:table-cell>
          <table:table-cell office:value-type="string" calcext:value-type="string">
            <text:p>Desulfomonile</text:p>
          </table:table-cell>
          <table:table-cell office:value-type="string" calcext:value-type="string">
            <text:p>Desulfomonile tiedjei</text:p>
          </table:table-cell>
        </table:table-row>
        <table:table-row table:style-name="ro1">
          <table:table-cell office:value-type="string" calcext:value-type="string">
            <text:p>NC_007759.1</text:p>
          </table:table-cell>
          <table:table-cell office:value-type="float" office:value="56780" calcext:value-type="float">
            <text:p>567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aceae</text:p>
          </table:table-cell>
          <table:table-cell office:value-type="string" calcext:value-type="string">
            <text:p>Syntrophus</text:p>
          </table:table-cell>
          <table:table-cell office:value-type="string" calcext:value-type="string">
            <text:p>Syntrophus aciditrophicus</text:p>
          </table:table-cell>
        </table:table-row>
        <table:table-row table:style-name="ro1">
          <table:table-cell office:value-type="string" calcext:value-type="string">
            <text:p>NZ_FWXF01000058.1</text:p>
          </table:table-cell>
          <table:table-cell office:value-type="float" office:value="1121390" calcext:value-type="float">
            <text:p>11213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obacteraceae</text:p>
          </table:table-cell>
          <table:table-cell office:value-type="string" calcext:value-type="string">
            <text:p>Desulfacinum</text:p>
          </table:table-cell>
          <table:table-cell office:value-type="string" calcext:value-type="string">
            <text:p>Desulfacinum hydrothermale</text:p>
          </table:table-cell>
        </table:table-row>
        <table:table-row table:style-name="ro1">
          <table:table-cell office:value-type="string" calcext:value-type="string">
            <text:p>NC_008554.1</text:p>
          </table:table-cell>
          <table:table-cell office:value-type="float" office:value="335543" calcext:value-type="float">
            <text:p>335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obacteraceae</text:p>
          </table:table-cell>
          <table:table-cell office:value-type="string" calcext:value-type="string">
            <text:p>Syntrophobacter</text:p>
          </table:table-cell>
          <table:table-cell office:value-type="string" calcext:value-type="string">
            <text:p>Syntrophobacter fumaroxidans</text:p>
          </table:table-cell>
        </table:table-row>
        <table:table-row table:style-name="ro1">
          <table:table-cell office:value-type="string" calcext:value-type="string">
            <text:p>NZ_FOUU01000022.1</text:p>
          </table:table-cell>
          <table:table-cell office:value-type="float" office:value="39841" calcext:value-type="float">
            <text:p>39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obacteraceae</text:p>
          </table:table-cell>
          <table:table-cell office:value-type="string" calcext:value-type="string">
            <text:p>Thermodesulforhabdus</text:p>
          </table:table-cell>
          <table:table-cell office:value-type="string" calcext:value-type="string">
            <text:p>Thermodesulforhabdus norvegica</text:p>
          </table:table-cell>
        </table:table-row>
        <table:table-row table:style-name="ro1">
          <table:table-cell office:value-type="string" calcext:value-type="string">
            <text:p>NZ_KI867149.1</text:p>
          </table:table-cell>
          <table:table-cell office:value-type="float" office:value="909663" calcext:value-type="float">
            <text:p>9096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office:value-type="string" calcext:value-type="string">
            <text:p>Syntrophobacterales</text:p>
          </table:table-cell>
          <table:table-cell office:value-type="string" calcext:value-type="string">
            <text:p>Syntrophorhabdaceae</text:p>
          </table:table-cell>
          <table:table-cell office:value-type="string" calcext:value-type="string">
            <text:p>Syntrophorhabdus</text:p>
          </table:table-cell>
          <table:table-cell office:value-type="string" calcext:value-type="string">
            <text:p>Syntrophorhabdus aromaticivorans</text:p>
          </table:table-cell>
        </table:table-row>
        <table:table-row table:style-name="ro1">
          <table:table-cell office:value-type="string" calcext:value-type="string">
            <text:p>NZ_NWVX01000010.1</text:p>
          </table:table-cell>
          <table:table-cell office:value-type="float" office:value="505249" calcext:value-type="float">
            <text:p>5052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Arcobacter</text:p>
          </table:table-cell>
          <table:table-cell office:value-type="string" calcext:value-type="string">
            <text:p>Arcobacter marinus</text:p>
          </table:table-cell>
        </table:table-row>
        <table:table-row table:style-name="ro1">
          <table:table-cell office:value-type="string" calcext:value-type="string">
            <text:p>NZ_AAFJ01000017.1</text:p>
          </table:table-cell>
          <table:table-cell office:value-type="float" office:value="306264" calcext:value-type="float">
            <text:p>306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upsaliensis</text:p>
          </table:table-cell>
        </table:table-row>
        <table:table-row table:style-name="ro1">
          <table:table-cell office:value-type="string" calcext:value-type="string">
            <text:p>NZ_CP023275.1</text:p>
          </table:table-cell>
          <table:table-cell office:value-type="float" office:value="220622" calcext:value-type="float">
            <text:p>2206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Sulfurospirillum</text:p>
          </table:table-cell>
          <table:table-cell/>
        </table:table-row>
        <table:table-row table:style-name="ro1">
          <table:table-cell office:value-type="string" calcext:value-type="string">
            <text:p>NZ_MLAS01000040.1</text:p>
          </table:table-cell>
          <table:table-cell office:value-type="float" office:value="1905759" calcext:value-type="float">
            <text:p>19057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/>
        </table:table-row>
        <table:table-row table:style-name="ro1">
          <table:table-cell office:value-type="string" calcext:value-type="string">
            <text:p>NC_014762.1</text:p>
          </table:table-cell>
          <table:table-cell office:value-type="float" office:value="709032" calcext:value-type="float">
            <text:p>7090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Sulfuricurvum</text:p>
          </table:table-cell>
          <table:table-cell office:value-type="string" calcext:value-type="string">
            <text:p>Sulfuricurvum kujiense</text:p>
          </table:table-cell>
        </table:table-row>
        <table:table-row table:style-name="ro1">
          <table:table-cell office:value-type="string" calcext:value-type="string">
            <text:p>NZ_DS995297.1</text:p>
          </table:table-cell>
          <table:table-cell office:value-type="float" office:value="929558" calcext:value-type="float">
            <text:p>9295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Sulfurimonas</text:p>
          </table:table-cell>
          <table:table-cell office:value-type="string" calcext:value-type="string">
            <text:p>Sulfurimonas gotlandica</text:p>
          </table:table-cell>
        </table:table-row>
        <table:table-row table:style-name="ro1">
          <table:table-cell office:value-type="string" calcext:value-type="string">
            <text:p>NC_005090.1</text:p>
          </table:table-cell>
          <table:table-cell office:value-type="float" office:value="273121" calcext:value-type="float">
            <text:p>2731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Wolinella</text:p>
          </table:table-cell>
          <table:table-cell office:value-type="string" calcext:value-type="string">
            <text:p>Wolinella succinogenes</text:p>
          </table:table-cell>
        </table:table-row>
        <table:table-row table:style-name="ro1">
          <table:table-cell office:value-type="string" calcext:value-type="string">
            <text:p>NC_014935.1</text:p>
          </table:table-cell>
          <table:table-cell office:value-type="float" office:value="749222" calcext:value-type="float">
            <text:p>7492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tratifractor</text:p>
          </table:table-cell>
          <table:table-cell office:value-type="string" calcext:value-type="string">
            <text:p>Nitratifractor salsuginis</text:p>
          </table:table-cell>
        </table:table-row>
        <table:table-row table:style-name="ro1">
          <table:table-cell office:value-type="string" calcext:value-type="string">
            <text:p>NZ_FWWZ01000002.1</text:p>
          </table:table-cell>
          <table:table-cell office:value-type="float" office:value="1069081" calcext:value-type="float">
            <text:p>1069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itratiruptor</text:p>
          </table:table-cell>
          <table:table-cell office:value-type="string" calcext:value-type="string">
            <text:p>Nitratiruptor tergarcus</text:p>
          </table:table-cell>
        </table:table-row>
        <table:table-row table:style-name="ro1">
          <table:table-cell office:value-type="string" calcext:value-type="string">
            <text:p>NC_009663.1</text:p>
          </table:table-cell>
          <table:table-cell office:value-type="float" office:value="387093" calcext:value-type="float">
            <text:p>3870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lfurovum</text:p>
          </table:table-cell>
          <table:table-cell office:value-type="string" calcext:value-type="string">
            <text:p>Sulfurovum sp. NBC37-1</text:p>
          </table:table-cell>
        </table:table-row>
        <table:table-row table:style-name="ro1">
          <table:table-cell office:value-type="string" calcext:value-type="string">
            <text:p>NZ_ABCJ01000035.1</text:p>
          </table:table-cell>
          <table:table-cell office:value-type="float" office:value="391592" calcext:value-type="float">
            <text:p>3915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Nautiliales</text:p>
          </table:table-cell>
          <table:table-cell office:value-type="string" calcext:value-type="string">
            <text:p>Nautiliaceae</text:p>
          </table:table-cell>
          <table:table-cell office:value-type="string" calcext:value-type="string">
            <text:p>Caminibacter</text:p>
          </table:table-cell>
          <table:table-cell office:value-type="string" calcext:value-type="string">
            <text:p>Caminibacter mediatlanticus</text:p>
          </table:table-cell>
        </table:table-row>
        <table:table-row table:style-name="ro1">
          <table:table-cell office:value-type="string" calcext:value-type="string">
            <text:p>NZ_BDME01000001.1</text:p>
          </table:table-cell>
          <table:table-cell office:value-type="float" office:value="1936991" calcext:value-type="float">
            <text:p>19369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Nautiliales</text:p>
          </table:table-cell>
          <table:table-cell office:value-type="string" calcext:value-type="string">
            <text:p>Nautiliaceae</text:p>
          </table:table-cell>
          <table:table-cell office:value-type="string" calcext:value-type="string">
            <text:p>Lebetimonas</text:p>
          </table:table-cell>
          <table:table-cell office:value-type="string" calcext:value-type="string">
            <text:p>Lebetimonas natsushimae</text:p>
          </table:table-cell>
        </table:table-row>
        <table:table-row table:style-name="ro1">
          <table:table-cell office:value-type="string" calcext:value-type="string">
            <text:p>NC_012115.1</text:p>
          </table:table-cell>
          <table:table-cell office:value-type="float" office:value="598659" calcext:value-type="float">
            <text:p>5986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Nautiliales</text:p>
          </table:table-cell>
          <table:table-cell office:value-type="string" calcext:value-type="string">
            <text:p>Nautiliaceae</text:p>
          </table:table-cell>
          <table:table-cell office:value-type="string" calcext:value-type="string">
            <text:p>Nautilia</text:p>
          </table:table-cell>
          <table:table-cell office:value-type="string" calcext:value-type="string">
            <text:p>Nautilia profundicola</text:p>
          </table:table-cell>
        </table:table-row>
        <table:table-row table:style-name="ro1">
          <table:table-cell office:value-type="string" calcext:value-type="string">
            <text:p>NZ_MDCF01000001.1</text:p>
          </table:table-cell>
          <table:table-cell office:value-type="float" office:value="163359" calcext:value-type="float">
            <text:p>1633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cidiferrobacterales</text:p>
          </table:table-cell>
          <table:table-cell office:value-type="string" calcext:value-type="string">
            <text:p>Acidiferrobacteraceae</text:p>
          </table:table-cell>
          <table:table-cell office:value-type="string" calcext:value-type="string">
            <text:p>Acidiferrobacter</text:p>
          </table:table-cell>
          <table:table-cell office:value-type="string" calcext:value-type="string">
            <text:p>Acidiferrobacter thiooxydans</text:p>
          </table:table-cell>
        </table:table-row>
        <table:table-row table:style-name="ro1">
          <table:table-cell office:value-type="string" calcext:value-type="string">
            <text:p>NZ_AP014879.1</text:p>
          </table:table-cell>
          <table:table-cell office:value-type="float" office:value="1620215" calcext:value-type="float">
            <text:p>16202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cidiferrobacterales</text:p>
          </table:table-cell>
          <table:table-cell office:value-type="string" calcext:value-type="string">
            <text:p>Acidiferrobacteraceae</text:p>
          </table:table-cell>
          <table:table-cell office:value-type="string" calcext:value-type="string">
            <text:p>Sulfuricaulis</text:p>
          </table:table-cell>
          <table:table-cell office:value-type="string" calcext:value-type="string">
            <text:p>Sulfuricaulis limicola</text:p>
          </table:table-cell>
        </table:table-row>
        <table:table-row table:style-name="ro1">
          <table:table-cell office:value-type="string" calcext:value-type="string">
            <text:p>NZ_AP014936.1</text:p>
          </table:table-cell>
          <table:table-cell office:value-type="float" office:value="1675686" calcext:value-type="float">
            <text:p>16756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cidiferrobacterales</text:p>
          </table:table-cell>
          <table:table-cell office:value-type="string" calcext:value-type="string">
            <text:p>Acidiferrobacteraceae</text:p>
          </table:table-cell>
          <table:table-cell office:value-type="string" calcext:value-type="string">
            <text:p>Sulfurifustis</text:p>
          </table:table-cell>
          <table:table-cell office:value-type="string" calcext:value-type="string">
            <text:p>Sulfurifustis variabilis</text:p>
          </table:table-cell>
        </table:table-row>
        <table:table-row table:style-name="ro1">
          <table:table-cell office:value-type="string" calcext:value-type="string">
            <text:p>NC_021290.1</text:p>
          </table:table-cell>
          <table:table-cell office:value-type="float" office:value="1288394" calcext:value-type="float">
            <text:p>12883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s hydrophila</text:p>
          </table:table-cell>
        </table:table-row>
        <table:table-row table:style-name="ro1">
          <table:table-cell office:value-type="string" calcext:value-type="string">
            <text:p>NZ_NQJF01000010.1</text:p>
          </table:table-cell>
          <table:table-cell office:value-type="float" office:value="129578" calcext:value-type="float">
            <text:p>1295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Oceanimonas</text:p>
          </table:table-cell>
          <table:table-cell office:value-type="string" calcext:value-type="string">
            <text:p>Oceanimonas baumannii</text:p>
          </table:table-cell>
        </table:table-row>
        <table:table-row table:style-name="ro1">
          <table:table-cell office:value-type="string" calcext:value-type="string">
            <text:p>NZ_CP021376.1</text:p>
          </table:table-cell>
          <table:table-cell office:value-type="float" office:value="1903694" calcext:value-type="float">
            <text:p>19036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Oceanisphaera</text:p>
          </table:table-cell>
          <table:table-cell/>
        </table:table-row>
        <table:table-row table:style-name="ro1">
          <table:table-cell office:value-type="string" calcext:value-type="string">
            <text:p>NZ_AZUK01000001.1</text:p>
          </table:table-cell>
          <table:table-cell office:value-type="float" office:value="1283284" calcext:value-type="float">
            <text:p>12832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Tolumonas</text:p>
          </table:table-cell>
          <table:table-cell office:value-type="string" calcext:value-type="string">
            <text:p>Tolumonas lignilytica</text:p>
          </table:table-cell>
        </table:table-row>
        <table:table-row table:style-name="ro1">
          <table:table-cell office:value-type="string" calcext:value-type="string">
            <text:p>NZ_CP012621.1</text:p>
          </table:table-cell>
          <table:table-cell office:value-type="float" office:value="347534" calcext:value-type="float">
            <text:p>3475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Zobellella</text:p>
          </table:table-cell>
          <table:table-cell office:value-type="string" calcext:value-type="string">
            <text:p>Zobellella denitrificans</text:p>
          </table:table-cell>
        </table:table-row>
        <table:table-row table:style-name="ro1">
          <table:table-cell office:value-type="string" calcext:value-type="string">
            <text:p>NZ_FOXF01000116.1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Succinivibrionaceae</text:p>
          </table:table-cell>
          <table:table-cell office:value-type="string" calcext:value-type="string">
            <text:p>Ruminobacter</text:p>
          </table:table-cell>
          <table:table-cell office:value-type="string" calcext:value-type="string">
            <text:p>Ruminobacter amylophilus</text:p>
          </table:table-cell>
        </table:table-row>
        <table:table-row table:style-name="ro1">
          <table:table-cell office:value-type="string" calcext:value-type="string">
            <text:p>NZ_GL830939.1</text:p>
          </table:table-cell>
          <table:table-cell office:value-type="float" office:value="762983" calcext:value-type="float">
            <text:p>762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Succinivibrionaceae</text:p>
          </table:table-cell>
          <table:table-cell office:value-type="string" calcext:value-type="string">
            <text:p>Succinatimonas</text:p>
          </table:table-cell>
          <table:table-cell office:value-type="string" calcext:value-type="string">
            <text:p>Succinatimonas hippei</text:p>
          </table:table-cell>
        </table:table-row>
        <table:table-row table:style-name="ro1">
          <table:table-cell office:value-type="string" calcext:value-type="string">
            <text:p>NZ_KB899636.1</text:p>
          </table:table-cell>
          <table:table-cell office:value-type="float" office:value="1265507" calcext:value-type="float">
            <text:p>12655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Succinivibrionaceae</text:p>
          </table:table-cell>
          <table:table-cell office:value-type="string" calcext:value-type="string">
            <text:p>Succinimonas</text:p>
          </table:table-cell>
          <table:table-cell office:value-type="string" calcext:value-type="string">
            <text:p>Succinimonas amylolytica</text:p>
          </table:table-cell>
        </table:table-row>
        <table:table-row table:style-name="ro1">
          <table:table-cell office:value-type="string" calcext:value-type="string">
            <text:p>NZ_FPAH01000093.1</text:p>
          </table:table-cell>
          <table:table-cell office:value-type="float" office:value="83771" calcext:value-type="float">
            <text:p>837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Succinivibrionaceae</text:p>
          </table:table-cell>
          <table:table-cell office:value-type="string" calcext:value-type="string">
            <text:p>Succinivibrio</text:p>
          </table:table-cell>
          <table:table-cell office:value-type="string" calcext:value-type="string">
            <text:p>Succinivibrio dextrinosolvens</text:p>
          </table:table-cell>
        </table:table-row>
        <table:table-row table:style-name="ro1">
          <table:table-cell office:value-type="string" calcext:value-type="string">
            <text:p>NZ_FQWD01000018.1</text:p>
          </table:table-cell>
          <table:table-cell office:value-type="float" office:value="634436" calcext:value-type="float">
            <text:p>6344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estuariibacter</text:p>
          </table:table-cell>
          <table:table-cell office:value-type="string" calcext:value-type="string">
            <text:p>Aestuariibacter aggregatus</text:p>
          </table:table-cell>
        </table:table-row>
        <table:table-row table:style-name="ro1">
          <table:table-cell office:value-type="string" calcext:value-type="string">
            <text:p>NZ_BARX01000067.1</text:p>
          </table:table-cell>
          <table:table-cell office:value-type="float" office:value="1331007" calcext:value-type="float">
            <text:p>13310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garivorans</text:p>
          </table:table-cell>
          <table:table-cell office:value-type="string" calcext:value-type="string">
            <text:p>Agarivorans albus</text:p>
          </table:table-cell>
        </table:table-row>
        <table:table-row table:style-name="ro1">
          <table:table-cell office:value-type="string" calcext:value-type="string">
            <text:p>NZ_AUBZ01000001.1</text:p>
          </table:table-cell>
          <table:table-cell office:value-type="float" office:value="1120970" calcext:value-type="float">
            <text:p>11209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liagarivorans</text:p>
          </table:table-cell>
          <table:table-cell office:value-type="string" calcext:value-type="string">
            <text:p>Aliagarivorans taiwanensis</text:p>
          </table:table-cell>
        </table:table-row>
        <table:table-row table:style-name="ro1">
          <table:table-cell office:value-type="string" calcext:value-type="string">
            <text:p>NZ_BAEN01000076.1</text:p>
          </table:table-cell>
          <table:table-cell office:value-type="float" office:value="1127673" calcext:value-type="float">
            <text:p>11276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liiglaciecola</text:p>
          </table:table-cell>
          <table:table-cell office:value-type="string" calcext:value-type="string">
            <text:p>Aliiglaciecola lipolytica</text:p>
          </table:table-cell>
        </table:table-row>
        <table:table-row table:style-name="ro1">
          <table:table-cell office:value-type="string" calcext:value-type="string">
            <text:p>NZ_LZEJ01000001.1</text:p>
          </table:table-cell>
          <table:table-cell office:value-type="float" office:value="1856684" calcext:value-type="float">
            <text:p>18566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lishewanella</text:p>
          </table:table-cell>
          <table:table-cell/>
        </table:table-row>
        <table:table-row table:style-name="ro1">
          <table:table-cell office:value-type="string" calcext:value-type="string">
            <text:p>NZ_MJIC01000001.1</text:p>
          </table:table-cell>
          <table:table-cell office:value-type="float" office:value="1856405" calcext:value-type="float">
            <text:p>18564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Alteromonas</text:p>
          </table:table-cell>
          <table:table-cell office:value-type="string" calcext:value-type="string">
            <text:p>Alteromonas lipolytica</text:p>
          </table:table-cell>
        </table:table-row>
        <table:table-row table:style-name="ro1">
          <table:table-cell office:value-type="string" calcext:value-type="string">
            <text:p>NZ_ARZY01000001.1</text:p>
          </table:table-cell>
          <table:table-cell office:value-type="float" office:value="1328313" calcext:value-type="float">
            <text:p>1328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Catenovulum</text:p>
          </table:table-cell>
          <table:table-cell office:value-type="string" calcext:value-type="string">
            <text:p>Catenovulum agarivorans</text:p>
          </table:table-cell>
        </table:table-row>
        <table:table-row table:style-name="ro1">
          <table:table-cell office:value-type="string" calcext:value-type="string">
            <text:p>NZ_AMRX01000008.1</text:p>
          </table:table-cell>
          <table:table-cell office:value-type="float" office:value="1046714" calcext:value-type="float">
            <text:p>10467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Gayadomonas</text:p>
          </table:table-cell>
          <table:table-cell office:value-type="string" calcext:value-type="string">
            <text:p>Gayadomonas joobiniege</text:p>
          </table:table-cell>
        </table:table-row>
        <table:table-row table:style-name="ro1">
          <table:table-cell office:value-type="string" calcext:value-type="string">
            <text:p>NC_016041.1</text:p>
          </table:table-cell>
          <table:table-cell office:value-type="float" office:value="1085623" calcext:value-type="float">
            <text:p>10856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Glaciecola</text:p>
          </table:table-cell>
          <table:table-cell office:value-type="string" calcext:value-type="string">
            <text:p>Glaciecola nitratireducens</text:p>
          </table:table-cell>
        </table:table-row>
        <table:table-row table:style-name="ro1">
          <table:table-cell office:value-type="string" calcext:value-type="string">
            <text:p>NZ_CP013650.1</text:p>
          </table:table-cell>
          <table:table-cell office:value-type="float" office:value="1526571" calcext:value-type="float">
            <text:p>15265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Lacimicrobium</text:p>
          </table:table-cell>
          <table:table-cell office:value-type="string" calcext:value-type="string">
            <text:p>Lacimicrobium alkaliphilum</text:p>
          </table:table-cell>
        </table:table-row>
        <table:table-row table:style-name="ro1">
          <table:table-cell office:value-type="string" calcext:value-type="string">
            <text:p>NZ_NTLB01000011.1</text:p>
          </table:table-cell>
          <table:table-cell office:value-type="float" office:value="1982043" calcext:value-type="float">
            <text:p>19820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Mangrovitalea</text:p>
          </table:table-cell>
          <table:table-cell office:value-type="string" calcext:value-type="string">
            <text:p>Mangrovitalea sediminis</text:p>
          </table:table-cell>
        </table:table-row>
        <table:table-row table:style-name="ro1">
          <table:table-cell office:value-type="string" calcext:value-type="string">
            <text:p>NC_008740.1</text:p>
          </table:table-cell>
          <table:table-cell office:value-type="float" office:value="351348" calcext:value-type="float">
            <text:p>3513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Marinobacter</text:p>
          </table:table-cell>
          <table:table-cell office:value-type="string" calcext:value-type="string">
            <text:p>Marinobacter hydrocarbonoclasticus</text:p>
          </table:table-cell>
        </table:table-row>
        <table:table-row table:style-name="ro1">
          <table:table-cell office:value-type="string" calcext:value-type="string">
            <text:p>NZ_BAEO01000072.1</text:p>
          </table:table-cell>
          <table:table-cell office:value-type="float" office:value="493475" calcext:value-type="float">
            <text:p>4934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Paraglaciecola</text:p>
          </table:table-cell>
          <table:table-cell office:value-type="string" calcext:value-type="string">
            <text:p>Paraglaciecola arctica</text:p>
          </table:table-cell>
        </table:table-row>
        <table:table-row table:style-name="ro1">
          <table:table-cell office:value-type="string" calcext:value-type="string">
            <text:p>NZ_NMPM01000001.1</text:p>
          </table:table-cell>
          <table:table-cell office:value-type="float" office:value="1484056" calcext:value-type="float">
            <text:p>14840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Alteromonadaceae</text:p>
          </table:table-cell>
          <table:table-cell office:value-type="string" calcext:value-type="string">
            <text:p>Tamilnaduibacter</text:p>
          </table:table-cell>
          <table:table-cell office:value-type="string" calcext:value-type="string">
            <text:p>Tamilnaduibacter salinus</text:p>
          </table:table-cell>
        </table:table-row>
        <table:table-row table:style-name="ro1">
          <table:table-cell office:value-type="string" calcext:value-type="string">
            <text:p>NZ_LJVG01000014.1</text:p>
          </table:table-cell>
          <table:table-cell office:value-type="float" office:value="1718921" calcext:value-type="float">
            <text:p>17189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Colwelliaceae</text:p>
          </table:table-cell>
          <table:table-cell office:value-type="string" calcext:value-type="string">
            <text:p>Colwellia</text:p>
          </table:table-cell>
          <table:table-cell/>
        </table:table-row>
        <table:table-row table:style-name="ro1">
          <table:table-cell office:value-type="string" calcext:value-type="string">
            <text:p>NZ_JYNJ01000001.1</text:p>
          </table:table-cell>
          <table:table-cell office:value-type="float" office:value="137584" calcext:value-type="float">
            <text:p>1375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Colwelliaceae</text:p>
          </table:table-cell>
          <table:table-cell office:value-type="string" calcext:value-type="string">
            <text:p>Thalassomonas</text:p>
          </table:table-cell>
          <table:table-cell office:value-type="string" calcext:value-type="string">
            <text:p>Thalassomonas viridans</text:p>
          </table:table-cell>
        </table:table-row>
        <table:table-row table:style-name="ro1">
          <table:table-cell office:value-type="string" calcext:value-type="string">
            <text:p>NZ_JQDZ01000001.1</text:p>
          </table:table-cell>
          <table:table-cell office:value-type="float" office:value="1535422" calcext:value-type="float">
            <text:p>15354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Colwelliaceae</text:p>
          </table:table-cell>
          <table:table-cell office:value-type="string" calcext:value-type="string">
            <text:p>Thalassotalea</text:p>
          </table:table-cell>
          <table:table-cell/>
        </table:table-row>
        <table:table-row table:style-name="ro1">
          <table:table-cell office:value-type="string" calcext:value-type="string">
            <text:p>NC_014541.1</text:p>
          </table:table-cell>
          <table:table-cell office:value-type="float" office:value="550540" calcext:value-type="float">
            <text:p>5505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Ferrimonadaceae</text:p>
          </table:table-cell>
          <table:table-cell office:value-type="string" calcext:value-type="string">
            <text:p>Ferrimonas</text:p>
          </table:table-cell>
          <table:table-cell office:value-type="string" calcext:value-type="string">
            <text:p>Ferrimonas balearica</text:p>
          </table:table-cell>
        </table:table-row>
        <table:table-row table:style-name="ro1">
          <table:table-cell office:value-type="string" calcext:value-type="string">
            <text:p>NZ_NRIR01000010.1</text:p>
          </table:table-cell>
          <table:table-cell office:value-type="float" office:value="375674" calcext:value-type="float">
            <text:p>3756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Ferrimonadaceae</text:p>
          </table:table-cell>
          <table:table-cell office:value-type="string" calcext:value-type="string">
            <text:p>Paraferrimonas</text:p>
          </table:table-cell>
          <table:table-cell office:value-type="string" calcext:value-type="string">
            <text:p>Paraferrimonas sedimenticola</text:p>
          </table:table-cell>
        </table:table-row>
        <table:table-row table:style-name="ro1">
          <table:table-cell office:value-type="string" calcext:value-type="string">
            <text:p>NZ_MDGT01000001.1</text:p>
          </table:table-cell>
          <table:table-cell office:value-type="float" office:value="1889913" calcext:value-type="float">
            <text:p>18899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Idiomarinaceae</text:p>
          </table:table-cell>
          <table:table-cell office:value-type="string" calcext:value-type="string">
            <text:p>Idiomarina</text:p>
          </table:table-cell>
          <table:table-cell/>
        </table:table-row>
        <table:table-row table:style-name="ro1">
          <table:table-cell office:value-type="string" calcext:value-type="string">
            <text:p>NZ_LN554852.1</text:p>
          </table:table-cell>
          <table:table-cell office:value-type="float" office:value="80854" calcext:value-type="float">
            <text:p>808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Moritellaceae</text:p>
          </table:table-cell>
          <table:table-cell office:value-type="string" calcext:value-type="string">
            <text:p>Moritella</text:p>
          </table:table-cell>
          <table:table-cell office:value-type="string" calcext:value-type="string">
            <text:p>Moritella viscosa</text:p>
          </table:table-cell>
        </table:table-row>
        <table:table-row table:style-name="ro1">
          <table:table-cell office:value-type="string" calcext:value-type="string">
            <text:p>NZ_CP013350.1</text:p>
          </table:table-cell>
          <table:table-cell office:value-type="float" office:value="152297" calcext:value-type="float">
            <text:p>1522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Pseudoalteromonadaceae</text:p>
          </table:table-cell>
          <table:table-cell office:value-type="string" calcext:value-type="string">
            <text:p>Pseudoalteromonas</text:p>
          </table:table-cell>
          <table:table-cell office:value-type="string" calcext:value-type="string">
            <text:p>Pseudoalteromonas issachenkonii</text:p>
          </table:table-cell>
        </table:table-row>
        <table:table-row table:style-name="ro1">
          <table:table-cell office:value-type="string" calcext:value-type="string">
            <text:p>NC_008709.1</text:p>
          </table:table-cell>
          <table:table-cell office:value-type="float" office:value="357804" calcext:value-type="float">
            <text:p>3578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Psychromonadaceae</text:p>
          </table:table-cell>
          <table:table-cell office:value-type="string" calcext:value-type="string">
            <text:p>Psychromonas</text:p>
          </table:table-cell>
          <table:table-cell office:value-type="string" calcext:value-type="string">
            <text:p>Psychromonas ingrahamii</text:p>
          </table:table-cell>
        </table:table-row>
        <table:table-row table:style-name="ro1">
          <table:table-cell office:value-type="string" calcext:value-type="string">
            <text:p>NZ_MDKA01000001.1</text:p>
          </table:table-cell>
          <table:table-cell office:value-type="float" office:value="38313" calcext:value-type="float">
            <text:p>38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lteromonadales</text:p>
          </table:table-cell>
          <table:table-cell office:value-type="string" calcext:value-type="string">
            <text:p>Shewanellaceae</text:p>
          </table:table-cell>
          <table:table-cell office:value-type="string" calcext:value-type="string">
            <text:p>Shewanella</text:p>
          </table:table-cell>
          <table:table-cell office:value-type="string" calcext:value-type="string">
            <text:p>Shewanella algae</text:p>
          </table:table-cell>
        </table:table-row>
        <table:table-row table:style-name="ro1">
          <table:table-cell office:value-type="string" calcext:value-type="string">
            <text:p>NZ_GG694050.1</text:p>
          </table:table-cell>
          <table:table-cell office:value-type="float" office:value="638300" calcext:value-type="float">
            <text:p>6383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ardiobacteriales</text:p>
          </table:table-cell>
          <table:table-cell office:value-type="string" calcext:value-type="string">
            <text:p>Cardiobacteriaceae</text:p>
          </table:table-cell>
          <table:table-cell office:value-type="string" calcext:value-type="string">
            <text:p>Cardiobacterium</text:p>
          </table:table-cell>
          <table:table-cell office:value-type="string" calcext:value-type="string">
            <text:p>Cardiobacterium hominis</text:p>
          </table:table-cell>
        </table:table-row>
        <table:table-row table:style-name="ro1">
          <table:table-cell office:value-type="string" calcext:value-type="string">
            <text:p>NC_009446.1</text:p>
          </table:table-cell>
          <table:table-cell office:value-type="float" office:value="246195" calcext:value-type="float">
            <text:p>246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ardiobacteriales</text:p>
          </table:table-cell>
          <table:table-cell office:value-type="string" calcext:value-type="string">
            <text:p>Cardiobacteriaceae</text:p>
          </table:table-cell>
          <table:table-cell office:value-type="string" calcext:value-type="string">
            <text:p>Dichelobacter</text:p>
          </table:table-cell>
          <table:table-cell office:value-type="string" calcext:value-type="string">
            <text:p>Dichelobacter nodosus</text:p>
          </table:table-cell>
        </table:table-row>
        <table:table-row table:style-name="ro1">
          <table:table-cell office:value-type="string" calcext:value-type="string">
            <text:p>NZ_LXHZ01000022.1</text:p>
          </table:table-cell>
          <table:table-cell office:value-type="float" office:value="1839807" calcext:value-type="float">
            <text:p>18398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ardiobacteriales</text:p>
          </table:table-cell>
          <table:table-cell office:value-type="string" calcext:value-type="string">
            <text:p>Cardiobacteriaceae</text:p>
          </table:table-cell>
          <table:table-cell office:value-type="string" calcext:value-type="string">
            <text:p>Rappaport</text:p>
          </table:table-cell>
          <table:table-cell office:value-type="string" calcext:value-type="string">
            <text:p>Rappaport israeli</text:p>
          </table:table-cell>
        </table:table-row>
        <table:table-row table:style-name="ro1">
          <table:table-cell office:value-type="string" calcext:value-type="string">
            <text:p>NZ_LWHB01000001.1</text:p>
          </table:table-cell>
          <table:table-cell office:value-type="float" office:value="279832" calcext:value-type="float">
            <text:p>2798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ardiobacteriales</text:p>
          </table:table-cell>
          <table:table-cell office:value-type="string" calcext:value-type="string">
            <text:p>Cardiobacteriaceae</text:p>
          </table:table-cell>
          <table:table-cell office:value-type="string" calcext:value-type="string">
            <text:p>Suttonella</text:p>
          </table:table-cell>
          <table:table-cell office:value-type="string" calcext:value-type="string">
            <text:p>Suttonella ornithocola</text:p>
          </table:table-cell>
        </table:table-row>
        <table:table-row table:style-name="ro1">
          <table:table-cell office:value-type="string" calcext:value-type="string">
            <text:p>NZ_NKQJ01000010.1</text:p>
          </table:table-cell>
          <table:table-cell office:value-type="float" office:value="2013869" calcext:value-type="float">
            <text:p>20138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Agaribacterium</text:p>
          </table:table-cell>
          <table:table-cell office:value-type="string" calcext:value-type="string">
            <text:p>Agaribacterium haliotis</text:p>
          </table:table-cell>
        </table:table-row>
        <table:table-row table:style-name="ro1">
          <table:table-cell office:value-type="string" calcext:value-type="string">
            <text:p>NZ_CP020038.1</text:p>
          </table:table-cell>
          <table:table-cell office:value-type="float" office:value="1737490" calcext:value-type="float">
            <text:p>17374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Agarilytica</text:p>
          </table:table-cell>
          <table:table-cell office:value-type="string" calcext:value-type="string">
            <text:p>Agarilytica rhodophyticola</text:p>
          </table:table-cell>
        </table:table-row>
        <table:table-row table:style-name="ro1">
          <table:table-cell office:value-type="string" calcext:value-type="string">
            <text:p>NZ_CP021382.1</text:p>
          </table:table-cell>
          <table:table-cell office:value-type="float" office:value="1987723" calcext:value-type="float">
            <text:p>19877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Cellvibrio</text:p>
          </table:table-cell>
          <table:table-cell/>
        </table:table-row>
        <table:table-row table:style-name="ro1">
          <table:table-cell office:value-type="string" calcext:value-type="string">
            <text:p>NZ_JXCJ01000001.1</text:p>
          </table:table-cell>
          <table:table-cell office:value-type="float" office:value="679259" calcext:value-type="float">
            <text:p>6792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Gilvimarinus</text:p>
          </table:table-cell>
          <table:table-cell office:value-type="string" calcext:value-type="string">
            <text:p>Gilvimarinus agarilyticus</text:p>
          </table:table-cell>
        </table:table-row>
        <table:table-row table:style-name="ro1">
          <table:table-cell office:value-type="string" calcext:value-type="string">
            <text:p>NZ_LGAK01000001.1</text:p>
          </table:table-cell>
          <table:table-cell office:value-type="float" office:value="1513270" calcext:value-type="float">
            <text:p>15132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Marinagarivorans</text:p>
          </table:table-cell>
          <table:table-cell office:value-type="string" calcext:value-type="string">
            <text:p>Marinagarivorans algicola</text:p>
          </table:table-cell>
        </table:table-row>
        <table:table-row table:style-name="ro1">
          <table:table-cell office:value-type="string" calcext:value-type="string">
            <text:p>NZ_AWEP01000001.1</text:p>
          </table:table-cell>
          <table:table-cell office:value-type="float" office:value="1381596" calcext:value-type="float">
            <text:p>13815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Marinimicrobium</text:p>
          </table:table-cell>
          <table:table-cell/>
        </table:table-row>
        <table:table-row table:style-name="ro1">
          <table:table-cell office:value-type="string" calcext:value-type="string">
            <text:p>NC_007912.1</text:p>
          </table:table-cell>
          <table:table-cell office:value-type="float" office:value="203122" calcext:value-type="float">
            <text:p>2031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Saccharophagus</text:p>
          </table:table-cell>
          <table:table-cell office:value-type="string" calcext:value-type="string">
            <text:p>Saccharophagus degradans</text:p>
          </table:table-cell>
        </table:table-row>
        <table:table-row table:style-name="ro1">
          <table:table-cell office:value-type="string" calcext:value-type="string">
            <text:p>NC_018868.3</text:p>
          </table:table-cell>
          <table:table-cell office:value-type="float" office:value="1117647" calcext:value-type="float">
            <text:p>11176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Simiduia</text:p>
          </table:table-cell>
          <table:table-cell office:value-type="string" calcext:value-type="string">
            <text:p>Simiduia agarivorans</text:p>
          </table:table-cell>
        </table:table-row>
        <table:table-row table:style-name="ro1">
          <table:table-cell office:value-type="string" calcext:value-type="string">
            <text:p>NZ_LANB01000001.1</text:p>
          </table:table-cell>
          <table:table-cell office:value-type="float" office:value="1286364" calcext:value-type="float">
            <text:p>12863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Cellvibrionaceae</text:p>
          </table:table-cell>
          <table:table-cell office:value-type="string" calcext:value-type="string">
            <text:p>Teredinibacter</text:p>
          </table:table-cell>
          <table:table-cell/>
        </table:table-row>
        <table:table-row table:style-name="ro1">
          <table:table-cell office:value-type="string" calcext:value-type="string">
            <text:p>NZ_CM002299.1</text:p>
          </table:table-cell>
          <table:table-cell office:value-type="float" office:value="314285" calcext:value-type="float">
            <text:p>3142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Halieaceae</text:p>
          </table:table-cell>
          <table:table-cell office:value-type="string" calcext:value-type="string">
            <text:p>Congregibacter</text:p>
          </table:table-cell>
          <table:table-cell office:value-type="string" calcext:value-type="string">
            <text:p>Congregibacter litoralis</text:p>
          </table:table-cell>
        </table:table-row>
        <table:table-row table:style-name="ro1">
          <table:table-cell office:value-type="string" calcext:value-type="string">
            <text:p>NZ_AUHJ01000001.1</text:p>
          </table:table-cell>
          <table:table-cell office:value-type="float" office:value="1121937" calcext:value-type="float">
            <text:p>11219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Halieaceae</text:p>
          </table:table-cell>
          <table:table-cell office:value-type="string" calcext:value-type="string">
            <text:p>Haliea</text:p>
          </table:table-cell>
          <table:table-cell office:value-type="string" calcext:value-type="string">
            <text:p>Haliea salexigens</text:p>
          </table:table-cell>
        </table:table-row>
        <table:table-row table:style-name="ro1">
          <table:table-cell office:value-type="string" calcext:value-type="string">
            <text:p>NZ_CP019046.1</text:p>
          </table:table-cell>
          <table:table-cell office:value-type="float" office:value="930806" calcext:value-type="float">
            <text:p>9308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Halieaceae</text:p>
          </table:table-cell>
          <table:table-cell office:value-type="string" calcext:value-type="string">
            <text:p>Halioglobus</text:p>
          </table:table-cell>
          <table:table-cell office:value-type="string" calcext:value-type="string">
            <text:p>Halioglobus pacificus</text:p>
          </table:table-cell>
        </table:table-row>
        <table:table-row table:style-name="ro1">
          <table:table-cell office:value-type="string" calcext:value-type="string">
            <text:p>NZ_DS999411.1</text:p>
          </table:table-cell>
          <table:table-cell office:value-type="float" office:value="565045" calcext:value-type="float">
            <text:p>5650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Halieaceae</text:p>
          </table:table-cell>
          <table:table-cell office:value-type="string" calcext:value-type="string">
            <text:p>Luminiphilus</text:p>
          </table:table-cell>
          <table:table-cell office:value-type="string" calcext:value-type="string">
            <text:p>Luminiphilus syltensis</text:p>
          </table:table-cell>
        </table:table-row>
        <table:table-row table:style-name="ro1">
          <table:table-cell office:value-type="string" calcext:value-type="string">
            <text:p>NZ_KN234745.1</text:p>
          </table:table-cell>
          <table:table-cell office:value-type="float" office:value="1265313" calcext:value-type="float">
            <text:p>1265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Halieaceae</text:p>
          </table:table-cell>
          <table:table-cell office:value-type="string" calcext:value-type="string">
            <text:p>Pseudohaliea</text:p>
          </table:table-cell>
          <table:table-cell office:value-type="string" calcext:value-type="string">
            <text:p>Pseudohaliea rubra</text:p>
          </table:table-cell>
        </table:table-row>
        <table:table-row table:style-name="ro1">
          <table:table-cell office:value-type="string" calcext:value-type="string">
            <text:p>NZ_CP014143.1</text:p>
          </table:table-cell>
          <table:table-cell office:value-type="float" office:value="1769779" calcext:value-type="float">
            <text:p>17697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Microbulbiferaceae</text:p>
          </table:table-cell>
          <table:table-cell office:value-type="string" calcext:value-type="string">
            <text:p>Microbulbifer</text:p>
          </table:table-cell>
          <table:table-cell office:value-type="string" calcext:value-type="string">
            <text:p>Microbulbifer aggregans</text:p>
          </table:table-cell>
        </table:table-row>
        <table:table-row table:style-name="ro1">
          <table:table-cell office:value-type="string" calcext:value-type="string">
            <text:p>NZ_JQMM01000001.1</text:p>
          </table:table-cell>
          <table:table-cell office:value-type="float" office:value="1415778" calcext:value-type="float">
            <text:p>14157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Porticoccaceae</text:p>
          </table:table-cell>
          <table:table-cell office:value-type="string" calcext:value-type="string">
            <text:p>Porticoccus</text:p>
          </table:table-cell>
          <table:table-cell office:value-type="string" calcext:value-type="string">
            <text:p>Porticoccus hydrocarbonoclasticus</text:p>
          </table:table-cell>
        </table:table-row>
        <table:table-row table:style-name="ro1">
          <table:table-cell office:value-type="string" calcext:value-type="string">
            <text:p>NZ_KB891575.1</text:p>
          </table:table-cell>
          <table:table-cell office:value-type="float" office:value="1121374" calcext:value-type="float">
            <text:p>11213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Spongiibacteraceae</text:p>
          </table:table-cell>
          <table:table-cell office:value-type="string" calcext:value-type="string">
            <text:p>Dasania</text:p>
          </table:table-cell>
          <table:table-cell office:value-type="string" calcext:value-type="string">
            <text:p>Dasania marina</text:p>
          </table:table-cell>
        </table:table-row>
        <table:table-row table:style-name="ro1">
          <table:table-cell office:value-type="string" calcext:value-type="string">
            <text:p>NZ_CP019343.1</text:p>
          </table:table-cell>
          <table:table-cell office:value-type="float" office:value="716816" calcext:value-type="float">
            <text:p>716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Spongiibacteraceae</text:p>
          </table:table-cell>
          <table:table-cell office:value-type="string" calcext:value-type="string">
            <text:p>Oceanicoccus</text:p>
          </table:table-cell>
          <table:table-cell office:value-type="string" calcext:value-type="string">
            <text:p>Oceanicoccus sagamiensis</text:p>
          </table:table-cell>
        </table:table-row>
        <table:table-row table:style-name="ro1">
          <table:table-cell office:value-type="string" calcext:value-type="string">
            <text:p>NZ_ATUS01000001.1</text:p>
          </table:table-cell>
          <table:table-cell office:value-type="float" office:value="1123279" calcext:value-type="float">
            <text:p>11232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Spongiibacteraceae</text:p>
          </table:table-cell>
          <table:table-cell office:value-type="string" calcext:value-type="string">
            <text:p>Spongiibacter</text:p>
          </table:table-cell>
          <table:table-cell office:value-type="string" calcext:value-type="string">
            <text:p>Spongiibacter tropicus</text:p>
          </table:table-cell>
        </table:table-row>
        <table:table-row table:style-name="ro1">
          <table:table-cell office:value-type="string" calcext:value-type="string">
            <text:p>NZ_CP014544.1</text:p>
          </table:table-cell>
          <table:table-cell office:value-type="float" office:value="1470434" calcext:value-type="float">
            <text:p>14704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ellvibrionales</text:p>
          </table:table-cell>
          <table:table-cell office:value-type="string" calcext:value-type="string">
            <text:p>Spongiibacteraceae</text:p>
          </table:table-cell>
          <table:table-cell office:value-type="string" calcext:value-type="string">
            <text:p>Zhongshania</text:p>
          </table:table-cell>
          <table:table-cell office:value-type="string" calcext:value-type="string">
            <text:p>Zhongshania aliphaticivorans</text:p>
          </table:table-cell>
        </table:table-row>
        <table:table-row table:style-name="ro1">
          <table:table-cell office:value-type="string" calcext:value-type="string">
            <text:p>NC_013851.1</text:p>
          </table:table-cell>
          <table:table-cell office:value-type="float" office:value="572477" calcext:value-type="float">
            <text:p>5724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Allochromatium</text:p>
          </table:table-cell>
          <table:table-cell office:value-type="string" calcext:value-type="string">
            <text:p>Allochromatium vinosum</text:p>
          </table:table-cell>
        </table:table-row>
        <table:table-row table:style-name="ro1">
          <table:table-cell office:value-type="string" calcext:value-type="string">
            <text:p>NZ_LAHO01000016.1</text:p>
          </table:table-cell>
          <table:table-cell office:value-type="float" office:value="336831" calcext:value-type="float">
            <text:p>3368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Arsukibacterium</text:p>
          </table:table-cell>
          <table:table-cell office:value-type="string" calcext:value-type="string">
            <text:p>Arsukibacterium ikkense</text:p>
          </table:table-cell>
        </table:table-row>
        <table:table-row table:style-name="ro1">
          <table:table-cell office:value-type="string" calcext:value-type="string">
            <text:p>NZ_AONC01000001.1</text:p>
          </table:table-cell>
          <table:table-cell office:value-type="float" office:value="1249627" calcext:value-type="float">
            <text:p>12496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Imhoffiella</text:p>
          </table:table-cell>
          <table:table-cell office:value-type="string" calcext:value-type="string">
            <text:p>Imhoffiella purpurea</text:p>
          </table:table-cell>
        </table:table-row>
        <table:table-row table:style-name="ro1">
          <table:table-cell office:value-type="string" calcext:value-type="string">
            <text:p>NZ_KB902362.1</text:p>
          </table:table-cell>
          <table:table-cell office:value-type="float" office:value="765909" calcext:value-type="float">
            <text:p>7659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Lamprocystis</text:p>
          </table:table-cell>
          <table:table-cell office:value-type="string" calcext:value-type="string">
            <text:p>Lamprocystis purpurea</text:p>
          </table:table-cell>
        </table:table-row>
        <table:table-row table:style-name="ro1">
          <table:table-cell office:value-type="string" calcext:value-type="string">
            <text:p>NZ_LSYU01000001.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Marichromatium</text:p>
          </table:table-cell>
          <table:table-cell office:value-type="string" calcext:value-type="string">
            <text:p>Marichromatium gracile</text:p>
          </table:table-cell>
        </table:table-row>
        <table:table-row table:style-name="ro1">
          <table:table-cell office:value-type="string" calcext:value-type="string">
            <text:p>NC_013960.1</text:p>
          </table:table-cell>
          <table:table-cell office:value-type="float" office:value="472759" calcext:value-type="float">
            <text:p>4727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Nitrosococcus</text:p>
          </table:table-cell>
          <table:table-cell office:value-type="string" calcext:value-type="string">
            <text:p>Nitrosococcus halophilus</text:p>
          </table:table-cell>
        </table:table-row>
        <table:table-row table:style-name="ro1">
          <table:table-cell office:value-type="string" calcext:value-type="string">
            <text:p>NZ_JONU01000001.1</text:p>
          </table:table-cell>
          <table:table-cell office:value-type="float" office:value="1123055" calcext:value-type="float">
            <text:p>11230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Pararheinheimera</text:p>
          </table:table-cell>
          <table:table-cell office:value-type="string" calcext:value-type="string">
            <text:p>Pararheinheimera texasensis</text:p>
          </table:table-cell>
        </table:table-row>
        <table:table-row table:style-name="ro1">
          <table:table-cell office:value-type="string" calcext:value-type="string">
            <text:p>NZ_AUDG01000001.1</text:p>
          </table:table-cell>
          <table:table-cell office:value-type="float" office:value="1123053" calcext:value-type="float">
            <text:p>11230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Rheinheimera</text:p>
          </table:table-cell>
          <table:table-cell office:value-type="string" calcext:value-type="string">
            <text:p>Rheinheimera baltica</text:p>
          </table:table-cell>
        </table:table-row>
        <table:table-row table:style-name="ro1">
          <table:table-cell office:value-type="string" calcext:value-type="string">
            <text:p>NZ_LN848257.1</text:p>
          </table:table-cell>
          <table:table-cell office:value-type="float" office:value="610332" calcext:value-type="float">
            <text:p>6103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capsa</text:p>
          </table:table-cell>
          <table:table-cell office:value-type="string" calcext:value-type="string">
            <text:p>Thiocapsa sp. KS1</text:p>
          </table:table-cell>
        </table:table-row>
        <table:table-row table:style-name="ro1">
          <table:table-cell office:value-type="string" calcext:value-type="string">
            <text:p>NC_018012.1</text:p>
          </table:table-cell>
          <table:table-cell office:value-type="float" office:value="765911" calcext:value-type="float">
            <text:p>7659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cystis</text:p>
          </table:table-cell>
          <table:table-cell office:value-type="string" calcext:value-type="string">
            <text:p>Thiocystis violascens</text:p>
          </table:table-cell>
        </table:table-row>
        <table:table-row table:style-name="ro1">
          <table:table-cell office:value-type="string" calcext:value-type="string">
            <text:p>NC_019940.1</text:p>
          </table:table-cell>
          <table:table-cell office:value-type="float" office:value="765912" calcext:value-type="float">
            <text:p>7659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flavicoccus</text:p>
          </table:table-cell>
          <table:table-cell office:value-type="string" calcext:value-type="string">
            <text:p>Thioflavicoccus mobilis</text:p>
          </table:table-cell>
        </table:table-row>
        <table:table-row table:style-name="ro1">
          <table:table-cell office:value-type="string" calcext:value-type="string">
            <text:p>NZ_JABX01000001.1</text:p>
          </table:table-cell>
          <table:table-cell office:value-type="float" office:value="1431688" calcext:value-type="float">
            <text:p>14316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halocapsa</text:p>
          </table:table-cell>
          <table:table-cell/>
        </table:table-row>
        <table:table-row table:style-name="ro1">
          <table:table-cell office:value-type="string" calcext:value-type="string">
            <text:p>NZ_AFWT01000141.1</text:p>
          </table:table-cell>
          <table:table-cell office:value-type="float" office:value="765913" calcext:value-type="float">
            <text:p>7659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rhodococcus</text:p>
          </table:table-cell>
          <table:table-cell office:value-type="string" calcext:value-type="string">
            <text:p>Thiorhodococcus drewsii</text:p>
          </table:table-cell>
        </table:table-row>
        <table:table-row table:style-name="ro1">
          <table:table-cell office:value-type="string" calcext:value-type="string">
            <text:p>NZ_JH603163.1</text:p>
          </table:table-cell>
          <table:table-cell office:value-type="float" office:value="631362" calcext:value-type="float">
            <text:p>6313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Chromatiaceae</text:p>
          </table:table-cell>
          <table:table-cell office:value-type="string" calcext:value-type="string">
            <text:p>Thiorhodovibrio</text:p>
          </table:table-cell>
          <table:table-cell/>
        </table:table-row>
        <table:table-row table:style-name="ro1">
          <table:table-cell office:value-type="string" calcext:value-type="string">
            <text:p>NZ_JQSG02000001.1</text:p>
          </table:table-cell>
          <table:table-cell office:value-type="float" office:value="160660" calcext:value-type="float">
            <text:p>1606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Acidihalobacter</text:p>
          </table:table-cell>
          <table:table-cell office:value-type="string" calcext:value-type="string">
            <text:p>Acidihalobacter prosperus</text:p>
          </table:table-cell>
        </table:table-row>
        <table:table-row table:style-name="ro1">
          <table:table-cell office:value-type="string" calcext:value-type="string">
            <text:p>NC_008340.1</text:p>
          </table:table-cell>
          <table:table-cell office:value-type="float" office:value="187272" calcext:value-type="float">
            <text:p>1872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Alkalilimnicola</text:p>
          </table:table-cell>
          <table:table-cell office:value-type="string" calcext:value-type="string">
            <text:p>Alkalilimnicola ehrlichii</text:p>
          </table:table-cell>
        </table:table-row>
        <table:table-row table:style-name="ro1">
          <table:table-cell office:value-type="string" calcext:value-type="string">
            <text:p>NZ_FOEG01000027.1</text:p>
          </table:table-cell>
          <table:table-cell office:value-type="float" office:value="406100" calcext:value-type="float">
            <text:p>4061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Aquisalimonas</text:p>
          </table:table-cell>
          <table:table-cell office:value-type="string" calcext:value-type="string">
            <text:p>Aquisalimonas asiatica</text:p>
          </table:table-cell>
        </table:table-row>
        <table:table-row table:style-name="ro1">
          <table:table-cell office:value-type="string" calcext:value-type="string">
            <text:p>NZ_FTPK01000006.1</text:p>
          </table:table-cell>
          <table:table-cell office:value-type="float" office:value="233100" calcext:value-type="float">
            <text:p>2331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Ectothiorhodosinus</text:p>
          </table:table-cell>
          <table:table-cell office:value-type="string" calcext:value-type="string">
            <text:p>Ectothiorhodosinus mongolicus</text:p>
          </table:table-cell>
        </table:table-row>
        <table:table-row table:style-name="ro1">
          <table:table-cell office:value-type="string" calcext:value-type="string">
            <text:p>NZ_FOUO01000035.1</text:p>
          </table:table-cell>
          <table:table-cell office:value-type="float" office:value="195064" calcext:value-type="float">
            <text:p>1950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Ectothiorhodospira</text:p>
          </table:table-cell>
          <table:table-cell office:value-type="string" calcext:value-type="string">
            <text:p>Ectothiorhodospira mobilis</text:p>
          </table:table-cell>
        </table:table-row>
        <table:table-row table:style-name="ro1">
          <table:table-cell office:value-type="string" calcext:value-type="string">
            <text:p>NC_008789.1</text:p>
          </table:table-cell>
          <table:table-cell office:value-type="float" office:value="349124" calcext:value-type="float">
            <text:p>3491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Halorhodospira</text:p>
          </table:table-cell>
          <table:table-cell office:value-type="string" calcext:value-type="string">
            <text:p>Halorhodospira halophila</text:p>
          </table:table-cell>
        </table:table-row>
        <table:table-row table:style-name="ro1">
          <table:table-cell office:value-type="string" calcext:value-type="string">
            <text:p>NZ_AQQV01000001.1</text:p>
          </table:table-cell>
          <table:table-cell office:value-type="float" office:value="1317117" calcext:value-type="float">
            <text:p>13171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Oceanococcus</text:p>
          </table:table-cell>
          <table:table-cell office:value-type="string" calcext:value-type="string">
            <text:p>Oceanococcus atlanticus</text:p>
          </table:table-cell>
        </table:table-row>
        <table:table-row table:style-name="ro1">
          <table:table-cell office:value-type="string" calcext:value-type="string">
            <text:p>NC_021291.1</text:p>
          </table:table-cell>
          <table:table-cell office:value-type="float" office:value="1260251" calcext:value-type="float">
            <text:p>12602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Spiribacter</text:p>
          </table:table-cell>
          <table:table-cell office:value-type="string" calcext:value-type="string">
            <text:p>Spiribacter salinus</text:p>
          </table:table-cell>
        </table:table-row>
        <table:table-row table:style-name="ro1">
          <table:table-cell office:value-type="string" calcext:value-type="string">
            <text:p>NZ_MVBK01000001.1</text:p>
          </table:table-cell>
          <table:table-cell office:value-type="float" office:value="108003" calcext:value-type="float">
            <text:p>1080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Thioalkalivibrio</text:p>
          </table:table-cell>
          <table:table-cell office:value-type="string" calcext:value-type="string">
            <text:p>Thioalkalivibrio denitrificans</text:p>
          </table:table-cell>
        </table:table-row>
        <table:table-row table:style-name="ro1">
          <table:table-cell office:value-type="string" calcext:value-type="string">
            <text:p>NZ_FMWD01000028.1</text:p>
          </table:table-cell>
          <table:table-cell office:value-type="float" office:value="415747" calcext:value-type="float">
            <text:p>4157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Thiohalomonas</text:p>
          </table:table-cell>
          <table:table-cell office:value-type="string" calcext:value-type="string">
            <text:p>Thiohalomonas denitrificans</text:p>
          </table:table-cell>
        </table:table-row>
        <table:table-row table:style-name="ro1">
          <table:table-cell office:value-type="string" calcext:value-type="string">
            <text:p>NZ_FOMJ01000009.1</text:p>
          </table:table-cell>
          <table:table-cell office:value-type="float" office:value="1123397" calcext:value-type="float">
            <text:p>11233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Thiohalospira</text:p>
          </table:table-cell>
          <table:table-cell office:value-type="string" calcext:value-type="string">
            <text:p>Thiohalospira halophila</text:p>
          </table:table-cell>
        </table:table-row>
        <table:table-row table:style-name="ro1">
          <table:table-cell office:value-type="string" calcext:value-type="string">
            <text:p>NZ_AGFD01000186.1</text:p>
          </table:table-cell>
          <table:table-cell office:value-type="float" office:value="765914" calcext:value-type="float">
            <text:p>7659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Ectothiorhodospiraceae</text:p>
          </table:table-cell>
          <table:table-cell office:value-type="string" calcext:value-type="string">
            <text:p>Thiorhodospira</text:p>
          </table:table-cell>
          <table:table-cell office:value-type="string" calcext:value-type="string">
            <text:p>Thiorhodospira sibirica</text:p>
          </table:table-cell>
        </table:table-row>
        <table:table-row table:style-name="ro1">
          <table:table-cell office:value-type="string" calcext:value-type="string">
            <text:p>NZ_CP018632.1</text:p>
          </table:table-cell>
          <table:table-cell office:value-type="float" office:value="1192854" calcext:value-type="float">
            <text:p>11928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Granulosicoccaceae</text:p>
          </table:table-cell>
          <table:table-cell office:value-type="string" calcext:value-type="string">
            <text:p>Granulosicoccus</text:p>
          </table:table-cell>
          <table:table-cell office:value-type="string" calcext:value-type="string">
            <text:p>Granulosicoccus antarcticus</text:p>
          </table:table-cell>
        </table:table-row>
        <table:table-row table:style-name="ro1">
          <table:table-cell office:value-type="string" calcext:value-type="string">
            <text:p>NC_013422.1</text:p>
          </table:table-cell>
          <table:table-cell office:value-type="float" office:value="555778" calcext:value-type="float">
            <text:p>5557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Halothiobacillaceae</text:p>
          </table:table-cell>
          <table:table-cell office:value-type="string" calcext:value-type="string">
            <text:p>Halothiobacillus</text:p>
          </table:table-cell>
          <table:table-cell office:value-type="string" calcext:value-type="string">
            <text:p>Halothiobacillus neapolitanus</text:p>
          </table:table-cell>
        </table:table-row>
        <table:table-row table:style-name="ro1">
          <table:table-cell office:value-type="string" calcext:value-type="string">
            <text:p>NZ_CP012154.1</text:p>
          </table:table-cell>
          <table:table-cell office:value-type="float" office:value="1579979" calcext:value-type="float">
            <text:p>15799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Wenzhouxiangellaceae</text:p>
          </table:table-cell>
          <table:table-cell office:value-type="string" calcext:value-type="string">
            <text:p>Wenzhouxiangella</text:p>
          </table:table-cell>
          <table:table-cell office:value-type="string" calcext:value-type="string">
            <text:p>Wenzhouxiangella marina</text:p>
          </table:table-cell>
        </table:table-row>
        <table:table-row table:style-name="ro1">
          <table:table-cell office:value-type="string" calcext:value-type="string">
            <text:p>NZ_CP016268.1</text:p>
          </table:table-cell>
          <table:table-cell office:value-type="float" office:value="1548547" calcext:value-type="float">
            <text:p>15485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Chromatiales</text:p>
          </table:table-cell>
          <table:table-cell office:value-type="string" calcext:value-type="string">
            <text:p>Woeseiaceae</text:p>
          </table:table-cell>
          <table:table-cell office:value-type="string" calcext:value-type="string">
            <text:p>Woeseia</text:p>
          </table:table-cell>
          <table:table-cell office:value-type="string" calcext:value-type="string">
            <text:p>Woeseia oceani</text:p>
          </table:table-cell>
        </table:table-row>
        <table:table-row table:style-name="ro1">
          <table:table-cell office:value-type="string" calcext:value-type="string">
            <text:p>NZ_PDDX01000001.1</text:p>
          </table:table-cell>
          <table:table-cell office:value-type="float" office:value="82979" calcext:value-type="float">
            <text:p>829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Budviciaceae</text:p>
          </table:table-cell>
          <table:table-cell office:value-type="string" calcext:value-type="string">
            <text:p>Budvicia</text:p>
          </table:table-cell>
          <table:table-cell office:value-type="string" calcext:value-type="string">
            <text:p>Budvicia aquatica</text:p>
          </table:table-cell>
        </table:table-row>
        <table:table-row table:style-name="ro1">
          <table:table-cell office:value-type="string" calcext:value-type="string">
            <text:p>NZ_CP010423.1</text:p>
          </table:table-cell>
          <table:table-cell office:value-type="float" office:value="82985" calcext:value-type="float">
            <text:p>829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Budviciaceae</text:p>
          </table:table-cell>
          <table:table-cell office:value-type="string" calcext:value-type="string">
            <text:p>Pragia</text:p>
          </table:table-cell>
          <table:table-cell office:value-type="string" calcext:value-type="string">
            <text:p>Pragia fontium</text:p>
          </table:table-cell>
        </table:table-row>
        <table:table-row table:style-name="ro1">
          <table:table-cell office:value-type="string" calcext:value-type="string">
            <text:p>NZ_JMPI01000001.1</text:p>
          </table:table-cell>
          <table:table-cell office:value-type="float" office:value="1006004" calcext:value-type="float">
            <text:p>10060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Buttiauxella</text:p>
          </table:table-cell>
          <table:table-cell office:value-type="string" calcext:value-type="string">
            <text:p>Buttiauxella agrestis</text:p>
          </table:table-cell>
        </table:table-row>
        <table:table-row table:style-name="ro1">
          <table:table-cell office:value-type="string" calcext:value-type="string">
            <text:p>NZ_KE161030.1</text:p>
          </table:table-cell>
          <table:table-cell office:value-type="float" office:value="566551" calcext:value-type="float">
            <text:p>5665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Cedecea</text:p>
          </table:table-cell>
          <table:table-cell office:value-type="string" calcext:value-type="string">
            <text:p>Cedecea davisae</text:p>
          </table:table-cell>
        </table:table-row>
        <table:table-row table:style-name="ro1">
          <table:table-cell office:value-type="string" calcext:value-type="string">
            <text:p>NZ_ANAV01000001.1</text:p>
          </table:table-cell>
          <table:table-cell office:value-type="float" office:value="1006003" calcext:value-type="float">
            <text:p>10060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Citrobacter freundii</text:p>
          </table:table-cell>
        </table:table-row>
        <table:table-row table:style-name="ro1">
          <table:table-cell office:value-type="string" calcext:value-type="string">
            <text:p>NZ_CP012268.1</text:p>
          </table:table-cell>
          <table:table-cell office:value-type="float" office:value="1159613" calcext:value-type="float">
            <text:p>11596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Cronobacter</text:p>
          </table:table-cell>
          <table:table-cell office:value-type="string" calcext:value-type="string">
            <text:p>Cronobacter muytjensii</text:p>
          </table:table-cell>
        </table:table-row>
        <table:table-row table:style-name="ro1">
          <table:table-cell office:value-type="string" calcext:value-type="string">
            <text:p>NC_021500.1</text:p>
          </table:table-cell>
          <table:table-cell office:value-type="float" office:value="1166130" calcext:value-type="float">
            <text:p>11661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/>
        </table:table-row>
        <table:table-row table:style-name="ro1">
          <table:table-cell office:value-type="string" calcext:value-type="string">
            <text:p>NZ_NIIT01000101.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scherichia coli</text:p>
          </table:table-cell>
        </table:table-row>
        <table:table-row table:style-name="ro1">
          <table:table-cell office:value-type="string" calcext:value-type="string">
            <text:p>NZ_AXDK01000001.1</text:p>
          </table:table-cell>
          <table:table-cell office:value-type="float" office:value="1405120" calcext:value-type="float">
            <text:p>14051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Franconibacter</text:p>
          </table:table-cell>
          <table:table-cell office:value-type="string" calcext:value-type="string">
            <text:p>Franconibacter helveticus</text:p>
          </table:table-cell>
        </table:table-row>
        <table:table-row table:style-name="ro1">
          <table:table-cell office:value-type="string" calcext:value-type="string">
            <text:p>NZ_CP014136.1</text:p>
          </table:table-cell>
          <table:table-cell office:value-type="float" office:value="929813" calcext:value-type="float">
            <text:p>9298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Gibbsiella</text:p>
          </table:table-cell>
          <table:table-cell office:value-type="string" calcext:value-type="string">
            <text:p>Gibbsiella quercinecans</text:p>
          </table:table-cell>
        </table:table-row>
        <table:table-row table:style-name="ro1">
          <table:table-cell office:value-type="string" calcext:value-type="string">
            <text:p>NZ_MRUL01000025.1</text:p>
          </table:table-cell>
          <table:table-cell office:value-type="float" office:value="1926881" calcext:value-type="float">
            <text:p>19268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Izhakiella</text:p>
          </table:table-cell>
          <table:table-cell office:value-type="string" calcext:value-type="string">
            <text:p>Izhakiella australiensis</text:p>
          </table:table-cell>
        </table:table-row>
        <table:table-row table:style-name="ro1">
          <table:table-cell office:value-type="string" calcext:value-type="string">
            <text:p>NZ_FWGB01000109.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Klebsiella pneumoniae</text:p>
          </table:table-cell>
        </table:table-row>
        <table:table-row table:style-name="ro1">
          <table:table-cell office:value-type="string" calcext:value-type="string">
            <text:p>NZ_JMPL01000001.1</text:p>
          </table:table-cell>
          <table:table-cell office:value-type="float" office:value="1006000" calcext:value-type="float">
            <text:p>10060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Kluyvera ascorbata</text:p>
          </table:table-cell>
        </table:table-row>
        <table:table-row table:style-name="ro1">
          <table:table-cell office:value-type="string" calcext:value-type="string">
            <text:p>NZ_CP019445.1</text:p>
          </table:table-cell>
          <table:table-cell office:value-type="float" office:value="208223" calcext:value-type="float">
            <text:p>2082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osakonia</text:p>
          </table:table-cell>
          <table:table-cell office:value-type="string" calcext:value-type="string">
            <text:p>Kosakonia cowanii</text:p>
          </table:table-cell>
        </table:table-row>
        <table:table-row table:style-name="ro1">
          <table:table-cell office:value-type="string" calcext:value-type="string">
            <text:p>NZ_CP013990.1</text:p>
          </table:table-cell>
          <table:table-cell office:value-type="float" office:value="83655" calcext:value-type="float">
            <text:p>836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Leclercia</text:p>
          </table:table-cell>
          <table:table-cell office:value-type="string" calcext:value-type="string">
            <text:p>Leclercia adecarboxylata</text:p>
          </table:table-cell>
        </table:table-row>
        <table:table-row table:style-name="ro1">
          <table:table-cell office:value-type="string" calcext:value-type="string">
            <text:p>NZ_MKER01000001.1</text:p>
          </table:table-cell>
          <table:table-cell office:value-type="float" office:value="69220" calcext:value-type="float">
            <text:p>692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Lelliottia</text:p>
          </table:table-cell>
          <table:table-cell office:value-type="string" calcext:value-type="string">
            <text:p>Lelliottia nimipressuralis</text:p>
          </table:table-cell>
        </table:table-row>
        <table:table-row table:style-name="ro1">
          <table:table-cell office:value-type="string" calcext:value-type="string">
            <text:p>NZ_JJMI01000001.1</text:p>
          </table:table-cell>
          <table:table-cell office:value-type="float" office:value="1224318" calcext:value-type="float">
            <text:p>12243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Mangrovibacter</text:p>
          </table:table-cell>
          <table:table-cell/>
        </table:table-row>
        <table:table-row table:style-name="ro1">
          <table:table-cell office:value-type="string" calcext:value-type="string">
            <text:p>NZ_HE578945.1</text:p>
          </table:table-cell>
          <table:table-cell office:value-type="float" office:value="1095768" calcext:value-type="float">
            <text:p>10957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Metakosakonia</text:p>
          </table:table-cell>
          <table:table-cell office:value-type="string" calcext:value-type="string">
            <text:p>Metakosakonia massiliensis</text:p>
          </table:table-cell>
        </table:table-row>
        <table:table-row table:style-name="ro1">
          <table:table-cell office:value-type="string" calcext:value-type="string">
            <text:p>NZ_PDKY01000001.1</text:p>
          </table:table-cell>
          <table:table-cell office:value-type="float" office:value="61647" calcext:value-type="float">
            <text:p>616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Pluralibacter</text:p>
          </table:table-cell>
          <table:table-cell office:value-type="string" calcext:value-type="string">
            <text:p>Pluralibacter gergoviae</text:p>
          </table:table-cell>
        </table:table-row>
        <table:table-row table:style-name="ro1">
          <table:table-cell office:value-type="string" calcext:value-type="string">
            <text:p>NZ_BBMZ01000055.1</text:p>
          </table:table-cell>
          <table:table-cell office:value-type="float" office:value="1115515" calcext:value-type="float">
            <text:p>11155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Pseudescherichia</text:p>
          </table:table-cell>
          <table:table-cell office:value-type="string" calcext:value-type="string">
            <text:p>Pseudescherichia vulneris</text:p>
          </table:table-cell>
        </table:table-row>
        <table:table-row table:style-name="ro1">
          <table:table-cell office:value-type="string" calcext:value-type="string">
            <text:p>NZ_LANE01000008.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Raoultella terrigena</text:p>
          </table:table-cell>
        </table:table-row>
        <table:table-row table:style-name="ro1">
          <table:table-cell office:value-type="string" calcext:value-type="string">
            <text:p>NZ_FOGC01000030.1</text:p>
          </table:table-cell>
          <table:table-cell office:value-type="float" office:value="988801" calcext:value-type="float">
            <text:p>9888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osenbergiella</text:p>
          </table:table-cell>
          <table:table-cell office:value-type="string" calcext:value-type="string">
            <text:p>Rosenbergiella nectarea</text:p>
          </table:table-cell>
        </table:table-row>
        <table:table-row table:style-name="ro1">
          <table:table-cell office:value-type="string" calcext:value-type="string">
            <text:p>NZ_CINJ01000001.1</text:p>
          </table:table-cell>
          <table:table-cell office:value-type="float" office:value="90370" calcext:value-type="float">
            <text:p>903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Salmonella enterica</text:p>
          </table:table-cell>
        </table:table-row>
        <table:table-row table:style-name="ro1">
          <table:table-cell office:value-type="string" calcext:value-type="string">
            <text:p>NZ_FTXY01000422.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higella</text:p>
          </table:table-cell>
          <table:table-cell office:value-type="string" calcext:value-type="string">
            <text:p>Shigella sonnei</text:p>
          </table:table-cell>
        </table:table-row>
        <table:table-row table:style-name="ro1">
          <table:table-cell office:value-type="string" calcext:value-type="string">
            <text:p>NC_017910.1</text:p>
          </table:table-cell>
          <table:table-cell office:value-type="float" office:value="630626" calcext:value-type="float">
            <text:p>630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himwellia</text:p>
          </table:table-cell>
          <table:table-cell office:value-type="string" calcext:value-type="string">
            <text:p>Shimwellia blattae</text:p>
          </table:table-cell>
        </table:table-row>
        <table:table-row table:style-name="ro1">
          <table:table-cell office:value-type="string" calcext:value-type="string">
            <text:p>NZ_LIFY01000001.1</text:p>
          </table:table-cell>
          <table:table-cell office:value-type="float" office:value="379893" calcext:value-type="float">
            <text:p>3798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Trabulsiella</text:p>
          </table:table-cell>
          <table:table-cell office:value-type="string" calcext:value-type="string">
            <text:p>Trabulsiella odontotermitis</text:p>
          </table:table-cell>
        </table:table-row>
        <table:table-row table:style-name="ro1">
          <table:table-cell office:value-type="string" calcext:value-type="string">
            <text:p>NZ_JMPS01000001.1</text:p>
          </table:table-cell>
          <table:table-cell office:value-type="float" office:value="911023" calcext:value-type="float">
            <text:p>9110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Yokenella</text:p>
          </table:table-cell>
          <table:table-cell office:value-type="string" calcext:value-type="string">
            <text:p>Yokenella regensburgei</text:p>
          </table:table-cell>
        </table:table-row>
        <table:table-row table:style-name="ro1">
          <table:table-cell office:value-type="string" calcext:value-type="string">
            <text:p>NC_017256.1</text:p>
          </table:table-cell>
          <table:table-cell office:value-type="float" office:value="1005090" calcext:value-type="float">
            <text:p>10050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rwiniaceae</text:p>
          </table:table-cell>
          <table:table-cell office:value-type="string" calcext:value-type="string">
            <text:p>Buchnera</text:p>
          </table:table-cell>
          <table:table-cell office:value-type="string" calcext:value-type="string">
            <text:p>Buchnera aphidicola</text:p>
          </table:table-cell>
        </table:table-row>
        <table:table-row table:style-name="ro1">
          <table:table-cell office:value-type="string" calcext:value-type="string">
            <text:p>NZ_JQNE01000001.1</text:p>
          </table:table-cell>
          <table:table-cell office:value-type="float" office:value="1500895" calcext:value-type="float">
            <text:p>15008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rwiniaceae</text:p>
          </table:table-cell>
          <table:table-cell office:value-type="string" calcext:value-type="string">
            <text:p>Erwinia</text:p>
          </table:table-cell>
          <table:table-cell office:value-type="string" calcext:value-type="string">
            <text:p>Erwinia sp. 9145</text:p>
          </table:table-cell>
        </table:table-row>
        <table:table-row table:style-name="ro1">
          <table:table-cell office:value-type="string" calcext:value-type="string">
            <text:p>NZ_CP019706.1</text:p>
          </table:table-cell>
          <table:table-cell office:value-type="float" office:value="1891675" calcext:value-type="float">
            <text:p>18916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rwiniaceae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Pantoea alhagi</text:p>
          </table:table-cell>
        </table:table-row>
        <table:table-row table:style-name="ro1">
          <table:table-cell office:value-type="string" calcext:value-type="string">
            <text:p>NZ_MTCG01000005.1</text:p>
          </table:table-cell>
          <table:table-cell office:value-type="float" office:value="1928657" calcext:value-type="float">
            <text:p>19286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rwiniaceae</text:p>
          </table:table-cell>
          <table:table-cell office:value-type="string" calcext:value-type="string">
            <text:p>Tatumella</text:p>
          </table:table-cell>
          <table:table-cell/>
        </table:table-row>
        <table:table-row table:style-name="ro1">
          <table:table-cell office:value-type="string" calcext:value-type="string">
            <text:p>NC_016893.1</text:p>
          </table:table-cell>
          <table:table-cell office:value-type="float" office:value="1142511" calcext:value-type="float">
            <text:p>1142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rwiniaceae</text:p>
          </table:table-cell>
          <table:table-cell office:value-type="string" calcext:value-type="string">
            <text:p>Wigglesworthia</text:p>
          </table:table-cell>
          <table:table-cell office:value-type="string" calcext:value-type="string">
            <text:p>Wigglesworthia glossinidia</text:p>
          </table:table-cell>
        </table:table-row>
        <table:table-row table:style-name="ro1">
          <table:table-cell office:value-type="string" calcext:value-type="string">
            <text:p>NC_012779.2</text:p>
          </table:table-cell>
          <table:table-cell office:value-type="float" office:value="634503" calcext:value-type="float">
            <text:p>6345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Hafniaceae</text:p>
          </table:table-cell>
          <table:table-cell office:value-type="string" calcext:value-type="string">
            <text:p>Edwardsiella</text:p>
          </table:table-cell>
          <table:table-cell office:value-type="string" calcext:value-type="string">
            <text:p>Edwardsiella ictaluri</text:p>
          </table:table-cell>
        </table:table-row>
        <table:table-row table:style-name="ro1">
          <table:table-cell office:value-type="string" calcext:value-type="string">
            <text:p>NZ_CP014031.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Hafniaceae</text:p>
          </table:table-cell>
          <table:table-cell office:value-type="string" calcext:value-type="string">
            <text:p>Hafnia</text:p>
          </table:table-cell>
          <table:table-cell office:value-type="string" calcext:value-type="string">
            <text:p>Hafnia alvei</text:p>
          </table:table-cell>
        </table:table-row>
        <table:table-row table:style-name="ro1">
          <table:table-cell office:value-type="string" calcext:value-type="string">
            <text:p>NZ_CP014608.1</text:p>
          </table:table-cell>
          <table:table-cell office:value-type="float" office:value="82983" calcext:value-type="float">
            <text:p>829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Hafniaceae</text:p>
          </table:table-cell>
          <table:table-cell office:value-type="string" calcext:value-type="string">
            <text:p>Obesumbacterium</text:p>
          </table:table-cell>
          <table:table-cell office:value-type="string" calcext:value-type="string">
            <text:p>Obesumbacterium proteus</text:p>
          </table:table-cell>
        </table:table-row>
        <table:table-row table:style-name="ro1">
          <table:table-cell office:value-type="string" calcext:value-type="string">
            <text:p>NZ_JRLH01000001.1</text:p>
          </table:table-cell>
          <table:table-cell office:value-type="float" office:value="1247024" calcext:value-type="float">
            <text:p>12470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Arsenophonus</text:p>
          </table:table-cell>
          <table:table-cell office:value-type="string" calcext:value-type="string">
            <text:p>Arsenophonus endosymbiont of Nilaparvata lugens</text:p>
          </table:table-cell>
        </table:table-row>
        <table:table-row table:style-name="ro1">
          <table:table-cell office:value-type="string" calcext:value-type="string">
            <text:p>NZ_LXEN01000001.1</text:p>
          </table:table-cell>
          <table:table-cell office:value-type="float" office:value="1354337" calcext:value-type="float">
            <text:p>13543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Cosenzaea</text:p>
          </table:table-cell>
          <table:table-cell office:value-type="string" calcext:value-type="string">
            <text:p>Cosenzaea myxofaciens</text:p>
          </table:table-cell>
        </table:table-row>
        <table:table-row table:style-name="ro1">
          <table:table-cell office:value-type="string" calcext:value-type="string">
            <text:p>NZ_LDOF01000024.1</text:p>
          </table:table-cell>
          <table:table-cell office:value-type="float" office:value="158849" calcext:value-type="float">
            <text:p>1588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Moellerella</text:p>
          </table:table-cell>
          <table:table-cell office:value-type="string" calcext:value-type="string">
            <text:p>Moellerella wisconsensis</text:p>
          </table:table-cell>
        </table:table-row>
        <table:table-row table:style-name="ro1">
          <table:table-cell office:value-type="string" calcext:value-type="string">
            <text:p>NZ_CBWE010000001.1</text:p>
          </table:table-cell>
          <table:table-cell office:value-type="float" office:value="1411647" calcext:value-type="float">
            <text:p>14116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Morganella morganii</text:p>
          </table:table-cell>
        </table:table-row>
        <table:table-row table:style-name="ro1">
          <table:table-cell office:value-type="string" calcext:value-type="string">
            <text:p>NZ_JXSK01000001.1</text:p>
          </table:table-cell>
          <table:table-cell office:value-type="float" office:value="171439" calcext:value-type="float">
            <text:p>1714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Photorhabdus</text:p>
          </table:table-cell>
          <table:table-cell office:value-type="string" calcext:value-type="string">
            <text:p>Photorhabdus luminescens</text:p>
          </table:table-cell>
        </table:table-row>
        <table:table-row table:style-name="ro1">
          <table:table-cell office:value-type="string" calcext:value-type="string">
            <text:p>NZ_NBVR01000032.1</text:p>
          </table:table-cell>
          <table:table-cell office:value-type="float" office:value="1973495" calcext:value-type="float">
            <text:p>19734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Proteus</text:p>
          </table:table-cell>
          <table:table-cell/>
        </table:table-row>
        <table:table-row table:style-name="ro1">
          <table:table-cell office:value-type="string" calcext:value-type="string">
            <text:p>NZ_ABXW01000079.1</text:p>
          </table:table-cell>
          <table:table-cell office:value-type="float" office:value="520999" calcext:value-type="float">
            <text:p>5209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Providencia alcalifaciens</text:p>
          </table:table-cell>
        </table:table-row>
        <table:table-row table:style-name="ro1">
          <table:table-cell office:value-type="string" calcext:value-type="string">
            <text:p>NZ_CP016176.1</text:p>
          </table:table-cell>
          <table:table-cell office:value-type="float" office:value="351679" calcext:value-type="float">
            <text:p>3516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Xenorhabdus</text:p>
          </table:table-cell>
          <table:table-cell office:value-type="string" calcext:value-type="string">
            <text:p>Xenorhabdus hominickii</text:p>
          </table:table-cell>
        </table:table-row>
        <table:table-row table:style-name="ro1">
          <table:table-cell office:value-type="string" calcext:value-type="string">
            <text:p>NZ_MUNJ01000001.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Plesiomonas shigelloides</text:p>
          </table:table-cell>
        </table:table-row>
        <table:table-row table:style-name="ro1">
          <table:table-cell office:value-type="string" calcext:value-type="string">
            <text:p>NZ_CM001230.1</text:p>
          </table:table-cell>
          <table:table-cell office:value-type="float" office:value="598467" calcext:value-type="float">
            <text:p>5984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Pectobacteriaceae</text:p>
          </table:table-cell>
          <table:table-cell office:value-type="string" calcext:value-type="string">
            <text:p>Brenneria</text:p>
          </table:table-cell>
          <table:table-cell/>
        </table:table-row>
        <table:table-row table:style-name="ro1">
          <table:table-cell office:value-type="string" calcext:value-type="string">
            <text:p>NZ_CP009460.1</text:p>
          </table:table-cell>
          <table:table-cell office:value-type="float" office:value="1089444" calcext:value-type="float">
            <text:p>10894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Pectobacteriaceae</text:p>
          </table:table-cell>
          <table:table-cell office:value-type="string" calcext:value-type="string">
            <text:p>Dickeya</text:p>
          </table:table-cell>
          <table:table-cell office:value-type="string" calcext:value-type="string">
            <text:p>Dickeya solani</text:p>
          </table:table-cell>
        </table:table-row>
        <table:table-row table:style-name="ro1">
          <table:table-cell office:value-type="string" calcext:value-type="string">
            <text:p>NZ_LUTO01000001.1</text:p>
          </table:table-cell>
          <table:table-cell office:value-type="float" office:value="1082704" calcext:value-type="float">
            <text:p>10827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Pectobacteriaceae</text:p>
          </table:table-cell>
          <table:table-cell office:value-type="string" calcext:value-type="string">
            <text:p>Lonsdalea</text:p>
          </table:table-cell>
          <table:table-cell office:value-type="string" calcext:value-type="string">
            <text:p>Lonsdalea britannica</text:p>
          </table:table-cell>
        </table:table-row>
        <table:table-row table:style-name="ro1">
          <table:table-cell office:value-type="string" calcext:value-type="string">
            <text:p>NC_017845.1</text:p>
          </table:table-cell>
          <table:table-cell office:value-type="float" office:value="1905730" calcext:value-type="float">
            <text:p>19057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Pectobacteriaceae</text:p>
          </table:table-cell>
          <table:table-cell office:value-type="string" calcext:value-type="string">
            <text:p>Pectobacterium</text:p>
          </table:table-cell>
          <table:table-cell office:value-type="string" calcext:value-type="string">
            <text:p>Pectobacterium parmentieri</text:p>
          </table:table-cell>
        </table:table-row>
        <table:table-row table:style-name="ro1">
          <table:table-cell office:value-type="string" calcext:value-type="string">
            <text:p>NZ_CP006569.1</text:p>
          </table:table-cell>
          <table:table-cell office:value-type="float" office:value="1239307" calcext:value-type="float">
            <text:p>12393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Pectobacteriaceae</text:p>
          </table:table-cell>
          <table:table-cell office:value-type="string" calcext:value-type="string">
            <text:p>Sodalis</text:p>
          </table:table-cell>
          <table:table-cell office:value-type="string" calcext:value-type="string">
            <text:p>Sodalis praecaptivus</text:p>
          </table:table-cell>
        </table:table-row>
        <table:table-row table:style-name="ro1">
          <table:table-cell office:value-type="string" calcext:value-type="string">
            <text:p>NZ_FOHV01000065.1</text:p>
          </table:table-cell>
          <table:table-cell office:value-type="float" office:value="1123402" calcext:value-type="float">
            <text:p>11234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horselliaceae</text:p>
          </table:table-cell>
          <table:table-cell office:value-type="string" calcext:value-type="string">
            <text:p>Thorsellia</text:p>
          </table:table-cell>
          <table:table-cell office:value-type="string" calcext:value-type="string">
            <text:p>Thorsellia anophelis</text:p>
          </table:table-cell>
        </table:table-row>
        <table:table-row table:style-name="ro1">
          <table:table-cell office:value-type="string" calcext:value-type="string">
            <text:p>NZ_CP007044.2</text:p>
          </table:table-cell>
          <table:table-cell office:value-type="float" office:value="1441930" calcext:value-type="float">
            <text:p>14419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Chania</text:p>
          </table:table-cell>
          <table:table-cell office:value-type="string" calcext:value-type="string">
            <text:p>Chania multitudinisentens</text:p>
          </table:table-cell>
        </table:table-row>
        <table:table-row table:style-name="ro1">
          <table:table-cell office:value-type="string" calcext:value-type="string">
            <text:p>NZ_JMPJ01000001.1</text:p>
          </table:table-cell>
          <table:table-cell office:value-type="float" office:value="910964" calcext:value-type="float">
            <text:p>9109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Ewingella</text:p>
          </table:table-cell>
          <table:table-cell office:value-type="string" calcext:value-type="string">
            <text:p>Ewingella americana</text:p>
          </table:table-cell>
        </table:table-row>
        <table:table-row table:style-name="ro1">
          <table:table-cell office:value-type="string" calcext:value-type="string">
            <text:p>NZ_FQXW01000050.1</text:p>
          </table:table-cell>
          <table:table-cell office:value-type="float" office:value="1917880" calcext:value-type="float">
            <text:p>19178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Nissabacter</text:p>
          </table:table-cell>
          <table:table-cell office:value-type="string" calcext:value-type="string">
            <text:p>Nissabacter archeti</text:p>
          </table:table-cell>
        </table:table-row>
        <table:table-row table:style-name="ro1">
          <table:table-cell office:value-type="string" calcext:value-type="string">
            <text:p>NZ_KN050720.1</text:p>
          </table:table-cell>
          <table:table-cell office:value-type="float" office:value="1500266" calcext:value-type="float">
            <text:p>15002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Rahnella</text:p>
          </table:table-cell>
          <table:table-cell office:value-type="string" calcext:value-type="string">
            <text:p>Rahnella sp. WP5</text:p>
          </table:table-cell>
        </table:table-row>
        <table:table-row table:style-name="ro1">
          <table:table-cell office:value-type="string" calcext:value-type="string">
            <text:p>NZ_MRWE01000068.1</text:p>
          </table:table-cell>
          <table:table-cell office:value-type="float" office:value="1646377" calcext:value-type="float">
            <text:p>16463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Rouxiella</text:p>
          </table:table-cell>
          <table:table-cell office:value-type="string" calcext:value-type="string">
            <text:p>Rouxiella badensis</text:p>
          </table:table-cell>
        </table:table-row>
        <table:table-row table:style-name="ro1">
          <table:table-cell office:value-type="string" calcext:value-type="string">
            <text:p>NZ_JVNH01000002.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Serratia marcescens</text:p>
          </table:table-cell>
        </table:table-row>
        <table:table-row table:style-name="ro1">
          <table:table-cell office:value-type="string" calcext:value-type="string">
            <text:p>NZ_AGKA01000001.1</text:p>
          </table:table-cell>
          <table:table-cell office:value-type="float" office:value="1084234" calcext:value-type="float">
            <text:p>10842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Yersiniaceae</text:p>
          </table:table-cell>
          <table:table-cell office:value-type="string" calcext:value-type="string">
            <text:p>Yersinia</text:p>
          </table:table-cell>
          <table:table-cell office:value-type="string" calcext:value-type="string">
            <text:p>Yersinia pestis</text:p>
          </table:table-cell>
        </table:table-row>
        <table:table-row table:style-name="ro1">
          <table:table-cell office:value-type="string" calcext:value-type="string">
            <text:p>NZ_CP014671.1</text:p>
          </table:table-cell>
          <table:table-cell office:value-type="float" office:value="1810504" calcext:value-type="float">
            <text:p>18105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Immundisolibacterales</text:p>
          </table:table-cell>
          <table:table-cell office:value-type="string" calcext:value-type="string">
            <text:p>Immundisolibacteraceae</text:p>
          </table:table-cell>
          <table:table-cell office:value-type="string" calcext:value-type="string">
            <text:p>Immundisolibacter</text:p>
          </table:table-cell>
          <table:table-cell office:value-type="string" calcext:value-type="string">
            <text:p>Immundisolibacter cernigliae</text:p>
          </table:table-cell>
        </table:table-row>
        <table:table-row table:style-name="ro1">
          <table:table-cell office:value-type="string" calcext:value-type="string">
            <text:p>NC_010117.1</text:p>
          </table:table-cell>
          <table:table-cell office:value-type="float" office:value="360115" calcext:value-type="float">
            <text:p>3601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Coxiellaceae</text:p>
          </table:table-cell>
          <table:table-cell office:value-type="string" calcext:value-type="string">
            <text:p>Coxiella</text:p>
          </table:table-cell>
          <table:table-cell office:value-type="string" calcext:value-type="string">
            <text:p>Coxiella burnetii</text:p>
          </table:table-cell>
        </table:table-row>
        <table:table-row table:style-name="ro1">
          <table:table-cell office:value-type="string" calcext:value-type="string">
            <text:p>NZ_AJGC01000001.1</text:p>
          </table:table-cell>
          <table:table-cell office:value-type="float" office:value="1156986" calcext:value-type="float">
            <text:p>11569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Coxiellaceae</text:p>
          </table:table-cell>
          <table:table-cell office:value-type="string" calcext:value-type="string">
            <text:p>Diplorickettsia</text:p>
          </table:table-cell>
          <table:table-cell office:value-type="string" calcext:value-type="string">
            <text:p>Diplorickettsia massiliensis</text:p>
          </table:table-cell>
        </table:table-row>
        <table:table-row table:style-name="ro1">
          <table:table-cell office:value-type="string" calcext:value-type="string">
            <text:p>NZ_AAQJ02000002.1</text:p>
          </table:table-cell>
          <table:table-cell office:value-type="float" office:value="59196" calcext:value-type="float">
            <text:p>591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Coxiellaceae</text:p>
          </table:table-cell>
          <table:table-cell office:value-type="string" calcext:value-type="string">
            <text:p>Rickettsiella</text:p>
          </table:table-cell>
          <table:table-cell office:value-type="string" calcext:value-type="string">
            <text:p>Rickettsiella grylli</text:p>
          </table:table-cell>
        </table:table-row>
        <table:table-row table:style-name="ro1">
          <table:table-cell office:value-type="string" calcext:value-type="string">
            <text:p>NZ_LNYD01000001.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Legionellaceae</text:p>
          </table:table-cell>
          <table:table-cell office:value-type="string" calcext:value-type="string">
            <text:p>Fluoribacter</text:p>
          </table:table-cell>
          <table:table-cell office:value-type="string" calcext:value-type="string">
            <text:p>Fluoribacter gormanii</text:p>
          </table:table-cell>
        </table:table-row>
        <table:table-row table:style-name="ro1">
          <table:table-cell office:value-type="string" calcext:value-type="string">
            <text:p>NZ_LNYR01000001.1</text:p>
          </table:table-cell>
          <table:table-cell office:value-type="float" office:value="45072" calcext:value-type="float">
            <text:p>450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Legionellaceae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Legionella quateirensis</text:p>
          </table:table-cell>
        </table:table-row>
        <table:table-row table:style-name="ro1">
          <table:table-cell office:value-type="string" calcext:value-type="string">
            <text:p>NZ_LNYL01000001.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Legionellales</text:p>
          </table:table-cell>
          <table:table-cell office:value-type="string" calcext:value-type="string">
            <text:p>Legionellaceae</text:p>
          </table:table-cell>
          <table:table-cell office:value-type="string" calcext:value-type="string">
            <text:p>Tatlockia</text:p>
          </table:table-cell>
          <table:table-cell office:value-type="string" calcext:value-type="string">
            <text:p>Legionella maceachernii</text:p>
          </table:table-cell>
        </table:table-row>
        <table:table-row table:style-name="ro1">
          <table:table-cell office:value-type="string" calcext:value-type="string">
            <text:p>NZ_JH109152.1</text:p>
          </table:table-cell>
          <table:table-cell office:value-type="float" office:value="697282" calcext:value-type="float">
            <text:p>6972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bacter</text:p>
          </table:table-cell>
          <table:table-cell office:value-type="string" calcext:value-type="string">
            <text:p>Methylobacter tundripaludum</text:p>
          </table:table-cell>
        </table:table-row>
        <table:table-row table:style-name="ro1">
          <table:table-cell office:value-type="string" calcext:value-type="string">
            <text:p>NZ_KE386489.1</text:p>
          </table:table-cell>
          <table:table-cell office:value-type="float" office:value="675524" calcext:value-type="float">
            <text:p>6755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caldum</text:p>
          </table:table-cell>
          <table:table-cell office:value-type="string" calcext:value-type="string">
            <text:p>Methylocaldum szegediense</text:p>
          </table:table-cell>
        </table:table-row>
        <table:table-row table:style-name="ro1">
          <table:table-cell office:value-type="string" calcext:value-type="string">
            <text:p>NC_002977.6</text:p>
          </table:table-cell>
          <table:table-cell office:value-type="float" office:value="243233" calcext:value-type="float">
            <text:p>2432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coccus</text:p>
          </table:table-cell>
          <table:table-cell office:value-type="string" calcext:value-type="string">
            <text:p>Methylococcus capsulatus</text:p>
          </table:table-cell>
        </table:table-row>
        <table:table-row table:style-name="ro1">
          <table:table-cell office:value-type="string" calcext:value-type="string">
            <text:p>NZ_BBDL01000001.1</text:p>
          </table:table-cell>
          <table:table-cell office:value-type="float" office:value="493385" calcext:value-type="float">
            <text:p>4933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gaea</text:p>
          </table:table-cell>
          <table:table-cell office:value-type="string" calcext:value-type="string">
            <text:p>Methylogaea oryzae</text:p>
          </table:table-cell>
        </table:table-row>
        <table:table-row table:style-name="ro1">
          <table:table-cell office:value-type="string" calcext:value-type="string">
            <text:p>NZ_FXAM01000008.1</text:p>
          </table:table-cell>
          <table:table-cell office:value-type="float" office:value="1760988" calcext:value-type="float">
            <text:p>17609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magnum</text:p>
          </table:table-cell>
          <table:table-cell office:value-type="string" calcext:value-type="string">
            <text:p>Methylomagnum ishizawai</text:p>
          </table:table-cell>
        </table:table-row>
        <table:table-row table:style-name="ro1">
          <table:table-cell office:value-type="string" calcext:value-type="string">
            <text:p>NZ_JPON01000001.1</text:p>
          </table:table-cell>
          <table:table-cell office:value-type="float" office:value="438855" calcext:value-type="float">
            <text:p>4388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marinum</text:p>
          </table:table-cell>
          <table:table-cell office:value-type="string" calcext:value-type="string">
            <text:p>Methylomarinum vadi</text:p>
          </table:table-cell>
        </table:table-row>
        <table:table-row table:style-name="ro1">
          <table:table-cell office:value-type="string" calcext:value-type="string">
            <text:p>NC_016112.1</text:p>
          </table:table-cell>
          <table:table-cell office:value-type="float" office:value="1091494" calcext:value-type="float">
            <text:p>10914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microbium</text:p>
          </table:table-cell>
          <table:table-cell office:value-type="string" calcext:value-type="string">
            <text:p>Methylomicrobium alcaliphilum</text:p>
          </table:table-cell>
        </table:table-row>
        <table:table-row table:style-name="ro1">
          <table:table-cell office:value-type="string" calcext:value-type="string">
            <text:p>NZ_BBCK01000001.1</text:p>
          </table:table-cell>
          <table:table-cell office:value-type="float" office:value="1294261" calcext:value-type="float">
            <text:p>12942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monas</text:p>
          </table:table-cell>
          <table:table-cell office:value-type="string" calcext:value-type="string">
            <text:p>Methylomonas koyamae</text:p>
          </table:table-cell>
        </table:table-row>
        <table:table-row table:style-name="ro1">
          <table:table-cell office:value-type="string" calcext:value-type="string">
            <text:p>NZ_LPUF01000001.1</text:p>
          </table:table-cell>
          <table:table-cell office:value-type="float" office:value="1420851" calcext:value-type="float">
            <text:p>1420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profundus</text:p>
          </table:table-cell>
          <table:table-cell office:value-type="string" calcext:value-type="string">
            <text:p>Methyloprofundus sedimenti</text:p>
          </table:table-cell>
        </table:table-row>
        <table:table-row table:style-name="ro1">
          <table:table-cell office:value-type="string" calcext:value-type="string">
            <text:p>NZ_AZUN01000001.1</text:p>
          </table:table-cell>
          <table:table-cell office:value-type="float" office:value="1114263" calcext:value-type="float">
            <text:p>11142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sarcina</text:p>
          </table:table-cell>
          <table:table-cell office:value-type="string" calcext:value-type="string">
            <text:p>Methylosarcina lacus</text:p>
          </table:table-cell>
        </table:table-row>
        <table:table-row table:style-name="ro1">
          <table:table-cell office:value-type="string" calcext:value-type="string">
            <text:p>NZ_JYNS01000001.1</text:p>
          </table:table-cell>
          <table:table-cell office:value-type="float" office:value="1495050" calcext:value-type="float">
            <text:p>14950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terricola</text:p>
          </table:table-cell>
          <table:table-cell office:value-type="string" calcext:value-type="string">
            <text:p>Methyloterricola oryzae</text:p>
          </table:table-cell>
        </table:table-row>
        <table:table-row table:style-name="ro1">
          <table:table-cell office:value-type="string" calcext:value-type="string">
            <text:p>NZ_CP022129.1</text:p>
          </table:table-cell>
          <table:table-cell office:value-type="float" office:value="1704499" calcext:value-type="float">
            <text:p>17044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Methylovulum</text:p>
          </table:table-cell>
          <table:table-cell office:value-type="string" calcext:value-type="string">
            <text:p>Methylovulum psychrotolerans</text:p>
          </table:table-cell>
        </table:table-row>
        <table:table-row table:style-name="ro1">
          <table:table-cell office:value-type="string" calcext:value-type="string">
            <text:p>NZ_ATXB01000001.1</text:p>
          </table:table-cell>
          <table:table-cell office:value-type="float" office:value="1283300" calcext:value-type="float">
            <text:p>12833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Methylococcales</text:p>
          </table:table-cell>
          <table:table-cell office:value-type="string" calcext:value-type="string">
            <text:p>Methylothermaceae</text:p>
          </table:table-cell>
          <table:table-cell office:value-type="string" calcext:value-type="string">
            <text:p>Methylohalobius</text:p>
          </table:table-cell>
          <table:table-cell office:value-type="string" calcext:value-type="string">
            <text:p>Methylohalobius crimeensis</text:p>
          </table:table-cell>
        </table:table-row>
        <table:table-row table:style-name="ro1">
          <table:table-cell office:value-type="string" calcext:value-type="string">
            <text:p>NZ_FNRM01000028.1</text:p>
          </table:table-cell>
          <table:table-cell office:value-type="float" office:value="152573" calcext:value-type="float">
            <text:p>1525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lkalimonas</text:p>
          </table:table-cell>
          <table:table-cell office:value-type="string" calcext:value-type="string">
            <text:p>Alkalimonas amylolytica</text:p>
          </table:table-cell>
        </table:table-row>
        <table:table-row table:style-name="ro1">
          <table:table-cell office:value-type="string" calcext:value-type="string">
            <text:p>NZ_AMRI01000001.1</text:p>
          </table:table-cell>
          <table:table-cell office:value-type="float" office:value="745411" calcext:value-type="float">
            <text:p>7454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llaecimonas</text:p>
          </table:table-cell>
          <table:table-cell office:value-type="string" calcext:value-type="string">
            <text:p>Gallaecimonas xiamenensis</text:p>
          </table:table-cell>
        </table:table-row>
        <table:table-row table:style-name="ro1">
          <table:table-cell office:value-type="string" calcext:value-type="string">
            <text:p>NZ_AZOD01000001.1</text:p>
          </table:table-cell>
          <table:table-cell office:value-type="float" office:value="1111732" calcext:value-type="float">
            <text:p>11117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gnatzschineria</text:p>
          </table:table-cell>
          <table:table-cell office:value-type="string" calcext:value-type="string">
            <text:p>Ignatzschineria larvae</text:p>
          </table:table-cell>
        </table:table-row>
        <table:table-row table:style-name="ro1">
          <table:table-cell office:value-type="string" calcext:value-type="string">
            <text:p>NZ_LWHM01000001.1</text:p>
          </table:table-cell>
          <table:table-cell office:value-type="float" office:value="1768907" calcext:value-type="float">
            <text:p>17689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seudohongiella</text:p>
          </table:table-cell>
          <table:table-cell office:value-type="string" calcext:value-type="string">
            <text:p>Pseudohongiella nitratireducens</text:p>
          </table:table-cell>
        </table:table-row>
        <table:table-row table:style-name="ro1">
          <table:table-cell office:value-type="string" calcext:value-type="string">
            <text:p>NZ_ATZE01000001.1</text:p>
          </table:table-cell>
          <table:table-cell office:value-type="float" office:value="1111735" calcext:value-type="float">
            <text:p>11117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dimenticola</text:p>
          </table:table-cell>
          <table:table-cell office:value-type="string" calcext:value-type="string">
            <text:p>Sedimenticola selenatireducens</text:p>
          </table:table-cell>
        </table:table-row>
        <table:table-row table:style-name="ro1">
          <table:table-cell office:value-type="string" calcext:value-type="string">
            <text:p>NZ_AP018052.1</text:p>
          </table:table-cell>
          <table:table-cell office:value-type="float" office:value="585455" calcext:value-type="float">
            <text:p>5854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iohalobacter</text:p>
          </table:table-cell>
          <table:table-cell office:value-type="string" calcext:value-type="string">
            <text:p>Thiohalobacter thiocyanaticus</text:p>
          </table:table-cell>
        </table:table-row>
        <table:table-row table:style-name="ro1">
          <table:table-cell office:value-type="string" calcext:value-type="string">
            <text:p>NZ_AP012273.1</text:p>
          </table:table-cell>
          <table:table-cell office:value-type="float" office:value="1076588" calcext:value-type="float">
            <text:p>10765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iolapillus</text:p>
          </table:table-cell>
          <table:table-cell office:value-type="string" calcext:value-type="string">
            <text:p>Thiolapillus brandeum</text:p>
          </table:table-cell>
        </table:table-row>
        <table:table-row table:style-name="ro1">
          <table:table-cell office:value-type="string" calcext:value-type="string">
            <text:p>NZ_LWST01000001.1</text:p>
          </table:table-cell>
          <table:table-cell office:value-type="float" office:value="400946" calcext:value-type="float">
            <text:p>4009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Wohlfahrtiimonas</text:p>
          </table:table-cell>
          <table:table-cell office:value-type="string" calcext:value-type="string">
            <text:p>Wohlfahrtiimonas chitiniclastica</text:p>
          </table:table-cell>
        </table:table-row>
        <table:table-row table:style-name="ro1">
          <table:table-cell office:value-type="string" calcext:value-type="string">
            <text:p>NZ_JPOG01000001.1</text:p>
          </table:table-cell>
          <table:table-cell office:value-type="float" office:value="1415780" calcext:value-type="float">
            <text:p>14157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Algiphilaceae</text:p>
          </table:table-cell>
          <table:table-cell office:value-type="string" calcext:value-type="string">
            <text:p>Algiphilus</text:p>
          </table:table-cell>
          <table:table-cell office:value-type="string" calcext:value-type="string">
            <text:p>Algiphilus aromaticivorans</text:p>
          </table:table-cell>
        </table:table-row>
        <table:table-row table:style-name="ro1">
          <table:table-cell office:value-type="string" calcext:value-type="string">
            <text:p>NZ_FOOC01000028.1</text:p>
          </table:table-cell>
          <table:table-cell office:value-type="float" office:value="1076937" calcext:value-type="float">
            <text:p>10769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Fontimonas</text:p>
          </table:table-cell>
          <table:table-cell office:value-type="string" calcext:value-type="string">
            <text:p>Fontimonas thermophila</text:p>
          </table:table-cell>
        </table:table-row>
        <table:table-row table:style-name="ro1">
          <table:table-cell office:value-type="string" calcext:value-type="string">
            <text:p>NZ_AKGD01000001.1</text:p>
          </table:table-cell>
          <table:table-cell office:value-type="float" office:value="1172194" calcext:value-type="float">
            <text:p>1172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Hydrocarboniphaga</text:p>
          </table:table-cell>
          <table:table-cell office:value-type="string" calcext:value-type="string">
            <text:p>Hydrocarboniphaga effusa</text:p>
          </table:table-cell>
        </table:table-row>
        <table:table-row table:style-name="ro1">
          <table:table-cell office:value-type="string" calcext:value-type="string">
            <text:p>NZ_ATVI01000001.1</text:p>
          </table:table-cell>
          <table:table-cell office:value-type="float" office:value="1122603" calcext:value-type="float">
            <text:p>11226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Nevskia</text:p>
          </table:table-cell>
          <table:table-cell office:value-type="string" calcext:value-type="string">
            <text:p>Nevskia ramosa</text:p>
          </table:table-cell>
        </table:table-row>
        <table:table-row table:style-name="ro1">
          <table:table-cell office:value-type="string" calcext:value-type="string">
            <text:p>NZ_JOMH01000001.1</text:p>
          </table:table-cell>
          <table:table-cell office:value-type="float" office:value="1415779" calcext:value-type="float">
            <text:p>14157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Polycyclovorans</text:p>
          </table:table-cell>
          <table:table-cell office:value-type="string" calcext:value-type="string">
            <text:p>Polycyclovorans algicola</text:p>
          </table:table-cell>
        </table:table-row>
        <table:table-row table:style-name="ro1">
          <table:table-cell office:value-type="string" calcext:value-type="string">
            <text:p>NZ_AXDW01000001.1</text:p>
          </table:table-cell>
          <table:table-cell office:value-type="float" office:value="1123261" calcext:value-type="float">
            <text:p>11232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Solimonas</text:p>
          </table:table-cell>
          <table:table-cell office:value-type="string" calcext:value-type="string">
            <text:p>Solimonas soli</text:p>
          </table:table-cell>
        </table:table-row>
        <table:table-row table:style-name="ro1">
          <table:table-cell office:value-type="string" calcext:value-type="string">
            <text:p>NZ_CP011971.1</text:p>
          </table:table-cell>
          <table:table-cell office:value-type="float" office:value="465721" calcext:value-type="float">
            <text:p>4657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Sinobacteraceae</text:p>
          </table:table-cell>
          <table:table-cell office:value-type="string" calcext:value-type="string">
            <text:p>Steroidobacter</text:p>
          </table:table-cell>
          <table:table-cell office:value-type="string" calcext:value-type="string">
            <text:p>Steroidobacter denitrificans</text:p>
          </table:table-cell>
        </table:table-row>
        <table:table-row table:style-name="ro1">
          <table:table-cell office:value-type="string" calcext:value-type="string">
            <text:p>NZ_CP004387.1</text:p>
          </table:table-cell>
          <table:table-cell office:value-type="float" office:value="391936" calcext:value-type="float">
            <text:p>3919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Alcanivoracaceae</text:p>
          </table:table-cell>
          <table:table-cell office:value-type="string" calcext:value-type="string">
            <text:p>Alcanivorax</text:p>
          </table:table-cell>
          <table:table-cell office:value-type="string" calcext:value-type="string">
            <text:p>Alcanivorax pacificus</text:p>
          </table:table-cell>
        </table:table-row>
        <table:table-row table:style-name="ro1">
          <table:table-cell office:value-type="string" calcext:value-type="string">
            <text:p>NZ_NIHB01000001.1</text:p>
          </table:table-cell>
          <table:table-cell office:value-type="float" office:value="644220" calcext:value-type="float">
            <text:p>6442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Alcanivoracaceae</text:p>
          </table:table-cell>
          <table:table-cell office:value-type="string" calcext:value-type="string">
            <text:p>Marinicella</text:p>
          </table:table-cell>
          <table:table-cell office:value-type="string" calcext:value-type="string">
            <text:p>Marinicella litoralis</text:p>
          </table:table-cell>
        </table:table-row>
        <table:table-row table:style-name="ro1">
          <table:table-cell office:value-type="string" calcext:value-type="string">
            <text:p>NZ_CP013251.1</text:p>
          </table:table-cell>
          <table:table-cell office:value-type="float" office:value="570277" calcext:value-type="float">
            <text:p>5702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Endozoicomonaceae</text:p>
          </table:table-cell>
          <table:table-cell office:value-type="string" calcext:value-type="string">
            <text:p>Endozoicomonas</text:p>
          </table:table-cell>
          <table:table-cell office:value-type="string" calcext:value-type="string">
            <text:p>Endozoicomonas montiporae</text:p>
          </table:table-cell>
        </table:table-row>
        <table:table-row table:style-name="ro1">
          <table:table-cell office:value-type="string" calcext:value-type="string">
            <text:p>NZ_FWPT01000069.1</text:p>
          </table:table-cell>
          <table:table-cell office:value-type="float" office:value="1960125" calcext:value-type="float">
            <text:p>19601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Endozoicomonaceae</text:p>
          </table:table-cell>
          <table:table-cell office:value-type="string" calcext:value-type="string">
            <text:p>Parendozoicomonas</text:p>
          </table:table-cell>
          <table:table-cell office:value-type="string" calcext:value-type="string">
            <text:p>Parendozoicomonas haliclonae</text:p>
          </table:table-cell>
        </table:table-row>
        <table:table-row table:style-name="ro1">
          <table:table-cell office:value-type="string" calcext:value-type="string">
            <text:p>NC_007645.1</text:p>
          </table:table-cell>
          <table:table-cell office:value-type="float" office:value="349521" calcext:value-type="float">
            <text:p>3495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hellaceae</text:p>
          </table:table-cell>
          <table:table-cell office:value-type="string" calcext:value-type="string">
            <text:p>Hahella</text:p>
          </table:table-cell>
          <table:table-cell office:value-type="string" calcext:value-type="string">
            <text:p>Hahella chejuensis</text:p>
          </table:table-cell>
        </table:table-row>
        <table:table-row table:style-name="ro1">
          <table:table-cell office:value-type="string" calcext:value-type="string">
            <text:p>NZ_NDXW01000001.1</text:p>
          </table:table-cell>
          <table:table-cell office:value-type="float" office:value="202772" calcext:value-type="float">
            <text:p>2027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hellaceae</text:p>
          </table:table-cell>
          <table:table-cell office:value-type="string" calcext:value-type="string">
            <text:p>Zooshikella</text:p>
          </table:table-cell>
          <table:table-cell office:value-type="string" calcext:value-type="string">
            <text:p>Zooshikella ganghwensis</text:p>
          </table:table-cell>
        </table:table-row>
        <table:table-row table:style-name="ro1">
          <table:table-cell office:value-type="string" calcext:value-type="string">
            <text:p>NZ_FNNI01000021.1</text:p>
          </table:table-cell>
          <table:table-cell office:value-type="float" office:value="574349" calcext:value-type="float">
            <text:p>5743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Aidingimonas</text:p>
          </table:table-cell>
          <table:table-cell office:value-type="string" calcext:value-type="string">
            <text:p>Aidingimonas halophila</text:p>
          </table:table-cell>
        </table:table-row>
        <table:table-row table:style-name="ro1">
          <table:table-cell office:value-type="string" calcext:value-type="string">
            <text:p>NZ_JAGO01000001.1</text:p>
          </table:table-cell>
          <table:table-cell office:value-type="float" office:value="1336245" calcext:value-type="float">
            <text:p>13362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Carnimonas</text:p>
          </table:table-cell>
          <table:table-cell office:value-type="string" calcext:value-type="string">
            <text:p>Carnimonas nigrificans</text:p>
          </table:table-cell>
        </table:table-row>
        <table:table-row table:style-name="ro1">
          <table:table-cell office:value-type="string" calcext:value-type="string">
            <text:p>NZ_LN651358.1</text:p>
          </table:table-cell>
          <table:table-cell office:value-type="float" office:value="223900" calcext:value-type="float">
            <text:p>22390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Chromohalobacter</text:p>
          </table:table-cell>
          <table:table-cell office:value-type="string" calcext:value-type="string">
            <text:p>Chromohalobacter japonicus</text:p>
          </table:table-cell>
        </table:table-row>
        <table:table-row table:style-name="ro1">
          <table:table-cell office:value-type="string" calcext:value-type="string">
            <text:p>NZ_JEMF01000001.1</text:p>
          </table:table-cell>
          <table:table-cell office:value-type="float" office:value="553385" calcext:value-type="float">
            <text:p>5533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Cobetia</text:p>
          </table:table-cell>
          <table:table-cell office:value-type="string" calcext:value-type="string">
            <text:p>Cobetia crustatorum</text:p>
          </table:table-cell>
        </table:table-row>
        <table:table-row table:style-name="ro1">
          <table:table-cell office:value-type="string" calcext:value-type="string">
            <text:p>NZ_JPZL01000001.1</text:p>
          </table:table-cell>
          <table:table-cell office:value-type="float" office:value="1166948" calcext:value-type="float">
            <text:p>1166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Halomonas</text:p>
          </table:table-cell>
          <table:table-cell office:value-type="string" calcext:value-type="string">
            <text:p>Halomonas xinjiangensis</text:p>
          </table:table-cell>
        </table:table-row>
        <table:table-row table:style-name="ro1">
          <table:table-cell office:value-type="string" calcext:value-type="string">
            <text:p>NZ_CP015243.1</text:p>
          </table:table-cell>
          <table:table-cell office:value-type="float" office:value="376489" calcext:value-type="float">
            <text:p>3764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Halotalea</text:p>
          </table:table-cell>
          <table:table-cell office:value-type="string" calcext:value-type="string">
            <text:p>Halotalea alkalilenta</text:p>
          </table:table-cell>
        </table:table-row>
        <table:table-row table:style-name="ro1">
          <table:table-cell office:value-type="string" calcext:value-type="string">
            <text:p>NZ_NSKD01000001.1</text:p>
          </table:table-cell>
          <table:table-cell office:value-type="float" office:value="2032626" calcext:value-type="float">
            <text:p>20326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Halovibrio</text:p>
          </table:table-cell>
          <table:table-cell/>
        </table:table-row>
        <table:table-row table:style-name="ro1">
          <table:table-cell office:value-type="string" calcext:value-type="string">
            <text:p>NZ_CP021358.1</text:p>
          </table:table-cell>
          <table:table-cell office:value-type="float" office:value="157779" calcext:value-type="float">
            <text:p>1577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Kushneria</text:p>
          </table:table-cell>
          <table:table-cell office:value-type="string" calcext:value-type="string">
            <text:p>Kushneria marisflavi</text:p>
          </table:table-cell>
        </table:table-row>
        <table:table-row table:style-name="ro1">
          <table:table-cell office:value-type="string" calcext:value-type="string">
            <text:p>NZ_MSDO01000001.1</text:p>
          </table:table-cell>
          <table:table-cell office:value-type="float" office:value="404433" calcext:value-type="float">
            <text:p>4044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Halomonadaceae</text:p>
          </table:table-cell>
          <table:table-cell office:value-type="string" calcext:value-type="string">
            <text:p>Salinicola</text:p>
          </table:table-cell>
          <table:table-cell office:value-type="string" calcext:value-type="string">
            <text:p>Salinicola socius</text:p>
          </table:table-cell>
        </table:table-row>
        <table:table-row table:style-name="ro1">
          <table:table-cell office:value-type="string" calcext:value-type="string">
            <text:p>NZ_CP010975.1</text:p>
          </table:table-cell>
          <table:table-cell office:value-type="float" office:value="914150" calcext:value-type="float">
            <text:p>9141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Kangiellaceae</text:p>
          </table:table-cell>
          <table:table-cell office:value-type="string" calcext:value-type="string">
            <text:p>Kangiella</text:p>
          </table:table-cell>
          <table:table-cell office:value-type="string" calcext:value-type="string">
            <text:p>Kangiella geojedonensis</text:p>
          </table:table-cell>
        </table:table-row>
        <table:table-row table:style-name="ro1">
          <table:table-cell office:value-type="string" calcext:value-type="string">
            <text:p>NZ_MDTQ01000001.1</text:p>
          </table:table-cell>
          <table:table-cell office:value-type="float" office:value="197479" calcext:value-type="float">
            <text:p>1974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asakiispira</text:p>
          </table:table-cell>
          <table:table-cell office:value-type="string" calcext:value-type="string">
            <text:p>Terasakiispira papahanaumokuakeensis</text:p>
          </table:table-cell>
        </table:table-row>
        <table:table-row table:style-name="ro1">
          <table:table-cell office:value-type="string" calcext:value-type="string">
            <text:p>NZ_FOGB01000031.1</text:p>
          </table:table-cell>
          <table:table-cell office:value-type="float" office:value="355243" calcext:value-type="float">
            <text:p>3552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Amphritea</text:p>
          </table:table-cell>
          <table:table-cell office:value-type="string" calcext:value-type="string">
            <text:p>Amphritea atlantica</text:p>
          </table:table-cell>
        </table:table-row>
        <table:table-row table:style-name="ro1">
          <table:table-cell office:value-type="string" calcext:value-type="string">
            <text:p>NZ_CP022530.1</text:p>
          </table:table-cell>
          <table:table-cell office:value-type="float" office:value="1249553" calcext:value-type="float">
            <text:p>12495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Bacterioplanes</text:p>
          </table:table-cell>
          <table:table-cell office:value-type="string" calcext:value-type="string">
            <text:p>Bacterioplanes sanyensis</text:p>
          </table:table-cell>
        </table:table-row>
        <table:table-row table:style-name="ro1">
          <table:table-cell office:value-type="string" calcext:value-type="string">
            <text:p>NZ_JHUZ01000001.1</text:p>
          </table:table-cell>
          <table:table-cell office:value-type="float" office:value="1121103" calcext:value-type="float">
            <text:p>11211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Balneatrix</text:p>
          </table:table-cell>
          <table:table-cell office:value-type="string" calcext:value-type="string">
            <text:p>Balneatrix alpica</text:p>
          </table:table-cell>
        </table:table-row>
        <table:table-row table:style-name="ro1">
          <table:table-cell office:value-type="string" calcext:value-type="string">
            <text:p>NZ_CP015839.1</text:p>
          </table:table-cell>
          <table:table-cell office:value-type="float" office:value="1821621" calcext:value-type="float">
            <text:p>18216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Marinobacterium</text:p>
          </table:table-cell>
          <table:table-cell office:value-type="string" calcext:value-type="string">
            <text:p>Marinobacterium aestuarii</text:p>
          </table:table-cell>
        </table:table-row>
        <table:table-row table:style-name="ro1">
          <table:table-cell office:value-type="string" calcext:value-type="string">
            <text:p>NC_015276.1</text:p>
          </table:table-cell>
          <table:table-cell office:value-type="float" office:value="717774" calcext:value-type="float">
            <text:p>7177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Marinomonas</text:p>
          </table:table-cell>
          <table:table-cell office:value-type="string" calcext:value-type="string">
            <text:p>Marinomonas mediterranea</text:p>
          </table:table-cell>
        </table:table-row>
        <table:table-row table:style-name="ro1">
          <table:table-cell office:value-type="string" calcext:value-type="string">
            <text:p>NZ_FOLH01000011.1</text:p>
          </table:table-cell>
          <table:table-cell office:value-type="float" office:value="1122252" calcext:value-type="float">
            <text:p>11222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Marinospirillum</text:p>
          </table:table-cell>
          <table:table-cell office:value-type="string" calcext:value-type="string">
            <text:p>Marinospirillum celere</text:p>
          </table:table-cell>
        </table:table-row>
        <table:table-row table:style-name="ro1">
          <table:table-cell office:value-type="string" calcext:value-type="string">
            <text:p>NZ_LUTS01000001.1</text:p>
          </table:table-cell>
          <table:table-cell office:value-type="float" office:value="1806669" calcext:value-type="float">
            <text:p>18066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Neptuniibacter</text:p>
          </table:table-cell>
          <table:table-cell office:value-type="string" calcext:value-type="string">
            <text:p>Neptuniibacter pectenicola</text:p>
          </table:table-cell>
        </table:table-row>
        <table:table-row table:style-name="ro1">
          <table:table-cell office:value-type="string" calcext:value-type="string">
            <text:p>NZ_FTOE01000025.1</text:p>
          </table:table-cell>
          <table:table-cell office:value-type="float" office:value="619304" calcext:value-type="float">
            <text:p>6193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Neptunomonas</text:p>
          </table:table-cell>
          <table:table-cell office:value-type="string" calcext:value-type="string">
            <text:p>Neptunomonas antarctica</text:p>
          </table:table-cell>
        </table:table-row>
        <table:table-row table:style-name="ro1">
          <table:table-cell office:value-type="string" calcext:value-type="string">
            <text:p>NZ_AONB01000001.1</text:p>
          </table:table-cell>
          <table:table-cell office:value-type="float" office:value="1229521" calcext:value-type="float">
            <text:p>12295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Nitrincola</text:p>
          </table:table-cell>
          <table:table-cell office:value-type="string" calcext:value-type="string">
            <text:p>Nitrincola nitratireducens</text:p>
          </table:table-cell>
        </table:table-row>
        <table:table-row table:style-name="ro1">
          <table:table-cell office:value-type="string" calcext:value-type="string">
            <text:p>NZ_MTBA01000001.1</text:p>
          </table:table-cell>
          <table:table-cell office:value-type="float" office:value="1434821" calcext:value-type="float">
            <text:p>14348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Oceanospirillum</text:p>
          </table:table-cell>
          <table:table-cell office:value-type="string" calcext:value-type="string">
            <text:p>Oceanospirillum sanctuarii</text:p>
          </table:table-cell>
        </table:table-row>
        <table:table-row table:style-name="ro1">
          <table:table-cell office:value-type="string" calcext:value-type="string">
            <text:p>NZ_FTOH01000028.1</text:p>
          </table:table-cell>
          <table:table-cell office:value-type="float" office:value="484498" calcext:value-type="float">
            <text:p>4844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Oleibacter</text:p>
          </table:table-cell>
          <table:table-cell office:value-type="string" calcext:value-type="string">
            <text:p>Oleibacter marinus</text:p>
          </table:table-cell>
        </table:table-row>
        <table:table-row table:style-name="ro1">
          <table:table-cell office:value-type="string" calcext:value-type="string">
            <text:p>NZ_FO203512.1</text:p>
          </table:table-cell>
          <table:table-cell office:value-type="float" office:value="698738" calcext:value-type="float">
            <text:p>6987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Oleispira</text:p>
          </table:table-cell>
          <table:table-cell office:value-type="string" calcext:value-type="string">
            <text:p>Oleispira antarctica</text:p>
          </table:table-cell>
        </table:table-row>
        <table:table-row table:style-name="ro1">
          <table:table-cell office:value-type="string" calcext:value-type="string">
            <text:p>NZ_FNYH01000029.1</text:p>
          </table:table-cell>
          <table:table-cell office:value-type="float" office:value="64971" calcext:value-type="float">
            <text:p>649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Pseudospirillum</text:p>
          </table:table-cell>
          <table:table-cell office:value-type="string" calcext:value-type="string">
            <text:p>Pseudospirillum japonicum</text:p>
          </table:table-cell>
        </table:table-row>
        <table:table-row table:style-name="ro1">
          <table:table-cell office:value-type="string" calcext:value-type="string">
            <text:p>NZ_CP006829.1</text:p>
          </table:table-cell>
          <table:table-cell office:value-type="float" office:value="1208320" calcext:value-type="float">
            <text:p>12083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ceanospirillaceae</text:p>
          </table:table-cell>
          <table:table-cell office:value-type="string" calcext:value-type="string">
            <text:p>Thalassolituus</text:p>
          </table:table-cell>
          <table:table-cell office:value-type="string" calcext:value-type="string">
            <text:p>Thalassolituus oleivorans</text:p>
          </table:table-cell>
        </table:table-row>
        <table:table-row table:style-name="ro1">
          <table:table-cell office:value-type="string" calcext:value-type="string">
            <text:p>NZ_CP021425.1</text:p>
          </table:table-cell>
          <table:table-cell office:value-type="float" office:value="141451" calcext:value-type="float">
            <text:p>1414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Oleiphilaceae</text:p>
          </table:table-cell>
          <table:table-cell office:value-type="string" calcext:value-type="string">
            <text:p>Oleiphilus</text:p>
          </table:table-cell>
          <table:table-cell office:value-type="string" calcext:value-type="string">
            <text:p>Oleiphilus messinensis</text:p>
          </table:table-cell>
        </table:table-row>
        <table:table-row table:style-name="ro1">
          <table:table-cell office:value-type="string" calcext:value-type="string">
            <text:p>NZ_CP007142.1</text:p>
          </table:table-cell>
          <table:table-cell office:value-type="float" office:value="1445510" calcext:value-type="float">
            <text:p>14455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Saccharospirillaceae</text:p>
          </table:table-cell>
          <table:table-cell office:value-type="string" calcext:value-type="string">
            <text:p>Gynuella</text:p>
          </table:table-cell>
          <table:table-cell office:value-type="string" calcext:value-type="string">
            <text:p>Gynuella sunshinyii</text:p>
          </table:table-cell>
        </table:table-row>
        <table:table-row table:style-name="ro1">
          <table:table-cell office:value-type="string" calcext:value-type="string">
            <text:p>NZ_CH724155.1</text:p>
          </table:table-cell>
          <table:table-cell office:value-type="float" office:value="314283" calcext:value-type="float">
            <text:p>3142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Saccharospirillaceae</text:p>
          </table:table-cell>
          <table:table-cell office:value-type="string" calcext:value-type="string">
            <text:p>Reinekea</text:p>
          </table:table-cell>
          <table:table-cell office:value-type="string" calcext:value-type="string">
            <text:p>Reinekea blandensis</text:p>
          </table:table-cell>
        </table:table-row>
        <table:table-row table:style-name="ro1">
          <table:table-cell office:value-type="string" calcext:value-type="string">
            <text:p>NZ_AUIH01000001.1</text:p>
          </table:table-cell>
          <table:table-cell office:value-type="float" office:value="1123228" calcext:value-type="float">
            <text:p>11232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Saccharospirillaceae</text:p>
          </table:table-cell>
          <table:table-cell office:value-type="string" calcext:value-type="string">
            <text:p>Saccharospirillum</text:p>
          </table:table-cell>
          <table:table-cell office:value-type="string" calcext:value-type="string">
            <text:p>Saccharospirillum impatiens</text:p>
          </table:table-cell>
        </table:table-row>
        <table:table-row table:style-name="ro1">
          <table:table-cell office:value-type="string" calcext:value-type="string">
            <text:p>NZ_CP009056.1</text:p>
          </table:table-cell>
          <table:table-cell office:value-type="float" office:value="1267021" calcext:value-type="float">
            <text:p>12670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rbales</text:p>
          </table:table-cell>
          <table:table-cell office:value-type="string" calcext:value-type="string">
            <text:p>Orbaceae</text:p>
          </table:table-cell>
          <table:table-cell office:value-type="string" calcext:value-type="string">
            <text:p>Frischella</text:p>
          </table:table-cell>
          <table:table-cell office:value-type="string" calcext:value-type="string">
            <text:p>Frischella perrara</text:p>
          </table:table-cell>
        </table:table-row>
        <table:table-row table:style-name="ro1">
          <table:table-cell office:value-type="string" calcext:value-type="string">
            <text:p>NZ_LZGR01000001.1</text:p>
          </table:table-cell>
          <table:table-cell office:value-type="float" office:value="1196095" calcext:value-type="float">
            <text:p>11960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rbales</text:p>
          </table:table-cell>
          <table:table-cell office:value-type="string" calcext:value-type="string">
            <text:p>Orbaceae</text:p>
          </table:table-cell>
          <table:table-cell office:value-type="string" calcext:value-type="string">
            <text:p>Gilliamella</text:p>
          </table:table-cell>
          <table:table-cell office:value-type="string" calcext:value-type="string">
            <text:p>Gilliamella apicola</text:p>
          </table:table-cell>
        </table:table-row>
        <table:table-row table:style-name="ro1">
          <table:table-cell office:value-type="string" calcext:value-type="string">
            <text:p>NC_018690.1</text:p>
          </table:table-cell>
          <table:table-cell office:value-type="float" office:value="696748" calcext:value-type="float">
            <text:p>6967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Actinobacillus</text:p>
          </table:table-cell>
          <table:table-cell office:value-type="string" calcext:value-type="string">
            <text:p>Actinobacillus suis</text:p>
          </table:table-cell>
        </table:table-row>
        <table:table-row table:style-name="ro1">
          <table:table-cell office:value-type="string" calcext:value-type="string">
            <text:p>NZ_AZTZ01000001.1</text:p>
          </table:table-cell>
          <table:table-cell office:value-type="float" office:value="1434265" calcext:value-type="float">
            <text:p>14342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Aggregatibacter</text:p>
          </table:table-cell>
          <table:table-cell office:value-type="string" calcext:value-type="string">
            <text:p>Aggregatibacter actinomycetemcomitans</text:p>
          </table:table-cell>
        </table:table-row>
        <table:table-row table:style-name="ro1">
          <table:table-cell office:value-type="string" calcext:value-type="string">
            <text:p>NZ_AFFP02000075.1</text:p>
          </table:table-cell>
          <table:table-cell office:value-type="float" office:value="948565" calcext:value-type="float">
            <text:p>9485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Avibacterium</text:p>
          </table:table-cell>
          <table:table-cell office:value-type="string" calcext:value-type="string">
            <text:p>Avibacterium paragallinarum</text:p>
          </table:table-cell>
        </table:table-row>
        <table:table-row table:style-name="ro1">
          <table:table-cell office:value-type="string" calcext:value-type="string">
            <text:p>NZ_FOFH01000053.1</text:p>
          </table:table-cell>
          <table:table-cell office:value-type="float" office:value="653940" calcext:value-type="float">
            <text:p>6539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Basfia</text:p>
          </table:table-cell>
          <table:table-cell office:value-type="string" calcext:value-type="string">
            <text:p>Basfia succiniciproducens</text:p>
          </table:table-cell>
        </table:table-row>
        <table:table-row table:style-name="ro1">
          <table:table-cell office:value-type="string" calcext:value-type="string">
            <text:p>NZ_CP006956.1</text:p>
          </table:table-cell>
          <table:table-cell office:value-type="float" office:value="1263832" calcext:value-type="float">
            <text:p>12638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Bibersteinia</text:p>
          </table:table-cell>
          <table:table-cell office:value-type="string" calcext:value-type="string">
            <text:p>Bibersteinia trehalosi</text:p>
          </table:table-cell>
        </table:table-row>
        <table:table-row table:style-name="ro1">
          <table:table-cell office:value-type="string" calcext:value-type="string">
            <text:p>NZ_JSUM01000001.1</text:p>
          </table:table-cell>
          <table:table-cell office:value-type="float" office:value="505317" calcext:value-type="float">
            <text:p>5053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Chelonobacter</text:p>
          </table:table-cell>
          <table:table-cell office:value-type="string" calcext:value-type="string">
            <text:p>Chelonobacter oris</text:p>
          </table:table-cell>
        </table:table-row>
        <table:table-row table:style-name="ro1">
          <table:table-cell office:value-type="string" calcext:value-type="string">
            <text:p>NZ_JPXX01000001.1</text:p>
          </table:table-cell>
          <table:table-cell office:value-type="float" office:value="155515" calcext:value-type="float">
            <text:p>1555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Gallibacterium</text:p>
          </table:table-cell>
          <table:table-cell/>
        </table:table-row>
        <table:table-row table:style-name="ro1">
          <table:table-cell office:value-type="string" calcext:value-type="string">
            <text:p>NZ_CP015424.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Haemophilus</text:p>
          </table:table-cell>
          <table:table-cell/>
        </table:table-row>
        <table:table-row table:style-name="ro1">
          <table:table-cell office:value-type="string" calcext:value-type="string">
            <text:p>NC_008309.1</text:p>
          </table:table-cell>
          <table:table-cell office:value-type="float" office:value="205914" calcext:value-type="float">
            <text:p>2059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Histophilus</text:p>
          </table:table-cell>
          <table:table-cell office:value-type="string" calcext:value-type="string">
            <text:p>Histophilus somni</text:p>
          </table:table-cell>
        </table:table-row>
        <table:table-row table:style-name="ro1">
          <table:table-cell office:value-type="string" calcext:value-type="string">
            <text:p>NZ_ATSZ01000001.1</text:p>
          </table:table-cell>
          <table:table-cell office:value-type="float" office:value="1329902" calcext:value-type="float">
            <text:p>13299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Mannheimia</text:p>
          </table:table-cell>
          <table:table-cell office:value-type="string" calcext:value-type="string">
            <text:p>Mannheimia haemolytica</text:p>
          </table:table-cell>
        </table:table-row>
        <table:table-row table:style-name="ro1">
          <table:table-cell office:value-type="string" calcext:value-type="string">
            <text:p>NZ_JWIZ01000001.1</text:p>
          </table:table-cell>
          <table:table-cell office:value-type="float" office:value="67855" calcext:value-type="float">
            <text:p>678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Muribacter</text:p>
          </table:table-cell>
          <table:table-cell office:value-type="string" calcext:value-type="string">
            <text:p>Muribacter muris</text:p>
          </table:table-cell>
        </table:table-row>
        <table:table-row table:style-name="ro1">
          <table:table-cell office:value-type="string" calcext:value-type="string">
            <text:p>NZ_CCMQ01000001.1</text:p>
          </table:table-cell>
          <table:table-cell office:value-type="float" office:value="908285" calcext:value-type="float">
            <text:p>9082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Necropsobacter</text:p>
          </table:table-cell>
          <table:table-cell office:value-type="string" calcext:value-type="string">
            <text:p>Necropsobacter rosorum</text:p>
          </table:table-cell>
        </table:table-row>
        <table:table-row table:style-name="ro1">
          <table:table-cell office:value-type="string" calcext:value-type="string">
            <text:p>NZ_FWWV01000069.1</text:p>
          </table:table-cell>
          <table:table-cell office:value-type="float" office:value="1122938" calcext:value-type="float">
            <text:p>11229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Pasteurella</text:p>
          </table:table-cell>
          <table:table-cell office:value-type="string" calcext:value-type="string">
            <text:p>Pasteurella testudinis</text:p>
          </table:table-cell>
        </table:table-row>
        <table:table-row table:style-name="ro1">
          <table:table-cell office:value-type="string" calcext:value-type="string">
            <text:p>NZ_MLHP01000001.1</text:p>
          </table:table-cell>
          <table:table-cell office:value-type="float" office:value="1908266" calcext:value-type="float">
            <text:p>19082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Pasteurellaceae</text:p>
          </table:table-cell>
          <table:table-cell office:value-type="string" calcext:value-type="string">
            <text:p>Rodentibacter</text:p>
          </table:table-cell>
          <table:table-cell/>
        </table:table-row>
        <table:table-row table:style-name="ro1">
          <table:table-cell office:value-type="string" calcext:value-type="string">
            <text:p>NZ_JMPD01000001.1</text:p>
          </table:table-cell>
          <table:table-cell office:value-type="float" office:value="1311142" calcext:value-type="float">
            <text:p>13111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Acinetobacter baumannii</text:p>
          </table:table-cell>
        </table:table-row>
        <table:table-row table:style-name="ro1">
          <table:table-cell office:value-type="string" calcext:value-type="string">
            <text:p>NZ_MLCN01000001.1</text:p>
          </table:table-cell>
          <table:table-cell office:value-type="float" office:value="1907941" calcext:value-type="float">
            <text:p>19079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Alkanindiges</text:p>
          </table:table-cell>
          <table:table-cell/>
        </table:table-row>
        <table:table-row table:style-name="ro1">
          <table:table-cell office:value-type="string" calcext:value-type="string">
            <text:p>NZ_NKHK01000001.1</text:p>
          </table:table-cell>
          <table:table-cell office:value-type="float" office:value="2014877" calcext:value-type="float">
            <text:p>20148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Moraxella</text:p>
          </table:table-cell>
          <table:table-cell/>
        </table:table-row>
        <table:table-row table:style-name="ro1">
          <table:table-cell office:value-type="string" calcext:value-type="string">
            <text:p>NZ_LZDB01000001.1</text:p>
          </table:table-cell>
          <table:table-cell office:value-type="float" office:value="1852776" calcext:value-type="float">
            <text:p>18527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Perlucidibaca</text:p>
          </table:table-cell>
          <table:table-cell office:value-type="string" calcext:value-type="string">
            <text:p>Perlucidibaca aquatica</text:p>
          </table:table-cell>
        </table:table-row>
        <table:table-row table:style-name="ro1">
          <table:table-cell office:value-type="string" calcext:value-type="string">
            <text:p>NZ_CP014945.1</text:p>
          </table:table-cell>
          <table:table-cell office:value-type="float" office:value="261164" calcext:value-type="float">
            <text:p>2611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Psychrobacter</text:p>
          </table:table-cell>
          <table:table-cell office:value-type="string" calcext:value-type="string">
            <text:p>Psychrobacter alimentarius</text:p>
          </table:table-cell>
        </table:table-row>
        <table:table-row table:style-name="ro1">
          <table:table-cell office:value-type="string" calcext:value-type="string">
            <text:p>NZ_CP011835.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Azotobacter</text:p>
          </table:table-cell>
          <table:table-cell office:value-type="string" calcext:value-type="string">
            <text:p>Azotobacter chroococcum</text:p>
          </table:table-cell>
        </table:table-row>
        <table:table-row table:style-name="ro1">
          <table:table-cell office:value-type="string" calcext:value-type="string">
            <text:p>NZ_CP012365.1</text:p>
          </table:table-cell>
          <table:table-cell office:value-type="float" office:value="1697053" calcext:value-type="float">
            <text:p>16970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Oblitimonas</text:p>
          </table:table-cell>
          <table:table-cell office:value-type="string" calcext:value-type="string">
            <text:p>Oblitimonas alkaliphila</text:p>
          </table:table-cell>
        </table:table-row>
        <table:table-row table:style-name="ro1">
          <table:table-cell office:value-type="string" calcext:value-type="string">
            <text:p>NZ_MVDK01000001.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s aeruginosa</text:p>
          </table:table-cell>
        </table:table-row>
        <table:table-row table:style-name="ro1">
          <table:table-cell office:value-type="string" calcext:value-type="string">
            <text:p>NZ_FOTW01000071.1</text:p>
          </table:table-cell>
          <table:table-cell office:value-type="float" office:value="758825" calcext:value-type="float">
            <text:p>7588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Rugamonas</text:p>
          </table:table-cell>
          <table:table-cell office:value-type="string" calcext:value-type="string">
            <text:p>Rugamonas rubra</text:p>
          </table:table-cell>
        </table:table-row>
        <table:table-row table:style-name="ro1">
          <table:table-cell office:value-type="string" calcext:value-type="string">
            <text:p>NZ_LSZO01000001.1</text:p>
          </table:table-cell>
          <table:table-cell office:value-type="float" office:value="1680762" calcext:value-type="float">
            <text:p>168076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Ventosimonadaceae</text:p>
          </table:table-cell>
          <table:table-cell office:value-type="string" calcext:value-type="string">
            <text:p>Ventosimonas</text:p>
          </table:table-cell>
          <table:table-cell office:value-type="string" calcext:value-type="string">
            <text:p>Ventosimonas gracilis</text:p>
          </table:table-cell>
        </table:table-row>
        <table:table-row table:style-name="ro1">
          <table:table-cell office:value-type="string" calcext:value-type="string">
            <text:p>NZ_AFNV02000041.1</text:p>
          </table:table-cell>
          <table:table-cell office:value-type="float" office:value="1033802" calcext:value-type="float">
            <text:p>1033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alinisphaerales</text:p>
          </table:table-cell>
          <table:table-cell office:value-type="string" calcext:value-type="string">
            <text:p>Salinisphaeraceae</text:p>
          </table:table-cell>
          <table:table-cell office:value-type="string" calcext:value-type="string">
            <text:p>Salinisphaera</text:p>
          </table:table-cell>
          <table:table-cell office:value-type="string" calcext:value-type="string">
            <text:p>Salinisphaera shabanensis</text:p>
          </table:table-cell>
        </table:table-row>
        <table:table-row table:style-name="ro1">
          <table:table-cell office:value-type="string" calcext:value-type="string">
            <text:p>NZ_KB902239.1</text:p>
          </table:table-cell>
          <table:table-cell office:value-type="float" office:value="1089439" calcext:value-type="float">
            <text:p>10894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Fastidiosibacteraceae</text:p>
          </table:table-cell>
          <table:table-cell office:value-type="string" calcext:value-type="string">
            <text:p>Fangia</text:p>
          </table:table-cell>
          <table:table-cell office:value-type="string" calcext:value-type="string">
            <text:p>Fangia hongkongensis</text:p>
          </table:table-cell>
        </table:table-row>
        <table:table-row table:style-name="ro1">
          <table:table-cell office:value-type="string" calcext:value-type="string">
            <text:p>NZ_CP010427.1</text:p>
          </table:table-cell>
          <table:table-cell office:value-type="float" office:value="594679" calcext:value-type="float">
            <text:p>5946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Francisellaceae</text:p>
          </table:table-cell>
          <table:table-cell office:value-type="string" calcext:value-type="string">
            <text:p>Allofrancisella</text:p>
          </table:table-cell>
          <table:table-cell office:value-type="string" calcext:value-type="string">
            <text:p>Allofrancisella guangzhouensis</text:p>
          </table:table-cell>
        </table:table-row>
        <table:table-row table:style-name="ro1">
          <table:table-cell office:value-type="string" calcext:value-type="string">
            <text:p>NZ_CP009654.1</text:p>
          </table:table-cell>
          <table:table-cell office:value-type="float" office:value="1542390" calcext:value-type="float">
            <text:p>15423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Francisellaceae</text:p>
          </table:table-cell>
          <table:table-cell office:value-type="string" calcext:value-type="string">
            <text:p>Francisella</text:p>
          </table:table-cell>
          <table:table-cell/>
        </table:table-row>
        <table:table-row table:style-name="ro1">
          <table:table-cell office:value-type="string" calcext:value-type="string">
            <text:p>NZ_MSLT01000019.1</text:p>
          </table:table-cell>
          <table:table-cell office:value-type="float" office:value="1570016" calcext:value-type="float">
            <text:p>15700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oflexothrix</text:p>
          </table:table-cell>
          <table:table-cell office:value-type="string" calcext:value-type="string">
            <text:p>Thioflexothrix psekupsii</text:p>
          </table:table-cell>
        </table:table-row>
        <table:table-row table:style-name="ro1">
          <table:table-cell office:value-type="string" calcext:value-type="string">
            <text:p>NC_018697.1</text:p>
          </table:table-cell>
          <table:table-cell office:value-type="float" office:value="385025" calcext:value-type="float">
            <text:p>3850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Cycloclasticus</text:p>
          </table:table-cell>
          <table:table-cell/>
        </table:table-row>
        <table:table-row table:style-name="ro1">
          <table:table-cell office:value-type="string" calcext:value-type="string">
            <text:p>NZ_JAGP01000001.1</text:p>
          </table:table-cell>
          <table:table-cell office:value-type="float" office:value="1168067" calcext:value-type="float">
            <text:p>11680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Hydrogenovibrio</text:p>
          </table:table-cell>
          <table:table-cell office:value-type="string" calcext:value-type="string">
            <text:p>Hydrogenovibrio kuenenii</text:p>
          </table:table-cell>
        </table:table-row>
        <table:table-row table:style-name="ro1">
          <table:table-cell office:value-type="string" calcext:value-type="string">
            <text:p>NZ_MCRI01000001.1</text:p>
          </table:table-cell>
          <table:table-cell office:value-type="float" office:value="291169" calcext:value-type="float">
            <text:p>2911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Methylophaga</text:p>
          </table:table-cell>
          <table:table-cell office:value-type="string" calcext:value-type="string">
            <text:p>Methylophaga muralis</text:p>
          </table:table-cell>
        </table:table-row>
        <table:table-row table:style-name="ro1">
          <table:table-cell office:value-type="string" calcext:value-type="string">
            <text:p>NZ_CP011849.2</text:p>
          </table:table-cell>
          <table:table-cell office:value-type="float" office:value="1227812" calcext:value-type="float">
            <text:p>12278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Piscirickettsia</text:p>
          </table:table-cell>
          <table:table-cell office:value-type="string" calcext:value-type="string">
            <text:p>Piscirickettsia salmonis</text:p>
          </table:table-cell>
        </table:table-row>
        <table:table-row table:style-name="ro1">
          <table:table-cell office:value-type="string" calcext:value-type="string">
            <text:p>NZ_FSRE01000007.1</text:p>
          </table:table-cell>
          <table:table-cell office:value-type="float" office:value="364032" calcext:value-type="float">
            <text:p>3640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Sulfurivirga</text:p>
          </table:table-cell>
          <table:table-cell office:value-type="string" calcext:value-type="string">
            <text:p>Sulfurivirga caldicuralii</text:p>
          </table:table-cell>
        </table:table-row>
        <table:table-row table:style-name="ro1">
          <table:table-cell office:value-type="string" calcext:value-type="string">
            <text:p>NZ_KB905899.1</text:p>
          </table:table-cell>
          <table:table-cell office:value-type="float" office:value="1123514" calcext:value-type="float">
            <text:p>11235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Thiomicrorhabdus</text:p>
          </table:table-cell>
          <table:table-cell office:value-type="string" calcext:value-type="string">
            <text:p>Thiomicrorhabdus arctica</text:p>
          </table:table-cell>
        </table:table-row>
        <table:table-row table:style-name="ro1">
          <table:table-cell office:value-type="string" calcext:value-type="string">
            <text:p>NZ_FOYY01000007.1</text:p>
          </table:table-cell>
          <table:table-cell office:value-type="float" office:value="748650" calcext:value-type="float">
            <text:p>7486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Piscirickettsiaceae</text:p>
          </table:table-cell>
          <table:table-cell office:value-type="string" calcext:value-type="string">
            <text:p>Thiomicrospira</text:p>
          </table:table-cell>
          <table:table-cell/>
        </table:table-row>
        <table:table-row table:style-name="ro1">
          <table:table-cell office:value-type="string" calcext:value-type="string">
            <text:p>NZ_CP012373.1</text:p>
          </table:table-cell>
          <table:table-cell office:value-type="float" office:value="319938" calcext:value-type="float">
            <text:p>3199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Thiotrichaceae</text:p>
          </table:table-cell>
          <table:table-cell office:value-type="string" calcext:value-type="string">
            <text:p>Beggiatoa</text:p>
          </table:table-cell>
          <table:table-cell office:value-type="string" calcext:value-type="string">
            <text:p>Beggiatoa leptomitiformis</text:p>
          </table:table-cell>
        </table:table-row>
        <table:table-row table:style-name="ro1">
          <table:table-cell office:value-type="string" calcext:value-type="string">
            <text:p>NZ_ATTE01000001.1</text:p>
          </table:table-cell>
          <table:table-cell office:value-type="float" office:value="998674" calcext:value-type="float">
            <text:p>9986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Thiotrichaceae</text:p>
          </table:table-cell>
          <table:table-cell office:value-type="string" calcext:value-type="string">
            <text:p>Leucothrix</text:p>
          </table:table-cell>
          <table:table-cell office:value-type="string" calcext:value-type="string">
            <text:p>Leucothrix mucor</text:p>
          </table:table-cell>
        </table:table-row>
        <table:table-row table:style-name="ro1">
          <table:table-cell office:value-type="string" calcext:value-type="string">
            <text:p>NZ_AP014633.1</text:p>
          </table:table-cell>
          <table:table-cell office:value-type="float" office:value="40754" calcext:value-type="float">
            <text:p>407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Thiotrichaceae</text:p>
          </table:table-cell>
          <table:table-cell office:value-type="string" calcext:value-type="string">
            <text:p>Thioploca</text:p>
          </table:table-cell>
          <table:table-cell office:value-type="string" calcext:value-type="string">
            <text:p>Thioploca ingrica</text:p>
          </table:table-cell>
        </table:table-row>
        <table:table-row table:style-name="ro1">
          <table:table-cell office:value-type="string" calcext:value-type="string">
            <text:p>NZ_FUYB01000050.1</text:p>
          </table:table-cell>
          <table:table-cell office:value-type="float" office:value="92487" calcext:value-type="float">
            <text:p>924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Thiotrichales</text:p>
          </table:table-cell>
          <table:table-cell office:value-type="string" calcext:value-type="string">
            <text:p>Thiotrichaceae</text:p>
          </table:table-cell>
          <table:table-cell office:value-type="string" calcext:value-type="string">
            <text:p>Thiothrix</text:p>
          </table:table-cell>
          <table:table-cell office:value-type="string" calcext:value-type="string">
            <text:p>Thiothrix eikelboomii</text:p>
          </table:table-cell>
        </table:table-row>
        <table:table-row table:style-name="ro1">
          <table:table-cell office:value-type="string" calcext:value-type="string">
            <text:p>NZ_LN554846.1</text:p>
          </table:table-cell>
          <table:table-cell office:value-type="float" office:value="80852" calcext:value-type="float">
            <text:p>808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Aliivibrio</text:p>
          </table:table-cell>
          <table:table-cell office:value-type="string" calcext:value-type="string">
            <text:p>Aliivibrio wodanis</text:p>
          </table:table-cell>
        </table:table-row>
        <table:table-row table:style-name="ro1">
          <table:table-cell office:value-type="string" calcext:value-type="string">
            <text:p>NZ_FUXU01000241.1</text:p>
          </table:table-cell>
          <table:table-cell office:value-type="float" office:value="1121868" calcext:value-type="float">
            <text:p>11218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Enterovibrio</text:p>
          </table:table-cell>
          <table:table-cell office:value-type="string" calcext:value-type="string">
            <text:p>Enterovibrio nigricans</text:p>
          </table:table-cell>
        </table:table-row>
        <table:table-row table:style-name="ro1">
          <table:table-cell office:value-type="string" calcext:value-type="string">
            <text:p>NZ_ANFM02000109.1</text:p>
          </table:table-cell>
          <table:table-cell office:value-type="float" office:value="1056512" calcext:value-type="float">
            <text:p>10565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Grimontia</text:p>
          </table:table-cell>
          <table:table-cell office:value-type="string" calcext:value-type="string">
            <text:p>Grimontia indica</text:p>
          </table:table-cell>
        </table:table-row>
        <table:table-row table:style-name="ro1">
          <table:table-cell office:value-type="string" calcext:value-type="string">
            <text:p>NZ_CP022355.1</text:p>
          </table:table-cell>
          <table:table-cell office:value-type="float" office:value="1755811" calcext:value-type="float">
            <text:p>17558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Paraphotobacterium</text:p>
          </table:table-cell>
          <table:table-cell office:value-type="string" calcext:value-type="string">
            <text:p>Paraphotobacterium marinum</text:p>
          </table:table-cell>
        </table:table-row>
        <table:table-row table:style-name="ro1">
          <table:table-cell office:value-type="string" calcext:value-type="string">
            <text:p>NZ_ADBS01000008.1</text:p>
          </table:table-cell>
          <table:table-cell office:value-type="float" office:value="675817" calcext:value-type="float">
            <text:p>6758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Photobacterium</text:p>
          </table:table-cell>
          <table:table-cell office:value-type="string" calcext:value-type="string">
            <text:p>Photobacterium damselae</text:p>
          </table:table-cell>
        </table:table-row>
        <table:table-row table:style-name="ro1">
          <table:table-cell office:value-type="string" calcext:value-type="string">
            <text:p>NZ_AQOD01000001.1</text:p>
          </table:table-cell>
          <table:table-cell office:value-type="float" office:value="1308978" calcext:value-type="float">
            <text:p>13089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Salinivibrio</text:p>
          </table:table-cell>
          <table:table-cell office:value-type="string" calcext:value-type="string">
            <text:p>Salinivibrio socompensis</text:p>
          </table:table-cell>
        </table:table-row>
        <table:table-row table:style-name="ro1">
          <table:table-cell office:value-type="string" calcext:value-type="string">
            <text:p>NZ_GL988966.1</text:p>
          </table:table-cell>
          <table:table-cell office:value-type="float" office:value="991948" calcext:value-type="float">
            <text:p>991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 cholerae</text:p>
          </table:table-cell>
        </table:table-row>
        <table:table-row table:style-name="ro1">
          <table:table-cell office:value-type="string" calcext:value-type="string">
            <text:p>NZ_FNAG01000039.1</text:p>
          </table:table-cell>
          <table:table-cell office:value-type="float" office:value="265719" calcext:value-type="float">
            <text:p>26571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Aquimonas</text:p>
          </table:table-cell>
          <table:table-cell office:value-type="string" calcext:value-type="string">
            <text:p>Aquimonas voraii</text:p>
          </table:table-cell>
        </table:table-row>
        <table:table-row table:style-name="ro1">
          <table:table-cell office:value-type="string" calcext:value-type="string">
            <text:p>NZ_CP015249.1</text:p>
          </table:table-cell>
          <table:table-cell office:value-type="float" office:value="1300342" calcext:value-type="float">
            <text:p>13003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okdonella</text:p>
          </table:table-cell>
          <table:table-cell office:value-type="string" calcext:value-type="string">
            <text:p>Dokdonella koreensis</text:p>
          </table:table-cell>
        </table:table-row>
        <table:table-row table:style-name="ro1">
          <table:table-cell office:value-type="string" calcext:value-type="string">
            <text:p>NZ_FOZI01000007.1</text:p>
          </table:table-cell>
          <table:table-cell office:value-type="float" office:value="1855292" calcext:value-type="float">
            <text:p>18552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yella</text:p>
          </table:table-cell>
          <table:table-cell office:value-type="string" calcext:value-type="string">
            <text:p>Dyella sp. OK004</text:p>
          </table:table-cell>
        </table:table-row>
        <table:table-row table:style-name="ro1">
          <table:table-cell office:value-type="string" calcext:value-type="string">
            <text:p>NC_017033.1</text:p>
          </table:table-cell>
          <table:table-cell office:value-type="float" office:value="767434" calcext:value-type="float">
            <text:p>7674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Frateuria</text:p>
          </table:table-cell>
          <table:table-cell office:value-type="string" calcext:value-type="string">
            <text:p>Frateuria aurantia</text:p>
          </table:table-cell>
        </table:table-row>
        <table:table-row table:style-name="ro1">
          <table:table-cell office:value-type="string" calcext:value-type="string">
            <text:p>NZ_JZRB01000001.1</text:p>
          </table:table-cell>
          <table:table-cell office:value-type="float" office:value="345309" calcext:value-type="float">
            <text:p>3453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Luteibacter</text:p>
          </table:table-cell>
          <table:table-cell office:value-type="string" calcext:value-type="string">
            <text:p>Luteibacter yeojuensis</text:p>
          </table:table-cell>
        </table:table-row>
        <table:table-row table:style-name="ro1">
          <table:table-cell office:value-type="string" calcext:value-type="string">
            <text:p>NZ_LDOS01000004.1</text:p>
          </table:table-cell>
          <table:table-cell office:value-type="float" office:value="993689" calcext:value-type="float">
            <text:p>9936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Metallibacterium</text:p>
          </table:table-cell>
          <table:table-cell office:value-type="string" calcext:value-type="string">
            <text:p>Metallibacterium scheffleri</text:p>
          </table:table-cell>
        </table:table-row>
        <table:table-row table:style-name="ro1">
          <table:table-cell office:value-type="string" calcext:value-type="string">
            <text:p>NZ_BBUM02000001.1</text:p>
          </table:table-cell>
          <table:table-cell office:value-type="float" office:value="1475481" calcext:value-type="float">
            <text:p>14754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Mizugakiibacter</text:p>
          </table:table-cell>
          <table:table-cell office:value-type="string" calcext:value-type="string">
            <text:p>Mizugakiibacter sediminis</text:p>
          </table:table-cell>
        </table:table-row>
        <table:table-row table:style-name="ro1">
          <table:table-cell office:value-type="string" calcext:value-type="string">
            <text:p>NZ_KN196470.1</text:p>
          </table:table-cell>
          <table:table-cell office:value-type="float" office:value="1543381" calcext:value-type="float">
            <text:p>15433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Oleiagrimonas</text:p>
          </table:table-cell>
          <table:table-cell office:value-type="string" calcext:value-type="string">
            <text:p>Oleiagrimonas soli</text:p>
          </table:table-cell>
        </table:table-row>
        <table:table-row table:style-name="ro1">
          <table:table-cell office:value-type="string" calcext:value-type="string">
            <text:p>NZ_PEER01000009.1</text:p>
          </table:table-cell>
          <table:table-cell office:value-type="float" office:value="1907399" calcext:value-type="float">
            <text:p>19073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Rhodanobacter</text:p>
          </table:table-cell>
          <table:table-cell/>
        </table:table-row>
        <table:table-row table:style-name="ro1">
          <table:table-cell office:value-type="string" calcext:value-type="string">
            <text:p>NZ_KB899241.1</text:p>
          </table:table-cell>
          <table:table-cell office:value-type="float" office:value="1123073" calcext:value-type="float">
            <text:p>11230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Rudaea</text:p>
          </table:table-cell>
          <table:table-cell office:value-type="string" calcext:value-type="string">
            <text:p>Rudaea cellulosilytica</text:p>
          </table:table-cell>
        </table:table-row>
        <table:table-row table:style-name="ro1">
          <table:table-cell office:value-type="string" calcext:value-type="string">
            <text:p>NZ_ATVD01000001.1</text:p>
          </table:table-cell>
          <table:table-cell office:value-type="float" office:value="1121015" calcext:value-type="float">
            <text:p>11210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Arenimonas</text:p>
          </table:table-cell>
          <table:table-cell office:value-type="string" calcext:value-type="string">
            <text:p>Arenimonas oryziterrae</text:p>
          </table:table-cell>
        </table:table-row>
        <table:table-row table:style-name="ro1">
          <table:table-cell office:value-type="string" calcext:value-type="string">
            <text:p>NZ_CP017074.1</text:p>
          </table:table-cell>
          <table:table-cell office:value-type="float" office:value="1896164" calcext:value-type="float">
            <text:p>18961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Luteimonas</text:p>
          </table:table-cell>
          <table:table-cell/>
        </table:table-row>
        <table:table-row table:style-name="ro1">
          <table:table-cell office:value-type="string" calcext:value-type="string">
            <text:p>NZ_FUXP01000030.1</text:p>
          </table:table-cell>
          <table:table-cell office:value-type="float" office:value="1122188" calcext:value-type="float">
            <text:p>11221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Lysobacter</text:p>
          </table:table-cell>
          <table:table-cell office:value-type="string" calcext:value-type="string">
            <text:p>Lysobacter spongiicola</text:p>
          </table:table-cell>
        </table:table-row>
        <table:table-row table:style-name="ro1">
          <table:table-cell office:value-type="string" calcext:value-type="string">
            <text:p>NZ_ALIP01000001.1</text:p>
          </table:table-cell>
          <table:table-cell office:value-type="float" office:value="1211114" calcext:value-type="float">
            <text:p>12111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Pseudoxanthomonas</text:p>
          </table:table-cell>
          <table:table-cell/>
        </table:table-row>
        <table:table-row table:style-name="ro1">
          <table:table-cell office:value-type="string" calcext:value-type="string">
            <text:p>NZ_AUBD01000001.1</text:p>
          </table:table-cell>
          <table:table-cell office:value-type="float" office:value="1123253" calcext:value-type="float">
            <text:p>112325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Silanimonas</text:p>
          </table:table-cell>
          <table:table-cell office:value-type="string" calcext:value-type="string">
            <text:p>Silanimonas lenta</text:p>
          </table:table-cell>
        </table:table-row>
        <table:table-row table:style-name="ro1">
          <table:table-cell office:value-type="string" calcext:value-type="string">
            <text:p>NZ_LLXU01000001.1</text:p>
          </table:table-cell>
          <table:table-cell office:value-type="float" office:value="676599" calcext:value-type="float">
            <text:p>6765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Stenotrophomonas</text:p>
          </table:table-cell>
          <table:table-cell office:value-type="string" calcext:value-type="string">
            <text:p>Stenotrophomonas panacihumi</text:p>
          </table:table-cell>
        </table:table-row>
        <table:table-row table:style-name="ro1">
          <table:table-cell office:value-type="string" calcext:value-type="string">
            <text:p>NZ_AUIV01000001.1</text:p>
          </table:table-cell>
          <table:table-cell office:value-type="float" office:value="1123377" calcext:value-type="float">
            <text:p>11233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Thermomonas</text:p>
          </table:table-cell>
          <table:table-cell office:value-type="string" calcext:value-type="string">
            <text:p>Thermomonas fusca</text:p>
          </table:table-cell>
        </table:table-row>
        <table:table-row table:style-name="ro1">
          <table:table-cell office:value-type="string" calcext:value-type="string">
            <text:p>NZ_JZEG01000001.1</text:p>
          </table:table-cell>
          <table:table-cell office:value-type="float" office:value="195709" calcext:value-type="float">
            <text:p>1957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Xanthomonas</text:p>
          </table:table-cell>
          <table:table-cell office:value-type="string" calcext:value-type="string">
            <text:p>Xanthomonas arboricola</text:p>
          </table:table-cell>
        </table:table-row>
        <table:table-row table:style-name="ro1">
          <table:table-cell office:value-type="string" calcext:value-type="string">
            <text:p>NZ_CP006696.1</text:p>
          </table:table-cell>
          <table:table-cell office:value-type="float" office:value="155920" calcext:value-type="float">
            <text:p>1559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Xylella</text:p>
          </table:table-cell>
          <table:table-cell office:value-type="string" calcext:value-type="string">
            <text:p>Xylella fastidiosa</text:p>
          </table:table-cell>
        </table:table-row>
        <table:table-row table:style-name="ro1">
          <table:table-cell office:value-type="string" calcext:value-type="string">
            <text:p>NZ_KE384397.1</text:p>
          </table:table-cell>
          <table:table-cell office:value-type="float" office:value="1123354" calcext:value-type="float">
            <text:p>11233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Hydrogenophilalia</text:p>
          </table:table-cell>
          <table:table-cell office:value-type="string" calcext:value-type="string">
            <text:p>Hydrogenophilales</text:p>
          </table:table-cell>
          <table:table-cell office:value-type="string" calcext:value-type="string">
            <text:p>Hydrogenophilaceae</text:p>
          </table:table-cell>
          <table:table-cell office:value-type="string" calcext:value-type="string">
            <text:p>Tepidiphilus</text:p>
          </table:table-cell>
          <table:table-cell office:value-type="string" calcext:value-type="string">
            <text:p>Tepidiphilus margaritifer</text:p>
          </table:table-cell>
        </table:table-row>
        <table:table-row table:style-name="ro1">
          <table:table-cell office:value-type="string" calcext:value-type="string">
            <text:p>NZ_AUNI01000001.1</text:p>
          </table:table-cell>
          <table:table-cell office:value-type="float" office:value="1201288" calcext:value-type="float">
            <text:p>120128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Oligoflexia</text:p>
          </table:table-cell>
          <table:table-cell office:value-type="string" calcext:value-type="string">
            <text:p>Bacteriovoracales</text:p>
          </table:table-cell>
          <table:table-cell office:value-type="string" calcext:value-type="string">
            <text:p>Bacteriovoracaceae</text:p>
          </table:table-cell>
          <table:table-cell office:value-type="string" calcext:value-type="string">
            <text:p>Bacteriovorax</text:p>
          </table:table-cell>
          <table:table-cell/>
        </table:table-row>
        <table:table-row table:style-name="ro1">
          <table:table-cell office:value-type="string" calcext:value-type="string">
            <text:p>NC_016620.1</text:p>
          </table:table-cell>
          <table:table-cell office:value-type="float" office:value="862908" calcext:value-type="float">
            <text:p>8629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Oligoflexia</text:p>
          </table:table-cell>
          <table:table-cell office:value-type="string" calcext:value-type="string">
            <text:p>Bacteriovoracales</text:p>
          </table:table-cell>
          <table:table-cell office:value-type="string" calcext:value-type="string">
            <text:p>Halobacteriovoraceae</text:p>
          </table:table-cell>
          <table:table-cell office:value-type="string" calcext:value-type="string">
            <text:p>Halobacteriovorax</text:p>
          </table:table-cell>
          <table:table-cell office:value-type="string" calcext:value-type="string">
            <text:p>Halobacteriovorax marinus</text:p>
          </table:table-cell>
        </table:table-row>
        <table:table-row table:style-name="ro1">
          <table:table-cell office:value-type="string" calcext:value-type="string">
            <text:p>NC_019567.1</text:p>
          </table:table-cell>
          <table:table-cell office:value-type="float" office:value="1069642" calcext:value-type="float">
            <text:p>10696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Oligoflexia</text:p>
          </table:table-cell>
          <table:table-cell office:value-type="string" calcext:value-type="string">
            <text:p>Bdellovibrionales</text:p>
          </table:table-cell>
          <table:table-cell office:value-type="string" calcext:value-type="string">
            <text:p>Bdellovibrionaceae</text:p>
          </table:table-cell>
          <table:table-cell office:value-type="string" calcext:value-type="string">
            <text:p>Bdellovibrio</text:p>
          </table:table-cell>
          <table:table-cell office:value-type="string" calcext:value-type="string">
            <text:p>Bdellovibrio bacteriovorus</text:p>
          </table:table-cell>
        </table:table-row>
        <table:table-row table:style-name="ro1">
          <table:table-cell office:value-type="string" calcext:value-type="string">
            <text:p>NZ_DS022297.1</text:p>
          </table:table-cell>
          <table:table-cell office:value-type="float" office:value="314345" calcext:value-type="float">
            <text:p>3143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Zetaproteobacteria</text:p>
          </table:table-cell>
          <table:table-cell office:value-type="string" calcext:value-type="string">
            <text:p>Mariprofundales</text:p>
          </table:table-cell>
          <table:table-cell office:value-type="string" calcext:value-type="string">
            <text:p>Mariprofundaceae</text:p>
          </table:table-cell>
          <table:table-cell office:value-type="string" calcext:value-type="string">
            <text:p>Mariprofundus</text:p>
          </table:table-cell>
          <table:table-cell office:value-type="string" calcext:value-type="string">
            <text:p>Mariprofundus ferrooxydans</text:p>
          </table:table-cell>
        </table:table-row>
        <table:table-row table:style-name="ro1">
          <table:table-cell office:value-type="string" calcext:value-type="string">
            <text:p>NZ_JQLW01000001.1</text:p>
          </table:table-cell>
          <table:table-cell office:value-type="float" office:value="1485545" calcext:value-type="float">
            <text:p>14855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Zetaprote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hiorsea</text:p>
          </table:table-cell>
          <table:table-cell office:value-type="string" calcext:value-type="string">
            <text:p>Ghiorsea bivora</text:p>
          </table:table-cell>
        </table:table-row>
        <table:table-row table:style-name="ro1">
          <table:table-cell office:value-type="string" calcext:value-type="string">
            <text:p>NZ_MQWB01000002.1</text:p>
          </table:table-cell>
          <table:table-cell office:value-type="float" office:value="716817" calcext:value-type="float">
            <text:p>7168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hodothermaeota</text:p>
          </table:table-cell>
          <table:table-cell office:value-type="string" calcext:value-type="string">
            <text:p>Rhodothermia</text:p>
          </table:table-cell>
          <table:table-cell office:value-type="string" calcext:value-type="string">
            <text:p>Rhodothermales</text:p>
          </table:table-cell>
          <table:table-cell office:value-type="string" calcext:value-type="string">
            <text:p>Rubricoccaceae</text:p>
          </table:table-cell>
          <table:table-cell office:value-type="string" calcext:value-type="string">
            <text:p>Rubricoccus</text:p>
          </table:table-cell>
          <table:table-cell office:value-type="string" calcext:value-type="string">
            <text:p>Rubricoccus marinus</text:p>
          </table:table-cell>
        </table:table-row>
        <table:table-row table:style-name="ro1">
          <table:table-cell office:value-type="string" calcext:value-type="string">
            <text:p>NZ_MVOI01000008.1</text:p>
          </table:table-cell>
          <table:table-cell office:value-type="float" office:value="1961794" calcext:value-type="float">
            <text:p>19617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hodothermaeota</text:p>
          </table:table-cell>
          <table:table-cell office:value-type="string" calcext:value-type="string">
            <text:p>Rhodothermia</text:p>
          </table:table-cell>
          <table:table-cell office:value-type="string" calcext:value-type="string">
            <text:p>Rhodothermales</text:p>
          </table:table-cell>
          <table:table-cell office:value-type="string" calcext:value-type="string">
            <text:p>Rubricoccaceae</text:p>
          </table:table-cell>
          <table:table-cell office:value-type="string" calcext:value-type="string">
            <text:p>Rubrivirga</text:p>
          </table:table-cell>
          <table:table-cell/>
        </table:table-row>
        <table:table-row table:style-name="ro1">
          <table:table-cell office:value-type="string" calcext:value-type="string">
            <text:p>NZ_MDCO01000001.1</text:p>
          </table:table-cell>
          <table:table-cell office:value-type="float" office:value="1287055" calcext:value-type="float">
            <text:p>12870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Brachyspirales</text:p>
          </table:table-cell>
          <table:table-cell office:value-type="string" calcext:value-type="string">
            <text:p>Brachyspiraceae</text:p>
          </table:table-cell>
          <table:table-cell office:value-type="string" calcext:value-type="string">
            <text:p>Brachyspira</text:p>
          </table:table-cell>
          <table:table-cell office:value-type="string" calcext:value-type="string">
            <text:p>Brachyspira hampsonii</text:p>
          </table:table-cell>
        </table:table-row>
        <table:table-row table:style-name="ro1">
          <table:table-cell office:value-type="string" calcext:value-type="string">
            <text:p>NZ_FOKY01000039.1</text:p>
          </table:table-cell>
          <table:table-cell office:value-type="float" office:value="34097" calcext:value-type="float">
            <text:p>340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Brevinematales</text:p>
          </table:table-cell>
          <table:table-cell office:value-type="string" calcext:value-type="string">
            <text:p>Brevinemataceae</text:p>
          </table:table-cell>
          <table:table-cell office:value-type="string" calcext:value-type="string">
            <text:p>Brevinema</text:p>
          </table:table-cell>
          <table:table-cell office:value-type="string" calcext:value-type="string">
            <text:p>Brevinema andersonii</text:p>
          </table:table-cell>
        </table:table-row>
        <table:table-row table:style-name="ro1">
          <table:table-cell office:value-type="string" calcext:value-type="string">
            <text:p>NZ_JQDG01000001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tospiraceae</text:p>
          </table:table-cell>
          <table:table-cell office:value-type="string" calcext:value-type="string">
            <text:p>Leptonema</text:p>
          </table:table-cell>
          <table:table-cell office:value-type="string" calcext:value-type="string">
            <text:p>Leptonema illini</text:p>
          </table:table-cell>
        </table:table-row>
        <table:table-row table:style-name="ro1">
          <table:table-cell office:value-type="string" calcext:value-type="string">
            <text:p>NZ_AKWX02000023.1</text:p>
          </table:table-cell>
          <table:table-cell office:value-type="float" office:value="1193069" calcext:value-type="float">
            <text:p>11930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tospiraceae</text:p>
          </table:table-cell>
          <table:table-cell office:value-type="string" calcext:value-type="string">
            <text:p>Leptospira</text:p>
          </table:table-cell>
          <table:table-cell office:value-type="string" calcext:value-type="string">
            <text:p>Leptospira wolffii</text:p>
          </table:table-cell>
        </table:table-row>
        <table:table-row table:style-name="ro1">
          <table:table-cell office:value-type="string" calcext:value-type="string">
            <text:p>NC_018020.1</text:p>
          </table:table-cell>
          <table:table-cell office:value-type="float" office:value="869212" calcext:value-type="float">
            <text:p>8692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tospiraceae</text:p>
          </table:table-cell>
          <table:table-cell office:value-type="string" calcext:value-type="string">
            <text:p>Turneriella</text:p>
          </table:table-cell>
          <table:table-cell office:value-type="string" calcext:value-type="string">
            <text:p>Turneriella parva</text:p>
          </table:table-cell>
        </table:table-row>
        <table:table-row table:style-name="ro1">
          <table:table-cell office:value-type="string" calcext:value-type="string">
            <text:p>NZ_CP005706.1</text:p>
          </table:table-cell>
          <table:table-cell office:value-type="float" office:value="1313295" calcext:value-type="float">
            <text:p>13132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Borreliaceae</text:p>
          </table:table-cell>
          <table:table-cell office:value-type="string" calcext:value-type="string">
            <text:p>Borrelia</text:p>
          </table:table-cell>
          <table:table-cell office:value-type="string" calcext:value-type="string">
            <text:p>Borrelia hermsii</text:p>
          </table:table-cell>
        </table:table-row>
        <table:table-row table:style-name="ro1">
          <table:table-cell office:value-type="string" calcext:value-type="string">
            <text:p>NZ_AYAV01000001.1</text:p>
          </table:table-cell>
          <table:table-cell office:value-type="float" office:value="1408846" calcext:value-type="float">
            <text:p>14088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Borreliaceae</text:p>
          </table:table-cell>
          <table:table-cell office:value-type="string" calcext:value-type="string">
            <text:p>Borreliella</text:p>
          </table:table-cell>
          <table:table-cell office:value-type="string" calcext:value-type="string">
            <text:p>Borreliella garinii</text:p>
          </table:table-cell>
        </table:table-row>
        <table:table-row table:style-name="ro1">
          <table:table-cell office:value-type="string" calcext:value-type="string">
            <text:p>NZ_FTMS01000065.1</text:p>
          </table:table-cell>
          <table:table-cell office:value-type="float" office:value="159291" calcext:value-type="float">
            <text:p>1592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Alkalispirochaeta</text:p>
          </table:table-cell>
          <table:table-cell office:value-type="string" calcext:value-type="string">
            <text:p>Alkalispirochaeta americana</text:p>
          </table:table-cell>
        </table:table-row>
        <table:table-row table:style-name="ro1">
          <table:table-cell office:value-type="string" calcext:value-type="string">
            <text:p>NZ_JWTM01000126.1</text:p>
          </table:table-cell>
          <table:table-cell office:value-type="float" office:value="1560235" calcext:value-type="float">
            <text:p>15602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Marispirochaeta</text:p>
          </table:table-cell>
          <table:table-cell office:value-type="string" calcext:value-type="string">
            <text:p>Candidatus Marispirochaeta associata</text:p>
          </table:table-cell>
        </table:table-row>
        <table:table-row table:style-name="ro1">
          <table:table-cell office:value-type="string" calcext:value-type="string">
            <text:p>NC_023035.1</text:p>
          </table:table-cell>
          <table:table-cell office:value-type="float" office:value="1307761" calcext:value-type="float">
            <text:p>13077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Salinispira</text:p>
          </table:table-cell>
          <table:table-cell office:value-type="string" calcext:value-type="string">
            <text:p>Salinispira pacifica</text:p>
          </table:table-cell>
        </table:table-row>
        <table:table-row table:style-name="ro1">
          <table:table-cell office:value-type="string" calcext:value-type="string">
            <text:p>NZ_KB899406.1</text:p>
          </table:table-cell>
          <table:table-cell office:value-type="float" office:value="1123274" calcext:value-type="float">
            <text:p>11232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Sediminispirochaeta</text:p>
          </table:table-cell>
          <table:table-cell office:value-type="string" calcext:value-type="string">
            <text:p>Sediminispirochaeta bajacaliforniensis</text:p>
          </table:table-cell>
        </table:table-row>
        <table:table-row table:style-name="ro1">
          <table:table-cell office:value-type="string" calcext:value-type="string">
            <text:p>NC_016633.1</text:p>
          </table:table-cell>
          <table:table-cell office:value-type="float" office:value="158190" calcext:value-type="float">
            <text:p>1581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Sphaerochaeta</text:p>
          </table:table-cell>
          <table:table-cell office:value-type="string" calcext:value-type="string">
            <text:p>Sphaerochaeta pleomorpha</text:p>
          </table:table-cell>
        </table:table-row>
        <table:table-row table:style-name="ro1">
          <table:table-cell office:value-type="string" calcext:value-type="string">
            <text:p>NZ_JNUP01000001.1</text:p>
          </table:table-cell>
          <table:table-cell office:value-type="float" office:value="1480694" calcext:value-type="float">
            <text:p>14806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Spirochaeta</text:p>
          </table:table-cell>
          <table:table-cell office:value-type="string" calcext:value-type="string">
            <text:p>Spirochaeta lutea</text:p>
          </table:table-cell>
        </table:table-row>
        <table:table-row table:style-name="ro1">
          <table:table-cell office:value-type="string" calcext:value-type="string">
            <text:p>NC_015732.1</text:p>
          </table:table-cell>
          <table:table-cell office:value-type="float" office:value="744872" calcext:value-type="float">
            <text:p>7448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caldarium</text:p>
          </table:table-cell>
        </table:table-row>
        <table:table-row table:style-name="ro1">
          <table:table-cell office:value-type="string" calcext:value-type="string">
            <text:p>NZ_FSQZ01000003.1</text:p>
          </table:table-cell>
          <table:table-cell office:value-type="float" office:value="49896" calcext:value-type="float">
            <text:p>498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Acetomicrobium</text:p>
          </table:table-cell>
          <table:table-cell office:value-type="string" calcext:value-type="string">
            <text:p>Acetomicrobium flavidum</text:p>
          </table:table-cell>
        </table:table-row>
        <table:table-row table:style-name="ro1">
          <table:table-cell office:value-type="string" calcext:value-type="string">
            <text:p>NZ_JAFY01000001.1</text:p>
          </table:table-cell>
          <table:table-cell office:value-type="float" office:value="1304874" calcext:value-type="float">
            <text:p>130487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Aminiphilus</text:p>
          </table:table-cell>
          <table:table-cell office:value-type="string" calcext:value-type="string">
            <text:p>Aminiphilus circumscriptus</text:p>
          </table:table-cell>
        </table:table-row>
        <table:table-row table:style-name="ro1">
          <table:table-cell office:value-type="string" calcext:value-type="string">
            <text:p>NZ_JAFZ01000001.1</text:p>
          </table:table-cell>
          <table:table-cell office:value-type="float" office:value="1304875" calcext:value-type="float">
            <text:p>13048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Aminobacterium</text:p>
          </table:table-cell>
          <table:table-cell office:value-type="string" calcext:value-type="string">
            <text:p>Aminobacterium mobile</text:p>
          </table:table-cell>
        </table:table-row>
        <table:table-row table:style-name="ro1">
          <table:table-cell office:value-type="string" calcext:value-type="string">
            <text:p>NZ_CM001022.1</text:p>
          </table:table-cell>
          <table:table-cell office:value-type="float" office:value="584708" calcext:value-type="float">
            <text:p>5847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Aminomonas</text:p>
          </table:table-cell>
          <table:table-cell office:value-type="string" calcext:value-type="string">
            <text:p>Aminomonas paucivorans</text:p>
          </table:table-cell>
        </table:table-row>
        <table:table-row table:style-name="ro1">
          <table:table-cell office:value-type="string" calcext:value-type="string">
            <text:p>NZ_CP016757.1</text:p>
          </table:table-cell>
          <table:table-cell office:value-type="float" office:value="1197717" calcext:value-type="float">
            <text:p>119771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Cloacibacillus</text:p>
          </table:table-cell>
          <table:table-cell office:value-type="string" calcext:value-type="string">
            <text:p>Cloacibacillus porcorum</text:p>
          </table:table-cell>
        </table:table-row>
        <table:table-row table:style-name="ro1">
          <table:table-cell office:value-type="string" calcext:value-type="string">
            <text:p>NZ_FXBB01000066.1</text:p>
          </table:table-cell>
          <table:table-cell office:value-type="float" office:value="561720" calcext:value-type="float">
            <text:p>56172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Dethiosulfovibrio</text:p>
          </table:table-cell>
          <table:table-cell office:value-type="string" calcext:value-type="string">
            <text:p>Dethiosulfovibrio salsuginis</text:p>
          </table:table-cell>
        </table:table-row>
        <table:table-row table:style-name="ro1">
          <table:table-cell office:value-type="string" calcext:value-type="string">
            <text:p>NZ_AWWC01000001.1</text:p>
          </table:table-cell>
          <table:table-cell office:value-type="float" office:value="1111126" calcext:value-type="float">
            <text:p>11111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Jonquetella</text:p>
          </table:table-cell>
          <table:table-cell office:value-type="string" calcext:value-type="string">
            <text:p>Jonquetella sp. BV3C21</text:p>
          </table:table-cell>
        </table:table-row>
        <table:table-row table:style-name="ro1">
          <table:table-cell office:value-type="string" calcext:value-type="string">
            <text:p>NZ_MUHX01000094.1</text:p>
          </table:table-cell>
          <table:table-cell office:value-type="float" office:value="1943580" calcext:value-type="float">
            <text:p>19435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Pyramidobacter</text:p>
          </table:table-cell>
          <table:table-cell/>
        </table:table-row>
        <table:table-row table:style-name="ro1">
          <table:table-cell office:value-type="string" calcext:value-type="string">
            <text:p>NZ_JH414690.1</text:p>
          </table:table-cell>
          <table:table-cell office:value-type="float" office:value="457415" calcext:value-type="float">
            <text:p>4574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Synergistes</text:p>
          </table:table-cell>
          <table:table-cell office:value-type="string" calcext:value-type="string">
            <text:p>Synergistes sp. 3_1_syn1</text:p>
          </table:table-cell>
        </table:table-row>
        <table:table-row table:style-name="ro1">
          <table:table-cell office:value-type="string" calcext:value-type="string">
            <text:p>NC_013522.1</text:p>
          </table:table-cell>
          <table:table-cell office:value-type="float" office:value="525903" calcext:value-type="float">
            <text:p>5259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Thermanaerovibrio</text:p>
          </table:table-cell>
          <table:table-cell office:value-type="string" calcext:value-type="string">
            <text:p>Thermanaerovibrio acidaminovorans</text:p>
          </table:table-cell>
        </table:table-row>
        <table:table-row table:style-name="ro1">
          <table:table-cell office:value-type="string" calcext:value-type="string">
            <text:p>NC_016148.1</text:p>
          </table:table-cell>
          <table:table-cell office:value-type="float" office:value="580340" calcext:value-type="float">
            <text:p>58034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rgistetes</text:p>
          </table:table-cell>
          <table:table-cell office:value-type="string" calcext:value-type="string">
            <text:p>Synergistia</text:p>
          </table:table-cell>
          <table:table-cell office:value-type="string" calcext:value-type="string">
            <text:p>Synergistales</text:p>
          </table:table-cell>
          <table:table-cell office:value-type="string" calcext:value-type="string">
            <text:p>Synergistaceae</text:p>
          </table:table-cell>
          <table:table-cell office:value-type="string" calcext:value-type="string">
            <text:p>Thermovirga</text:p>
          </table:table-cell>
          <table:table-cell office:value-type="string" calcext:value-type="string">
            <text:p>Thermovirga lienii</text:p>
          </table:table-cell>
        </table:table-row>
        <table:table-row table:style-name="ro1">
          <table:table-cell office:value-type="string" calcext:value-type="string">
            <text:p>NZ_AUAL01000001.1</text:p>
          </table:table-cell>
          <table:table-cell office:value-type="float" office:value="1278311" calcext:value-type="float">
            <text:p>12783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Acholeplasmatales</text:p>
          </table:table-cell>
          <table:table-cell office:value-type="string" calcext:value-type="string">
            <text:p>Acholeplasmataceae</text:p>
          </table:table-cell>
          <table:table-cell office:value-type="string" calcext:value-type="string">
            <text:p>Acholeplasma</text:p>
          </table:table-cell>
          <table:table-cell office:value-type="string" calcext:value-type="string">
            <text:p>Acholeplasma axanthum</text:p>
          </table:table-cell>
        </table:table-row>
        <table:table-row table:style-name="ro1">
          <table:table-cell office:value-type="string" calcext:value-type="string">
            <text:p>NZ_JAGV01000001.1</text:p>
          </table:table-cell>
          <table:table-cell office:value-type="float" office:value="1399795" calcext:value-type="float">
            <text:p>13997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Entomoplasmatales</text:p>
          </table:table-cell>
          <table:table-cell office:value-type="string" calcext:value-type="string">
            <text:p>Entomoplasmataceae</text:p>
          </table:table-cell>
          <table:table-cell office:value-type="string" calcext:value-type="string">
            <text:p>Entomoplasma</text:p>
          </table:table-cell>
          <table:table-cell office:value-type="string" calcext:value-type="string">
            <text:p>Entomoplasma somnilux</text:p>
          </table:table-cell>
        </table:table-row>
        <table:table-row table:style-name="ro1">
          <table:table-cell office:value-type="string" calcext:value-type="string">
            <text:p>NZ_CP023668.1</text:p>
          </table:table-cell>
          <table:table-cell office:value-type="float" office:value="81460" calcext:value-type="float">
            <text:p>8146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Entomoplasmatales</text:p>
          </table:table-cell>
          <table:table-cell office:value-type="string" calcext:value-type="string">
            <text:p>Entomoplasmataceae</text:p>
          </table:table-cell>
          <table:table-cell office:value-type="string" calcext:value-type="string">
            <text:p>Mesoplasma</text:p>
          </table:table-cell>
          <table:table-cell office:value-type="string" calcext:value-type="string">
            <text:p>Mesoplasma lactucae</text:p>
          </table:table-cell>
        </table:table-row>
        <table:table-row table:style-name="ro1">
          <table:table-cell office:value-type="string" calcext:value-type="string">
            <text:p>NC_022998.1</text:p>
          </table:table-cell>
          <table:table-cell office:value-type="float" office:value="1276258" calcext:value-type="float">
            <text:p>12762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Entomoplasmatales</text:p>
          </table:table-cell>
          <table:table-cell office:value-type="string" calcext:value-type="string">
            <text:p>Spiroplasmataceae</text:p>
          </table:table-cell>
          <table:table-cell office:value-type="string" calcext:value-type="string">
            <text:p>Spiroplasma</text:p>
          </table:table-cell>
          <table:table-cell office:value-type="string" calcext:value-type="string">
            <text:p>Spiroplasma apis</text:p>
          </table:table-cell>
        </table:table-row>
        <table:table-row table:style-name="ro1">
          <table:table-cell office:value-type="string" calcext:value-type="string">
            <text:p>NC_015946.1</text:p>
          </table:table-cell>
          <table:table-cell office:value-type="float" office:value="743965" calcext:value-type="float">
            <text:p>7439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Mycoplasmataceae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 putrefaciens</text:p>
          </table:table-cell>
        </table:table-row>
        <table:table-row table:style-name="ro1">
          <table:table-cell office:value-type="string" calcext:value-type="string">
            <text:p>NZ_JFDP01000001.1</text:p>
          </table:table-cell>
          <table:table-cell office:value-type="float" office:value="1188241" calcext:value-type="float">
            <text:p>11882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enericutes</text:p>
          </table:table-cell>
          <table:table-cell office:value-type="string" calcext:value-type="string">
            <text:p>Mollicutes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Mycoplasmataceae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Ureaplasma diversum</text:p>
          </table:table-cell>
        </table:table-row>
        <table:table-row table:style-name="ro1">
          <table:table-cell office:value-type="string" calcext:value-type="string">
            <text:p>NZ_AP014945.1</text:p>
          </table:table-cell>
          <table:table-cell office:value-type="float" office:value="1653476" calcext:value-type="float">
            <text:p>165347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desulfobacteria</text:p>
          </table:table-cell>
          <table:table-cell office:value-type="string" calcext:value-type="string">
            <text:p>Thermodesulfobacteriales</text:p>
          </table:table-cell>
          <table:table-cell office:value-type="string" calcext:value-type="string">
            <text:p>Thermodesulfobacteriaceae</text:p>
          </table:table-cell>
          <table:table-cell office:value-type="string" calcext:value-type="string">
            <text:p>Caldimicrobium</text:p>
          </table:table-cell>
          <table:table-cell office:value-type="string" calcext:value-type="string">
            <text:p>Caldimicrobium thiodismutans</text:p>
          </table:table-cell>
        </table:table-row>
        <table:table-row table:style-name="ro1">
          <table:table-cell office:value-type="string" calcext:value-type="string">
            <text:p>NC_015681.1</text:p>
          </table:table-cell>
          <table:table-cell office:value-type="float" office:value="667014" calcext:value-type="float">
            <text:p>66701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desulfobacteria</text:p>
          </table:table-cell>
          <table:table-cell office:value-type="string" calcext:value-type="string">
            <text:p>Thermodesulfobacteriales</text:p>
          </table:table-cell>
          <table:table-cell office:value-type="string" calcext:value-type="string">
            <text:p>Thermodesulfobacteriaceae</text:p>
          </table:table-cell>
          <table:table-cell office:value-type="string" calcext:value-type="string">
            <text:p>Thermodesulfatator</text:p>
          </table:table-cell>
          <table:table-cell office:value-type="string" calcext:value-type="string">
            <text:p>Thermodesulfatator indicus</text:p>
          </table:table-cell>
        </table:table-row>
        <table:table-row table:style-name="ro1">
          <table:table-cell office:value-type="string" calcext:value-type="string">
            <text:p>NZ_JQKW01000001.1</text:p>
          </table:table-cell>
          <table:table-cell office:value-type="float" office:value="161156" calcext:value-type="float">
            <text:p>16115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desulfobacteria</text:p>
          </table:table-cell>
          <table:table-cell office:value-type="string" calcext:value-type="string">
            <text:p>Thermodesulfobacteriales</text:p>
          </table:table-cell>
          <table:table-cell office:value-type="string" calcext:value-type="string">
            <text:p>Thermodesulfobacteriaceae</text:p>
          </table:table-cell>
          <table:table-cell office:value-type="string" calcext:value-type="string">
            <text:p>Thermodesulfobacterium</text:p>
          </table:table-cell>
          <table:table-cell office:value-type="string" calcext:value-type="string">
            <text:p>Thermodesulfobacterium hydrogeniphilum</text:p>
          </table:table-cell>
        </table:table-row>
        <table:table-row table:style-name="ro1">
          <table:table-cell office:value-type="string" calcext:value-type="string">
            <text:p>NZ_LWLG01000001.1</text:p>
          </table:table-cell>
          <table:table-cell office:value-type="float" office:value="999894" calcext:value-type="float">
            <text:p>99989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desulfobacteria</text:p>
          </table:table-cell>
          <table:table-cell office:value-type="string" calcext:value-type="string">
            <text:p>Thermodesulfobacteriales</text:p>
          </table:table-cell>
          <table:table-cell office:value-type="string" calcext:value-type="string">
            <text:p>Thermodesulfobacteriaceae</text:p>
          </table:table-cell>
          <table:table-cell office:value-type="string" calcext:value-type="string">
            <text:p>Thermosulfurimonas</text:p>
          </table:table-cell>
          <table:table-cell office:value-type="string" calcext:value-type="string">
            <text:p>Thermosulfurimonas dismutans</text:p>
          </table:table-cell>
        </table:table-row>
        <table:table-row table:style-name="ro1">
          <table:table-cell office:value-type="string" calcext:value-type="string">
            <text:p>NZ_CP011232.1</text:p>
          </table:table-cell>
          <table:table-cell office:value-type="float" office:value="1330330" calcext:value-type="float">
            <text:p>133033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Kosmotogales</text:p>
          </table:table-cell>
          <table:table-cell office:value-type="string" calcext:value-type="string">
            <text:p>Kosmotogaceae</text:p>
          </table:table-cell>
          <table:table-cell office:value-type="string" calcext:value-type="string">
            <text:p>Kosmotoga</text:p>
          </table:table-cell>
          <table:table-cell office:value-type="string" calcext:value-type="string">
            <text:p>Kosmotoga pacifica</text:p>
          </table:table-cell>
        </table:table-row>
        <table:table-row table:style-name="ro1">
          <table:table-cell office:value-type="string" calcext:value-type="string">
            <text:p>NC_017934.1</text:p>
          </table:table-cell>
          <table:table-cell office:value-type="float" office:value="660470" calcext:value-type="float">
            <text:p>6604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Kosmotogales</text:p>
          </table:table-cell>
          <table:table-cell office:value-type="string" calcext:value-type="string">
            <text:p>Kosmotogaceae</text:p>
          </table:table-cell>
          <table:table-cell office:value-type="string" calcext:value-type="string">
            <text:p>Mesotoga</text:p>
          </table:table-cell>
          <table:table-cell office:value-type="string" calcext:value-type="string">
            <text:p>Mesotoga prima</text:p>
          </table:table-cell>
        </table:table-row>
        <table:table-row table:style-name="ro1">
          <table:table-cell office:value-type="string" calcext:value-type="string">
            <text:p>NZ_JQJI01000001.1</text:p>
          </table:table-cell>
          <table:table-cell office:value-type="float" office:value="1150474" calcext:value-type="float">
            <text:p>1150474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Mesoaciditogales</text:p>
          </table:table-cell>
          <table:table-cell office:value-type="string" calcext:value-type="string">
            <text:p>Mesoaciditogaceae</text:p>
          </table:table-cell>
          <table:table-cell office:value-type="string" calcext:value-type="string">
            <text:p>Mesoaciditoga</text:p>
          </table:table-cell>
          <table:table-cell office:value-type="string" calcext:value-type="string">
            <text:p>Mesoaciditoga lauensis</text:p>
          </table:table-cell>
        </table:table-row>
        <table:table-row table:style-name="ro1">
          <table:table-cell office:value-type="string" calcext:value-type="string">
            <text:p>NZ_LN824141.1</text:p>
          </table:table-cell>
          <table:table-cell office:value-type="float" office:value="1006576" calcext:value-type="float">
            <text:p>100657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Petroto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fluviitoga</text:p>
          </table:table-cell>
          <table:table-cell office:value-type="string" calcext:value-type="string">
            <text:p>Defluviitoga tunisiensis</text:p>
          </table:table-cell>
        </table:table-row>
        <table:table-row table:style-name="ro1">
          <table:table-cell office:value-type="string" calcext:value-type="string">
            <text:p>NZ_FQUI01000086.1</text:p>
          </table:table-cell>
          <table:table-cell office:value-type="float" office:value="1122195" calcext:value-type="float">
            <text:p>112219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Petroto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itoga</text:p>
          </table:table-cell>
          <table:table-cell office:value-type="string" calcext:value-type="string">
            <text:p>Marinitoga hydrogenitolerans</text:p>
          </table:table-cell>
        </table:table-row>
        <table:table-row table:style-name="ro1">
          <table:table-cell office:value-type="string" calcext:value-type="string">
            <text:p>NC_010003.1</text:p>
          </table:table-cell>
          <table:table-cell office:value-type="float" office:value="403833" calcext:value-type="float">
            <text:p>40383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Petrotog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rotoga</text:p>
          </table:table-cell>
          <table:table-cell office:value-type="string" calcext:value-type="string">
            <text:p>Petrotoga mobilis</text:p>
          </table:table-cell>
        </table:table-row>
        <table:table-row table:style-name="ro1">
          <table:table-cell office:value-type="string" calcext:value-type="string">
            <text:p>NC_017095.1</text:p>
          </table:table-cell>
          <table:table-cell office:value-type="float" office:value="771875" calcext:value-type="float">
            <text:p>771875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Thermotogales</text:p>
          </table:table-cell>
          <table:table-cell office:value-type="string" calcext:value-type="string">
            <text:p>Fervidobacteriaceae</text:p>
          </table:table-cell>
          <table:table-cell office:value-type="string" calcext:value-type="string">
            <text:p>Fervidobacterium</text:p>
          </table:table-cell>
          <table:table-cell office:value-type="string" calcext:value-type="string">
            <text:p>Fervidobacterium pennivorans</text:p>
          </table:table-cell>
        </table:table-row>
        <table:table-row table:style-name="ro1">
          <table:table-cell office:value-type="string" calcext:value-type="string">
            <text:p>NZ_FQXN01000001.1</text:p>
          </table:table-cell>
          <table:table-cell office:value-type="float" office:value="1123380" calcext:value-type="float">
            <text:p>112338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Thermotogales</text:p>
          </table:table-cell>
          <table:table-cell office:value-type="string" calcext:value-type="string">
            <text:p>Fervidobacteriaceae</text:p>
          </table:table-cell>
          <table:table-cell office:value-type="string" calcext:value-type="string">
            <text:p>Thermosipho</text:p>
          </table:table-cell>
          <table:table-cell office:value-type="string" calcext:value-type="string">
            <text:p>Thermosipho atlanticus</text:p>
          </table:table-cell>
        </table:table-row>
        <table:table-row table:style-name="ro1">
          <table:table-cell office:value-type="string" calcext:value-type="string">
            <text:p>NC_015707.1</text:p>
          </table:table-cell>
          <table:table-cell office:value-type="float" office:value="688269" calcext:value-type="float">
            <text:p>688269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Thermotogales</text:p>
          </table:table-cell>
          <table:table-cell office:value-type="string" calcext:value-type="string">
            <text:p>Thermotogaceae</text:p>
          </table:table-cell>
          <table:table-cell office:value-type="string" calcext:value-type="string">
            <text:p>Pseudothermotoga</text:p>
          </table:table-cell>
          <table:table-cell office:value-type="string" calcext:value-type="string">
            <text:p>Pseudothermotoga thermarum</text:p>
          </table:table-cell>
        </table:table-row>
        <table:table-row table:style-name="ro1">
          <table:table-cell office:value-type="string" calcext:value-type="string">
            <text:p>NZ_AP014510.1</text:p>
          </table:table-cell>
          <table:table-cell office:value-type="float" office:value="1408160" calcext:value-type="float">
            <text:p>140816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Thermotogae</text:p>
          </table:table-cell>
          <table:table-cell office:value-type="string" calcext:value-type="string">
            <text:p>Thermotogales</text:p>
          </table:table-cell>
          <table:table-cell office:value-type="string" calcext:value-type="string">
            <text:p>Thermotogaceae</text:p>
          </table:table-cell>
          <table:table-cell office:value-type="string" calcext:value-type="string">
            <text:p>Thermotoga</text:p>
          </table:table-cell>
          <table:table-cell office:value-type="string" calcext:value-type="string">
            <text:p>Thermotoga profunda</text:p>
          </table:table-cell>
        </table:table-row>
        <table:table-row table:style-name="ro1">
          <table:table-cell office:value-type="string" calcext:value-type="string">
            <text:p>NZ_CAHT01000109.1</text:p>
          </table:table-cell>
          <table:table-cell office:value-type="float" office:value="1156937" calcext:value-type="float">
            <text:p>11569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Methylacidiphilae</text:p>
          </table:table-cell>
          <table:table-cell office:value-type="string" calcext:value-type="string">
            <text:p>Methylacidiphilales</text:p>
          </table:table-cell>
          <table:table-cell office:value-type="string" calcext:value-type="string">
            <text:p>Methylacidiphilaceae</text:p>
          </table:table-cell>
          <table:table-cell office:value-type="string" calcext:value-type="string">
            <text:p>Methylacidiphilum</text:p>
          </table:table-cell>
          <table:table-cell office:value-type="string" calcext:value-type="string">
            <text:p>Methylacidiphilum fumariolicum</text:p>
          </table:table-cell>
        </table:table-row>
        <table:table-row table:style-name="ro1">
          <table:table-cell office:value-type="string" calcext:value-type="string">
            <text:p>NZ_LSZQ01000001.1</text:p>
          </table:table-cell>
          <table:table-cell office:value-type="float" office:value="1548207" calcext:value-type="float">
            <text:p>15482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Opitut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Cephaloticoccus</text:p>
          </table:table-cell>
          <table:table-cell office:value-type="string" calcext:value-type="string">
            <text:p>Cephaloticoccus primus</text:p>
          </table:table-cell>
        </table:table-row>
        <table:table-row table:style-name="ro1">
          <table:table-cell office:value-type="string" calcext:value-type="string">
            <text:p>NZ_ABEA03000225.1</text:p>
          </table:table-cell>
          <table:table-cell office:value-type="float" office:value="278957" calcext:value-type="float">
            <text:p>2789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Opitut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Didymococcus</text:p>
          </table:table-cell>
          <table:table-cell office:value-type="string" calcext:value-type="string">
            <text:p>Didymococcus colitermitum</text:p>
          </table:table-cell>
        </table:table-row>
        <table:table-row table:style-name="ro1">
          <table:table-cell office:value-type="string" calcext:value-type="string">
            <text:p>NZ_CP016094.1</text:p>
          </table:table-cell>
          <table:table-cell office:value-type="float" office:value="1838286" calcext:value-type="float">
            <text:p>18382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Opitut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Lacunisphaera</text:p>
          </table:table-cell>
          <table:table-cell office:value-type="string" calcext:value-type="string">
            <text:p>Lacunisphaera limnophila</text:p>
          </table:table-cell>
        </table:table-row>
        <table:table-row table:style-name="ro1">
          <table:table-cell office:value-type="string" calcext:value-type="string">
            <text:p>NZ_LT629735.1</text:p>
          </table:table-cell>
          <table:table-cell office:value-type="float" office:value="1882749" calcext:value-type="float">
            <text:p>188274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Opitut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Opitutus</text:p>
          </table:table-cell>
          <table:table-cell office:value-type="string" calcext:value-type="string">
            <text:p>Opitutus sp. GAS368</text:p>
          </table:table-cell>
        </table:table-row>
        <table:table-row table:style-name="ro1">
          <table:table-cell office:value-type="string" calcext:value-type="string">
            <text:p>NC_014008.1</text:p>
          </table:table-cell>
          <table:table-cell office:value-type="float" office:value="583355" calcext:value-type="float">
            <text:p>5833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Opitutae</text:p>
          </table:table-cell>
          <table:table-cell office:value-type="string" calcext:value-type="string">
            <text:p>Puniceicoccales</text:p>
          </table:table-cell>
          <table:table-cell office:value-type="string" calcext:value-type="string">
            <text:p>Puniceicoccaceae</text:p>
          </table:table-cell>
          <table:table-cell office:value-type="string" calcext:value-type="string">
            <text:p>Coraliomargarita</text:p>
          </table:table-cell>
          <table:table-cell office:value-type="string" calcext:value-type="string">
            <text:p>Coraliomargarita akajimensis</text:p>
          </table:table-cell>
        </table:table-row>
        <table:table-row table:style-name="ro1">
          <table:table-cell office:value-type="string" calcext:value-type="string">
            <text:p>NZ_ABVL01000062.1</text:p>
          </table:table-cell>
          <table:table-cell office:value-type="float" office:value="497964" calcext:value-type="float">
            <text:p>4979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Spartobacteria</text:p>
          </table:table-cell>
          <table:table-cell office:value-type="string" calcext:value-type="string">
            <text:p>Chthoniobacterales</text:p>
          </table:table-cell>
          <table:table-cell office:value-type="string" calcext:value-type="string">
            <text:p>Chthoniobacteraceae</text:p>
          </table:table-cell>
          <table:table-cell office:value-type="string" calcext:value-type="string">
            <text:p>Chthoniobacter</text:p>
          </table:table-cell>
          <table:table-cell office:value-type="string" calcext:value-type="string">
            <text:p>Chthoniobacter flavus</text:p>
          </table:table-cell>
        </table:table-row>
        <table:table-row table:style-name="ro1">
          <table:table-cell office:value-type="string" calcext:value-type="string">
            <text:p>NZ_BDCO01000001.1</text:p>
          </table:table-cell>
          <table:table-cell office:value-type="float" office:value="690879" calcext:value-type="float">
            <text:p>6908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Spartobacter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rimicrobium</text:p>
          </table:table-cell>
          <table:table-cell office:value-type="string" calcext:value-type="string">
            <text:p>Terrimicrobium sacchariphilum</text:p>
          </table:table-cell>
        </table:table-row>
        <table:table-row table:style-name="ro1">
          <table:table-cell office:value-type="string" calcext:value-type="string">
            <text:p>NZ_LT629973.1</text:p>
          </table:table-cell>
          <table:table-cell office:value-type="float" office:value="1679444" calcext:value-type="float">
            <text:p>16794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Akkermansia glycaniphila</text:p>
          </table:table-cell>
        </table:table-row>
        <table:table-row table:style-name="ro1">
          <table:table-cell office:value-type="string" calcext:value-type="string">
            <text:p>NZ_KB899247.1</text:p>
          </table:table-cell>
          <table:table-cell office:value-type="float" office:value="1123070" calcext:value-type="float">
            <text:p>112307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Rubritaleaceae</text:p>
          </table:table-cell>
          <table:table-cell office:value-type="string" calcext:value-type="string">
            <text:p>Rubritalea</text:p>
          </table:table-cell>
          <table:table-cell office:value-type="string" calcext:value-type="string">
            <text:p>Rubritalea marina</text:p>
          </table:table-cell>
        </table:table-row>
        <table:table-row table:style-name="ro1">
          <table:table-cell office:value-type="string" calcext:value-type="string">
            <text:p>NZ_ABOX02000102.1</text:p>
          </table:table-cell>
          <table:table-cell office:value-type="float" office:value="320771" calcext:value-type="float">
            <text:p>3207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 subdivision 3</text:p>
          </table:table-cell>
          <table:table-cell office:value-type="string" calcext:value-type="string">
            <text:p>Pedosphaera</text:p>
          </table:table-cell>
          <table:table-cell office:value-type="string" calcext:value-type="string">
            <text:p>Pedosphaera parvula</text:p>
          </table:table-cell>
        </table:table-row>
        <table:table-row table:style-name="ro1">
          <table:table-cell office:value-type="string" calcext:value-type="string">
            <text:p>NZ_BATP01000066.1</text:p>
          </table:table-cell>
          <table:table-cell office:value-type="float" office:value="1396141" calcext:value-type="float">
            <text:p>13961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ceae</text:p>
          </table:table-cell>
          <table:table-cell office:value-type="string" calcext:value-type="string">
            <text:p>Haloferula</text:p>
          </table:table-cell>
          <table:table-cell/>
        </table:table-row>
        <table:table-row table:style-name="ro1">
          <table:table-cell office:value-type="string" calcext:value-type="string">
            <text:p>NZ_FUYE01000055.1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ceae</text:p>
          </table:table-cell>
          <table:table-cell office:value-type="string" calcext:value-type="string">
            <text:p>Prosthecobacter</text:p>
          </table:table-cell>
          <table:table-cell office:value-type="string" calcext:value-type="string">
            <text:p>Prosthecobacter debontii</text:p>
          </table:table-cell>
        </table:table-row>
        <table:table-row table:style-name="ro1">
          <table:table-cell office:value-type="string" calcext:value-type="string">
            <text:p>NZ_BATQ01000200.1</text:p>
          </table:table-cell>
          <table:table-cell office:value-type="float" office:value="1396418" calcext:value-type="float">
            <text:p>13964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ceae</text:p>
          </table:table-cell>
          <table:table-cell office:value-type="string" calcext:value-type="string">
            <text:p>Verrucomicrobium</text:p>
          </table:table-cell>
          <table:table-cell/>
        </table:table-row>
      </table:table>
      <table:named-expressions/>
      <table:database-ranges>
        <table:database-range table:name="__Anonymous_Sheet_DB__0" table:target-range-address="table_for_genus_spec_subset_latex.A1:table_for_genus_spec_subset_latex.I191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5:43:14.804649523</dc:date>
    <meta:editing-duration>PT4M35S</meta:editing-duration>
    <meta:editing-cycles>1</meta:editing-cycles>
    <meta:document-statistic meta:table-count="1" meta:cell-count="17009" meta:object-count="0"/>
    <meta:generator>LibreOffice/5.4.5.1$Linux_X86_64 LibreOffice_project/40m0$Build-1</meta:generator>
  </office:meta>
</office:document-meta>
</file>